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ï">
        <style:list-level-properties text:space-before="3.2104in" text:min-label-width="0.1854in" text:list-level-position-and-space-mode="label-alignment">
          <style:list-level-label-alignment text:label-followed-by="listtab" fo:margin-left="3.3958in" fo:text-indent="-0.1854in"/>
        </style:list-level-properties>
        <style:text-properties style:font-name="Georgia"/>
      </text:list-level-style-bullet>
      <text:list-level-style-bullet text:level="2" text:bullet-char="ï">
        <style:list-level-properties text:space-before="3.6215in" text:min-label-width="0.1854in" text:list-level-position-and-space-mode="label-alignment">
          <style:list-level-label-alignment text:label-followed-by="listtab" fo:margin-left="3.8069in" fo:text-indent="-0.1854in"/>
        </style:list-level-properties>
      </text:list-level-style-bullet>
      <text:list-level-style-bullet text:level="3" text:bullet-char="ï">
        <style:list-level-properties text:space-before="4.0256in" text:min-label-width="0.1854in" text:list-level-position-and-space-mode="label-alignment">
          <style:list-level-label-alignment text:label-followed-by="listtab" fo:margin-left="4.2111in" fo:text-indent="-0.1854in"/>
        </style:list-level-properties>
      </text:list-level-style-bullet>
      <text:list-level-style-bullet text:level="4" text:bullet-char="ï">
        <style:list-level-properties text:space-before="4.4298in" text:min-label-width="0.1854in" text:list-level-position-and-space-mode="label-alignment">
          <style:list-level-label-alignment text:label-followed-by="listtab" fo:margin-left="4.6152in" fo:text-indent="-0.1854in"/>
        </style:list-level-properties>
      </text:list-level-style-bullet>
      <text:list-level-style-bullet text:level="5" text:bullet-char="ï">
        <style:list-level-properties text:space-before="4.834in" text:min-label-width="0.1854in" text:list-level-position-and-space-mode="label-alignment">
          <style:list-level-label-alignment text:label-followed-by="listtab" fo:margin-left="5.0194in" fo:text-indent="-0.1854in"/>
        </style:list-level-properties>
      </text:list-level-style-bullet>
      <text:list-level-style-bullet text:level="6" text:bullet-char="ï">
        <style:list-level-properties text:space-before="5.2381in" text:min-label-width="0.1854in" text:list-level-position-and-space-mode="label-alignment">
          <style:list-level-label-alignment text:label-followed-by="listtab" fo:margin-left="5.4236in" fo:text-indent="-0.1854in"/>
        </style:list-level-properties>
      </text:list-level-style-bullet>
      <text:list-level-style-bullet text:level="7" text:bullet-char="ï">
        <style:list-level-properties text:space-before="5.6423in" text:min-label-width="0.1854in" text:list-level-position-and-space-mode="label-alignment">
          <style:list-level-label-alignment text:label-followed-by="listtab" fo:margin-left="5.8277in" fo:text-indent="-0.1854in"/>
        </style:list-level-properties>
      </text:list-level-style-bullet>
      <text:list-level-style-bullet text:level="8" text:bullet-char="ï">
        <style:list-level-properties text:space-before="6.0465in" text:min-label-width="0.1854in" text:list-level-position-and-space-mode="label-alignment">
          <style:list-level-label-alignment text:label-followed-by="listtab" fo:margin-left="6.2319in" fo:text-indent="-0.1854in"/>
        </style:list-level-properties>
      </text:list-level-style-bullet>
      <text:list-level-style-bullet text:level="9" text:bullet-char="ï">
        <style:list-level-properties text:space-before="6.4506in" text:min-label-width="0.1854in" text:list-level-position-and-space-mode="label-alignment">
          <style:list-level-label-alignment text:label-followed-by="listtab" fo:margin-left="6.6361in" fo:text-indent="-0.1854in"/>
        </style:list-level-properties>
      </text:list-level-style-bullet>
    </text:list-style>
    <style:style style:name="TableColumn2" style:family="table-column">
      <style:table-column-properties style:column-width="0.5in" style:use-optimal-column-width="false"/>
    </style:style>
    <style:style style:name="TableColumn3" style:family="table-column">
      <style:table-column-properties style:column-width="0.4375in" style:use-optimal-column-width="false"/>
    </style:style>
    <style:style style:name="TableColumn4" style:family="table-column">
      <style:table-column-properties style:column-width="1.6055in" style:use-optimal-column-width="false"/>
    </style:style>
    <style:style style:name="TableColumn5" style:family="table-column">
      <style:table-column-properties style:column-width="0.2937in" style:use-optimal-column-width="false"/>
    </style:style>
    <style:style style:name="TableColumn6" style:family="table-column">
      <style:table-column-properties style:column-width="4.5881in" style:use-optimal-column-width="false"/>
    </style:style>
    <style:style style:name="Table1" style:family="table" style:master-page-name="MP0">
      <style:table-properties style:width="7.425in" fo:margin-left="-0.5in" table:align="left"/>
    </style:style>
    <style:style style:name="TableRow7" style:family="table-row">
      <style:table-row-properties style:min-row-height="1.4666in" style:use-optimal-row-height="false"/>
    </style:style>
    <style:style style:name="TableCell8" style:family="table-cell">
      <style:table-cell-properties fo:border="none" style:writing-mode="lr-tb" fo:padding-top="0in" fo:padding-left="0.0798in" fo:padding-bottom="0in" fo:padding-right="0.0798in"/>
    </style:style>
    <style:style style:name="P9" style:parent-style-name="BodyText" style:family="paragraph">
      <style:paragraph-properties style:punctuation-wrap="simple" fo:margin-left="-0.0833in">
        <style:tab-stops/>
      </style:paragraph-properties>
    </style:style>
    <style:style style:name="T10" style:parent-style-name="DefaultParagraphFont" style:family="text">
      <style:text-properties fo:font-size="16pt" style:font-size-asian="16pt" fo:language="bg" fo:country="BG"/>
    </style:style>
    <style:style style:name="T11" style:parent-style-name="DefaultParagraphFont" style:family="text">
      <style:text-properties style:font-name="Segoe UI Emoji" style:font-name-asian="Segoe UI Emoji" style:font-name-complex="Segoe UI Emoji" fo:font-size="16pt" style:font-size-asian="16pt" fo:language="bg" fo:country="BG"/>
    </style:style>
    <style:style style:name="T12" style:parent-style-name="DefaultParagraphFont" style:family="text">
      <style:text-properties fo:font-size="16pt" style:font-size-asian="16pt" fo:language="bg" fo:country="BG"/>
    </style:style>
    <style:style style:name="TableCell13" style:family="table-cell">
      <style:table-cell-properties fo:border="none" style:writing-mode="lr-tb" fo:padding-top="0in" fo:padding-left="0.0798in" fo:padding-bottom="0in" fo:padding-right="0.0798in"/>
    </style:style>
    <style:style style:name="P14" style:parent-style-name="BodyText" style:family="paragraph">
      <style:paragraph-properties style:punctuation-wrap="simple"/>
      <style:text-properties style:font-name="Times New Roman" fo:color="#0072C7"/>
    </style:style>
    <style:style style:name="TableCell15" style:family="table-cell">
      <style:table-cell-properties fo:border="none" style:writing-mode="lr-tb" fo:padding-top="0in" fo:padding-left="0.0798in" fo:padding-bottom="0in" fo:padding-right="0.0798in"/>
    </style:style>
    <style:style style:name="T16" style:parent-style-name="DefaultParagraphFont" style:family="text">
      <style:text-properties fo:language="bg" fo:country="BG"/>
    </style:style>
    <style:style style:name="T17" style:parent-style-name="DefaultParagraphFont" style:family="text">
      <style:text-properties fo:language="bg" fo:country="BG"/>
    </style:style>
    <style:style style:name="TableRow18" style:family="table-row">
      <style:table-row-properties style:min-row-height="1.1034in" style:use-optimal-row-height="false"/>
    </style:style>
    <style:style style:name="P19" style:parent-style-name="BodyText" style:family="paragraph">
      <style:paragraph-properties style:punctuation-wrap="simple"/>
      <style:text-properties style:font-name="Times New Roman"/>
    </style:style>
    <style:style style:name="P20" style:parent-style-name="BodyText" style:family="paragraph">
      <style:paragraph-properties style:punctuation-wrap="simple"/>
      <style:text-properties style:font-name="Times New Roman"/>
    </style:style>
    <style:style style:name="TableCell21" style:family="table-cell">
      <style:table-cell-properties fo:border="none" style:writing-mode="lr-tb" style:vertical-align="bottom" fo:padding-top="0in" fo:padding-left="0.0798in" fo:padding-bottom="0in" fo:padding-right="0.0798in"/>
    </style:style>
    <style:style style:name="T22" style:parent-style-name="DefaultParagraphFont" style:family="text">
      <style:text-properties style:font-name="Calibri" style:font-name-complex="Calibri" fo:color="#0072C7" fo:language="bg" fo:country="BG"/>
    </style:style>
    <style:style style:name="P23" style:parent-style-name="Dates" style:family="paragraph">
      <style:text-properties style:font-name="Calibri" style:font-name-complex="Calibri" fo:language="bg" fo:country="BG"/>
    </style:style>
    <style:style style:name="P24" style:parent-style-name="Experience" style:family="paragraph">
      <style:text-properties style:font-name="Calibri" style:font-name-complex="Calibri" fo:language="bg" fo:country="BG"/>
    </style:style>
    <style:style style:name="P25" style:parent-style-name="Dates" style:family="paragraph">
      <style:text-properties style:font-name="Calibri" style:font-name-complex="Calibri" fo:language="bg" fo:country="BG"/>
    </style:style>
    <style:style style:name="P26" style:parent-style-name="Experience" style:family="paragraph">
      <style:text-properties style:font-name="Calibri" style:font-name-complex="Calibri" fo:language="bg" fo:country="BG"/>
    </style:style>
    <style:style style:name="P27" style:parent-style-name="Experience" style:family="paragraph">
      <style:text-properties style:font-name="Calibri" style:font-name-complex="Calibri" fo:language="bg" fo:country="BG"/>
    </style:style>
    <style:style style:name="T28" style:parent-style-name="DefaultParagraphFont" style:family="text">
      <style:text-properties style:font-name="Calibri" style:font-name-complex="Calibri" fo:color="#0072C7" fo:language="bg" fo:country="BG"/>
    </style:style>
    <style:style style:name="T29" style:parent-style-name="DefaultParagraphFont" style:family="text">
      <style:text-properties fo:language="bg" fo:country="BG"/>
    </style:style>
    <style:style style:name="T30" style:parent-style-name="DefaultParagraphFont" style:family="text">
      <style:text-properties fo:language="bg" fo:country="BG"/>
    </style:style>
    <style:style style:name="T31" style:parent-style-name="DefaultParagraphFont" style:family="text">
      <style:text-properties fo:language="bg" fo:country="BG"/>
    </style:style>
    <style:style style:name="T32" style:parent-style-name="DefaultParagraphFont" style:family="text">
      <style:text-properties fo:language="bg" fo:country="BG"/>
    </style:style>
    <style:style style:name="T33" style:parent-style-name="DefaultParagraphFont" style:family="text">
      <style:text-properties fo:language="bg" fo:country="BG"/>
    </style:style>
    <style:style style:name="T34" style:parent-style-name="DefaultParagraphFont" style:family="text">
      <style:text-properties fo:language="ru" fo:country="RU"/>
    </style:style>
    <style:style style:name="T35" style:parent-style-name="DefaultParagraphFont" style:family="text">
      <style:text-properties fo:language="ru" fo:country="RU"/>
    </style:style>
    <style:style style:name="T36" style:parent-style-name="DefaultParagraphFont" style:family="text">
      <style:text-properties fo:language="bg" fo:country="BG"/>
    </style:style>
    <style:style style:name="P37" style:parent-style-name="ListBullet" style:family="paragraph">
      <style:text-properties style:font-name="Calibri" style:font-name-complex="Calibri" fo:language="ru" fo:country="RU"/>
    </style:style>
    <style:style style:name="T38" style:parent-style-name="DefaultParagraphFont" style:family="text">
      <style:text-properties fo:language="bg" fo:country="BG"/>
    </style:style>
    <style:style style:name="T39" style:parent-style-name="DefaultParagraphFont" style:family="text">
      <style:text-properties fo:language="bg" fo:country="BG"/>
    </style:style>
    <style:style style:name="T40" style:parent-style-name="DefaultParagraphFont" style:family="text">
      <style:text-properties fo:language="ru" fo:country="RU"/>
    </style:style>
    <style:style style:name="T41" style:parent-style-name="DefaultParagraphFont" style:family="text">
      <style:text-properties fo:language="ru" fo:country="RU"/>
    </style:style>
    <style:style style:name="T42" style:parent-style-name="DefaultParagraphFont" style:family="text">
      <style:text-properties fo:language="bg" fo:country="BG"/>
    </style:style>
    <style:style style:name="P43" style:parent-style-name="ListBullet" style:family="paragraph">
      <style:text-properties style:font-name="Calibri" style:font-name-complex="Calibri" fo:language="ru" fo:country="RU"/>
    </style:style>
    <style:style style:name="T44" style:parent-style-name="DefaultParagraphFont" style:family="text">
      <style:text-properties style:font-name="Calibri" style:font-name-complex="Calibri" fo:color="#0072C7" fo:language="bg" fo:country="BG"/>
    </style:style>
    <style:style style:name="T45" style:parent-style-name="DefaultParagraphFont" style:family="text">
      <style:text-properties style:font-name="Calibri" style:font-name-complex="Calibri" fo:language="bg" fo:country="BG"/>
    </style:style>
    <style:style style:name="T46" style:parent-style-name="DefaultParagraphFont" style:family="text">
      <style:text-properties style:font-name="Calibri" style:font-name-complex="Calibri" fo:language="bg" fo:country="BG"/>
    </style:style>
    <style:style style:name="T47" style:parent-style-name="DefaultParagraphFont" style:family="text">
      <style:text-properties style:font-name="Calibri" style:font-name-complex="Calibri" fo:language="bg" fo:country="BG"/>
    </style:style>
    <style:style style:name="T48" style:parent-style-name="DefaultParagraphFont" style:family="text">
      <style:text-properties style:font-name="Calibri" style:font-name-complex="Calibri" fo:language="bg" fo:country="BG"/>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fo:language="ru" fo:country="RU"/>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fo:language="ru" fo:country="RU"/>
    </style:style>
    <style:style style:name="T53" style:parent-style-name="DefaultParagraphFont" style:family="text">
      <style:text-properties style:font-name="Calibri" style:font-name-complex="Calibri"/>
    </style:style>
    <style:style style:name="T54" style:parent-style-name="DefaultParagraphFont" style:family="text">
      <style:text-properties style:font-name="Calibri" style:font-name-complex="Calibri" fo:language="ru" fo:country="RU"/>
    </style:style>
    <style:style style:name="T55" style:parent-style-name="DefaultParagraphFont" style:family="text">
      <style:text-properties style:font-name="Calibri" style:font-name-complex="Calibri" fo:language="bg" fo:country="BG"/>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fo:language="ru" fo:country="RU"/>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fo:language="ru" fo:country="RU"/>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fo:language="ru" fo:country="RU"/>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fo:language="ru" fo:country="RU"/>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fo:language="ru" fo:country="RU"/>
    </style:style>
    <style:style style:name="T66" style:parent-style-name="DefaultParagraphFont" style:family="text">
      <style:text-properties style:font-name="Calibri" style:font-name-complex="Calibri" fo:language="bg" fo:country="BG"/>
    </style:style>
    <style:style style:name="T67" style:parent-style-name="DefaultParagraphFont" style:family="text">
      <style:text-properties style:font-name="Calibri" style:font-name-complex="Calibri"/>
    </style:style>
    <style:style style:name="T68" style:parent-style-name="DefaultParagraphFont" style:family="text">
      <style:text-properties style:font-name="Calibri" style:font-name-complex="Calibri" fo:language="ru" fo:country="RU"/>
    </style:style>
    <style:style style:name="T69" style:parent-style-name="DefaultParagraphFont" style:family="text">
      <style:text-properties style:font-name="Calibri" style:font-name-complex="Calibri" fo:language="ru" fo:country="RU"/>
    </style:style>
    <style:style style:name="T70" style:parent-style-name="DefaultParagraphFont" style:family="text">
      <style:text-properties style:font-name="Calibri" style:font-name-complex="Calibri" fo:color="#0072C7" fo:language="bg" fo:country="BG"/>
    </style:style>
    <style:style style:name="P71" style:parent-style-name="Normal" style:family="paragraph">
      <style:text-properties style:font-name="Calibri" style:font-name-complex="Calibri" fo:language="bg" fo:country="BG"/>
    </style:style>
    <style:style style:name="T72" style:parent-style-name="DefaultParagraphFont" style:family="text">
      <style:text-properties style:font-name="Calibri" style:font-name-complex="Calibri" fo:color="#0072C7" fo:language="bg" fo:country="BG"/>
    </style:style>
    <style:style style:name="P73" style:parent-style-name="Normal" style:family="paragraph">
      <style:text-properties style:font-name="Calibri" style:font-name-complex="Calibri" fo:language="bg" fo:country="BG"/>
    </style:style>
    <style:style style:name="P74" style:parent-style-name="Normal" style:family="paragraph">
      <style:text-properties style:font-name="Calibri" style:font-name-complex="Calibri" fo:language="bg" fo:country="BG"/>
    </style:style>
    <style:style style:name="T75" style:parent-style-name="DefaultParagraphFont" style:family="text">
      <style:text-properties style:font-name="Calibri" style:font-name-complex="Calibri" fo:color="#0072C7" fo:language="bg" fo:country="BG"/>
    </style:style>
    <style:style style:name="T76" style:parent-style-name="DefaultParagraphFont" style:family="text">
      <style:text-properties style:font-name="Calibri" style:font-name-complex="Calibri" fo:language="bg" fo:country="BG"/>
    </style:style>
    <style:style style:name="TableRow77" style:family="table-row">
      <style:table-row-properties style:min-row-height="0.8083in" style:use-optimal-row-height="false"/>
    </style:style>
    <style:style style:name="TableCell78" style:family="table-cell">
      <style:table-cell-properties fo:border="none" style:writing-mode="lr-tb" fo:padding-top="0in" fo:padding-left="0.0798in" fo:padding-bottom="0in" fo:padding-right="0.0798in"/>
    </style:style>
    <style:style style:name="P79" style:parent-style-name="BodyText" style:family="paragraph">
      <style:paragraph-properties style:punctuation-wrap="simple"/>
      <style:text-properties style:font-name="Calibri" style:font-name-complex="Calibri" fo:color="#0072C7" fo:language="ru" fo:country="RU"/>
    </style:style>
    <style:style style:name="TableCell80" style:family="table-cell">
      <style:table-cell-properties fo:border="none" style:writing-mode="lr-tb" fo:padding-top="0in" fo:padding-left="0.0798in" fo:padding-bottom="0in" fo:padding-right="0.0798in"/>
    </style:style>
    <style:style style:name="P81" style:parent-style-name="BodyText" style:family="paragraph">
      <style:paragraph-properties style:punctuation-wrap="simple"/>
      <style:text-properties style:font-name="Calibri" style:font-name-complex="Calibri" fo:color="#0072C7" fo:language="ru" fo:country="RU"/>
    </style:style>
    <style:style style:name="P82" style:parent-style-name="BodyText" style:family="paragraph">
      <style:paragraph-properties style:punctuation-wrap="simple"/>
      <style:text-properties style:font-name="Times New Roman" fo:language="ru" fo:country="RU"/>
    </style:style>
    <style:style style:name="P83" style:parent-style-name="Normal" style:family="paragraph">
      <style:text-properties fo:language="ru" fo:country="RU"/>
    </style:style>
    <style:style style:name="TableRow84" style:family="table-row">
      <style:table-row-properties style:min-row-height="0.377in" style:use-optimal-row-height="false"/>
    </style:style>
    <style:style style:name="TableCell85" style:family="table-cell">
      <style:table-cell-properties fo:border="none" style:writing-mode="lr-tb" fo:padding-top="0in" fo:padding-left="0.0798in" fo:padding-bottom="0in" fo:padding-right="0.0798in"/>
    </style:style>
    <style:style style:name="P86" style:parent-style-name="Information" style:family="paragraph">
      <style:paragraph-properties fo:text-align="center"/>
      <style:text-properties fo:language="ru" fo:country="RU"/>
    </style:style>
    <style:style style:name="TableCell87" style:family="table-cell">
      <style:table-cell-properties fo:border="none" style:writing-mode="lr-tb" style:vertical-align="middle" fo:padding-top="0in" fo:padding-left="0in" fo:padding-bottom="0in" fo:padding-right="0in"/>
    </style:style>
    <style:style style:name="P88" style:parent-style-name="Information" style:family="paragraph">
      <style:paragraph-properties fo:text-align="center"/>
    </style:style>
    <style:style style:name="TableCell89" style:family="table-cell">
      <style:table-cell-properties fo:border="none" style:writing-mode="lr-tb" style:vertical-align="middle" fo:padding-top="0in" fo:padding-left="0.0798in" fo:padding-bottom="0in" fo:padding-right="0.0798in"/>
    </style:style>
    <style:style style:name="P90" style:parent-style-name="Information" style:family="paragraph">
      <style:text-properties fo:language="bg" fo:country="BG"/>
    </style:style>
    <style:style style:name="P91" style:parent-style-name="BodyText" style:family="paragraph">
      <style:paragraph-properties style:punctuation-wrap="simple"/>
      <style:text-properties style:font-name="Times New Roman"/>
    </style:style>
    <style:style style:name="TableRow92" style:family="table-row">
      <style:table-row-properties style:min-row-height="0.127in" style:use-optimal-row-height="false"/>
    </style:style>
    <style:style style:name="TableCell93" style:family="table-cell">
      <style:table-cell-properties fo:border="none" style:writing-mode="lr-tb" fo:padding-top="0in" fo:padding-left="0.0798in" fo:padding-bottom="0in" fo:padding-right="0.0798in"/>
    </style:style>
    <style:style style:name="P94" style:parent-style-name="NoSpacing" style:family="paragraph">
      <style:text-properties style:font-name="Calibri" style:font-name-complex="Calibri" fo:color="#666666"/>
    </style:style>
    <style:style style:name="TableCell95" style:family="table-cell">
      <style:table-cell-properties fo:border="none" style:writing-mode="lr-tb" style:vertical-align="middle" fo:padding-top="0in" fo:padding-left="0.0798in" fo:padding-bottom="0in" fo:padding-right="0.0798in"/>
    </style:style>
    <style:style style:name="P96" style:parent-style-name="NoSpacing" style:family="paragraph">
      <style:text-properties style:font-name="Calibri" style:font-name-complex="Calibri" fo:color="#666666"/>
    </style:style>
    <style:style style:name="P97" style:parent-style-name="BodyText" style:family="paragraph">
      <style:paragraph-properties style:punctuation-wrap="simple"/>
      <style:text-properties style:font-name="Times New Roman"/>
    </style:style>
    <style:style style:name="TableRow98" style:family="table-row">
      <style:table-row-properties style:min-row-height="0.4333in" style:use-optimal-row-height="false"/>
    </style:style>
    <style:style style:name="TableCell99" style:family="table-cell">
      <style:table-cell-properties fo:border="none" style:writing-mode="lr-tb" fo:padding-top="0in" fo:padding-left="0.0798in" fo:padding-bottom="0in" fo:padding-right="0.0798in"/>
    </style:style>
    <style:style style:name="P100" style:parent-style-name="Information" style:family="paragraph">
      <style:paragraph-properties fo:text-align="center"/>
    </style:style>
    <style:style style:name="TableCell101" style:family="table-cell">
      <style:table-cell-properties fo:border="none" style:writing-mode="lr-tb" style:vertical-align="middle" fo:padding-top="0in" fo:padding-left="0in" fo:padding-bottom="0in" fo:padding-right="0in"/>
    </style:style>
    <style:style style:name="P102" style:parent-style-name="Information" style:family="paragraph">
      <style:paragraph-properties fo:text-align="center"/>
    </style:style>
    <style:style style:name="TableCell103" style:family="table-cell">
      <style:table-cell-properties fo:border="none" style:writing-mode="lr-tb" style:vertical-align="middle" fo:padding-top="0in" fo:padding-left="0.0798in" fo:padding-bottom="0in" fo:padding-right="0.0798in"/>
    </style:style>
    <style:style style:name="P104" style:parent-style-name="BodyText" style:family="paragraph">
      <style:paragraph-properties style:punctuation-wrap="simple"/>
      <style:text-properties style:font-name="Times New Roman"/>
    </style:style>
    <style:style style:name="TableRow105" style:family="table-row">
      <style:table-row-properties style:min-row-height="0.127in" style:use-optimal-row-height="false"/>
    </style:style>
    <style:style style:name="TableCell106" style:family="table-cell">
      <style:table-cell-properties fo:border="none" style:writing-mode="lr-tb" fo:padding-top="0in" fo:padding-left="0.0798in" fo:padding-bottom="0in" fo:padding-right="0.0798in"/>
    </style:style>
    <style:style style:name="P107" style:parent-style-name="NoSpacing" style:family="paragraph">
      <style:text-properties style:font-name="Calibri" style:font-name-complex="Calibri" fo:color="#666666"/>
    </style:style>
    <style:style style:name="TableCell108" style:family="table-cell">
      <style:table-cell-properties fo:border="none" style:writing-mode="lr-tb" style:vertical-align="middle" fo:padding-top="0in" fo:padding-left="0.0798in" fo:padding-bottom="0in" fo:padding-right="0.0798in"/>
    </style:style>
    <style:style style:name="P109" style:parent-style-name="NoSpacing" style:family="paragraph">
      <style:text-properties style:font-name="Calibri" style:font-name-complex="Calibri" fo:color="#666666"/>
    </style:style>
    <style:style style:name="P110" style:parent-style-name="BodyText" style:family="paragraph">
      <style:paragraph-properties style:punctuation-wrap="simple"/>
      <style:text-properties style:font-name="Times New Roman"/>
    </style:style>
    <style:style style:name="TableRow111" style:family="table-row">
      <style:table-row-properties style:min-row-height="0.4395in" style:use-optimal-row-height="false"/>
    </style:style>
    <style:style style:name="TableCell112" style:family="table-cell">
      <style:table-cell-properties fo:border="none" style:writing-mode="lr-tb" fo:padding-top="0in" fo:padding-left="0.0798in" fo:padding-bottom="0in" fo:padding-right="0.0798in"/>
    </style:style>
    <style:style style:name="P113" style:parent-style-name="Information" style:family="paragraph">
      <style:paragraph-properties fo:text-align="center"/>
    </style:style>
    <style:style style:name="TableCell114" style:family="table-cell">
      <style:table-cell-properties fo:border="none" style:writing-mode="lr-tb" style:vertical-align="middle" fo:padding-top="0in" fo:padding-left="0in" fo:padding-bottom="0in" fo:padding-right="0in"/>
    </style:style>
    <style:style style:name="P115" style:parent-style-name="Information" style:family="paragraph">
      <style:paragraph-properties fo:text-align="center"/>
    </style:style>
    <style:style style:name="TableCell116" style:family="table-cell">
      <style:table-cell-properties fo:border="none" style:writing-mode="lr-tb" style:vertical-align="middle" fo:padding-top="0in" fo:padding-left="0.0798in" fo:padding-bottom="0in" fo:padding-right="0.0798in"/>
    </style:style>
    <style:style style:name="T117" style:parent-style-name="DefaultParagraphFont" style:family="text">
      <style:text-properties fo:font-size="8pt" style:font-size-asian="8pt"/>
    </style:style>
    <style:style style:name="P118" style:parent-style-name="BodyText" style:family="paragraph">
      <style:paragraph-properties style:punctuation-wrap="simple"/>
      <style:text-properties style:font-name="Times New Roman"/>
    </style:style>
    <style:style style:name="TableRow119" style:family="table-row">
      <style:table-row-properties style:min-row-height="0.1208in" style:use-optimal-row-height="false"/>
    </style:style>
    <style:style style:name="TableCell120" style:family="table-cell">
      <style:table-cell-properties fo:border="none" style:writing-mode="lr-tb" fo:padding-top="0in" fo:padding-left="0.0798in" fo:padding-bottom="0in" fo:padding-right="0.0798in"/>
    </style:style>
    <style:style style:name="P121" style:parent-style-name="NoSpacing" style:family="paragraph">
      <style:text-properties style:font-name="Calibri" style:font-name-complex="Calibri" fo:color="#666666"/>
    </style:style>
    <style:style style:name="TableCell122" style:family="table-cell">
      <style:table-cell-properties fo:border="none" style:writing-mode="lr-tb" style:vertical-align="middle" fo:padding-top="0in" fo:padding-left="0.0798in" fo:padding-bottom="0in" fo:padding-right="0.0798in"/>
    </style:style>
    <style:style style:name="P123" style:parent-style-name="NoSpacing" style:family="paragraph">
      <style:text-properties style:font-name="Calibri" style:font-name-complex="Calibri" fo:color="#666666"/>
    </style:style>
    <style:style style:name="P124" style:parent-style-name="BodyText" style:family="paragraph">
      <style:paragraph-properties style:punctuation-wrap="simple"/>
      <style:text-properties style:font-name="Times New Roman"/>
    </style:style>
    <style:style style:name="TableRow125" style:family="table-row">
      <style:table-row-properties style:min-row-height="0.4395in" style:use-optimal-row-height="false"/>
    </style:style>
    <style:style style:name="TableCell126" style:family="table-cell">
      <style:table-cell-properties fo:border="none" style:writing-mode="lr-tb" fo:padding-top="0in" fo:padding-left="0.0798in" fo:padding-bottom="0in" fo:padding-right="0.0798in"/>
    </style:style>
    <style:style style:name="P127" style:parent-style-name="Information" style:family="paragraph">
      <style:paragraph-properties fo:text-align="center"/>
    </style:style>
    <style:style style:name="TableCell128" style:family="table-cell">
      <style:table-cell-properties fo:border="none" style:writing-mode="lr-tb" style:vertical-align="middle" fo:padding-top="0in" fo:padding-left="0in" fo:padding-bottom="0in" fo:padding-right="0in"/>
    </style:style>
    <style:style style:name="P129" style:parent-style-name="Information" style:family="paragraph">
      <style:paragraph-properties fo:text-align="center"/>
    </style:style>
    <style:style style:name="TableCell130" style:family="table-cell">
      <style:table-cell-properties fo:border="none" style:writing-mode="lr-tb" style:vertical-align="middle" fo:padding-top="0in" fo:padding-left="0.0798in" fo:padding-bottom="0in" fo:padding-right="0.0798in"/>
    </style:style>
    <style:style style:name="P131" style:parent-style-name="Information" style:family="paragraph">
      <style:text-properties style:font-name="Times New Roman"/>
    </style:style>
    <style:style style:name="TableRow132" style:family="table-row">
      <style:table-row-properties style:min-row-height="1.7in" style:use-optimal-row-height="false"/>
    </style:style>
    <style:style style:name="TableCell133" style:family="table-cell">
      <style:table-cell-properties fo:border="none" style:writing-mode="lr-tb" fo:padding-top="0in" fo:padding-left="0.0798in" fo:padding-bottom="0in" fo:padding-right="0.0798in"/>
    </style:style>
    <style:style style:name="P134" style:parent-style-name="Normal" style:family="paragraph">
      <style:text-properties style:font-name="Calibri" style:font-name-complex="Calibri" fo:color="#0072C7"/>
    </style:style>
    <style:style style:name="TableCell135" style:family="table-cell">
      <style:table-cell-properties fo:border="none" style:writing-mode="lr-tb" fo:padding-top="0in" fo:padding-left="0.0798in" fo:padding-bottom="0in" fo:padding-right="0.0798in"/>
    </style:style>
    <style:style style:name="P136" style:parent-style-name="Normal" style:family="paragraph">
      <style:text-properties style:font-name="Calibri" style:font-name-complex="Calibri" fo:color="#0072C7"/>
    </style:style>
    <style:style style:name="TableCell137" style:family="table-cell">
      <style:table-cell-properties fo:border="none" style:writing-mode="lr-tb" fo:padding-top="0in" fo:padding-left="0.0798in" fo:padding-bottom="0in" fo:padding-right="0.0798in"/>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draw:fill="solid" draw:fill-color="#2c567a" draw:opacity="100%" draw:stroke="none"/>
    </style:style>
    <style:style style:family="graphic" style:name="a2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style>
    <style:style style:family="graphic" style:name="a21">
      <style:graphic-properties/>
    </style:style>
    <style:style style:family="graphic" style:name="a16">
      <style:graphic-properties draw:fill="solid" draw:fill-color="#0072c7" draw:opacity="100%" draw:stroke="none"/>
    </style:style>
    <style:style style:family="graphic" style:name="a22">
      <style:graphic-properties draw:fill="solid" draw:fill-color="#0d1d51" draw:opacity="100%" draw:stroke="none"/>
    </style:style>
    <style:style style:family="graphic" style:name="a1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8">
      <style:graphic-properties/>
    </style:style>
    <style:style style:family="graphic" style:name="a24">
      <style:graphic-properties/>
    </style:style>
    <style:style style:family="graphic" style:name="a19">
      <style:graphic-properties draw:fill="solid" draw:fill-color="#666666" draw:opacity="100%" draw:stroke="non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3" table:number-rows-spanned="2">
            <text:p text:style-name="P9"><draw:frame draw:z-index="251659264" draw:id="id12" draw:style-name="a12" draw:name="Text Box 2" text:anchor-type="paragraph" svg:x="-0.07986in" svg:y="0.88264in" svg:width="2.58194in" svg:height="1.53611in" style:rel-width="scale" style:rel-height="scale"><draw:text-box><text:p text:style-name="Normal"><text:span text:style-name="T10">СНИМКА<text:s/></text:span><text:span text:style-name="T11">😊</text:span><text:span text:style-name="T12"><text:s/>ЩРАК</text:span></text:p></draw:text-box><svg:title/><svg:desc/></draw:frame></text:p>
          </table:table-cell>
          <table:covered-table-cell/>
          <table:covered-table-cell/>
          <table:table-cell table:style-name="TableCell13" table:number-rows-spanned="10">
            <text:p text:style-name="P14"/>
          </table:table-cell>
          <table:table-cell table:style-name="TableCell15">
            <text:p text:style-name="Title"><text:span text:style-name="T16">Тони</text:span><text:line-break/><text:span text:style-name="T17">Момчилова</text:span></text:p>
          </table:table-cell>
        </table:table-row>
        <table:table-row table:style-name="TableRow18">
          <table:covered-table-cell>
            <text:p text:style-name="P19"/>
          </table:covered-table-cell>
          <table:covered-table-cell/>
          <table:covered-table-cell/>
          <table:covered-table-cell>
            <text:p text:style-name="P20"/>
          </table:covered-table-cell>
          <table:table-cell table:style-name="TableCell21" table:number-rows-spanned="10">
            <text:h text:style-name="Heading2" text:outline-level="2"><text:span text:style-name="T22">Опит</text:span></text:h>
            <text:p text:style-name="P23">Сервитьор/ барман</text:p>
            <text:p text:style-name="P24">Работила съм в сферата на ресторантьорството една година.</text:p>
            <text:p text:style-name="P25">Оператор в кол център</text:p>
            <text:p text:style-name="P26">Вече половин година работя в кол център, сфера софтуерни и земеделски продукти.</text:p>
            <text:p text:style-name="P27">Занимавала съм се за кратко с всякакви професии тип „комуникация с хора“. Промоутър, продавач-консултант и подобие.</text:p>
            <text:h text:style-name="Heading2" text:outline-level="2"><text:span text:style-name="T28">Образование</text:span></text:h>
            <text:p text:style-name="SchoolName"><text:span text:style-name="T29">Математическата<text:s/></text:span><text:span text:style-name="T30">в Ст</text:span><text:span text:style-name="T31">ара<text:s/></text:span><text:span text:style-name="T32">З</text:span><text:span text:style-name="T33">агора</text:span><text:span text:style-name="T34"><text:s/>( ППМГ<text:s/></text:span><text:span text:style-name="T35">“</text:span><text:span text:style-name="T36">Гео Милев“)</text:span></text:p>
            <text:list text:style-name="LFO3" text:continue-numbering="true">
              <text:list-item>
                <text:p text:style-name="P37">Обучавала съм се<text:s/>в специалност Информатика, Математика и Английски<text:s/></text:p>
              </text:list-item>
            </text:list>
            <text:p text:style-name="SchoolName"><text:span text:style-name="T38">У</text:span><text:span text:style-name="T39">ни в Пловдив</text:span><text:span text:style-name="T40"><text:s/>( ПУ<text:s/></text:span><text:span text:style-name="T41">“</text:span><text:span text:style-name="T42">Паисий Хилендарски“)</text:span></text:p>
            <text:list text:style-name="LFO3" text:continue-numbering="true">
              <text:list-item>
                <text:p text:style-name="P43">Избрах<text:s/>специалността – Софтуерно инженерство<text:s/>и вече я осмислям 4-та година</text:p>
              </text:list-item>
            </text:list>
            <text:h text:style-name="Heading2" text:outline-level="2"><text:span text:style-name="T44">Умения</text:span></text:h>
            <text:p text:style-name="Normal"><text:span text:style-name="T45">Мога смело да твърдя, че говоря и разбирам английски на отлично ниво. Понаучила съм леко немски, колкото да<text:s/></text:span><text:span text:style-name="T46">се запозная с двама- трима души, които да ме наставлявам, ако ида в</text:span><text:span text:style-name="T47"><text:s/>Германия</text:span><text:span text:style-name="T48"><text:s/>(примерно). Компютърно-грамотна съм и се справям с лекота в страндартните изисквания за повечето работи (тип –<text:s/></text:span><text:span text:style-name="T49">MS</text:span><text:span text:style-name="T50"><text:s/></text:span><text:span text:style-name="T51">Office</text:span><text:span text:style-name="T52"><text:s/></text:span><text:span text:style-name="T53">Packet</text:span><text:span text:style-name="T54">).<text:s/></text:span><text:span text:style-name="T55">Имам базови умения в програмни езици от рода на<text:s/></text:span><text:span text:style-name="T56">Java</text:span><text:span text:style-name="T57">,<text:s/></text:span><text:span text:style-name="T58">C</text:span><text:span text:style-name="T59">#,<text:s/></text:span><text:span text:style-name="T60">HTML</text:span><text:span text:style-name="T61">,<text:s/></text:span><text:span text:style-name="T62">CSS</text:span><text:span text:style-name="T63">,<text:s/></text:span><text:span text:style-name="T64">JavaScript</text:span><text:span text:style-name="T65"><text:s/></text:span><text:span text:style-name="T66">и напреднали в<text:s/></text:span><text:span text:style-name="T67">C</text:span><text:span text:style-name="T68">++.</text:span><text:span text:style-name="T69"><text:s/></text:span></text:p>
            <text:h text:style-name="Heading2" text:outline-level="2"><text:span text:style-name="T70">Качества</text:span></text:h>
            <text:p text:style-name="P71">Предполагам тук е мястото, където мога да изтъкна, че съм добър лидер, комуникирам всекидневно с десетки души и мога да запазя самообладание във всеки аспект на ситуацията. Работила съм предимно в екип, но предпочитам да съм индивидуален играч. Креативна, всеотдайна и постоянно личност с творчески нюх.</text:p>
            <text:h text:style-name="Heading2" text:outline-level="2"><text:span text:style-name="T72">Хобита</text:span></text:h>
            <text:p text:style-name="P73">Основно в свободното си време тренирам, гледам безброй много филми, чета книги и се занимавам с рисуване и фотография.</text:p>
            <text:p text:style-name="P74"/>
            <text:h text:style-name="Heading2" text:outline-level="2"><text:span text:style-name="T75">Сертификати</text:span></text:h>
            <text:p text:style-name="Normal"><text:span text:style-name="T76">Имам грамоти от конкурси за фотография, киберсигурност и математика.</text:span></text:p>
          </table:table-cell>
        </table:table-row>
        <table:table-row table:style-name="TableRow77">
          <table:table-cell table:style-name="TableCell78">
            <text:p text:style-name="P79"/>
          </table:table-cell>
          <table:table-cell table:style-name="TableCell80" table:number-columns-spanned="2">
            <text:p text:style-name="P81"/>
          </table:table-cell>
          <table:covered-table-cell/>
          <table:covered-table-cell>
            <text:p text:style-name="P82"/>
          </table:covered-table-cell>
          <table:covered-table-cell>
            <text:p text:style-name="P83"/>
          </table:covered-table-cell>
        </table:table-row>
        <table:table-row table:style-name="TableRow84">
          <table:table-cell table:style-name="TableCell85">
            <text:p text:style-name="P86"/>
          </table:table-cell>
          <table:table-cell table:style-name="TableCell87">
            <text:p text:style-name="P88"><draw:g draw:name="Group 21" draw:id="id15" draw:style-name="a15" text:anchor-type="as-char"><svg:title/><svg:desc>gps icon</svg:desc><draw:custom-shape svg:x="0in" svg:y="0in" svg:width="0.36875in" svg:height="0.36458in" draw:id="id13" draw:style-name="a13" draw:name="Freeform: Shape 142"><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3 2520821 L 1643881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2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1 2486082 L 1445939 2488303 1345293 2493385 1378432 2497454 C 1380337 2496502 1383195 2496502 1387005 2495549 1407007 2492692 1426057 2490787 1446060 2488882 1448203 2488406 1451715 2487751 1455778 2486992 Z M 1550918 2472281 L 1501488 2479825 1518450 2480309 C 1528928 2479833 1536786 2477928 1542858 2475785 Z M 1731355 2470078 L 1576322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3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5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0 2265793 Z M 2099801 2237197 L 2099475 2237422 2099475 2237694 2100989 2237910 2101380 2237422 Z M 2120379 2222979 L 2114756 2226864 2113762 2227897 2117618 2225429 Z M 382287 2175002 L 418259 2217355 389737 2183129 Z M 2187820 2174974 L 2187735 2175004 2187105 2179320 C 2179485 2186940 2176627 2191702 2171865 2196465 2168055 2201227 2163292 2206942 2153767 2216467 L 2154858 2216215 2171865 2197417 C 2175675 2192655 2179485 2187892 2187105 2180272 2188296 2177177 2188474 2175510 2187820 2174974 Z M 475386 2153526 L 477272 2155821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3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1 2051897 2291271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498930 1857612 C 2494525 1865709 2490953 1872615 2490953 1875472 2486190 1885949 2480475 1898332 2473808 1909762 2480475 1897379 2486190 1885949 2490953 1875472 2490953 1872615 2494525 1865709 2498930 1857612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0 1790989 2407787 1830865 2386218 1869449 L 2377659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4 2141045 2177871 2125512 2190534 2112810 2205037 C 2097570 2217420 2082330 2228850 2066137 2240280 L 2058824 2244899 2038960 2261093 2036091 2262956 2031847 2266950 C 2019465 2275522 2007082 2284095 1994700 2291715 1982317 2299335 1969935 2306955 1957552 2314575 L 1953301 2316730 1928148 2333067 1920350 2337000 1912785 2342197 C 1905165 2346960 1896592 2351722 1887067 2356485 L 1863039 2365908 1809482 2392922 C 1768715 2410757 1726784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09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2 1686218 2513217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0 1451152 2586541 1451152 2597633 1404938 Z M 2606205 1395412 C 2604300 1399222 2602395 1402080 2600490 1407795 L 2600490 1407795 2599180 1433750 C 2599062 1441132 2599062 1448276 2598585 1458277 L 2589060 1487586 2589060 1490934 2600490 1458277 C 2601443 1438274 2600490 1429702 2602395 1407794 L 2606836 1398173 Z M 2565247 1354454 L 2559005 1369208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6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1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1 383323 456650 391477 454683 394339 453399 395790 C 451546 398815 450698 401003 447840 403860 428790 425767 408788 447675 389738 472440 384023 479107 378308 484822 373545 491490 367830 498157 363068 504825 357353 511492 L 285782 590597 358305 510540 C 364020 503872 368782 497205 374497 490537 380212 483870 385927 478155 390690 471487 409740 446722 429742 425767 448792 402907 L 454683 394339 464431 383323 Z M 489348 316869 C 487763 316669 484470 318175 481127 319733 L 475013 322003 473558 323849 C 469748 326707 465938 329564 463080 333374 453555 339089 445935 343852 436410 350519 L 418313 370522 401168 390524 C 397358 393382 394500 396239 389738 401002 L 389349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3 364272 504752 361295 L 512656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7 48458 C 1484636 48815 1491780 49530 1498447 50482 1511782 52387 1523212 56197 1526070 60007 1520355 59055 1514640 58102 1505115 57150 1495590 56197 1482255 53340 1461300 48577 1465586 48101 1471539 48101 1478087 48458 Z M 1588935 40957 C 1602270 41909 1614652 42862 1627987 43814 1644180 48577 1659420 56197 1675612 62864 1652752 60007 1631797 55244 1616557 52387 1601317 48577 1590840 44767 1588935 40957 Z M 1270324 40719 C 1233652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4 162090 776287 C 158280 784860 155422 795337 151612 804862 148755 810577 146850 814387 143992 818197 L 142087 820102 133634 848201 C 132086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2 255841 2002949 264417 C 2327258 483516 2540483 854556 2540483 1275397 L 2540080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8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L 2514765 1824990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5 2151085 2327122 2136457 C 2341410 2120264 2372842 2075497 2378557 2080259 2375700 2100262 2348077 2125979 2339505 2139314 2331885 2148363 2325455 2155031 2319383 2160388 L 2303229 2172263 2302357 2173605 2292258 2181374 2291880 2184082 C 2277592 2199322 2263305 2215515 2247112 2229802 2231872 2245042 2216632 2260282 2199487 2273617 L 2197284 2275215 2181390 2295524 C 2169960 2306002 2156625 2314574 2143290 2324099 L 2107680 2350806 2107553 2350961 2143290 2325052 C 2155672 2315527 2169007 2306002 2181390 2296477 2173770 2309812 2163292 2318384 2149957 2327909 2139004 2337911 2131146 2341959 2124359 2344578 L 2106651 2352057 2106142 2352675 C 2099475 2357437 2093760 2361247 2087092 2365057 L 2079913 2368384 2061852 2383036 C 2055184 2388156 2049469 2392204 2044230 2395537 2034705 2403157 2027085 2407920 2017560 2412682 2019465 2409825 2014703 2411730 2008988 2413635 L 1999459 2417870 1997978 2418994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79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5 1850938 237654 1833304 228808 1817251 214410 1784873 197332 1756409 C 190665 1737359 183045 1718309 176377 1699259 L 158426 1640679 152529 1623596 C 142540 1590017 133958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7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1 450829 317199 455339 L 315045 461363 345922 429577 C 348780 423862 354495 417195 361162 409575 367830 402907 375450 396240 381165 390525 L 382888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4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908 ?f3910 ?f3909 ?f3911" draw:glue-points="?f1958 ?f1959 ?f1960 ?f1961 ?f1962 ?f1963 ?f1964 ?f1965 ?f1966 ?f1967 ?f1968 ?f1969 ?f1970 ?f1967 ?f1971 ?f1972 ?f1964 ?f1965 ?f1973 ?f1974 ?f1975 ?f1976 ?f1977 ?f1978 ?f1979 ?f1980 ?f1981 ?f1982 ?f1983 ?f1984 ?f1985 ?f1986 ?f1987 ?f1969 ?f1988 ?f1989 ?f1990 ?f1986 ?f1991 ?f1992 ?f1993 ?f1994 ?f1995 ?f1996 ?f1997 ?f1998 ?f1999 ?f2000 ?f2001 ?f2002 ?f2003 ?f2004 ?f2005 ?f2006 ?f2007 ?f2008 ?f2009 ?f2008 ?f2010 ?f2011 ?f2012 ?f2013 ?f2014 ?f2015 ?f2016 ?f2017 ?f2018 ?f2008 ?f2019 ?f2008 ?f2020 ?f2021 ?f2022 ?f2023 ?f2024 ?f2025 ?f2026 ?f2025 ?f2027 ?f2028 ?f2029 ?f2030 ?f2031 ?f2032 ?f2033 ?f2034 ?f2035 ?f2008 ?f2036 ?f2037 ?f2038 ?f2039 ?f2040 ?f2041 ?f2042 ?f2043 ?f2044 ?f2045 ?f2046 ?f2047 ?f2048 ?f2049 ?f1979 ?f1980 ?f2050 ?f2051 ?f2052 ?f2053 ?f2054 ?f2055 ?f2056 ?f2057 ?f2058 ?f2059 ?f2060 ?f2061 ?f2062 ?f2063 ?f2064 ?f2065 ?f2066 ?f2067 ?f2068 ?f2069 ?f2070 ?f2071 ?f2072 ?f2073 ?f2074 ?f2075 ?f2076 ?f2077 ?f2078 ?f2079 ?f2080 ?f2057 ?f2048 ?f2049 ?f2081 ?f2082 ?f2083 ?f2084 ?f2085 ?f2086 ?f2087 ?f2088 ?f2089 ?f2090 ?f2091 ?f2092 ?f2093 ?f2094 ?f2095 ?f2096 ?f2097 ?f2061 ?f2098 ?f2099 ?f2100 ?f2101 ?f2078 ?f2079 ?f2102 ?f2103 ?f2104 ?f2105 ?f2106 ?f2107 ?f2108 ?f2109 ?f2102 ?f2103 ?f2110 ?f2111 ?f2112 ?f2113 ?f2114 ?f2115 ?f2116 ?f2117 ?f2118 ?f2119 ?f2110 ?f2111 ?f2120 ?f2121 ?f2122 ?f2123 ?f2124 ?f2125 ?f2126 ?f2127 ?f2128 ?f2129 ?f2130 ?f2131 ?f2132 ?f2133 ?f2134 ?f2135 ?f2136 ?f2137 ?f2138 ?f2139 ?f2140 ?f2141 ?f2142 ?f2143 ?f2144 ?f2145 ?f2146 ?f2147 ?f2148 ?f2149 ?f2150 ?f2151 ?f2152 ?f2105 ?f2153 ?f2154 ?f2155 ?f2156 ?f2157 ?f2158 ?f2159 ?f2160 ?f2161 ?f2162 ?f2163 ?f2092 ?f2164 ?f2165 ?f2166 ?f2167 ?f2168 ?f2169 ?f2170 ?f2171 ?f2172 ?f2092 ?f2173 ?f2162 ?f2174 ?f2160 ?f2175 ?f2158 ?f2176 ?f2156 ?f2177 ?f2154 ?f2178 ?f2105 ?f2179 ?f2180 ?f2181 ?f2182 ?f2183 ?f2184 ?f2185 ?f2186 ?f2187 ?f2188 ?f2189 ?f2190 ?f2191 ?f2192 ?f2193 ?f2194 ?f2195 ?f2196 ?f2197 ?f2198 ?f2199 ?f2200 ?f2201 ?f2202 ?f2203 ?f2204 ?f2205 ?f2206 ?f2207 ?f2208 ?f2209 ?f2210 ?f2211 ?f2212 ?f2213 ?f2214 ?f2215 ?f2216 ?f2217 ?f2218 ?f2217 ?f2219 ?f2220 ?f2221 ?f2222 ?f2218 ?f2223 ?f2224 ?f2225 ?f2226 ?f2227 ?f2228 ?f2229 ?f2230 ?f2231 ?f2232 ?f2233 ?f2234 ?f2235 ?f2236 ?f2237 ?f2238 ?f2239 ?f2240 ?f2241 ?f2242 ?f2243 ?f2244 ?f2245 ?f2246 ?f2247 ?f2248 ?f2243 ?f2249 ?f2241 ?f2250 ?f2237 ?f2238 ?f2251 ?f2252 ?f2253 ?f2254 ?f2255 ?f2256 ?f2257 ?f2258 ?f2259 ?f2260 ?f2261 ?f2262 ?f2263 ?f2264 ?f2265 ?f2266 ?f2267 ?f2268 ?f2269 ?f2270 ?f2271 ?f2272 ?f2273 ?f2274 ?f2275 ?f2276 ?f2277 ?f2278 ?f2279 ?f2218 ?f2279 ?f2218 ?f2280 ?f2281 ?f2275 ?f2276 ?f2282 ?f2274 ?f2283 ?f2284 ?f2285 ?f2286 ?f2287 ?f2288 ?f2289 ?f2290 ?f2291 ?f2284 ?f2292 ?f2293 ?f2294 ?f2295 ?f2296 ?f2297 ?f2298 ?f2270 ?f2299 ?f2300 ?f2301 ?f2302 ?f2303 ?f2304 ?f2305 ?f2306 ?f2307 ?f2308 ?f2309 ?f2310 ?f2311 ?f2312 ?f2307 ?f2308 ?f2313 ?f2306 ?f2314 ?f2304 ?f2315 ?f2316 ?f2257 ?f2258 ?f2317 ?f2318 ?f2319 ?f2320 ?f2321 ?f2322 ?f2323 ?f2324 ?f2325 ?f2326 ?f2327 ?f2328 ?f2329 ?f2330 ?f2331 ?f2318 ?f2332 ?f2333 ?f2334 ?f2335 ?f2336 ?f2337 ?f2338 ?f2339 ?f2340 ?f2341 ?f2342 ?f2343 ?f2344 ?f2345 ?f2346 ?f2347 ?f2348 ?f2349 ?f2350 ?f2351 ?f2352 ?f2353 ?f2354 ?f2355 ?f2356 ?f2357 ?f2358 ?f2359 ?f2356 ?f2357 ?f2354 ?f2355 ?f2360 ?f2361 ?f2362 ?f2363 ?f2364 ?f2365 ?f2366 ?f2367 ?f2368 ?f2369 ?f2370 ?f2371 ?f2372 ?f2373 ?f2374 ?f2375 ?f2376 ?f2377 ?f2378 ?f2379 ?f2360 ?f2361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208 ?f2431 ?f2432 ?f2433 ?f2434 ?f2435 ?f2436 ?f2437 ?f2438 ?f2439 ?f2440 ?f2441 ?f2442 ?f2443 ?f2444 ?f2445 ?f2446 ?f2447 ?f2448 ?f2449 ?f2151 ?f2450 ?f2451 ?f2452 ?f2453 ?f2454 ?f2455 ?f2456 ?f2457 ?f2458 ?f2459 ?f2460 ?f2461 ?f2462 ?f2463 ?f2464 ?f2465 ?f2466 ?f2467 ?f2468 ?f2469 ?f2470 ?f2471 ?f2430 ?f2472 ?f2473 ?f2474 ?f2475 ?f2476 ?f2477 ?f2276 ?f2478 ?f2479 ?f2480 ?f2481 ?f2482 ?f2483 ?f2484 ?f2485 ?f2486 ?f2487 ?f2488 ?f2489 ?f2490 ?f2491 ?f2402 ?f2492 ?f2493 ?f2494 ?f2495 ?f2496 ?f2497 ?f2498 ?f2499 ?f2365 ?f2500 ?f2501 ?f2502 ?f2503 ?f2504 ?f2505 ?f2506 ?f2507 ?f2508 ?f2509 ?f2510 ?f2511 ?f2510 ?f2511 ?f2512 ?f2513 ?f2514 ?f2515 ?f2516 ?f2517 ?f2518 ?f2519 ?f2520 ?f2521 ?f2522 ?f2523 ?f2524 ?f2525 ?f2526 ?f2527 ?f2528 ?f2529 ?f2530 ?f2531 ?f2532 ?f2533 ?f2534 ?f2535 ?f2536 ?f2537 ?f2538 ?f2539 ?f2540 ?f2541 ?f2542 ?f2543 ?f2544 ?f2525 ?f2545 ?f2511 ?f2546 ?f2547 ?f2548 ?f2549 ?f2550 ?f2551 ?f2356 ?f2552 ?f2553 ?f2554 ?f2555 ?f2556 ?f2557 ?f2558 ?f2559 ?f2560 ?f2561 ?f2509 ?f2562 ?f2521 ?f2563 ?f2564 ?f2565 ?f2566 ?f2567 ?f2568 ?f2569 ?f2570 ?f2571 ?f2572 ?f2573 ?f2574 ?f2575 ?f2576 ?f2577 ?f2578 ?f2579 ?f2580 ?f2581 ?f2582 ?f2583 ?f2383 ?f2386 ?f2584 ?f2585 ?f2586 ?f2587 ?f2379 ?f2350 ?f2588 ?f2589 ?f2590 ?f2591 ?f2592 ?f2593 ?f2594 ?f2595 ?f2596 ?f2597 ?f2598 ?f2599 ?f2407 ?f2600 ?f2256 ?f2601 ?f2602 ?f2603 ?f2604 ?f2605 ?f2246 ?f2606 ?f2218 ?f2607 ?f2608 ?f2609 ?f2610 ?f2611 ?f2612 ?f2613 ?f2614 ?f2615 ?f2272 ?f2616 ?f2617 ?f2618 ?f2619 ?f2620 ?f2621 ?f2622 ?f2623 ?f2624 ?f2625 ?f2626 ?f2627 ?f2628 ?f2629 ?f2630 ?f2631 ?f2632 ?f2633 ?f2634 ?f2635 ?f2636 ?f2637 ?f2638 ?f2397 ?f2639 ?f2640 ?f2366 ?f2641 ?f2642 ?f2643 ?f2644 ?f2645 ?f2646 ?f2647 ?f2648 ?f2649 ?f2540 ?f2650 ?f2651 ?f2652 ?f2536 ?f2653 ?f2654 ?f2655 ?f2534 ?f2656 ?f2508 ?f2657 ?f2658 ?f2659 ?f2660 ?f2661 ?f2662 ?f2661 ?f2663 ?f2664 ?f2665 ?f2666 ?f2667 ?f2668 ?f2667 ?f2668 ?f2669 ?f2670 ?f2524 ?f2671 ?f2526 ?f2672 ?f2526 ?f2673 ?f2667 ?f2671 ?f2520 ?f2674 ?f2675 ?f2676 ?f2677 ?f2678 ?f2679 ?f2680 ?f2681 ?f2682 ?f2683 ?f2684 ?f2685 ?f2686 ?f2687 ?f2688 ?f2689 ?f2668 ?f2569 ?f2690 ?f2691 ?f2692 ?f2693 ?f2694 ?f2695 ?f2696 ?f2677 ?f2678 ?f2697 ?f2698 ?f2699 ?f2700 ?f2701 ?f2702 ?f2699 ?f2703 ?f2704 ?f2705 ?f2706 ?f2707 ?f2708 ?f2709 ?f2710 ?f2711 ?f2712 ?f2713 ?f2520 ?f2714 ?f2715 ?f2716 ?f2717 ?f2718 ?f2719 ?f2720 ?f2524 ?f2721 ?f2722 ?f2723 ?f2722 ?f2724 ?f2725 ?f2709 ?f2726 ?f2727 ?f2728 ?f2729 ?f2730 ?f2731 ?f2706 ?f2732 ?f2733 ?f2734 ?f2704 ?f2735 ?f2697 ?f2698 ?f2736 ?f2737 ?f2738 ?f2739 ?f2740 ?f2741 ?f2742 ?f2743 ?f2744 ?f2745 ?f2746 ?f2747 ?f2748 ?f2749 ?f2750 ?f2751 ?f2752 ?f2753 ?f2746 ?f2754 ?f2744 ?f2755 ?f2742 ?f2756 ?f2757 ?f2758 ?f2759 ?f2760 ?f2761 ?f2762 ?f2763 ?f2764 ?f2765 ?f2766 ?f2767 ?f2768 ?f2769 ?f2770 ?f2744 ?f2766 ?f2771 ?f2764 ?f2772 ?f2773 ?f2774 ?f2775 ?f2776 ?f2777 ?f2778 ?f2779 ?f2780 ?f2781 ?f2782 ?f2747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796 ?f2834 ?f2794 ?f2809 ?f2792 ?f2835 ?f2790 ?f2823 ?f2788 ?f2836 ?f2786 ?f2837 ?f2784 ?f2838 ?f2747 ?f2839 ?f2781 ?f2774 ?f2775 ?f2840 ?f2841 ?f2842 ?f2841 ?f2843 ?f2844 ?f2843 ?f2845 ?f2846 ?f2847 ?f2848 ?f2849 ?f2850 ?f2851 ?f2852 ?f2853 ?f2854 ?f2855 ?f2856 ?f2857 ?f2269 ?f2858 ?f2859 ?f2860 ?f2861 ?f2862 ?f2863 ?f2864 ?f2865 ?f2866 ?f2867 ?f2868 ?f2869 ?f2870 ?f2871 ?f2872 ?f2873 ?f2874 ?f2854 ?f2855 ?f2850 ?f2851 ?f2875 ?f2876 ?f2877 ?f2878 ?f2879 ?f2880 ?f2881 ?f2882 ?f2883 ?f2884 ?f2885 ?f2886 ?f2887 ?f2888 ?f2889 ?f2890 ?f2859 ?f2891 ?f2892 ?f2893 ?f2894 ?f2895 ?f2896 ?f2897 ?f2898 ?f2899 ?f2900 ?f2901 ?f2902 ?f2903 ?f2904 ?f2905 ?f2906 ?f2907 ?f2871 ?f2891 ?f2908 ?f2909 ?f2910 ?f2888 ?f2911 ?f2912 ?f2913 ?f2914 ?f2915 ?f2916 ?f2917 ?f2918 ?f2919 ?f2920 ?f2921 ?f2922 ?f2923 ?f2924 ?f2925 ?f2926 ?f2140 ?f2927 ?f2921 ?f2922 ?f2928 ?f2929 ?f2930 ?f2931 ?f2932 ?f2933 ?f2928 ?f2929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048 ?f2992 ?f2993 ?f2994 ?f2995 ?f2996 ?f2997 ?f2998 ?f2999 ?f3000 ?f3001 ?f3002 ?f3003 ?f3004 ?f3005 ?f3006 ?f3007 ?f3008 ?f3009 ?f3010 ?f3001 ?f3002 ?f3011 ?f3012 ?f3013 ?f3014 ?f3015 ?f3016 ?f3017 ?f3018 ?f3011 ?f3012 ?f3019 ?f3020 ?f3021 ?f3022 ?f3023 ?f3024 ?f3025 ?f3026 ?f3027 ?f3028 ?f3029 ?f2931 ?f2097 ?f3030 ?f3031 ?f2989 ?f3032 ?f3033 ?f3034 ?f3035 ?f3036 ?f3037 ?f3038 ?f3039 ?f3040 ?f3041 ?f3042 ?f3043 ?f3044 ?f3045 ?f3046 ?f3047 ?f3048 ?f3049 ?f3050 ?f3051 ?f3052 ?f3053 ?f3054 ?f3055 ?f3056 ?f3057 ?f3058 ?f3059 ?f3060 ?f3061 ?f3062 ?f3063 ?f3064 ?f2754 ?f3065 ?f3066 ?f3067 ?f3068 ?f3069 ?f3070 ?f2823 ?f3071 ?f3072 ?f3073 ?f3074 ?f3075 ?f2834 ?f2788 ?f3076 ?f2790 ?f3077 ?f3078 ?f3079 ?f3080 ?f3081 ?f3082 ?f3083 ?f3084 ?f3085 ?f3086 ?f3087 ?f3088 ?f3089 ?f3090 ?f3091 ?f3092 ?f3093 ?f3094 ?f3095 ?f3096 ?f3097 ?f3098 ?f3099 ?f3100 ?f3101 ?f3102 ?f3103 ?f3104 ?f3105 ?f3066 ?f3106 ?f2754 ?f3107 ?f3108 ?f3109 ?f3063 ?f3110 ?f3111 ?f3112 ?f3113 ?f3114 ?f3115 ?f3116 ?f3117 ?f3118 ?f3119 ?f3120 ?f3121 ?f2970 ?f3122 ?f3123 ?f3124 ?f2116 ?f3125 ?f3126 ?f3127 ?f3128 ?f3035 ?f3129 ?f3130 ?f3131 ?f2989 ?f3132 ?f3030 ?f3133 ?f3134 ?f3135 ?f3136 ?f2036 ?f3137 ?f3138 ?f3008 ?f3139 ?f3022 ?f3140 ?f3141 ?f3142 ?f3143 ?f3144 ?f3145 ?f3146 ?f3147 ?f3148 ?f3149 ?f3150 ?f3151 ?f3152 ?f3153 ?f3154 ?f3155 ?f3156 ?f3157 ?f3158 ?f3159 ?f3160 ?f3161 ?f3013 ?f3162 ?f3011 ?f3163 ?f3164 ?f3161 ?f3165 ?f3166 ?f3167 ?f3168 ?f3169 ?f3170 ?f3171 ?f3172 ?f3173 ?f3172 ?f3174 ?f3172 ?f3175 ?f3172 ?f3176 ?f3177 ?f3178 ?f3179 ?f3180 ?f3159 ?f3181 ?f3022 ?f3182 ?f3183 ?f3184 ?f3185 ?f3186 ?f3022 ?f3187 ?f3188 ?f3189 ?f3190 ?f3191 ?f3192 ?f3193 ?f3194 ?f3195 ?f3196 ?f3197 ?f3198 ?f3199 ?f3200 ?f2176 ?f3201 ?f3202 ?f3203 ?f3204 ?f3205 ?f3206 ?f3207 ?f3208 ?f3209 ?f3210 ?f3211 ?f3212 ?f3213 ?f2185 ?f3214 ?f3215 ?f3216 ?f3217 ?f3218 ?f3219 ?f3220 ?f3221 ?f2955 ?f3222 ?f3223 ?f3224 ?f3225 ?f3226 ?f3227 ?f3228 ?f3229 ?f3230 ?f3231 ?f3232 ?f3233 ?f3234 ?f3235 ?f3236 ?f3237 ?f3238 ?f3239 ?f3240 ?f3241 ?f3242 ?f3243 ?f3244 ?f3245 ?f3246 ?f3247 ?f3246 ?f3248 ?f3249 ?f3250 ?f3251 ?f3252 ?f3253 ?f3254 ?f3255 ?f3254 ?f3256 ?f3257 ?f3258 ?f3259 ?f3260 ?f3248 ?f3261 ?f3262 ?f3263 ?f2688 ?f3264 ?f3265 ?f3266 ?f3267 ?f3268 ?f3269 ?f2712 ?f3270 ?f3271 ?f3272 ?f3264 ?f3273 ?f3263 ?f3274 ?f3261 ?f3275 ?f3260 ?f3276 ?f3258 ?f3277 ?f3278 ?f3279 ?f2733 ?f3276 ?f3280 ?f3281 ?f3282 ?f3283 ?f3284 ?f3285 ?f2708 ?f3286 ?f3287 ?f3288 ?f3289 ?f3290 ?f3291 ?f2511 ?f2518 ?f2650 ?f3292 ?f3293 ?f3294 ?f3295 ?f2508 ?f3296 ?f2695 ?f3297 ?f3298 ?f3299 ?f3300 ?f3301 ?f2681 ?f3299 ?f3240 ?f3297 ?f3302 ?f3303 ?f3304 ?f3305 ?f3306 ?f3307 ?f2646 ?f3308 ?f3309 ?f3310 ?f3311 ?f3303 ?f2573 ?f3312 ?f3313 ?f3314 ?f3315 ?f3316 ?f3317 ?f2365 ?f3318 ?f3319 ?f3320 ?f3321 ?f3322 ?f3323 ?f2352 ?f3324 ?f3325 ?f3326 ?f3327 ?f3328 ?f3329 ?f3330 ?f3331 ?f3332 ?f3333 ?f3334 ?f3331 ?f3335 ?f3329 ?f3336 ?f2493 ?f3337 ?f3338 ?f3339 ?f3340 ?f3341 ?f3342 ?f2409 ?f3343 ?f3344 ?f3345 ?f2304 ?f3346 ?f3347 ?f3348 ?f3349 ?f3350 ?f3351 ?f3352 ?f3353 ?f3354 ?f3355 ?f3356 ?f3357 ?f3358 ?f3359 ?f3354 ?f2293 ?f3352 ?f3360 ?f2606 ?f3361 ?f3362 ?f3363 ?f3364 ?f3365 ?f3366 ?f3367 ?f3368 ?f3369 ?f3370 ?f3371 ?f3372 ?f3373 ?f3374 ?f3375 ?f3376 ?f3377 ?f3378 ?f2115 ?f3379 ?f3380 ?f3381 ?f3382 ?f3383 ?f3384 ?f3385 ?f2115 ?f3386 ?f3387 ?f3388 ?f3389 ?f3390 ?f3391 ?f3392 ?f3393 ?f3394 ?f3395 ?f3396 ?f3397 ?f3398 ?f3399 ?f3217 ?f3400 ?f3401 ?f3402 ?f3403 ?f2169 ?f3404 ?f3405 ?f3406 ?f3407 ?f2183 ?f3408 ?f3409 ?f3410 ?f3411 ?f3412 ?f3413 ?f1967 ?f3414 ?f3415 ?f3416 ?f3417 ?f3418 ?f3419 ?f3420 ?f3421 ?f3422 ?f2086 ?f3423 ?f3424 ?f3425 ?f2090 ?f3426 ?f3427 ?f3428 ?f3429 ?f3430 ?f2092 ?f3431 ?f1972 ?f2454 ?f3432 ?f3433 ?f3434 ?f3435 ?f3436 ?f3420 ?f3437 ?f3438 ?f3439 ?f3440 ?f3441 ?f3442 ?f3443 ?f3444 ?f3445 ?f3446 ?f3447 ?f3448 ?f3449 ?f3450 ?f3449 ?f3451 ?f3452 ?f3453 ?f3454 ?f3455 ?f3456 ?f3457 ?f3458 ?f3459 ?f3460 ?f3180 ?f3461 ?f3462 ?f3452 ?f2058 ?f3463 ?f3464 ?f3465 ?f3178 ?f3466 ?f3467 ?f3468 ?f3469 ?f3470 ?f3471 ?f3468 ?f3472 ?f3445 ?f3473 ?f3474 ?f3156 ?f2037 ?f3475 ?f3436 ?f3476 ?f3477 ?f3478 ?f3479 ?f3480 ?f3481 ?f3482 ?f3483 ?f3171 ?f3470 ?f3186 ?f2032 ?f3484 ?f3470 ?f2056 ?f2023 ?f3485 ?f3483 ?f3486 ?f2006 ?f3487 ?f3429 ?f3488 ?f2105 ?f3489 ?f3490 ?f3226 ?f3491 ?f3492 ?f3493 ?f3494 ?f3495 ?f3496 ?f2293 ?f2605 ?f2297 ?f3497 ?f3498 ?f3499 ?f3500 ?f3501 ?f2604 ?f2628 ?f3502 ?f3503 ?f3504 ?f3505 ?f3506 ?f3507 ?f3508 ?f3509 ?f2619 ?f3510 ?f3511 ?f3512 ?f2218 ?f3513 ?f2608 ?f3514 ?f3515 ?f3516 ?f3517 ?f3518 ?f3519 ?f3520 ?f3521 ?f2470 ?f3522 ?f3523 ?f3524 ?f2450 ?f3525 ?f2058 ?f2004 ?f3464 ?f2004 ?f3526 ?f3527 ?f3528 ?f2037 ?f3529 ?f2004 ?f3530 ?f2008 ?f3531 ?f3481 ?f3532 ?f3437 ?f3533 ?f2013 ?f3534 ?f3535 ?f3536 ?f3432 ?f3537 ?f3538 ?f3539 ?f3540 ?f3541 ?f2045 ?f3542 ?f3405 ?f3543 ?f3544 ?f3545 ?f3546 ?f3547 ?f3548 ?f3549 ?f3550 ?f2104 ?f2105 ?f3551 ?f3550 ?f3552 ?f3553 ?f3554 ?f2061 ?f3555 ?f3402 ?f3556 ?f2047 ?f3557 ?f3558 ?f3559 ?f3560 ?f3561 ?f3562 ?f3563 ?f3424 ?f3564 ?f1986 ?f3565 ?f2043 ?f3566 ?f1986 ?f3567 ?f3415 ?f3568 ?f3415 ?f3569 ?f2088 ?f3570 ?f2043 ?f3571 ?f2043 ?f3186 ?f1992 ?f3572 ?f2043 ?f3573 ?f3560 ?f3574 ?f3407 ?f3575 ?f2165 ?f3576 ?f3577 ?f3197 ?f3578 ?f3579 ?f3580 ?f3581 ?f3582 ?f3583 ?f3584 ?f3585 ?f3586 ?f3587 ?f2162 ?f3588 ?f3544 ?f3589 ?f3590 ?f3591 ?f2165 ?f3592 ?f2045 ?f3593 ?f2169 ?f3186 ?f3594 ?f3595 ?f3594 ?f3596 ?f3415 ?f3597 ?f3410 ?f3598 ?f3410 ?f3599 ?f2043 ?f3531 ?f3429 ?f3600 ?f3594 ?f3601 ?f3602 ?f2003 ?f1965 ?f3603 ?f2090 ?f3604 ?f2086 ?f3605 ?f3606 ?f3607 ?f1972 ?f3608 ?f3429 ?f3609 ?f3405 ?f3610 ?f1982 ?f3611 ?f3578 ?f3612 ?f3613 ?f3614 ?f3615 ?f3616 ?f2107 ?f3617 ?f2079 ?f3618 ?f3522 ?f3619 ?f3620 ?f3621 ?f2117 ?f3622 ?f2139 ?f3623 ?f3624 ?f3625 ?f2117 ?f3626 ?f3627 ?f3628 ?f3629 ?f3630 ?f3631 ?f3632 ?f3633 ?f3634 ?f3635 ?f3636 ?f3637 ?f3638 ?f3639 ?f3640 ?f3641 ?f3642 ?f2612 ?f3643 ?f3644 ?f2291 ?f3347 ?f3645 ?f3646 ?f3647 ?f2619 ?f3648 ?f3649 ?f3650 ?f3651 ?f3652 ?f3653 ?f3654 ?f3655 ?f3656 ?f3657 ?f3658 ?f3659 ?f3660 ?f3324 ?f3661 ?f3662 ?f3663 ?f3664 ?f3665 ?f3666 ?f3667 ?f2588 ?f2774 ?f2588 ?f3668 ?f3669 ?f3670 ?f3671 ?f3672 ?f3673 ?f2742 ?f3674 ?f3672 ?f3675 ?f3676 ?f3677 ?f3114 ?f3671 ?f3678 ?f3679 ?f3680 ?f3681 ?f3682 ?f3683 ?f3684 ?f3685 ?f3686 ?f3687 ?f3688 ?f3689 ?f3690 ?f3691 ?f3692 ?f3693 ?f3694 ?f3695 ?f3696 ?f3697 ?f2835 ?f2729 ?f3074 ?f2653 ?f3698 ?f3699 ?f3700 ?f2543 ?f2825 ?f2541 ?f2831 ?f2653 ?f2793 ?f2653 ?f3701 ?f3702 ?f2797 ?f2659 ?f3703 ?f3704 ?f3705 ?f3706 ?f3707 ?f3706 ?f3708 ?f3248 ?f3709 ?f3710 ?f3711 ?f3712 ?f3713 ?f3714 ?f3715 ?f3716 ?f3717 ?f3718 ?f3719 ?f3720 ?f3721 ?f3722 ?f3721 ?f3723 ?f3713 ?f3724 ?f3725 ?f3726 ?f3727 ?f3728 ?f3729 ?f3730 ?f3731 ?f3732 ?f3733 ?f3734 ?f3735 ?f3736 ?f3737 ?f3714 ?f3737 ?f3738 ?f3739 ?f3740 ?f3735 ?f3741 ?f3742 ?f3743 ?f3744 ?f3743 ?f3745 ?f3746 ?f3745 ?f3254 ?f3747 ?f3748 ?f3749 ?f3750 ?f3744 ?f2802 ?f3751 ?f3752 ?f3744 ?f3753 ?f3754 ?f3755 ?f3756 ?f3757 ?f3758 ?f3078 ?f3759 ?f3760 ?f3761 ?f3762 ?f3763 ?f3764 ?f3754 ?f3765 ?f3751 ?f3766 ?f3767 ?f3728 ?f3768 ?f3769 ?f3767 ?f3770 ?f3771 ?f3241 ?f3771 ?f3772 ?f3751 ?f3265 ?f3744 ?f3265 ?f3763 ?f3773 ?f3761 ?f3774 ?f3709 ?f2711 ?f3775 ?f3776 ?f3777 ?f3778 ?f3779 ?f3778 ?f3095 ?f3780 ?f3781 ?f3782 ?f2833 ?f3783 ?f3703 ?f2551 ?f3784 ?f3785 ?f3786 ?f3787 ?f3788 ?f3789 ?f3713 ?f3790 ?f3791 ?f3792 ?f3742 ?f3793 ?f3754 ?f3794 ?f3745 ?f3795 ?f3796 ?f3797 ?f3798 ?f2682 ?f3799 ?f3800 ?f3771 ?f3801 ?f3802 ?f3755 ?f3751 ?f3803 ?f3754 ?f3804 ?f3739 ?f3805 ?f3806 ?f3807 ?f3808 ?f3809 ?f3810 ?f3811 ?f3812 ?f3813 ?f3725 ?f3814 ?f3815 ?f3816 ?f3817 ?f3818 ?f2805 ?f3819 ?f3820 ?f3821 ?f3822 ?f3823 ?f2789 ?f3824 ?f3825 ?f3826 ?f3827 ?f3828 ?f3829 ?f3830 ?f3831 ?f3832 ?f3833 ?f3051 ?f3114 ?f3834 ?f3835 ?f3836 ?f3837 ?f2864 ?f3838 ?f3839 ?f3118 ?f3840 ?f3841 ?f3842 ?f3843 ?f3844 ?f3845 ?f3846 ?f3847 ?f3848 ?f2906 ?f3849 ?f3850 ?f2909 ?f3851 ?f3852 ?f3853 ?f2853 ?f3854 ?f3855 ?f3856 ?f3857 ?f3858 ?f3859 ?f2970 ?f3860 ?f2966 ?f2981 ?f3861 ?f3862 ?f3643 ?f3863 ?f3864 ?f3865 ?f3038 ?f3866 ?f3867 ?f3868 ?f3869 ?f3870 ?f3871 ?f3872 ?f3873 ?f3874 ?f3875 ?f3876 ?f3877 ?f3878 ?f3879 ?f3880 ?f3881 ?f3882 ?f3883 ?f3884 ?f3885 ?f3886 ?f3887 ?f3888 ?f3889 ?f3166 ?f3890 ?f3891 ?f3892 ?f3893 ?f3596 ?f3894 ?f3895 ?f3896 ?f3897 ?f3147 ?f3898 ?f3899 ?f3900 ?f3901 ?f3902 ?f3903 ?f3187 ?f3904 ?f3905 ?f3906 ?f3144 ?f3907 ?f3144 ?f31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3 * ?f5 / 2647519"/><draw:equation draw:name="f24" draw:formula="2520821 * ?f4 / 2612594"/><draw:equation draw:name="f25" draw:formula="1643881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2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1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2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3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5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0 * ?f5 / 2647519"/><draw:equation draw:name="f264" draw:formula="2265793 * ?f4 / 2612594"/><draw:equation draw:name="f265" draw:formula="2099801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79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59 * ?f5 / 2647519"/><draw:equation draw:name="f284" draw:formula="2217355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5 * ?f4 / 2612594"/><draw:equation draw:name="f299" draw:formula="2197417 * ?f4 / 2612594"/><draw:equation draw:name="f300" draw:formula="2180272 * ?f4 / 2612594"/><draw:equation draw:name="f301" draw:formula="475386 * ?f5 / 2647519"/><draw:equation draw:name="f302" draw:formula="2153526 * ?f4 / 2612594"/><draw:equation draw:name="f303" draw:formula="477272 * ?f5 / 2647519"/><draw:equation draw:name="f304" draw:formula="2155821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3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1 * ?f5 / 2647519"/><draw:equation draw:name="f387" draw:formula="2051897 * ?f4 / 2612594"/><draw:equation draw:name="f388" draw:formula="2291271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498930 * ?f5 / 2647519"/><draw:equation draw:name="f405" draw:formula="1857612 * ?f4 / 2612594"/><draw:equation draw:name="f406" draw:formula="2490953 * ?f5 / 2647519"/><draw:equation draw:name="f407" draw:formula="1875472 * ?f4 / 2612594"/><draw:equation draw:name="f408" draw:formula="2473808 * ?f5 / 2647519"/><draw:equation draw:name="f409" draw:formula="1909762 * ?f4 / 2612594"/><draw:equation draw:name="f410" draw:formula="2521433 * ?f5 / 2647519"/><draw:equation draw:name="f411" draw:formula="1847850 * ?f4 / 2612594"/><draw:equation draw:name="f412" draw:formula="2509050 * ?f5 / 2647519"/><draw:equation draw:name="f413" draw:formula="1884997 * ?f4 / 2612594"/><draw:equation draw:name="f414" draw:formula="2487143 * ?f5 / 2647519"/><draw:equation draw:name="f415" draw:formula="1925002 * ?f4 / 2612594"/><draw:equation draw:name="f416" draw:formula="2465235 * ?f5 / 2647519"/><draw:equation draw:name="f417" draw:formula="1965960 * ?f4 / 2612594"/><draw:equation draw:name="f418" draw:formula="2445233 * ?f5 / 2647519"/><draw:equation draw:name="f419" draw:formula="1991677 * ?f4 / 2612594"/><draw:equation draw:name="f420" draw:formula="2458568 * ?f5 / 2647519"/><draw:equation draw:name="f421" draw:formula="1965007 * ?f4 / 2612594"/><draw:equation draw:name="f422" draw:formula="2469998 * ?f5 / 2647519"/><draw:equation draw:name="f423" draw:formula="1938337 * ?f4 / 2612594"/><draw:equation draw:name="f424" draw:formula="2478570 * ?f5 / 2647519"/><draw:equation draw:name="f425" draw:formula="1924050 * ?f4 / 2612594"/><draw:equation draw:name="f426" draw:formula="2490000 * ?f5 / 2647519"/><draw:equation draw:name="f427" draw:formula="1905000 * ?f4 / 2612594"/><draw:equation draw:name="f428" draw:formula="2500478 * ?f5 / 2647519"/><draw:equation draw:name="f429" draw:formula="1885950 * ?f4 / 2612594"/><draw:equation draw:name="f430" draw:formula="2459780 * ?f5 / 2647519"/><draw:equation draw:name="f431" draw:formula="1766202 * ?f4 / 2612594"/><draw:equation draw:name="f432" draw:formula="2436660 * ?f5 / 2647519"/><draw:equation draw:name="f433" draw:formula="1806892 * ?f4 / 2612594"/><draw:equation draw:name="f434" draw:formula="2436235 * ?f5 / 2647519"/><draw:equation draw:name="f435" draw:formula="1807870 * ?f4 / 2612594"/><draw:equation draw:name="f436" draw:formula="2459520 * ?f5 / 2647519"/><draw:equation draw:name="f437" draw:formula="1766887 * ?f4 / 2612594"/><draw:equation draw:name="f438" draw:formula="2472460 * ?f5 / 2647519"/><draw:equation draw:name="f439" draw:formula="1674043 * ?f4 / 2612594"/><draw:equation draw:name="f440" draw:formula="2444672 * ?f5 / 2647519"/><draw:equation draw:name="f441" draw:formula="1749965 * ?f4 / 2612594"/><draw:equation draw:name="f442" draw:formula="2386218 * ?f5 / 2647519"/><draw:equation draw:name="f443" draw:formula="1869449 * ?f4 / 2612594"/><draw:equation draw:name="f444" draw:formula="2377659 * ?f5 / 2647519"/><draw:equation draw:name="f445" draw:formula="1882980 * ?f4 / 2612594"/><draw:equation draw:name="f446" draw:formula="2377605 * ?f5 / 2647519"/><draw:equation draw:name="f447" draw:formula="1883092 * ?f4 / 2612594"/><draw:equation draw:name="f448" draw:formula="2357602 * ?f5 / 2647519"/><draw:equation draw:name="f449" draw:formula="1917382 * ?f4 / 2612594"/><draw:equation draw:name="f450" draw:formula="2337600 * ?f5 / 2647519"/><draw:equation draw:name="f451" draw:formula="1954530 * ?f4 / 2612594"/><draw:equation draw:name="f452" draw:formula="2314740 * ?f5 / 2647519"/><draw:equation draw:name="f453" draw:formula="1983105 * ?f4 / 2612594"/><draw:equation draw:name="f454" draw:formula="2295690 * ?f5 / 2647519"/><draw:equation draw:name="f455" draw:formula="2015490 * ?f4 / 2612594"/><draw:equation draw:name="f456" draw:formula="2183295 * ?f5 / 2647519"/><draw:equation draw:name="f457" draw:formula="2142172 * ?f4 / 2612594"/><draw:equation draw:name="f458" draw:formula="2146147 * ?f5 / 2647519"/><draw:equation draw:name="f459" draw:formula="2173605 * ?f4 / 2612594"/><draw:equation draw:name="f460" draw:formula="2142583 * ?f5 / 2647519"/><draw:equation draw:name="f461" draw:formula="2176314 * ?f4 / 2612594"/><draw:equation draw:name="f462" draw:formula="2141045 * ?f5 / 2647519"/><draw:equation draw:name="f463" draw:formula="2177871 * ?f4 / 2612594"/><draw:equation draw:name="f464" draw:formula="2125512 * ?f5 / 2647519"/><draw:equation draw:name="f465" draw:formula="2190534 * ?f4 / 2612594"/><draw:equation draw:name="f466" draw:formula="2112810 * ?f5 / 2647519"/><draw:equation draw:name="f467" draw:formula="2205037 * ?f4 / 2612594"/><draw:equation draw:name="f468" draw:formula="2066137 * ?f5 / 2647519"/><draw:equation draw:name="f469" draw:formula="2240280 * ?f4 / 2612594"/><draw:equation draw:name="f470" draw:formula="2058824 * ?f5 / 2647519"/><draw:equation draw:name="f471" draw:formula="2244899 * ?f4 / 2612594"/><draw:equation draw:name="f472" draw:formula="2038960 * ?f5 / 2647519"/><draw:equation draw:name="f473" draw:formula="2261093 * ?f4 / 2612594"/><draw:equation draw:name="f474" draw:formula="2036091 * ?f5 / 2647519"/><draw:equation draw:name="f475" draw:formula="2262956 * ?f4 / 2612594"/><draw:equation draw:name="f476" draw:formula="2031847 * ?f5 / 2647519"/><draw:equation draw:name="f477" draw:formula="2266950 * ?f4 / 2612594"/><draw:equation draw:name="f478" draw:formula="1994700 * ?f5 / 2647519"/><draw:equation draw:name="f479" draw:formula="2291715 * ?f4 / 2612594"/><draw:equation draw:name="f480" draw:formula="1957552 * ?f5 / 2647519"/><draw:equation draw:name="f481" draw:formula="1953301 * ?f5 / 2647519"/><draw:equation draw:name="f482" draw:formula="2316730 * ?f4 / 2612594"/><draw:equation draw:name="f483" draw:formula="1928148 * ?f5 / 2647519"/><draw:equation draw:name="f484" draw:formula="2333067 * ?f4 / 2612594"/><draw:equation draw:name="f485" draw:formula="1920350 * ?f5 / 2647519"/><draw:equation draw:name="f486" draw:formula="2337000 * ?f4 / 2612594"/><draw:equation draw:name="f487" draw:formula="1912785 * ?f5 / 2647519"/><draw:equation draw:name="f488" draw:formula="2342197 * ?f4 / 2612594"/><draw:equation draw:name="f489" draw:formula="1887067 * ?f5 / 2647519"/><draw:equation draw:name="f490" draw:formula="2356485 * ?f4 / 2612594"/><draw:equation draw:name="f491" draw:formula="1863039 * ?f5 / 2647519"/><draw:equation draw:name="f492" draw:formula="2365908 * ?f4 / 2612594"/><draw:equation draw:name="f493" draw:formula="1809482 * ?f5 / 2647519"/><draw:equation draw:name="f494" draw:formula="2392922 * ?f4 / 2612594"/><draw:equation draw:name="f495" draw:formula="1683836 * ?f5 / 2647519"/><draw:equation draw:name="f496" draw:formula="2439784 * ?f4 / 2612594"/><draw:equation draw:name="f497" draw:formula="1596280 * ?f5 / 2647519"/><draw:equation draw:name="f498" draw:formula="2462297 * ?f4 / 2612594"/><draw:equation draw:name="f499" draw:formula="1667040 * ?f5 / 2647519"/><draw:equation draw:name="f500" draw:formula="1680375 * ?f5 / 2647519"/><draw:equation draw:name="f501" draw:formula="2446019 * ?f4 / 2612594"/><draw:equation draw:name="f502" draw:formula="1723237 * ?f5 / 2647519"/><draw:equation draw:name="f503" draw:formula="2430779 * ?f4 / 2612594"/><draw:equation draw:name="f504" draw:formula="1749907 * ?f5 / 2647519"/><draw:equation draw:name="f505" draw:formula="2422207 * ?f4 / 2612594"/><draw:equation draw:name="f506" draw:formula="1792770 * ?f5 / 2647519"/><draw:equation draw:name="f507" draw:formula="2400299 * ?f4 / 2612594"/><draw:equation draw:name="f508" draw:formula="1841347 * ?f5 / 2647519"/><draw:equation draw:name="f509" draw:formula="2383154 * ?f4 / 2612594"/><draw:equation draw:name="f510" draw:formula="1872470 * ?f5 / 2647519"/><draw:equation draw:name="f511" draw:formula="2370949 * ?f4 / 2612594"/><draw:equation draw:name="f512" draw:formula="1886115 * ?f5 / 2647519"/><draw:equation draw:name="f513" draw:formula="2363152 * ?f4 / 2612594"/><draw:equation draw:name="f514" draw:formula="1898496 * ?f5 / 2647519"/><draw:equation draw:name="f515" draw:formula="2359343 * ?f4 / 2612594"/><draw:equation draw:name="f516" draw:formula="1915642 * ?f5 / 2647519"/><draw:equation draw:name="f517" draw:formula="2349817 * ?f4 / 2612594"/><draw:equation draw:name="f518" draw:formula="1920147 * ?f5 / 2647519"/><draw:equation draw:name="f519" draw:formula="2346686 * ?f4 / 2612594"/><draw:equation draw:name="f520" draw:formula="1931835 * ?f5 / 2647519"/><draw:equation draw:name="f521" draw:formula="2335530 * ?f4 / 2612594"/><draw:equation draw:name="f522" draw:formula="2320290 * ?f4 / 2612594"/><draw:equation draw:name="f523" draw:formula="1986810 * ?f5 / 2647519"/><draw:equation draw:name="f524" draw:formula="2305948 * ?f4 / 2612594"/><draw:equation draw:name="f525" draw:formula="1997557 * ?f5 / 2647519"/><draw:equation draw:name="f526" draw:formula="2299334 * ?f4 / 2612594"/><draw:equation draw:name="f527" draw:formula="2034705 * ?f5 / 2647519"/><draw:equation draw:name="f528" draw:formula="2050897 * ?f5 / 2647519"/><draw:equation draw:name="f529" draw:formula="2259329 * ?f4 / 2612594"/><draw:equation draw:name="f530" draw:formula="2068995 * ?f5 / 2647519"/><draw:equation draw:name="f531" draw:formula="2247899 * ?f4 / 2612594"/><draw:equation draw:name="f532" draw:formula="2115667 * ?f5 / 2647519"/><draw:equation draw:name="f533" draw:formula="2212657 * ?f4 / 2612594"/><draw:equation draw:name="f534" draw:formula="2149005 * ?f5 / 2647519"/><draw:equation draw:name="f535" draw:formula="2181224 * ?f4 / 2612594"/><draw:equation draw:name="f536" draw:formula="2186152 * ?f5 / 2647519"/><draw:equation draw:name="f537" draw:formula="2149792 * ?f4 / 2612594"/><draw:equation draw:name="f538" draw:formula="2298547 * ?f5 / 2647519"/><draw:equation draw:name="f539" draw:formula="2023109 * ?f4 / 2612594"/><draw:equation draw:name="f540" draw:formula="2314015 * ?f5 / 2647519"/><draw:equation draw:name="f541" draw:formula="1996814 * ?f4 / 2612594"/><draw:equation draw:name="f542" draw:formula="1994534 * ?f4 / 2612594"/><draw:equation draw:name="f543" draw:formula="2339505 * ?f5 / 2647519"/><draw:equation draw:name="f544" draw:formula="1956434 * ?f4 / 2612594"/><draw:equation draw:name="f545" draw:formula="2347125 * ?f5 / 2647519"/><draw:equation draw:name="f546" draw:formula="1945004 * ?f4 / 2612594"/><draw:equation draw:name="f547" draw:formula="2357257 * ?f5 / 2647519"/><draw:equation draw:name="f548" draw:formula="1930951 * ?f4 / 2612594"/><draw:equation draw:name="f549" draw:formula="2360460 * ?f5 / 2647519"/><draw:equation draw:name="f550" draw:formula="2380462 * ?f5 / 2647519"/><draw:equation draw:name="f551" draw:formula="1890712 * ?f4 / 2612594"/><draw:equation draw:name="f552" draw:formula="2419515 * ?f5 / 2647519"/><draw:equation draw:name="f553" draw:formula="1809749 * ?f4 / 2612594"/><draw:equation draw:name="f554" draw:formula="2457615 * ?f5 / 2647519"/><draw:equation draw:name="f555" draw:formula="1723072 * ?f4 / 2612594"/><draw:equation draw:name="f556" draw:formula="2468807 * ?f5 / 2647519"/><draw:equation draw:name="f557" draw:formula="1687829 * ?f4 / 2612594"/><draw:equation draw:name="f558" draw:formula="2576677 * ?f5 / 2647519"/><draw:equation draw:name="f559" draw:formula="1589722 * ?f4 / 2612594"/><draw:equation draw:name="f560" draw:formula="2573820 * ?f5 / 2647519"/><draw:equation draw:name="f561" draw:formula="1591627 * ?f4 / 2612594"/><draw:equation draw:name="f562" draw:formula="2585674 * ?f5 / 2647519"/><draw:equation draw:name="f563" draw:formula="1533271 * ?f4 / 2612594"/><draw:equation draw:name="f564" draw:formula="2585332 * ?f5 / 2647519"/><draw:equation draw:name="f565" draw:formula="1534956 * ?f4 / 2612594"/><draw:equation draw:name="f566" draw:formula="2588107 * ?f5 / 2647519"/><draw:equation draw:name="f567" draw:formula="1538287 * ?f4 / 2612594"/><draw:equation draw:name="f568" draw:formula="2596680 * ?f5 / 2647519"/><draw:equation draw:name="f569" draw:formula="1547812 * ?f4 / 2612594"/><draw:equation draw:name="f570" draw:formula="2602395 * ?f5 / 2647519"/><draw:equation draw:name="f571" draw:formula="1544002 * ?f4 / 2612594"/><draw:equation draw:name="f572" draw:formula="2602539 * ?f5 / 2647519"/><draw:equation draw:name="f573" draw:formula="1543271 * ?f4 / 2612594"/><draw:equation draw:name="f574" draw:formula="2598585 * ?f5 / 2647519"/><draw:equation draw:name="f575" draw:formula="1545907 * ?f4 / 2612594"/><draw:equation draw:name="f576" draw:formula="2589060 * ?f5 / 2647519"/><draw:equation draw:name="f577" draw:formula="1537334 * ?f4 / 2612594"/><draw:equation draw:name="f578" draw:formula="2577184 * ?f5 / 2647519"/><draw:equation draw:name="f579" draw:formula="1425070 * ?f4 / 2612594"/><draw:equation draw:name="f580" draw:formula="2576519 * ?f5 / 2647519"/><draw:equation draw:name="f581" draw:formula="1425107 * ?f4 / 2612594"/><draw:equation draw:name="f582" draw:formula="2575314 * ?f5 / 2647519"/><draw:equation draw:name="f583" draw:formula="1425174 * ?f4 / 2612594"/><draw:equation draw:name="f584" draw:formula="2575725 * ?f5 / 2647519"/><draw:equation draw:name="f585" draw:formula="1429702 * ?f4 / 2612594"/><draw:equation draw:name="f586" draw:formula="2574773 * ?f5 / 2647519"/><draw:equation draw:name="f587" draw:formula="1453515 * ?f4 / 2612594"/><draw:equation draw:name="f588" draw:formula="2570963 * ?f5 / 2647519"/><draw:equation draw:name="f589" draw:formula="1467802 * ?f4 / 2612594"/><draw:equation draw:name="f590" draw:formula="2548103 * ?f5 / 2647519"/><draw:equation draw:name="f591" draw:formula="1503997 * ?f4 / 2612594"/><draw:equation draw:name="f592" draw:formula="2542388 * ?f5 / 2647519"/><draw:equation draw:name="f593" draw:formula="1535430 * ?f4 / 2612594"/><draw:equation draw:name="f594" draw:formula="2536673 * ?f5 / 2647519"/><draw:equation draw:name="f595" draw:formula="2527148 * ?f5 / 2647519"/><draw:equation draw:name="f596" draw:formula="2516670 * ?f5 / 2647519"/><draw:equation draw:name="f597" draw:formula="1627822 * ?f4 / 2612594"/><draw:equation draw:name="f598" draw:formula="2505240 * ?f5 / 2647519"/><draw:equation draw:name="f599" draw:formula="1663065 * ?f4 / 2612594"/><draw:equation draw:name="f600" draw:formula="2498573 * ?f5 / 2647519"/><draw:equation draw:name="f601" draw:formula="1690687 * ?f4 / 2612594"/><draw:equation draw:name="f602" draw:formula="1719262 * ?f4 / 2612594"/><draw:equation draw:name="f603" draw:formula="2497030 * ?f5 / 2647519"/><draw:equation draw:name="f604" draw:formula="1709809 * ?f4 / 2612594"/><draw:equation draw:name="f605" draw:formula="2502383 * ?f5 / 2647519"/><draw:equation draw:name="f606" draw:formula="1689734 * ?f4 / 2612594"/><draw:equation draw:name="f607" draw:formula="2507145 * ?f5 / 2647519"/><draw:equation draw:name="f608" draw:formula="1661159 * ?f4 / 2612594"/><draw:equation draw:name="f609" draw:formula="2518575 * ?f5 / 2647519"/><draw:equation draw:name="f610" draw:formula="1625917 * ?f4 / 2612594"/><draw:equation draw:name="f611" draw:formula="2529053 * ?f5 / 2647519"/><draw:equation draw:name="f612" draw:formula="2538578 * ?f5 / 2647519"/><draw:equation draw:name="f613" draw:formula="2544293 * ?f5 / 2647519"/><draw:equation draw:name="f614" draw:formula="1533524 * ?f4 / 2612594"/><draw:equation draw:name="f615" draw:formula="2550008 * ?f5 / 2647519"/><draw:equation draw:name="f616" draw:formula="1502092 * ?f4 / 2612594"/><draw:equation draw:name="f617" draw:formula="2572868 * ?f5 / 2647519"/><draw:equation draw:name="f618" draw:formula="1465897 * ?f4 / 2612594"/><draw:equation draw:name="f619" draw:formula="2557628 * ?f5 / 2647519"/><draw:equation draw:name="f620" draw:formula="1539239 * ?f4 / 2612594"/><draw:equation draw:name="f621" draw:formula="2546198 * ?f5 / 2647519"/><draw:equation draw:name="f622" draw:formula="1600199 * ?f4 / 2612594"/><draw:equation draw:name="f623" draw:formula="2520480 * ?f5 / 2647519"/><draw:equation draw:name="f624" draw:formula="1678304 * ?f4 / 2612594"/><draw:equation draw:name="f625" draw:formula="2515392 * ?f5 / 2647519"/><draw:equation draw:name="f626" draw:formula="1686218 * ?f4 / 2612594"/><draw:equation draw:name="f627" draw:formula="2513217 * ?f5 / 2647519"/><draw:equation draw:name="f628" draw:formula="1698069 * ?f4 / 2612594"/><draw:equation draw:name="f629" draw:formula="2506193 * ?f5 / 2647519"/><draw:equation draw:name="f630" draw:formula="1718310 * ?f4 / 2612594"/><draw:equation draw:name="f631" draw:formula="2479523 * ?f5 / 2647519"/><draw:equation draw:name="f632" draw:formula="1776412 * ?f4 / 2612594"/><draw:equation draw:name="f633" draw:formula="2467140 * ?f5 / 2647519"/><draw:equation draw:name="f634" draw:formula="1823085 * ?f4 / 2612594"/><draw:equation draw:name="f635" draw:formula="2449995 * ?f5 / 2647519"/><draw:equation draw:name="f636" draw:formula="1840230 * ?f4 / 2612594"/><draw:equation draw:name="f637" draw:formula="2424278 * ?f5 / 2647519"/><draw:equation draw:name="f638" draw:formula="1930717 * ?f4 / 2612594"/><draw:equation draw:name="f639" draw:formula="2361413 * ?f5 / 2647519"/><draw:equation draw:name="f640" draw:formula="1990725 * ?f4 / 2612594"/><draw:equation draw:name="f641" draw:formula="2322360 * ?f5 / 2647519"/><draw:equation draw:name="f642" draw:formula="2049780 * ?f4 / 2612594"/><draw:equation draw:name="f643" draw:formula="2296643 * ?f5 / 2647519"/><draw:equation draw:name="f644" draw:formula="2083117 * ?f4 / 2612594"/><draw:equation draw:name="f645" draw:formula="2269020 * ?f5 / 2647519"/><draw:equation draw:name="f646" draw:formula="2115502 * ?f4 / 2612594"/><draw:equation draw:name="f647" draw:formula="2259495 * ?f5 / 2647519"/><draw:equation draw:name="f648" draw:formula="2128837 * ?f4 / 2612594"/><draw:equation draw:name="f649" draw:formula="2249018 * ?f5 / 2647519"/><draw:equation draw:name="f650" draw:formula="2232825 * ?f5 / 2647519"/><draw:equation draw:name="f651" draw:formula="2206342 * ?f5 / 2647519"/><draw:equation draw:name="f652" draw:formula="2184829 * ?f4 / 2612594"/><draw:equation draw:name="f653" draw:formula="2207107 * ?f5 / 2647519"/><draw:equation draw:name="f654" draw:formula="2187892 * ?f4 / 2612594"/><draw:equation draw:name="f655" draw:formula="2179485 * ?f5 / 2647519"/><draw:equation draw:name="f656" draw:formula="2149957 * ?f5 / 2647519"/><draw:equation draw:name="f657" draw:formula="2126145 * ?f5 / 2647519"/><draw:equation draw:name="f658" draw:formula="2256472 * ?f4 / 2612594"/><draw:equation draw:name="f659" draw:formula="2103587 * ?f5 / 2647519"/><draw:equation draw:name="f660" draw:formula="2272957 * ?f4 / 2612594"/><draw:equation draw:name="f661" draw:formula="2107095 * ?f5 / 2647519"/><draw:equation draw:name="f662" draw:formula="2272665 * ?f4 / 2612594"/><draw:equation draw:name="f663" draw:formula="2131860 * ?f5 / 2647519"/><draw:equation draw:name="f664" draw:formula="2254567 * ?f4 / 2612594"/><draw:equation draw:name="f665" draw:formula="2155673 * ?f5 / 2647519"/><draw:equation draw:name="f666" draw:formula="2185200 * ?f5 / 2647519"/><draw:equation draw:name="f667" draw:formula="2214562 * ?f4 / 2612594"/><draw:equation draw:name="f668" draw:formula="2212823 * ?f5 / 2647519"/><draw:equation draw:name="f669" draw:formula="2185987 * ?f4 / 2612594"/><draw:equation draw:name="f670" draw:formula="2211870 * ?f5 / 2647519"/><draw:equation draw:name="f671" draw:formula="2182177 * ?f4 / 2612594"/><draw:equation draw:name="f672" draw:formula="2238540 * ?f5 / 2647519"/><draw:equation draw:name="f673" draw:formula="2152650 * ?f4 / 2612594"/><draw:equation draw:name="f674" draw:formula="2254733 * ?f5 / 2647519"/><draw:equation draw:name="f675" draw:formula="2139315 * ?f4 / 2612594"/><draw:equation draw:name="f676" draw:formula="2265210 * ?f5 / 2647519"/><draw:equation draw:name="f677" draw:formula="2125980 * ?f4 / 2612594"/><draw:equation draw:name="f678" draw:formula="2274735 * ?f5 / 2647519"/><draw:equation draw:name="f679" draw:formula="2112645 * ?f4 / 2612594"/><draw:equation draw:name="f680" draw:formula="2302358 * ?f5 / 2647519"/><draw:equation draw:name="f681" draw:formula="2080260 * ?f4 / 2612594"/><draw:equation draw:name="f682" draw:formula="2328075 * ?f5 / 2647519"/><draw:equation draw:name="f683" draw:formula="2046922 * ?f4 / 2612594"/><draw:equation draw:name="f684" draw:formula="2367128 * ?f5 / 2647519"/><draw:equation draw:name="f685" draw:formula="1987867 * ?f4 / 2612594"/><draw:equation draw:name="f686" draw:formula="2402370 * ?f5 / 2647519"/><draw:equation draw:name="f687" draw:formula="1927860 * ?f4 / 2612594"/><draw:equation draw:name="f688" draw:formula="2429993 * ?f5 / 2647519"/><draw:equation draw:name="f689" draw:formula="2455710 * ?f5 / 2647519"/><draw:equation draw:name="f690" draw:formula="1837372 * ?f4 / 2612594"/><draw:equation draw:name="f691" draw:formula="1820227 * ?f4 / 2612594"/><draw:equation draw:name="f692" draw:formula="2472855 * ?f5 / 2647519"/><draw:equation draw:name="f693" draw:formula="1804035 * ?f4 / 2612594"/><draw:equation draw:name="f694" draw:formula="2485238 * ?f5 / 2647519"/><draw:equation draw:name="f695" draw:formula="1773555 * ?f4 / 2612594"/><draw:equation draw:name="f696" draw:formula="2511908 * ?f5 / 2647519"/><draw:equation draw:name="f697" draw:formula="1715452 * ?f4 / 2612594"/><draw:equation draw:name="f698" draw:formula="2522385 * ?f5 / 2647519"/><draw:equation draw:name="f699" draw:formula="1676400 * ?f4 / 2612594"/><draw:equation draw:name="f700" draw:formula="1598295 * ?f4 / 2612594"/><draw:equation draw:name="f701" draw:formula="2559533 * ?f5 / 2647519"/><draw:equation draw:name="f702" draw:formula="1537335 * ?f4 / 2612594"/><draw:equation draw:name="f703" draw:formula="1463992 * ?f4 / 2612594"/><draw:equation draw:name="f704" draw:formula="2578209 * ?f5 / 2647519"/><draw:equation draw:name="f705" draw:formula="1451109 * ?f4 / 2612594"/><draw:equation draw:name="f706" draw:formula="1450657 * ?f4 / 2612594"/><draw:equation draw:name="f707" draw:formula="1426845 * ?f4 / 2612594"/><draw:equation draw:name="f708" draw:formula="2597632 * ?f5 / 2647519"/><draw:equation draw:name="f709" draw:formula="1404937 * ?f4 / 2612594"/><draw:equation draw:name="f710" draw:formula="2586540 * ?f5 / 2647519"/><draw:equation draw:name="f711" draw:formula="1451152 * ?f4 / 2612594"/><draw:equation draw:name="f712" draw:formula="2586541 * ?f5 / 2647519"/><draw:equation draw:name="f713" draw:formula="2597633 * ?f5 / 2647519"/><draw:equation draw:name="f714" draw:formula="1404938 * ?f4 / 2612594"/><draw:equation draw:name="f715" draw:formula="2606205 * ?f5 / 2647519"/><draw:equation draw:name="f716" draw:formula="1395412 * ?f4 / 2612594"/><draw:equation draw:name="f717" draw:formula="2600490 * ?f5 / 2647519"/><draw:equation draw:name="f718" draw:formula="1407795 * ?f4 / 2612594"/><draw:equation draw:name="f719" draw:formula="2599180 * ?f5 / 2647519"/><draw:equation draw:name="f720" draw:formula="1433750 * ?f4 / 2612594"/><draw:equation draw:name="f721" draw:formula="1458277 * ?f4 / 2612594"/><draw:equation draw:name="f722" draw:formula="1487586 * ?f4 / 2612594"/><draw:equation draw:name="f723" draw:formula="1490934 * ?f4 / 2612594"/><draw:equation draw:name="f724" draw:formula="1407794 * ?f4 / 2612594"/><draw:equation draw:name="f725" draw:formula="2606836 * ?f5 / 2647519"/><draw:equation draw:name="f726" draw:formula="1398173 * ?f4 / 2612594"/><draw:equation draw:name="f727" draw:formula="2565247 * ?f5 / 2647519"/><draw:equation draw:name="f728" draw:formula="1354454 * ?f4 / 2612594"/><draw:equation draw:name="f729" draw:formula="2559005 * ?f5 / 2647519"/><draw:equation draw:name="f730" draw:formula="1369208 * ?f4 / 2612594"/><draw:equation draw:name="f731" draw:formula="2556675 * ?f5 / 2647519"/><draw:equation draw:name="f732" draw:formula="1390650 * ?f4 / 2612594"/><draw:equation draw:name="f733" draw:formula="2553670 * ?f5 / 2647519"/><draw:equation draw:name="f734" draw:formula="1380633 * ?f4 / 2612594"/><draw:equation draw:name="f735" draw:formula="2552571 * ?f5 / 2647519"/><draw:equation draw:name="f736" draw:formula="1382047 * ?f4 / 2612594"/><draw:equation draw:name="f737" draw:formula="2555723 * ?f5 / 2647519"/><draw:equation draw:name="f738" draw:formula="1392555 * ?f4 / 2612594"/><draw:equation draw:name="f739" draw:formula="2553818 * ?f5 / 2647519"/><draw:equation draw:name="f740" draw:formula="1420177 * ?f4 / 2612594"/><draw:equation draw:name="f741" draw:formula="2560581 * ?f5 / 2647519"/><draw:equation draw:name="f742" draw:formula="1420013 * ?f4 / 2612594"/><draw:equation draw:name="f743" draw:formula="2558580 * ?f5 / 2647519"/><draw:equation draw:name="f744" draw:formula="1413509 * ?f4 / 2612594"/><draw:equation draw:name="f745" draw:formula="2560485 * ?f5 / 2647519"/><draw:equation draw:name="f746" draw:formula="1398269 * ?f4 / 2612594"/><draw:equation draw:name="f747" draw:formula="2645258 * ?f5 / 2647519"/><draw:equation draw:name="f748" draw:formula="1328737 * ?f4 / 2612594"/><draw:equation draw:name="f749" draw:formula="2647163 * ?f5 / 2647519"/><draw:equation draw:name="f750" draw:formula="1329689 * ?f4 / 2612594"/><draw:equation draw:name="f751" draw:formula="2646210 * ?f5 / 2647519"/><draw:equation draw:name="f752" draw:formula="1369694 * ?f4 / 2612594"/><draw:equation draw:name="f753" draw:formula="1397317 * ?f4 / 2612594"/><draw:equation draw:name="f754" draw:formula="2644305 * ?f5 / 2647519"/><draw:equation draw:name="f755" draw:formula="1447799 * ?f4 / 2612594"/><draw:equation draw:name="f756" draw:formula="2641448 * ?f5 / 2647519"/><draw:equation draw:name="f757" draw:formula="1476374 * ?f4 / 2612594"/><draw:equation draw:name="f758" draw:formula="2632875 * ?f5 / 2647519"/><draw:equation draw:name="f759" draw:formula="1518284 * ?f4 / 2612594"/><draw:equation draw:name="f760" draw:formula="2630018 * ?f5 / 2647519"/><draw:equation draw:name="f761" draw:formula="1553527 * ?f4 / 2612594"/><draw:equation draw:name="f762" draw:formula="2615730 * ?f5 / 2647519"/><draw:equation draw:name="f763" draw:formula="1618297 * ?f4 / 2612594"/><draw:equation draw:name="f764" draw:formula="1674494 * ?f4 / 2612594"/><draw:equation draw:name="f765" draw:formula="2578583 * ?f5 / 2647519"/><draw:equation draw:name="f766" draw:formula="1684972 * ?f4 / 2612594"/><draw:equation draw:name="f767" draw:formula="2580488 * ?f5 / 2647519"/><draw:equation draw:name="f768" draw:formula="1679257 * ?f4 / 2612594"/><draw:equation draw:name="f769" draw:formula="2584298 * ?f5 / 2647519"/><draw:equation draw:name="f770" draw:formula="1639252 * ?f4 / 2612594"/><draw:equation draw:name="f771" draw:formula="1597342 * ?f4 / 2612594"/><draw:equation draw:name="f772" draw:formula="2610015 * ?f5 / 2647519"/><draw:equation draw:name="f773" draw:formula="1590675 * ?f4 / 2612594"/><draw:equation draw:name="f774" draw:formula="1590674 * ?f4 / 2612594"/><draw:equation draw:name="f775" draw:formula="2622398 * ?f5 / 2647519"/><draw:equation draw:name="f776" draw:formula="2629065 * ?f5 / 2647519"/><draw:equation draw:name="f777" draw:formula="1483994 * ?f4 / 2612594"/><draw:equation draw:name="f778" draw:formula="2634780 * ?f5 / 2647519"/><draw:equation draw:name="f779" draw:formula="1448752 * ?f4 / 2612594"/><draw:equation draw:name="f780" draw:formula="2639543 * ?f5 / 2647519"/><draw:equation draw:name="f781" draw:formula="1415414 * ?f4 / 2612594"/><draw:equation draw:name="f782" draw:formula="1383982 * ?f4 / 2612594"/><draw:equation draw:name="f783" draw:formula="2642400 * ?f5 / 2647519"/><draw:equation draw:name="f784" draw:formula="1357312 * ?f4 / 2612594"/><draw:equation draw:name="f785" draw:formula="1343024 * ?f4 / 2612594"/><draw:equation draw:name="f786" draw:formula="134151 * ?f5 / 2647519"/><draw:equation draw:name="f787" draw:formula="887095 * ?f4 / 2612594"/><draw:equation draw:name="f788" draw:formula="134625 * ?f5 / 2647519"/><draw:equation draw:name="f789" draw:formula="887332 * ?f4 / 2612594"/><draw:equation draw:name="f790" draw:formula="134670 * ?f5 / 2647519"/><draw:equation draw:name="f791" draw:formula="887199 * ?f4 / 2612594"/><draw:equation draw:name="f792" draw:formula="191618 * ?f5 / 2647519"/><draw:equation draw:name="f793" draw:formula="750570 * ?f4 / 2612594"/><draw:equation draw:name="f794" draw:formula="170663 * ?f5 / 2647519"/><draw:equation draw:name="f795" draw:formula="789622 * ?f4 / 2612594"/><draw:equation draw:name="f796" draw:formula="153518 * ?f5 / 2647519"/><draw:equation draw:name="f797" draw:formula="803910 * ?f4 / 2612594"/><draw:equation draw:name="f798" draw:formula="153477 * ?f5 / 2647519"/><draw:equation draw:name="f799" draw:formula="804822 * ?f4 / 2612594"/><draw:equation draw:name="f800" draw:formula="151819 * ?f5 / 2647519"/><draw:equation draw:name="f801" draw:formula="841286 * ?f4 / 2612594"/><draw:equation draw:name="f802" draw:formula="151866 * ?f5 / 2647519"/><draw:equation draw:name="f803" draw:formula="841199 * ?f4 / 2612594"/><draw:equation draw:name="f804" draw:formula="804862 * ?f4 / 2612594"/><draw:equation draw:name="f805" draw:formula="790574 * ?f4 / 2612594"/><draw:equation draw:name="f806" draw:formula="751522 * ?f4 / 2612594"/><draw:equation draw:name="f807" draw:formula="192332 * ?f5 / 2647519"/><draw:equation draw:name="f808" draw:formula="751998 * ?f4 / 2612594"/><draw:equation draw:name="f809" draw:formula="192689 * ?f5 / 2647519"/><draw:equation draw:name="f810" draw:formula="751284 * ?f4 / 2612594"/><draw:equation draw:name="f811" draw:formula="203047 * ?f5 / 2647519"/><draw:equation draw:name="f812" draw:formula="667702 * ?f4 / 2612594"/><draw:equation draw:name="f813" draw:formula="189712 * ?f5 / 2647519"/><draw:equation draw:name="f814" draw:formula="677227 * ?f4 / 2612594"/><draw:equation draw:name="f815" draw:formula="169710 * ?f5 / 2647519"/><draw:equation draw:name="f816" draw:formula="719137 * ?f4 / 2612594"/><draw:equation draw:name="f817" draw:formula="174286 * ?f5 / 2647519"/><draw:equation draw:name="f818" draw:formula="722798 * ?f4 / 2612594"/><draw:equation draw:name="f819" draw:formula="174435 * ?f5 / 2647519"/><draw:equation draw:name="f820" draw:formula="722155 * ?f4 / 2612594"/><draw:equation draw:name="f821" draw:formula="190665 * ?f5 / 2647519"/><draw:equation draw:name="f822" draw:formula="202473 * ?f5 / 2647519"/><draw:equation draw:name="f823" draw:formula="668793 * ?f4 / 2612594"/><draw:equation draw:name="f824" draw:formula="276390 * ?f5 / 2647519"/><draw:equation draw:name="f825" draw:formula="613410 * ?f4 / 2612594"/><draw:equation draw:name="f826" draw:formula="275187 * ?f5 / 2647519"/><draw:equation draw:name="f827" draw:formula="614373 * ?f4 / 2612594"/><draw:equation draw:name="f828" draw:formula="270080 * ?f5 / 2647519"/><draw:equation draw:name="f829" draw:formula="634008 * ?f4 / 2612594"/><draw:equation draw:name="f830" draw:formula="266865 * ?f5 / 2647519"/><draw:equation draw:name="f831" draw:formula="643890 * ?f4 / 2612594"/><draw:equation draw:name="f832" draw:formula="179235 * ?f5 / 2647519"/><draw:equation draw:name="f833" draw:formula="166852 * ?f5 / 2647519"/><draw:equation draw:name="f834" draw:formula="842962 * ?f4 / 2612594"/><draw:equation draw:name="f835" draw:formula="155422 * ?f5 / 2647519"/><draw:equation draw:name="f836" draw:formula="882967 * ?f4 / 2612594"/><draw:equation draw:name="f837" draw:formula="130657 * ?f5 / 2647519"/><draw:equation draw:name="f838" draw:formula="966787 * ?f4 / 2612594"/><draw:equation draw:name="f839" draw:formula="114465 * ?f5 / 2647519"/><draw:equation draw:name="f840" draw:formula="1023937 * ?f4 / 2612594"/><draw:equation draw:name="f841" draw:formula="106845 * ?f5 / 2647519"/><draw:equation draw:name="f842" draw:formula="1066800 * ?f4 / 2612594"/><draw:equation draw:name="f843" draw:formula="103035 * ?f5 / 2647519"/><draw:equation draw:name="f844" draw:formula="1088707 * ?f4 / 2612594"/><draw:equation draw:name="f845" draw:formula="100177 * ?f5 / 2647519"/><draw:equation draw:name="f846" draw:formula="1110615 * ?f4 / 2612594"/><draw:equation draw:name="f847" draw:formula="91605 * ?f5 / 2647519"/><draw:equation draw:name="f848" draw:formula="1169670 * ?f4 / 2612594"/><draw:equation draw:name="f849" draw:formula="88747 * ?f5 / 2647519"/><draw:equation draw:name="f850" draw:formula="1205865 * ?f4 / 2612594"/><draw:equation draw:name="f851" draw:formula="93510 * ?f5 / 2647519"/><draw:equation draw:name="f852" draw:formula="1243965 * ?f4 / 2612594"/><draw:equation draw:name="f853" draw:formula="95742 * ?f5 / 2647519"/><draw:equation draw:name="f854" draw:formula="1223205 * ?f4 / 2612594"/><draw:equation draw:name="f855" draw:formula="95415 * ?f5 / 2647519"/><draw:equation draw:name="f856" draw:formula="1216342 * ?f4 / 2612594"/><draw:equation draw:name="f857" draw:formula="99225 * ?f5 / 2647519"/><draw:equation draw:name="f858" draw:formula="1176337 * ?f4 / 2612594"/><draw:equation draw:name="f859" draw:formula="107797 * ?f5 / 2647519"/><draw:equation draw:name="f860" draw:formula="1117282 * ?f4 / 2612594"/><draw:equation draw:name="f861" draw:formula="114596 * ?f5 / 2647519"/><draw:equation draw:name="f862" draw:formula="1109123 * ?f4 / 2612594"/><draw:equation draw:name="f863" draw:formula="124469 * ?f5 / 2647519"/><draw:equation draw:name="f864" draw:formula="1043051 * ?f4 / 2612594"/><draw:equation draw:name="f865" draw:formula="123990 * ?f5 / 2647519"/><draw:equation draw:name="f866" draw:formula="1031557 * ?f4 / 2612594"/><draw:equation draw:name="f867" draw:formula="133400 * ?f5 / 2647519"/><draw:equation draw:name="f868" draw:formula="1004581 * ?f4 / 2612594"/><draw:equation draw:name="f869" draw:formula="138999 * ?f5 / 2647519"/><draw:equation draw:name="f870" draw:formula="981931 * ?f4 / 2612594"/><draw:equation draw:name="f871" draw:formula="137325 * ?f5 / 2647519"/><draw:equation draw:name="f872" draw:formula="985837 * ?f4 / 2612594"/><draw:equation draw:name="f873" draw:formula="131610 * ?f5 / 2647519"/><draw:equation draw:name="f874" draw:formula="983932 * ?f4 / 2612594"/><draw:equation draw:name="f875" draw:formula="117322 * ?f5 / 2647519"/><draw:equation draw:name="f876" draw:formula="1024890 * ?f4 / 2612594"/><draw:equation draw:name="f877" draw:formula="118275 * ?f5 / 2647519"/><draw:equation draw:name="f878" draw:formula="1047750 * ?f4 / 2612594"/><draw:equation draw:name="f879" draw:formula="111607 * ?f5 / 2647519"/><draw:equation draw:name="f880" draw:formula="1091565 * ?f4 / 2612594"/><draw:equation draw:name="f881" draw:formula="110655 * ?f5 / 2647519"/><draw:equation draw:name="f882" draw:formula="1099185 * ?f4 / 2612594"/><draw:equation draw:name="f883" draw:formula="101130 * ?f5 / 2647519"/><draw:equation draw:name="f884" draw:formula="103987 * ?f5 / 2647519"/><draw:equation draw:name="f885" draw:formula="115417 * ?f5 / 2647519"/><draw:equation draw:name="f886" draw:formula="156375 * ?f5 / 2647519"/><draw:equation draw:name="f887" draw:formula="167805 * ?f5 / 2647519"/><draw:equation draw:name="f888" draw:formula="180187 * ?f5 / 2647519"/><draw:equation draw:name="f889" draw:formula="267817 * ?f5 / 2647519"/><draw:equation draw:name="f890" draw:formula="293536 * ?f5 / 2647519"/><draw:equation draw:name="f891" draw:formula="518160 * ?f4 / 2612594"/><draw:equation draw:name="f892" draw:formula="293535 * ?f5 / 2647519"/><draw:equation draw:name="f893" draw:formula="298297 * ?f5 / 2647519"/><draw:equation draw:name="f894" draw:formula="521970 * ?f4 / 2612594"/><draw:equation draw:name="f895" draw:formula="521969 * ?f4 / 2612594"/><draw:equation draw:name="f896" draw:formula="465169 * ?f5 / 2647519"/><draw:equation draw:name="f897" draw:formula="382550 * ?f4 / 2612594"/><draw:equation draw:name="f898" draw:formula="464986 * ?f5 / 2647519"/><draw:equation draw:name="f899" draw:formula="382696 * ?f4 / 2612594"/><draw:equation draw:name="f900" draw:formula="464431 * ?f5 / 2647519"/><draw:equation draw:name="f901" draw:formula="383323 * ?f4 / 2612594"/><draw:equation draw:name="f902" draw:formula="456650 * ?f5 / 2647519"/><draw:equation draw:name="f903" draw:formula="391477 * ?f4 / 2612594"/><draw:equation draw:name="f904" draw:formula="454683 * ?f5 / 2647519"/><draw:equation draw:name="f905" draw:formula="394339 * ?f4 / 2612594"/><draw:equation draw:name="f906" draw:formula="453399 * ?f5 / 2647519"/><draw:equation draw:name="f907" draw:formula="395790 * ?f4 / 2612594"/><draw:equation draw:name="f908" draw:formula="403860 * ?f4 / 2612594"/><draw:equation draw:name="f909" draw:formula="389738 * ?f5 / 2647519"/><draw:equation draw:name="f910" draw:formula="472440 * ?f4 / 2612594"/><draw:equation draw:name="f911" draw:formula="373545 * ?f5 / 2647519"/><draw:equation draw:name="f912" draw:formula="491490 * ?f4 / 2612594"/><draw:equation draw:name="f913" draw:formula="357353 * ?f5 / 2647519"/><draw:equation draw:name="f914" draw:formula="511492 * ?f4 / 2612594"/><draw:equation draw:name="f915" draw:formula="285782 * ?f5 / 2647519"/><draw:equation draw:name="f916" draw:formula="590597 * ?f4 / 2612594"/><draw:equation draw:name="f917" draw:formula="358305 * ?f5 / 2647519"/><draw:equation draw:name="f918" draw:formula="510540 * ?f4 / 2612594"/><draw:equation draw:name="f919" draw:formula="374497 * ?f5 / 2647519"/><draw:equation draw:name="f920" draw:formula="490537 * ?f4 / 2612594"/><draw:equation draw:name="f921" draw:formula="390690 * ?f5 / 2647519"/><draw:equation draw:name="f922" draw:formula="471487 * ?f4 / 2612594"/><draw:equation draw:name="f923" draw:formula="448792 * ?f5 / 2647519"/><draw:equation draw:name="f924" draw:formula="402907 * ?f4 / 2612594"/><draw:equation draw:name="f925" draw:formula="489348 * ?f5 / 2647519"/><draw:equation draw:name="f926" draw:formula="316869 * ?f4 / 2612594"/><draw:equation draw:name="f927" draw:formula="481127 * ?f5 / 2647519"/><draw:equation draw:name="f928" draw:formula="319733 * ?f4 / 2612594"/><draw:equation draw:name="f929" draw:formula="475013 * ?f5 / 2647519"/><draw:equation draw:name="f930" draw:formula="322003 * ?f4 / 2612594"/><draw:equation draw:name="f931" draw:formula="473558 * ?f5 / 2647519"/><draw:equation draw:name="f932" draw:formula="323849 * ?f4 / 2612594"/><draw:equation draw:name="f933" draw:formula="463080 * ?f5 / 2647519"/><draw:equation draw:name="f934" draw:formula="333374 * ?f4 / 2612594"/><draw:equation draw:name="f935" draw:formula="436410 * ?f5 / 2647519"/><draw:equation draw:name="f936" draw:formula="350519 * ?f4 / 2612594"/><draw:equation draw:name="f937" draw:formula="418313 * ?f5 / 2647519"/><draw:equation draw:name="f938" draw:formula="370522 * ?f4 / 2612594"/><draw:equation draw:name="f939" draw:formula="401168 * ?f5 / 2647519"/><draw:equation draw:name="f940" draw:formula="390524 * ?f4 / 2612594"/><draw:equation draw:name="f941" draw:formula="401002 * ?f4 / 2612594"/><draw:equation draw:name="f942" draw:formula="389349 * ?f5 / 2647519"/><draw:equation draw:name="f943" draw:formula="400516 * ?f4 / 2612594"/><draw:equation draw:name="f944" draw:formula="378546 * ?f5 / 2647519"/><draw:equation draw:name="f945" draw:formula="413504 * ?f4 / 2612594"/><draw:equation draw:name="f946" draw:formula="360210 * ?f5 / 2647519"/><draw:equation draw:name="f947" draw:formula="436245 * ?f4 / 2612594"/><draw:equation draw:name="f948" draw:formula="330683 * ?f5 / 2647519"/><draw:equation draw:name="f949" draw:formula="468630 * ?f4 / 2612594"/><draw:equation draw:name="f950" draw:formula="335445 * ?f5 / 2647519"/><draw:equation draw:name="f951" draw:formula="474344 * ?f4 / 2612594"/><draw:equation draw:name="f952" draw:formula="335536 * ?f5 / 2647519"/><draw:equation draw:name="f953" draw:formula="474264 * ?f4 / 2612594"/><draw:equation draw:name="f954" draw:formula="331635 * ?f5 / 2647519"/><draw:equation draw:name="f955" draw:formula="469582 * ?f4 / 2612594"/><draw:equation draw:name="f956" draw:formula="361162 * ?f5 / 2647519"/><draw:equation draw:name="f957" draw:formula="437197 * ?f4 / 2612594"/><draw:equation draw:name="f958" draw:formula="402120 * ?f5 / 2647519"/><draw:equation draw:name="f959" draw:formula="390525 * ?f4 / 2612594"/><draw:equation draw:name="f960" draw:formula="419265 * ?f5 / 2647519"/><draw:equation draw:name="f961" draw:formula="437362 * ?f5 / 2647519"/><draw:equation draw:name="f962" draw:formula="350520 * ?f4 / 2612594"/><draw:equation draw:name="f963" draw:formula="464032 * ?f5 / 2647519"/><draw:equation draw:name="f964" draw:formula="333375 * ?f4 / 2612594"/><draw:equation draw:name="f965" draw:formula="474510 * ?f5 / 2647519"/><draw:equation draw:name="f966" draw:formula="323850 * ?f4 / 2612594"/><draw:equation draw:name="f967" draw:formula="485940 * ?f5 / 2647519"/><draw:equation draw:name="f968" draw:formula="319564 * ?f4 / 2612594"/><draw:equation draw:name="f969" draw:formula="489548 * ?f5 / 2647519"/><draw:equation draw:name="f970" draw:formula="318444 * ?f4 / 2612594"/><draw:equation draw:name="f971" draw:formula="1868970 * ?f5 / 2647519"/><draw:equation draw:name="f972" draw:formula="144780 * ?f4 / 2612594"/><draw:equation draw:name="f973" draw:formula="1917547 * ?f5 / 2647519"/><draw:equation draw:name="f974" draw:formula="166687 * ?f4 / 2612594"/><draw:equation draw:name="f975" draw:formula="1938502 * ?f5 / 2647519"/><draw:equation draw:name="f976" draw:formula="183832 * ?f4 / 2612594"/><draw:equation draw:name="f977" draw:formula="160972 * ?f4 / 2612594"/><draw:equation draw:name="f978" draw:formula="1710855 * ?f5 / 2647519"/><draw:equation draw:name="f979" draw:formula="75247 * ?f4 / 2612594"/><draw:equation draw:name="f980" draw:formula="1748955 * ?f5 / 2647519"/><draw:equation draw:name="f981" draw:formula="83819 * ?f4 / 2612594"/><draw:equation draw:name="f982" draw:formula="1802295 * ?f5 / 2647519"/><draw:equation draw:name="f983" draw:formula="110489 * ?f4 / 2612594"/><draw:equation draw:name="f984" draw:formula="1137451 * ?f5 / 2647519"/><draw:equation draw:name="f985" draw:formula="68937 * ?f4 / 2612594"/><draw:equation draw:name="f986" draw:formula="1117448 * ?f5 / 2647519"/><draw:equation draw:name="f987" draw:formula="71437 * ?f4 / 2612594"/><draw:equation draw:name="f988" draw:formula="1074585 * ?f5 / 2647519"/><draw:equation draw:name="f989" draw:formula="77152 * ?f4 / 2612594"/><draw:equation draw:name="f990" draw:formula="1032675 * ?f5 / 2647519"/><draw:equation draw:name="f991" draw:formula="86677 * ?f4 / 2612594"/><draw:equation draw:name="f992" draw:formula="1014578 * ?f5 / 2647519"/><draw:equation draw:name="f993" draw:formula="92392 * ?f4 / 2612594"/><draw:equation draw:name="f994" draw:formula="993623 * ?f5 / 2647519"/><draw:equation draw:name="f995" draw:formula="98107 * ?f4 / 2612594"/><draw:equation draw:name="f996" draw:formula="947769 * ?f5 / 2647519"/><draw:equation draw:name="f997" draw:formula="107115 * ?f4 / 2612594"/><draw:equation draw:name="f998" draw:formula="939330 * ?f5 / 2647519"/><draw:equation draw:name="f999" draw:formula="110490 * ?f4 / 2612594"/><draw:equation draw:name="f1000" draw:formula="881228 * ?f5 / 2647519"/><draw:equation draw:name="f1001" draw:formula="130492 * ?f4 / 2612594"/><draw:equation draw:name="f1002" draw:formula="824078 * ?f5 / 2647519"/><draw:equation draw:name="f1003" draw:formula="153352 * ?f4 / 2612594"/><draw:equation draw:name="f1004" draw:formula="784073 * ?f5 / 2647519"/><draw:equation draw:name="f1005" draw:formula="171450 * ?f4 / 2612594"/><draw:equation draw:name="f1006" draw:formula="757403 * ?f5 / 2647519"/><draw:equation draw:name="f1007" draw:formula="181927 * ?f4 / 2612594"/><draw:equation draw:name="f1008" draw:formula="691680 * ?f5 / 2647519"/><draw:equation draw:name="f1009" draw:formula="212407 * ?f4 / 2612594"/><draw:equation draw:name="f1010" draw:formula="660248 * ?f5 / 2647519"/><draw:equation draw:name="f1011" draw:formula="232410 * ?f4 / 2612594"/><draw:equation draw:name="f1012" draw:formula="629768 * ?f5 / 2647519"/><draw:equation draw:name="f1013" draw:formula="252412 * ?f4 / 2612594"/><draw:equation draw:name="f1014" draw:formula="581190 * ?f5 / 2647519"/><draw:equation draw:name="f1015" draw:formula="288607 * ?f4 / 2612594"/><draw:equation draw:name="f1016" draw:formula="535470 * ?f5 / 2647519"/><draw:equation draw:name="f1017" draw:formula="324802 * ?f4 / 2612594"/><draw:equation draw:name="f1018" draw:formula="491713 * ?f5 / 2647519"/><draw:equation draw:name="f1019" draw:formula="362974 * ?f4 / 2612594"/><draw:equation draw:name="f1020" draw:formula="495465 * ?f5 / 2647519"/><draw:equation draw:name="f1021" draw:formula="367665 * ?f4 / 2612594"/><draw:equation draw:name="f1022" draw:formula="504752 * ?f5 / 2647519"/><draw:equation draw:name="f1023" draw:formula="361295 * ?f4 / 2612594"/><draw:equation draw:name="f1024" draw:formula="512656 * ?f5 / 2647519"/><draw:equation draw:name="f1025" draw:formula="355403 * ?f4 / 2612594"/><draw:equation draw:name="f1026" draw:formula="541185 * ?f5 / 2647519"/><draw:equation draw:name="f1027" draw:formula="330517 * ?f4 / 2612594"/><draw:equation draw:name="f1028" draw:formula="586905 * ?f5 / 2647519"/><draw:equation draw:name="f1029" draw:formula="294322 * ?f4 / 2612594"/><draw:equation draw:name="f1030" draw:formula="635482 * ?f5 / 2647519"/><draw:equation draw:name="f1031" draw:formula="258127 * ?f4 / 2612594"/><draw:equation draw:name="f1032" draw:formula="665962 * ?f5 / 2647519"/><draw:equation draw:name="f1033" draw:formula="238124 * ?f4 / 2612594"/><draw:equation draw:name="f1034" draw:formula="697395 * ?f5 / 2647519"/><draw:equation draw:name="f1035" draw:formula="218122 * ?f4 / 2612594"/><draw:equation draw:name="f1036" draw:formula="763117 * ?f5 / 2647519"/><draw:equation draw:name="f1037" draw:formula="187642 * ?f4 / 2612594"/><draw:equation draw:name="f1038" draw:formula="788835 * ?f5 / 2647519"/><draw:equation draw:name="f1039" draw:formula="174307 * ?f4 / 2612594"/><draw:equation draw:name="f1040" draw:formula="828840 * ?f5 / 2647519"/><draw:equation draw:name="f1041" draw:formula="156209 * ?f4 / 2612594"/><draw:equation draw:name="f1042" draw:formula="133349 * ?f4 / 2612594"/><draw:equation draw:name="f1043" draw:formula="944092 * ?f5 / 2647519"/><draw:equation draw:name="f1044" draw:formula="113347 * ?f4 / 2612594"/><draw:equation draw:name="f1045" draw:formula="968499 * ?f5 / 2647519"/><draw:equation draw:name="f1046" draw:formula="108553 * ?f4 / 2612594"/><draw:equation draw:name="f1047" draw:formula="980289 * ?f5 / 2647519"/><draw:equation draw:name="f1048" draw:formula="104524 * ?f4 / 2612594"/><draw:equation draw:name="f1049" draw:formula="1140765 * ?f5 / 2647519"/><draw:equation draw:name="f1050" draw:formula="69904 * ?f4 / 2612594"/><draw:equation draw:name="f1051" draw:formula="1478087 * ?f5 / 2647519"/><draw:equation draw:name="f1052" draw:formula="48458 * ?f4 / 2612594"/><draw:equation draw:name="f1053" draw:formula="1498447 * ?f5 / 2647519"/><draw:equation draw:name="f1054" draw:formula="50482 * ?f4 / 2612594"/><draw:equation draw:name="f1055" draw:formula="1526070 * ?f5 / 2647519"/><draw:equation draw:name="f1056" draw:formula="60007 * ?f4 / 2612594"/><draw:equation draw:name="f1057" draw:formula="1505115 * ?f5 / 2647519"/><draw:equation draw:name="f1058" draw:formula="57150 * ?f4 / 2612594"/><draw:equation draw:name="f1059" draw:formula="1461300 * ?f5 / 2647519"/><draw:equation draw:name="f1060" draw:formula="48577 * ?f4 / 2612594"/><draw:equation draw:name="f1061" draw:formula="1588935 * ?f5 / 2647519"/><draw:equation draw:name="f1062" draw:formula="40957 * ?f4 / 2612594"/><draw:equation draw:name="f1063" draw:formula="1627987 * ?f5 / 2647519"/><draw:equation draw:name="f1064" draw:formula="43814 * ?f4 / 2612594"/><draw:equation draw:name="f1065" draw:formula="1675612 * ?f5 / 2647519"/><draw:equation draw:name="f1066" draw:formula="62864 * ?f4 / 2612594"/><draw:equation draw:name="f1067" draw:formula="1616557 * ?f5 / 2647519"/><draw:equation draw:name="f1068" draw:formula="52387 * ?f4 / 2612594"/><draw:equation draw:name="f1069" draw:formula="1270324 * ?f5 / 2647519"/><draw:equation draw:name="f1070" draw:formula="40719 * ?f4 / 2612594"/><draw:equation draw:name="f1071" draw:formula="1160310 * ?f5 / 2647519"/><draw:equation draw:name="f1072" draw:formula="46672 * ?f4 / 2612594"/><draw:equation draw:name="f1073" draw:formula="1084110 * ?f5 / 2647519"/><draw:equation draw:name="f1074" draw:formula="57149 * ?f4 / 2612594"/><draw:equation draw:name="f1075" draw:formula="1047915 * ?f5 / 2647519"/><draw:equation draw:name="f1076" draw:formula="66674 * ?f4 / 2612594"/><draw:equation draw:name="f1077" draw:formula="1016482 * ?f5 / 2647519"/><draw:equation draw:name="f1078" draw:formula="78104 * ?f4 / 2612594"/><draw:equation draw:name="f1079" draw:formula="972667 * ?f5 / 2647519"/><draw:equation draw:name="f1080" draw:formula="147637 * ?f4 / 2612594"/><draw:equation draw:name="f1081" draw:formula="746925 * ?f5 / 2647519"/><draw:equation draw:name="f1082" draw:formula="728827 * ?f5 / 2647519"/><draw:equation draw:name="f1083" draw:formula="180974 * ?f4 / 2612594"/><draw:equation draw:name="f1084" draw:formula="712635 * ?f5 / 2647519"/><draw:equation draw:name="f1085" draw:formula="189547 * ?f4 / 2612594"/><draw:equation draw:name="f1086" draw:formula="682155 * ?f5 / 2647519"/><draw:equation draw:name="f1087" draw:formula="205739 * ?f4 / 2612594"/><draw:equation draw:name="f1088" draw:formula="634530 * ?f5 / 2647519"/><draw:equation draw:name="f1089" draw:formula="230504 * ?f4 / 2612594"/><draw:equation draw:name="f1090" draw:formula="598335 * ?f5 / 2647519"/><draw:equation draw:name="f1091" draw:formula="259079 * ?f4 / 2612594"/><draw:equation draw:name="f1092" draw:formula="493560 * ?f5 / 2647519"/><draw:equation draw:name="f1093" draw:formula="340994 * ?f4 / 2612594"/><draw:equation draw:name="f1094" draw:formula="471664 * ?f5 / 2647519"/><draw:equation draw:name="f1095" draw:formula="360034 * ?f4 / 2612594"/><draw:equation draw:name="f1096" draw:formula="450243 * ?f5 / 2647519"/><draw:equation draw:name="f1097" draw:formula="379593 * ?f4 / 2612594"/><draw:equation draw:name="f1098" draw:formula="450697 * ?f5 / 2647519"/><draw:equation draw:name="f1099" draw:formula="380047 * ?f4 / 2612594"/><draw:equation draw:name="f1100" draw:formula="285915 * ?f5 / 2647519"/><draw:equation draw:name="f1101" draw:formula="573404 * ?f4 / 2612594"/><draw:equation draw:name="f1102" draw:formula="252577 * ?f5 / 2647519"/><draw:equation draw:name="f1103" draw:formula="619124 * ?f4 / 2612594"/><draw:equation draw:name="f1104" draw:formula="237337 * ?f5 / 2647519"/><draw:equation draw:name="f1105" draw:formula="646747 * ?f4 / 2612594"/><draw:equation draw:name="f1106" draw:formula="222097 * ?f5 / 2647519"/><draw:equation draw:name="f1107" draw:formula="672464 * ?f4 / 2612594"/><draw:equation draw:name="f1108" draw:formula="193522 * ?f5 / 2647519"/><draw:equation draw:name="f1109" draw:formula="725804 * ?f4 / 2612594"/><draw:equation draw:name="f1110" draw:formula="162439 * ?f5 / 2647519"/><draw:equation draw:name="f1111" draw:formula="774784 * ?f4 / 2612594"/><draw:equation draw:name="f1112" draw:formula="162090 * ?f5 / 2647519"/><draw:equation draw:name="f1113" draw:formula="776287 * ?f4 / 2612594"/><draw:equation draw:name="f1114" draw:formula="151612 * ?f5 / 2647519"/><draw:equation draw:name="f1115" draw:formula="143992 * ?f5 / 2647519"/><draw:equation draw:name="f1116" draw:formula="818197 * ?f4 / 2612594"/><draw:equation draw:name="f1117" draw:formula="142087 * ?f5 / 2647519"/><draw:equation draw:name="f1118" draw:formula="820102 * ?f4 / 2612594"/><draw:equation draw:name="f1119" draw:formula="133634 * ?f5 / 2647519"/><draw:equation draw:name="f1120" draw:formula="848201 * ?f4 / 2612594"/><draw:equation draw:name="f1121" draw:formula="864870 * ?f4 / 2612594"/><draw:equation draw:name="f1122" draw:formula="129705 * ?f5 / 2647519"/><draw:equation draw:name="f1123" draw:formula="888682 * ?f4 / 2612594"/><draw:equation draw:name="f1124" draw:formula="116370 * ?f5 / 2647519"/><draw:equation draw:name="f1125" draw:formula="927735 * ?f4 / 2612594"/><draw:equation draw:name="f1126" draw:formula="90652 * ?f5 / 2647519"/><draw:equation draw:name="f1127" draw:formula="83032 * ?f5 / 2647519"/><draw:equation draw:name="f1128" draw:formula="1076325 * ?f4 / 2612594"/><draw:equation draw:name="f1129" draw:formula="78270 * ?f5 / 2647519"/><draw:equation draw:name="f1130" draw:formula="1128712 * ?f4 / 2612594"/><draw:equation draw:name="f1131" draw:formula="84937 * ?f5 / 2647519"/><draw:equation draw:name="f1132" draw:formula="1092517 * ?f4 / 2612594"/><draw:equation draw:name="f1133" draw:formula="85555 * ?f5 / 2647519"/><draw:equation draw:name="f1134" draw:formula="1089530 * ?f4 / 2612594"/><draw:equation draw:name="f1135" draw:formula="86842 * ?f5 / 2647519"/><draw:equation draw:name="f1136" draw:formula="1075372 * ?f4 / 2612594"/><draw:equation draw:name="f1137" draw:formula="94462 * ?f5 / 2647519"/><draw:equation draw:name="f1138" draw:formula="1022985 * ?f4 / 2612594"/><draw:equation draw:name="f1139" draw:formula="96848 * ?f5 / 2647519"/><draw:equation draw:name="f1140" draw:formula="1023781 * ?f4 / 2612594"/><draw:equation draw:name="f1141" draw:formula="97055 * ?f5 / 2647519"/><draw:equation draw:name="f1142" draw:formula="1022896 * ?f4 / 2612594"/><draw:equation draw:name="f1143" draw:formula="94463 * ?f5 / 2647519"/><draw:equation draw:name="f1144" draw:formula="1022032 * ?f4 / 2612594"/><draw:equation draw:name="f1145" draw:formula="107798 * ?f5 / 2647519"/><draw:equation draw:name="f1146" draw:formula="964882 * ?f4 / 2612594"/><draw:equation draw:name="f1147" draw:formula="120180 * ?f5 / 2647519"/><draw:equation draw:name="f1148" draw:formula="925829 * ?f4 / 2612594"/><draw:equation draw:name="f1149" draw:formula="133454 * ?f5 / 2647519"/><draw:equation draw:name="f1150" draw:formula="886956 * ?f4 / 2612594"/><draw:equation draw:name="f1151" draw:formula="132563 * ?f5 / 2647519"/><draw:equation draw:name="f1152" draw:formula="886777 * ?f4 / 2612594"/><draw:equation draw:name="f1153" draw:formula="134468 * ?f5 / 2647519"/><draw:equation draw:name="f1154" draw:formula="862965 * ?f4 / 2612594"/><draw:equation draw:name="f1155" draw:formula="144945 * ?f5 / 2647519"/><draw:equation draw:name="f1156" draw:formula="152565 * ?f5 / 2647519"/><draw:equation draw:name="f1157" draw:formula="152821 * ?f5 / 2647519"/><draw:equation draw:name="f1158" draw:formula="804166 * ?f4 / 2612594"/><draw:equation draw:name="f1159" draw:formula="163043 * ?f5 / 2647519"/><draw:equation draw:name="f1160" draw:formula="194475 * ?f5 / 2647519"/><draw:equation draw:name="f1161" draw:formula="726757 * ?f4 / 2612594"/><draw:equation draw:name="f1162" draw:formula="223050 * ?f5 / 2647519"/><draw:equation draw:name="f1163" draw:formula="673417 * ?f4 / 2612594"/><draw:equation draw:name="f1164" draw:formula="238290 * ?f5 / 2647519"/><draw:equation draw:name="f1165" draw:formula="647700 * ?f4 / 2612594"/><draw:equation draw:name="f1166" draw:formula="253530 * ?f5 / 2647519"/><draw:equation draw:name="f1167" draw:formula="620077 * ?f4 / 2612594"/><draw:equation draw:name="f1168" draw:formula="286868 * ?f5 / 2647519"/><draw:equation draw:name="f1169" draw:formula="574357 * ?f4 / 2612594"/><draw:equation draw:name="f1170" draw:formula="451650 * ?f5 / 2647519"/><draw:equation draw:name="f1171" draw:formula="381000 * ?f4 / 2612594"/><draw:equation draw:name="f1172" draw:formula="340995 * ?f4 / 2612594"/><draw:equation draw:name="f1173" draw:formula="600240 * ?f5 / 2647519"/><draw:equation draw:name="f1174" draw:formula="259080 * ?f4 / 2612594"/><draw:equation draw:name="f1175" draw:formula="230505 * ?f4 / 2612594"/><draw:equation draw:name="f1176" draw:formula="684060 * ?f5 / 2647519"/><draw:equation draw:name="f1177" draw:formula="205740 * ?f4 / 2612594"/><draw:equation draw:name="f1178" draw:formula="714540 * ?f5 / 2647519"/><draw:equation draw:name="f1179" draw:formula="730733 * ?f5 / 2647519"/><draw:equation draw:name="f1180" draw:formula="180975 * ?f4 / 2612594"/><draw:equation draw:name="f1181" draw:formula="748830 * ?f5 / 2647519"/><draw:equation draw:name="f1182" draw:formula="808838 * ?f5 / 2647519"/><draw:equation draw:name="f1183" draw:formula="974573 * ?f5 / 2647519"/><draw:equation draw:name="f1184" draw:formula="83820 * ?f4 / 2612594"/><draw:equation draw:name="f1185" draw:formula="1018388 * ?f5 / 2647519"/><draw:equation draw:name="f1186" draw:formula="78105 * ?f4 / 2612594"/><draw:equation draw:name="f1187" draw:formula="66675 * ?f4 / 2612594"/><draw:equation draw:name="f1188" draw:formula="1086015 * ?f5 / 2647519"/><draw:equation draw:name="f1189" draw:formula="1162215 * ?f5 / 2647519"/><draw:equation draw:name="f1190" draw:formula="1272229 * ?f5 / 2647519"/><draw:equation draw:name="f1191" draw:formula="41076 * ?f4 / 2612594"/><draw:equation draw:name="f1192" draw:formula="1360655 * ?f5 / 2647519"/><draw:equation draw:name="f1193" draw:formula="44043 * ?f4 / 2612594"/><draw:equation draw:name="f1194" draw:formula="1404150 * ?f5 / 2647519"/><draw:equation draw:name="f1195" draw:formula="0 * ?f4 / 2612594"/><draw:equation draw:name="f1196" draw:formula="1448917 * ?f5 / 2647519"/><draw:equation draw:name="f1197" draw:formula="2857 * ?f4 / 2612594"/><draw:equation draw:name="f1198" draw:formula="1494637 * ?f5 / 2647519"/><draw:equation draw:name="f1199" draw:formula="7620 * ?f4 / 2612594"/><draw:equation draw:name="f1200" draw:formula="1525117 * ?f5 / 2647519"/><draw:equation draw:name="f1201" draw:formula="15240 * ?f4 / 2612594"/><draw:equation draw:name="f1202" draw:formula="1545120 * ?f5 / 2647519"/><draw:equation draw:name="f1203" draw:formula="24765 * ?f4 / 2612594"/><draw:equation draw:name="f1204" draw:formula="1569885 * ?f5 / 2647519"/><draw:equation draw:name="f1205" draw:formula="20002 * ?f4 / 2612594"/><draw:equation draw:name="f1206" draw:formula="1607032 * ?f5 / 2647519"/><draw:equation draw:name="f1207" draw:formula="28575 * ?f4 / 2612594"/><draw:equation draw:name="f1208" draw:formula="1629892 * ?f5 / 2647519"/><draw:equation draw:name="f1209" draw:formula="35242 * ?f4 / 2612594"/><draw:equation draw:name="f1210" draw:formula="1628940 * ?f5 / 2647519"/><draw:equation draw:name="f1211" draw:formula="36195 * ?f4 / 2612594"/><draw:equation draw:name="f1212" draw:formula="42862 * ?f4 / 2612594"/><draw:equation draw:name="f1213" draw:formula="40005 * ?f4 / 2612594"/><draw:equation draw:name="f1214" draw:formula="1575600 * ?f5 / 2647519"/><draw:equation draw:name="f1215" draw:formula="1562265 * ?f5 / 2647519"/><draw:equation draw:name="f1216" draw:formula="33337 * ?f4 / 2612594"/><draw:equation draw:name="f1217" draw:formula="1536547 * ?f5 / 2647519"/><draw:equation draw:name="f1218" draw:formula="27622 * ?f4 / 2612594"/><draw:equation draw:name="f1219" draw:formula="1510830 * ?f5 / 2647519"/><draw:equation draw:name="f1220" draw:formula="21907 * ?f4 / 2612594"/><draw:equation draw:name="f1221" draw:formula="1484160 * ?f5 / 2647519"/><draw:equation draw:name="f1222" draw:formula="18097 * ?f4 / 2612594"/><draw:equation draw:name="f1223" draw:formula="1454633 * ?f5 / 2647519"/><draw:equation draw:name="f1224" draw:formula="1430820 * ?f5 / 2647519"/><draw:equation draw:name="f1225" draw:formula="1393673 * ?f5 / 2647519"/><draw:equation draw:name="f1226" draw:formula="1391928 * ?f5 / 2647519"/><draw:equation draw:name="f1227" draw:formula="17540 * ?f4 / 2612594"/><draw:equation draw:name="f1228" draw:formula="1375575 * ?f5 / 2647519"/><draw:equation draw:name="f1229" draw:formula="25717 * ?f4 / 2612594"/><draw:equation draw:name="f1230" draw:formula="1381290 * ?f5 / 2647519"/><draw:equation draw:name="f1231" draw:formula="1438440 * ?f5 / 2647519"/><draw:equation draw:name="f1232" draw:formula="1413008 * ?f5 / 2647519"/><draw:equation draw:name="f1233" draw:formula="47116 * ?f4 / 2612594"/><draw:equation draw:name="f1234" draw:formula="1413437 * ?f5 / 2647519"/><draw:equation draw:name="f1235" draw:formula="47149 * ?f4 / 2612594"/><draw:equation draw:name="f1236" draw:formula="1440345 * ?f5 / 2647519"/><draw:equation draw:name="f1237" draw:formula="1463205 * ?f5 / 2647519"/><draw:equation draw:name="f1238" draw:formula="49530 * ?f4 / 2612594"/><draw:equation draw:name="f1239" draw:formula="1507020 * ?f5 / 2647519"/><draw:equation draw:name="f1240" draw:formula="58102 * ?f4 / 2612594"/><draw:equation draw:name="f1241" draw:formula="1527975 * ?f5 / 2647519"/><draw:equation draw:name="f1242" draw:formula="60960 * ?f4 / 2612594"/><draw:equation draw:name="f1243" draw:formula="1563218 * ?f5 / 2647519"/><draw:equation draw:name="f1244" draw:formula="68580 * ?f4 / 2612594"/><draw:equation draw:name="f1245" draw:formula="1599413 * ?f5 / 2647519"/><draw:equation draw:name="f1246" draw:formula="76200 * ?f4 / 2612594"/><draw:equation draw:name="f1247" draw:formula="1634655 * ?f5 / 2647519"/><draw:equation draw:name="f1248" draw:formula="84772 * ?f4 / 2612594"/><draw:equation draw:name="f1249" draw:formula="1669898 * ?f5 / 2647519"/><draw:equation draw:name="f1250" draw:formula="95250 * ?f4 / 2612594"/><draw:equation draw:name="f1251" draw:formula="100012 * ?f4 / 2612594"/><draw:equation draw:name="f1252" draw:formula="1704188 * ?f5 / 2647519"/><draw:equation draw:name="f1253" draw:formula="105727 * ?f4 / 2612594"/><draw:equation draw:name="f1254" draw:formula="1704409 * ?f5 / 2647519"/><draw:equation draw:name="f1255" draw:formula="105929 * ?f4 / 2612594"/><draw:equation draw:name="f1256" draw:formula="1716704 * ?f5 / 2647519"/><draw:equation draw:name="f1257" draw:formula="108049 * ?f4 / 2612594"/><draw:equation draw:name="f1258" draw:formula="1746499 * ?f5 / 2647519"/><draw:equation draw:name="f1259" draw:formula="119121 * ?f4 / 2612594"/><draw:equation draw:name="f1260" draw:formula="1750661 * ?f5 / 2647519"/><draw:equation draw:name="f1261" draw:formula="125427 * ?f4 / 2612594"/><draw:equation draw:name="f1262" draw:formula="1751813 * ?f5 / 2647519"/><draw:equation draw:name="f1263" draw:formula="125730 * ?f4 / 2612594"/><draw:equation draw:name="f1264" draw:formula="136207 * ?f4 / 2612594"/><draw:equation draw:name="f1265" draw:formula="1801343 * ?f5 / 2647519"/><draw:equation draw:name="f1266" draw:formula="145732 * ?f4 / 2612594"/><draw:equation draw:name="f1267" draw:formula="1824203 * ?f5 / 2647519"/><draw:equation draw:name="f1268" draw:formula="156210 * ?f4 / 2612594"/><draw:equation draw:name="f1269" draw:formula="1841348 * ?f5 / 2647519"/><draw:equation draw:name="f1270" draw:formula="165735 * ?f4 / 2612594"/><draw:equation draw:name="f1271" draw:formula="1852778 * ?f5 / 2647519"/><draw:equation draw:name="f1272" draw:formula="1865160 * ?f5 / 2647519"/><draw:equation draw:name="f1273" draw:formula="178117 * ?f4 / 2612594"/><draw:equation draw:name="f1274" draw:formula="1907070 * ?f5 / 2647519"/><draw:equation draw:name="f1275" draw:formula="201930 * ?f4 / 2612594"/><draw:equation draw:name="f1276" draw:formula="1960410 * ?f5 / 2647519"/><draw:equation draw:name="f1277" draw:formula="236220 * ?f4 / 2612594"/><draw:equation draw:name="f1278" draw:formula="1988033 * ?f5 / 2647519"/><draw:equation draw:name="f1279" draw:formula="255270 * ?f4 / 2612594"/><draw:equation draw:name="f1280" draw:formula="1988832 * ?f5 / 2647519"/><draw:equation draw:name="f1281" draw:formula="255841 * ?f4 / 2612594"/><draw:equation draw:name="f1282" draw:formula="2002949 * ?f5 / 2647519"/><draw:equation draw:name="f1283" draw:formula="264417 * ?f4 / 2612594"/><draw:equation draw:name="f1284" draw:formula="2540483 * ?f5 / 2647519"/><draw:equation draw:name="f1285" draw:formula="1275397 * ?f4 / 2612594"/><draw:equation draw:name="f1286" draw:formula="2540080 * ?f5 / 2647519"/><draw:equation draw:name="f1287" draw:formula="1283368 * ?f4 / 2612594"/><draw:equation draw:name="f1288" draw:formula="2550960 * ?f5 / 2647519"/><draw:equation draw:name="f1289" draw:formula="1284922 * ?f4 / 2612594"/><draw:equation draw:name="f1290" draw:formula="2561437 * ?f5 / 2647519"/><draw:equation draw:name="f1291" draw:formula="1292542 * ?f4 / 2612594"/><draw:equation draw:name="f1292" draw:formula="2566200 * ?f5 / 2647519"/><draw:equation draw:name="f1293" draw:formula="1318259 * ?f4 / 2612594"/><draw:equation draw:name="f1294" draw:formula="2584297 * ?f5 / 2647519"/><draw:equation draw:name="f1295" draw:formula="1348739 * ?f4 / 2612594"/><draw:equation draw:name="f1296" draw:formula="2591918 * ?f5 / 2647519"/><draw:equation draw:name="f1297" draw:formula="1349432 * ?f4 / 2612594"/><draw:equation draw:name="f1298" draw:formula="1342072 * ?f4 / 2612594"/><draw:equation draw:name="f1299" draw:formula="2599661 * ?f5 / 2647519"/><draw:equation draw:name="f1300" draw:formula="1320563 * ?f4 / 2612594"/><draw:equation draw:name="f1301" draw:formula="2599537 * ?f5 / 2647519"/><draw:equation draw:name="f1302" draw:formula="1316355 * ?f4 / 2612594"/><draw:equation draw:name="f1303" draw:formula="2607157 * ?f5 / 2647519"/><draw:equation draw:name="f1304" draw:formula="1290637 * ?f4 / 2612594"/><draw:equation draw:name="f1305" draw:formula="2617635 * ?f5 / 2647519"/><draw:equation draw:name="f1306" draw:formula="2633827 * ?f5 / 2647519"/><draw:equation draw:name="f1307" draw:formula="1280160 * ?f4 / 2612594"/><draw:equation draw:name="f1308" draw:formula="2635732 * ?f5 / 2647519"/><draw:equation draw:name="f1309" draw:formula="1322070 * ?f4 / 2612594"/><draw:equation draw:name="f1310" draw:formula="2630970 * ?f5 / 2647519"/><draw:equation draw:name="f1311" draw:formula="2625255 * ?f5 / 2647519"/><draw:equation draw:name="f1312" draw:formula="1361122 * ?f4 / 2612594"/><draw:equation draw:name="f1313" draw:formula="2622397 * ?f5 / 2647519"/><draw:equation draw:name="f1314" draw:formula="2621445 * ?f5 / 2647519"/><draw:equation draw:name="f1315" draw:formula="1408747 * ?f4 / 2612594"/><draw:equation draw:name="f1316" draw:formula="2619540 * ?f5 / 2647519"/><draw:equation draw:name="f1317" draw:formula="1424940 * ?f4 / 2612594"/><draw:equation draw:name="f1318" draw:formula="2615478 * ?f5 / 2647519"/><draw:equation draw:name="f1319" draw:formula="1427648 * ?f4 / 2612594"/><draw:equation draw:name="f1320" draw:formula="1428749 * ?f4 / 2612594"/><draw:equation draw:name="f1321" draw:formula="2619621 * ?f5 / 2647519"/><draw:equation draw:name="f1322" draw:formula="1426155 * ?f4 / 2612594"/><draw:equation draw:name="f1323" draw:formula="1410652 * ?f4 / 2612594"/><draw:equation draw:name="f1324" draw:formula="1394460 * ?f4 / 2612594"/><draw:equation draw:name="f1325" draw:formula="1363027 * ?f4 / 2612594"/><draw:equation draw:name="f1326" draw:formula="1343977 * ?f4 / 2612594"/><draw:equation draw:name="f1327" draw:formula="1323975 * ?f4 / 2612594"/><draw:equation draw:name="f1328" draw:formula="2643352 * ?f5 / 2647519"/><draw:equation draw:name="f1329" draw:formula="1329690 * ?f4 / 2612594"/><draw:equation draw:name="f1330" draw:formula="2640495 * ?f5 / 2647519"/><draw:equation draw:name="f1331" draw:formula="1358265 * ?f4 / 2612594"/><draw:equation draw:name="f1332" draw:formula="2639542 * ?f5 / 2647519"/><draw:equation draw:name="f1333" draw:formula="1384935 * ?f4 / 2612594"/><draw:equation draw:name="f1334" draw:formula="2637637 * ?f5 / 2647519"/><draw:equation draw:name="f1335" draw:formula="1416367 * ?f4 / 2612594"/><draw:equation draw:name="f1336" draw:formula="1449705 * ?f4 / 2612594"/><draw:equation draw:name="f1337" draw:formula="2627160 * ?f5 / 2647519"/><draw:equation draw:name="f1338" draw:formula="1484947 * ?f4 / 2612594"/><draw:equation draw:name="f1339" draw:formula="2620492 * ?f5 / 2647519"/><draw:equation draw:name="f1340" draw:formula="1519237 * ?f4 / 2612594"/><draw:equation draw:name="f1341" draw:formula="2608110 * ?f5 / 2647519"/><draw:equation draw:name="f1342" draw:formula="2582392 * ?f5 / 2647519"/><draw:equation draw:name="f1343" draw:formula="1640205 * ?f4 / 2612594"/><draw:equation draw:name="f1344" draw:formula="2578582 * ?f5 / 2647519"/><draw:equation draw:name="f1345" draw:formula="1680210 * ?f4 / 2612594"/><draw:equation draw:name="f1346" draw:formula="1685925 * ?f4 / 2612594"/><draw:equation draw:name="f1347" draw:formula="1729740 * ?f4 / 2612594"/><draw:equation draw:name="f1348" draw:formula="2555722 * ?f5 / 2647519"/><draw:equation draw:name="f1349" draw:formula="1733550 * ?f4 / 2612594"/><draw:equation draw:name="f1350" draw:formula="2535720 * ?f5 / 2647519"/><draw:equation draw:name="f1351" draw:formula="1780222 * ?f4 / 2612594"/><draw:equation draw:name="f1352" draw:formula="2530957 * ?f5 / 2647519"/><draw:equation draw:name="f1353" draw:formula="1816417 * ?f4 / 2612594"/><draw:equation draw:name="f1354" draw:formula="2514765 * ?f5 / 2647519"/><draw:equation draw:name="f1355" draw:formula="1824990 * ?f4 / 2612594"/><draw:equation draw:name="f1356" draw:formula="2511407 * ?f5 / 2647519"/><draw:equation draw:name="f1357" draw:formula="1831707 * ?f4 / 2612594"/><draw:equation draw:name="f1358" draw:formula="1832609 * ?f4 / 2612594"/><draw:equation draw:name="f1359" draw:formula="2515718 * ?f5 / 2647519"/><draw:equation draw:name="f1360" draw:formula="1824989 * ?f4 / 2612594"/><draw:equation draw:name="f1361" draw:formula="2531910 * ?f5 / 2647519"/><draw:equation draw:name="f1362" draw:formula="1848802 * ?f4 / 2612594"/><draw:equation draw:name="f1363" draw:formula="2499525 * ?f5 / 2647519"/><draw:equation draw:name="f1364" draw:formula="1886902 * ?f4 / 2612594"/><draw:equation draw:name="f1365" draw:formula="2489048 * ?f5 / 2647519"/><draw:equation draw:name="f1366" draw:formula="1905952 * ?f4 / 2612594"/><draw:equation draw:name="f1367" draw:formula="2477618 * ?f5 / 2647519"/><draw:equation draw:name="f1368" draw:formula="2469045 * ?f5 / 2647519"/><draw:equation draw:name="f1369" draw:formula="1939289 * ?f4 / 2612594"/><draw:equation draw:name="f1370" draw:formula="2456663 * ?f5 / 2647519"/><draw:equation draw:name="f1371" draw:formula="1966912 * ?f4 / 2612594"/><draw:equation draw:name="f1372" draw:formula="2443328 * ?f5 / 2647519"/><draw:equation draw:name="f1373" draw:formula="1993582 * ?f4 / 2612594"/><draw:equation draw:name="f1374" draw:formula="2022157 * ?f4 / 2612594"/><draw:equation draw:name="f1375" draw:formula="2401418 * ?f5 / 2647519"/><draw:equation draw:name="f1376" draw:formula="2048827 * ?f4 / 2612594"/><draw:equation draw:name="f1377" draw:formula="2402291 * ?f5 / 2647519"/><draw:equation draw:name="f1378" draw:formula="2047029 * ?f4 / 2612594"/><draw:equation draw:name="f1379" draw:formula="2378557 * ?f5 / 2647519"/><draw:equation draw:name="f1380" draw:formula="2079307 * ?f4 / 2612594"/><draw:equation draw:name="f1381" draw:formula="2327122 * ?f5 / 2647519"/><draw:equation draw:name="f1382" draw:formula="2135505 * ?f4 / 2612594"/><draw:equation draw:name="f1383" draw:formula="2316995 * ?f5 / 2647519"/><draw:equation draw:name="f1384" draw:formula="2151085 * ?f4 / 2612594"/><draw:equation draw:name="f1385" draw:formula="2136457 * ?f4 / 2612594"/><draw:equation draw:name="f1386" draw:formula="2080259 * ?f4 / 2612594"/><draw:equation draw:name="f1387" draw:formula="2139314 * ?f4 / 2612594"/><draw:equation draw:name="f1388" draw:formula="2319383 * ?f5 / 2647519"/><draw:equation draw:name="f1389" draw:formula="2160388 * ?f4 / 2612594"/><draw:equation draw:name="f1390" draw:formula="2303229 * ?f5 / 2647519"/><draw:equation draw:name="f1391" draw:formula="2172263 * ?f4 / 2612594"/><draw:equation draw:name="f1392" draw:formula="2302357 * ?f5 / 2647519"/><draw:equation draw:name="f1393" draw:formula="2292258 * ?f5 / 2647519"/><draw:equation draw:name="f1394" draw:formula="2181374 * ?f4 / 2612594"/><draw:equation draw:name="f1395" draw:formula="2291880 * ?f5 / 2647519"/><draw:equation draw:name="f1396" draw:formula="2247112 * ?f5 / 2647519"/><draw:equation draw:name="f1397" draw:formula="2229802 * ?f4 / 2612594"/><draw:equation draw:name="f1398" draw:formula="2199487 * ?f5 / 2647519"/><draw:equation draw:name="f1399" draw:formula="2273617 * ?f4 / 2612594"/><draw:equation draw:name="f1400" draw:formula="2197284 * ?f5 / 2647519"/><draw:equation draw:name="f1401" draw:formula="2275215 * ?f4 / 2612594"/><draw:equation draw:name="f1402" draw:formula="2181390 * ?f5 / 2647519"/><draw:equation draw:name="f1403" draw:formula="2295524 * ?f4 / 2612594"/><draw:equation draw:name="f1404" draw:formula="2143290 * ?f5 / 2647519"/><draw:equation draw:name="f1405" draw:formula="2324099 * ?f4 / 2612594"/><draw:equation draw:name="f1406" draw:formula="2107680 * ?f5 / 2647519"/><draw:equation draw:name="f1407" draw:formula="2350806 * ?f4 / 2612594"/><draw:equation draw:name="f1408" draw:formula="2107553 * ?f5 / 2647519"/><draw:equation draw:name="f1409" draw:formula="2350961 * ?f4 / 2612594"/><draw:equation draw:name="f1410" draw:formula="2296477 * ?f4 / 2612594"/><draw:equation draw:name="f1411" draw:formula="2327909 * ?f4 / 2612594"/><draw:equation draw:name="f1412" draw:formula="2124359 * ?f5 / 2647519"/><draw:equation draw:name="f1413" draw:formula="2344578 * ?f4 / 2612594"/><draw:equation draw:name="f1414" draw:formula="2106651 * ?f5 / 2647519"/><draw:equation draw:name="f1415" draw:formula="2352057 * ?f4 / 2612594"/><draw:equation draw:name="f1416" draw:formula="2106142 * ?f5 / 2647519"/><draw:equation draw:name="f1417" draw:formula="2352675 * ?f4 / 2612594"/><draw:equation draw:name="f1418" draw:formula="2087092 * ?f5 / 2647519"/><draw:equation draw:name="f1419" draw:formula="2365057 * ?f4 / 2612594"/><draw:equation draw:name="f1420" draw:formula="2079913 * ?f5 / 2647519"/><draw:equation draw:name="f1421" draw:formula="2368384 * ?f4 / 2612594"/><draw:equation draw:name="f1422" draw:formula="2061852 * ?f5 / 2647519"/><draw:equation draw:name="f1423" draw:formula="2383036 * ?f4 / 2612594"/><draw:equation draw:name="f1424" draw:formula="2044230 * ?f5 / 2647519"/><draw:equation draw:name="f1425" draw:formula="2395537 * ?f4 / 2612594"/><draw:equation draw:name="f1426" draw:formula="2017560 * ?f5 / 2647519"/><draw:equation draw:name="f1427" draw:formula="2412682 * ?f4 / 2612594"/><draw:equation draw:name="f1428" draw:formula="2008988 * ?f5 / 2647519"/><draw:equation draw:name="f1429" draw:formula="1999459 * ?f5 / 2647519"/><draw:equation draw:name="f1430" draw:formula="2417870 * ?f4 / 2612594"/><draw:equation draw:name="f1431" draw:formula="1997978 * ?f5 / 2647519"/><draw:equation draw:name="f1432" draw:formula="2418994 * ?f4 / 2612594"/><draw:equation draw:name="f1433" draw:formula="2009940 * ?f5 / 2647519"/><draw:equation draw:name="f1434" draw:formula="2414587 * ?f4 / 2612594"/><draw:equation draw:name="f1435" draw:formula="2018513 * ?f5 / 2647519"/><draw:equation draw:name="f1436" draw:formula="1984223 * ?f5 / 2647519"/><draw:equation draw:name="f1437" draw:formula="2439352 * ?f4 / 2612594"/><draw:equation draw:name="f1438" draw:formula="1962315 * ?f5 / 2647519"/><draw:equation draw:name="f1439" draw:formula="2450783 * ?f4 / 2612594"/><draw:equation draw:name="f1440" draw:formula="1940408 * ?f5 / 2647519"/><draw:equation draw:name="f1441" draw:formula="2461260 * ?f4 / 2612594"/><draw:equation draw:name="f1442" draw:formula="1924934 * ?f5 / 2647519"/><draw:equation draw:name="f1443" draw:formula="2463581 * ?f4 / 2612594"/><draw:equation draw:name="f1444" draw:formula="1922310 * ?f5 / 2647519"/><draw:equation draw:name="f1445" draw:formula="2465070 * ?f4 / 2612594"/><draw:equation draw:name="f1446" draw:formula="1849920 * ?f5 / 2647519"/><draw:equation draw:name="f1447" draw:formula="2496502 * ?f4 / 2612594"/><draw:equation draw:name="f1448" draw:formula="1846229 * ?f5 / 2647519"/><draw:equation draw:name="f1449" draw:formula="2497341 * ?f4 / 2612594"/><draw:equation draw:name="f1450" draw:formula="2511742 * ?f4 / 2612594"/><draw:equation draw:name="f1451" draw:formula="1836585 * ?f5 / 2647519"/><draw:equation draw:name="f1452" draw:formula="2515552 * ?f4 / 2612594"/><draw:equation draw:name="f1453" draw:formula="1790865 * ?f5 / 2647519"/><draw:equation draw:name="f1454" draw:formula="1794675 * ?f5 / 2647519"/><draw:equation draw:name="f1455" draw:formula="2522220 * ?f4 / 2612594"/><draw:equation draw:name="f1456" draw:formula="1779435 * ?f5 / 2647519"/><draw:equation draw:name="f1457" draw:formula="2527935 * ?f4 / 2612594"/><draw:equation draw:name="f1458" draw:formula="2532697 * ?f4 / 2612594"/><draw:equation draw:name="f1459" draw:formula="1735620 * ?f5 / 2647519"/><draw:equation draw:name="f1460" draw:formula="2542222 * ?f4 / 2612594"/><draw:equation draw:name="f1461" draw:formula="1731675 * ?f5 / 2647519"/><draw:equation draw:name="f1462" draw:formula="2537487 * ?f4 / 2612594"/><draw:equation draw:name="f1463" draw:formula="1717522 * ?f5 / 2647519"/><draw:equation draw:name="f1464" draw:formula="1700377 * ?f5 / 2647519"/><draw:equation draw:name="f1465" draw:formula="2544127 * ?f4 / 2612594"/><draw:equation draw:name="f1466" draw:formula="1665135 * ?f5 / 2647519"/><draw:equation draw:name="f1467" draw:formula="2552700 * ?f4 / 2612594"/><draw:equation draw:name="f1468" draw:formula="1663973 * ?f5 / 2647519"/><draw:equation draw:name="f1469" draw:formula="2553240 * ?f4 / 2612594"/><draw:equation draw:name="f1470" draw:formula="1697520 * ?f5 / 2647519"/><draw:equation draw:name="f1471" draw:formula="2545079 * ?f4 / 2612594"/><draw:equation draw:name="f1472" draw:formula="1714665 * ?f5 / 2647519"/><draw:equation draw:name="f1473" draw:formula="1728952 * ?f5 / 2647519"/><draw:equation draw:name="f1474" draw:formula="2538412 * ?f4 / 2612594"/><draw:equation draw:name="f1475" draw:formula="1734667 * ?f5 / 2647519"/><draw:equation draw:name="f1476" draw:formula="1764195 * ?f5 / 2647519"/><draw:equation draw:name="f1477" draw:formula="2533649 * ?f4 / 2612594"/><draw:equation draw:name="f1478" draw:formula="1778482 * ?f5 / 2647519"/><draw:equation draw:name="f1479" draw:formula="2528887 * ?f4 / 2612594"/><draw:equation draw:name="f1480" draw:formula="1793722 * ?f5 / 2647519"/><draw:equation draw:name="f1481" draw:formula="1789912 * ?f5 / 2647519"/><draw:equation draw:name="f1482" draw:formula="2555557 * ?f4 / 2612594"/><draw:equation draw:name="f1483" draw:formula="1747946 * ?f5 / 2647519"/><draw:equation draw:name="f1484" draw:formula="2555008 * ?f4 / 2612594"/><draw:equation draw:name="f1485" draw:formula="1720380 * ?f5 / 2647519"/><draw:equation draw:name="f1486" draw:formula="2566034 * ?f4 / 2612594"/><draw:equation draw:name="f1487" draw:formula="2572702 * ?f4 / 2612594"/><draw:equation draw:name="f1488" draw:formula="1663230 * ?f5 / 2647519"/><draw:equation draw:name="f1489" draw:formula="2581274 * ?f4 / 2612594"/><draw:equation draw:name="f1490" draw:formula="1649062 * ?f5 / 2647519"/><draw:equation draw:name="f1491" draw:formula="2580084 * ?f4 / 2612594"/><draw:equation draw:name="f1492" draw:formula="1619428 * ?f5 / 2647519"/><draw:equation draw:name="f1493" draw:formula="2585850 * ?f4 / 2612594"/><draw:equation draw:name="f1494" draw:formula="1618462 * ?f5 / 2647519"/><draw:equation draw:name="f1495" draw:formula="2587942 * ?f4 / 2612594"/><draw:equation draw:name="f1496" draw:formula="1539405 * ?f5 / 2647519"/><draw:equation draw:name="f1497" draw:formula="2603182 * ?f4 / 2612594"/><draw:equation draw:name="f1498" draw:formula="1521307 * ?f5 / 2647519"/><draw:equation draw:name="f1499" draw:formula="2598419 * ?f4 / 2612594"/><draw:equation draw:name="f1500" draw:formula="1506067 * ?f5 / 2647519"/><draw:equation draw:name="f1501" draw:formula="1479397 * ?f5 / 2647519"/><draw:equation draw:name="f1502" draw:formula="2606992 * ?f4 / 2612594"/><draw:equation draw:name="f1503" draw:formula="1455585 * ?f5 / 2647519"/><draw:equation draw:name="f1504" draw:formula="2608897 * ?f4 / 2612594"/><draw:equation draw:name="f1505" draw:formula="1431772 * ?f5 / 2647519"/><draw:equation draw:name="f1506" draw:formula="2609849 * ?f4 / 2612594"/><draw:equation draw:name="f1507" draw:formula="1429185 * ?f5 / 2647519"/><draw:equation draw:name="f1508" draw:formula="2608741 * ?f4 / 2612594"/><draw:equation draw:name="f1509" draw:formula="1407484 * ?f5 / 2647519"/><draw:equation draw:name="f1510" draw:formula="2612588 * ?f4 / 2612594"/><draw:equation draw:name="f1511" draw:formula="2607944 * ?f4 / 2612594"/><draw:equation draw:name="f1512" draw:formula="1382243 * ?f5 / 2647519"/><draw:equation draw:name="f1513" draw:formula="2600324 * ?f4 / 2612594"/><draw:equation draw:name="f1514" draw:formula="1365098 * ?f5 / 2647519"/><draw:equation draw:name="f1515" draw:formula="2597467 * ?f4 / 2612594"/><draw:equation draw:name="f1516" draw:formula="2591752 * ?f4 / 2612594"/><draw:equation draw:name="f1517" draw:formula="1407008 * ?f5 / 2647519"/><draw:equation draw:name="f1518" draw:formula="2590799 * ?f4 / 2612594"/><draw:equation draw:name="f1519" draw:formula="1437488 * ?f5 / 2647519"/><draw:equation draw:name="f1520" draw:formula="2589847 * ?f4 / 2612594"/><draw:equation draw:name="f1521" draw:formula="1481302 * ?f5 / 2647519"/><draw:equation draw:name="f1522" draw:formula="1511782 * ?f5 / 2647519"/><draw:equation draw:name="f1523" draw:formula="1568932 * ?f5 / 2647519"/><draw:equation draw:name="f1524" draw:formula="2575559 * ?f4 / 2612594"/><draw:equation draw:name="f1525" draw:formula="1635607 * ?f5 / 2647519"/><draw:equation draw:name="f1526" draw:formula="1637595 * ?f5 / 2647519"/><draw:equation draw:name="f1527" draw:formula="2565111 * ?f4 / 2612594"/><draw:equation draw:name="f1528" draw:formula="1609890 * ?f5 / 2647519"/><draw:equation draw:name="f1529" draw:formula="2566035 * ?f4 / 2612594"/><draw:equation draw:name="f1530" draw:formula="1571790 * ?f5 / 2647519"/><draw:equation draw:name="f1531" draw:formula="2574607 * ?f4 / 2612594"/><draw:equation draw:name="f1532" draw:formula="1514640 * ?f5 / 2647519"/><draw:equation draw:name="f1533" draw:formula="2586990 * ?f4 / 2612594"/><draw:equation draw:name="f1534" draw:formula="1409865 * ?f5 / 2647519"/><draw:equation draw:name="f1535" draw:formula="1379385 * ?f5 / 2647519"/><draw:equation draw:name="f1536" draw:formula="1386052 * ?f5 / 2647519"/><draw:equation draw:name="f1537" draw:formula="1679422 * ?f5 / 2647519"/><draw:equation draw:name="f1538" draw:formula="1878495 * ?f5 / 2647519"/><draw:equation draw:name="f1539" draw:formula="1930882 * ?f5 / 2647519"/><draw:equation draw:name="f1540" draw:formula="2426017 * ?f4 / 2612594"/><draw:equation draw:name="f1541" draw:formula="2410777 * ?f4 / 2612594"/><draw:equation draw:name="f1542" draw:formula="1990890 * ?f5 / 2647519"/><draw:equation draw:name="f1543" draw:formula="2394585 * ?f4 / 2612594"/><draw:equation draw:name="f1544" draw:formula="2048040 * ?f5 / 2647519"/><draw:equation draw:name="f1545" draw:formula="2360295 * ?f4 / 2612594"/><draw:equation draw:name="f1546" draw:formula="2093760 * ?f5 / 2647519"/><draw:equation draw:name="f1547" draw:formula="2203297 * ?f5 / 2647519"/><draw:equation draw:name="f1548" draw:formula="2239327 * ?f4 / 2612594"/><draw:equation draw:name="f1549" draw:formula="2226157 * ?f5 / 2647519"/><draw:equation draw:name="f1550" draw:formula="2219325 * ?f4 / 2612594"/><draw:equation draw:name="f1551" draw:formula="2260447 * ?f5 / 2647519"/><draw:equation draw:name="f1552" draw:formula="2164080 * ?f4 / 2612594"/><draw:equation draw:name="f1553" draw:formula="2295258 * ?f5 / 2647519"/><draw:equation draw:name="f1554" draw:formula="2145267 * ?f4 / 2612594"/><draw:equation draw:name="f1555" draw:formula="2295423 * ?f5 / 2647519"/><draw:equation draw:name="f1556" draw:formula="2144085 * ?f4 / 2612594"/><draw:equation draw:name="f1557" draw:formula="2275688 * ?f5 / 2647519"/><draw:equation draw:name="f1558" draw:formula="2162175 * ?f4 / 2612594"/><draw:equation draw:name="f1559" draw:formula="2261400 * ?f5 / 2647519"/><draw:equation draw:name="f1560" draw:formula="2227110 * ?f5 / 2647519"/><draw:equation draw:name="f1561" draw:formula="2217420 * ?f4 / 2612594"/><draw:equation draw:name="f1562" draw:formula="2204250 * ?f5 / 2647519"/><draw:equation draw:name="f1563" draw:formula="2180438 * ?f5 / 2647519"/><draw:equation draw:name="f1564" draw:formula="2094713 * ?f5 / 2647519"/><draw:equation draw:name="f1565" draw:formula="2323147 * ?f4 / 2612594"/><draw:equation draw:name="f1566" draw:formula="2048993 * ?f5 / 2647519"/><draw:equation draw:name="f1567" draw:formula="2358390 * ?f4 / 2612594"/><draw:equation draw:name="f1568" draw:formula="1991843 * ?f5 / 2647519"/><draw:equation draw:name="f1569" draw:formula="2392680 * ?f4 / 2612594"/><draw:equation draw:name="f1570" draw:formula="1961363 * ?f5 / 2647519"/><draw:equation draw:name="f1571" draw:formula="2408872 * ?f4 / 2612594"/><draw:equation draw:name="f1572" draw:formula="2424112 * ?f4 / 2612594"/><draw:equation draw:name="f1573" draw:formula="1879448 * ?f5 / 2647519"/><draw:equation draw:name="f1574" draw:formula="2451735 * ?f4 / 2612594"/><draw:equation draw:name="f1575" draw:formula="2526982 * ?f4 / 2612594"/><draw:equation draw:name="f1576" draw:formula="1362240 * ?f5 / 2647519"/><draw:equation draw:name="f1577" draw:formula="2567940 * ?f4 / 2612594"/><draw:equation draw:name="f1578" draw:formula="1339380 * ?f5 / 2647519"/><draw:equation draw:name="f1579" draw:formula="1318425 * ?f5 / 2647519"/><draw:equation draw:name="f1580" draw:formula="1257465 * ?f5 / 2647519"/><draw:equation draw:name="f1581" draw:formula="1212698 * ?f5 / 2647519"/><draw:equation draw:name="f1582" draw:formula="1190790 * ?f5 / 2647519"/><draw:equation draw:name="f1583" draw:formula="1168883 * ?f5 / 2647519"/><draw:equation draw:name="f1584" draw:formula="1182079 * ?f5 / 2647519"/><draw:equation draw:name="f1585" draw:formula="2554816 * ?f4 / 2612594"/><draw:equation draw:name="f1586" draw:formula="1179360 * ?f5 / 2647519"/><draw:equation draw:name="f1587" draw:formula="1130192 * ?f5 / 2647519"/><draw:equation draw:name="f1588" draw:formula="2546452 * ?f4 / 2612594"/><draw:equation draw:name="f1589" draw:formula="1127925 * ?f5 / 2647519"/><draw:equation draw:name="f1590" draw:formula="2546985 * ?f4 / 2612594"/><draw:equation draw:name="f1591" draw:formula="1033628 * ?f5 / 2647519"/><draw:equation draw:name="f1592" draw:formula="996480 * ?f5 / 2647519"/><draw:equation draw:name="f1593" draw:formula="964095 * ?f5 / 2647519"/><draw:equation draw:name="f1594" draw:formula="2516505 * ?f4 / 2612594"/><draw:equation draw:name="f1595" draw:formula="925043 * ?f5 / 2647519"/><draw:equation draw:name="f1596" draw:formula="2498407 * ?f4 / 2612594"/><draw:equation draw:name="f1597" draw:formula="876465 * ?f5 / 2647519"/><draw:equation draw:name="f1598" draw:formula="2480310 * ?f4 / 2612594"/><draw:equation draw:name="f1599" draw:formula="825983 * ?f5 / 2647519"/><draw:equation draw:name="f1600" draw:formula="2460307 * ?f4 / 2612594"/><draw:equation draw:name="f1601" draw:formula="869798 * ?f5 / 2647519"/><draw:equation draw:name="f1602" draw:formula="885038 * ?f5 / 2647519"/><draw:equation draw:name="f1603" draw:formula="2473642 * ?f4 / 2612594"/><draw:equation draw:name="f1604" draw:formula="937425 * ?f5 / 2647519"/><draw:equation draw:name="f1605" draw:formula="1041248 * ?f5 / 2647519"/><draw:equation draw:name="f1606" draw:formula="1066965 * ?f5 / 2647519"/><draw:equation draw:name="f1607" draw:formula="1094588 * ?f5 / 2647519"/><draw:equation draw:name="f1608" draw:formula="2525077 * ?f4 / 2612594"/><draw:equation draw:name="f1609" draw:formula="1125068 * ?f5 / 2647519"/><draw:equation draw:name="f1610" draw:formula="2531745 * ?f4 / 2612594"/><draw:equation draw:name="f1611" draw:formula="1158657 * ?f5 / 2647519"/><draw:equation draw:name="f1612" draw:formula="2539008 * ?f4 / 2612594"/><draw:equation draw:name="f1613" draw:formula="1161262 * ?f5 / 2647519"/><draw:equation draw:name="f1614" draw:formula="1192695 * ?f5 / 2647519"/><draw:equation draw:name="f1615" draw:formula="1193647 * ?f5 / 2647519"/><draw:equation draw:name="f1616" draw:formula="1239367 * ?f5 / 2647519"/><draw:equation draw:name="f1617" draw:formula="1246987 * ?f5 / 2647519"/><draw:equation draw:name="f1618" draw:formula="1317472 * ?f5 / 2647519"/><draw:equation draw:name="f1619" draw:formula="1368907 * ?f5 / 2647519"/><draw:equation draw:name="f1620" draw:formula="1429867 * ?f5 / 2647519"/><draw:equation draw:name="f1621" draw:formula="1437487 * ?f5 / 2647519"/><draw:equation draw:name="f1622" draw:formula="1500352 * ?f5 / 2647519"/><draw:equation draw:name="f1623" draw:formula="1540357 * ?f5 / 2647519"/><draw:equation draw:name="f1624" draw:formula="1563217 * ?f5 / 2647519"/><draw:equation draw:name="f1625" draw:formula="1577505 * ?f5 / 2647519"/><draw:equation draw:name="f1626" draw:formula="1608937 * ?f5 / 2647519"/><draw:equation draw:name="f1627" draw:formula="2518410 * ?f4 / 2612594"/><draw:equation draw:name="f1628" draw:formula="2512695 * ?f4 / 2612594"/><draw:equation draw:name="f1629" draw:formula="1660372 * ?f5 / 2647519"/><draw:equation draw:name="f1630" draw:formula="2506027 * ?f4 / 2612594"/><draw:equation draw:name="f1631" draw:formula="1707545 * ?f5 / 2647519"/><draw:equation draw:name="f1632" draw:formula="2497863 * ?f4 / 2612594"/><draw:equation draw:name="f1633" draw:formula="1713713 * ?f5 / 2647519"/><draw:equation draw:name="f1634" draw:formula="2495550 * ?f4 / 2612594"/><draw:equation draw:name="f1635" draw:formula="1664183 * ?f5 / 2647519"/><draw:equation draw:name="f1636" draw:formula="2504122 * ?f4 / 2612594"/><draw:equation draw:name="f1637" draw:formula="1638465 * ?f5 / 2647519"/><draw:equation draw:name="f1638" draw:formula="1612748 * ?f5 / 2647519"/><draw:equation draw:name="f1639" draw:formula="1581315 * ?f5 / 2647519"/><draw:equation draw:name="f1640" draw:formula="2524125 * ?f4 / 2612594"/><draw:equation draw:name="f1641" draw:formula="1567028 * ?f5 / 2647519"/><draw:equation draw:name="f1642" draw:formula="1544168 * ?f5 / 2647519"/><draw:equation draw:name="f1643" draw:formula="1482255 * ?f5 / 2647519"/><draw:equation draw:name="f1644" draw:formula="2539365 * ?f4 / 2612594"/><draw:equation draw:name="f1645" draw:formula="1432725 * ?f5 / 2647519"/><draw:equation draw:name="f1646" draw:formula="1371765 * ?f5 / 2647519"/><draw:equation draw:name="f1647" draw:formula="1320330 * ?f5 / 2647519"/><draw:equation draw:name="f1648" draw:formula="1249845 * ?f5 / 2647519"/><draw:equation draw:name="f1649" draw:formula="1242225 * ?f5 / 2647519"/><draw:equation draw:name="f1650" draw:formula="1196505 * ?f5 / 2647519"/><draw:equation draw:name="f1651" draw:formula="1196464 * ?f5 / 2647519"/><draw:equation draw:name="f1652" draw:formula="2539447 * ?f4 / 2612594"/><draw:equation draw:name="f1653" draw:formula="1239368 * ?f5 / 2647519"/><draw:equation draw:name="f1654" draw:formula="1193648 * ?f5 / 2647519"/><draw:equation draw:name="f1655" draw:formula="1194008 * ?f5 / 2647519"/><draw:equation draw:name="f1656" draw:formula="2541036 * ?f4 / 2612594"/><draw:equation draw:name="f1657" draw:formula="1164120 * ?f5 / 2647519"/><draw:equation draw:name="f1658" draw:formula="1128878 * ?f5 / 2647519"/><draw:equation draw:name="f1659" draw:formula="1098398 * ?f5 / 2647519"/><draw:equation draw:name="f1660" draw:formula="1070775 * ?f5 / 2647519"/><draw:equation draw:name="f1661" draw:formula="1045058 * ?f5 / 2647519"/><draw:equation draw:name="f1662" draw:formula="941235 * ?f5 / 2647519"/><draw:equation draw:name="f1663" draw:formula="2486025 * ?f4 / 2612594"/><draw:equation draw:name="f1664" draw:formula="888848 * ?f5 / 2647519"/><draw:equation draw:name="f1665" draw:formula="2470785 * ?f4 / 2612594"/><draw:equation draw:name="f1666" draw:formula="873608 * ?f5 / 2647519"/><draw:equation draw:name="f1667" draw:formula="838365 * ?f5 / 2647519"/><draw:equation draw:name="f1668" draw:formula="785978 * ?f5 / 2647519"/><draw:equation draw:name="f1669" draw:formula="770738 * ?f5 / 2647519"/><draw:equation draw:name="f1670" draw:formula="2425065 * ?f4 / 2612594"/><draw:equation draw:name="f1671" draw:formula="716445 * ?f5 / 2647519"/><draw:equation draw:name="f1672" draw:formula="706920 * ?f5 / 2647519"/><draw:equation draw:name="f1673" draw:formula="708825 * ?f5 / 2647519"/><draw:equation draw:name="f1674" draw:formula="2379345 * ?f4 / 2612594"/><draw:equation draw:name="f1675" draw:formula="742163 * ?f5 / 2647519"/><draw:equation draw:name="f1676" draw:formula="775500 * ?f5 / 2647519"/><draw:equation draw:name="f1677" draw:formula="2415540 * ?f4 / 2612594"/><draw:equation draw:name="f1678" draw:formula="785025 * ?f5 / 2647519"/><draw:equation draw:name="f1679" draw:formula="2409825 * ?f4 / 2612594"/><draw:equation draw:name="f1680" draw:formula="745973 * ?f5 / 2647519"/><draw:equation draw:name="f1681" draw:formula="2384107 * ?f4 / 2612594"/><draw:equation draw:name="f1682" draw:formula="713588 * ?f5 / 2647519"/><draw:equation draw:name="f1683" draw:formula="2369820 * ?f4 / 2612594"/><draw:equation draw:name="f1684" draw:formula="668820 * ?f5 / 2647519"/><draw:equation draw:name="f1685" draw:formula="2344102 * ?f4 / 2612594"/><draw:equation draw:name="f1686" draw:formula="630720 * ?f5 / 2647519"/><draw:equation draw:name="f1687" draw:formula="2319337 * ?f4 / 2612594"/><draw:equation draw:name="f1688" draw:formula="570713 * ?f5 / 2647519"/><draw:equation draw:name="f1689" draw:formula="2293620 * ?f4 / 2612594"/><draw:equation draw:name="f1690" draw:formula="547853 * ?f5 / 2647519"/><draw:equation draw:name="f1691" draw:formula="2274570 * ?f4 / 2612594"/><draw:equation draw:name="f1692" draw:formula="552615 * ?f5 / 2647519"/><draw:equation draw:name="f1693" draw:formula="575475 * ?f5 / 2647519"/><draw:equation draw:name="f1694" draw:formula="2279332 * ?f4 / 2612594"/><draw:equation draw:name="f1695" draw:formula="501180 * ?f5 / 2647519"/><draw:equation draw:name="f1696" draw:formula="2207895 * ?f4 / 2612594"/><draw:equation draw:name="f1697" draw:formula="476415 * ?f5 / 2647519"/><draw:equation draw:name="f1698" draw:formula="444983 * ?f5 / 2647519"/><draw:equation draw:name="f1699" draw:formula="2160270 * ?f4 / 2612594"/><draw:equation draw:name="f1700" draw:formula="399263 * ?f5 / 2647519"/><draw:equation draw:name="f1701" draw:formula="2109787 * ?f4 / 2612594"/><draw:equation draw:name="f1702" draw:formula="396126 * ?f5 / 2647519"/><draw:equation draw:name="f1703" draw:formula="2099983 * ?f4 / 2612594"/><draw:equation draw:name="f1704" draw:formula="386880 * ?f5 / 2647519"/><draw:equation draw:name="f1705" draw:formula="2090737 * ?f4 / 2612594"/><draw:equation draw:name="f1706" draw:formula="355448 * ?f5 / 2647519"/><draw:equation draw:name="f1707" draw:formula="2056447 * ?f4 / 2612594"/><draw:equation draw:name="f1708" draw:formula="351638 * ?f5 / 2647519"/><draw:equation draw:name="f1709" draw:formula="2039302 * ?f4 / 2612594"/><draw:equation draw:name="f1710" draw:formula="339255 * ?f5 / 2647519"/><draw:equation draw:name="f1711" draw:formula="337780 * ?f5 / 2647519"/><draw:equation draw:name="f1712" draw:formula="2019844 * ?f4 / 2612594"/><draw:equation draw:name="f1713" draw:formula="323062 * ?f5 / 2647519"/><draw:equation draw:name="f1714" draw:formula="2009774 * ?f4 / 2612594"/><draw:equation draw:name="f1715" draw:formula="294487 * ?f5 / 2647519"/><draw:equation draw:name="f1716" draw:formula="1968817 * ?f4 / 2612594"/><draw:equation draw:name="f1717" draw:formula="278295 * ?f5 / 2647519"/><draw:equation draw:name="f1718" draw:formula="254483 * ?f5 / 2647519"/><draw:equation draw:name="f1719" draw:formula="1888807 * ?f4 / 2612594"/><draw:equation draw:name="f1720" draw:formula="233528 * ?f5 / 2647519"/><draw:equation draw:name="f1721" draw:formula="1846897 * ?f4 / 2612594"/><draw:equation draw:name="f1722" draw:formula="211620 * ?f5 / 2647519"/><draw:equation draw:name="f1723" draw:formula="1798320 * ?f4 / 2612594"/><draw:equation draw:name="f1724" draw:formula="1748790 * ?f4 / 2612594"/><draw:equation draw:name="f1725" draw:formula="1782127 * ?f4 / 2612594"/><draw:equation draw:name="f1726" draw:formula="231623 * ?f5 / 2647519"/><draw:equation draw:name="f1727" draw:formula="1824037 * ?f4 / 2612594"/><draw:equation draw:name="f1728" draw:formula="241045 * ?f5 / 2647519"/><draw:equation draw:name="f1729" draw:formula="1850938 * ?f4 / 2612594"/><draw:equation draw:name="f1730" draw:formula="237654 * ?f5 / 2647519"/><draw:equation draw:name="f1731" draw:formula="1833304 * ?f4 / 2612594"/><draw:equation draw:name="f1732" draw:formula="228808 * ?f5 / 2647519"/><draw:equation draw:name="f1733" draw:formula="1817251 * ?f4 / 2612594"/><draw:equation draw:name="f1734" draw:formula="214410 * ?f5 / 2647519"/><draw:equation draw:name="f1735" draw:formula="1784873 * ?f4 / 2612594"/><draw:equation draw:name="f1736" draw:formula="197332 * ?f5 / 2647519"/><draw:equation draw:name="f1737" draw:formula="1756409 * ?f4 / 2612594"/><draw:equation draw:name="f1738" draw:formula="176377 * ?f5 / 2647519"/><draw:equation draw:name="f1739" draw:formula="1699259 * ?f4 / 2612594"/><draw:equation draw:name="f1740" draw:formula="158426 * ?f5 / 2647519"/><draw:equation draw:name="f1741" draw:formula="1640679 * ?f4 / 2612594"/><draw:equation draw:name="f1742" draw:formula="152529 * ?f5 / 2647519"/><draw:equation draw:name="f1743" draw:formula="1623596 * ?f4 / 2612594"/><draw:equation draw:name="f1744" draw:formula="126853 * ?f5 / 2647519"/><draw:equation draw:name="f1745" draw:formula="1521108 * ?f4 / 2612594"/><draw:equation draw:name="f1746" draw:formula="115498 * ?f5 / 2647519"/><draw:equation draw:name="f1747" draw:formula="1446707 * ?f4 / 2612594"/><draw:equation draw:name="f1748" draw:formula="121132 * ?f5 / 2647519"/><draw:equation draw:name="f1749" draw:formula="1499235 * ?f4 / 2612594"/><draw:equation draw:name="f1750" draw:formula="126847 * ?f5 / 2647519"/><draw:equation draw:name="f1751" draw:formula="98272 * ?f5 / 2647519"/><draw:equation draw:name="f1752" draw:formula="1427797 * ?f4 / 2612594"/><draw:equation draw:name="f1753" draw:formula="85890 * ?f5 / 2647519"/><draw:equation draw:name="f1754" draw:formula="1383030 * ?f4 / 2612594"/><draw:equation draw:name="f1755" draw:formula="69697 * ?f5 / 2647519"/><draw:equation draw:name="f1756" draw:formula="1365885 * ?f4 / 2612594"/><draw:equation draw:name="f1757" draw:formula="64935 * ?f5 / 2647519"/><draw:equation draw:name="f1758" draw:formula="60172 * ?f5 / 2647519"/><draw:equation draw:name="f1759" draw:formula="58267 * ?f5 / 2647519"/><draw:equation draw:name="f1760" draw:formula="1311592 * ?f4 / 2612594"/><draw:equation draw:name="f1761" draw:formula="62077 * ?f5 / 2647519"/><draw:equation draw:name="f1762" draw:formula="1268730 * ?f4 / 2612594"/><draw:equation draw:name="f1763" draw:formula="63982 * ?f5 / 2647519"/><draw:equation draw:name="f1764" draw:formula="1253490 * ?f4 / 2612594"/><draw:equation draw:name="f1765" draw:formula="67226 * ?f5 / 2647519"/><draw:equation draw:name="f1766" draw:formula="1243037 * ?f4 / 2612594"/><draw:equation draw:name="f1767" draw:formula="65649 * ?f5 / 2647519"/><draw:equation draw:name="f1768" draw:formula="1219200 * ?f4 / 2612594"/><draw:equation draw:name="f1769" draw:formula="67792 * ?f5 / 2647519"/><draw:equation draw:name="f1770" draw:formula="1183957 * ?f4 / 2612594"/><draw:equation draw:name="f1771" draw:formula="71602 * ?f5 / 2647519"/><draw:equation draw:name="f1772" draw:formula="1176814 * ?f4 / 2612594"/><draw:equation draw:name="f1773" draw:formula="1172527 * ?f4 / 2612594"/><draw:equation draw:name="f1774" draw:formula="1186815 * ?f4 / 2612594"/><draw:equation draw:name="f1775" draw:formula="57315 * ?f5 / 2647519"/><draw:equation draw:name="f1776" draw:formula="1177290 * ?f4 / 2612594"/><draw:equation draw:name="f1777" draw:formula="44932 * ?f5 / 2647519"/><draw:equation draw:name="f1778" draw:formula="1160145 * ?f4 / 2612594"/><draw:equation draw:name="f1779" draw:formula="42670 * ?f5 / 2647519"/><draw:equation draw:name="f1780" draw:formula="1146572 * ?f4 / 2612594"/><draw:equation draw:name="f1781" draw:formula="42075 * ?f5 / 2647519"/><draw:equation draw:name="f1782" draw:formula="1147762 * ?f4 / 2612594"/><draw:equation draw:name="f1783" draw:formula="38265 * ?f5 / 2647519"/><draw:equation draw:name="f1784" draw:formula="1185862 * ?f4 / 2612594"/><draw:equation draw:name="f1785" draw:formula="35407 * ?f5 / 2647519"/><draw:equation draw:name="f1786" draw:formula="1223962 * ?f4 / 2612594"/><draw:equation draw:name="f1787" draw:formula="32550 * ?f5 / 2647519"/><draw:equation draw:name="f1788" draw:formula="1314449 * ?f4 / 2612594"/><draw:equation draw:name="f1789" draw:formula="33502 * ?f5 / 2647519"/><draw:equation draw:name="f1790" draw:formula="1345882 * ?f4 / 2612594"/><draw:equation draw:name="f1791" draw:formula="1377314 * ?f4 / 2612594"/><draw:equation draw:name="f1792" draw:formula="26835 * ?f5 / 2647519"/><draw:equation draw:name="f1793" draw:formula="1406842 * ?f4 / 2612594"/><draw:equation draw:name="f1794" draw:formula="24930 * ?f5 / 2647519"/><draw:equation draw:name="f1795" draw:formula="19215 * ?f5 / 2647519"/><draw:equation draw:name="f1796" draw:formula="1349692 * ?f4 / 2612594"/><draw:equation draw:name="f1797" draw:formula="23977 * ?f5 / 2647519"/><draw:equation draw:name="f1798" draw:formula="1244917 * ?f4 / 2612594"/><draw:equation draw:name="f1799" draw:formula="32546 * ?f5 / 2647519"/><draw:equation draw:name="f1800" draw:formula="1253485 * ?f4 / 2612594"/><draw:equation draw:name="f1801" draw:formula="23025 * ?f5 / 2647519"/><draw:equation draw:name="f1802" draw:formula="1209675 * ?f4 / 2612594"/><draw:equation draw:name="f1803" draw:formula="1157287 * ?f4 / 2612594"/><draw:equation draw:name="f1804" draw:formula="25882 * ?f5 / 2647519"/><draw:equation draw:name="f1805" draw:formula="1143000 * ?f4 / 2612594"/><draw:equation draw:name="f1806" draw:formula="28740 * ?f5 / 2647519"/><draw:equation draw:name="f1807" draw:formula="1119187 * ?f4 / 2612594"/><draw:equation draw:name="f1808" draw:formula="40170 * ?f5 / 2647519"/><draw:equation draw:name="f1809" draw:formula="45865 * ?f5 / 2647519"/><draw:equation draw:name="f1810" draw:formula="1047851 * ?f4 / 2612594"/><draw:equation draw:name="f1811" draw:formula="43980 * ?f5 / 2647519"/><draw:equation draw:name="f1812" draw:formula="1041082 * ?f4 / 2612594"/><draw:equation draw:name="f1813" draw:formula="37312 * ?f5 / 2647519"/><draw:equation draw:name="f1814" draw:formula="1079182 * ?f4 / 2612594"/><draw:equation draw:name="f1815" draw:formula="1122045 * ?f4 / 2612594"/><draw:equation draw:name="f1816" draw:formula="1145857 * ?f4 / 2612594"/><draw:equation draw:name="f1817" draw:formula="22072 * ?f5 / 2647519"/><draw:equation draw:name="f1818" draw:formula="20167 * ?f5 / 2647519"/><draw:equation draw:name="f1819" draw:formula="1212532 * ?f4 / 2612594"/><draw:equation draw:name="f1820" draw:formula="1246822 * ?f4 / 2612594"/><draw:equation draw:name="f1821" draw:formula="17310 * ?f5 / 2647519"/><draw:equation draw:name="f1822" draw:formula="1351597 * ?f4 / 2612594"/><draw:equation draw:name="f1823" draw:formula="1463040 * ?f4 / 2612594"/><draw:equation draw:name="f1824" draw:formula="1507807 * ?f4 / 2612594"/><draw:equation draw:name="f1825" draw:formula="80770 * ?f5 / 2647519"/><draw:equation draw:name="f1826" draw:formula="1651843 * ?f4 / 2612594"/><draw:equation draw:name="f1827" draw:formula="82734 * ?f5 / 2647519"/><draw:equation draw:name="f1828" draw:formula="1670685 * ?f4 / 2612594"/><draw:equation draw:name="f1829" draw:formula="86843 * ?f5 / 2647519"/><draw:equation draw:name="f1830" draw:formula="1721167 * ?f4 / 2612594"/><draw:equation draw:name="f1831" draw:formula="115418 * ?f5 / 2647519"/><draw:equation draw:name="f1832" draw:formula="1746885 * ?f4 / 2612594"/><draw:equation draw:name="f1833" draw:formula="1724977 * ?f4 / 2612594"/><draw:equation draw:name="f1834" draw:formula="84938 * ?f5 / 2647519"/><draw:equation draw:name="f1835" draw:formula="1700212 * ?f4 / 2612594"/><draw:equation draw:name="f1836" draw:formula="76651 * ?f5 / 2647519"/><draw:equation draw:name="f1837" draw:formula="1674524 * ?f4 / 2612594"/><draw:equation draw:name="f1838" draw:formula="70650 * ?f5 / 2647519"/><draw:equation draw:name="f1839" draw:formula="1675447 * ?f4 / 2612594"/><draw:equation draw:name="f1840" draw:formula="1653540 * ?f4 / 2612594"/><draw:equation draw:name="f1841" draw:formula="41122 * ?f5 / 2647519"/><draw:equation draw:name="f1842" draw:formula="1601152 * ?f4 / 2612594"/><draw:equation draw:name="f1843" draw:formula="1554480 * ?f4 / 2612594"/><draw:equation draw:name="f1844" draw:formula="1515427 * ?f4 / 2612594"/><draw:equation draw:name="f1845" draw:formula="1469707 * ?f4 / 2612594"/><draw:equation draw:name="f1846" draw:formula="14452 * ?f5 / 2647519"/><draw:equation draw:name="f1847" draw:formula="1423987 * ?f4 / 2612594"/><draw:equation draw:name="f1848" draw:formula="3975 * ?f5 / 2647519"/><draw:equation draw:name="f1849" draw:formula="10642 * ?f5 / 2647519"/><draw:equation draw:name="f1850" draw:formula="1213485 * ?f4 / 2612594"/><draw:equation draw:name="f1851" draw:formula="1167765 * ?f4 / 2612594"/><draw:equation draw:name="f1852" draw:formula="11595 * ?f5 / 2647519"/><draw:equation draw:name="f1853" draw:formula="1074420 * ?f4 / 2612594"/><draw:equation draw:name="f1854" draw:formula="1058227 * ?f4 / 2612594"/><draw:equation draw:name="f1855" draw:formula="1002982 * ?f4 / 2612594"/><draw:equation draw:name="f1856" draw:formula="53505 * ?f5 / 2647519"/><draw:equation draw:name="f1857" draw:formula="962977 * ?f4 / 2612594"/><draw:equation draw:name="f1858" draw:formula="48742 * ?f5 / 2647519"/><draw:equation draw:name="f1859" draw:formula="1017270 * ?f4 / 2612594"/><draw:equation draw:name="f1860" draw:formula="53503 * ?f5 / 2647519"/><draw:equation draw:name="f1861" draw:formula="1007964 * ?f4 / 2612594"/><draw:equation draw:name="f1862" draw:formula="56362 * ?f5 / 2647519"/><draw:equation draw:name="f1863" draw:formula="985718 * ?f4 / 2612594"/><draw:equation draw:name="f1864" draw:formula="961072 * ?f4 / 2612594"/><draw:equation draw:name="f1865" draw:formula="65887 * ?f5 / 2647519"/><draw:equation draw:name="f1866" draw:formula="929639 * ?f4 / 2612594"/><draw:equation draw:name="f1867" draw:formula="79222 * ?f5 / 2647519"/><draw:equation draw:name="f1868" draw:formula="882014 * ?f4 / 2612594"/><draw:equation draw:name="f1869" draw:formula="833437 * ?f4 / 2612594"/><draw:equation draw:name="f1870" draw:formula="96628 * ?f5 / 2647519"/><draw:equation draw:name="f1871" draw:formula="832072 * ?f4 / 2612594"/><draw:equation draw:name="f1872" draw:formula="103988 * ?f5 / 2647519"/><draw:equation draw:name="f1873" draw:formula="793432 * ?f4 / 2612594"/><draw:equation draw:name="f1874" draw:formula="765809 * ?f4 / 2612594"/><draw:equation draw:name="f1875" draw:formula="126848 * ?f5 / 2647519"/><draw:equation draw:name="f1876" draw:formula="742949 * ?f4 / 2612594"/><draw:equation draw:name="f1877" draw:formula="151613 * ?f5 / 2647519"/><draw:equation draw:name="f1878" draw:formula="695324 * ?f4 / 2612594"/><draw:equation draw:name="f1879" draw:formula="171615 * ?f5 / 2647519"/><draw:equation draw:name="f1880" draw:formula="652462 * ?f4 / 2612594"/><draw:equation draw:name="f1881" draw:formula="200190 * ?f5 / 2647519"/><draw:equation draw:name="f1882" draw:formula="597217 * ?f4 / 2612594"/><draw:equation draw:name="f1883" draw:formula="221145 * ?f5 / 2647519"/><draw:equation draw:name="f1884" draw:formula="540067 * ?f4 / 2612594"/><draw:equation draw:name="f1885" draw:formula="252578 * ?f5 / 2647519"/><draw:equation draw:name="f1886" draw:formula="519112 * ?f4 / 2612594"/><draw:equation draw:name="f1887" draw:formula="267818 * ?f5 / 2647519"/><draw:equation draw:name="f1888" draw:formula="271628 * ?f5 / 2647519"/><draw:equation draw:name="f1889" draw:formula="505777 * ?f4 / 2612594"/><draw:equation draw:name="f1890" draw:formula="475297 * ?f4 / 2612594"/><draw:equation draw:name="f1891" draw:formula="316395 * ?f5 / 2647519"/><draw:equation draw:name="f1892" draw:formula="441007 * ?f4 / 2612594"/><draw:equation draw:name="f1893" draw:formula="317199 * ?f5 / 2647519"/><draw:equation draw:name="f1894" draw:formula="455339 * ?f4 / 2612594"/><draw:equation draw:name="f1895" draw:formula="315045 * ?f5 / 2647519"/><draw:equation draw:name="f1896" draw:formula="461363 * ?f4 / 2612594"/><draw:equation draw:name="f1897" draw:formula="345922 * ?f5 / 2647519"/><draw:equation draw:name="f1898" draw:formula="429577 * ?f4 / 2612594"/><draw:equation draw:name="f1899" draw:formula="409575 * ?f4 / 2612594"/><draw:equation draw:name="f1900" draw:formula="381165 * ?f5 / 2647519"/><draw:equation draw:name="f1901" draw:formula="382888 * ?f5 / 2647519"/><draw:equation draw:name="f1902" draw:formula="392440 * ?f4 / 2612594"/><draw:equation draw:name="f1903" draw:formula="382118 * ?f5 / 2647519"/><draw:equation draw:name="f1904" draw:formula="406883 * ?f5 / 2647519"/><draw:equation draw:name="f1905" draw:formula="366712 * ?f4 / 2612594"/><draw:equation draw:name="f1906" draw:formula="431648 * ?f5 / 2647519"/><draw:equation draw:name="f1907" draw:formula="343852 * ?f4 / 2612594"/><draw:equation draw:name="f1908" draw:formula="458318 * ?f5 / 2647519"/><draw:equation draw:name="f1909" draw:formula="315277 * ?f4 / 2612594"/><draw:equation draw:name="f1910" draw:formula="287654 * ?f4 / 2612594"/><draw:equation draw:name="f1911" draw:formula="559389 * ?f5 / 2647519"/><draw:equation draw:name="f1912" draw:formula="241440 * ?f4 / 2612594"/><draw:equation draw:name="f1913" draw:formula="226694 * ?f4 / 2612594"/><draw:equation draw:name="f1914" draw:formula="604050 * ?f5 / 2647519"/><draw:equation draw:name="f1915" draw:formula="209549 * ?f4 / 2612594"/><draw:equation draw:name="f1916" draw:formula="193357 * ?f4 / 2612594"/><draw:equation draw:name="f1917" draw:formula="638565 * ?f5 / 2647519"/><draw:equation draw:name="f1918" draw:formula="191282 * ?f4 / 2612594"/><draw:equation draw:name="f1919" draw:formula="648937 * ?f5 / 2647519"/><draw:equation draw:name="f1920" draw:formula="181094 * ?f4 / 2612594"/><draw:equation draw:name="f1921" draw:formula="665963 * ?f5 / 2647519"/><draw:equation draw:name="f1922" draw:formula="168592 * ?f4 / 2612594"/><draw:equation draw:name="f1923" draw:formula="684656 * ?f5 / 2647519"/><draw:equation draw:name="f1924" draw:formula="159067 * ?f4 / 2612594"/><draw:equation draw:name="f1925" draw:formula="697880 * ?f5 / 2647519"/><draw:equation draw:name="f1926" draw:formula="156023 * ?f4 / 2612594"/><draw:equation draw:name="f1927" draw:formula="700252 * ?f5 / 2647519"/><draw:equation draw:name="f1928" draw:formula="154304 * ?f4 / 2612594"/><draw:equation draw:name="f1929" draw:formula="959332 * ?f5 / 2647519"/><draw:equation draw:name="f1930" draw:formula="49529 * ?f4 / 2612594"/><draw:equation draw:name="f1931" draw:formula="968944 * ?f5 / 2647519"/><draw:equation draw:name="f1932" draw:formula="47439 * ?f4 / 2612594"/><draw:equation draw:name="f1933" draw:formula="995527 * ?f5 / 2647519"/><draw:equation draw:name="f1934" draw:formula="38099 * ?f4 / 2612594"/><draw:equation draw:name="f1935" draw:formula="1013863 * ?f5 / 2647519"/><draw:equation draw:name="f1936" draw:formula="34408 * ?f4 / 2612594"/><draw:equation draw:name="f1937" draw:formula="1023424 * ?f5 / 2647519"/><draw:equation draw:name="f1938" draw:formula="34327 * ?f4 / 2612594"/><draw:equation draw:name="f1939" draw:formula="1026960 * ?f5 / 2647519"/><draw:equation draw:name="f1940" draw:formula="1244130 * ?f5 / 2647519"/><draw:equation draw:name="f1941" draw:formula="4762 * ?f4 / 2612594"/><draw:equation draw:name="f1942" draw:formula="1305804 * ?f5 / 2647519"/><draw:equation draw:name="f1943" draw:formula="4524 * ?f4 / 2612594"/><draw:equation draw:name="f1944" draw:formula="5714 * ?f4 / 2612594"/><draw:equation draw:name="f1945" draw:formula="1372993 * ?f5 / 2647519"/><draw:equation draw:name="f1946" draw:formula="6635 * ?f4 / 2612594"/><draw:equation draw:name="f1947" draw:formula="1405103 * ?f5 / 2647519"/><draw:equation draw:name="f1948" draw:formula="1434630 * ?f5 / 2647519"/><draw:equation draw:name="f1949" draw:formula="7619 * ?f4 / 2612594"/><draw:equation draw:name="f1950" draw:formula="1464158 * ?f5 / 2647519"/><draw:equation draw:name="f1951" draw:formula="13334 * ?f4 / 2612594"/><draw:equation draw:name="f1952" draw:formula="1479392 * ?f5 / 2647519"/><draw:equation draw:name="f1953" draw:formula="16797 * ?f4 / 2612594"/><draw:equation draw:name="f1954" draw:formula="12382 * ?f4 / 2612594"/><draw:equation draw:name="f1955" draw:formula="1433677 * ?f5 / 2647519"/><draw:equation draw:name="f1956" draw:formula="6667 * ?f4 / 2612594"/><draw:equation draw:name="f1957" draw:formula="1905 * ?f4 / 2612594"/><draw:equation draw:name="f1958" draw:formula="?f8 / ?f6"/><draw:equation draw:name="f1959" draw:formula="?f9 / ?f7"/><draw:equation draw:name="f1960" draw:formula="?f10 / ?f6"/><draw:equation draw:name="f1961" draw:formula="?f11 / ?f7"/><draw:equation draw:name="f1962" draw:formula="?f12 / ?f6"/><draw:equation draw:name="f1963" draw:formula="?f13 / ?f7"/><draw:equation draw:name="f1964" draw:formula="?f14 / ?f6"/><draw:equation draw:name="f1965" draw:formula="?f15 / ?f7"/><draw:equation draw:name="f1966" draw:formula="?f16 / ?f6"/><draw:equation draw:name="f1967" draw:formula="?f17 / ?f7"/><draw:equation draw:name="f1968" draw:formula="?f18 / ?f6"/><draw:equation draw:name="f1969" draw:formula="?f19 / ?f7"/><draw:equation draw:name="f1970" draw:formula="?f20 / ?f6"/><draw:equation draw:name="f1971" draw:formula="?f21 / ?f6"/><draw:equation draw:name="f1972" draw:formula="?f22 / ?f7"/><draw:equation draw:name="f1973" draw:formula="?f23 / ?f6"/><draw:equation draw:name="f1974" draw:formula="?f24 / ?f7"/><draw:equation draw:name="f1975" draw:formula="?f25 / ?f6"/><draw:equation draw:name="f1976" draw:formula="?f26 / ?f7"/><draw:equation draw:name="f1977" draw:formula="?f27 / ?f6"/><draw:equation draw:name="f1978" draw:formula="?f28 / ?f7"/><draw:equation draw:name="f1979" draw:formula="?f29 / ?f6"/><draw:equation draw:name="f1980" draw:formula="?f30 / ?f7"/><draw:equation draw:name="f1981" draw:formula="?f31 / ?f6"/><draw:equation draw:name="f1982" draw:formula="?f32 / ?f7"/><draw:equation draw:name="f1983" draw:formula="?f33 / ?f6"/><draw:equation draw:name="f1984" draw:formula="?f34 / ?f7"/><draw:equation draw:name="f1985" draw:formula="?f35 / ?f6"/><draw:equation draw:name="f1986" draw:formula="?f36 / ?f7"/><draw:equation draw:name="f1987" draw:formula="?f37 / ?f6"/><draw:equation draw:name="f1988" draw:formula="?f38 / ?f6"/><draw:equation draw:name="f1989" draw:formula="?f39 / ?f7"/><draw:equation draw:name="f1990" draw:formula="?f40 / ?f6"/><draw:equation draw:name="f1991" draw:formula="?f41 / ?f6"/><draw:equation draw:name="f1992" draw:formula="?f42 / ?f7"/><draw:equation draw:name="f1993" draw:formula="?f43 / ?f6"/><draw:equation draw:name="f1994" draw:formula="?f44 / ?f7"/><draw:equation draw:name="f1995" draw:formula="?f45 / ?f6"/><draw:equation draw:name="f1996" draw:formula="?f46 / ?f7"/><draw:equation draw:name="f1997" draw:formula="?f47 / ?f6"/><draw:equation draw:name="f1998" draw:formula="?f48 / ?f7"/><draw:equation draw:name="f1999" draw:formula="?f49 / ?f6"/><draw:equation draw:name="f2000" draw:formula="?f50 / ?f7"/><draw:equation draw:name="f2001" draw:formula="?f51 / ?f6"/><draw:equation draw:name="f2002" draw:formula="?f52 / ?f7"/><draw:equation draw:name="f2003" draw:formula="?f53 / ?f6"/><draw:equation draw:name="f2004" draw:formula="?f54 / ?f7"/><draw:equation draw:name="f2005" draw:formula="?f55 / ?f6"/><draw:equation draw:name="f2006" draw:formula="?f56 / ?f7"/><draw:equation draw:name="f2007" draw:formula="?f57 / ?f6"/><draw:equation draw:name="f2008" draw:formula="?f58 / ?f7"/><draw:equation draw:name="f2009" draw:formula="?f59 / ?f6"/><draw:equation draw:name="f2010" draw:formula="?f60 / ?f6"/><draw:equation draw:name="f2011" draw:formula="?f61 / ?f7"/><draw:equation draw:name="f2012" draw:formula="?f62 / ?f6"/><draw:equation draw:name="f2013" draw:formula="?f63 / ?f7"/><draw:equation draw:name="f2014" draw:formula="?f64 / ?f6"/><draw:equation draw:name="f2015" draw:formula="?f65 / ?f7"/><draw:equation draw:name="f2016" draw:formula="?f66 / ?f6"/><draw:equation draw:name="f2017" draw:formula="?f67 / ?f7"/><draw:equation draw:name="f2018" draw:formula="?f68 / ?f6"/><draw:equation draw:name="f2019" draw:formula="?f69 / ?f6"/><draw:equation draw:name="f2020" draw:formula="?f70 / ?f6"/><draw:equation draw:name="f2021" draw:formula="?f71 / ?f7"/><draw:equation draw:name="f2022" draw:formula="?f72 / ?f6"/><draw:equation draw:name="f2023" draw:formula="?f73 / ?f7"/><draw:equation draw:name="f2024" draw:formula="?f74 / ?f6"/><draw:equation draw:name="f2025" draw:formula="?f75 / ?f7"/><draw:equation draw:name="f2026" draw:formula="?f76 / ?f6"/><draw:equation draw:name="f2027" draw:formula="?f77 / ?f6"/><draw:equation draw:name="f2028" draw:formula="?f78 / ?f7"/><draw:equation draw:name="f2029" draw:formula="?f79 / ?f6"/><draw:equation draw:name="f2030" draw:formula="?f80 / ?f7"/><draw:equation draw:name="f2031" draw:formula="?f81 / ?f6"/><draw:equation draw:name="f2032" draw:formula="?f82 / ?f7"/><draw:equation draw:name="f2033" draw:formula="?f83 / ?f6"/><draw:equation draw:name="f2034" draw:formula="?f84 / ?f7"/><draw:equation draw:name="f2035" draw:formula="?f85 / ?f6"/><draw:equation draw:name="f2036" draw:formula="?f86 / ?f6"/><draw:equation draw:name="f2037" draw:formula="?f87 / ?f7"/><draw:equation draw:name="f2038" draw:formula="?f88 / ?f6"/><draw:equation draw:name="f2039" draw:formula="?f89 / ?f7"/><draw:equation draw:name="f2040" draw:formula="?f90 / ?f6"/><draw:equation draw:name="f2041" draw:formula="?f91 / ?f7"/><draw:equation draw:name="f2042" draw:formula="?f92 / ?f6"/><draw:equation draw:name="f2043" draw:formula="?f93 / ?f7"/><draw:equation draw:name="f2044" draw:formula="?f94 / ?f6"/><draw:equation draw:name="f2045" draw:formula="?f95 / ?f7"/><draw:equation draw:name="f2046" draw:formula="?f96 / ?f6"/><draw:equation draw:name="f2047" draw:formula="?f97 / ?f7"/><draw:equation draw:name="f2048" draw:formula="?f98 / ?f6"/><draw:equation draw:name="f2049" draw:formula="?f99 / ?f7"/><draw:equation draw:name="f2050" draw:formula="?f100 / ?f6"/><draw:equation draw:name="f2051" draw:formula="?f101 / ?f7"/><draw:equation draw:name="f2052" draw:formula="?f102 / ?f6"/><draw:equation draw:name="f2053" draw:formula="?f103 / ?f7"/><draw:equation draw:name="f2054" draw:formula="?f104 / ?f6"/><draw:equation draw:name="f2055" draw:formula="?f105 / ?f7"/><draw:equation draw:name="f2056" draw:formula="?f106 / ?f6"/><draw:equation draw:name="f2057" draw:formula="?f107 / ?f7"/><draw:equation draw:name="f2058" draw:formula="?f108 / ?f6"/><draw:equation draw:name="f2059" draw:formula="?f109 / ?f7"/><draw:equation draw:name="f2060" draw:formula="?f110 / ?f6"/><draw:equation draw:name="f2061" draw:formula="?f111 / ?f7"/><draw:equation draw:name="f2062" draw:formula="?f112 / ?f6"/><draw:equation draw:name="f2063" draw:formula="?f113 / ?f7"/><draw:equation draw:name="f2064" draw:formula="?f114 / ?f6"/><draw:equation draw:name="f2065" draw:formula="?f115 / ?f7"/><draw:equation draw:name="f2066" draw:formula="?f116 / ?f6"/><draw:equation draw:name="f2067" draw:formula="?f117 / ?f7"/><draw:equation draw:name="f2068" draw:formula="?f118 / ?f6"/><draw:equation draw:name="f2069" draw:formula="?f119 / ?f7"/><draw:equation draw:name="f2070" draw:formula="?f120 / ?f6"/><draw:equation draw:name="f2071" draw:formula="?f121 / ?f7"/><draw:equation draw:name="f2072" draw:formula="?f122 / ?f6"/><draw:equation draw:name="f2073" draw:formula="?f123 / ?f7"/><draw:equation draw:name="f2074" draw:formula="?f124 / ?f6"/><draw:equation draw:name="f2075" draw:formula="?f125 / ?f7"/><draw:equation draw:name="f2076" draw:formula="?f126 / ?f6"/><draw:equation draw:name="f2077" draw:formula="?f127 / ?f7"/><draw:equation draw:name="f2078" draw:formula="?f128 / ?f6"/><draw:equation draw:name="f2079" draw:formula="?f129 / ?f7"/><draw:equation draw:name="f2080" draw:formula="?f130 / ?f6"/><draw:equation draw:name="f2081" draw:formula="?f131 / ?f6"/><draw:equation draw:name="f2082" draw:formula="?f132 / ?f7"/><draw:equation draw:name="f2083" draw:formula="?f133 / ?f6"/><draw:equation draw:name="f2084" draw:formula="?f134 / ?f7"/><draw:equation draw:name="f2085" draw:formula="?f135 / ?f6"/><draw:equation draw:name="f2086" draw:formula="?f136 / ?f7"/><draw:equation draw:name="f2087" draw:formula="?f137 / ?f6"/><draw:equation draw:name="f2088" draw:formula="?f138 / ?f7"/><draw:equation draw:name="f2089" draw:formula="?f139 / ?f6"/><draw:equation draw:name="f2090" draw:formula="?f140 / ?f7"/><draw:equation draw:name="f2091" draw:formula="?f141 / ?f6"/><draw:equation draw:name="f2092" draw:formula="?f142 / ?f7"/><draw:equation draw:name="f2093" draw:formula="?f143 / ?f6"/><draw:equation draw:name="f2094" draw:formula="?f144 / ?f7"/><draw:equation draw:name="f2095" draw:formula="?f145 / ?f6"/><draw:equation draw:name="f2096" draw:formula="?f146 / ?f7"/><draw:equation draw:name="f2097" draw:formula="?f147 / ?f6"/><draw:equation draw:name="f2098" draw:formula="?f148 / ?f6"/><draw:equation draw:name="f2099" draw:formula="?f149 / ?f7"/><draw:equation draw:name="f2100" draw:formula="?f150 / ?f6"/><draw:equation draw:name="f2101" draw:formula="?f151 / ?f7"/><draw:equation draw:name="f2102" draw:formula="?f152 / ?f6"/><draw:equation draw:name="f2103" draw:formula="?f153 / ?f7"/><draw:equation draw:name="f2104" draw:formula="?f154 / ?f6"/><draw:equation draw:name="f2105" draw:formula="?f155 / ?f7"/><draw:equation draw:name="f2106" draw:formula="?f156 / ?f6"/><draw:equation draw:name="f2107" draw:formula="?f157 / ?f7"/><draw:equation draw:name="f2108" draw:formula="?f158 / ?f6"/><draw:equation draw:name="f2109" draw:formula="?f159 / ?f7"/><draw:equation draw:name="f2110" draw:formula="?f160 / ?f6"/><draw:equation draw:name="f2111" draw:formula="?f161 / ?f7"/><draw:equation draw:name="f2112" draw:formula="?f162 / ?f6"/><draw:equation draw:name="f2113" draw:formula="?f163 / ?f7"/><draw:equation draw:name="f2114" draw:formula="?f164 / ?f6"/><draw:equation draw:name="f2115" draw:formula="?f165 / ?f7"/><draw:equation draw:name="f2116" draw:formula="?f166 / ?f6"/><draw:equation draw:name="f2117" draw:formula="?f167 / ?f7"/><draw:equation draw:name="f2118" draw:formula="?f168 / ?f6"/><draw:equation draw:name="f2119" draw:formula="?f169 / ?f7"/><draw:equation draw:name="f2120" draw:formula="?f170 / ?f6"/><draw:equation draw:name="f2121" draw:formula="?f171 / ?f7"/><draw:equation draw:name="f2122" draw:formula="?f172 / ?f6"/><draw:equation draw:name="f2123" draw:formula="?f173 / ?f7"/><draw:equation draw:name="f2124" draw:formula="?f174 / ?f6"/><draw:equation draw:name="f2125" draw:formula="?f175 / ?f7"/><draw:equation draw:name="f2126" draw:formula="?f176 / ?f6"/><draw:equation draw:name="f2127" draw:formula="?f177 / ?f7"/><draw:equation draw:name="f2128" draw:formula="?f178 / ?f6"/><draw:equation draw:name="f2129" draw:formula="?f179 / ?f7"/><draw:equation draw:name="f2130" draw:formula="?f180 / ?f6"/><draw:equation draw:name="f2131" draw:formula="?f181 / ?f7"/><draw:equation draw:name="f2132" draw:formula="?f182 / ?f6"/><draw:equation draw:name="f2133" draw:formula="?f183 / ?f7"/><draw:equation draw:name="f2134" draw:formula="?f184 / ?f6"/><draw:equation draw:name="f2135" draw:formula="?f185 / ?f7"/><draw:equation draw:name="f2136" draw:formula="?f186 / ?f6"/><draw:equation draw:name="f2137" draw:formula="?f187 / ?f7"/><draw:equation draw:name="f2138" draw:formula="?f188 / ?f6"/><draw:equation draw:name="f2139" draw:formula="?f189 / ?f7"/><draw:equation draw:name="f2140" draw:formula="?f190 / ?f6"/><draw:equation draw:name="f2141" draw:formula="?f191 / ?f7"/><draw:equation draw:name="f2142" draw:formula="?f192 / ?f6"/><draw:equation draw:name="f2143" draw:formula="?f193 / ?f7"/><draw:equation draw:name="f2144" draw:formula="?f194 / ?f6"/><draw:equation draw:name="f2145" draw:formula="?f195 / ?f7"/><draw:equation draw:name="f2146" draw:formula="?f196 / ?f6"/><draw:equation draw:name="f2147" draw:formula="?f197 / ?f7"/><draw:equation draw:name="f2148" draw:formula="?f198 / ?f6"/><draw:equation draw:name="f2149" draw:formula="?f199 / ?f7"/><draw:equation draw:name="f2150" draw:formula="?f200 / ?f6"/><draw:equation draw:name="f2151" draw:formula="?f201 / ?f7"/><draw:equation draw:name="f2152" draw:formula="?f202 / ?f6"/><draw:equation draw:name="f2153" draw:formula="?f203 / ?f6"/><draw:equation draw:name="f2154" draw:formula="?f204 / ?f7"/><draw:equation draw:name="f2155" draw:formula="?f205 / ?f6"/><draw:equation draw:name="f2156" draw:formula="?f206 / ?f7"/><draw:equation draw:name="f2157" draw:formula="?f207 / ?f6"/><draw:equation draw:name="f2158" draw:formula="?f208 / ?f7"/><draw:equation draw:name="f2159" draw:formula="?f209 / ?f6"/><draw:equation draw:name="f2160" draw:formula="?f210 / ?f7"/><draw:equation draw:name="f2161" draw:formula="?f211 / ?f6"/><draw:equation draw:name="f2162" draw:formula="?f212 / ?f7"/><draw:equation draw:name="f2163" draw:formula="?f213 / ?f6"/><draw:equation draw:name="f2164" draw:formula="?f214 / ?f6"/><draw:equation draw:name="f2165" draw:formula="?f215 / ?f7"/><draw:equation draw:name="f2166" draw:formula="?f216 / ?f6"/><draw:equation draw:name="f2167" draw:formula="?f217 / ?f7"/><draw:equation draw:name="f2168" draw:formula="?f218 / ?f6"/><draw:equation draw:name="f2169" draw:formula="?f219 / ?f7"/><draw:equation draw:name="f2170" draw:formula="?f220 / ?f6"/><draw:equation draw:name="f2171" draw:formula="?f221 / ?f7"/><draw:equation draw:name="f2172" draw:formula="?f222 / ?f6"/><draw:equation draw:name="f2173" draw:formula="?f223 / ?f6"/><draw:equation draw:name="f2174" draw:formula="?f224 / ?f6"/><draw:equation draw:name="f2175" draw:formula="?f225 / ?f6"/><draw:equation draw:name="f2176" draw:formula="?f226 / ?f6"/><draw:equation draw:name="f2177" draw:formula="?f227 / ?f6"/><draw:equation draw:name="f2178" draw:formula="?f228 / ?f6"/><draw:equation draw:name="f2179" draw:formula="?f229 / ?f6"/><draw:equation draw:name="f2180" draw:formula="?f230 / ?f7"/><draw:equation draw:name="f2181" draw:formula="?f231 / ?f6"/><draw:equation draw:name="f2182" draw:formula="?f232 / ?f7"/><draw:equation draw:name="f2183" draw:formula="?f233 / ?f6"/><draw:equation draw:name="f2184" draw:formula="?f234 / ?f7"/><draw:equation draw:name="f2185" draw:formula="?f235 / ?f6"/><draw:equation draw:name="f2186" draw:formula="?f236 / ?f7"/><draw:equation draw:name="f2187" draw:formula="?f237 / ?f6"/><draw:equation draw:name="f2188" draw:formula="?f238 / ?f7"/><draw:equation draw:name="f2189" draw:formula="?f239 / ?f6"/><draw:equation draw:name="f2190" draw:formula="?f240 / ?f7"/><draw:equation draw:name="f2191" draw:formula="?f241 / ?f6"/><draw:equation draw:name="f2192" draw:formula="?f242 / ?f7"/><draw:equation draw:name="f2193" draw:formula="?f243 / ?f6"/><draw:equation draw:name="f2194" draw:formula="?f244 / ?f7"/><draw:equation draw:name="f2195" draw:formula="?f245 / ?f6"/><draw:equation draw:name="f2196" draw:formula="?f246 / ?f7"/><draw:equation draw:name="f2197" draw:formula="?f247 / ?f6"/><draw:equation draw:name="f2198" draw:formula="?f248 / ?f7"/><draw:equation draw:name="f2199" draw:formula="?f249 / ?f6"/><draw:equation draw:name="f2200" draw:formula="?f250 / ?f7"/><draw:equation draw:name="f2201" draw:formula="?f251 / ?f6"/><draw:equation draw:name="f2202" draw:formula="?f252 / ?f7"/><draw:equation draw:name="f2203" draw:formula="?f253 / ?f6"/><draw:equation draw:name="f2204" draw:formula="?f254 / ?f7"/><draw:equation draw:name="f2205" draw:formula="?f255 / ?f6"/><draw:equation draw:name="f2206" draw:formula="?f256 / ?f7"/><draw:equation draw:name="f2207" draw:formula="?f257 / ?f6"/><draw:equation draw:name="f2208" draw:formula="?f258 / ?f7"/><draw:equation draw:name="f2209" draw:formula="?f259 / ?f6"/><draw:equation draw:name="f2210" draw:formula="?f260 / ?f7"/><draw:equation draw:name="f2211" draw:formula="?f261 / ?f6"/><draw:equation draw:name="f2212" draw:formula="?f262 / ?f7"/><draw:equation draw:name="f2213" draw:formula="?f263 / ?f6"/><draw:equation draw:name="f2214" draw:formula="?f264 / ?f7"/><draw:equation draw:name="f2215" draw:formula="?f265 / ?f6"/><draw:equation draw:name="f2216" draw:formula="?f266 / ?f7"/><draw:equation draw:name="f2217" draw:formula="?f267 / ?f6"/><draw:equation draw:name="f2218" draw:formula="?f268 / ?f7"/><draw:equation draw:name="f2219" draw:formula="?f269 / ?f7"/><draw:equation draw:name="f2220" draw:formula="?f270 / ?f6"/><draw:equation draw:name="f2221" draw:formula="?f271 / ?f7"/><draw:equation draw:name="f2222" draw:formula="?f272 / ?f6"/><draw:equation draw:name="f2223" draw:formula="?f273 / ?f6"/><draw:equation draw:name="f2224" draw:formula="?f274 / ?f7"/><draw:equation draw:name="f2225" draw:formula="?f275 / ?f6"/><draw:equation draw:name="f2226" draw:formula="?f276 / ?f7"/><draw:equation draw:name="f2227" draw:formula="?f277 / ?f6"/><draw:equation draw:name="f2228" draw:formula="?f278 / ?f7"/><draw:equation draw:name="f2229" draw:formula="?f279 / ?f6"/><draw:equation draw:name="f2230" draw:formula="?f280 / ?f7"/><draw:equation draw:name="f2231" draw:formula="?f281 / ?f6"/><draw:equation draw:name="f2232" draw:formula="?f282 / ?f7"/><draw:equation draw:name="f2233" draw:formula="?f283 / ?f6"/><draw:equation draw:name="f2234" draw:formula="?f284 / ?f7"/><draw:equation draw:name="f2235" draw:formula="?f285 / ?f6"/><draw:equation draw:name="f2236" draw:formula="?f286 / ?f7"/><draw:equation draw:name="f2237" draw:formula="?f287 / ?f6"/><draw:equation draw:name="f2238" draw:formula="?f288 / ?f7"/><draw:equation draw:name="f2239" draw:formula="?f289 / ?f6"/><draw:equation draw:name="f2240" draw:formula="?f290 / ?f7"/><draw:equation draw:name="f2241" draw:formula="?f291 / ?f6"/><draw:equation draw:name="f2242" draw:formula="?f292 / ?f7"/><draw:equation draw:name="f2243" draw:formula="?f293 / ?f6"/><draw:equation draw:name="f2244" draw:formula="?f294 / ?f7"/><draw:equation draw:name="f2245" draw:formula="?f295 / ?f6"/><draw:equation draw:name="f2246" draw:formula="?f296 / ?f7"/><draw:equation draw:name="f2247" draw:formula="?f297 / ?f6"/><draw:equation draw:name="f2248" draw:formula="?f298 / ?f7"/><draw:equation draw:name="f2249" draw:formula="?f299 / ?f7"/><draw:equation draw:name="f2250" draw:formula="?f300 / ?f7"/><draw:equation draw:name="f2251" draw:formula="?f301 / ?f6"/><draw:equation draw:name="f2252" draw:formula="?f302 / ?f7"/><draw:equation draw:name="f2253" draw:formula="?f303 / ?f6"/><draw:equation draw:name="f2254" draw:formula="?f304 / ?f7"/><draw:equation draw:name="f2255" draw:formula="?f305 / ?f6"/><draw:equation draw:name="f2256" draw:formula="?f306 / ?f7"/><draw:equation draw:name="f2257" draw:formula="?f307 / ?f6"/><draw:equation draw:name="f2258" draw:formula="?f308 / ?f7"/><draw:equation draw:name="f2259" draw:formula="?f309 / ?f6"/><draw:equation draw:name="f2260" draw:formula="?f310 / ?f7"/><draw:equation draw:name="f2261" draw:formula="?f311 / ?f6"/><draw:equation draw:name="f2262" draw:formula="?f312 / ?f7"/><draw:equation draw:name="f2263" draw:formula="?f313 / ?f6"/><draw:equation draw:name="f2264" draw:formula="?f314 / ?f7"/><draw:equation draw:name="f2265" draw:formula="?f315 / ?f6"/><draw:equation draw:name="f2266" draw:formula="?f316 / ?f7"/><draw:equation draw:name="f2267" draw:formula="?f317 / ?f6"/><draw:equation draw:name="f2268" draw:formula="?f318 / ?f7"/><draw:equation draw:name="f2269" draw:formula="?f319 / ?f6"/><draw:equation draw:name="f2270" draw:formula="?f320 / ?f7"/><draw:equation draw:name="f2271" draw:formula="?f321 / ?f6"/><draw:equation draw:name="f2272" draw:formula="?f322 / ?f7"/><draw:equation draw:name="f2273" draw:formula="?f323 / ?f6"/><draw:equation draw:name="f2274" draw:formula="?f324 / ?f7"/><draw:equation draw:name="f2275" draw:formula="?f325 / ?f6"/><draw:equation draw:name="f2276" draw:formula="?f326 / ?f7"/><draw:equation draw:name="f2277" draw:formula="?f327 / ?f6"/><draw:equation draw:name="f2278" draw:formula="?f328 / ?f7"/><draw:equation draw:name="f2279" draw:formula="?f329 / ?f6"/><draw:equation draw:name="f2280" draw:formula="?f330 / ?f6"/><draw:equation draw:name="f2281" draw:formula="?f331 / ?f7"/><draw:equation draw:name="f2282" draw:formula="?f332 / ?f6"/><draw:equation draw:name="f2283" draw:formula="?f333 / ?f6"/><draw:equation draw:name="f2284" draw:formula="?f334 / ?f7"/><draw:equation draw:name="f2285" draw:formula="?f335 / ?f6"/><draw:equation draw:name="f2286" draw:formula="?f336 / ?f7"/><draw:equation draw:name="f2287" draw:formula="?f337 / ?f6"/><draw:equation draw:name="f2288" draw:formula="?f338 / ?f7"/><draw:equation draw:name="f2289" draw:formula="?f339 / ?f6"/><draw:equation draw:name="f2290" draw:formula="?f340 / ?f7"/><draw:equation draw:name="f2291" draw:formula="?f341 / ?f6"/><draw:equation draw:name="f2292" draw:formula="?f342 / ?f6"/><draw:equation draw:name="f2293" draw:formula="?f343 / ?f7"/><draw:equation draw:name="f2294" draw:formula="?f344 / ?f6"/><draw:equation draw:name="f2295" draw:formula="?f345 / ?f7"/><draw:equation draw:name="f2296" draw:formula="?f346 / ?f6"/><draw:equation draw:name="f2297" draw:formula="?f347 / ?f7"/><draw:equation draw:name="f2298" draw:formula="?f348 / ?f6"/><draw:equation draw:name="f2299" draw:formula="?f349 / ?f6"/><draw:equation draw:name="f2300" draw:formula="?f350 / ?f7"/><draw:equation draw:name="f2301" draw:formula="?f351 / ?f6"/><draw:equation draw:name="f2302" draw:formula="?f352 / ?f7"/><draw:equation draw:name="f2303" draw:formula="?f353 / ?f6"/><draw:equation draw:name="f2304" draw:formula="?f354 / ?f7"/><draw:equation draw:name="f2305" draw:formula="?f355 / ?f6"/><draw:equation draw:name="f2306" draw:formula="?f356 / ?f7"/><draw:equation draw:name="f2307" draw:formula="?f357 / ?f6"/><draw:equation draw:name="f2308" draw:formula="?f358 / ?f7"/><draw:equation draw:name="f2309" draw:formula="?f359 / ?f6"/><draw:equation draw:name="f2310" draw:formula="?f360 / ?f7"/><draw:equation draw:name="f2311" draw:formula="?f361 / ?f6"/><draw:equation draw:name="f2312" draw:formula="?f362 / ?f7"/><draw:equation draw:name="f2313" draw:formula="?f363 / ?f6"/><draw:equation draw:name="f2314" draw:formula="?f364 / ?f6"/><draw:equation draw:name="f2315" draw:formula="?f365 / ?f6"/><draw:equation draw:name="f2316" draw:formula="?f366 / ?f7"/><draw:equation draw:name="f2317" draw:formula="?f367 / ?f6"/><draw:equation draw:name="f2318" draw:formula="?f368 / ?f7"/><draw:equation draw:name="f2319" draw:formula="?f369 / ?f6"/><draw:equation draw:name="f2320" draw:formula="?f370 / ?f7"/><draw:equation draw:name="f2321" draw:formula="?f371 / ?f6"/><draw:equation draw:name="f2322" draw:formula="?f372 / ?f7"/><draw:equation draw:name="f2323" draw:formula="?f373 / ?f6"/><draw:equation draw:name="f2324" draw:formula="?f374 / ?f7"/><draw:equation draw:name="f2325" draw:formula="?f375 / ?f6"/><draw:equation draw:name="f2326" draw:formula="?f376 / ?f7"/><draw:equation draw:name="f2327" draw:formula="?f377 / ?f6"/><draw:equation draw:name="f2328" draw:formula="?f378 / ?f7"/><draw:equation draw:name="f2329" draw:formula="?f379 / ?f6"/><draw:equation draw:name="f2330" draw:formula="?f380 / ?f7"/><draw:equation draw:name="f2331" draw:formula="?f381 / ?f6"/><draw:equation draw:name="f2332" draw:formula="?f382 / ?f6"/><draw:equation draw:name="f2333" draw:formula="?f383 / ?f7"/><draw:equation draw:name="f2334" draw:formula="?f384 / ?f6"/><draw:equation draw:name="f2335" draw:formula="?f385 / ?f7"/><draw:equation draw:name="f2336" draw:formula="?f386 / ?f6"/><draw:equation draw:name="f2337" draw:formula="?f387 / ?f7"/><draw:equation draw:name="f2338" draw:formula="?f388 / ?f6"/><draw:equation draw:name="f2339" draw:formula="?f389 / ?f7"/><draw:equation draw:name="f2340" draw:formula="?f390 / ?f6"/><draw:equation draw:name="f2341" draw:formula="?f391 / ?f7"/><draw:equation draw:name="f2342" draw:formula="?f392 / ?f6"/><draw:equation draw:name="f2343" draw:formula="?f393 / ?f7"/><draw:equation draw:name="f2344" draw:formula="?f394 / ?f6"/><draw:equation draw:name="f2345" draw:formula="?f395 / ?f7"/><draw:equation draw:name="f2346" draw:formula="?f396 / ?f6"/><draw:equation draw:name="f2347" draw:formula="?f397 / ?f7"/><draw:equation draw:name="f2348" draw:formula="?f398 / ?f6"/><draw:equation draw:name="f2349" draw:formula="?f399 / ?f7"/><draw:equation draw:name="f2350" draw:formula="?f400 / ?f6"/><draw:equation draw:name="f2351" draw:formula="?f401 / ?f7"/><draw:equation draw:name="f2352" draw:formula="?f402 / ?f6"/><draw:equation draw:name="f2353" draw:formula="?f403 / ?f7"/><draw:equation draw:name="f2354" draw:formula="?f404 / ?f6"/><draw:equation draw:name="f2355" draw:formula="?f405 / ?f7"/><draw:equation draw:name="f2356" draw:formula="?f406 / ?f6"/><draw:equation draw:name="f2357" draw:formula="?f407 / ?f7"/><draw:equation draw:name="f2358" draw:formula="?f408 / ?f6"/><draw:equation draw:name="f2359" draw:formula="?f409 / ?f7"/><draw:equation draw:name="f2360" draw:formula="?f410 / ?f6"/><draw:equation draw:name="f2361" draw:formula="?f411 / ?f7"/><draw:equation draw:name="f2362" draw:formula="?f412 / ?f6"/><draw:equation draw:name="f2363" draw:formula="?f413 / ?f7"/><draw:equation draw:name="f2364" draw:formula="?f414 / ?f6"/><draw:equation draw:name="f2365" draw:formula="?f415 / ?f7"/><draw:equation draw:name="f2366" draw:formula="?f416 / ?f6"/><draw:equation draw:name="f2367" draw:formula="?f417 / ?f7"/><draw:equation draw:name="f2368" draw:formula="?f418 / ?f6"/><draw:equation draw:name="f2369" draw:formula="?f419 / ?f7"/><draw:equation draw:name="f2370" draw:formula="?f420 / ?f6"/><draw:equation draw:name="f2371" draw:formula="?f421 / ?f7"/><draw:equation draw:name="f2372" draw:formula="?f422 / ?f6"/><draw:equation draw:name="f2373" draw:formula="?f423 / ?f7"/><draw:equation draw:name="f2374" draw:formula="?f424 / ?f6"/><draw:equation draw:name="f2375" draw:formula="?f425 / ?f7"/><draw:equation draw:name="f2376" draw:formula="?f426 / ?f6"/><draw:equation draw:name="f2377" draw:formula="?f427 / ?f7"/><draw:equation draw:name="f2378" draw:formula="?f428 / ?f6"/><draw:equation draw:name="f2379" draw:formula="?f429 / ?f7"/><draw:equation draw:name="f2380" draw:formula="?f430 / ?f6"/><draw:equation draw:name="f2381" draw:formula="?f431 / ?f7"/><draw:equation draw:name="f2382" draw:formula="?f432 / ?f6"/><draw:equation draw:name="f2383" draw:formula="?f433 / ?f7"/><draw:equation draw:name="f2384" draw:formula="?f434 / ?f6"/><draw:equation draw:name="f2385" draw:formula="?f435 / ?f7"/><draw:equation draw:name="f2386" draw:formula="?f436 / ?f6"/><draw:equation draw:name="f2387" draw:formula="?f437 / ?f7"/><draw:equation draw:name="f2388" draw:formula="?f438 / ?f6"/><draw:equation draw:name="f2389" draw:formula="?f439 / ?f7"/><draw:equation draw:name="f2390" draw:formula="?f440 / ?f6"/><draw:equation draw:name="f2391" draw:formula="?f441 / ?f7"/><draw:equation draw:name="f2392" draw:formula="?f442 / ?f6"/><draw:equation draw:name="f2393" draw:formula="?f443 / ?f7"/><draw:equation draw:name="f2394" draw:formula="?f444 / ?f6"/><draw:equation draw:name="f2395" draw:formula="?f445 / ?f7"/><draw:equation draw:name="f2396" draw:formula="?f446 / ?f6"/><draw:equation draw:name="f2397" draw:formula="?f447 / ?f7"/><draw:equation draw:name="f2398" draw:formula="?f448 / ?f6"/><draw:equation draw:name="f2399" draw:formula="?f449 / ?f7"/><draw:equation draw:name="f2400" draw:formula="?f450 / ?f6"/><draw:equation draw:name="f2401" draw:formula="?f451 / ?f7"/><draw:equation draw:name="f2402" draw:formula="?f452 / ?f6"/><draw:equation draw:name="f2403" draw:formula="?f453 / ?f7"/><draw:equation draw:name="f2404" draw:formula="?f454 / ?f6"/><draw:equation draw:name="f2405" draw:formula="?f455 / ?f7"/><draw:equation draw:name="f2406" draw:formula="?f456 / ?f6"/><draw:equation draw:name="f2407" draw:formula="?f457 / ?f7"/><draw:equation draw:name="f2408" draw:formula="?f458 / ?f6"/><draw:equation draw:name="f2409" draw:formula="?f459 / ?f7"/><draw:equation draw:name="f2410" draw:formula="?f460 / ?f6"/><draw:equation draw:name="f2411" draw:formula="?f461 / ?f7"/><draw:equation draw:name="f2412" draw:formula="?f462 / ?f6"/><draw:equation draw:name="f2413" draw:formula="?f463 / ?f7"/><draw:equation draw:name="f2414" draw:formula="?f464 / ?f6"/><draw:equation draw:name="f2415" draw:formula="?f465 / ?f7"/><draw:equation draw:name="f2416" draw:formula="?f466 / ?f6"/><draw:equation draw:name="f2417" draw:formula="?f467 / ?f7"/><draw:equation draw:name="f2418" draw:formula="?f468 / ?f6"/><draw:equation draw:name="f2419" draw:formula="?f469 / ?f7"/><draw:equation draw:name="f2420" draw:formula="?f470 / ?f6"/><draw:equation draw:name="f2421" draw:formula="?f471 / ?f7"/><draw:equation draw:name="f2422" draw:formula="?f472 / ?f6"/><draw:equation draw:name="f2423" draw:formula="?f473 / ?f7"/><draw:equation draw:name="f2424" draw:formula="?f474 / ?f6"/><draw:equation draw:name="f2425" draw:formula="?f475 / ?f7"/><draw:equation draw:name="f2426" draw:formula="?f476 / ?f6"/><draw:equation draw:name="f2427" draw:formula="?f477 / ?f7"/><draw:equation draw:name="f2428" draw:formula="?f478 / ?f6"/><draw:equation draw:name="f2429" draw:formula="?f479 / ?f7"/><draw:equation draw:name="f2430" draw:formula="?f480 / ?f6"/><draw:equation draw:name="f2431" draw:formula="?f481 / ?f6"/><draw:equation draw:name="f2432" draw:formula="?f482 / ?f7"/><draw:equation draw:name="f2433" draw:formula="?f483 / ?f6"/><draw:equation draw:name="f2434" draw:formula="?f484 / ?f7"/><draw:equation draw:name="f2435" draw:formula="?f485 / ?f6"/><draw:equation draw:name="f2436" draw:formula="?f486 / ?f7"/><draw:equation draw:name="f2437" draw:formula="?f487 / ?f6"/><draw:equation draw:name="f2438" draw:formula="?f488 / ?f7"/><draw:equation draw:name="f2439" draw:formula="?f489 / ?f6"/><draw:equation draw:name="f2440" draw:formula="?f490 / ?f7"/><draw:equation draw:name="f2441" draw:formula="?f491 / ?f6"/><draw:equation draw:name="f2442" draw:formula="?f492 / ?f7"/><draw:equation draw:name="f2443" draw:formula="?f493 / ?f6"/><draw:equation draw:name="f2444" draw:formula="?f494 / ?f7"/><draw:equation draw:name="f2445" draw:formula="?f495 / ?f6"/><draw:equation draw:name="f2446" draw:formula="?f496 / ?f7"/><draw:equation draw:name="f2447" draw:formula="?f497 / ?f6"/><draw:equation draw:name="f2448" draw:formula="?f498 / ?f7"/><draw:equation draw:name="f2449" draw:formula="?f499 / ?f6"/><draw:equation draw:name="f2450" draw:formula="?f500 / ?f6"/><draw:equation draw:name="f2451" draw:formula="?f501 / ?f7"/><draw:equation draw:name="f2452" draw:formula="?f502 / ?f6"/><draw:equation draw:name="f2453" draw:formula="?f503 / ?f7"/><draw:equation draw:name="f2454" draw:formula="?f504 / ?f6"/><draw:equation draw:name="f2455" draw:formula="?f505 / ?f7"/><draw:equation draw:name="f2456" draw:formula="?f506 / ?f6"/><draw:equation draw:name="f2457" draw:formula="?f507 / ?f7"/><draw:equation draw:name="f2458" draw:formula="?f508 / ?f6"/><draw:equation draw:name="f2459" draw:formula="?f509 / ?f7"/><draw:equation draw:name="f2460" draw:formula="?f510 / ?f6"/><draw:equation draw:name="f2461" draw:formula="?f511 / ?f7"/><draw:equation draw:name="f2462" draw:formula="?f512 / ?f6"/><draw:equation draw:name="f2463" draw:formula="?f513 / ?f7"/><draw:equation draw:name="f2464" draw:formula="?f514 / ?f6"/><draw:equation draw:name="f2465" draw:formula="?f515 / ?f7"/><draw:equation draw:name="f2466" draw:formula="?f516 / ?f6"/><draw:equation draw:name="f2467" draw:formula="?f517 / ?f7"/><draw:equation draw:name="f2468" draw:formula="?f518 / ?f6"/><draw:equation draw:name="f2469" draw:formula="?f519 / ?f7"/><draw:equation draw:name="f2470" draw:formula="?f520 / ?f6"/><draw:equation draw:name="f2471" draw:formula="?f521 / ?f7"/><draw:equation draw:name="f2472" draw:formula="?f522 / ?f7"/><draw:equation draw:name="f2473" draw:formula="?f523 / ?f6"/><draw:equation draw:name="f2474" draw:formula="?f524 / ?f7"/><draw:equation draw:name="f2475" draw:formula="?f525 / ?f6"/><draw:equation draw:name="f2476" draw:formula="?f526 / ?f7"/><draw:equation draw:name="f2477" draw:formula="?f527 / ?f6"/><draw:equation draw:name="f2478" draw:formula="?f528 / ?f6"/><draw:equation draw:name="f2479" draw:formula="?f529 / ?f7"/><draw:equation draw:name="f2480" draw:formula="?f530 / ?f6"/><draw:equation draw:name="f2481" draw:formula="?f531 / ?f7"/><draw:equation draw:name="f2482" draw:formula="?f532 / ?f6"/><draw:equation draw:name="f2483" draw:formula="?f533 / ?f7"/><draw:equation draw:name="f2484" draw:formula="?f534 / ?f6"/><draw:equation draw:name="f2485" draw:formula="?f535 / ?f7"/><draw:equation draw:name="f2486" draw:formula="?f536 / ?f6"/><draw:equation draw:name="f2487" draw:formula="?f537 / ?f7"/><draw:equation draw:name="f2488" draw:formula="?f538 / ?f6"/><draw:equation draw:name="f2489" draw:formula="?f539 / ?f7"/><draw:equation draw:name="f2490" draw:formula="?f540 / ?f6"/><draw:equation draw:name="f2491" draw:formula="?f541 / ?f7"/><draw:equation draw:name="f2492" draw:formula="?f542 / ?f7"/><draw:equation draw:name="f2493" draw:formula="?f543 / ?f6"/><draw:equation draw:name="f2494" draw:formula="?f544 / ?f7"/><draw:equation draw:name="f2495" draw:formula="?f545 / ?f6"/><draw:equation draw:name="f2496" draw:formula="?f546 / ?f7"/><draw:equation draw:name="f2497" draw:formula="?f547 / ?f6"/><draw:equation draw:name="f2498" draw:formula="?f548 / ?f7"/><draw:equation draw:name="f2499" draw:formula="?f549 / ?f6"/><draw:equation draw:name="f2500" draw:formula="?f550 / ?f6"/><draw:equation draw:name="f2501" draw:formula="?f551 / ?f7"/><draw:equation draw:name="f2502" draw:formula="?f552 / ?f6"/><draw:equation draw:name="f2503" draw:formula="?f553 / ?f7"/><draw:equation draw:name="f2504" draw:formula="?f554 / ?f6"/><draw:equation draw:name="f2505" draw:formula="?f555 / ?f7"/><draw:equation draw:name="f2506" draw:formula="?f556 / ?f6"/><draw:equation draw:name="f2507" draw:formula="?f557 / ?f7"/><draw:equation draw:name="f2508" draw:formula="?f558 / ?f6"/><draw:equation draw:name="f2509" draw:formula="?f559 / ?f7"/><draw:equation draw:name="f2510" draw:formula="?f560 / ?f6"/><draw:equation draw:name="f2511" draw:formula="?f561 / ?f7"/><draw:equation draw:name="f2512" draw:formula="?f562 / ?f6"/><draw:equation draw:name="f2513" draw:formula="?f563 / ?f7"/><draw:equation draw:name="f2514" draw:formula="?f564 / ?f6"/><draw:equation draw:name="f2515" draw:formula="?f565 / ?f7"/><draw:equation draw:name="f2516" draw:formula="?f566 / ?f6"/><draw:equation draw:name="f2517" draw:formula="?f567 / ?f7"/><draw:equation draw:name="f2518" draw:formula="?f568 / ?f6"/><draw:equation draw:name="f2519" draw:formula="?f569 / ?f7"/><draw:equation draw:name="f2520" draw:formula="?f570 / ?f6"/><draw:equation draw:name="f2521" draw:formula="?f571 / ?f7"/><draw:equation draw:name="f2522" draw:formula="?f572 / ?f6"/><draw:equation draw:name="f2523" draw:formula="?f573 / ?f7"/><draw:equation draw:name="f2524" draw:formula="?f574 / ?f6"/><draw:equation draw:name="f2525" draw:formula="?f575 / ?f7"/><draw:equation draw:name="f2526" draw:formula="?f576 / ?f6"/><draw:equation draw:name="f2527" draw:formula="?f577 / ?f7"/><draw:equation draw:name="f2528" draw:formula="?f578 / ?f6"/><draw:equation draw:name="f2529" draw:formula="?f579 / ?f7"/><draw:equation draw:name="f2530" draw:formula="?f580 / ?f6"/><draw:equation draw:name="f2531" draw:formula="?f581 / ?f7"/><draw:equation draw:name="f2532" draw:formula="?f582 / ?f6"/><draw:equation draw:name="f2533" draw:formula="?f583 / ?f7"/><draw:equation draw:name="f2534" draw:formula="?f584 / ?f6"/><draw:equation draw:name="f2535" draw:formula="?f585 / ?f7"/><draw:equation draw:name="f2536" draw:formula="?f586 / ?f6"/><draw:equation draw:name="f2537" draw:formula="?f587 / ?f7"/><draw:equation draw:name="f2538" draw:formula="?f588 / ?f6"/><draw:equation draw:name="f2539" draw:formula="?f589 / ?f7"/><draw:equation draw:name="f2540" draw:formula="?f590 / ?f6"/><draw:equation draw:name="f2541" draw:formula="?f591 / ?f7"/><draw:equation draw:name="f2542" draw:formula="?f592 / ?f6"/><draw:equation draw:name="f2543" draw:formula="?f593 / ?f7"/><draw:equation draw:name="f2544" draw:formula="?f594 / ?f6"/><draw:equation draw:name="f2545" draw:formula="?f595 / ?f6"/><draw:equation draw:name="f2546" draw:formula="?f596 / ?f6"/><draw:equation draw:name="f2547" draw:formula="?f597 / ?f7"/><draw:equation draw:name="f2548" draw:formula="?f598 / ?f6"/><draw:equation draw:name="f2549" draw:formula="?f599 / ?f7"/><draw:equation draw:name="f2550" draw:formula="?f600 / ?f6"/><draw:equation draw:name="f2551" draw:formula="?f601 / ?f7"/><draw:equation draw:name="f2552" draw:formula="?f602 / ?f7"/><draw:equation draw:name="f2553" draw:formula="?f603 / ?f6"/><draw:equation draw:name="f2554" draw:formula="?f604 / ?f7"/><draw:equation draw:name="f2555" draw:formula="?f605 / ?f6"/><draw:equation draw:name="f2556" draw:formula="?f606 / ?f7"/><draw:equation draw:name="f2557" draw:formula="?f607 / ?f6"/><draw:equation draw:name="f2558" draw:formula="?f608 / ?f7"/><draw:equation draw:name="f2559" draw:formula="?f609 / ?f6"/><draw:equation draw:name="f2560" draw:formula="?f610 / ?f7"/><draw:equation draw:name="f2561" draw:formula="?f611 / ?f6"/><draw:equation draw:name="f2562" draw:formula="?f612 / ?f6"/><draw:equation draw:name="f2563" draw:formula="?f613 / ?f6"/><draw:equation draw:name="f2564" draw:formula="?f614 / ?f7"/><draw:equation draw:name="f2565" draw:formula="?f615 / ?f6"/><draw:equation draw:name="f2566" draw:formula="?f616 / ?f7"/><draw:equation draw:name="f2567" draw:formula="?f617 / ?f6"/><draw:equation draw:name="f2568" draw:formula="?f618 / ?f7"/><draw:equation draw:name="f2569" draw:formula="?f619 / ?f6"/><draw:equation draw:name="f2570" draw:formula="?f620 / ?f7"/><draw:equation draw:name="f2571" draw:formula="?f621 / ?f6"/><draw:equation draw:name="f2572" draw:formula="?f622 / ?f7"/><draw:equation draw:name="f2573" draw:formula="?f623 / ?f6"/><draw:equation draw:name="f2574" draw:formula="?f624 / ?f7"/><draw:equation draw:name="f2575" draw:formula="?f625 / ?f6"/><draw:equation draw:name="f2576" draw:formula="?f626 / ?f7"/><draw:equation draw:name="f2577" draw:formula="?f627 / ?f6"/><draw:equation draw:name="f2578" draw:formula="?f628 / ?f7"/><draw:equation draw:name="f2579" draw:formula="?f629 / ?f6"/><draw:equation draw:name="f2580" draw:formula="?f630 / ?f7"/><draw:equation draw:name="f2581" draw:formula="?f631 / ?f6"/><draw:equation draw:name="f2582" draw:formula="?f632 / ?f7"/><draw:equation draw:name="f2583" draw:formula="?f633 / ?f6"/><draw:equation draw:name="f2584" draw:formula="?f634 / ?f7"/><draw:equation draw:name="f2585" draw:formula="?f635 / ?f6"/><draw:equation draw:name="f2586" draw:formula="?f636 / ?f7"/><draw:equation draw:name="f2587" draw:formula="?f637 / ?f6"/><draw:equation draw:name="f2588" draw:formula="?f638 / ?f7"/><draw:equation draw:name="f2589" draw:formula="?f639 / ?f6"/><draw:equation draw:name="f2590" draw:formula="?f640 / ?f7"/><draw:equation draw:name="f2591" draw:formula="?f641 / ?f6"/><draw:equation draw:name="f2592" draw:formula="?f642 / ?f7"/><draw:equation draw:name="f2593" draw:formula="?f643 / ?f6"/><draw:equation draw:name="f2594" draw:formula="?f644 / ?f7"/><draw:equation draw:name="f2595" draw:formula="?f645 / ?f6"/><draw:equation draw:name="f2596" draw:formula="?f646 / ?f7"/><draw:equation draw:name="f2597" draw:formula="?f647 / ?f6"/><draw:equation draw:name="f2598" draw:formula="?f648 / ?f7"/><draw:equation draw:name="f2599" draw:formula="?f649 / ?f6"/><draw:equation draw:name="f2600" draw:formula="?f650 / ?f6"/><draw:equation draw:name="f2601" draw:formula="?f651 / ?f6"/><draw:equation draw:name="f2602" draw:formula="?f652 / ?f7"/><draw:equation draw:name="f2603" draw:formula="?f653 / ?f6"/><draw:equation draw:name="f2604" draw:formula="?f654 / ?f7"/><draw:equation draw:name="f2605" draw:formula="?f655 / ?f6"/><draw:equation draw:name="f2606" draw:formula="?f656 / ?f6"/><draw:equation draw:name="f2607" draw:formula="?f657 / ?f6"/><draw:equation draw:name="f2608" draw:formula="?f658 / ?f7"/><draw:equation draw:name="f2609" draw:formula="?f659 / ?f6"/><draw:equation draw:name="f2610" draw:formula="?f660 / ?f7"/><draw:equation draw:name="f2611" draw:formula="?f661 / ?f6"/><draw:equation draw:name="f2612" draw:formula="?f662 / ?f7"/><draw:equation draw:name="f2613" draw:formula="?f663 / ?f6"/><draw:equation draw:name="f2614" draw:formula="?f664 / ?f7"/><draw:equation draw:name="f2615" draw:formula="?f665 / ?f6"/><draw:equation draw:name="f2616" draw:formula="?f666 / ?f6"/><draw:equation draw:name="f2617" draw:formula="?f667 / ?f7"/><draw:equation draw:name="f2618" draw:formula="?f668 / ?f6"/><draw:equation draw:name="f2619" draw:formula="?f669 / ?f7"/><draw:equation draw:name="f2620" draw:formula="?f670 / ?f6"/><draw:equation draw:name="f2621" draw:formula="?f671 / ?f7"/><draw:equation draw:name="f2622" draw:formula="?f672 / ?f6"/><draw:equation draw:name="f2623" draw:formula="?f673 / ?f7"/><draw:equation draw:name="f2624" draw:formula="?f674 / ?f6"/><draw:equation draw:name="f2625" draw:formula="?f675 / ?f7"/><draw:equation draw:name="f2626" draw:formula="?f676 / ?f6"/><draw:equation draw:name="f2627" draw:formula="?f677 / ?f7"/><draw:equation draw:name="f2628" draw:formula="?f678 / ?f6"/><draw:equation draw:name="f2629" draw:formula="?f679 / ?f7"/><draw:equation draw:name="f2630" draw:formula="?f680 / ?f6"/><draw:equation draw:name="f2631" draw:formula="?f681 / ?f7"/><draw:equation draw:name="f2632" draw:formula="?f682 / ?f6"/><draw:equation draw:name="f2633" draw:formula="?f683 / ?f7"/><draw:equation draw:name="f2634" draw:formula="?f684 / ?f6"/><draw:equation draw:name="f2635" draw:formula="?f685 / ?f7"/><draw:equation draw:name="f2636" draw:formula="?f686 / ?f6"/><draw:equation draw:name="f2637" draw:formula="?f687 / ?f7"/><draw:equation draw:name="f2638" draw:formula="?f688 / ?f6"/><draw:equation draw:name="f2639" draw:formula="?f689 / ?f6"/><draw:equation draw:name="f2640" draw:formula="?f690 / ?f7"/><draw:equation draw:name="f2641" draw:formula="?f691 / ?f7"/><draw:equation draw:name="f2642" draw:formula="?f692 / ?f6"/><draw:equation draw:name="f2643" draw:formula="?f693 / ?f7"/><draw:equation draw:name="f2644" draw:formula="?f694 / ?f6"/><draw:equation draw:name="f2645" draw:formula="?f695 / ?f7"/><draw:equation draw:name="f2646" draw:formula="?f696 / ?f6"/><draw:equation draw:name="f2647" draw:formula="?f697 / ?f7"/><draw:equation draw:name="f2648" draw:formula="?f698 / ?f6"/><draw:equation draw:name="f2649" draw:formula="?f699 / ?f7"/><draw:equation draw:name="f2650" draw:formula="?f700 / ?f7"/><draw:equation draw:name="f2651" draw:formula="?f701 / ?f6"/><draw:equation draw:name="f2652" draw:formula="?f702 / ?f7"/><draw:equation draw:name="f2653" draw:formula="?f703 / ?f7"/><draw:equation draw:name="f2654" draw:formula="?f704 / ?f6"/><draw:equation draw:name="f2655" draw:formula="?f705 / ?f7"/><draw:equation draw:name="f2656" draw:formula="?f706 / ?f7"/><draw:equation draw:name="f2657" draw:formula="?f707 / ?f7"/><draw:equation draw:name="f2658" draw:formula="?f708 / ?f6"/><draw:equation draw:name="f2659" draw:formula="?f709 / ?f7"/><draw:equation draw:name="f2660" draw:formula="?f710 / ?f6"/><draw:equation draw:name="f2661" draw:formula="?f711 / ?f7"/><draw:equation draw:name="f2662" draw:formula="?f712 / ?f6"/><draw:equation draw:name="f2663" draw:formula="?f713 / ?f6"/><draw:equation draw:name="f2664" draw:formula="?f714 / ?f7"/><draw:equation draw:name="f2665" draw:formula="?f715 / ?f6"/><draw:equation draw:name="f2666" draw:formula="?f716 / ?f7"/><draw:equation draw:name="f2667" draw:formula="?f717 / ?f6"/><draw:equation draw:name="f2668" draw:formula="?f718 / ?f7"/><draw:equation draw:name="f2669" draw:formula="?f719 / ?f6"/><draw:equation draw:name="f2670" draw:formula="?f720 / ?f7"/><draw:equation draw:name="f2671" draw:formula="?f721 / ?f7"/><draw:equation draw:name="f2672" draw:formula="?f722 / ?f7"/><draw:equation draw:name="f2673" draw:formula="?f723 / ?f7"/><draw:equation draw:name="f2674" draw:formula="?f724 / ?f7"/><draw:equation draw:name="f2675" draw:formula="?f725 / ?f6"/><draw:equation draw:name="f2676" draw:formula="?f726 / ?f7"/><draw:equation draw:name="f2677" draw:formula="?f727 / ?f6"/><draw:equation draw:name="f2678" draw:formula="?f728 / ?f7"/><draw:equation draw:name="f2679" draw:formula="?f729 / ?f6"/><draw:equation draw:name="f2680" draw:formula="?f730 / ?f7"/><draw:equation draw:name="f2681" draw:formula="?f731 / ?f6"/><draw:equation draw:name="f2682" draw:formula="?f732 / ?f7"/><draw:equation draw:name="f2683" draw:formula="?f733 / ?f6"/><draw:equation draw:name="f2684" draw:formula="?f734 / ?f7"/><draw:equation draw:name="f2685" draw:formula="?f735 / ?f6"/><draw:equation draw:name="f2686" draw:formula="?f736 / ?f7"/><draw:equation draw:name="f2687" draw:formula="?f737 / ?f6"/><draw:equation draw:name="f2688" draw:formula="?f738 / ?f7"/><draw:equation draw:name="f2689" draw:formula="?f739 / ?f6"/><draw:equation draw:name="f2690" draw:formula="?f740 / ?f7"/><draw:equation draw:name="f2691" draw:formula="?f741 / ?f6"/><draw:equation draw:name="f2692" draw:formula="?f742 / ?f7"/><draw:equation draw:name="f2693" draw:formula="?f743 / ?f6"/><draw:equation draw:name="f2694" draw:formula="?f744 / ?f7"/><draw:equation draw:name="f2695" draw:formula="?f745 / ?f6"/><draw:equation draw:name="f2696" draw:formula="?f746 / ?f7"/><draw:equation draw:name="f2697" draw:formula="?f747 / ?f6"/><draw:equation draw:name="f2698" draw:formula="?f748 / ?f7"/><draw:equation draw:name="f2699" draw:formula="?f749 / ?f6"/><draw:equation draw:name="f2700" draw:formula="?f750 / ?f7"/><draw:equation draw:name="f2701" draw:formula="?f751 / ?f6"/><draw:equation draw:name="f2702" draw:formula="?f752 / ?f7"/><draw:equation draw:name="f2703" draw:formula="?f753 / ?f7"/><draw:equation draw:name="f2704" draw:formula="?f754 / ?f6"/><draw:equation draw:name="f2705" draw:formula="?f755 / ?f7"/><draw:equation draw:name="f2706" draw:formula="?f756 / ?f6"/><draw:equation draw:name="f2707" draw:formula="?f757 / ?f7"/><draw:equation draw:name="f2708" draw:formula="?f758 / ?f6"/><draw:equation draw:name="f2709" draw:formula="?f759 / ?f7"/><draw:equation draw:name="f2710" draw:formula="?f760 / ?f6"/><draw:equation draw:name="f2711" draw:formula="?f761 / ?f7"/><draw:equation draw:name="f2712" draw:formula="?f762 / ?f6"/><draw:equation draw:name="f2713" draw:formula="?f763 / ?f7"/><draw:equation draw:name="f2714" draw:formula="?f764 / ?f7"/><draw:equation draw:name="f2715" draw:formula="?f765 / ?f6"/><draw:equation draw:name="f2716" draw:formula="?f766 / ?f7"/><draw:equation draw:name="f2717" draw:formula="?f767 / ?f6"/><draw:equation draw:name="f2718" draw:formula="?f768 / ?f7"/><draw:equation draw:name="f2719" draw:formula="?f769 / ?f6"/><draw:equation draw:name="f2720" draw:formula="?f770 / ?f7"/><draw:equation draw:name="f2721" draw:formula="?f771 / ?f7"/><draw:equation draw:name="f2722" draw:formula="?f772 / ?f6"/><draw:equation draw:name="f2723" draw:formula="?f773 / ?f7"/><draw:equation draw:name="f2724" draw:formula="?f774 / ?f7"/><draw:equation draw:name="f2725" draw:formula="?f775 / ?f6"/><draw:equation draw:name="f2726" draw:formula="?f776 / ?f6"/><draw:equation draw:name="f2727" draw:formula="?f777 / ?f7"/><draw:equation draw:name="f2728" draw:formula="?f778 / ?f6"/><draw:equation draw:name="f2729" draw:formula="?f779 / ?f7"/><draw:equation draw:name="f2730" draw:formula="?f780 / ?f6"/><draw:equation draw:name="f2731" draw:formula="?f781 / ?f7"/><draw:equation draw:name="f2732" draw:formula="?f782 / ?f7"/><draw:equation draw:name="f2733" draw:formula="?f783 / ?f6"/><draw:equation draw:name="f2734" draw:formula="?f784 / ?f7"/><draw:equation draw:name="f2735" draw:formula="?f785 / ?f7"/><draw:equation draw:name="f2736" draw:formula="?f786 / ?f6"/><draw:equation draw:name="f2737" draw:formula="?f787 / ?f7"/><draw:equation draw:name="f2738" draw:formula="?f788 / ?f6"/><draw:equation draw:name="f2739" draw:formula="?f789 / ?f7"/><draw:equation draw:name="f2740" draw:formula="?f790 / ?f6"/><draw:equation draw:name="f2741" draw:formula="?f791 / ?f7"/><draw:equation draw:name="f2742" draw:formula="?f792 / ?f6"/><draw:equation draw:name="f2743" draw:formula="?f793 / ?f7"/><draw:equation draw:name="f2744" draw:formula="?f794 / ?f6"/><draw:equation draw:name="f2745" draw:formula="?f795 / ?f7"/><draw:equation draw:name="f2746" draw:formula="?f796 / ?f6"/><draw:equation draw:name="f2747" draw:formula="?f797 / ?f7"/><draw:equation draw:name="f2748" draw:formula="?f798 / ?f6"/><draw:equation draw:name="f2749" draw:formula="?f799 / ?f7"/><draw:equation draw:name="f2750" draw:formula="?f800 / ?f6"/><draw:equation draw:name="f2751" draw:formula="?f801 / ?f7"/><draw:equation draw:name="f2752" draw:formula="?f802 / ?f6"/><draw:equation draw:name="f2753" draw:formula="?f803 / ?f7"/><draw:equation draw:name="f2754" draw:formula="?f804 / ?f7"/><draw:equation draw:name="f2755" draw:formula="?f805 / ?f7"/><draw:equation draw:name="f2756" draw:formula="?f806 / ?f7"/><draw:equation draw:name="f2757" draw:formula="?f807 / ?f6"/><draw:equation draw:name="f2758" draw:formula="?f808 / ?f7"/><draw:equation draw:name="f2759" draw:formula="?f809 / ?f6"/><draw:equation draw:name="f2760" draw:formula="?f810 / ?f7"/><draw:equation draw:name="f2761" draw:formula="?f811 / ?f6"/><draw:equation draw:name="f2762" draw:formula="?f812 / ?f7"/><draw:equation draw:name="f2763" draw:formula="?f813 / ?f6"/><draw:equation draw:name="f2764" draw:formula="?f814 / ?f7"/><draw:equation draw:name="f2765" draw:formula="?f815 / ?f6"/><draw:equation draw:name="f2766" draw:formula="?f816 / ?f7"/><draw:equation draw:name="f2767" draw:formula="?f817 / ?f6"/><draw:equation draw:name="f2768" draw:formula="?f818 / ?f7"/><draw:equation draw:name="f2769" draw:formula="?f819 / ?f6"/><draw:equation draw:name="f2770" draw:formula="?f820 / ?f7"/><draw:equation draw:name="f2771" draw:formula="?f821 / ?f6"/><draw:equation draw:name="f2772" draw:formula="?f822 / ?f6"/><draw:equation draw:name="f2773" draw:formula="?f823 / ?f7"/><draw:equation draw:name="f2774" draw:formula="?f824 / ?f6"/><draw:equation draw:name="f2775" draw:formula="?f825 / ?f7"/><draw:equation draw:name="f2776" draw:formula="?f826 / ?f6"/><draw:equation draw:name="f2777" draw:formula="?f827 / ?f7"/><draw:equation draw:name="f2778" draw:formula="?f828 / ?f6"/><draw:equation draw:name="f2779" draw:formula="?f829 / ?f7"/><draw:equation draw:name="f2780" draw:formula="?f830 / ?f6"/><draw:equation draw:name="f2781" draw:formula="?f831 / ?f7"/><draw:equation draw:name="f2782" draw:formula="?f832 / ?f6"/><draw:equation draw:name="f2783" draw:formula="?f833 / ?f6"/><draw:equation draw:name="f2784" draw:formula="?f834 / ?f7"/><draw:equation draw:name="f2785" draw:formula="?f835 / ?f6"/><draw:equation draw:name="f2786" draw:formula="?f836 / ?f7"/><draw:equation draw:name="f2787" draw:formula="?f837 / ?f6"/><draw:equation draw:name="f2788" draw:formula="?f838 / ?f7"/><draw:equation draw:name="f2789" draw:formula="?f839 / ?f6"/><draw:equation draw:name="f2790" draw:formula="?f840 / ?f7"/><draw:equation draw:name="f2791" draw:formula="?f841 / ?f6"/><draw:equation draw:name="f2792" draw:formula="?f842 / ?f7"/><draw:equation draw:name="f2793" draw:formula="?f843 / ?f6"/><draw:equation draw:name="f2794" draw:formula="?f844 / ?f7"/><draw:equation draw:name="f2795" draw:formula="?f845 / ?f6"/><draw:equation draw:name="f2796" draw:formula="?f846 / ?f7"/><draw:equation draw:name="f2797" draw:formula="?f847 / ?f6"/><draw:equation draw:name="f2798" draw:formula="?f848 / ?f7"/><draw:equation draw:name="f2799" draw:formula="?f849 / ?f6"/><draw:equation draw:name="f2800" draw:formula="?f850 / ?f7"/><draw:equation draw:name="f2801" draw:formula="?f851 / ?f6"/><draw:equation draw:name="f2802" draw:formula="?f852 / ?f7"/><draw:equation draw:name="f2803" draw:formula="?f853 / ?f6"/><draw:equation draw:name="f2804" draw:formula="?f854 / ?f7"/><draw:equation draw:name="f2805" draw:formula="?f855 / ?f6"/><draw:equation draw:name="f2806" draw:formula="?f856 / ?f7"/><draw:equation draw:name="f2807" draw:formula="?f857 / ?f6"/><draw:equation draw:name="f2808" draw:formula="?f858 / ?f7"/><draw:equation draw:name="f2809" draw:formula="?f859 / ?f6"/><draw:equation draw:name="f2810" draw:formula="?f860 / ?f7"/><draw:equation draw:name="f2811" draw:formula="?f861 / ?f6"/><draw:equation draw:name="f2812" draw:formula="?f862 / ?f7"/><draw:equation draw:name="f2813" draw:formula="?f863 / ?f6"/><draw:equation draw:name="f2814" draw:formula="?f864 / ?f7"/><draw:equation draw:name="f2815" draw:formula="?f865 / ?f6"/><draw:equation draw:name="f2816" draw:formula="?f866 / ?f7"/><draw:equation draw:name="f2817" draw:formula="?f867 / ?f6"/><draw:equation draw:name="f2818" draw:formula="?f868 / ?f7"/><draw:equation draw:name="f2819" draw:formula="?f869 / ?f6"/><draw:equation draw:name="f2820" draw:formula="?f870 / ?f7"/><draw:equation draw:name="f2821" draw:formula="?f871 / ?f6"/><draw:equation draw:name="f2822" draw:formula="?f872 / ?f7"/><draw:equation draw:name="f2823" draw:formula="?f873 / ?f6"/><draw:equation draw:name="f2824" draw:formula="?f874 / ?f7"/><draw:equation draw:name="f2825" draw:formula="?f875 / ?f6"/><draw:equation draw:name="f2826" draw:formula="?f876 / ?f7"/><draw:equation draw:name="f2827" draw:formula="?f877 / ?f6"/><draw:equation draw:name="f2828" draw:formula="?f878 / ?f7"/><draw:equation draw:name="f2829" draw:formula="?f879 / ?f6"/><draw:equation draw:name="f2830" draw:formula="?f880 / ?f7"/><draw:equation draw:name="f2831" draw:formula="?f881 / ?f6"/><draw:equation draw:name="f2832" draw:formula="?f882 / ?f7"/><draw:equation draw:name="f2833" draw:formula="?f883 / ?f6"/><draw:equation draw:name="f2834" draw:formula="?f884 / ?f6"/><draw:equation draw:name="f2835" draw:formula="?f885 / ?f6"/><draw:equation draw:name="f2836" draw:formula="?f886 / ?f6"/><draw:equation draw:name="f2837" draw:formula="?f887 / ?f6"/><draw:equation draw:name="f2838" draw:formula="?f888 / ?f6"/><draw:equation draw:name="f2839" draw:formula="?f889 / ?f6"/><draw:equation draw:name="f2840" draw:formula="?f890 / ?f6"/><draw:equation draw:name="f2841" draw:formula="?f891 / ?f7"/><draw:equation draw:name="f2842" draw:formula="?f892 / ?f6"/><draw:equation draw:name="f2843" draw:formula="?f893 / ?f6"/><draw:equation draw:name="f2844" draw:formula="?f894 / ?f7"/><draw:equation draw:name="f2845" draw:formula="?f895 / ?f7"/><draw:equation draw:name="f2846" draw:formula="?f896 / ?f6"/><draw:equation draw:name="f2847" draw:formula="?f897 / ?f7"/><draw:equation draw:name="f2848" draw:formula="?f898 / ?f6"/><draw:equation draw:name="f2849" draw:formula="?f899 / ?f7"/><draw:equation draw:name="f2850" draw:formula="?f900 / ?f6"/><draw:equation draw:name="f2851" draw:formula="?f901 / ?f7"/><draw:equation draw:name="f2852" draw:formula="?f902 / ?f6"/><draw:equation draw:name="f2853" draw:formula="?f903 / ?f7"/><draw:equation draw:name="f2854" draw:formula="?f904 / ?f6"/><draw:equation draw:name="f2855" draw:formula="?f905 / ?f7"/><draw:equation draw:name="f2856" draw:formula="?f906 / ?f6"/><draw:equation draw:name="f2857" draw:formula="?f907 / ?f7"/><draw:equation draw:name="f2858" draw:formula="?f908 / ?f7"/><draw:equation draw:name="f2859" draw:formula="?f909 / ?f6"/><draw:equation draw:name="f2860" draw:formula="?f910 / ?f7"/><draw:equation draw:name="f2861" draw:formula="?f911 / ?f6"/><draw:equation draw:name="f2862" draw:formula="?f912 / ?f7"/><draw:equation draw:name="f2863" draw:formula="?f913 / ?f6"/><draw:equation draw:name="f2864" draw:formula="?f914 / ?f7"/><draw:equation draw:name="f2865" draw:formula="?f915 / ?f6"/><draw:equation draw:name="f2866" draw:formula="?f916 / ?f7"/><draw:equation draw:name="f2867" draw:formula="?f917 / ?f6"/><draw:equation draw:name="f2868" draw:formula="?f918 / ?f7"/><draw:equation draw:name="f2869" draw:formula="?f919 / ?f6"/><draw:equation draw:name="f2870" draw:formula="?f920 / ?f7"/><draw:equation draw:name="f2871" draw:formula="?f921 / ?f6"/><draw:equation draw:name="f2872" draw:formula="?f922 / ?f7"/><draw:equation draw:name="f2873" draw:formula="?f923 / ?f6"/><draw:equation draw:name="f2874" draw:formula="?f924 / ?f7"/><draw:equation draw:name="f2875" draw:formula="?f925 / ?f6"/><draw:equation draw:name="f2876" draw:formula="?f926 / ?f7"/><draw:equation draw:name="f2877" draw:formula="?f927 / ?f6"/><draw:equation draw:name="f2878" draw:formula="?f928 / ?f7"/><draw:equation draw:name="f2879" draw:formula="?f929 / ?f6"/><draw:equation draw:name="f2880" draw:formula="?f930 / ?f7"/><draw:equation draw:name="f2881" draw:formula="?f931 / ?f6"/><draw:equation draw:name="f2882" draw:formula="?f932 / ?f7"/><draw:equation draw:name="f2883" draw:formula="?f933 / ?f6"/><draw:equation draw:name="f2884" draw:formula="?f934 / ?f7"/><draw:equation draw:name="f2885" draw:formula="?f935 / ?f6"/><draw:equation draw:name="f2886" draw:formula="?f936 / ?f7"/><draw:equation draw:name="f2887" draw:formula="?f937 / ?f6"/><draw:equation draw:name="f2888" draw:formula="?f938 / ?f7"/><draw:equation draw:name="f2889" draw:formula="?f939 / ?f6"/><draw:equation draw:name="f2890" draw:formula="?f940 / ?f7"/><draw:equation draw:name="f2891" draw:formula="?f941 / ?f7"/><draw:equation draw:name="f2892" draw:formula="?f942 / ?f6"/><draw:equation draw:name="f2893" draw:formula="?f943 / ?f7"/><draw:equation draw:name="f2894" draw:formula="?f944 / ?f6"/><draw:equation draw:name="f2895" draw:formula="?f945 / ?f7"/><draw:equation draw:name="f2896" draw:formula="?f946 / ?f6"/><draw:equation draw:name="f2897" draw:formula="?f947 / ?f7"/><draw:equation draw:name="f2898" draw:formula="?f948 / ?f6"/><draw:equation draw:name="f2899" draw:formula="?f949 / ?f7"/><draw:equation draw:name="f2900" draw:formula="?f950 / ?f6"/><draw:equation draw:name="f2901" draw:formula="?f951 / ?f7"/><draw:equation draw:name="f2902" draw:formula="?f952 / ?f6"/><draw:equation draw:name="f2903" draw:formula="?f953 / ?f7"/><draw:equation draw:name="f2904" draw:formula="?f954 / ?f6"/><draw:equation draw:name="f2905" draw:formula="?f955 / ?f7"/><draw:equation draw:name="f2906" draw:formula="?f956 / ?f6"/><draw:equation draw:name="f2907" draw:formula="?f957 / ?f7"/><draw:equation draw:name="f2908" draw:formula="?f958 / ?f6"/><draw:equation draw:name="f2909" draw:formula="?f959 / ?f7"/><draw:equation draw:name="f2910" draw:formula="?f960 / ?f6"/><draw:equation draw:name="f2911" draw:formula="?f961 / ?f6"/><draw:equation draw:name="f2912" draw:formula="?f962 / ?f7"/><draw:equation draw:name="f2913" draw:formula="?f963 / ?f6"/><draw:equation draw:name="f2914" draw:formula="?f964 / ?f7"/><draw:equation draw:name="f2915" draw:formula="?f965 / ?f6"/><draw:equation draw:name="f2916" draw:formula="?f966 / ?f7"/><draw:equation draw:name="f2917" draw:formula="?f967 / ?f6"/><draw:equation draw:name="f2918" draw:formula="?f968 / ?f7"/><draw:equation draw:name="f2919" draw:formula="?f969 / ?f6"/><draw:equation draw:name="f2920" draw:formula="?f970 / ?f7"/><draw:equation draw:name="f2921" draw:formula="?f971 / ?f6"/><draw:equation draw:name="f2922" draw:formula="?f972 / ?f7"/><draw:equation draw:name="f2923" draw:formula="?f973 / ?f6"/><draw:equation draw:name="f2924" draw:formula="?f974 / ?f7"/><draw:equation draw:name="f2925" draw:formula="?f975 / ?f6"/><draw:equation draw:name="f2926" draw:formula="?f976 / ?f7"/><draw:equation draw:name="f2927" draw:formula="?f977 / ?f7"/><draw:equation draw:name="f2928" draw:formula="?f978 / ?f6"/><draw:equation draw:name="f2929" draw:formula="?f979 / ?f7"/><draw:equation draw:name="f2930" draw:formula="?f980 / ?f6"/><draw:equation draw:name="f2931" draw:formula="?f981 / ?f7"/><draw:equation draw:name="f2932" draw:formula="?f982 / ?f6"/><draw:equation draw:name="f2933" draw:formula="?f983 / ?f7"/><draw:equation draw:name="f2934" draw:formula="?f984 / ?f6"/><draw:equation draw:name="f2935" draw:formula="?f985 / ?f7"/><draw:equation draw:name="f2936" draw:formula="?f986 / ?f6"/><draw:equation draw:name="f2937" draw:formula="?f987 / ?f7"/><draw:equation draw:name="f2938" draw:formula="?f988 / ?f6"/><draw:equation draw:name="f2939" draw:formula="?f989 / ?f7"/><draw:equation draw:name="f2940" draw:formula="?f990 / ?f6"/><draw:equation draw:name="f2941" draw:formula="?f991 / ?f7"/><draw:equation draw:name="f2942" draw:formula="?f992 / ?f6"/><draw:equation draw:name="f2943" draw:formula="?f993 / ?f7"/><draw:equation draw:name="f2944" draw:formula="?f994 / ?f6"/><draw:equation draw:name="f2945" draw:formula="?f995 / ?f7"/><draw:equation draw:name="f2946" draw:formula="?f996 / ?f6"/><draw:equation draw:name="f2947" draw:formula="?f997 / ?f7"/><draw:equation draw:name="f2948" draw:formula="?f998 / ?f6"/><draw:equation draw:name="f2949" draw:formula="?f999 / ?f7"/><draw:equation draw:name="f2950" draw:formula="?f1000 / ?f6"/><draw:equation draw:name="f2951" draw:formula="?f1001 / ?f7"/><draw:equation draw:name="f2952" draw:formula="?f1002 / ?f6"/><draw:equation draw:name="f2953" draw:formula="?f1003 / ?f7"/><draw:equation draw:name="f2954" draw:formula="?f1004 / ?f6"/><draw:equation draw:name="f2955" draw:formula="?f1005 / ?f7"/><draw:equation draw:name="f2956" draw:formula="?f1006 / ?f6"/><draw:equation draw:name="f2957" draw:formula="?f1007 / ?f7"/><draw:equation draw:name="f2958" draw:formula="?f1008 / ?f6"/><draw:equation draw:name="f2959" draw:formula="?f1009 / ?f7"/><draw:equation draw:name="f2960" draw:formula="?f1010 / ?f6"/><draw:equation draw:name="f2961" draw:formula="?f1011 / ?f7"/><draw:equation draw:name="f2962" draw:formula="?f1012 / ?f6"/><draw:equation draw:name="f2963" draw:formula="?f1013 / ?f7"/><draw:equation draw:name="f2964" draw:formula="?f1014 / ?f6"/><draw:equation draw:name="f2965" draw:formula="?f1015 / ?f7"/><draw:equation draw:name="f2966" draw:formula="?f1016 / ?f6"/><draw:equation draw:name="f2967" draw:formula="?f1017 / ?f7"/><draw:equation draw:name="f2968" draw:formula="?f1018 / ?f6"/><draw:equation draw:name="f2969" draw:formula="?f1019 / ?f7"/><draw:equation draw:name="f2970" draw:formula="?f1020 / ?f6"/><draw:equation draw:name="f2971" draw:formula="?f1021 / ?f7"/><draw:equation draw:name="f2972" draw:formula="?f1022 / ?f6"/><draw:equation draw:name="f2973" draw:formula="?f1023 / ?f7"/><draw:equation draw:name="f2974" draw:formula="?f1024 / ?f6"/><draw:equation draw:name="f2975" draw:formula="?f1025 / ?f7"/><draw:equation draw:name="f2976" draw:formula="?f1026 / ?f6"/><draw:equation draw:name="f2977" draw:formula="?f1027 / ?f7"/><draw:equation draw:name="f2978" draw:formula="?f1028 / ?f6"/><draw:equation draw:name="f2979" draw:formula="?f1029 / ?f7"/><draw:equation draw:name="f2980" draw:formula="?f1030 / ?f6"/><draw:equation draw:name="f2981" draw:formula="?f1031 / ?f7"/><draw:equation draw:name="f2982" draw:formula="?f1032 / ?f6"/><draw:equation draw:name="f2983" draw:formula="?f1033 / ?f7"/><draw:equation draw:name="f2984" draw:formula="?f1034 / ?f6"/><draw:equation draw:name="f2985" draw:formula="?f1035 / ?f7"/><draw:equation draw:name="f2986" draw:formula="?f1036 / ?f6"/><draw:equation draw:name="f2987" draw:formula="?f1037 / ?f7"/><draw:equation draw:name="f2988" draw:formula="?f1038 / ?f6"/><draw:equation draw:name="f2989" draw:formula="?f1039 / ?f7"/><draw:equation draw:name="f2990" draw:formula="?f1040 / ?f6"/><draw:equation draw:name="f2991" draw:formula="?f1041 / ?f7"/><draw:equation draw:name="f2992" draw:formula="?f1042 / ?f7"/><draw:equation draw:name="f2993" draw:formula="?f1043 / ?f6"/><draw:equation draw:name="f2994" draw:formula="?f1044 / ?f7"/><draw:equation draw:name="f2995" draw:formula="?f1045 / ?f6"/><draw:equation draw:name="f2996" draw:formula="?f1046 / ?f7"/><draw:equation draw:name="f2997" draw:formula="?f1047 / ?f6"/><draw:equation draw:name="f2998" draw:formula="?f1048 / ?f7"/><draw:equation draw:name="f2999" draw:formula="?f1049 / ?f6"/><draw:equation draw:name="f3000" draw:formula="?f1050 / ?f7"/><draw:equation draw:name="f3001" draw:formula="?f1051 / ?f6"/><draw:equation draw:name="f3002" draw:formula="?f1052 / ?f7"/><draw:equation draw:name="f3003" draw:formula="?f1053 / ?f6"/><draw:equation draw:name="f3004" draw:formula="?f1054 / ?f7"/><draw:equation draw:name="f3005" draw:formula="?f1055 / ?f6"/><draw:equation draw:name="f3006" draw:formula="?f1056 / ?f7"/><draw:equation draw:name="f3007" draw:formula="?f1057 / ?f6"/><draw:equation draw:name="f3008" draw:formula="?f1058 / ?f7"/><draw:equation draw:name="f3009" draw:formula="?f1059 / ?f6"/><draw:equation draw:name="f3010" draw:formula="?f1060 / ?f7"/><draw:equation draw:name="f3011" draw:formula="?f1061 / ?f6"/><draw:equation draw:name="f3012" draw:formula="?f1062 / ?f7"/><draw:equation draw:name="f3013" draw:formula="?f1063 / ?f6"/><draw:equation draw:name="f3014" draw:formula="?f1064 / ?f7"/><draw:equation draw:name="f3015" draw:formula="?f1065 / ?f6"/><draw:equation draw:name="f3016" draw:formula="?f1066 / ?f7"/><draw:equation draw:name="f3017" draw:formula="?f1067 / ?f6"/><draw:equation draw:name="f3018" draw:formula="?f1068 / ?f7"/><draw:equation draw:name="f3019" draw:formula="?f1069 / ?f6"/><draw:equation draw:name="f3020" draw:formula="?f1070 / ?f7"/><draw:equation draw:name="f3021" draw:formula="?f1071 / ?f6"/><draw:equation draw:name="f3022" draw:formula="?f1072 / ?f7"/><draw:equation draw:name="f3023" draw:formula="?f1073 / ?f6"/><draw:equation draw:name="f3024" draw:formula="?f1074 / ?f7"/><draw:equation draw:name="f3025" draw:formula="?f1075 / ?f6"/><draw:equation draw:name="f3026" draw:formula="?f1076 / ?f7"/><draw:equation draw:name="f3027" draw:formula="?f1077 / ?f6"/><draw:equation draw:name="f3028" draw:formula="?f1078 / ?f7"/><draw:equation draw:name="f3029" draw:formula="?f1079 / ?f6"/><draw:equation draw:name="f3030" draw:formula="?f1080 / ?f7"/><draw:equation draw:name="f3031" draw:formula="?f1081 / ?f6"/><draw:equation draw:name="f3032" draw:formula="?f1082 / ?f6"/><draw:equation draw:name="f3033" draw:formula="?f1083 / ?f7"/><draw:equation draw:name="f3034" draw:formula="?f1084 / ?f6"/><draw:equation draw:name="f3035" draw:formula="?f1085 / ?f7"/><draw:equation draw:name="f3036" draw:formula="?f1086 / ?f6"/><draw:equation draw:name="f3037" draw:formula="?f1087 / ?f7"/><draw:equation draw:name="f3038" draw:formula="?f1088 / ?f6"/><draw:equation draw:name="f3039" draw:formula="?f1089 / ?f7"/><draw:equation draw:name="f3040" draw:formula="?f1090 / ?f6"/><draw:equation draw:name="f3041" draw:formula="?f1091 / ?f7"/><draw:equation draw:name="f3042" draw:formula="?f1092 / ?f6"/><draw:equation draw:name="f3043" draw:formula="?f1093 / ?f7"/><draw:equation draw:name="f3044" draw:formula="?f1094 / ?f6"/><draw:equation draw:name="f3045" draw:formula="?f1095 / ?f7"/><draw:equation draw:name="f3046" draw:formula="?f1096 / ?f6"/><draw:equation draw:name="f3047" draw:formula="?f1097 / ?f7"/><draw:equation draw:name="f3048" draw:formula="?f1098 / ?f6"/><draw:equation draw:name="f3049" draw:formula="?f1099 / ?f7"/><draw:equation draw:name="f3050" draw:formula="?f1100 / ?f6"/><draw:equation draw:name="f3051" draw:formula="?f1101 / ?f7"/><draw:equation draw:name="f3052" draw:formula="?f1102 / ?f6"/><draw:equation draw:name="f3053" draw:formula="?f1103 / ?f7"/><draw:equation draw:name="f3054" draw:formula="?f1104 / ?f6"/><draw:equation draw:name="f3055" draw:formula="?f1105 / ?f7"/><draw:equation draw:name="f3056" draw:formula="?f1106 / ?f6"/><draw:equation draw:name="f3057" draw:formula="?f1107 / ?f7"/><draw:equation draw:name="f3058" draw:formula="?f1108 / ?f6"/><draw:equation draw:name="f3059" draw:formula="?f1109 / ?f7"/><draw:equation draw:name="f3060" draw:formula="?f1110 / ?f6"/><draw:equation draw:name="f3061" draw:formula="?f1111 / ?f7"/><draw:equation draw:name="f3062" draw:formula="?f1112 / ?f6"/><draw:equation draw:name="f3063" draw:formula="?f1113 / ?f7"/><draw:equation draw:name="f3064" draw:formula="?f1114 / ?f6"/><draw:equation draw:name="f3065" draw:formula="?f1115 / ?f6"/><draw:equation draw:name="f3066" draw:formula="?f1116 / ?f7"/><draw:equation draw:name="f3067" draw:formula="?f1117 / ?f6"/><draw:equation draw:name="f3068" draw:formula="?f1118 / ?f7"/><draw:equation draw:name="f3069" draw:formula="?f1119 / ?f6"/><draw:equation draw:name="f3070" draw:formula="?f1120 / ?f7"/><draw:equation draw:name="f3071" draw:formula="?f1121 / ?f7"/><draw:equation draw:name="f3072" draw:formula="?f1122 / ?f6"/><draw:equation draw:name="f3073" draw:formula="?f1123 / ?f7"/><draw:equation draw:name="f3074" draw:formula="?f1124 / ?f6"/><draw:equation draw:name="f3075" draw:formula="?f1125 / ?f7"/><draw:equation draw:name="f3076" draw:formula="?f1126 / ?f6"/><draw:equation draw:name="f3077" draw:formula="?f1127 / ?f6"/><draw:equation draw:name="f3078" draw:formula="?f1128 / ?f7"/><draw:equation draw:name="f3079" draw:formula="?f1129 / ?f6"/><draw:equation draw:name="f3080" draw:formula="?f1130 / ?f7"/><draw:equation draw:name="f3081" draw:formula="?f1131 / ?f6"/><draw:equation draw:name="f3082" draw:formula="?f1132 / ?f7"/><draw:equation draw:name="f3083" draw:formula="?f1133 / ?f6"/><draw:equation draw:name="f3084" draw:formula="?f1134 / ?f7"/><draw:equation draw:name="f3085" draw:formula="?f1135 / ?f6"/><draw:equation draw:name="f3086" draw:formula="?f1136 / ?f7"/><draw:equation draw:name="f3087" draw:formula="?f1137 / ?f6"/><draw:equation draw:name="f3088" draw:formula="?f1138 / ?f7"/><draw:equation draw:name="f3089" draw:formula="?f1139 / ?f6"/><draw:equation draw:name="f3090" draw:formula="?f1140 / ?f7"/><draw:equation draw:name="f3091" draw:formula="?f1141 / ?f6"/><draw:equation draw:name="f3092" draw:formula="?f1142 / ?f7"/><draw:equation draw:name="f3093" draw:formula="?f1143 / ?f6"/><draw:equation draw:name="f3094" draw:formula="?f1144 / ?f7"/><draw:equation draw:name="f3095" draw:formula="?f1145 / ?f6"/><draw:equation draw:name="f3096" draw:formula="?f1146 / ?f7"/><draw:equation draw:name="f3097" draw:formula="?f1147 / ?f6"/><draw:equation draw:name="f3098" draw:formula="?f1148 / ?f7"/><draw:equation draw:name="f3099" draw:formula="?f1149 / ?f6"/><draw:equation draw:name="f3100" draw:formula="?f1150 / ?f7"/><draw:equation draw:name="f3101" draw:formula="?f1151 / ?f6"/><draw:equation draw:name="f3102" draw:formula="?f1152 / ?f7"/><draw:equation draw:name="f3103" draw:formula="?f1153 / ?f6"/><draw:equation draw:name="f3104" draw:formula="?f1154 / ?f7"/><draw:equation draw:name="f3105" draw:formula="?f1155 / ?f6"/><draw:equation draw:name="f3106" draw:formula="?f1156 / ?f6"/><draw:equation draw:name="f3107" draw:formula="?f1157 / ?f6"/><draw:equation draw:name="f3108" draw:formula="?f1158 / ?f7"/><draw:equation draw:name="f3109" draw:formula="?f1159 / ?f6"/><draw:equation draw:name="f3110" draw:formula="?f1160 / ?f6"/><draw:equation draw:name="f3111" draw:formula="?f1161 / ?f7"/><draw:equation draw:name="f3112" draw:formula="?f1162 / ?f6"/><draw:equation draw:name="f3113" draw:formula="?f1163 / ?f7"/><draw:equation draw:name="f3114" draw:formula="?f1164 / ?f6"/><draw:equation draw:name="f3115" draw:formula="?f1165 / ?f7"/><draw:equation draw:name="f3116" draw:formula="?f1166 / ?f6"/><draw:equation draw:name="f3117" draw:formula="?f1167 / ?f7"/><draw:equation draw:name="f3118" draw:formula="?f1168 / ?f6"/><draw:equation draw:name="f3119" draw:formula="?f1169 / ?f7"/><draw:equation draw:name="f3120" draw:formula="?f1170 / ?f6"/><draw:equation draw:name="f3121" draw:formula="?f1171 / ?f7"/><draw:equation draw:name="f3122" draw:formula="?f1172 / ?f7"/><draw:equation draw:name="f3123" draw:formula="?f1173 / ?f6"/><draw:equation draw:name="f3124" draw:formula="?f1174 / ?f7"/><draw:equation draw:name="f3125" draw:formula="?f1175 / ?f7"/><draw:equation draw:name="f3126" draw:formula="?f1176 / ?f6"/><draw:equation draw:name="f3127" draw:formula="?f1177 / ?f7"/><draw:equation draw:name="f3128" draw:formula="?f1178 / ?f6"/><draw:equation draw:name="f3129" draw:formula="?f1179 / ?f6"/><draw:equation draw:name="f3130" draw:formula="?f1180 / ?f7"/><draw:equation draw:name="f3131" draw:formula="?f1181 / ?f6"/><draw:equation draw:name="f3132" draw:formula="?f1182 / ?f6"/><draw:equation draw:name="f3133" draw:formula="?f1183 / ?f6"/><draw:equation draw:name="f3134" draw:formula="?f1184 / ?f7"/><draw:equation draw:name="f3135" draw:formula="?f1185 / ?f6"/><draw:equation draw:name="f3136" draw:formula="?f1186 / ?f7"/><draw:equation draw:name="f3137" draw:formula="?f1187 / ?f7"/><draw:equation draw:name="f3138" draw:formula="?f1188 / ?f6"/><draw:equation draw:name="f3139" draw:formula="?f1189 / ?f6"/><draw:equation draw:name="f3140" draw:formula="?f1190 / ?f6"/><draw:equation draw:name="f3141" draw:formula="?f1191 / ?f7"/><draw:equation draw:name="f3142" draw:formula="?f1192 / ?f6"/><draw:equation draw:name="f3143" draw:formula="?f1193 / ?f7"/><draw:equation draw:name="f3144" draw:formula="?f1194 / ?f6"/><draw:equation draw:name="f3145" draw:formula="?f1195 / ?f7"/><draw:equation draw:name="f3146" draw:formula="?f1196 / ?f6"/><draw:equation draw:name="f3147" draw:formula="?f1197 / ?f7"/><draw:equation draw:name="f3148" draw:formula="?f1198 / ?f6"/><draw:equation draw:name="f3149" draw:formula="?f1199 / ?f7"/><draw:equation draw:name="f3150" draw:formula="?f1200 / ?f6"/><draw:equation draw:name="f3151" draw:formula="?f1201 / ?f7"/><draw:equation draw:name="f3152" draw:formula="?f1202 / ?f6"/><draw:equation draw:name="f3153" draw:formula="?f1203 / ?f7"/><draw:equation draw:name="f3154" draw:formula="?f1204 / ?f6"/><draw:equation draw:name="f3155" draw:formula="?f1205 / ?f7"/><draw:equation draw:name="f3156" draw:formula="?f1206 / ?f6"/><draw:equation draw:name="f3157" draw:formula="?f1207 / ?f7"/><draw:equation draw:name="f3158" draw:formula="?f1208 / ?f6"/><draw:equation draw:name="f3159" draw:formula="?f1209 / ?f7"/><draw:equation draw:name="f3160" draw:formula="?f1210 / ?f6"/><draw:equation draw:name="f3161" draw:formula="?f1211 / ?f7"/><draw:equation draw:name="f3162" draw:formula="?f1212 / ?f7"/><draw:equation draw:name="f3163" draw:formula="?f1213 / ?f7"/><draw:equation draw:name="f3164" draw:formula="?f1214 / ?f6"/><draw:equation draw:name="f3165" draw:formula="?f1215 / ?f6"/><draw:equation draw:name="f3166" draw:formula="?f1216 / ?f7"/><draw:equation draw:name="f3167" draw:formula="?f1217 / ?f6"/><draw:equation draw:name="f3168" draw:formula="?f1218 / ?f7"/><draw:equation draw:name="f3169" draw:formula="?f1219 / ?f6"/><draw:equation draw:name="f3170" draw:formula="?f1220 / ?f7"/><draw:equation draw:name="f3171" draw:formula="?f1221 / ?f6"/><draw:equation draw:name="f3172" draw:formula="?f1222 / ?f7"/><draw:equation draw:name="f3173" draw:formula="?f1223 / ?f6"/><draw:equation draw:name="f3174" draw:formula="?f1224 / ?f6"/><draw:equation draw:name="f3175" draw:formula="?f1225 / ?f6"/><draw:equation draw:name="f3176" draw:formula="?f1226 / ?f6"/><draw:equation draw:name="f3177" draw:formula="?f1227 / ?f7"/><draw:equation draw:name="f3178" draw:formula="?f1228 / ?f6"/><draw:equation draw:name="f3179" draw:formula="?f1229 / ?f7"/><draw:equation draw:name="f3180" draw:formula="?f1230 / ?f6"/><draw:equation draw:name="f3181" draw:formula="?f1231 / ?f6"/><draw:equation draw:name="f3182" draw:formula="?f1232 / ?f6"/><draw:equation draw:name="f3183" draw:formula="?f1233 / ?f7"/><draw:equation draw:name="f3184" draw:formula="?f1234 / ?f6"/><draw:equation draw:name="f3185" draw:formula="?f1235 / ?f7"/><draw:equation draw:name="f3186" draw:formula="?f1236 / ?f6"/><draw:equation draw:name="f3187" draw:formula="?f1237 / ?f6"/><draw:equation draw:name="f3188" draw:formula="?f1238 / ?f7"/><draw:equation draw:name="f3189" draw:formula="?f1239 / ?f6"/><draw:equation draw:name="f3190" draw:formula="?f1240 / ?f7"/><draw:equation draw:name="f3191" draw:formula="?f1241 / ?f6"/><draw:equation draw:name="f3192" draw:formula="?f1242 / ?f7"/><draw:equation draw:name="f3193" draw:formula="?f1243 / ?f6"/><draw:equation draw:name="f3194" draw:formula="?f1244 / ?f7"/><draw:equation draw:name="f3195" draw:formula="?f1245 / ?f6"/><draw:equation draw:name="f3196" draw:formula="?f1246 / ?f7"/><draw:equation draw:name="f3197" draw:formula="?f1247 / ?f6"/><draw:equation draw:name="f3198" draw:formula="?f1248 / ?f7"/><draw:equation draw:name="f3199" draw:formula="?f1249 / ?f6"/><draw:equation draw:name="f3200" draw:formula="?f1250 / ?f7"/><draw:equation draw:name="f3201" draw:formula="?f1251 / ?f7"/><draw:equation draw:name="f3202" draw:formula="?f1252 / ?f6"/><draw:equation draw:name="f3203" draw:formula="?f1253 / ?f7"/><draw:equation draw:name="f3204" draw:formula="?f1254 / ?f6"/><draw:equation draw:name="f3205" draw:formula="?f1255 / ?f7"/><draw:equation draw:name="f3206" draw:formula="?f1256 / ?f6"/><draw:equation draw:name="f3207" draw:formula="?f1257 / ?f7"/><draw:equation draw:name="f3208" draw:formula="?f1258 / ?f6"/><draw:equation draw:name="f3209" draw:formula="?f1259 / ?f7"/><draw:equation draw:name="f3210" draw:formula="?f1260 / ?f6"/><draw:equation draw:name="f3211" draw:formula="?f1261 / ?f7"/><draw:equation draw:name="f3212" draw:formula="?f1262 / ?f6"/><draw:equation draw:name="f3213" draw:formula="?f1263 / ?f7"/><draw:equation draw:name="f3214" draw:formula="?f1264 / ?f7"/><draw:equation draw:name="f3215" draw:formula="?f1265 / ?f6"/><draw:equation draw:name="f3216" draw:formula="?f1266 / ?f7"/><draw:equation draw:name="f3217" draw:formula="?f1267 / ?f6"/><draw:equation draw:name="f3218" draw:formula="?f1268 / ?f7"/><draw:equation draw:name="f3219" draw:formula="?f1269 / ?f6"/><draw:equation draw:name="f3220" draw:formula="?f1270 / ?f7"/><draw:equation draw:name="f3221" draw:formula="?f1271 / ?f6"/><draw:equation draw:name="f3222" draw:formula="?f1272 / ?f6"/><draw:equation draw:name="f3223" draw:formula="?f1273 / ?f7"/><draw:equation draw:name="f3224" draw:formula="?f1274 / ?f6"/><draw:equation draw:name="f3225" draw:formula="?f1275 / ?f7"/><draw:equation draw:name="f3226" draw:formula="?f1276 / ?f6"/><draw:equation draw:name="f3227" draw:formula="?f1277 / ?f7"/><draw:equation draw:name="f3228" draw:formula="?f1278 / ?f6"/><draw:equation draw:name="f3229" draw:formula="?f1279 / ?f7"/><draw:equation draw:name="f3230" draw:formula="?f1280 / ?f6"/><draw:equation draw:name="f3231" draw:formula="?f1281 / ?f7"/><draw:equation draw:name="f3232" draw:formula="?f1282 / ?f6"/><draw:equation draw:name="f3233" draw:formula="?f1283 / ?f7"/><draw:equation draw:name="f3234" draw:formula="?f1284 / ?f6"/><draw:equation draw:name="f3235" draw:formula="?f1285 / ?f7"/><draw:equation draw:name="f3236" draw:formula="?f1286 / ?f6"/><draw:equation draw:name="f3237" draw:formula="?f1287 / ?f7"/><draw:equation draw:name="f3238" draw:formula="?f1288 / ?f6"/><draw:equation draw:name="f3239" draw:formula="?f1289 / ?f7"/><draw:equation draw:name="f3240" draw:formula="?f1290 / ?f6"/><draw:equation draw:name="f3241" draw:formula="?f1291 / ?f7"/><draw:equation draw:name="f3242" draw:formula="?f1292 / ?f6"/><draw:equation draw:name="f3243" draw:formula="?f1293 / ?f7"/><draw:equation draw:name="f3244" draw:formula="?f1294 / ?f6"/><draw:equation draw:name="f3245" draw:formula="?f1295 / ?f7"/><draw:equation draw:name="f3246" draw:formula="?f1296 / ?f6"/><draw:equation draw:name="f3247" draw:formula="?f1297 / ?f7"/><draw:equation draw:name="f3248" draw:formula="?f1298 / ?f7"/><draw:equation draw:name="f3249" draw:formula="?f1299 / ?f6"/><draw:equation draw:name="f3250" draw:formula="?f1300 / ?f7"/><draw:equation draw:name="f3251" draw:formula="?f1301 / ?f6"/><draw:equation draw:name="f3252" draw:formula="?f1302 / ?f7"/><draw:equation draw:name="f3253" draw:formula="?f1303 / ?f6"/><draw:equation draw:name="f3254" draw:formula="?f1304 / ?f7"/><draw:equation draw:name="f3255" draw:formula="?f1305 / ?f6"/><draw:equation draw:name="f3256" draw:formula="?f1306 / ?f6"/><draw:equation draw:name="f3257" draw:formula="?f1307 / ?f7"/><draw:equation draw:name="f3258" draw:formula="?f1308 / ?f6"/><draw:equation draw:name="f3259" draw:formula="?f1309 / ?f7"/><draw:equation draw:name="f3260" draw:formula="?f1310 / ?f6"/><draw:equation draw:name="f3261" draw:formula="?f1311 / ?f6"/><draw:equation draw:name="f3262" draw:formula="?f1312 / ?f7"/><draw:equation draw:name="f3263" draw:formula="?f1313 / ?f6"/><draw:equation draw:name="f3264" draw:formula="?f1314 / ?f6"/><draw:equation draw:name="f3265" draw:formula="?f1315 / ?f7"/><draw:equation draw:name="f3266" draw:formula="?f1316 / ?f6"/><draw:equation draw:name="f3267" draw:formula="?f1317 / ?f7"/><draw:equation draw:name="f3268" draw:formula="?f1318 / ?f6"/><draw:equation draw:name="f3269" draw:formula="?f1319 / ?f7"/><draw:equation draw:name="f3270" draw:formula="?f1320 / ?f7"/><draw:equation draw:name="f3271" draw:formula="?f1321 / ?f6"/><draw:equation draw:name="f3272" draw:formula="?f1322 / ?f7"/><draw:equation draw:name="f3273" draw:formula="?f1323 / ?f7"/><draw:equation draw:name="f3274" draw:formula="?f1324 / ?f7"/><draw:equation draw:name="f3275" draw:formula="?f1325 / ?f7"/><draw:equation draw:name="f3276" draw:formula="?f1326 / ?f7"/><draw:equation draw:name="f3277" draw:formula="?f1327 / ?f7"/><draw:equation draw:name="f3278" draw:formula="?f1328 / ?f6"/><draw:equation draw:name="f3279" draw:formula="?f1329 / ?f7"/><draw:equation draw:name="f3280" draw:formula="?f1330 / ?f6"/><draw:equation draw:name="f3281" draw:formula="?f1331 / ?f7"/><draw:equation draw:name="f3282" draw:formula="?f1332 / ?f6"/><draw:equation draw:name="f3283" draw:formula="?f1333 / ?f7"/><draw:equation draw:name="f3284" draw:formula="?f1334 / ?f6"/><draw:equation draw:name="f3285" draw:formula="?f1335 / ?f7"/><draw:equation draw:name="f3286" draw:formula="?f1336 / ?f7"/><draw:equation draw:name="f3287" draw:formula="?f1337 / ?f6"/><draw:equation draw:name="f3288" draw:formula="?f1338 / ?f7"/><draw:equation draw:name="f3289" draw:formula="?f1339 / ?f6"/><draw:equation draw:name="f3290" draw:formula="?f1340 / ?f7"/><draw:equation draw:name="f3291" draw:formula="?f1341 / ?f6"/><draw:equation draw:name="f3292" draw:formula="?f1342 / ?f6"/><draw:equation draw:name="f3293" draw:formula="?f1343 / ?f7"/><draw:equation draw:name="f3294" draw:formula="?f1344 / ?f6"/><draw:equation draw:name="f3295" draw:formula="?f1345 / ?f7"/><draw:equation draw:name="f3296" draw:formula="?f1346 / ?f7"/><draw:equation draw:name="f3297" draw:formula="?f1347 / ?f7"/><draw:equation draw:name="f3298" draw:formula="?f1348 / ?f6"/><draw:equation draw:name="f3299" draw:formula="?f1349 / ?f7"/><draw:equation draw:name="f3300" draw:formula="?f1350 / ?f6"/><draw:equation draw:name="f3301" draw:formula="?f1351 / ?f7"/><draw:equation draw:name="f3302" draw:formula="?f1352 / ?f6"/><draw:equation draw:name="f3303" draw:formula="?f1353 / ?f7"/><draw:equation draw:name="f3304" draw:formula="?f1354 / ?f6"/><draw:equation draw:name="f3305" draw:formula="?f1355 / ?f7"/><draw:equation draw:name="f3306" draw:formula="?f1356 / ?f6"/><draw:equation draw:name="f3307" draw:formula="?f1357 / ?f7"/><draw:equation draw:name="f3308" draw:formula="?f1358 / ?f7"/><draw:equation draw:name="f3309" draw:formula="?f1359 / ?f6"/><draw:equation draw:name="f3310" draw:formula="?f1360 / ?f7"/><draw:equation draw:name="f3311" draw:formula="?f1361 / ?f6"/><draw:equation draw:name="f3312" draw:formula="?f1362 / ?f7"/><draw:equation draw:name="f3313" draw:formula="?f1363 / ?f6"/><draw:equation draw:name="f3314" draw:formula="?f1364 / ?f7"/><draw:equation draw:name="f3315" draw:formula="?f1365 / ?f6"/><draw:equation draw:name="f3316" draw:formula="?f1366 / ?f7"/><draw:equation draw:name="f3317" draw:formula="?f1367 / ?f6"/><draw:equation draw:name="f3318" draw:formula="?f1368 / ?f6"/><draw:equation draw:name="f3319" draw:formula="?f1369 / ?f7"/><draw:equation draw:name="f3320" draw:formula="?f1370 / ?f6"/><draw:equation draw:name="f3321" draw:formula="?f1371 / ?f7"/><draw:equation draw:name="f3322" draw:formula="?f1372 / ?f6"/><draw:equation draw:name="f3323" draw:formula="?f1373 / ?f7"/><draw:equation draw:name="f3324" draw:formula="?f1374 / ?f7"/><draw:equation draw:name="f3325" draw:formula="?f1375 / ?f6"/><draw:equation draw:name="f3326" draw:formula="?f1376 / ?f7"/><draw:equation draw:name="f3327" draw:formula="?f1377 / ?f6"/><draw:equation draw:name="f3328" draw:formula="?f1378 / ?f7"/><draw:equation draw:name="f3329" draw:formula="?f1379 / ?f6"/><draw:equation draw:name="f3330" draw:formula="?f1380 / ?f7"/><draw:equation draw:name="f3331" draw:formula="?f1381 / ?f6"/><draw:equation draw:name="f3332" draw:formula="?f1382 / ?f7"/><draw:equation draw:name="f3333" draw:formula="?f1383 / ?f6"/><draw:equation draw:name="f3334" draw:formula="?f1384 / ?f7"/><draw:equation draw:name="f3335" draw:formula="?f1385 / ?f7"/><draw:equation draw:name="f3336" draw:formula="?f1386 / ?f7"/><draw:equation draw:name="f3337" draw:formula="?f1387 / ?f7"/><draw:equation draw:name="f3338" draw:formula="?f1388 / ?f6"/><draw:equation draw:name="f3339" draw:formula="?f1389 / ?f7"/><draw:equation draw:name="f3340" draw:formula="?f1390 / ?f6"/><draw:equation draw:name="f3341" draw:formula="?f1391 / ?f7"/><draw:equation draw:name="f3342" draw:formula="?f1392 / ?f6"/><draw:equation draw:name="f3343" draw:formula="?f1393 / ?f6"/><draw:equation draw:name="f3344" draw:formula="?f1394 / ?f7"/><draw:equation draw:name="f3345" draw:formula="?f1395 / ?f6"/><draw:equation draw:name="f3346" draw:formula="?f1396 / ?f6"/><draw:equation draw:name="f3347" draw:formula="?f1397 / ?f7"/><draw:equation draw:name="f3348" draw:formula="?f1398 / ?f6"/><draw:equation draw:name="f3349" draw:formula="?f1399 / ?f7"/><draw:equation draw:name="f3350" draw:formula="?f1400 / ?f6"/><draw:equation draw:name="f3351" draw:formula="?f1401 / ?f7"/><draw:equation draw:name="f3352" draw:formula="?f1402 / ?f6"/><draw:equation draw:name="f3353" draw:formula="?f1403 / ?f7"/><draw:equation draw:name="f3354" draw:formula="?f1404 / ?f6"/><draw:equation draw:name="f3355" draw:formula="?f1405 / ?f7"/><draw:equation draw:name="f3356" draw:formula="?f1406 / ?f6"/><draw:equation draw:name="f3357" draw:formula="?f1407 / ?f7"/><draw:equation draw:name="f3358" draw:formula="?f1408 / ?f6"/><draw:equation draw:name="f3359" draw:formula="?f1409 / ?f7"/><draw:equation draw:name="f3360" draw:formula="?f1410 / ?f7"/><draw:equation draw:name="f3361" draw:formula="?f1411 / ?f7"/><draw:equation draw:name="f3362" draw:formula="?f1412 / ?f6"/><draw:equation draw:name="f3363" draw:formula="?f1413 / ?f7"/><draw:equation draw:name="f3364" draw:formula="?f1414 / ?f6"/><draw:equation draw:name="f3365" draw:formula="?f1415 / ?f7"/><draw:equation draw:name="f3366" draw:formula="?f1416 / ?f6"/><draw:equation draw:name="f3367" draw:formula="?f1417 / ?f7"/><draw:equation draw:name="f3368" draw:formula="?f1418 / ?f6"/><draw:equation draw:name="f3369" draw:formula="?f1419 / ?f7"/><draw:equation draw:name="f3370" draw:formula="?f1420 / ?f6"/><draw:equation draw:name="f3371" draw:formula="?f1421 / ?f7"/><draw:equation draw:name="f3372" draw:formula="?f1422 / ?f6"/><draw:equation draw:name="f3373" draw:formula="?f1423 / ?f7"/><draw:equation draw:name="f3374" draw:formula="?f1424 / ?f6"/><draw:equation draw:name="f3375" draw:formula="?f1425 / ?f7"/><draw:equation draw:name="f3376" draw:formula="?f1426 / ?f6"/><draw:equation draw:name="f3377" draw:formula="?f1427 / ?f7"/><draw:equation draw:name="f3378" draw:formula="?f1428 / ?f6"/><draw:equation draw:name="f3379" draw:formula="?f1429 / ?f6"/><draw:equation draw:name="f3380" draw:formula="?f1430 / ?f7"/><draw:equation draw:name="f3381" draw:formula="?f1431 / ?f6"/><draw:equation draw:name="f3382" draw:formula="?f1432 / ?f7"/><draw:equation draw:name="f3383" draw:formula="?f1433 / ?f6"/><draw:equation draw:name="f3384" draw:formula="?f1434 / ?f7"/><draw:equation draw:name="f3385" draw:formula="?f1435 / ?f6"/><draw:equation draw:name="f3386" draw:formula="?f1436 / ?f6"/><draw:equation draw:name="f3387" draw:formula="?f1437 / ?f7"/><draw:equation draw:name="f3388" draw:formula="?f1438 / ?f6"/><draw:equation draw:name="f3389" draw:formula="?f1439 / ?f7"/><draw:equation draw:name="f3390" draw:formula="?f1440 / ?f6"/><draw:equation draw:name="f3391" draw:formula="?f1441 / ?f7"/><draw:equation draw:name="f3392" draw:formula="?f1442 / ?f6"/><draw:equation draw:name="f3393" draw:formula="?f1443 / ?f7"/><draw:equation draw:name="f3394" draw:formula="?f1444 / ?f6"/><draw:equation draw:name="f3395" draw:formula="?f1445 / ?f7"/><draw:equation draw:name="f3396" draw:formula="?f1446 / ?f6"/><draw:equation draw:name="f3397" draw:formula="?f1447 / ?f7"/><draw:equation draw:name="f3398" draw:formula="?f1448 / ?f6"/><draw:equation draw:name="f3399" draw:formula="?f1449 / ?f7"/><draw:equation draw:name="f3400" draw:formula="?f1450 / ?f7"/><draw:equation draw:name="f3401" draw:formula="?f1451 / ?f6"/><draw:equation draw:name="f3402" draw:formula="?f1452 / ?f7"/><draw:equation draw:name="f3403" draw:formula="?f1453 / ?f6"/><draw:equation draw:name="f3404" draw:formula="?f1454 / ?f6"/><draw:equation draw:name="f3405" draw:formula="?f1455 / ?f7"/><draw:equation draw:name="f3406" draw:formula="?f1456 / ?f6"/><draw:equation draw:name="f3407" draw:formula="?f1457 / ?f7"/><draw:equation draw:name="f3408" draw:formula="?f1458 / ?f7"/><draw:equation draw:name="f3409" draw:formula="?f1459 / ?f6"/><draw:equation draw:name="f3410" draw:formula="?f1460 / ?f7"/><draw:equation draw:name="f3411" draw:formula="?f1461 / ?f6"/><draw:equation draw:name="f3412" draw:formula="?f1462 / ?f7"/><draw:equation draw:name="f3413" draw:formula="?f1463 / ?f6"/><draw:equation draw:name="f3414" draw:formula="?f1464 / ?f6"/><draw:equation draw:name="f3415" draw:formula="?f1465 / ?f7"/><draw:equation draw:name="f3416" draw:formula="?f1466 / ?f6"/><draw:equation draw:name="f3417" draw:formula="?f1467 / ?f7"/><draw:equation draw:name="f3418" draw:formula="?f1468 / ?f6"/><draw:equation draw:name="f3419" draw:formula="?f1469 / ?f7"/><draw:equation draw:name="f3420" draw:formula="?f1470 / ?f6"/><draw:equation draw:name="f3421" draw:formula="?f1471 / ?f7"/><draw:equation draw:name="f3422" draw:formula="?f1472 / ?f6"/><draw:equation draw:name="f3423" draw:formula="?f1473 / ?f6"/><draw:equation draw:name="f3424" draw:formula="?f1474 / ?f7"/><draw:equation draw:name="f3425" draw:formula="?f1475 / ?f6"/><draw:equation draw:name="f3426" draw:formula="?f1476 / ?f6"/><draw:equation draw:name="f3427" draw:formula="?f1477 / ?f7"/><draw:equation draw:name="f3428" draw:formula="?f1478 / ?f6"/><draw:equation draw:name="f3429" draw:formula="?f1479 / ?f7"/><draw:equation draw:name="f3430" draw:formula="?f1480 / ?f6"/><draw:equation draw:name="f3431" draw:formula="?f1481 / ?f6"/><draw:equation draw:name="f3432" draw:formula="?f1482 / ?f7"/><draw:equation draw:name="f3433" draw:formula="?f1483 / ?f6"/><draw:equation draw:name="f3434" draw:formula="?f1484 / ?f7"/><draw:equation draw:name="f3435" draw:formula="?f1485 / ?f6"/><draw:equation draw:name="f3436" draw:formula="?f1486 / ?f7"/><draw:equation draw:name="f3437" draw:formula="?f1487 / ?f7"/><draw:equation draw:name="f3438" draw:formula="?f1488 / ?f6"/><draw:equation draw:name="f3439" draw:formula="?f1489 / ?f7"/><draw:equation draw:name="f3440" draw:formula="?f1490 / ?f6"/><draw:equation draw:name="f3441" draw:formula="?f1491 / ?f7"/><draw:equation draw:name="f3442" draw:formula="?f1492 / ?f6"/><draw:equation draw:name="f3443" draw:formula="?f1493 / ?f7"/><draw:equation draw:name="f3444" draw:formula="?f1494 / ?f6"/><draw:equation draw:name="f3445" draw:formula="?f1495 / ?f7"/><draw:equation draw:name="f3446" draw:formula="?f1496 / ?f6"/><draw:equation draw:name="f3447" draw:formula="?f1497 / ?f7"/><draw:equation draw:name="f3448" draw:formula="?f1498 / ?f6"/><draw:equation draw:name="f3449" draw:formula="?f1499 / ?f7"/><draw:equation draw:name="f3450" draw:formula="?f1500 / ?f6"/><draw:equation draw:name="f3451" draw:formula="?f1501 / ?f6"/><draw:equation draw:name="f3452" draw:formula="?f1502 / ?f7"/><draw:equation draw:name="f3453" draw:formula="?f1503 / ?f6"/><draw:equation draw:name="f3454" draw:formula="?f1504 / ?f7"/><draw:equation draw:name="f3455" draw:formula="?f1505 / ?f6"/><draw:equation draw:name="f3456" draw:formula="?f1506 / ?f7"/><draw:equation draw:name="f3457" draw:formula="?f1507 / ?f6"/><draw:equation draw:name="f3458" draw:formula="?f1508 / ?f7"/><draw:equation draw:name="f3459" draw:formula="?f1509 / ?f6"/><draw:equation draw:name="f3460" draw:formula="?f1510 / ?f7"/><draw:equation draw:name="f3461" draw:formula="?f1511 / ?f7"/><draw:equation draw:name="f3462" draw:formula="?f1512 / ?f6"/><draw:equation draw:name="f3463" draw:formula="?f1513 / ?f7"/><draw:equation draw:name="f3464" draw:formula="?f1514 / ?f6"/><draw:equation draw:name="f3465" draw:formula="?f1515 / ?f7"/><draw:equation draw:name="f3466" draw:formula="?f1516 / ?f7"/><draw:equation draw:name="f3467" draw:formula="?f1517 / ?f6"/><draw:equation draw:name="f3468" draw:formula="?f1518 / ?f7"/><draw:equation draw:name="f3469" draw:formula="?f1519 / ?f6"/><draw:equation draw:name="f3470" draw:formula="?f1520 / ?f7"/><draw:equation draw:name="f3471" draw:formula="?f1521 / ?f6"/><draw:equation draw:name="f3472" draw:formula="?f1522 / ?f6"/><draw:equation draw:name="f3473" draw:formula="?f1523 / ?f6"/><draw:equation draw:name="f3474" draw:formula="?f1524 / ?f7"/><draw:equation draw:name="f3475" draw:formula="?f1525 / ?f6"/><draw:equation draw:name="f3476" draw:formula="?f1526 / ?f6"/><draw:equation draw:name="f3477" draw:formula="?f1527 / ?f7"/><draw:equation draw:name="f3478" draw:formula="?f1528 / ?f6"/><draw:equation draw:name="f3479" draw:formula="?f1529 / ?f7"/><draw:equation draw:name="f3480" draw:formula="?f1530 / ?f6"/><draw:equation draw:name="f3481" draw:formula="?f1531 / ?f7"/><draw:equation draw:name="f3482" draw:formula="?f1532 / ?f6"/><draw:equation draw:name="f3483" draw:formula="?f1533 / ?f7"/><draw:equation draw:name="f3484" draw:formula="?f1534 / ?f6"/><draw:equation draw:name="f3485" draw:formula="?f1535 / ?f6"/><draw:equation draw:name="f3486" draw:formula="?f1536 / ?f6"/><draw:equation draw:name="f3487" draw:formula="?f1537 / ?f6"/><draw:equation draw:name="f3488" draw:formula="?f1538 / ?f6"/><draw:equation draw:name="f3489" draw:formula="?f1539 / ?f6"/><draw:equation draw:name="f3490" draw:formula="?f1540 / ?f7"/><draw:equation draw:name="f3491" draw:formula="?f1541 / ?f7"/><draw:equation draw:name="f3492" draw:formula="?f1542 / ?f6"/><draw:equation draw:name="f3493" draw:formula="?f1543 / ?f7"/><draw:equation draw:name="f3494" draw:formula="?f1544 / ?f6"/><draw:equation draw:name="f3495" draw:formula="?f1545 / ?f7"/><draw:equation draw:name="f3496" draw:formula="?f1546 / ?f6"/><draw:equation draw:name="f3497" draw:formula="?f1547 / ?f6"/><draw:equation draw:name="f3498" draw:formula="?f1548 / ?f7"/><draw:equation draw:name="f3499" draw:formula="?f1549 / ?f6"/><draw:equation draw:name="f3500" draw:formula="?f1550 / ?f7"/><draw:equation draw:name="f3501" draw:formula="?f1551 / ?f6"/><draw:equation draw:name="f3502" draw:formula="?f1552 / ?f7"/><draw:equation draw:name="f3503" draw:formula="?f1553 / ?f6"/><draw:equation draw:name="f3504" draw:formula="?f1554 / ?f7"/><draw:equation draw:name="f3505" draw:formula="?f1555 / ?f6"/><draw:equation draw:name="f3506" draw:formula="?f1556 / ?f7"/><draw:equation draw:name="f3507" draw:formula="?f1557 / ?f6"/><draw:equation draw:name="f3508" draw:formula="?f1558 / ?f7"/><draw:equation draw:name="f3509" draw:formula="?f1559 / ?f6"/><draw:equation draw:name="f3510" draw:formula="?f1560 / ?f6"/><draw:equation draw:name="f3511" draw:formula="?f1561 / ?f7"/><draw:equation draw:name="f3512" draw:formula="?f1562 / ?f6"/><draw:equation draw:name="f3513" draw:formula="?f1563 / ?f6"/><draw:equation draw:name="f3514" draw:formula="?f1564 / ?f6"/><draw:equation draw:name="f3515" draw:formula="?f1565 / ?f7"/><draw:equation draw:name="f3516" draw:formula="?f1566 / ?f6"/><draw:equation draw:name="f3517" draw:formula="?f1567 / ?f7"/><draw:equation draw:name="f3518" draw:formula="?f1568 / ?f6"/><draw:equation draw:name="f3519" draw:formula="?f1569 / ?f7"/><draw:equation draw:name="f3520" draw:formula="?f1570 / ?f6"/><draw:equation draw:name="f3521" draw:formula="?f1571 / ?f7"/><draw:equation draw:name="f3522" draw:formula="?f1572 / ?f7"/><draw:equation draw:name="f3523" draw:formula="?f1573 / ?f6"/><draw:equation draw:name="f3524" draw:formula="?f1574 / ?f7"/><draw:equation draw:name="f3525" draw:formula="?f1575 / ?f7"/><draw:equation draw:name="f3526" draw:formula="?f1576 / ?f6"/><draw:equation draw:name="f3527" draw:formula="?f1577 / ?f7"/><draw:equation draw:name="f3528" draw:formula="?f1578 / ?f6"/><draw:equation draw:name="f3529" draw:formula="?f1579 / ?f6"/><draw:equation draw:name="f3530" draw:formula="?f1580 / ?f6"/><draw:equation draw:name="f3531" draw:formula="?f1581 / ?f6"/><draw:equation draw:name="f3532" draw:formula="?f1582 / ?f6"/><draw:equation draw:name="f3533" draw:formula="?f1583 / ?f6"/><draw:equation draw:name="f3534" draw:formula="?f1584 / ?f6"/><draw:equation draw:name="f3535" draw:formula="?f1585 / ?f7"/><draw:equation draw:name="f3536" draw:formula="?f1586 / ?f6"/><draw:equation draw:name="f3537" draw:formula="?f1587 / ?f6"/><draw:equation draw:name="f3538" draw:formula="?f1588 / ?f7"/><draw:equation draw:name="f3539" draw:formula="?f1589 / ?f6"/><draw:equation draw:name="f3540" draw:formula="?f1590 / ?f7"/><draw:equation draw:name="f3541" draw:formula="?f1591 / ?f6"/><draw:equation draw:name="f3542" draw:formula="?f1592 / ?f6"/><draw:equation draw:name="f3543" draw:formula="?f1593 / ?f6"/><draw:equation draw:name="f3544" draw:formula="?f1594 / ?f7"/><draw:equation draw:name="f3545" draw:formula="?f1595 / ?f6"/><draw:equation draw:name="f3546" draw:formula="?f1596 / ?f7"/><draw:equation draw:name="f3547" draw:formula="?f1597 / ?f6"/><draw:equation draw:name="f3548" draw:formula="?f1598 / ?f7"/><draw:equation draw:name="f3549" draw:formula="?f1599 / ?f6"/><draw:equation draw:name="f3550" draw:formula="?f1600 / ?f7"/><draw:equation draw:name="f3551" draw:formula="?f1601 / ?f6"/><draw:equation draw:name="f3552" draw:formula="?f1602 / ?f6"/><draw:equation draw:name="f3553" draw:formula="?f1603 / ?f7"/><draw:equation draw:name="f3554" draw:formula="?f1604 / ?f6"/><draw:equation draw:name="f3555" draw:formula="?f1605 / ?f6"/><draw:equation draw:name="f3556" draw:formula="?f1606 / ?f6"/><draw:equation draw:name="f3557" draw:formula="?f1607 / ?f6"/><draw:equation draw:name="f3558" draw:formula="?f1608 / ?f7"/><draw:equation draw:name="f3559" draw:formula="?f1609 / ?f6"/><draw:equation draw:name="f3560" draw:formula="?f1610 / ?f7"/><draw:equation draw:name="f3561" draw:formula="?f1611 / ?f6"/><draw:equation draw:name="f3562" draw:formula="?f1612 / ?f7"/><draw:equation draw:name="f3563" draw:formula="?f1613 / ?f6"/><draw:equation draw:name="f3564" draw:formula="?f1614 / ?f6"/><draw:equation draw:name="f3565" draw:formula="?f1615 / ?f6"/><draw:equation draw:name="f3566" draw:formula="?f1616 / ?f6"/><draw:equation draw:name="f3567" draw:formula="?f1617 / ?f6"/><draw:equation draw:name="f3568" draw:formula="?f1618 / ?f6"/><draw:equation draw:name="f3569" draw:formula="?f1619 / ?f6"/><draw:equation draw:name="f3570" draw:formula="?f1620 / ?f6"/><draw:equation draw:name="f3571" draw:formula="?f1621 / ?f6"/><draw:equation draw:name="f3572" draw:formula="?f1622 / ?f6"/><draw:equation draw:name="f3573" draw:formula="?f1623 / ?f6"/><draw:equation draw:name="f3574" draw:formula="?f1624 / ?f6"/><draw:equation draw:name="f3575" draw:formula="?f1625 / ?f6"/><draw:equation draw:name="f3576" draw:formula="?f1626 / ?f6"/><draw:equation draw:name="f3577" draw:formula="?f1627 / ?f7"/><draw:equation draw:name="f3578" draw:formula="?f1628 / ?f7"/><draw:equation draw:name="f3579" draw:formula="?f1629 / ?f6"/><draw:equation draw:name="f3580" draw:formula="?f1630 / ?f7"/><draw:equation draw:name="f3581" draw:formula="?f1631 / ?f6"/><draw:equation draw:name="f3582" draw:formula="?f1632 / ?f7"/><draw:equation draw:name="f3583" draw:formula="?f1633 / ?f6"/><draw:equation draw:name="f3584" draw:formula="?f1634 / ?f7"/><draw:equation draw:name="f3585" draw:formula="?f1635 / ?f6"/><draw:equation draw:name="f3586" draw:formula="?f1636 / ?f7"/><draw:equation draw:name="f3587" draw:formula="?f1637 / ?f6"/><draw:equation draw:name="f3588" draw:formula="?f1638 / ?f6"/><draw:equation draw:name="f3589" draw:formula="?f1639 / ?f6"/><draw:equation draw:name="f3590" draw:formula="?f1640 / ?f7"/><draw:equation draw:name="f3591" draw:formula="?f1641 / ?f6"/><draw:equation draw:name="f3592" draw:formula="?f1642 / ?f6"/><draw:equation draw:name="f3593" draw:formula="?f1643 / ?f6"/><draw:equation draw:name="f3594" draw:formula="?f1644 / ?f7"/><draw:equation draw:name="f3595" draw:formula="?f1645 / ?f6"/><draw:equation draw:name="f3596" draw:formula="?f1646 / ?f6"/><draw:equation draw:name="f3597" draw:formula="?f1647 / ?f6"/><draw:equation draw:name="f3598" draw:formula="?f1648 / ?f6"/><draw:equation draw:name="f3599" draw:formula="?f1649 / ?f6"/><draw:equation draw:name="f3600" draw:formula="?f1650 / ?f6"/><draw:equation draw:name="f3601" draw:formula="?f1651 / ?f6"/><draw:equation draw:name="f3602" draw:formula="?f1652 / ?f7"/><draw:equation draw:name="f3603" draw:formula="?f1653 / ?f6"/><draw:equation draw:name="f3604" draw:formula="?f1654 / ?f6"/><draw:equation draw:name="f3605" draw:formula="?f1655 / ?f6"/><draw:equation draw:name="f3606" draw:formula="?f1656 / ?f7"/><draw:equation draw:name="f3607" draw:formula="?f1657 / ?f6"/><draw:equation draw:name="f3608" draw:formula="?f1658 / ?f6"/><draw:equation draw:name="f3609" draw:formula="?f1659 / ?f6"/><draw:equation draw:name="f3610" draw:formula="?f1660 / ?f6"/><draw:equation draw:name="f3611" draw:formula="?f1661 / ?f6"/><draw:equation draw:name="f3612" draw:formula="?f1662 / ?f6"/><draw:equation draw:name="f3613" draw:formula="?f1663 / ?f7"/><draw:equation draw:name="f3614" draw:formula="?f1664 / ?f6"/><draw:equation draw:name="f3615" draw:formula="?f1665 / ?f7"/><draw:equation draw:name="f3616" draw:formula="?f1666 / ?f6"/><draw:equation draw:name="f3617" draw:formula="?f1667 / ?f6"/><draw:equation draw:name="f3618" draw:formula="?f1668 / ?f6"/><draw:equation draw:name="f3619" draw:formula="?f1669 / ?f6"/><draw:equation draw:name="f3620" draw:formula="?f1670 / ?f7"/><draw:equation draw:name="f3621" draw:formula="?f1671 / ?f6"/><draw:equation draw:name="f3622" draw:formula="?f1672 / ?f6"/><draw:equation draw:name="f3623" draw:formula="?f1673 / ?f6"/><draw:equation draw:name="f3624" draw:formula="?f1674 / ?f7"/><draw:equation draw:name="f3625" draw:formula="?f1675 / ?f6"/><draw:equation draw:name="f3626" draw:formula="?f1676 / ?f6"/><draw:equation draw:name="f3627" draw:formula="?f1677 / ?f7"/><draw:equation draw:name="f3628" draw:formula="?f1678 / ?f6"/><draw:equation draw:name="f3629" draw:formula="?f1679 / ?f7"/><draw:equation draw:name="f3630" draw:formula="?f1680 / ?f6"/><draw:equation draw:name="f3631" draw:formula="?f1681 / ?f7"/><draw:equation draw:name="f3632" draw:formula="?f1682 / ?f6"/><draw:equation draw:name="f3633" draw:formula="?f1683 / ?f7"/><draw:equation draw:name="f3634" draw:formula="?f1684 / ?f6"/><draw:equation draw:name="f3635" draw:formula="?f1685 / ?f7"/><draw:equation draw:name="f3636" draw:formula="?f1686 / ?f6"/><draw:equation draw:name="f3637" draw:formula="?f1687 / ?f7"/><draw:equation draw:name="f3638" draw:formula="?f1688 / ?f6"/><draw:equation draw:name="f3639" draw:formula="?f1689 / ?f7"/><draw:equation draw:name="f3640" draw:formula="?f1690 / ?f6"/><draw:equation draw:name="f3641" draw:formula="?f1691 / ?f7"/><draw:equation draw:name="f3642" draw:formula="?f1692 / ?f6"/><draw:equation draw:name="f3643" draw:formula="?f1693 / ?f6"/><draw:equation draw:name="f3644" draw:formula="?f1694 / ?f7"/><draw:equation draw:name="f3645" draw:formula="?f1695 / ?f6"/><draw:equation draw:name="f3646" draw:formula="?f1696 / ?f7"/><draw:equation draw:name="f3647" draw:formula="?f1697 / ?f6"/><draw:equation draw:name="f3648" draw:formula="?f1698 / ?f6"/><draw:equation draw:name="f3649" draw:formula="?f1699 / ?f7"/><draw:equation draw:name="f3650" draw:formula="?f1700 / ?f6"/><draw:equation draw:name="f3651" draw:formula="?f1701 / ?f7"/><draw:equation draw:name="f3652" draw:formula="?f1702 / ?f6"/><draw:equation draw:name="f3653" draw:formula="?f1703 / ?f7"/><draw:equation draw:name="f3654" draw:formula="?f1704 / ?f6"/><draw:equation draw:name="f3655" draw:formula="?f1705 / ?f7"/><draw:equation draw:name="f3656" draw:formula="?f1706 / ?f6"/><draw:equation draw:name="f3657" draw:formula="?f1707 / ?f7"/><draw:equation draw:name="f3658" draw:formula="?f1708 / ?f6"/><draw:equation draw:name="f3659" draw:formula="?f1709 / ?f7"/><draw:equation draw:name="f3660" draw:formula="?f1710 / ?f6"/><draw:equation draw:name="f3661" draw:formula="?f1711 / ?f6"/><draw:equation draw:name="f3662" draw:formula="?f1712 / ?f7"/><draw:equation draw:name="f3663" draw:formula="?f1713 / ?f6"/><draw:equation draw:name="f3664" draw:formula="?f1714 / ?f7"/><draw:equation draw:name="f3665" draw:formula="?f1715 / ?f6"/><draw:equation draw:name="f3666" draw:formula="?f1716 / ?f7"/><draw:equation draw:name="f3667" draw:formula="?f1717 / ?f6"/><draw:equation draw:name="f3668" draw:formula="?f1718 / ?f6"/><draw:equation draw:name="f3669" draw:formula="?f1719 / ?f7"/><draw:equation draw:name="f3670" draw:formula="?f1720 / ?f6"/><draw:equation draw:name="f3671" draw:formula="?f1721 / ?f7"/><draw:equation draw:name="f3672" draw:formula="?f1722 / ?f6"/><draw:equation draw:name="f3673" draw:formula="?f1723 / ?f7"/><draw:equation draw:name="f3674" draw:formula="?f1724 / ?f7"/><draw:equation draw:name="f3675" draw:formula="?f1725 / ?f7"/><draw:equation draw:name="f3676" draw:formula="?f1726 / ?f6"/><draw:equation draw:name="f3677" draw:formula="?f1727 / ?f7"/><draw:equation draw:name="f3678" draw:formula="?f1728 / ?f6"/><draw:equation draw:name="f3679" draw:formula="?f1729 / ?f7"/><draw:equation draw:name="f3680" draw:formula="?f1730 / ?f6"/><draw:equation draw:name="f3681" draw:formula="?f1731 / ?f7"/><draw:equation draw:name="f3682" draw:formula="?f1732 / ?f6"/><draw:equation draw:name="f3683" draw:formula="?f1733 / ?f7"/><draw:equation draw:name="f3684" draw:formula="?f1734 / ?f6"/><draw:equation draw:name="f3685" draw:formula="?f1735 / ?f7"/><draw:equation draw:name="f3686" draw:formula="?f1736 / ?f6"/><draw:equation draw:name="f3687" draw:formula="?f1737 / ?f7"/><draw:equation draw:name="f3688" draw:formula="?f1738 / ?f6"/><draw:equation draw:name="f3689" draw:formula="?f1739 / ?f7"/><draw:equation draw:name="f3690" draw:formula="?f1740 / ?f6"/><draw:equation draw:name="f3691" draw:formula="?f1741 / ?f7"/><draw:equation draw:name="f3692" draw:formula="?f1742 / ?f6"/><draw:equation draw:name="f3693" draw:formula="?f1743 / ?f7"/><draw:equation draw:name="f3694" draw:formula="?f1744 / ?f6"/><draw:equation draw:name="f3695" draw:formula="?f1745 / ?f7"/><draw:equation draw:name="f3696" draw:formula="?f1746 / ?f6"/><draw:equation draw:name="f3697" draw:formula="?f1747 / ?f7"/><draw:equation draw:name="f3698" draw:formula="?f1748 / ?f6"/><draw:equation draw:name="f3699" draw:formula="?f1749 / ?f7"/><draw:equation draw:name="f3700" draw:formula="?f1750 / ?f6"/><draw:equation draw:name="f3701" draw:formula="?f1751 / ?f6"/><draw:equation draw:name="f3702" draw:formula="?f1752 / ?f7"/><draw:equation draw:name="f3703" draw:formula="?f1753 / ?f6"/><draw:equation draw:name="f3704" draw:formula="?f1754 / ?f7"/><draw:equation draw:name="f3705" draw:formula="?f1755 / ?f6"/><draw:equation draw:name="f3706" draw:formula="?f1756 / ?f7"/><draw:equation draw:name="f3707" draw:formula="?f1757 / ?f6"/><draw:equation draw:name="f3708" draw:formula="?f1758 / ?f6"/><draw:equation draw:name="f3709" draw:formula="?f1759 / ?f6"/><draw:equation draw:name="f3710" draw:formula="?f1760 / ?f7"/><draw:equation draw:name="f3711" draw:formula="?f1761 / ?f6"/><draw:equation draw:name="f3712" draw:formula="?f1762 / ?f7"/><draw:equation draw:name="f3713" draw:formula="?f1763 / ?f6"/><draw:equation draw:name="f3714" draw:formula="?f1764 / ?f7"/><draw:equation draw:name="f3715" draw:formula="?f1765 / ?f6"/><draw:equation draw:name="f3716" draw:formula="?f1766 / ?f7"/><draw:equation draw:name="f3717" draw:formula="?f1767 / ?f6"/><draw:equation draw:name="f3718" draw:formula="?f1768 / ?f7"/><draw:equation draw:name="f3719" draw:formula="?f1769 / ?f6"/><draw:equation draw:name="f3720" draw:formula="?f1770 / ?f7"/><draw:equation draw:name="f3721" draw:formula="?f1771 / ?f6"/><draw:equation draw:name="f3722" draw:formula="?f1772 / ?f7"/><draw:equation draw:name="f3723" draw:formula="?f1773 / ?f7"/><draw:equation draw:name="f3724" draw:formula="?f1774 / ?f7"/><draw:equation draw:name="f3725" draw:formula="?f1775 / ?f6"/><draw:equation draw:name="f3726" draw:formula="?f1776 / ?f7"/><draw:equation draw:name="f3727" draw:formula="?f1777 / ?f6"/><draw:equation draw:name="f3728" draw:formula="?f1778 / ?f7"/><draw:equation draw:name="f3729" draw:formula="?f1779 / ?f6"/><draw:equation draw:name="f3730" draw:formula="?f1780 / ?f7"/><draw:equation draw:name="f3731" draw:formula="?f1781 / ?f6"/><draw:equation draw:name="f3732" draw:formula="?f1782 / ?f7"/><draw:equation draw:name="f3733" draw:formula="?f1783 / ?f6"/><draw:equation draw:name="f3734" draw:formula="?f1784 / ?f7"/><draw:equation draw:name="f3735" draw:formula="?f1785 / ?f6"/><draw:equation draw:name="f3736" draw:formula="?f1786 / ?f7"/><draw:equation draw:name="f3737" draw:formula="?f1787 / ?f6"/><draw:equation draw:name="f3738" draw:formula="?f1788 / ?f7"/><draw:equation draw:name="f3739" draw:formula="?f1789 / ?f6"/><draw:equation draw:name="f3740" draw:formula="?f1790 / ?f7"/><draw:equation draw:name="f3741" draw:formula="?f1791 / ?f7"/><draw:equation draw:name="f3742" draw:formula="?f1792 / ?f6"/><draw:equation draw:name="f3743" draw:formula="?f1793 / ?f7"/><draw:equation draw:name="f3744" draw:formula="?f1794 / ?f6"/><draw:equation draw:name="f3745" draw:formula="?f1795 / ?f6"/><draw:equation draw:name="f3746" draw:formula="?f1796 / ?f7"/><draw:equation draw:name="f3747" draw:formula="?f1797 / ?f6"/><draw:equation draw:name="f3748" draw:formula="?f1798 / ?f7"/><draw:equation draw:name="f3749" draw:formula="?f1799 / ?f6"/><draw:equation draw:name="f3750" draw:formula="?f1800 / ?f7"/><draw:equation draw:name="f3751" draw:formula="?f1801 / ?f6"/><draw:equation draw:name="f3752" draw:formula="?f1802 / ?f7"/><draw:equation draw:name="f3753" draw:formula="?f1803 / ?f7"/><draw:equation draw:name="f3754" draw:formula="?f1804 / ?f6"/><draw:equation draw:name="f3755" draw:formula="?f1805 / ?f7"/><draw:equation draw:name="f3756" draw:formula="?f1806 / ?f6"/><draw:equation draw:name="f3757" draw:formula="?f1807 / ?f7"/><draw:equation draw:name="f3758" draw:formula="?f1808 / ?f6"/><draw:equation draw:name="f3759" draw:formula="?f1809 / ?f6"/><draw:equation draw:name="f3760" draw:formula="?f1810 / ?f7"/><draw:equation draw:name="f3761" draw:formula="?f1811 / ?f6"/><draw:equation draw:name="f3762" draw:formula="?f1812 / ?f7"/><draw:equation draw:name="f3763" draw:formula="?f1813 / ?f6"/><draw:equation draw:name="f3764" draw:formula="?f1814 / ?f7"/><draw:equation draw:name="f3765" draw:formula="?f1815 / ?f7"/><draw:equation draw:name="f3766" draw:formula="?f1816 / ?f7"/><draw:equation draw:name="f3767" draw:formula="?f1817 / ?f6"/><draw:equation draw:name="f3768" draw:formula="?f1818 / ?f6"/><draw:equation draw:name="f3769" draw:formula="?f1819 / ?f7"/><draw:equation draw:name="f3770" draw:formula="?f1820 / ?f7"/><draw:equation draw:name="f3771" draw:formula="?f1821 / ?f6"/><draw:equation draw:name="f3772" draw:formula="?f1822 / ?f7"/><draw:equation draw:name="f3773" draw:formula="?f1823 / ?f7"/><draw:equation draw:name="f3774" draw:formula="?f1824 / ?f7"/><draw:equation draw:name="f3775" draw:formula="?f1825 / ?f6"/><draw:equation draw:name="f3776" draw:formula="?f1826 / ?f7"/><draw:equation draw:name="f3777" draw:formula="?f1827 / ?f6"/><draw:equation draw:name="f3778" draw:formula="?f1828 / ?f7"/><draw:equation draw:name="f3779" draw:formula="?f1829 / ?f6"/><draw:equation draw:name="f3780" draw:formula="?f1830 / ?f7"/><draw:equation draw:name="f3781" draw:formula="?f1831 / ?f6"/><draw:equation draw:name="f3782" draw:formula="?f1832 / ?f7"/><draw:equation draw:name="f3783" draw:formula="?f1833 / ?f7"/><draw:equation draw:name="f3784" draw:formula="?f1834 / ?f6"/><draw:equation draw:name="f3785" draw:formula="?f1835 / ?f7"/><draw:equation draw:name="f3786" draw:formula="?f1836 / ?f6"/><draw:equation draw:name="f3787" draw:formula="?f1837 / ?f7"/><draw:equation draw:name="f3788" draw:formula="?f1838 / ?f6"/><draw:equation draw:name="f3789" draw:formula="?f1839 / ?f7"/><draw:equation draw:name="f3790" draw:formula="?f1840 / ?f7"/><draw:equation draw:name="f3791" draw:formula="?f1841 / ?f6"/><draw:equation draw:name="f3792" draw:formula="?f1842 / ?f7"/><draw:equation draw:name="f3793" draw:formula="?f1843 / ?f7"/><draw:equation draw:name="f3794" draw:formula="?f1844 / ?f7"/><draw:equation draw:name="f3795" draw:formula="?f1845 / ?f7"/><draw:equation draw:name="f3796" draw:formula="?f1846 / ?f6"/><draw:equation draw:name="f3797" draw:formula="?f1847 / ?f7"/><draw:equation draw:name="f3798" draw:formula="?f1848 / ?f6"/><draw:equation draw:name="f3799" draw:formula="?f1849 / ?f6"/><draw:equation draw:name="f3800" draw:formula="?f1850 / ?f7"/><draw:equation draw:name="f3801" draw:formula="?f1851 / ?f7"/><draw:equation draw:name="f3802" draw:formula="?f1852 / ?f6"/><draw:equation draw:name="f3803" draw:formula="?f1853 / ?f7"/><draw:equation draw:name="f3804" draw:formula="?f1854 / ?f7"/><draw:equation draw:name="f3805" draw:formula="?f1855 / ?f7"/><draw:equation draw:name="f3806" draw:formula="?f1856 / ?f6"/><draw:equation draw:name="f3807" draw:formula="?f1857 / ?f7"/><draw:equation draw:name="f3808" draw:formula="?f1858 / ?f6"/><draw:equation draw:name="f3809" draw:formula="?f1859 / ?f7"/><draw:equation draw:name="f3810" draw:formula="?f1860 / ?f6"/><draw:equation draw:name="f3811" draw:formula="?f1861 / ?f7"/><draw:equation draw:name="f3812" draw:formula="?f1862 / ?f6"/><draw:equation draw:name="f3813" draw:formula="?f1863 / ?f7"/><draw:equation draw:name="f3814" draw:formula="?f1864 / ?f7"/><draw:equation draw:name="f3815" draw:formula="?f1865 / ?f6"/><draw:equation draw:name="f3816" draw:formula="?f1866 / ?f7"/><draw:equation draw:name="f3817" draw:formula="?f1867 / ?f6"/><draw:equation draw:name="f3818" draw:formula="?f1868 / ?f7"/><draw:equation draw:name="f3819" draw:formula="?f1869 / ?f7"/><draw:equation draw:name="f3820" draw:formula="?f1870 / ?f6"/><draw:equation draw:name="f3821" draw:formula="?f1871 / ?f7"/><draw:equation draw:name="f3822" draw:formula="?f1872 / ?f6"/><draw:equation draw:name="f3823" draw:formula="?f1873 / ?f7"/><draw:equation draw:name="f3824" draw:formula="?f1874 / ?f7"/><draw:equation draw:name="f3825" draw:formula="?f1875 / ?f6"/><draw:equation draw:name="f3826" draw:formula="?f1876 / ?f7"/><draw:equation draw:name="f3827" draw:formula="?f1877 / ?f6"/><draw:equation draw:name="f3828" draw:formula="?f1878 / ?f7"/><draw:equation draw:name="f3829" draw:formula="?f1879 / ?f6"/><draw:equation draw:name="f3830" draw:formula="?f1880 / ?f7"/><draw:equation draw:name="f3831" draw:formula="?f1881 / ?f6"/><draw:equation draw:name="f3832" draw:formula="?f1882 / ?f7"/><draw:equation draw:name="f3833" draw:formula="?f1883 / ?f6"/><draw:equation draw:name="f3834" draw:formula="?f1884 / ?f7"/><draw:equation draw:name="f3835" draw:formula="?f1885 / ?f6"/><draw:equation draw:name="f3836" draw:formula="?f1886 / ?f7"/><draw:equation draw:name="f3837" draw:formula="?f1887 / ?f6"/><draw:equation draw:name="f3838" draw:formula="?f1888 / ?f6"/><draw:equation draw:name="f3839" draw:formula="?f1889 / ?f7"/><draw:equation draw:name="f3840" draw:formula="?f1890 / ?f7"/><draw:equation draw:name="f3841" draw:formula="?f1891 / ?f6"/><draw:equation draw:name="f3842" draw:formula="?f1892 / ?f7"/><draw:equation draw:name="f3843" draw:formula="?f1893 / ?f6"/><draw:equation draw:name="f3844" draw:formula="?f1894 / ?f7"/><draw:equation draw:name="f3845" draw:formula="?f1895 / ?f6"/><draw:equation draw:name="f3846" draw:formula="?f1896 / ?f7"/><draw:equation draw:name="f3847" draw:formula="?f1897 / ?f6"/><draw:equation draw:name="f3848" draw:formula="?f1898 / ?f7"/><draw:equation draw:name="f3849" draw:formula="?f1899 / ?f7"/><draw:equation draw:name="f3850" draw:formula="?f1900 / ?f6"/><draw:equation draw:name="f3851" draw:formula="?f1901 / ?f6"/><draw:equation draw:name="f3852" draw:formula="?f1902 / ?f7"/><draw:equation draw:name="f3853" draw:formula="?f1903 / ?f6"/><draw:equation draw:name="f3854" draw:formula="?f1904 / ?f6"/><draw:equation draw:name="f3855" draw:formula="?f1905 / ?f7"/><draw:equation draw:name="f3856" draw:formula="?f1906 / ?f6"/><draw:equation draw:name="f3857" draw:formula="?f1907 / ?f7"/><draw:equation draw:name="f3858" draw:formula="?f1908 / ?f6"/><draw:equation draw:name="f3859" draw:formula="?f1909 / ?f7"/><draw:equation draw:name="f3860" draw:formula="?f1910 / ?f7"/><draw:equation draw:name="f3861" draw:formula="?f1911 / ?f6"/><draw:equation draw:name="f3862" draw:formula="?f1912 / ?f7"/><draw:equation draw:name="f3863" draw:formula="?f1913 / ?f7"/><draw:equation draw:name="f3864" draw:formula="?f1914 / ?f6"/><draw:equation draw:name="f3865" draw:formula="?f1915 / ?f7"/><draw:equation draw:name="f3866" draw:formula="?f1916 / ?f7"/><draw:equation draw:name="f3867" draw:formula="?f1917 / ?f6"/><draw:equation draw:name="f3868" draw:formula="?f1918 / ?f7"/><draw:equation draw:name="f3869" draw:formula="?f1919 / ?f6"/><draw:equation draw:name="f3870" draw:formula="?f1920 / ?f7"/><draw:equation draw:name="f3871" draw:formula="?f1921 / ?f6"/><draw:equation draw:name="f3872" draw:formula="?f1922 / ?f7"/><draw:equation draw:name="f3873" draw:formula="?f1923 / ?f6"/><draw:equation draw:name="f3874" draw:formula="?f1924 / ?f7"/><draw:equation draw:name="f3875" draw:formula="?f1925 / ?f6"/><draw:equation draw:name="f3876" draw:formula="?f1926 / ?f7"/><draw:equation draw:name="f3877" draw:formula="?f1927 / ?f6"/><draw:equation draw:name="f3878" draw:formula="?f1928 / ?f7"/><draw:equation draw:name="f3879" draw:formula="?f1929 / ?f6"/><draw:equation draw:name="f3880" draw:formula="?f1930 / ?f7"/><draw:equation draw:name="f3881" draw:formula="?f1931 / ?f6"/><draw:equation draw:name="f3882" draw:formula="?f1932 / ?f7"/><draw:equation draw:name="f3883" draw:formula="?f1933 / ?f6"/><draw:equation draw:name="f3884" draw:formula="?f1934 / ?f7"/><draw:equation draw:name="f3885" draw:formula="?f1935 / ?f6"/><draw:equation draw:name="f3886" draw:formula="?f1936 / ?f7"/><draw:equation draw:name="f3887" draw:formula="?f1937 / ?f6"/><draw:equation draw:name="f3888" draw:formula="?f1938 / ?f7"/><draw:equation draw:name="f3889" draw:formula="?f1939 / ?f6"/><draw:equation draw:name="f3890" draw:formula="?f1940 / ?f6"/><draw:equation draw:name="f3891" draw:formula="?f1941 / ?f7"/><draw:equation draw:name="f3892" draw:formula="?f1942 / ?f6"/><draw:equation draw:name="f3893" draw:formula="?f1943 / ?f7"/><draw:equation draw:name="f3894" draw:formula="?f1944 / ?f7"/><draw:equation draw:name="f3895" draw:formula="?f1945 / ?f6"/><draw:equation draw:name="f3896" draw:formula="?f1946 / ?f7"/><draw:equation draw:name="f3897" draw:formula="?f1947 / ?f6"/><draw:equation draw:name="f3898" draw:formula="?f1948 / ?f6"/><draw:equation draw:name="f3899" draw:formula="?f1949 / ?f7"/><draw:equation draw:name="f3900" draw:formula="?f1950 / ?f6"/><draw:equation draw:name="f3901" draw:formula="?f1951 / ?f7"/><draw:equation draw:name="f3902" draw:formula="?f1952 / ?f6"/><draw:equation draw:name="f3903" draw:formula="?f1953 / ?f7"/><draw:equation draw:name="f3904" draw:formula="?f1954 / ?f7"/><draw:equation draw:name="f3905" draw:formula="?f1955 / ?f6"/><draw:equation draw:name="f3906" draw:formula="?f1956 / ?f7"/><draw:equation draw:name="f3907" draw:formula="?f1957 / ?f7"/><draw:equation draw:name="f3908" draw:formula="?f0 / ?f6"/><draw:equation draw:name="f3909" draw:formula="?f1 / ?f6"/><draw:equation draw:name="f3910" draw:formula="?f2 / ?f7"/><draw:equation draw:name="f3911" draw:formula="?f3 / ?f7"/></draw:enhanced-geometry></draw:custom-shape><draw:frame draw:id="id14" draw:style-name="a14" draw:name="Picture 23" svg:x="0.1in" svg:y="0.075in" svg:width="0.16597in" svg:height="0.22153in" style:rel-width="scale" style:rel-height="scale"><draw:image xlink:href="media/image1.png" xlink:type="simple" xlink:show="embed" xlink:actuate="onLoad"/><svg:title/><svg:desc>GPS icon</svg:desc></draw:frame></draw:g></text:p>
          </table:table-cell>
          <table:table-cell table:style-name="TableCell89">
            <text:p text:style-name="P90">Стара Загора, БГ</text:p>
          </table:table-cell>
          <table:covered-table-cell>
            <text:p text:style-name="P91"/>
          </table:covered-table-cell>
          <table:covered-table-cell>
            <text:h text:style-name="Heading1" text:outline-level="1"/>
          </table:covered-table-cell>
        </table:table-row>
        <table:table-row table:style-name="TableRow92">
          <table:table-cell table:style-name="TableCell93">
            <text:p text:style-name="P94"/>
          </table:table-cell>
          <table:table-cell table:style-name="TableCell95" table:number-columns-spanned="2">
            <text:p text:style-name="P96"/>
          </table:table-cell>
          <table:covered-table-cell/>
          <table:covered-table-cell>
            <text:p text:style-name="P97"/>
          </table:covered-table-cell>
          <table:covered-table-cell>
            <text:h text:style-name="Heading1" text:outline-level="1"/>
          </table:covered-table-cell>
        </table:table-row>
        <table:table-row table:style-name="TableRow98">
          <table:table-cell table:style-name="TableCell99">
            <text:p text:style-name="P100"/>
          </table:table-cell>
          <table:table-cell table:style-name="TableCell101">
            <text:p text:style-name="P102"><draw:g draw:name="Group 22" draw:id="id18" draw:style-name="a18" text:anchor-type="as-char"><svg:title/><svg:desc>phone icon</svg:desc><draw:custom-shape svg:x="0in" svg:y="0in" svg:width="0.36944in" svg:height="0.36875in" draw:id="id16" draw:style-name="a16" draw:name="Freeform: Shape 162"><svg:title/><svg:desc/><draw:enhanced-geometry draw:type="non-primitive" svg:viewBox="0 0 2517880 2514600" draw:enhanced-path="M 741998 2445067 C 756285 2449829 770573 2454592 786765 2462212 803910 2467927 822008 2476499 846773 2486977 837248 2485072 827723 2483167 818198 2482214 808673 2479357 799148 2474594 786765 2468879 774383 2461259 760095 2452687 741998 2445067 Z M 628649 2345888 C 630554 2346484 633888 2348389 639127 2351722 661035 2362200 669607 2368867 675322 2374582 681990 2380297 684847 2386012 698182 2394585 688657 2392680 662940 2375535 644842 2363152 635317 2356485 628649 2350770 626745 2347912 626269 2346007 626745 2345293 628649 2345888 Z M 541973 2310765 L 575310 2334577 609600 2356485 C 630555 2371725 635318 2375535 632460 2374582 628650 2374582 617220 2368867 605790 2363152 583883 2352675 563880 2342197 615315 2376487 L 584835 2357437 569595 2347912 554355 2338387 Z M 261809 2061771 L 277178 2083117 C 270511 2075497 266522 2070437 264200 2066984 Z M 218093 1904151 C 221040 1904821 226933 1915000 233363 1927859 242888 1944052 253365 1964054 259080 1972627 264795 1985009 272415 1996439 279083 2008822 273368 2001202 266700 1992629 260033 1985009 253365 1976437 247650 1966912 241935 1958339 236220 1949767 230505 1940242 225743 1931669 222885 1923097 219075 1914524 216218 1906904 216456 1904761 217111 1903928 218093 1904151 Z M 151448 1838325 C 160020 1853565 170498 1874520 181928 1897380 194310 1919287 206693 1944052 219075 1965960 225743 1977390 231458 1987867 236220 1997392 241935 2006917 246698 2015490 250508 2024062 258128 2039302 262890 2050732 260985 2053590 263843 2058353 261223 2058114 261224 2060496 L 261809 2061771 260033 2059305 C 254318 2049780 246698 2039302 240030 2027872 224790 2005965 210503 1979295 196215 1954530 189548 1942147 182880 1928812 177165 1917382 171450 1905000 166688 1894522 162878 1884045 155258 1862137 150495 1845945 151448 1838325 Z M 13335 1144905 C 7620 1201102 7620 1236345 9525 1261110 10477 1273492 11430 1283017 13335 1291590 14287 1300162 17145 1306830 18097 1313497 25717 1340167 28575 1365885 40957 1471612 38100 1464945 35242 1466850 34290 1474470 32385 1482090 33337 1494472 34290 1510665 36195 1543050 43815 1586865 52387 1622107 75247 1687830 100965 1767840 126682 1823085 141922 1862137 128587 1862137 95250 1786890 88582 1762125 79057 1737360 72390 1711642 68580 1698307 64770 1685925 60960 1672590 57150 1659255 53340 1645920 50482 1632585 48577 1625917 46672 1619250 44767 1612582 42862 1605915 41910 1599247 40005 1592580 36195 1579245 33337 1564957 29527 1551622 26670 1537335 23812 1524000 20955 1509712 20002 1503045 18097 1495425 17145 1488757 L 14287 1467802 C 12382 1453515 10477 1439227 7620 1425892 6667 1411605 4762 1397317 3810 1383982 2857 1377315 2857 1369695 1905 1363027 1905 1356360 952 1348740 952 1342072 952 1327785 0 1314450 0 1301115 0 1287780 952 1274445 952 1261110 1905 1247775 1905 1234440 3810 1222057 5715 1208722 6667 1196340 8572 1183957 9525 1177290 10477 1171575 11430 1165860 10477 1156335 12382 1150620 13335 1144905 Z M 902970 67627 C 908685 69532 902017 73342 878205 85724 863917 91439 846772 96202 829627 102869 812482 109537 795337 115252 780097 120967 750570 132397 729615 138112 735330 130492 L 721995 130492 C 734377 125729 755332 115252 780097 105727 792480 100964 804862 96202 818197 91439 824865 89534 830580 86677 837247 84772 843915 82867 849630 80962 855345 79057 878205 72389 896302 67627 902970 67627 Z M 1618298 56197 C 1634490 60007 1651635 62864 1667828 66674 L 1717358 80009 C 1724025 83819 1730693 88582 1737360 92392 1723073 87629 1703070 83819 1682115 77152 1661160 70484 1638300 63817 1618298 56197 Z M 1295400 31432 C 1312545 32385 1331595 32385 1349692 33337 1368742 34290 1386840 36195 1403985 37147 1439227 40957 1469707 44767 1489710 46672 1580197 60960 1676400 87630 1763077 123825 1849755 160020 1925955 203835 1980247 243840 1995487 253365 2011680 264795 2027872 275272 2044065 285750 2058352 296227 2069782 302895 2091690 317182 2098357 319087 2066925 291465 2107882 322897 2140267 359092 2170747 393382 2185987 410527 2201228 427672 2216467 442912 2231707 459105 2247900 474345 2265045 487680 2247900 465772 2233612 448627 2223135 435292 2211705 421957 2203132 412432 2195512 402907 2191703 398145 2187892 394335 2184082 389572 2180273 384810 2176462 381000 2172652 376237 2165032 367665 2155507 357187 2142172 343852 2207895 390525 2270760 457200 2323148 529590 2375535 601980 2416492 679132 2447925 744855 2448877 743902 2451735 749617 2461260 751522 2472690 784860 2481263 818197 2489835 850582 2497455 882967 2504123 913447 2507932 943927 2512695 973455 2514600 1002982 2516505 1029652 2517457 1042987 2517457 1056322 2517457 1068705 2517457 1082040 2518410 1094422 2517457 1105852 2516505 1129665 2515552 1151572 2512695 1171575 2509838 1191577 2506980 1209675 2504123 1224915 L 2495340 1253522 2497455 1295400 C 2497455 1674157 2324743 2012575 2053779 2236194 L 2050729 2238475 2048828 2240280 C 1981200 2297430 1908810 2347912 1835468 2390775 1828324 2390775 1804035 2399348 1784152 2405658 L 1774926 2408142 1752823 2418789 C 1606960 2480484 1446591 2514600 1278255 2514600 1152003 2514600 1030232 2495410 915702 2459787 L 831186 2428854 821055 2426017 C 811530 2423160 800100 2419350 787718 2413635 738188 2395537 678180 2361247 647700 2347912 635318 2338387 621030 2326957 603885 2315527 587693 2304097 570548 2290762 552450 2278380 534353 2265045 517208 2250757 499110 2237422 481965 2223135 465773 2209800 451485 2196465 442913 2192655 406718 2160270 411480 2171700 433388 2190750 447675 2205990 461963 2219325 476250 2233612 490538 2247900 514350 2266950 507683 2265997 497205 2260282 485775 2251710 474345 2242185 461010 2229802 445770 2215515 431483 2201227 416243 2184082 401003 2167890 393383 2159317 385763 2150745 378143 2142172 370523 2133600 362903 2125027 355283 2116455 367665 2126932 380048 2135505 392430 2145030 366713 2118360 342186 2088118 319326 2055971 L 282887 1997944 267275 1977066 C 245366 1944635 224975 1911093 206206 1876543 L 160874 1782439 188595 1867852 C 146685 1795462 115253 1707832 94298 1623060 72390 1538287 61913 1457325 48578 1397317 48578 1424940 53340 1457325 57150 1489710 60008 1505902 62865 1522095 65723 1538287 68580 1554480 72390 1569720 76200 1584007 89535 1642110 102870 1685925 93345 1687830 90488 1686877 85725 1679257 80010 1665922 75248 1652587 68580 1634490 62865 1614487 58103 1594485 53340 1572577 48578 1551622 50483 1524952 47625 1505902 45720 1489710 40005 1422082 36195 1359217 35243 1299210 35243 1283970 35243 1268730 35243 1254442 35243 1246822 35243 1239202 35243 1232535 35243 1224915 36195 1218247 36195 1210627 37148 1196340 37148 1181100 38100 1166812 39053 1152525 40958 1138237 41910 1123950 42863 1117282 42863 1109662 43815 1102995 L 46673 1082040 C 48578 1067752 50483 1053465 53340 1040130 59055 1012507 64770 984885 72390 957262 88583 902017 110490 849630 140018 799147 143352 808672 155496 799862 173355 780574 L 175420 778164 206206 714257 258734 634160 251460 641985 C 240982 652462 232410 661987 231457 658177 231457 654367 239077 637222 262890 597217 240982 635317 224790 655320 213360 670560 201930 684847 193357 693420 187642 706755 182880 702945 194310 679132 210502 647700 219075 632460 229552 615315 240030 597217 251460 580072 263842 562927 274320 546735 297180 515302 316230 488632 321945 480060 323850 475297 322897 475297 316230 480060 312420 481965 307657 485775 301942 491490 296227 497205 288607 503872 280035 513397 238125 555307 200977 614362 172402 670560 164782 684847 158115 699135 151447 712470 144780 726757 138112 739140 132397 751522 121920 776287 109537 797242 100012 814387 89535 825817 87630 819150 92392 801052 94297 791527 99060 780097 103822 765810 109537 752475 115252 736282 123825 719137 139065 684847 160020 646747 180975 612457 192405 596265 202882 579120 213360 563880 223837 549592 233362 535305 241935 523875 249555 513397 260985 499110 273367 483870 280035 476250 286702 468630 293370 461010 300037 453390 306705 445770 313372 439102 326707 424815 339090 414337 347662 406717 356235 399097 360997 397192 360045 401955 402907 349567 450532 305752 500062 269557 511492 260985 524827 253365 537210 244792 549592 237172 561975 228600 575310 221932 587692 215265 601027 207645 613410 200977 626745 194310 639127 187642 652462 181927 L 671512 172402 691515 163830 C 703897 158115 717232 152400 730567 147637 757237 138112 782955 126682 810577 118110 864870 98107 920115 80962 979170 60960 1000125 58102 1016317 55245 1031557 54292 1046797 53340 1060132 53340 1074420 52387 1088707 51435 1103947 51435 1122045 50482 1140142 49530 1162050 47625 1189672 45720 1180147 41910 1188720 38100 1208722 35242 1219200 34290 1232535 33337 1246822 32385 1261110 31432 1278255 30480 1295400 31432 Z M 1276350 0 C 1375410 0 1469708 15240 1536383 31432 1512570 30480 1488758 28575 1465898 27622 1438275 23812 1409700 20002 1380173 19050 1365885 19050 1350645 18097 1336358 18097 1322070 19050 1306830 19050 1292543 19050 1278255 19050 1263015 20002 1248728 20955 1233488 21907 1219200 21907 1204913 23812 1176338 27622 1147763 28575 1119188 32385 1107758 32385 1097280 32385 1086803 33337 1076325 33337 1066800 35242 1057275 36195 1038225 39052 1022033 40005 1009650 42862 984885 47625 976313 47625 997268 35242 1076325 14287 1178243 0 1276350 0 Z N" draw:text-areas="?f852 ?f854 ?f853 ?f855" draw:glue-points="?f430 ?f431 ?f432 ?f433 ?f434 ?f435 ?f436 ?f437 ?f432 ?f438 ?f430 ?f431 ?f439 ?f440 ?f441 ?f442 ?f443 ?f444 ?f445 ?f446 ?f447 ?f448 ?f449 ?f450 ?f439 ?f440 ?f451 ?f452 ?f453 ?f454 ?f455 ?f456 ?f457 ?f444 ?f458 ?f448 ?f459 ?f460 ?f461 ?f462 ?f463 ?f450 ?f464 ?f465 ?f466 ?f467 ?f468 ?f469 ?f470 ?f471 ?f472 ?f473 ?f474 ?f475 ?f476 ?f477 ?f478 ?f479 ?f480 ?f481 ?f482 ?f483 ?f484 ?f485 ?f486 ?f487 ?f472 ?f473 ?f488 ?f489 ?f490 ?f491 ?f492 ?f493 ?f494 ?f495 ?f496 ?f497 ?f498 ?f499 ?f500 ?f501 ?f466 ?f467 ?f480 ?f502 ?f503 ?f504 ?f505 ?f506 ?f507 ?f508 ?f509 ?f510 ?f488 ?f489 ?f511 ?f512 ?f513 ?f514 ?f511 ?f515 ?f516 ?f517 ?f518 ?f519 ?f520 ?f521 ?f520 ?f522 ?f523 ?f524 ?f525 ?f526 ?f527 ?f528 ?f529 ?f530 ?f531 ?f532 ?f533 ?f534 ?f535 ?f536 ?f537 ?f538 ?f539 ?f540 ?f541 ?f542 ?f543 ?f544 ?f545 ?f546 ?f547 ?f548 ?f549 ?f550 ?f551 ?f552 ?f553 ?f554 ?f555 ?f556 ?f553 ?f514 ?f549 ?f557 ?f558 ?f559 ?f560 ?f561 ?f511 ?f512 ?f562 ?f563 ?f564 ?f565 ?f566 ?f567 ?f568 ?f569 ?f570 ?f571 ?f572 ?f571 ?f568 ?f573 ?f574 ?f575 ?f576 ?f577 ?f578 ?f579 ?f562 ?f563 ?f580 ?f581 ?f582 ?f583 ?f584 ?f585 ?f586 ?f587 ?f588 ?f589 ?f580 ?f581 ?f590 ?f591 ?f592 ?f593 ?f594 ?f595 ?f596 ?f597 ?f598 ?f599 ?f600 ?f601 ?f602 ?f603 ?f604 ?f605 ?f606 ?f607 ?f608 ?f609 ?f610 ?f611 ?f612 ?f613 ?f614 ?f615 ?f616 ?f617 ?f618 ?f619 ?f620 ?f621 ?f622 ?f623 ?f624 ?f625 ?f626 ?f627 ?f628 ?f629 ?f630 ?f631 ?f632 ?f633 ?f634 ?f635 ?f636 ?f637 ?f636 ?f638 ?f639 ?f640 ?f641 ?f642 ?f643 ?f644 ?f645 ?f646 ?f647 ?f648 ?f649 ?f650 ?f651 ?f652 ?f653 ?f654 ?f655 ?f656 ?f657 ?f658 ?f659 ?f660 ?f661 ?f662 ?f663 ?f664 ?f665 ?f666 ?f667 ?f668 ?f669 ?f670 ?f671 ?f450 ?f672 ?f673 ?f674 ?f675 ?f676 ?f677 ?f678 ?f679 ?f680 ?f681 ?f682 ?f683 ?f684 ?f685 ?f686 ?f687 ?f688 ?f689 ?f690 ?f691 ?f692 ?f693 ?f694 ?f695 ?f696 ?f697 ?f698 ?f699 ?f700 ?f701 ?f702 ?f703 ?f704 ?f705 ?f706 ?f707 ?f708 ?f709 ?f710 ?f711 ?f712 ?f713 ?f714 ?f715 ?f716 ?f717 ?f718 ?f719 ?f720 ?f721 ?f722 ?f723 ?f724 ?f725 ?f712 ?f540 ?f726 ?f715 ?f727 ?f728 ?f727 ?f729 ?f727 ?f730 ?f731 ?f732 ?f733 ?f734 ?f735 ?f736 ?f737 ?f738 ?f739 ?f740 ?f741 ?f742 ?f529 ?f743 ?f744 ?f745 ?f746 ?f747 ?f748 ?f749 ?f704 ?f750 ?f751 ?f752 ?f753 ?f754 ?f755 ?f756 ?f757 ?f758 ?f759 ?f760 ?f761 ?f762 ?f763 ?f764 ?f503 ?f758 ?f765 ?f766 ?f767 ?f768 ?f769 ?f768 ?f770 ?f771 ?f772 ?f773 ?f774 ?f760 ?f775 ?f776 ?f777 ?f629 ?f778 ?f779 ?f780 ?f781 ?f782 ?f783 ?f784 ?f785 ?f786 ?f787 ?f759 ?f788 ?f482 ?f789 ?f790 ?f791 ?f792 ?f793 ?f794 ?f795 ?f796 ?f797 ?f798 ?f799 ?f800 ?f801 ?f802 ?f803 ?f453 ?f804 ?f805 ?f806 ?f807 ?f808 ?f809 ?f810 ?f811 ?f812 ?f813 ?f814 ?f815 ?f816 ?f817 ?f818 ?f819 ?f820 ?f821 ?f822 ?f823 ?f824 ?f825 ?f826 ?f827 ?f828 ?f829 ?f830 ?f590 ?f591 ?f831 ?f832 ?f833 ?f591 ?f834 ?f835 ?f836 ?f837 ?f838 ?f839 ?f840 ?f837 ?f841 ?f842 ?f843 ?f844 ?f845 ?f830 ?f846 ?f593 ?f847 ?f848 ?f849 ?f850 ?f851 ?f828 ?f831 ?f83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17880"/><draw:equation draw:name="f7" draw:formula="?f4 / 2514600"/><draw:equation draw:name="f8" draw:formula="741998 * ?f5 / 2517880"/><draw:equation draw:name="f9" draw:formula="2445067 * ?f4 / 2514600"/><draw:equation draw:name="f10" draw:formula="786765 * ?f5 / 2517880"/><draw:equation draw:name="f11" draw:formula="2462212 * ?f4 / 2514600"/><draw:equation draw:name="f12" draw:formula="846773 * ?f5 / 2517880"/><draw:equation draw:name="f13" draw:formula="2486977 * ?f4 / 2514600"/><draw:equation draw:name="f14" draw:formula="818198 * ?f5 / 2517880"/><draw:equation draw:name="f15" draw:formula="2482214 * ?f4 / 2514600"/><draw:equation draw:name="f16" draw:formula="2468879 * ?f4 / 2514600"/><draw:equation draw:name="f17" draw:formula="628649 * ?f5 / 2517880"/><draw:equation draw:name="f18" draw:formula="2345888 * ?f4 / 2514600"/><draw:equation draw:name="f19" draw:formula="639127 * ?f5 / 2517880"/><draw:equation draw:name="f20" draw:formula="2351722 * ?f4 / 2514600"/><draw:equation draw:name="f21" draw:formula="675322 * ?f5 / 2517880"/><draw:equation draw:name="f22" draw:formula="2374582 * ?f4 / 2514600"/><draw:equation draw:name="f23" draw:formula="698182 * ?f5 / 2517880"/><draw:equation draw:name="f24" draw:formula="2394585 * ?f4 / 2514600"/><draw:equation draw:name="f25" draw:formula="644842 * ?f5 / 2517880"/><draw:equation draw:name="f26" draw:formula="2363152 * ?f4 / 2514600"/><draw:equation draw:name="f27" draw:formula="626745 * ?f5 / 2517880"/><draw:equation draw:name="f28" draw:formula="2347912 * ?f4 / 2514600"/><draw:equation draw:name="f29" draw:formula="541973 * ?f5 / 2517880"/><draw:equation draw:name="f30" draw:formula="2310765 * ?f4 / 2514600"/><draw:equation draw:name="f31" draw:formula="575310 * ?f5 / 2517880"/><draw:equation draw:name="f32" draw:formula="2334577 * ?f4 / 2514600"/><draw:equation draw:name="f33" draw:formula="609600 * ?f5 / 2517880"/><draw:equation draw:name="f34" draw:formula="2356485 * ?f4 / 2514600"/><draw:equation draw:name="f35" draw:formula="632460 * ?f5 / 2517880"/><draw:equation draw:name="f36" draw:formula="605790 * ?f5 / 2517880"/><draw:equation draw:name="f37" draw:formula="615315 * ?f5 / 2517880"/><draw:equation draw:name="f38" draw:formula="2376487 * ?f4 / 2514600"/><draw:equation draw:name="f39" draw:formula="584835 * ?f5 / 2517880"/><draw:equation draw:name="f40" draw:formula="2357437 * ?f4 / 2514600"/><draw:equation draw:name="f41" draw:formula="569595 * ?f5 / 2517880"/><draw:equation draw:name="f42" draw:formula="554355 * ?f5 / 2517880"/><draw:equation draw:name="f43" draw:formula="2338387 * ?f4 / 2514600"/><draw:equation draw:name="f44" draw:formula="261809 * ?f5 / 2517880"/><draw:equation draw:name="f45" draw:formula="2061771 * ?f4 / 2514600"/><draw:equation draw:name="f46" draw:formula="277178 * ?f5 / 2517880"/><draw:equation draw:name="f47" draw:formula="2083117 * ?f4 / 2514600"/><draw:equation draw:name="f48" draw:formula="264200 * ?f5 / 2517880"/><draw:equation draw:name="f49" draw:formula="2066984 * ?f4 / 2514600"/><draw:equation draw:name="f50" draw:formula="218093 * ?f5 / 2517880"/><draw:equation draw:name="f51" draw:formula="1904151 * ?f4 / 2514600"/><draw:equation draw:name="f52" draw:formula="233363 * ?f5 / 2517880"/><draw:equation draw:name="f53" draw:formula="1927859 * ?f4 / 2514600"/><draw:equation draw:name="f54" draw:formula="259080 * ?f5 / 2517880"/><draw:equation draw:name="f55" draw:formula="1972627 * ?f4 / 2514600"/><draw:equation draw:name="f56" draw:formula="279083 * ?f5 / 2517880"/><draw:equation draw:name="f57" draw:formula="2008822 * ?f4 / 2514600"/><draw:equation draw:name="f58" draw:formula="260033 * ?f5 / 2517880"/><draw:equation draw:name="f59" draw:formula="1985009 * ?f4 / 2514600"/><draw:equation draw:name="f60" draw:formula="241935 * ?f5 / 2517880"/><draw:equation draw:name="f61" draw:formula="1958339 * ?f4 / 2514600"/><draw:equation draw:name="f62" draw:formula="225743 * ?f5 / 2517880"/><draw:equation draw:name="f63" draw:formula="1931669 * ?f4 / 2514600"/><draw:equation draw:name="f64" draw:formula="216218 * ?f5 / 2517880"/><draw:equation draw:name="f65" draw:formula="1906904 * ?f4 / 2514600"/><draw:equation draw:name="f66" draw:formula="151448 * ?f5 / 2517880"/><draw:equation draw:name="f67" draw:formula="1838325 * ?f4 / 2514600"/><draw:equation draw:name="f68" draw:formula="181928 * ?f5 / 2517880"/><draw:equation draw:name="f69" draw:formula="1897380 * ?f4 / 2514600"/><draw:equation draw:name="f70" draw:formula="219075 * ?f5 / 2517880"/><draw:equation draw:name="f71" draw:formula="1965960 * ?f4 / 2514600"/><draw:equation draw:name="f72" draw:formula="236220 * ?f5 / 2517880"/><draw:equation draw:name="f73" draw:formula="1997392 * ?f4 / 2514600"/><draw:equation draw:name="f74" draw:formula="250508 * ?f5 / 2517880"/><draw:equation draw:name="f75" draw:formula="2024062 * ?f4 / 2514600"/><draw:equation draw:name="f76" draw:formula="260985 * ?f5 / 2517880"/><draw:equation draw:name="f77" draw:formula="2053590 * ?f4 / 2514600"/><draw:equation draw:name="f78" draw:formula="261224 * ?f5 / 2517880"/><draw:equation draw:name="f79" draw:formula="2060496 * ?f4 / 2514600"/><draw:equation draw:name="f80" draw:formula="2059305 * ?f4 / 2514600"/><draw:equation draw:name="f81" draw:formula="240030 * ?f5 / 2517880"/><draw:equation draw:name="f82" draw:formula="2027872 * ?f4 / 2514600"/><draw:equation draw:name="f83" draw:formula="196215 * ?f5 / 2517880"/><draw:equation draw:name="f84" draw:formula="1954530 * ?f4 / 2514600"/><draw:equation draw:name="f85" draw:formula="177165 * ?f5 / 2517880"/><draw:equation draw:name="f86" draw:formula="1917382 * ?f4 / 2514600"/><draw:equation draw:name="f87" draw:formula="162878 * ?f5 / 2517880"/><draw:equation draw:name="f88" draw:formula="1884045 * ?f4 / 2514600"/><draw:equation draw:name="f89" draw:formula="13335 * ?f5 / 2517880"/><draw:equation draw:name="f90" draw:formula="1144905 * ?f4 / 2514600"/><draw:equation draw:name="f91" draw:formula="9525 * ?f5 / 2517880"/><draw:equation draw:name="f92" draw:formula="1261110 * ?f4 / 2514600"/><draw:equation draw:name="f93" draw:formula="1291590 * ?f4 / 2514600"/><draw:equation draw:name="f94" draw:formula="18097 * ?f5 / 2517880"/><draw:equation draw:name="f95" draw:formula="1313497 * ?f4 / 2514600"/><draw:equation draw:name="f96" draw:formula="40957 * ?f5 / 2517880"/><draw:equation draw:name="f97" draw:formula="1471612 * ?f4 / 2514600"/><draw:equation draw:name="f98" draw:formula="34290 * ?f5 / 2517880"/><draw:equation draw:name="f99" draw:formula="1474470 * ?f4 / 2514600"/><draw:equation draw:name="f100" draw:formula="1510665 * ?f4 / 2514600"/><draw:equation draw:name="f101" draw:formula="52387 * ?f5 / 2517880"/><draw:equation draw:name="f102" draw:formula="1622107 * ?f4 / 2514600"/><draw:equation draw:name="f103" draw:formula="126682 * ?f5 / 2517880"/><draw:equation draw:name="f104" draw:formula="1823085 * ?f4 / 2514600"/><draw:equation draw:name="f105" draw:formula="95250 * ?f5 / 2517880"/><draw:equation draw:name="f106" draw:formula="1786890 * ?f4 / 2514600"/><draw:equation draw:name="f107" draw:formula="72390 * ?f5 / 2517880"/><draw:equation draw:name="f108" draw:formula="1711642 * ?f4 / 2514600"/><draw:equation draw:name="f109" draw:formula="60960 * ?f5 / 2517880"/><draw:equation draw:name="f110" draw:formula="1672590 * ?f4 / 2514600"/><draw:equation draw:name="f111" draw:formula="50482 * ?f5 / 2517880"/><draw:equation draw:name="f112" draw:formula="1632585 * ?f4 / 2514600"/><draw:equation draw:name="f113" draw:formula="44767 * ?f5 / 2517880"/><draw:equation draw:name="f114" draw:formula="1612582 * ?f4 / 2514600"/><draw:equation draw:name="f115" draw:formula="40005 * ?f5 / 2517880"/><draw:equation draw:name="f116" draw:formula="1592580 * ?f4 / 2514600"/><draw:equation draw:name="f117" draw:formula="29527 * ?f5 / 2517880"/><draw:equation draw:name="f118" draw:formula="1551622 * ?f4 / 2514600"/><draw:equation draw:name="f119" draw:formula="20955 * ?f5 / 2517880"/><draw:equation draw:name="f120" draw:formula="1509712 * ?f4 / 2514600"/><draw:equation draw:name="f121" draw:formula="17145 * ?f5 / 2517880"/><draw:equation draw:name="f122" draw:formula="1488757 * ?f4 / 2514600"/><draw:equation draw:name="f123" draw:formula="14287 * ?f5 / 2517880"/><draw:equation draw:name="f124" draw:formula="1467802 * ?f4 / 2514600"/><draw:equation draw:name="f125" draw:formula="7620 * ?f5 / 2517880"/><draw:equation draw:name="f126" draw:formula="1425892 * ?f4 / 2514600"/><draw:equation draw:name="f127" draw:formula="3810 * ?f5 / 2517880"/><draw:equation draw:name="f128" draw:formula="1383982 * ?f4 / 2514600"/><draw:equation draw:name="f129" draw:formula="1905 * ?f5 / 2517880"/><draw:equation draw:name="f130" draw:formula="1363027 * ?f4 / 2514600"/><draw:equation draw:name="f131" draw:formula="952 * ?f5 / 2517880"/><draw:equation draw:name="f132" draw:formula="1342072 * ?f4 / 2514600"/><draw:equation draw:name="f133" draw:formula="0 * ?f5 / 2517880"/><draw:equation draw:name="f134" draw:formula="1301115 * ?f4 / 2514600"/><draw:equation draw:name="f135" draw:formula="1222057 * ?f4 / 2514600"/><draw:equation draw:name="f136" draw:formula="8572 * ?f5 / 2517880"/><draw:equation draw:name="f137" draw:formula="1183957 * ?f4 / 2514600"/><draw:equation draw:name="f138" draw:formula="11430 * ?f5 / 2517880"/><draw:equation draw:name="f139" draw:formula="1165860 * ?f4 / 2514600"/><draw:equation draw:name="f140" draw:formula="902970 * ?f5 / 2517880"/><draw:equation draw:name="f141" draw:formula="67627 * ?f4 / 2514600"/><draw:equation draw:name="f142" draw:formula="878205 * ?f5 / 2517880"/><draw:equation draw:name="f143" draw:formula="85724 * ?f4 / 2514600"/><draw:equation draw:name="f144" draw:formula="829627 * ?f5 / 2517880"/><draw:equation draw:name="f145" draw:formula="102869 * ?f4 / 2514600"/><draw:equation draw:name="f146" draw:formula="780097 * ?f5 / 2517880"/><draw:equation draw:name="f147" draw:formula="120967 * ?f4 / 2514600"/><draw:equation draw:name="f148" draw:formula="735330 * ?f5 / 2517880"/><draw:equation draw:name="f149" draw:formula="130492 * ?f4 / 2514600"/><draw:equation draw:name="f150" draw:formula="721995 * ?f5 / 2517880"/><draw:equation draw:name="f151" draw:formula="105727 * ?f4 / 2514600"/><draw:equation draw:name="f152" draw:formula="818197 * ?f5 / 2517880"/><draw:equation draw:name="f153" draw:formula="91439 * ?f4 / 2514600"/><draw:equation draw:name="f154" draw:formula="837247 * ?f5 / 2517880"/><draw:equation draw:name="f155" draw:formula="84772 * ?f4 / 2514600"/><draw:equation draw:name="f156" draw:formula="855345 * ?f5 / 2517880"/><draw:equation draw:name="f157" draw:formula="79057 * ?f4 / 2514600"/><draw:equation draw:name="f158" draw:formula="1618298 * ?f5 / 2517880"/><draw:equation draw:name="f159" draw:formula="56197 * ?f4 / 2514600"/><draw:equation draw:name="f160" draw:formula="1667828 * ?f5 / 2517880"/><draw:equation draw:name="f161" draw:formula="66674 * ?f4 / 2514600"/><draw:equation draw:name="f162" draw:formula="1717358 * ?f5 / 2517880"/><draw:equation draw:name="f163" draw:formula="80009 * ?f4 / 2514600"/><draw:equation draw:name="f164" draw:formula="1737360 * ?f5 / 2517880"/><draw:equation draw:name="f165" draw:formula="92392 * ?f4 / 2514600"/><draw:equation draw:name="f166" draw:formula="1682115 * ?f5 / 2517880"/><draw:equation draw:name="f167" draw:formula="77152 * ?f4 / 2514600"/><draw:equation draw:name="f168" draw:formula="1295400 * ?f5 / 2517880"/><draw:equation draw:name="f169" draw:formula="31432 * ?f4 / 2514600"/><draw:equation draw:name="f170" draw:formula="1349692 * ?f5 / 2517880"/><draw:equation draw:name="f171" draw:formula="33337 * ?f4 / 2514600"/><draw:equation draw:name="f172" draw:formula="1403985 * ?f5 / 2517880"/><draw:equation draw:name="f173" draw:formula="37147 * ?f4 / 2514600"/><draw:equation draw:name="f174" draw:formula="1489710 * ?f5 / 2517880"/><draw:equation draw:name="f175" draw:formula="46672 * ?f4 / 2514600"/><draw:equation draw:name="f176" draw:formula="1763077 * ?f5 / 2517880"/><draw:equation draw:name="f177" draw:formula="123825 * ?f4 / 2514600"/><draw:equation draw:name="f178" draw:formula="1980247 * ?f5 / 2517880"/><draw:equation draw:name="f179" draw:formula="243840 * ?f4 / 2514600"/><draw:equation draw:name="f180" draw:formula="2027872 * ?f5 / 2517880"/><draw:equation draw:name="f181" draw:formula="275272 * ?f4 / 2514600"/><draw:equation draw:name="f182" draw:formula="2069782 * ?f5 / 2517880"/><draw:equation draw:name="f183" draw:formula="302895 * ?f4 / 2514600"/><draw:equation draw:name="f184" draw:formula="2066925 * ?f5 / 2517880"/><draw:equation draw:name="f185" draw:formula="291465 * ?f4 / 2514600"/><draw:equation draw:name="f186" draw:formula="2170747 * ?f5 / 2517880"/><draw:equation draw:name="f187" draw:formula="393382 * ?f4 / 2514600"/><draw:equation draw:name="f188" draw:formula="2216467 * ?f5 / 2517880"/><draw:equation draw:name="f189" draw:formula="442912 * ?f4 / 2514600"/><draw:equation draw:name="f190" draw:formula="2265045 * ?f5 / 2517880"/><draw:equation draw:name="f191" draw:formula="487680 * ?f4 / 2514600"/><draw:equation draw:name="f192" draw:formula="2223135 * ?f5 / 2517880"/><draw:equation draw:name="f193" draw:formula="435292 * ?f4 / 2514600"/><draw:equation draw:name="f194" draw:formula="2195512 * ?f5 / 2517880"/><draw:equation draw:name="f195" draw:formula="402907 * ?f4 / 2514600"/><draw:equation draw:name="f196" draw:formula="2184082 * ?f5 / 2517880"/><draw:equation draw:name="f197" draw:formula="389572 * ?f4 / 2514600"/><draw:equation draw:name="f198" draw:formula="2172652 * ?f5 / 2517880"/><draw:equation draw:name="f199" draw:formula="376237 * ?f4 / 2514600"/><draw:equation draw:name="f200" draw:formula="2142172 * ?f5 / 2517880"/><draw:equation draw:name="f201" draw:formula="343852 * ?f4 / 2514600"/><draw:equation draw:name="f202" draw:formula="2323148 * ?f5 / 2517880"/><draw:equation draw:name="f203" draw:formula="529590 * ?f4 / 2514600"/><draw:equation draw:name="f204" draw:formula="2447925 * ?f5 / 2517880"/><draw:equation draw:name="f205" draw:formula="744855 * ?f4 / 2514600"/><draw:equation draw:name="f206" draw:formula="2461260 * ?f5 / 2517880"/><draw:equation draw:name="f207" draw:formula="751522 * ?f4 / 2514600"/><draw:equation draw:name="f208" draw:formula="2489835 * ?f5 / 2517880"/><draw:equation draw:name="f209" draw:formula="850582 * ?f4 / 2514600"/><draw:equation draw:name="f210" draw:formula="2507932 * ?f5 / 2517880"/><draw:equation draw:name="f211" draw:formula="943927 * ?f4 / 2514600"/><draw:equation draw:name="f212" draw:formula="2516505 * ?f5 / 2517880"/><draw:equation draw:name="f213" draw:formula="1029652 * ?f4 / 2514600"/><draw:equation draw:name="f214" draw:formula="2517457 * ?f5 / 2517880"/><draw:equation draw:name="f215" draw:formula="1068705 * ?f4 / 2514600"/><draw:equation draw:name="f216" draw:formula="1105852 * ?f4 / 2514600"/><draw:equation draw:name="f217" draw:formula="2512695 * ?f5 / 2517880"/><draw:equation draw:name="f218" draw:formula="1171575 * ?f4 / 2514600"/><draw:equation draw:name="f219" draw:formula="2504123 * ?f5 / 2517880"/><draw:equation draw:name="f220" draw:formula="1224915 * ?f4 / 2514600"/><draw:equation draw:name="f221" draw:formula="2495340 * ?f5 / 2517880"/><draw:equation draw:name="f222" draw:formula="1253522 * ?f4 / 2514600"/><draw:equation draw:name="f223" draw:formula="2497455 * ?f5 / 2517880"/><draw:equation draw:name="f224" draw:formula="1295400 * ?f4 / 2514600"/><draw:equation draw:name="f225" draw:formula="2053779 * ?f5 / 2517880"/><draw:equation draw:name="f226" draw:formula="2236194 * ?f4 / 2514600"/><draw:equation draw:name="f227" draw:formula="2050729 * ?f5 / 2517880"/><draw:equation draw:name="f228" draw:formula="2238475 * ?f4 / 2514600"/><draw:equation draw:name="f229" draw:formula="2048828 * ?f5 / 2517880"/><draw:equation draw:name="f230" draw:formula="2240280 * ?f4 / 2514600"/><draw:equation draw:name="f231" draw:formula="1835468 * ?f5 / 2517880"/><draw:equation draw:name="f232" draw:formula="2390775 * ?f4 / 2514600"/><draw:equation draw:name="f233" draw:formula="1784152 * ?f5 / 2517880"/><draw:equation draw:name="f234" draw:formula="2405658 * ?f4 / 2514600"/><draw:equation draw:name="f235" draw:formula="1774926 * ?f5 / 2517880"/><draw:equation draw:name="f236" draw:formula="2408142 * ?f4 / 2514600"/><draw:equation draw:name="f237" draw:formula="1752823 * ?f5 / 2517880"/><draw:equation draw:name="f238" draw:formula="2418789 * ?f4 / 2514600"/><draw:equation draw:name="f239" draw:formula="1278255 * ?f5 / 2517880"/><draw:equation draw:name="f240" draw:formula="2514600 * ?f4 / 2514600"/><draw:equation draw:name="f241" draw:formula="915702 * ?f5 / 2517880"/><draw:equation draw:name="f242" draw:formula="2459787 * ?f4 / 2514600"/><draw:equation draw:name="f243" draw:formula="831186 * ?f5 / 2517880"/><draw:equation draw:name="f244" draw:formula="2428854 * ?f4 / 2514600"/><draw:equation draw:name="f245" draw:formula="821055 * ?f5 / 2517880"/><draw:equation draw:name="f246" draw:formula="2426017 * ?f4 / 2514600"/><draw:equation draw:name="f247" draw:formula="787718 * ?f5 / 2517880"/><draw:equation draw:name="f248" draw:formula="2413635 * ?f4 / 2514600"/><draw:equation draw:name="f249" draw:formula="647700 * ?f5 / 2517880"/><draw:equation draw:name="f250" draw:formula="603885 * ?f5 / 2517880"/><draw:equation draw:name="f251" draw:formula="2315527 * ?f4 / 2514600"/><draw:equation draw:name="f252" draw:formula="552450 * ?f5 / 2517880"/><draw:equation draw:name="f253" draw:formula="2278380 * ?f4 / 2514600"/><draw:equation draw:name="f254" draw:formula="499110 * ?f5 / 2517880"/><draw:equation draw:name="f255" draw:formula="2237422 * ?f4 / 2514600"/><draw:equation draw:name="f256" draw:formula="451485 * ?f5 / 2517880"/><draw:equation draw:name="f257" draw:formula="2196465 * ?f4 / 2514600"/><draw:equation draw:name="f258" draw:formula="411480 * ?f5 / 2517880"/><draw:equation draw:name="f259" draw:formula="2171700 * ?f4 / 2514600"/><draw:equation draw:name="f260" draw:formula="461963 * ?f5 / 2517880"/><draw:equation draw:name="f261" draw:formula="2219325 * ?f4 / 2514600"/><draw:equation draw:name="f262" draw:formula="514350 * ?f5 / 2517880"/><draw:equation draw:name="f263" draw:formula="2266950 * ?f4 / 2514600"/><draw:equation draw:name="f264" draw:formula="485775 * ?f5 / 2517880"/><draw:equation draw:name="f265" draw:formula="2251710 * ?f4 / 2514600"/><draw:equation draw:name="f266" draw:formula="445770 * ?f5 / 2517880"/><draw:equation draw:name="f267" draw:formula="2215515 * ?f4 / 2514600"/><draw:equation draw:name="f268" draw:formula="401003 * ?f5 / 2517880"/><draw:equation draw:name="f269" draw:formula="2167890 * ?f4 / 2514600"/><draw:equation draw:name="f270" draw:formula="378143 * ?f5 / 2517880"/><draw:equation draw:name="f271" draw:formula="2142172 * ?f4 / 2514600"/><draw:equation draw:name="f272" draw:formula="355283 * ?f5 / 2517880"/><draw:equation draw:name="f273" draw:formula="2116455 * ?f4 / 2514600"/><draw:equation draw:name="f274" draw:formula="392430 * ?f5 / 2517880"/><draw:equation draw:name="f275" draw:formula="2145030 * ?f4 / 2514600"/><draw:equation draw:name="f276" draw:formula="319326 * ?f5 / 2517880"/><draw:equation draw:name="f277" draw:formula="2055971 * ?f4 / 2514600"/><draw:equation draw:name="f278" draw:formula="282887 * ?f5 / 2517880"/><draw:equation draw:name="f279" draw:formula="1997944 * ?f4 / 2514600"/><draw:equation draw:name="f280" draw:formula="267275 * ?f5 / 2517880"/><draw:equation draw:name="f281" draw:formula="1977066 * ?f4 / 2514600"/><draw:equation draw:name="f282" draw:formula="206206 * ?f5 / 2517880"/><draw:equation draw:name="f283" draw:formula="1876543 * ?f4 / 2514600"/><draw:equation draw:name="f284" draw:formula="160874 * ?f5 / 2517880"/><draw:equation draw:name="f285" draw:formula="1782439 * ?f4 / 2514600"/><draw:equation draw:name="f286" draw:formula="188595 * ?f5 / 2517880"/><draw:equation draw:name="f287" draw:formula="1867852 * ?f4 / 2514600"/><draw:equation draw:name="f288" draw:formula="94298 * ?f5 / 2517880"/><draw:equation draw:name="f289" draw:formula="1623060 * ?f4 / 2514600"/><draw:equation draw:name="f290" draw:formula="48578 * ?f5 / 2517880"/><draw:equation draw:name="f291" draw:formula="1397317 * ?f4 / 2514600"/><draw:equation draw:name="f292" draw:formula="57150 * ?f5 / 2517880"/><draw:equation draw:name="f293" draw:formula="1489710 * ?f4 / 2514600"/><draw:equation draw:name="f294" draw:formula="65723 * ?f5 / 2517880"/><draw:equation draw:name="f295" draw:formula="1538287 * ?f4 / 2514600"/><draw:equation draw:name="f296" draw:formula="76200 * ?f5 / 2517880"/><draw:equation draw:name="f297" draw:formula="1584007 * ?f4 / 2514600"/><draw:equation draw:name="f298" draw:formula="93345 * ?f5 / 2517880"/><draw:equation draw:name="f299" draw:formula="1687830 * ?f4 / 2514600"/><draw:equation draw:name="f300" draw:formula="80010 * ?f5 / 2517880"/><draw:equation draw:name="f301" draw:formula="1665922 * ?f4 / 2514600"/><draw:equation draw:name="f302" draw:formula="62865 * ?f5 / 2517880"/><draw:equation draw:name="f303" draw:formula="1614487 * ?f4 / 2514600"/><draw:equation draw:name="f304" draw:formula="45720 * ?f5 / 2517880"/><draw:equation draw:name="f305" draw:formula="35243 * ?f5 / 2517880"/><draw:equation draw:name="f306" draw:formula="1299210 * ?f4 / 2514600"/><draw:equation draw:name="f307" draw:formula="1254442 * ?f4 / 2514600"/><draw:equation draw:name="f308" draw:formula="1232535 * ?f4 / 2514600"/><draw:equation draw:name="f309" draw:formula="36195 * ?f5 / 2517880"/><draw:equation draw:name="f310" draw:formula="1210627 * ?f4 / 2514600"/><draw:equation draw:name="f311" draw:formula="38100 * ?f5 / 2517880"/><draw:equation draw:name="f312" draw:formula="1166812 * ?f4 / 2514600"/><draw:equation draw:name="f313" draw:formula="41910 * ?f5 / 2517880"/><draw:equation draw:name="f314" draw:formula="1123950 * ?f4 / 2514600"/><draw:equation draw:name="f315" draw:formula="43815 * ?f5 / 2517880"/><draw:equation draw:name="f316" draw:formula="1102995 * ?f4 / 2514600"/><draw:equation draw:name="f317" draw:formula="46673 * ?f5 / 2517880"/><draw:equation draw:name="f318" draw:formula="1082040 * ?f4 / 2514600"/><draw:equation draw:name="f319" draw:formula="53340 * ?f5 / 2517880"/><draw:equation draw:name="f320" draw:formula="1040130 * ?f4 / 2514600"/><draw:equation draw:name="f321" draw:formula="957262 * ?f4 / 2514600"/><draw:equation draw:name="f322" draw:formula="140018 * ?f5 / 2517880"/><draw:equation draw:name="f323" draw:formula="799147 * ?f4 / 2514600"/><draw:equation draw:name="f324" draw:formula="173355 * ?f5 / 2517880"/><draw:equation draw:name="f325" draw:formula="780574 * ?f4 / 2514600"/><draw:equation draw:name="f326" draw:formula="175420 * ?f5 / 2517880"/><draw:equation draw:name="f327" draw:formula="778164 * ?f4 / 2514600"/><draw:equation draw:name="f328" draw:formula="714257 * ?f4 / 2514600"/><draw:equation draw:name="f329" draw:formula="258734 * ?f5 / 2517880"/><draw:equation draw:name="f330" draw:formula="634160 * ?f4 / 2514600"/><draw:equation draw:name="f331" draw:formula="251460 * ?f5 / 2517880"/><draw:equation draw:name="f332" draw:formula="641985 * ?f4 / 2514600"/><draw:equation draw:name="f333" draw:formula="231457 * ?f5 / 2517880"/><draw:equation draw:name="f334" draw:formula="658177 * ?f4 / 2514600"/><draw:equation draw:name="f335" draw:formula="262890 * ?f5 / 2517880"/><draw:equation draw:name="f336" draw:formula="597217 * ?f4 / 2514600"/><draw:equation draw:name="f337" draw:formula="213360 * ?f5 / 2517880"/><draw:equation draw:name="f338" draw:formula="670560 * ?f4 / 2514600"/><draw:equation draw:name="f339" draw:formula="187642 * ?f5 / 2517880"/><draw:equation draw:name="f340" draw:formula="706755 * ?f4 / 2514600"/><draw:equation draw:name="f341" draw:formula="210502 * ?f5 / 2517880"/><draw:equation draw:name="f342" draw:formula="647700 * ?f4 / 2514600"/><draw:equation draw:name="f343" draw:formula="274320 * ?f5 / 2517880"/><draw:equation draw:name="f344" draw:formula="546735 * ?f4 / 2514600"/><draw:equation draw:name="f345" draw:formula="321945 * ?f5 / 2517880"/><draw:equation draw:name="f346" draw:formula="480060 * ?f4 / 2514600"/><draw:equation draw:name="f347" draw:formula="316230 * ?f5 / 2517880"/><draw:equation draw:name="f348" draw:formula="301942 * ?f5 / 2517880"/><draw:equation draw:name="f349" draw:formula="491490 * ?f4 / 2514600"/><draw:equation draw:name="f350" draw:formula="280035 * ?f5 / 2517880"/><draw:equation draw:name="f351" draw:formula="513397 * ?f4 / 2514600"/><draw:equation draw:name="f352" draw:formula="172402 * ?f5 / 2517880"/><draw:equation draw:name="f353" draw:formula="151447 * ?f5 / 2517880"/><draw:equation draw:name="f354" draw:formula="712470 * ?f4 / 2514600"/><draw:equation draw:name="f355" draw:formula="132397 * ?f5 / 2517880"/><draw:equation draw:name="f356" draw:formula="100012 * ?f5 / 2517880"/><draw:equation draw:name="f357" draw:formula="814387 * ?f4 / 2514600"/><draw:equation draw:name="f358" draw:formula="92392 * ?f5 / 2517880"/><draw:equation draw:name="f359" draw:formula="801052 * ?f4 / 2514600"/><draw:equation draw:name="f360" draw:formula="103822 * ?f5 / 2517880"/><draw:equation draw:name="f361" draw:formula="765810 * ?f4 / 2514600"/><draw:equation draw:name="f362" draw:formula="123825 * ?f5 / 2517880"/><draw:equation draw:name="f363" draw:formula="719137 * ?f4 / 2514600"/><draw:equation draw:name="f364" draw:formula="180975 * ?f5 / 2517880"/><draw:equation draw:name="f365" draw:formula="612457 * ?f4 / 2514600"/><draw:equation draw:name="f366" draw:formula="563880 * ?f4 / 2514600"/><draw:equation draw:name="f367" draw:formula="523875 * ?f4 / 2514600"/><draw:equation draw:name="f368" draw:formula="273367 * ?f5 / 2517880"/><draw:equation draw:name="f369" draw:formula="483870 * ?f4 / 2514600"/><draw:equation draw:name="f370" draw:formula="293370 * ?f5 / 2517880"/><draw:equation draw:name="f371" draw:formula="461010 * ?f4 / 2514600"/><draw:equation draw:name="f372" draw:formula="313372 * ?f5 / 2517880"/><draw:equation draw:name="f373" draw:formula="439102 * ?f4 / 2514600"/><draw:equation draw:name="f374" draw:formula="347662 * ?f5 / 2517880"/><draw:equation draw:name="f375" draw:formula="406717 * ?f4 / 2514600"/><draw:equation draw:name="f376" draw:formula="360045 * ?f5 / 2517880"/><draw:equation draw:name="f377" draw:formula="401955 * ?f4 / 2514600"/><draw:equation draw:name="f378" draw:formula="500062 * ?f5 / 2517880"/><draw:equation draw:name="f379" draw:formula="269557 * ?f4 / 2514600"/><draw:equation draw:name="f380" draw:formula="537210 * ?f5 / 2517880"/><draw:equation draw:name="f381" draw:formula="244792 * ?f4 / 2514600"/><draw:equation draw:name="f382" draw:formula="221932 * ?f4 / 2514600"/><draw:equation draw:name="f383" draw:formula="613410 * ?f5 / 2517880"/><draw:equation draw:name="f384" draw:formula="200977 * ?f4 / 2514600"/><draw:equation draw:name="f385" draw:formula="652462 * ?f5 / 2517880"/><draw:equation draw:name="f386" draw:formula="181927 * ?f4 / 2514600"/><draw:equation draw:name="f387" draw:formula="671512 * ?f5 / 2517880"/><draw:equation draw:name="f388" draw:formula="172402 * ?f4 / 2514600"/><draw:equation draw:name="f389" draw:formula="691515 * ?f5 / 2517880"/><draw:equation draw:name="f390" draw:formula="163830 * ?f4 / 2514600"/><draw:equation draw:name="f391" draw:formula="730567 * ?f5 / 2517880"/><draw:equation draw:name="f392" draw:formula="147637 * ?f4 / 2514600"/><draw:equation draw:name="f393" draw:formula="810577 * ?f5 / 2517880"/><draw:equation draw:name="f394" draw:formula="118110 * ?f4 / 2514600"/><draw:equation draw:name="f395" draw:formula="979170 * ?f5 / 2517880"/><draw:equation draw:name="f396" draw:formula="60960 * ?f4 / 2514600"/><draw:equation draw:name="f397" draw:formula="1031557 * ?f5 / 2517880"/><draw:equation draw:name="f398" draw:formula="54292 * ?f4 / 2514600"/><draw:equation draw:name="f399" draw:formula="1074420 * ?f5 / 2517880"/><draw:equation draw:name="f400" draw:formula="52387 * ?f4 / 2514600"/><draw:equation draw:name="f401" draw:formula="1122045 * ?f5 / 2517880"/><draw:equation draw:name="f402" draw:formula="50482 * ?f4 / 2514600"/><draw:equation draw:name="f403" draw:formula="1189672 * ?f5 / 2517880"/><draw:equation draw:name="f404" draw:formula="45720 * ?f4 / 2514600"/><draw:equation draw:name="f405" draw:formula="1208722 * ?f5 / 2517880"/><draw:equation draw:name="f406" draw:formula="35242 * ?f4 / 2514600"/><draw:equation draw:name="f407" draw:formula="1246822 * ?f5 / 2517880"/><draw:equation draw:name="f408" draw:formula="32385 * ?f4 / 2514600"/><draw:equation draw:name="f409" draw:formula="1276350 * ?f5 / 2517880"/><draw:equation draw:name="f410" draw:formula="0 * ?f4 / 2514600"/><draw:equation draw:name="f411" draw:formula="1536383 * ?f5 / 2517880"/><draw:equation draw:name="f412" draw:formula="1465898 * ?f5 / 2517880"/><draw:equation draw:name="f413" draw:formula="27622 * ?f4 / 2514600"/><draw:equation draw:name="f414" draw:formula="1380173 * ?f5 / 2517880"/><draw:equation draw:name="f415" draw:formula="19050 * ?f4 / 2514600"/><draw:equation draw:name="f416" draw:formula="1336358 * ?f5 / 2517880"/><draw:equation draw:name="f417" draw:formula="18097 * ?f4 / 2514600"/><draw:equation draw:name="f418" draw:formula="1292543 * ?f5 / 2517880"/><draw:equation draw:name="f419" draw:formula="1248728 * ?f5 / 2517880"/><draw:equation draw:name="f420" draw:formula="20955 * ?f4 / 2514600"/><draw:equation draw:name="f421" draw:formula="1204913 * ?f5 / 2517880"/><draw:equation draw:name="f422" draw:formula="23812 * ?f4 / 2514600"/><draw:equation draw:name="f423" draw:formula="1119188 * ?f5 / 2517880"/><draw:equation draw:name="f424" draw:formula="1086803 * ?f5 / 2517880"/><draw:equation draw:name="f425" draw:formula="1057275 * ?f5 / 2517880"/><draw:equation draw:name="f426" draw:formula="36195 * ?f4 / 2514600"/><draw:equation draw:name="f427" draw:formula="1009650 * ?f5 / 2517880"/><draw:equation draw:name="f428" draw:formula="42862 * ?f4 / 2514600"/><draw:equation draw:name="f429" draw:formula="997268 * ?f5 / 2517880"/><draw:equation draw:name="f430" draw:formula="?f8 / ?f6"/><draw:equation draw:name="f431" draw:formula="?f9 / ?f7"/><draw:equation draw:name="f432" draw:formula="?f10 / ?f6"/><draw:equation draw:name="f433" draw:formula="?f11 / ?f7"/><draw:equation draw:name="f434" draw:formula="?f12 / ?f6"/><draw:equation draw:name="f435" draw:formula="?f13 / ?f7"/><draw:equation draw:name="f436" draw:formula="?f14 / ?f6"/><draw:equation draw:name="f437" draw:formula="?f15 / ?f7"/><draw:equation draw:name="f438" draw:formula="?f16 / ?f7"/><draw:equation draw:name="f439" draw:formula="?f17 / ?f6"/><draw:equation draw:name="f440" draw:formula="?f18 / ?f7"/><draw:equation draw:name="f441" draw:formula="?f19 / ?f6"/><draw:equation draw:name="f442" draw:formula="?f20 / ?f7"/><draw:equation draw:name="f443" draw:formula="?f21 / ?f6"/><draw:equation draw:name="f444" draw:formula="?f22 / ?f7"/><draw:equation draw:name="f445" draw:formula="?f23 / ?f6"/><draw:equation draw:name="f446" draw:formula="?f24 / ?f7"/><draw:equation draw:name="f447" draw:formula="?f25 / ?f6"/><draw:equation draw:name="f448" draw:formula="?f26 / ?f7"/><draw:equation draw:name="f449" draw:formula="?f27 / ?f6"/><draw:equation draw:name="f450" draw:formula="?f28 / ?f7"/><draw:equation draw:name="f451" draw:formula="?f29 / ?f6"/><draw:equation draw:name="f452" draw:formula="?f30 / ?f7"/><draw:equation draw:name="f453" draw:formula="?f31 / ?f6"/><draw:equation draw:name="f454" draw:formula="?f32 / ?f7"/><draw:equation draw:name="f455" draw:formula="?f33 / ?f6"/><draw:equation draw:name="f456" draw:formula="?f34 / ?f7"/><draw:equation draw:name="f457" draw:formula="?f35 / ?f6"/><draw:equation draw:name="f458" draw:formula="?f36 / ?f6"/><draw:equation draw:name="f459" draw:formula="?f37 / ?f6"/><draw:equation draw:name="f460" draw:formula="?f38 / ?f7"/><draw:equation draw:name="f461" draw:formula="?f39 / ?f6"/><draw:equation draw:name="f462" draw:formula="?f40 / ?f7"/><draw:equation draw:name="f463" draw:formula="?f41 / ?f6"/><draw:equation draw:name="f464" draw:formula="?f42 / ?f6"/><draw:equation draw:name="f465" draw:formula="?f43 / ?f7"/><draw:equation draw:name="f466" draw:formula="?f44 / ?f6"/><draw:equation draw:name="f467" draw:formula="?f45 / ?f7"/><draw:equation draw:name="f468" draw:formula="?f46 / ?f6"/><draw:equation draw:name="f469" draw:formula="?f47 / ?f7"/><draw:equation draw:name="f470" draw:formula="?f48 / ?f6"/><draw:equation draw:name="f471" draw:formula="?f49 / ?f7"/><draw:equation draw:name="f472" draw:formula="?f50 / ?f6"/><draw:equation draw:name="f473" draw:formula="?f51 / ?f7"/><draw:equation draw:name="f474" draw:formula="?f52 / ?f6"/><draw:equation draw:name="f475" draw:formula="?f53 / ?f7"/><draw:equation draw:name="f476" draw:formula="?f54 / ?f6"/><draw:equation draw:name="f477" draw:formula="?f55 / ?f7"/><draw:equation draw:name="f478" draw:formula="?f56 / ?f6"/><draw:equation draw:name="f479" draw:formula="?f57 / ?f7"/><draw:equation draw:name="f480" draw:formula="?f58 / ?f6"/><draw:equation draw:name="f481" draw:formula="?f59 / ?f7"/><draw:equation draw:name="f482" draw:formula="?f60 / ?f6"/><draw:equation draw:name="f483" draw:formula="?f61 / ?f7"/><draw:equation draw:name="f484" draw:formula="?f62 / ?f6"/><draw:equation draw:name="f485" draw:formula="?f63 / ?f7"/><draw:equation draw:name="f486" draw:formula="?f64 / ?f6"/><draw:equation draw:name="f487" draw:formula="?f65 / ?f7"/><draw:equation draw:name="f488" draw:formula="?f66 / ?f6"/><draw:equation draw:name="f489" draw:formula="?f67 / ?f7"/><draw:equation draw:name="f490" draw:formula="?f68 / ?f6"/><draw:equation draw:name="f491" draw:formula="?f69 / ?f7"/><draw:equation draw:name="f492" draw:formula="?f70 / ?f6"/><draw:equation draw:name="f493" draw:formula="?f71 / ?f7"/><draw:equation draw:name="f494" draw:formula="?f72 / ?f6"/><draw:equation draw:name="f495" draw:formula="?f73 / ?f7"/><draw:equation draw:name="f496" draw:formula="?f74 / ?f6"/><draw:equation draw:name="f497" draw:formula="?f75 / ?f7"/><draw:equation draw:name="f498" draw:formula="?f76 / ?f6"/><draw:equation draw:name="f499" draw:formula="?f77 / ?f7"/><draw:equation draw:name="f500" draw:formula="?f78 / ?f6"/><draw:equation draw:name="f501" draw:formula="?f79 / ?f7"/><draw:equation draw:name="f502" draw:formula="?f80 / ?f7"/><draw:equation draw:name="f503" draw:formula="?f81 / ?f6"/><draw:equation draw:name="f504" draw:formula="?f82 / ?f7"/><draw:equation draw:name="f505" draw:formula="?f83 / ?f6"/><draw:equation draw:name="f506" draw:formula="?f84 / ?f7"/><draw:equation draw:name="f507" draw:formula="?f85 / ?f6"/><draw:equation draw:name="f508" draw:formula="?f86 / ?f7"/><draw:equation draw:name="f509" draw:formula="?f87 / ?f6"/><draw:equation draw:name="f510" draw:formula="?f88 / ?f7"/><draw:equation draw:name="f511" draw:formula="?f89 / ?f6"/><draw:equation draw:name="f512" draw:formula="?f90 / ?f7"/><draw:equation draw:name="f513" draw:formula="?f91 / ?f6"/><draw:equation draw:name="f514" draw:formula="?f92 / ?f7"/><draw:equation draw:name="f515" draw:formula="?f93 / ?f7"/><draw:equation draw:name="f516" draw:formula="?f94 / ?f6"/><draw:equation draw:name="f517" draw:formula="?f95 / ?f7"/><draw:equation draw:name="f518" draw:formula="?f96 / ?f6"/><draw:equation draw:name="f519" draw:formula="?f97 / ?f7"/><draw:equation draw:name="f520" draw:formula="?f98 / ?f6"/><draw:equation draw:name="f521" draw:formula="?f99 / ?f7"/><draw:equation draw:name="f522" draw:formula="?f100 / ?f7"/><draw:equation draw:name="f523" draw:formula="?f101 / ?f6"/><draw:equation draw:name="f524" draw:formula="?f102 / ?f7"/><draw:equation draw:name="f525" draw:formula="?f103 / ?f6"/><draw:equation draw:name="f526" draw:formula="?f104 / ?f7"/><draw:equation draw:name="f527" draw:formula="?f105 / ?f6"/><draw:equation draw:name="f528" draw:formula="?f106 / ?f7"/><draw:equation draw:name="f529" draw:formula="?f107 / ?f6"/><draw:equation draw:name="f530" draw:formula="?f108 / ?f7"/><draw:equation draw:name="f531" draw:formula="?f109 / ?f6"/><draw:equation draw:name="f532" draw:formula="?f110 / ?f7"/><draw:equation draw:name="f533" draw:formula="?f111 / ?f6"/><draw:equation draw:name="f534" draw:formula="?f112 / ?f7"/><draw:equation draw:name="f535" draw:formula="?f113 / ?f6"/><draw:equation draw:name="f536" draw:formula="?f114 / ?f7"/><draw:equation draw:name="f537" draw:formula="?f115 / ?f6"/><draw:equation draw:name="f538" draw:formula="?f116 / ?f7"/><draw:equation draw:name="f539" draw:formula="?f117 / ?f6"/><draw:equation draw:name="f540" draw:formula="?f118 / ?f7"/><draw:equation draw:name="f541" draw:formula="?f119 / ?f6"/><draw:equation draw:name="f542" draw:formula="?f120 / ?f7"/><draw:equation draw:name="f543" draw:formula="?f121 / ?f6"/><draw:equation draw:name="f544" draw:formula="?f122 / ?f7"/><draw:equation draw:name="f545" draw:formula="?f123 / ?f6"/><draw:equation draw:name="f546" draw:formula="?f124 / ?f7"/><draw:equation draw:name="f547" draw:formula="?f125 / ?f6"/><draw:equation draw:name="f548" draw:formula="?f126 / ?f7"/><draw:equation draw:name="f549" draw:formula="?f127 / ?f6"/><draw:equation draw:name="f550" draw:formula="?f128 / ?f7"/><draw:equation draw:name="f551" draw:formula="?f129 / ?f6"/><draw:equation draw:name="f552" draw:formula="?f130 / ?f7"/><draw:equation draw:name="f553" draw:formula="?f131 / ?f6"/><draw:equation draw:name="f554" draw:formula="?f132 / ?f7"/><draw:equation draw:name="f555" draw:formula="?f133 / ?f6"/><draw:equation draw:name="f556" draw:formula="?f134 / ?f7"/><draw:equation draw:name="f557" draw:formula="?f135 / ?f7"/><draw:equation draw:name="f558" draw:formula="?f136 / ?f6"/><draw:equation draw:name="f559" draw:formula="?f137 / ?f7"/><draw:equation draw:name="f560" draw:formula="?f138 / ?f6"/><draw:equation draw:name="f561" draw:formula="?f139 / ?f7"/><draw:equation draw:name="f562" draw:formula="?f140 / ?f6"/><draw:equation draw:name="f563" draw:formula="?f141 / ?f7"/><draw:equation draw:name="f564" draw:formula="?f142 / ?f6"/><draw:equation draw:name="f565" draw:formula="?f143 / ?f7"/><draw:equation draw:name="f566" draw:formula="?f144 / ?f6"/><draw:equation draw:name="f567" draw:formula="?f145 / ?f7"/><draw:equation draw:name="f568" draw:formula="?f146 / ?f6"/><draw:equation draw:name="f569" draw:formula="?f147 / ?f7"/><draw:equation draw:name="f570" draw:formula="?f148 / ?f6"/><draw:equation draw:name="f571" draw:formula="?f149 / ?f7"/><draw:equation draw:name="f572" draw:formula="?f150 / ?f6"/><draw:equation draw:name="f573" draw:formula="?f151 / ?f7"/><draw:equation draw:name="f574" draw:formula="?f152 / ?f6"/><draw:equation draw:name="f575" draw:formula="?f153 / ?f7"/><draw:equation draw:name="f576" draw:formula="?f154 / ?f6"/><draw:equation draw:name="f577" draw:formula="?f155 / ?f7"/><draw:equation draw:name="f578" draw:formula="?f156 / ?f6"/><draw:equation draw:name="f579" draw:formula="?f157 / ?f7"/><draw:equation draw:name="f580" draw:formula="?f158 / ?f6"/><draw:equation draw:name="f581" draw:formula="?f159 / ?f7"/><draw:equation draw:name="f582" draw:formula="?f160 / ?f6"/><draw:equation draw:name="f583" draw:formula="?f161 / ?f7"/><draw:equation draw:name="f584" draw:formula="?f162 / ?f6"/><draw:equation draw:name="f585" draw:formula="?f163 / ?f7"/><draw:equation draw:name="f586" draw:formula="?f164 / ?f6"/><draw:equation draw:name="f587" draw:formula="?f165 / ?f7"/><draw:equation draw:name="f588" draw:formula="?f166 / ?f6"/><draw:equation draw:name="f589" draw:formula="?f167 / ?f7"/><draw:equation draw:name="f590" draw:formula="?f168 / ?f6"/><draw:equation draw:name="f591" draw:formula="?f169 / ?f7"/><draw:equation draw:name="f592" draw:formula="?f170 / ?f6"/><draw:equation draw:name="f593" draw:formula="?f171 / ?f7"/><draw:equation draw:name="f594" draw:formula="?f172 / ?f6"/><draw:equation draw:name="f595" draw:formula="?f173 / ?f7"/><draw:equation draw:name="f596" draw:formula="?f174 / ?f6"/><draw:equation draw:name="f597" draw:formula="?f175 / ?f7"/><draw:equation draw:name="f598" draw:formula="?f176 / ?f6"/><draw:equation draw:name="f599" draw:formula="?f177 / ?f7"/><draw:equation draw:name="f600" draw:formula="?f178 / ?f6"/><draw:equation draw:name="f601" draw:formula="?f179 / ?f7"/><draw:equation draw:name="f602" draw:formula="?f180 / ?f6"/><draw:equation draw:name="f603" draw:formula="?f181 / ?f7"/><draw:equation draw:name="f604" draw:formula="?f182 / ?f6"/><draw:equation draw:name="f605" draw:formula="?f183 / ?f7"/><draw:equation draw:name="f606" draw:formula="?f184 / ?f6"/><draw:equation draw:name="f607" draw:formula="?f185 / ?f7"/><draw:equation draw:name="f608" draw:formula="?f186 / ?f6"/><draw:equation draw:name="f609" draw:formula="?f187 / ?f7"/><draw:equation draw:name="f610" draw:formula="?f188 / ?f6"/><draw:equation draw:name="f611" draw:formula="?f189 / ?f7"/><draw:equation draw:name="f612" draw:formula="?f190 / ?f6"/><draw:equation draw:name="f613" draw:formula="?f191 / ?f7"/><draw:equation draw:name="f614" draw:formula="?f192 / ?f6"/><draw:equation draw:name="f615" draw:formula="?f193 / ?f7"/><draw:equation draw:name="f616" draw:formula="?f194 / ?f6"/><draw:equation draw:name="f617" draw:formula="?f195 / ?f7"/><draw:equation draw:name="f618" draw:formula="?f196 / ?f6"/><draw:equation draw:name="f619" draw:formula="?f197 / ?f7"/><draw:equation draw:name="f620" draw:formula="?f198 / ?f6"/><draw:equation draw:name="f621" draw:formula="?f199 / ?f7"/><draw:equation draw:name="f622" draw:formula="?f200 / ?f6"/><draw:equation draw:name="f623" draw:formula="?f201 / ?f7"/><draw:equation draw:name="f624" draw:formula="?f202 / ?f6"/><draw:equation draw:name="f625" draw:formula="?f203 / ?f7"/><draw:equation draw:name="f626" draw:formula="?f204 / ?f6"/><draw:equation draw:name="f627" draw:formula="?f205 / ?f7"/><draw:equation draw:name="f628" draw:formula="?f206 / ?f6"/><draw:equation draw:name="f629" draw:formula="?f207 / ?f7"/><draw:equation draw:name="f630" draw:formula="?f208 / ?f6"/><draw:equation draw:name="f631" draw:formula="?f209 / ?f7"/><draw:equation draw:name="f632" draw:formula="?f210 / ?f6"/><draw:equation draw:name="f633" draw:formula="?f211 / ?f7"/><draw:equation draw:name="f634" draw:formula="?f212 / ?f6"/><draw:equation draw:name="f635" draw:formula="?f213 / ?f7"/><draw:equation draw:name="f636" draw:formula="?f214 / ?f6"/><draw:equation draw:name="f637" draw:formula="?f215 / ?f7"/><draw:equation draw:name="f638" draw:formula="?f216 / ?f7"/><draw:equation draw:name="f639" draw:formula="?f217 / ?f6"/><draw:equation draw:name="f640" draw:formula="?f218 / ?f7"/><draw:equation draw:name="f641" draw:formula="?f219 / ?f6"/><draw:equation draw:name="f642" draw:formula="?f220 / ?f7"/><draw:equation draw:name="f643" draw:formula="?f221 / ?f6"/><draw:equation draw:name="f644" draw:formula="?f222 / ?f7"/><draw:equation draw:name="f645" draw:formula="?f223 / ?f6"/><draw:equation draw:name="f646" draw:formula="?f224 / ?f7"/><draw:equation draw:name="f647" draw:formula="?f225 / ?f6"/><draw:equation draw:name="f648" draw:formula="?f226 / ?f7"/><draw:equation draw:name="f649" draw:formula="?f227 / ?f6"/><draw:equation draw:name="f650" draw:formula="?f228 / ?f7"/><draw:equation draw:name="f651" draw:formula="?f229 / ?f6"/><draw:equation draw:name="f652" draw:formula="?f230 / ?f7"/><draw:equation draw:name="f653" draw:formula="?f231 / ?f6"/><draw:equation draw:name="f654" draw:formula="?f232 / ?f7"/><draw:equation draw:name="f655" draw:formula="?f233 / ?f6"/><draw:equation draw:name="f656" draw:formula="?f234 / ?f7"/><draw:equation draw:name="f657" draw:formula="?f235 / ?f6"/><draw:equation draw:name="f658" draw:formula="?f236 / ?f7"/><draw:equation draw:name="f659" draw:formula="?f237 / ?f6"/><draw:equation draw:name="f660" draw:formula="?f238 / ?f7"/><draw:equation draw:name="f661" draw:formula="?f239 / ?f6"/><draw:equation draw:name="f662" draw:formula="?f240 / ?f7"/><draw:equation draw:name="f663" draw:formula="?f241 / ?f6"/><draw:equation draw:name="f664" draw:formula="?f242 / ?f7"/><draw:equation draw:name="f665" draw:formula="?f243 / ?f6"/><draw:equation draw:name="f666" draw:formula="?f244 / ?f7"/><draw:equation draw:name="f667" draw:formula="?f245 / ?f6"/><draw:equation draw:name="f668" draw:formula="?f246 / ?f7"/><draw:equation draw:name="f669" draw:formula="?f247 / ?f6"/><draw:equation draw:name="f670" draw:formula="?f248 / ?f7"/><draw:equation draw:name="f671" draw:formula="?f249 / ?f6"/><draw:equation draw:name="f672" draw:formula="?f250 / ?f6"/><draw:equation draw:name="f673" draw:formula="?f251 / ?f7"/><draw:equation draw:name="f674" draw:formula="?f252 / ?f6"/><draw:equation draw:name="f675" draw:formula="?f253 / ?f7"/><draw:equation draw:name="f676" draw:formula="?f254 / ?f6"/><draw:equation draw:name="f677" draw:formula="?f255 / ?f7"/><draw:equation draw:name="f678" draw:formula="?f256 / ?f6"/><draw:equation draw:name="f679" draw:formula="?f257 / ?f7"/><draw:equation draw:name="f680" draw:formula="?f258 / ?f6"/><draw:equation draw:name="f681" draw:formula="?f259 / ?f7"/><draw:equation draw:name="f682" draw:formula="?f260 / ?f6"/><draw:equation draw:name="f683" draw:formula="?f261 / ?f7"/><draw:equation draw:name="f684" draw:formula="?f262 / ?f6"/><draw:equation draw:name="f685" draw:formula="?f263 / ?f7"/><draw:equation draw:name="f686" draw:formula="?f264 / ?f6"/><draw:equation draw:name="f687" draw:formula="?f265 / ?f7"/><draw:equation draw:name="f688" draw:formula="?f266 / ?f6"/><draw:equation draw:name="f689" draw:formula="?f267 / ?f7"/><draw:equation draw:name="f690" draw:formula="?f268 / ?f6"/><draw:equation draw:name="f691" draw:formula="?f269 / ?f7"/><draw:equation draw:name="f692" draw:formula="?f270 / ?f6"/><draw:equation draw:name="f693" draw:formula="?f271 / ?f7"/><draw:equation draw:name="f694" draw:formula="?f272 / ?f6"/><draw:equation draw:name="f695" draw:formula="?f273 / ?f7"/><draw:equation draw:name="f696" draw:formula="?f274 / ?f6"/><draw:equation draw:name="f697" draw:formula="?f275 / ?f7"/><draw:equation draw:name="f698" draw:formula="?f276 / ?f6"/><draw:equation draw:name="f699" draw:formula="?f277 / ?f7"/><draw:equation draw:name="f700" draw:formula="?f278 / ?f6"/><draw:equation draw:name="f701" draw:formula="?f279 / ?f7"/><draw:equation draw:name="f702" draw:formula="?f280 / ?f6"/><draw:equation draw:name="f703" draw:formula="?f281 / ?f7"/><draw:equation draw:name="f704" draw:formula="?f282 / ?f6"/><draw:equation draw:name="f705" draw:formula="?f283 / ?f7"/><draw:equation draw:name="f706" draw:formula="?f284 / ?f6"/><draw:equation draw:name="f707" draw:formula="?f285 / ?f7"/><draw:equation draw:name="f708" draw:formula="?f286 / ?f6"/><draw:equation draw:name="f709" draw:formula="?f287 / ?f7"/><draw:equation draw:name="f710" draw:formula="?f288 / ?f6"/><draw:equation draw:name="f711" draw:formula="?f289 / ?f7"/><draw:equation draw:name="f712" draw:formula="?f290 / ?f6"/><draw:equation draw:name="f713" draw:formula="?f291 / ?f7"/><draw:equation draw:name="f714" draw:formula="?f292 / ?f6"/><draw:equation draw:name="f715" draw:formula="?f293 / ?f7"/><draw:equation draw:name="f716" draw:formula="?f294 / ?f6"/><draw:equation draw:name="f717" draw:formula="?f295 / ?f7"/><draw:equation draw:name="f718" draw:formula="?f296 / ?f6"/><draw:equation draw:name="f719" draw:formula="?f297 / ?f7"/><draw:equation draw:name="f720" draw:formula="?f298 / ?f6"/><draw:equation draw:name="f721" draw:formula="?f299 / ?f7"/><draw:equation draw:name="f722" draw:formula="?f300 / ?f6"/><draw:equation draw:name="f723" draw:formula="?f301 / ?f7"/><draw:equation draw:name="f724" draw:formula="?f302 / ?f6"/><draw:equation draw:name="f725" draw:formula="?f303 / ?f7"/><draw:equation draw:name="f726" draw:formula="?f304 / ?f6"/><draw:equation draw:name="f727" draw:formula="?f305 / ?f6"/><draw:equation draw:name="f728" draw:formula="?f306 / ?f7"/><draw:equation draw:name="f729" draw:formula="?f307 / ?f7"/><draw:equation draw:name="f730" draw:formula="?f308 / ?f7"/><draw:equation draw:name="f731" draw:formula="?f309 / ?f6"/><draw:equation draw:name="f732" draw:formula="?f310 / ?f7"/><draw:equation draw:name="f733" draw:formula="?f311 / ?f6"/><draw:equation draw:name="f734" draw:formula="?f312 / ?f7"/><draw:equation draw:name="f735" draw:formula="?f313 / ?f6"/><draw:equation draw:name="f736" draw:formula="?f314 / ?f7"/><draw:equation draw:name="f737" draw:formula="?f315 / ?f6"/><draw:equation draw:name="f738" draw:formula="?f316 / ?f7"/><draw:equation draw:name="f739" draw:formula="?f317 / ?f6"/><draw:equation draw:name="f740" draw:formula="?f318 / ?f7"/><draw:equation draw:name="f741" draw:formula="?f319 / ?f6"/><draw:equation draw:name="f742" draw:formula="?f320 / ?f7"/><draw:equation draw:name="f743" draw:formula="?f321 / ?f7"/><draw:equation draw:name="f744" draw:formula="?f322 / ?f6"/><draw:equation draw:name="f745" draw:formula="?f323 / ?f7"/><draw:equation draw:name="f746" draw:formula="?f324 / ?f6"/><draw:equation draw:name="f747" draw:formula="?f325 / ?f7"/><draw:equation draw:name="f748" draw:formula="?f326 / ?f6"/><draw:equation draw:name="f749" draw:formula="?f327 / ?f7"/><draw:equation draw:name="f750" draw:formula="?f328 / ?f7"/><draw:equation draw:name="f751" draw:formula="?f329 / ?f6"/><draw:equation draw:name="f752" draw:formula="?f330 / ?f7"/><draw:equation draw:name="f753" draw:formula="?f331 / ?f6"/><draw:equation draw:name="f754" draw:formula="?f332 / ?f7"/><draw:equation draw:name="f755" draw:formula="?f333 / ?f6"/><draw:equation draw:name="f756" draw:formula="?f334 / ?f7"/><draw:equation draw:name="f757" draw:formula="?f335 / ?f6"/><draw:equation draw:name="f758" draw:formula="?f336 / ?f7"/><draw:equation draw:name="f759" draw:formula="?f337 / ?f6"/><draw:equation draw:name="f760" draw:formula="?f338 / ?f7"/><draw:equation draw:name="f761" draw:formula="?f339 / ?f6"/><draw:equation draw:name="f762" draw:formula="?f340 / ?f7"/><draw:equation draw:name="f763" draw:formula="?f341 / ?f6"/><draw:equation draw:name="f764" draw:formula="?f342 / ?f7"/><draw:equation draw:name="f765" draw:formula="?f343 / ?f6"/><draw:equation draw:name="f766" draw:formula="?f344 / ?f7"/><draw:equation draw:name="f767" draw:formula="?f345 / ?f6"/><draw:equation draw:name="f768" draw:formula="?f346 / ?f7"/><draw:equation draw:name="f769" draw:formula="?f347 / ?f6"/><draw:equation draw:name="f770" draw:formula="?f348 / ?f6"/><draw:equation draw:name="f771" draw:formula="?f349 / ?f7"/><draw:equation draw:name="f772" draw:formula="?f350 / ?f6"/><draw:equation draw:name="f773" draw:formula="?f351 / ?f7"/><draw:equation draw:name="f774" draw:formula="?f352 / ?f6"/><draw:equation draw:name="f775" draw:formula="?f353 / ?f6"/><draw:equation draw:name="f776" draw:formula="?f354 / ?f7"/><draw:equation draw:name="f777" draw:formula="?f355 / ?f6"/><draw:equation draw:name="f778" draw:formula="?f356 / ?f6"/><draw:equation draw:name="f779" draw:formula="?f357 / ?f7"/><draw:equation draw:name="f780" draw:formula="?f358 / ?f6"/><draw:equation draw:name="f781" draw:formula="?f359 / ?f7"/><draw:equation draw:name="f782" draw:formula="?f360 / ?f6"/><draw:equation draw:name="f783" draw:formula="?f361 / ?f7"/><draw:equation draw:name="f784" draw:formula="?f362 / ?f6"/><draw:equation draw:name="f785" draw:formula="?f363 / ?f7"/><draw:equation draw:name="f786" draw:formula="?f364 / ?f6"/><draw:equation draw:name="f787" draw:formula="?f365 / ?f7"/><draw:equation draw:name="f788" draw:formula="?f366 / ?f7"/><draw:equation draw:name="f789" draw:formula="?f367 / ?f7"/><draw:equation draw:name="f790" draw:formula="?f368 / ?f6"/><draw:equation draw:name="f791" draw:formula="?f369 / ?f7"/><draw:equation draw:name="f792" draw:formula="?f370 / ?f6"/><draw:equation draw:name="f793" draw:formula="?f371 / ?f7"/><draw:equation draw:name="f794" draw:formula="?f372 / ?f6"/><draw:equation draw:name="f795" draw:formula="?f373 / ?f7"/><draw:equation draw:name="f796" draw:formula="?f374 / ?f6"/><draw:equation draw:name="f797" draw:formula="?f375 / ?f7"/><draw:equation draw:name="f798" draw:formula="?f376 / ?f6"/><draw:equation draw:name="f799" draw:formula="?f377 / ?f7"/><draw:equation draw:name="f800" draw:formula="?f378 / ?f6"/><draw:equation draw:name="f801" draw:formula="?f379 / ?f7"/><draw:equation draw:name="f802" draw:formula="?f380 / ?f6"/><draw:equation draw:name="f803" draw:formula="?f381 / ?f7"/><draw:equation draw:name="f804" draw:formula="?f382 / ?f7"/><draw:equation draw:name="f805" draw:formula="?f383 / ?f6"/><draw:equation draw:name="f806" draw:formula="?f384 / ?f7"/><draw:equation draw:name="f807" draw:formula="?f385 / ?f6"/><draw:equation draw:name="f808" draw:formula="?f386 / ?f7"/><draw:equation draw:name="f809" draw:formula="?f387 / ?f6"/><draw:equation draw:name="f810" draw:formula="?f388 / ?f7"/><draw:equation draw:name="f811" draw:formula="?f389 / ?f6"/><draw:equation draw:name="f812" draw:formula="?f390 / ?f7"/><draw:equation draw:name="f813" draw:formula="?f391 / ?f6"/><draw:equation draw:name="f814" draw:formula="?f392 / ?f7"/><draw:equation draw:name="f815" draw:formula="?f393 / ?f6"/><draw:equation draw:name="f816" draw:formula="?f394 / ?f7"/><draw:equation draw:name="f817" draw:formula="?f395 / ?f6"/><draw:equation draw:name="f818" draw:formula="?f396 / ?f7"/><draw:equation draw:name="f819" draw:formula="?f397 / ?f6"/><draw:equation draw:name="f820" draw:formula="?f398 / ?f7"/><draw:equation draw:name="f821" draw:formula="?f399 / ?f6"/><draw:equation draw:name="f822" draw:formula="?f400 / ?f7"/><draw:equation draw:name="f823" draw:formula="?f401 / ?f6"/><draw:equation draw:name="f824" draw:formula="?f402 / ?f7"/><draw:equation draw:name="f825" draw:formula="?f403 / ?f6"/><draw:equation draw:name="f826" draw:formula="?f404 / ?f7"/><draw:equation draw:name="f827" draw:formula="?f405 / ?f6"/><draw:equation draw:name="f828" draw:formula="?f406 / ?f7"/><draw:equation draw:name="f829" draw:formula="?f407 / ?f6"/><draw:equation draw:name="f830" draw:formula="?f408 / ?f7"/><draw:equation draw:name="f831" draw:formula="?f409 / ?f6"/><draw:equation draw:name="f832" draw:formula="?f410 / ?f7"/><draw:equation draw:name="f833" draw:formula="?f411 / ?f6"/><draw:equation draw:name="f834" draw:formula="?f412 / ?f6"/><draw:equation draw:name="f835" draw:formula="?f413 / ?f7"/><draw:equation draw:name="f836" draw:formula="?f414 / ?f6"/><draw:equation draw:name="f837" draw:formula="?f415 / ?f7"/><draw:equation draw:name="f838" draw:formula="?f416 / ?f6"/><draw:equation draw:name="f839" draw:formula="?f417 / ?f7"/><draw:equation draw:name="f840" draw:formula="?f418 / ?f6"/><draw:equation draw:name="f841" draw:formula="?f419 / ?f6"/><draw:equation draw:name="f842" draw:formula="?f420 / ?f7"/><draw:equation draw:name="f843" draw:formula="?f421 / ?f6"/><draw:equation draw:name="f844" draw:formula="?f422 / ?f7"/><draw:equation draw:name="f845" draw:formula="?f423 / ?f6"/><draw:equation draw:name="f846" draw:formula="?f424 / ?f6"/><draw:equation draw:name="f847" draw:formula="?f425 / ?f6"/><draw:equation draw:name="f848" draw:formula="?f426 / ?f7"/><draw:equation draw:name="f849" draw:formula="?f427 / ?f6"/><draw:equation draw:name="f850" draw:formula="?f428 / ?f7"/><draw:equation draw:name="f851" draw:formula="?f429 / ?f6"/><draw:equation draw:name="f852" draw:formula="?f0 / ?f6"/><draw:equation draw:name="f853" draw:formula="?f1 / ?f6"/><draw:equation draw:name="f854" draw:formula="?f2 / ?f7"/><draw:equation draw:name="f855" draw:formula="?f3 / ?f7"/></draw:enhanced-geometry></draw:custom-shape><draw:frame draw:id="id17" draw:style-name="a17" draw:name="Picture 28" svg:x="0.09167in" svg:y="0.09167in" svg:width="0.17986in" svg:height="0.17986in" style:rel-width="scale" style:rel-height="scale"><draw:image xlink:href="media/image2.png" xlink:type="simple" xlink:show="embed" xlink:actuate="onLoad"/><svg:title/><svg:desc>Phone icon</svg:desc></draw:frame></draw:g></text:p>
          </table:table-cell>
          <table:table-cell table:style-name="TableCell103">
            <text:p text:style-name="Information">0889228868</text:p>
          </table:table-cell>
          <table:covered-table-cell>
            <text:p text:style-name="P104"/>
          </table:covered-table-cell>
          <table:covered-table-cell>
            <text:h text:style-name="Heading1" text:outline-level="1"/>
          </table:covered-table-cell>
        </table:table-row>
        <table:table-row table:style-name="TableRow105">
          <table:table-cell table:style-name="TableCell106">
            <text:p text:style-name="P107"/>
          </table:table-cell>
          <table:table-cell table:style-name="TableCell108" table:number-columns-spanned="2">
            <text:p text:style-name="P109"/>
          </table:table-cell>
          <table:covered-table-cell/>
          <table:covered-table-cell>
            <text:p text:style-name="P110"/>
          </table:covered-table-cell>
          <table:covered-table-cell>
            <text:h text:style-name="Heading1" text:outline-level="1"/>
          </table:covered-table-cell>
        </table:table-row>
        <table:table-row table:style-name="TableRow111">
          <table:table-cell table:style-name="TableCell112">
            <text:p text:style-name="P113"/>
          </table:table-cell>
          <table:table-cell table:style-name="TableCell114">
            <text:p text:style-name="P115"><draw:g draw:name="Group 24" draw:id="id21" draw:style-name="a21" text:anchor-type="as-char"><svg:title/><svg:desc>email icon</svg:desc><draw:custom-shape svg:x="0in" svg:y="0in" svg:width="0.37014in" svg:height="0.37847in" draw:id="id19" draw:style-name="a19" draw:name="Freeform: Shape 273"><svg:title/><svg:desc/><draw:enhanced-geometry draw:type="non-primitive" svg:viewBox="0 0 2731203 2794134" draw:enhanced-path="M 2554038 843497 C 2554038 843497 2554990 843497 2554990 843497 2561658 858737 2568325 873024 2574040 889217 2568325 873024 2560705 858737 2554038 843497 Z M 2630238 810160 C 2630238 810160 2631190 810160 2631190 810160 2637858 826352 2645478 841592 2651193 858737 2645478 841592 2636905 826352 2630238 810160 Z M 2475759 697568 L 2489267 717767 C 2489267 717767 2488315 717767 2488315 717767 Z M 2444909 651438 L 2454977 665379 2466407 682524 2475759 697568 Z M 382337 565367 C 375670 577749 369002 589179 363287 599657 357572 612039 350905 623469 345190 635852 L 336617 653949 328045 672047 C 322330 684429 317567 696812 311852 709194 216602 866357 155642 1044474 134687 1227354 124210 1318794 123257 1411187 132782 1502627 141355 1594067 161357 1684554 189932 1772184 247082 1946492 343285 2108417 469015 2242719 594745 2377022 749050 2484654 919547 2553234 1089092 2622767 1274830 2654199 1458663 2645627 1642495 2638007 1824422 2588477 1987300 2503704 2150177 2419884 2294958 2298917 2407353 2153184 2520700 2008404 2601663 1837907 2642620 1658837 2656908 1696937 2668338 1735989 2679767 1776947 2618808 1962684 2516890 2136039 2382588 2277962 2249238 2419884 2084455 2533232 1903480 2604669 1722505 2677059 1526290 2708492 1332932 2697062 1139575 2685632 949075 2631339 779530 2538947 609032 2447507 461395 2317014 347095 2162709 233747 2008404 153737 1828382 116590 1640739 79442 1452144 84205 1257834 129925 1072097 152785 979704 185170 889217 228032 804444 270895 719672 322330 638709 382337 565367 Z M 2429260 494882 C 2431165 495834 2433070 496787 2434975 497739 2436880 499644 2439737 500597 2441642 501549 2451167 512027 2459740 523457 2468312 534887 2476885 546317 2486410 557747 2494030 569177 2504507 584417 2515937 600609 2526415 616802 2539750 637757 2553085 657759 2564515 678714 L 2582612 711099 2591185 727292 2598805 743484 C 2597852 743484 2597852 742532 2596900 742532 2591185 731102 2585470 720624 2578802 709194 L 2559752 675857 C 2546417 653949 2533082 632042 2518795 611087 L 2486410 566319 C 2477837 553937 2468312 542507 2458787 530124 L 2444500 512027 Z M 2280670 458687 C 2285432 460592 2291147 462497 2296862 465354 2334010 502978 2368538 542983 2400566 585131 L 2444909 651438 2442595 648234 2418782 613944 2393065 581559 2379730 565367 2366395 549174 C 2356870 538697 2348297 528219 2338772 517742 2319722 497739 2300672 477737 2280670 458687 Z M 1399608 153887 C 2072953 153887 2618808 699741 2618808 1373087 2618808 1415171 2616676 1456757 2612513 1497743 L 2595954 1606243 2598805 1612164 C 2606425 1630262 2613092 1648359 2620713 1667409 2580707 1828382 2507365 1979829 2408305 2112227 2309245 2244624 2183515 2357019 2041592 2439887 1899670 2523707 1741555 2577999 1578677 2599907 1415800 2621814 1250065 2611337 1091950 2569427 933835 2527517 785245 2453222 656657 2353209 528070 2253197 419485 2128419 339475 1987449 259465 1846479 208030 1689317 188980 1529297 L 186849 1498705 186703 1497743 186492 1493576 180586 1408776 181167 1388115 180408 1373087 183073 1320311 183979 1288077 185178 1278633 186703 1248431 C 249138 633642 768346 153887 1399608 153887 Z M 823345 112930 C 776673 141505 733810 172937 690948 207227 596650 265330 509973 333910 431868 411062 354715 489167 286135 575845 228985 670142 171835 765392 127068 866357 93730 971132 62298 1075907 42295 1185445 35628 1294982 28960 1404520 35628 1515010 55630 1623595 59440 1651217 67060 1677887 72775 1704557 75633 1717892 79443 1731227 83253 1744562 87063 1757897 90873 1771232 94683 1784567 111828 1836955 130878 1889342 153738 1938872 176598 1989355 203268 2036980 230890 2084605 260418 2131277 290898 2176997 325188 2219860 358525 2263675 396625 2304632 434725 2343685 474730 2381785 514735 2418932 558550 2452270 601413 2486560 647133 2517992 693805 2546567 L 730000 2567522 748098 2578000 766195 2587525 803343 2606575 C 815725 2612290 828108 2618005 840490 2623720 890020 2647532 942408 2665630 994795 2682775 1048135 2698967 1101475 2712302 1155768 2721827 1371985 2761832 1597728 2746592 1808230 2681822 1913005 2648485 2013970 2602765 2108268 2545615 2202565 2487512 2289243 2419885 2367348 2341780 2444500 2263675 2513080 2176997 2570230 2082700 2627380 1988402 2672148 1886485 2705485 1781710 2715963 1822667 2725488 1865530 2731203 1908392 2720725 1936015 2708343 1961732 2695960 1988402 2690245 2001737 2682625 2014120 2675958 2027455 2668338 2039837 2662623 2053172 2655003 2065555 2640715 2090320 2626428 2116037 2610235 2139850 L 2586423 2176045 2560705 2211287 C 2492125 2305585 2411163 2390357 2322580 2464652 2144463 2613242 1929198 2718017 1702503 2764690 1589155 2788502 1473903 2797075 1358650 2793265 1300548 2792312 1243398 2785645 1186248 2777072 1171960 2775167 1157673 2772310 1143385 2769452 1130050 2766595 1115763 2764690 1101475 2760880 1072900 2753260 1045278 2747545 1017655 2738972 L 976698 2726590 935740 2712302 C 908118 2702777 881448 2691347 854778 2680870 841443 2675155 829060 2668487 815725 2662772 802390 2656105 789055 2650390 776673 2643722 750955 2630387 725238 2618005 700473 2602765 688090 2595145 675708 2588477 663325 2580857 L 627130 2557045 609033 2545615 591888 2533232 556645 2507515 C 510925 2472272 467110 2435125 426153 2395120 384243 2355115 346143 2312252 309948 2268437 274705 2223670 240415 2176997 210888 2128420 195648 2104607 182313 2078890 168025 2054125 160405 2041742 154690 2028407 148023 2016025 141355 2003642 134688 1991260 128973 1977925 L 111828 1938872 C 108970 1932205 106113 1925537 103255 1918870 L 95635 1898867 80395 1858862 C 75633 1845527 71823 1831240 67060 1817905 57535 1791235 50868 1763612 43248 1735990 39438 1721702 36580 1708367 33723 1694080 30865 1679792 28008 1666457 25150 1652170 14673 1595972 6100 1539775 3243 1482625 -4377 1369277 1338 1254977 21340 1142582 L 28960 1100672 C 31818 1086385 35628 1073050 38485 1058762 42295 1045427 45153 1031140 48963 1017805 L 61345 976847 C 63250 970180 65155 963512 67060 956845 L 73728 935890 88015 895885 C 93730 882550 98493 869215 104208 855880 108970 842545 114685 829210 120400 816827 132783 791110 144213 765392 157548 740627 164215 728245 170883 715862 177550 703480 L 199458 666332 C 207078 653950 214698 641567 222318 630137 L 245178 594895 269943 560605 C 278515 548222 287088 536792 295660 526315 365193 437732 445203 356770 533785 287237 623320 217705 720475 158650 823345 112930 Z M 1879668 109120 C 1896813 113882 1914910 118645 1932055 124360 L 1984443 142457 C 2144463 219610 2288290 328195 2406400 459640 L 2376873 432970 C 2366395 424397 2356870 415825 2346393 407252 2213043 277712 2053975 174842 1879668 109120 Z M 1596775 107215 L 1618682 107215 1658687 114835 1698692 124360 1718695 129122 C 1725362 131027 1732030 132932 1738697 134837 L 1777750 146267 C 1829185 163412 1880620 182462 1930150 206275 2030162 251995 2122555 312002 2206375 381535 2199707 377725 2192087 374867 2185420 371057 2182562 369152 2178752 367247 2175895 365342 1990157 222467 1764415 131980 1532005 108167 L 1574867 108167 Z M 1399607 81497 L 1348172 89117 1334837 91022 1321502 93879 1295785 99594 C 1142432 111977 991937 151982 853825 217704 715712 282474 589030 373914 482350 483452 525212 428207 572837 375819 626177 327242 681422 286284 741430 251042 802390 219609 833822 204369 865255 190082 896687 176747 L 945265 158649 C 960505 152934 977650 148172 993842 142457 1059565 122454 1127192 105309 1194820 95784 1262447 86259 1331027 81497 1399607 81497 Z M 1362475 222 C 1504681 -2323 1647020 16965 1783465 57685 1771083 55780 1758700 53875 1748223 51970 1735840 50065 1723458 49112 1711075 48160 1678690 39587 1645353 33872 1612015 28157 1594870 26252 1578678 23395 1561533 21490 1544388 19585 1528195 17680 1511050 16727 1493905 15775 1477713 12917 1460568 12917 L 1410085 11012 C 1392940 11012 1376748 11965 1359603 11965 L 1333885 12917 C 1326265 13870 1317693 13870 1309120 14822 1173865 22442 1040515 51017 913833 98642 921453 94832 927168 91975 931930 89117 936693 87212 941455 84355 946218 82450 955743 77687 965268 72925 982413 66257 990985 62447 1001463 58637 1013845 54827 1026228 51017 1041468 45302 1060518 40540 1079568 35777 1101475 30062 1128145 24347 1141480 22442 1155768 19585 1171008 16727 1178628 15775 1186248 13870 1194820 12917 1202440 11965 1211965 11012 1220538 10060 1267687 4345 1315074 1071 1362475 222 Z N" draw:text-areas="?f866 ?f868 ?f867 ?f869" draw:glue-points="?f437 ?f438 ?f439 ?f438 ?f440 ?f441 ?f437 ?f438 ?f442 ?f443 ?f444 ?f443 ?f445 ?f446 ?f442 ?f443 ?f447 ?f448 ?f449 ?f450 ?f451 ?f450 ?f452 ?f453 ?f454 ?f455 ?f456 ?f457 ?f447 ?f448 ?f458 ?f459 ?f460 ?f461 ?f462 ?f463 ?f464 ?f465 ?f466 ?f467 ?f468 ?f469 ?f470 ?f471 ?f472 ?f473 ?f474 ?f475 ?f476 ?f477 ?f478 ?f479 ?f480 ?f481 ?f482 ?f483 ?f484 ?f485 ?f486 ?f487 ?f488 ?f489 ?f490 ?f491 ?f492 ?f493 ?f494 ?f495 ?f496 ?f497 ?f498 ?f499 ?f500 ?f501 ?f502 ?f503 ?f504 ?f505 ?f458 ?f459 ?f506 ?f507 ?f508 ?f509 ?f510 ?f511 ?f512 ?f513 ?f514 ?f515 ?f516 ?f517 ?f518 ?f519 ?f520 ?f521 ?f522 ?f523 ?f524 ?f525 ?f526 ?f527 ?f528 ?f469 ?f529 ?f530 ?f531 ?f532 ?f533 ?f534 ?f535 ?f536 ?f537 ?f538 ?f539 ?f540 ?f541 ?f542 ?f543 ?f544 ?f452 ?f453 ?f545 ?f546 ?f547 ?f548 ?f549 ?f550 ?f551 ?f459 ?f552 ?f553 ?f554 ?f555 ?f539 ?f540 ?f556 ?f557 ?f558 ?f559 ?f560 ?f561 ?f562 ?f563 ?f524 ?f564 ?f565 ?f566 ?f567 ?f568 ?f569 ?f570 ?f571 ?f572 ?f573 ?f574 ?f575 ?f576 ?f577 ?f578 ?f579 ?f580 ?f581 ?f582 ?f583 ?f561 ?f584 ?f585 ?f586 ?f587 ?f588 ?f589 ?f590 ?f559 ?f591 ?f592 ?f593 ?f594 ?f595 ?f596 ?f583 ?f597 ?f556 ?f55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47 ?f699 ?f700 ?f701 ?f702 ?f703 ?f704 ?f705 ?f706 ?f707 ?f708 ?f709 ?f710 ?f711 ?f712 ?f713 ?f714 ?f715 ?f619 ?f716 ?f717 ?f718 ?f719 ?f720 ?f721 ?f722 ?f723 ?f724 ?f725 ?f726 ?f727 ?f728 ?f729 ?f730 ?f731 ?f732 ?f733 ?f734 ?f735 ?f736 ?f737 ?f738 ?f739 ?f740 ?f741 ?f722 ?f742 ?f743 ?f744 ?f745 ?f746 ?f747 ?f748 ?f749 ?f750 ?f751 ?f752 ?f753 ?f754 ?f755 ?f756 ?f757 ?f758 ?f759 ?f760 ?f761 ?f762 ?f763 ?f764 ?f765 ?f766 ?f598 ?f599 ?f767 ?f768 ?f769 ?f770 ?f771 ?f772 ?f773 ?f774 ?f775 ?f776 ?f777 ?f778 ?f767 ?f768 ?f779 ?f780 ?f781 ?f780 ?f782 ?f783 ?f784 ?f770 ?f785 ?f786 ?f787 ?f788 ?f789 ?f790 ?f791 ?f792 ?f793 ?f794 ?f795 ?f796 ?f797 ?f798 ?f799 ?f800 ?f801 ?f800 ?f802 ?f803 ?f804 ?f805 ?f806 ?f807 ?f808 ?f809 ?f810 ?f811 ?f812 ?f813 ?f814 ?f815 ?f816 ?f817 ?f818 ?f819 ?f820 ?f821 ?f822 ?f823 ?f824 ?f772 ?f825 ?f826 ?f802 ?f803 ?f827 ?f828 ?f829 ?f830 ?f831 ?f832 ?f833 ?f834 ?f835 ?f836 ?f837 ?f838 ?f839 ?f840 ?f841 ?f842 ?f843 ?f844 ?f845 ?f846 ?f847 ?f842 ?f848 ?f849 ?f850 ?f851 ?f852 ?f805 ?f853 ?f854 ?f855 ?f856 ?f857 ?f858 ?f859 ?f860 ?f861 ?f862 ?f863 ?f840 ?f825 ?f842 ?f864 ?f865 ?f827 ?f8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1203"/><draw:equation draw:name="f7" draw:formula="?f4 / 2794134"/><draw:equation draw:name="f8" draw:formula="2554038 * ?f5 / 2731203"/><draw:equation draw:name="f9" draw:formula="843497 * ?f4 / 2794134"/><draw:equation draw:name="f10" draw:formula="2554990 * ?f5 / 2731203"/><draw:equation draw:name="f11" draw:formula="2574040 * ?f5 / 2731203"/><draw:equation draw:name="f12" draw:formula="889217 * ?f4 / 2794134"/><draw:equation draw:name="f13" draw:formula="2630238 * ?f5 / 2731203"/><draw:equation draw:name="f14" draw:formula="810160 * ?f4 / 2794134"/><draw:equation draw:name="f15" draw:formula="2631190 * ?f5 / 2731203"/><draw:equation draw:name="f16" draw:formula="2651193 * ?f5 / 2731203"/><draw:equation draw:name="f17" draw:formula="858737 * ?f4 / 2794134"/><draw:equation draw:name="f18" draw:formula="2475759 * ?f5 / 2731203"/><draw:equation draw:name="f19" draw:formula="697568 * ?f4 / 2794134"/><draw:equation draw:name="f20" draw:formula="2489267 * ?f5 / 2731203"/><draw:equation draw:name="f21" draw:formula="717767 * ?f4 / 2794134"/><draw:equation draw:name="f22" draw:formula="2488315 * ?f5 / 2731203"/><draw:equation draw:name="f23" draw:formula="2444909 * ?f5 / 2731203"/><draw:equation draw:name="f24" draw:formula="651438 * ?f4 / 2794134"/><draw:equation draw:name="f25" draw:formula="2454977 * ?f5 / 2731203"/><draw:equation draw:name="f26" draw:formula="665379 * ?f4 / 2794134"/><draw:equation draw:name="f27" draw:formula="2466407 * ?f5 / 2731203"/><draw:equation draw:name="f28" draw:formula="682524 * ?f4 / 2794134"/><draw:equation draw:name="f29" draw:formula="382337 * ?f5 / 2731203"/><draw:equation draw:name="f30" draw:formula="565367 * ?f4 / 2794134"/><draw:equation draw:name="f31" draw:formula="363287 * ?f5 / 2731203"/><draw:equation draw:name="f32" draw:formula="599657 * ?f4 / 2794134"/><draw:equation draw:name="f33" draw:formula="345190 * ?f5 / 2731203"/><draw:equation draw:name="f34" draw:formula="635852 * ?f4 / 2794134"/><draw:equation draw:name="f35" draw:formula="336617 * ?f5 / 2731203"/><draw:equation draw:name="f36" draw:formula="653949 * ?f4 / 2794134"/><draw:equation draw:name="f37" draw:formula="328045 * ?f5 / 2731203"/><draw:equation draw:name="f38" draw:formula="672047 * ?f4 / 2794134"/><draw:equation draw:name="f39" draw:formula="311852 * ?f5 / 2731203"/><draw:equation draw:name="f40" draw:formula="709194 * ?f4 / 2794134"/><draw:equation draw:name="f41" draw:formula="134687 * ?f5 / 2731203"/><draw:equation draw:name="f42" draw:formula="1227354 * ?f4 / 2794134"/><draw:equation draw:name="f43" draw:formula="132782 * ?f5 / 2731203"/><draw:equation draw:name="f44" draw:formula="1502627 * ?f4 / 2794134"/><draw:equation draw:name="f45" draw:formula="189932 * ?f5 / 2731203"/><draw:equation draw:name="f46" draw:formula="1772184 * ?f4 / 2794134"/><draw:equation draw:name="f47" draw:formula="469015 * ?f5 / 2731203"/><draw:equation draw:name="f48" draw:formula="2242719 * ?f4 / 2794134"/><draw:equation draw:name="f49" draw:formula="919547 * ?f5 / 2731203"/><draw:equation draw:name="f50" draw:formula="2553234 * ?f4 / 2794134"/><draw:equation draw:name="f51" draw:formula="1458663 * ?f5 / 2731203"/><draw:equation draw:name="f52" draw:formula="2645627 * ?f4 / 2794134"/><draw:equation draw:name="f53" draw:formula="1987300 * ?f5 / 2731203"/><draw:equation draw:name="f54" draw:formula="2503704 * ?f4 / 2794134"/><draw:equation draw:name="f55" draw:formula="2407353 * ?f5 / 2731203"/><draw:equation draw:name="f56" draw:formula="2153184 * ?f4 / 2794134"/><draw:equation draw:name="f57" draw:formula="2642620 * ?f5 / 2731203"/><draw:equation draw:name="f58" draw:formula="1658837 * ?f4 / 2794134"/><draw:equation draw:name="f59" draw:formula="2679767 * ?f5 / 2731203"/><draw:equation draw:name="f60" draw:formula="1776947 * ?f4 / 2794134"/><draw:equation draw:name="f61" draw:formula="2382588 * ?f5 / 2731203"/><draw:equation draw:name="f62" draw:formula="2277962 * ?f4 / 2794134"/><draw:equation draw:name="f63" draw:formula="1903480 * ?f5 / 2731203"/><draw:equation draw:name="f64" draw:formula="2604669 * ?f4 / 2794134"/><draw:equation draw:name="f65" draw:formula="1332932 * ?f5 / 2731203"/><draw:equation draw:name="f66" draw:formula="2697062 * ?f4 / 2794134"/><draw:equation draw:name="f67" draw:formula="779530 * ?f5 / 2731203"/><draw:equation draw:name="f68" draw:formula="2538947 * ?f4 / 2794134"/><draw:equation draw:name="f69" draw:formula="347095 * ?f5 / 2731203"/><draw:equation draw:name="f70" draw:formula="2162709 * ?f4 / 2794134"/><draw:equation draw:name="f71" draw:formula="116590 * ?f5 / 2731203"/><draw:equation draw:name="f72" draw:formula="1640739 * ?f4 / 2794134"/><draw:equation draw:name="f73" draw:formula="129925 * ?f5 / 2731203"/><draw:equation draw:name="f74" draw:formula="1072097 * ?f4 / 2794134"/><draw:equation draw:name="f75" draw:formula="228032 * ?f5 / 2731203"/><draw:equation draw:name="f76" draw:formula="804444 * ?f4 / 2794134"/><draw:equation draw:name="f77" draw:formula="2429260 * ?f5 / 2731203"/><draw:equation draw:name="f78" draw:formula="494882 * ?f4 / 2794134"/><draw:equation draw:name="f79" draw:formula="2434975 * ?f5 / 2731203"/><draw:equation draw:name="f80" draw:formula="497739 * ?f4 / 2794134"/><draw:equation draw:name="f81" draw:formula="2441642 * ?f5 / 2731203"/><draw:equation draw:name="f82" draw:formula="501549 * ?f4 / 2794134"/><draw:equation draw:name="f83" draw:formula="2468312 * ?f5 / 2731203"/><draw:equation draw:name="f84" draw:formula="534887 * ?f4 / 2794134"/><draw:equation draw:name="f85" draw:formula="2494030 * ?f5 / 2731203"/><draw:equation draw:name="f86" draw:formula="569177 * ?f4 / 2794134"/><draw:equation draw:name="f87" draw:formula="2526415 * ?f5 / 2731203"/><draw:equation draw:name="f88" draw:formula="616802 * ?f4 / 2794134"/><draw:equation draw:name="f89" draw:formula="2564515 * ?f5 / 2731203"/><draw:equation draw:name="f90" draw:formula="678714 * ?f4 / 2794134"/><draw:equation draw:name="f91" draw:formula="2582612 * ?f5 / 2731203"/><draw:equation draw:name="f92" draw:formula="711099 * ?f4 / 2794134"/><draw:equation draw:name="f93" draw:formula="2591185 * ?f5 / 2731203"/><draw:equation draw:name="f94" draw:formula="727292 * ?f4 / 2794134"/><draw:equation draw:name="f95" draw:formula="2598805 * ?f5 / 2731203"/><draw:equation draw:name="f96" draw:formula="743484 * ?f4 / 2794134"/><draw:equation draw:name="f97" draw:formula="2596900 * ?f5 / 2731203"/><draw:equation draw:name="f98" draw:formula="742532 * ?f4 / 2794134"/><draw:equation draw:name="f99" draw:formula="2578802 * ?f5 / 2731203"/><draw:equation draw:name="f100" draw:formula="2559752 * ?f5 / 2731203"/><draw:equation draw:name="f101" draw:formula="675857 * ?f4 / 2794134"/><draw:equation draw:name="f102" draw:formula="2518795 * ?f5 / 2731203"/><draw:equation draw:name="f103" draw:formula="611087 * ?f4 / 2794134"/><draw:equation draw:name="f104" draw:formula="2486410 * ?f5 / 2731203"/><draw:equation draw:name="f105" draw:formula="566319 * ?f4 / 2794134"/><draw:equation draw:name="f106" draw:formula="2458787 * ?f5 / 2731203"/><draw:equation draw:name="f107" draw:formula="530124 * ?f4 / 2794134"/><draw:equation draw:name="f108" draw:formula="2444500 * ?f5 / 2731203"/><draw:equation draw:name="f109" draw:formula="512027 * ?f4 / 2794134"/><draw:equation draw:name="f110" draw:formula="2280670 * ?f5 / 2731203"/><draw:equation draw:name="f111" draw:formula="458687 * ?f4 / 2794134"/><draw:equation draw:name="f112" draw:formula="2296862 * ?f5 / 2731203"/><draw:equation draw:name="f113" draw:formula="465354 * ?f4 / 2794134"/><draw:equation draw:name="f114" draw:formula="2400566 * ?f5 / 2731203"/><draw:equation draw:name="f115" draw:formula="585131 * ?f4 / 2794134"/><draw:equation draw:name="f116" draw:formula="2442595 * ?f5 / 2731203"/><draw:equation draw:name="f117" draw:formula="648234 * ?f4 / 2794134"/><draw:equation draw:name="f118" draw:formula="2418782 * ?f5 / 2731203"/><draw:equation draw:name="f119" draw:formula="613944 * ?f4 / 2794134"/><draw:equation draw:name="f120" draw:formula="2393065 * ?f5 / 2731203"/><draw:equation draw:name="f121" draw:formula="581559 * ?f4 / 2794134"/><draw:equation draw:name="f122" draw:formula="2379730 * ?f5 / 2731203"/><draw:equation draw:name="f123" draw:formula="2366395 * ?f5 / 2731203"/><draw:equation draw:name="f124" draw:formula="549174 * ?f4 / 2794134"/><draw:equation draw:name="f125" draw:formula="2338772 * ?f5 / 2731203"/><draw:equation draw:name="f126" draw:formula="517742 * ?f4 / 2794134"/><draw:equation draw:name="f127" draw:formula="1399608 * ?f5 / 2731203"/><draw:equation draw:name="f128" draw:formula="153887 * ?f4 / 2794134"/><draw:equation draw:name="f129" draw:formula="2618808 * ?f5 / 2731203"/><draw:equation draw:name="f130" draw:formula="1373087 * ?f4 / 2794134"/><draw:equation draw:name="f131" draw:formula="2612513 * ?f5 / 2731203"/><draw:equation draw:name="f132" draw:formula="1497743 * ?f4 / 2794134"/><draw:equation draw:name="f133" draw:formula="2595954 * ?f5 / 2731203"/><draw:equation draw:name="f134" draw:formula="1606243 * ?f4 / 2794134"/><draw:equation draw:name="f135" draw:formula="1612164 * ?f4 / 2794134"/><draw:equation draw:name="f136" draw:formula="2620713 * ?f5 / 2731203"/><draw:equation draw:name="f137" draw:formula="1667409 * ?f4 / 2794134"/><draw:equation draw:name="f138" draw:formula="2408305 * ?f5 / 2731203"/><draw:equation draw:name="f139" draw:formula="2112227 * ?f4 / 2794134"/><draw:equation draw:name="f140" draw:formula="2041592 * ?f5 / 2731203"/><draw:equation draw:name="f141" draw:formula="2439887 * ?f4 / 2794134"/><draw:equation draw:name="f142" draw:formula="1578677 * ?f5 / 2731203"/><draw:equation draw:name="f143" draw:formula="2599907 * ?f4 / 2794134"/><draw:equation draw:name="f144" draw:formula="1091950 * ?f5 / 2731203"/><draw:equation draw:name="f145" draw:formula="2569427 * ?f4 / 2794134"/><draw:equation draw:name="f146" draw:formula="656657 * ?f5 / 2731203"/><draw:equation draw:name="f147" draw:formula="2353209 * ?f4 / 2794134"/><draw:equation draw:name="f148" draw:formula="339475 * ?f5 / 2731203"/><draw:equation draw:name="f149" draw:formula="1987449 * ?f4 / 2794134"/><draw:equation draw:name="f150" draw:formula="188980 * ?f5 / 2731203"/><draw:equation draw:name="f151" draw:formula="1529297 * ?f4 / 2794134"/><draw:equation draw:name="f152" draw:formula="186849 * ?f5 / 2731203"/><draw:equation draw:name="f153" draw:formula="1498705 * ?f4 / 2794134"/><draw:equation draw:name="f154" draw:formula="186703 * ?f5 / 2731203"/><draw:equation draw:name="f155" draw:formula="186492 * ?f5 / 2731203"/><draw:equation draw:name="f156" draw:formula="1493576 * ?f4 / 2794134"/><draw:equation draw:name="f157" draw:formula="180586 * ?f5 / 2731203"/><draw:equation draw:name="f158" draw:formula="1408776 * ?f4 / 2794134"/><draw:equation draw:name="f159" draw:formula="181167 * ?f5 / 2731203"/><draw:equation draw:name="f160" draw:formula="1388115 * ?f4 / 2794134"/><draw:equation draw:name="f161" draw:formula="180408 * ?f5 / 2731203"/><draw:equation draw:name="f162" draw:formula="183073 * ?f5 / 2731203"/><draw:equation draw:name="f163" draw:formula="1320311 * ?f4 / 2794134"/><draw:equation draw:name="f164" draw:formula="183979 * ?f5 / 2731203"/><draw:equation draw:name="f165" draw:formula="1288077 * ?f4 / 2794134"/><draw:equation draw:name="f166" draw:formula="185178 * ?f5 / 2731203"/><draw:equation draw:name="f167" draw:formula="1278633 * ?f4 / 2794134"/><draw:equation draw:name="f168" draw:formula="1248431 * ?f4 / 2794134"/><draw:equation draw:name="f169" draw:formula="823345 * ?f5 / 2731203"/><draw:equation draw:name="f170" draw:formula="112930 * ?f4 / 2794134"/><draw:equation draw:name="f171" draw:formula="690948 * ?f5 / 2731203"/><draw:equation draw:name="f172" draw:formula="207227 * ?f4 / 2794134"/><draw:equation draw:name="f173" draw:formula="431868 * ?f5 / 2731203"/><draw:equation draw:name="f174" draw:formula="411062 * ?f4 / 2794134"/><draw:equation draw:name="f175" draw:formula="228985 * ?f5 / 2731203"/><draw:equation draw:name="f176" draw:formula="670142 * ?f4 / 2794134"/><draw:equation draw:name="f177" draw:formula="93730 * ?f5 / 2731203"/><draw:equation draw:name="f178" draw:formula="971132 * ?f4 / 2794134"/><draw:equation draw:name="f179" draw:formula="35628 * ?f5 / 2731203"/><draw:equation draw:name="f180" draw:formula="1294982 * ?f4 / 2794134"/><draw:equation draw:name="f181" draw:formula="55630 * ?f5 / 2731203"/><draw:equation draw:name="f182" draw:formula="1623595 * ?f4 / 2794134"/><draw:equation draw:name="f183" draw:formula="72775 * ?f5 / 2731203"/><draw:equation draw:name="f184" draw:formula="1704557 * ?f4 / 2794134"/><draw:equation draw:name="f185" draw:formula="83253 * ?f5 / 2731203"/><draw:equation draw:name="f186" draw:formula="1744562 * ?f4 / 2794134"/><draw:equation draw:name="f187" draw:formula="94683 * ?f5 / 2731203"/><draw:equation draw:name="f188" draw:formula="1784567 * ?f4 / 2794134"/><draw:equation draw:name="f189" draw:formula="153738 * ?f5 / 2731203"/><draw:equation draw:name="f190" draw:formula="1938872 * ?f4 / 2794134"/><draw:equation draw:name="f191" draw:formula="230890 * ?f5 / 2731203"/><draw:equation draw:name="f192" draw:formula="2084605 * ?f4 / 2794134"/><draw:equation draw:name="f193" draw:formula="325188 * ?f5 / 2731203"/><draw:equation draw:name="f194" draw:formula="2219860 * ?f4 / 2794134"/><draw:equation draw:name="f195" draw:formula="434725 * ?f5 / 2731203"/><draw:equation draw:name="f196" draw:formula="2343685 * ?f4 / 2794134"/><draw:equation draw:name="f197" draw:formula="558550 * ?f5 / 2731203"/><draw:equation draw:name="f198" draw:formula="2452270 * ?f4 / 2794134"/><draw:equation draw:name="f199" draw:formula="693805 * ?f5 / 2731203"/><draw:equation draw:name="f200" draw:formula="2546567 * ?f4 / 2794134"/><draw:equation draw:name="f201" draw:formula="730000 * ?f5 / 2731203"/><draw:equation draw:name="f202" draw:formula="2567522 * ?f4 / 2794134"/><draw:equation draw:name="f203" draw:formula="748098 * ?f5 / 2731203"/><draw:equation draw:name="f204" draw:formula="2578000 * ?f4 / 2794134"/><draw:equation draw:name="f205" draw:formula="766195 * ?f5 / 2731203"/><draw:equation draw:name="f206" draw:formula="2587525 * ?f4 / 2794134"/><draw:equation draw:name="f207" draw:formula="803343 * ?f5 / 2731203"/><draw:equation draw:name="f208" draw:formula="2606575 * ?f4 / 2794134"/><draw:equation draw:name="f209" draw:formula="840490 * ?f5 / 2731203"/><draw:equation draw:name="f210" draw:formula="2623720 * ?f4 / 2794134"/><draw:equation draw:name="f211" draw:formula="994795 * ?f5 / 2731203"/><draw:equation draw:name="f212" draw:formula="2682775 * ?f4 / 2794134"/><draw:equation draw:name="f213" draw:formula="1155768 * ?f5 / 2731203"/><draw:equation draw:name="f214" draw:formula="2721827 * ?f4 / 2794134"/><draw:equation draw:name="f215" draw:formula="1808230 * ?f5 / 2731203"/><draw:equation draw:name="f216" draw:formula="2681822 * ?f4 / 2794134"/><draw:equation draw:name="f217" draw:formula="2108268 * ?f5 / 2731203"/><draw:equation draw:name="f218" draw:formula="2545615 * ?f4 / 2794134"/><draw:equation draw:name="f219" draw:formula="2367348 * ?f5 / 2731203"/><draw:equation draw:name="f220" draw:formula="2341780 * ?f4 / 2794134"/><draw:equation draw:name="f221" draw:formula="2570230 * ?f5 / 2731203"/><draw:equation draw:name="f222" draw:formula="2082700 * ?f4 / 2794134"/><draw:equation draw:name="f223" draw:formula="2705485 * ?f5 / 2731203"/><draw:equation draw:name="f224" draw:formula="1781710 * ?f4 / 2794134"/><draw:equation draw:name="f225" draw:formula="2731203 * ?f5 / 2731203"/><draw:equation draw:name="f226" draw:formula="1908392 * ?f4 / 2794134"/><draw:equation draw:name="f227" draw:formula="2695960 * ?f5 / 2731203"/><draw:equation draw:name="f228" draw:formula="1988402 * ?f4 / 2794134"/><draw:equation draw:name="f229" draw:formula="2675958 * ?f5 / 2731203"/><draw:equation draw:name="f230" draw:formula="2027455 * ?f4 / 2794134"/><draw:equation draw:name="f231" draw:formula="2655003 * ?f5 / 2731203"/><draw:equation draw:name="f232" draw:formula="2065555 * ?f4 / 2794134"/><draw:equation draw:name="f233" draw:formula="2610235 * ?f5 / 2731203"/><draw:equation draw:name="f234" draw:formula="2139850 * ?f4 / 2794134"/><draw:equation draw:name="f235" draw:formula="2586423 * ?f5 / 2731203"/><draw:equation draw:name="f236" draw:formula="2176045 * ?f4 / 2794134"/><draw:equation draw:name="f237" draw:formula="2560705 * ?f5 / 2731203"/><draw:equation draw:name="f238" draw:formula="2211287 * ?f4 / 2794134"/><draw:equation draw:name="f239" draw:formula="2322580 * ?f5 / 2731203"/><draw:equation draw:name="f240" draw:formula="2464652 * ?f4 / 2794134"/><draw:equation draw:name="f241" draw:formula="1702503 * ?f5 / 2731203"/><draw:equation draw:name="f242" draw:formula="2764690 * ?f4 / 2794134"/><draw:equation draw:name="f243" draw:formula="1358650 * ?f5 / 2731203"/><draw:equation draw:name="f244" draw:formula="2793265 * ?f4 / 2794134"/><draw:equation draw:name="f245" draw:formula="1186248 * ?f5 / 2731203"/><draw:equation draw:name="f246" draw:formula="2777072 * ?f4 / 2794134"/><draw:equation draw:name="f247" draw:formula="1143385 * ?f5 / 2731203"/><draw:equation draw:name="f248" draw:formula="2769452 * ?f4 / 2794134"/><draw:equation draw:name="f249" draw:formula="1101475 * ?f5 / 2731203"/><draw:equation draw:name="f250" draw:formula="2760880 * ?f4 / 2794134"/><draw:equation draw:name="f251" draw:formula="1017655 * ?f5 / 2731203"/><draw:equation draw:name="f252" draw:formula="2738972 * ?f4 / 2794134"/><draw:equation draw:name="f253" draw:formula="976698 * ?f5 / 2731203"/><draw:equation draw:name="f254" draw:formula="2726590 * ?f4 / 2794134"/><draw:equation draw:name="f255" draw:formula="935740 * ?f5 / 2731203"/><draw:equation draw:name="f256" draw:formula="2712302 * ?f4 / 2794134"/><draw:equation draw:name="f257" draw:formula="854778 * ?f5 / 2731203"/><draw:equation draw:name="f258" draw:formula="2680870 * ?f4 / 2794134"/><draw:equation draw:name="f259" draw:formula="815725 * ?f5 / 2731203"/><draw:equation draw:name="f260" draw:formula="2662772 * ?f4 / 2794134"/><draw:equation draw:name="f261" draw:formula="776673 * ?f5 / 2731203"/><draw:equation draw:name="f262" draw:formula="2643722 * ?f4 / 2794134"/><draw:equation draw:name="f263" draw:formula="700473 * ?f5 / 2731203"/><draw:equation draw:name="f264" draw:formula="2602765 * ?f4 / 2794134"/><draw:equation draw:name="f265" draw:formula="663325 * ?f5 / 2731203"/><draw:equation draw:name="f266" draw:formula="2580857 * ?f4 / 2794134"/><draw:equation draw:name="f267" draw:formula="627130 * ?f5 / 2731203"/><draw:equation draw:name="f268" draw:formula="2557045 * ?f4 / 2794134"/><draw:equation draw:name="f269" draw:formula="609033 * ?f5 / 2731203"/><draw:equation draw:name="f270" draw:formula="591888 * ?f5 / 2731203"/><draw:equation draw:name="f271" draw:formula="2533232 * ?f4 / 2794134"/><draw:equation draw:name="f272" draw:formula="556645 * ?f5 / 2731203"/><draw:equation draw:name="f273" draw:formula="2507515 * ?f4 / 2794134"/><draw:equation draw:name="f274" draw:formula="426153 * ?f5 / 2731203"/><draw:equation draw:name="f275" draw:formula="2395120 * ?f4 / 2794134"/><draw:equation draw:name="f276" draw:formula="309948 * ?f5 / 2731203"/><draw:equation draw:name="f277" draw:formula="2268437 * ?f4 / 2794134"/><draw:equation draw:name="f278" draw:formula="210888 * ?f5 / 2731203"/><draw:equation draw:name="f279" draw:formula="2128420 * ?f4 / 2794134"/><draw:equation draw:name="f280" draw:formula="168025 * ?f5 / 2731203"/><draw:equation draw:name="f281" draw:formula="2054125 * ?f4 / 2794134"/><draw:equation draw:name="f282" draw:formula="148023 * ?f5 / 2731203"/><draw:equation draw:name="f283" draw:formula="2016025 * ?f4 / 2794134"/><draw:equation draw:name="f284" draw:formula="128973 * ?f5 / 2731203"/><draw:equation draw:name="f285" draw:formula="1977925 * ?f4 / 2794134"/><draw:equation draw:name="f286" draw:formula="111828 * ?f5 / 2731203"/><draw:equation draw:name="f287" draw:formula="103255 * ?f5 / 2731203"/><draw:equation draw:name="f288" draw:formula="1918870 * ?f4 / 2794134"/><draw:equation draw:name="f289" draw:formula="95635 * ?f5 / 2731203"/><draw:equation draw:name="f290" draw:formula="1898867 * ?f4 / 2794134"/><draw:equation draw:name="f291" draw:formula="80395 * ?f5 / 2731203"/><draw:equation draw:name="f292" draw:formula="1858862 * ?f4 / 2794134"/><draw:equation draw:name="f293" draw:formula="67060 * ?f5 / 2731203"/><draw:equation draw:name="f294" draw:formula="1817905 * ?f4 / 2794134"/><draw:equation draw:name="f295" draw:formula="43248 * ?f5 / 2731203"/><draw:equation draw:name="f296" draw:formula="1735990 * ?f4 / 2794134"/><draw:equation draw:name="f297" draw:formula="33723 * ?f5 / 2731203"/><draw:equation draw:name="f298" draw:formula="1694080 * ?f4 / 2794134"/><draw:equation draw:name="f299" draw:formula="25150 * ?f5 / 2731203"/><draw:equation draw:name="f300" draw:formula="1652170 * ?f4 / 2794134"/><draw:equation draw:name="f301" draw:formula="3243 * ?f5 / 2731203"/><draw:equation draw:name="f302" draw:formula="1482625 * ?f4 / 2794134"/><draw:equation draw:name="f303" draw:formula="21340 * ?f5 / 2731203"/><draw:equation draw:name="f304" draw:formula="1142582 * ?f4 / 2794134"/><draw:equation draw:name="f305" draw:formula="28960 * ?f5 / 2731203"/><draw:equation draw:name="f306" draw:formula="1100672 * ?f4 / 2794134"/><draw:equation draw:name="f307" draw:formula="38485 * ?f5 / 2731203"/><draw:equation draw:name="f308" draw:formula="1058762 * ?f4 / 2794134"/><draw:equation draw:name="f309" draw:formula="48963 * ?f5 / 2731203"/><draw:equation draw:name="f310" draw:formula="1017805 * ?f4 / 2794134"/><draw:equation draw:name="f311" draw:formula="61345 * ?f5 / 2731203"/><draw:equation draw:name="f312" draw:formula="976847 * ?f4 / 2794134"/><draw:equation draw:name="f313" draw:formula="956845 * ?f4 / 2794134"/><draw:equation draw:name="f314" draw:formula="73728 * ?f5 / 2731203"/><draw:equation draw:name="f315" draw:formula="935890 * ?f4 / 2794134"/><draw:equation draw:name="f316" draw:formula="88015 * ?f5 / 2731203"/><draw:equation draw:name="f317" draw:formula="895885 * ?f4 / 2794134"/><draw:equation draw:name="f318" draw:formula="104208 * ?f5 / 2731203"/><draw:equation draw:name="f319" draw:formula="855880 * ?f4 / 2794134"/><draw:equation draw:name="f320" draw:formula="120400 * ?f5 / 2731203"/><draw:equation draw:name="f321" draw:formula="816827 * ?f4 / 2794134"/><draw:equation draw:name="f322" draw:formula="157548 * ?f5 / 2731203"/><draw:equation draw:name="f323" draw:formula="740627 * ?f4 / 2794134"/><draw:equation draw:name="f324" draw:formula="177550 * ?f5 / 2731203"/><draw:equation draw:name="f325" draw:formula="703480 * ?f4 / 2794134"/><draw:equation draw:name="f326" draw:formula="199458 * ?f5 / 2731203"/><draw:equation draw:name="f327" draw:formula="666332 * ?f4 / 2794134"/><draw:equation draw:name="f328" draw:formula="222318 * ?f5 / 2731203"/><draw:equation draw:name="f329" draw:formula="630137 * ?f4 / 2794134"/><draw:equation draw:name="f330" draw:formula="245178 * ?f5 / 2731203"/><draw:equation draw:name="f331" draw:formula="594895 * ?f4 / 2794134"/><draw:equation draw:name="f332" draw:formula="269943 * ?f5 / 2731203"/><draw:equation draw:name="f333" draw:formula="560605 * ?f4 / 2794134"/><draw:equation draw:name="f334" draw:formula="295660 * ?f5 / 2731203"/><draw:equation draw:name="f335" draw:formula="526315 * ?f4 / 2794134"/><draw:equation draw:name="f336" draw:formula="533785 * ?f5 / 2731203"/><draw:equation draw:name="f337" draw:formula="287237 * ?f4 / 2794134"/><draw:equation draw:name="f338" draw:formula="1879668 * ?f5 / 2731203"/><draw:equation draw:name="f339" draw:formula="109120 * ?f4 / 2794134"/><draw:equation draw:name="f340" draw:formula="1932055 * ?f5 / 2731203"/><draw:equation draw:name="f341" draw:formula="124360 * ?f4 / 2794134"/><draw:equation draw:name="f342" draw:formula="1984443 * ?f5 / 2731203"/><draw:equation draw:name="f343" draw:formula="142457 * ?f4 / 2794134"/><draw:equation draw:name="f344" draw:formula="2406400 * ?f5 / 2731203"/><draw:equation draw:name="f345" draw:formula="459640 * ?f4 / 2794134"/><draw:equation draw:name="f346" draw:formula="2376873 * ?f5 / 2731203"/><draw:equation draw:name="f347" draw:formula="432970 * ?f4 / 2794134"/><draw:equation draw:name="f348" draw:formula="2346393 * ?f5 / 2731203"/><draw:equation draw:name="f349" draw:formula="407252 * ?f4 / 2794134"/><draw:equation draw:name="f350" draw:formula="1596775 * ?f5 / 2731203"/><draw:equation draw:name="f351" draw:formula="107215 * ?f4 / 2794134"/><draw:equation draw:name="f352" draw:formula="1618682 * ?f5 / 2731203"/><draw:equation draw:name="f353" draw:formula="1658687 * ?f5 / 2731203"/><draw:equation draw:name="f354" draw:formula="114835 * ?f4 / 2794134"/><draw:equation draw:name="f355" draw:formula="1698692 * ?f5 / 2731203"/><draw:equation draw:name="f356" draw:formula="1718695 * ?f5 / 2731203"/><draw:equation draw:name="f357" draw:formula="129122 * ?f4 / 2794134"/><draw:equation draw:name="f358" draw:formula="1738697 * ?f5 / 2731203"/><draw:equation draw:name="f359" draw:formula="134837 * ?f4 / 2794134"/><draw:equation draw:name="f360" draw:formula="1777750 * ?f5 / 2731203"/><draw:equation draw:name="f361" draw:formula="146267 * ?f4 / 2794134"/><draw:equation draw:name="f362" draw:formula="1930150 * ?f5 / 2731203"/><draw:equation draw:name="f363" draw:formula="206275 * ?f4 / 2794134"/><draw:equation draw:name="f364" draw:formula="2206375 * ?f5 / 2731203"/><draw:equation draw:name="f365" draw:formula="381535 * ?f4 / 2794134"/><draw:equation draw:name="f366" draw:formula="2185420 * ?f5 / 2731203"/><draw:equation draw:name="f367" draw:formula="371057 * ?f4 / 2794134"/><draw:equation draw:name="f368" draw:formula="2175895 * ?f5 / 2731203"/><draw:equation draw:name="f369" draw:formula="365342 * ?f4 / 2794134"/><draw:equation draw:name="f370" draw:formula="1532005 * ?f5 / 2731203"/><draw:equation draw:name="f371" draw:formula="108167 * ?f4 / 2794134"/><draw:equation draw:name="f372" draw:formula="1574867 * ?f5 / 2731203"/><draw:equation draw:name="f373" draw:formula="1399607 * ?f5 / 2731203"/><draw:equation draw:name="f374" draw:formula="81497 * ?f4 / 2794134"/><draw:equation draw:name="f375" draw:formula="1348172 * ?f5 / 2731203"/><draw:equation draw:name="f376" draw:formula="89117 * ?f4 / 2794134"/><draw:equation draw:name="f377" draw:formula="1334837 * ?f5 / 2731203"/><draw:equation draw:name="f378" draw:formula="91022 * ?f4 / 2794134"/><draw:equation draw:name="f379" draw:formula="1321502 * ?f5 / 2731203"/><draw:equation draw:name="f380" draw:formula="93879 * ?f4 / 2794134"/><draw:equation draw:name="f381" draw:formula="1295785 * ?f5 / 2731203"/><draw:equation draw:name="f382" draw:formula="99594 * ?f4 / 2794134"/><draw:equation draw:name="f383" draw:formula="853825 * ?f5 / 2731203"/><draw:equation draw:name="f384" draw:formula="217704 * ?f4 / 2794134"/><draw:equation draw:name="f385" draw:formula="482350 * ?f5 / 2731203"/><draw:equation draw:name="f386" draw:formula="483452 * ?f4 / 2794134"/><draw:equation draw:name="f387" draw:formula="626177 * ?f5 / 2731203"/><draw:equation draw:name="f388" draw:formula="327242 * ?f4 / 2794134"/><draw:equation draw:name="f389" draw:formula="802390 * ?f5 / 2731203"/><draw:equation draw:name="f390" draw:formula="219609 * ?f4 / 2794134"/><draw:equation draw:name="f391" draw:formula="896687 * ?f5 / 2731203"/><draw:equation draw:name="f392" draw:formula="176747 * ?f4 / 2794134"/><draw:equation draw:name="f393" draw:formula="945265 * ?f5 / 2731203"/><draw:equation draw:name="f394" draw:formula="158649 * ?f4 / 2794134"/><draw:equation draw:name="f395" draw:formula="993842 * ?f5 / 2731203"/><draw:equation draw:name="f396" draw:formula="1194820 * ?f5 / 2731203"/><draw:equation draw:name="f397" draw:formula="95784 * ?f4 / 2794134"/><draw:equation draw:name="f398" draw:formula="1362475 * ?f5 / 2731203"/><draw:equation draw:name="f399" draw:formula="222 * ?f4 / 2794134"/><draw:equation draw:name="f400" draw:formula="1783465 * ?f5 / 2731203"/><draw:equation draw:name="f401" draw:formula="57685 * ?f4 / 2794134"/><draw:equation draw:name="f402" draw:formula="1748223 * ?f5 / 2731203"/><draw:equation draw:name="f403" draw:formula="51970 * ?f4 / 2794134"/><draw:equation draw:name="f404" draw:formula="1711075 * ?f5 / 2731203"/><draw:equation draw:name="f405" draw:formula="48160 * ?f4 / 2794134"/><draw:equation draw:name="f406" draw:formula="1612015 * ?f5 / 2731203"/><draw:equation draw:name="f407" draw:formula="28157 * ?f4 / 2794134"/><draw:equation draw:name="f408" draw:formula="1561533 * ?f5 / 2731203"/><draw:equation draw:name="f409" draw:formula="21490 * ?f4 / 2794134"/><draw:equation draw:name="f410" draw:formula="1511050 * ?f5 / 2731203"/><draw:equation draw:name="f411" draw:formula="16727 * ?f4 / 2794134"/><draw:equation draw:name="f412" draw:formula="1460568 * ?f5 / 2731203"/><draw:equation draw:name="f413" draw:formula="12917 * ?f4 / 2794134"/><draw:equation draw:name="f414" draw:formula="1410085 * ?f5 / 2731203"/><draw:equation draw:name="f415" draw:formula="11012 * ?f4 / 2794134"/><draw:equation draw:name="f416" draw:formula="1359603 * ?f5 / 2731203"/><draw:equation draw:name="f417" draw:formula="11965 * ?f4 / 2794134"/><draw:equation draw:name="f418" draw:formula="1333885 * ?f5 / 2731203"/><draw:equation draw:name="f419" draw:formula="1309120 * ?f5 / 2731203"/><draw:equation draw:name="f420" draw:formula="14822 * ?f4 / 2794134"/><draw:equation draw:name="f421" draw:formula="913833 * ?f5 / 2731203"/><draw:equation draw:name="f422" draw:formula="98642 * ?f4 / 2794134"/><draw:equation draw:name="f423" draw:formula="931930 * ?f5 / 2731203"/><draw:equation draw:name="f424" draw:formula="946218 * ?f5 / 2731203"/><draw:equation draw:name="f425" draw:formula="82450 * ?f4 / 2794134"/><draw:equation draw:name="f426" draw:formula="982413 * ?f5 / 2731203"/><draw:equation draw:name="f427" draw:formula="66257 * ?f4 / 2794134"/><draw:equation draw:name="f428" draw:formula="1013845 * ?f5 / 2731203"/><draw:equation draw:name="f429" draw:formula="54827 * ?f4 / 2794134"/><draw:equation draw:name="f430" draw:formula="1060518 * ?f5 / 2731203"/><draw:equation draw:name="f431" draw:formula="40540 * ?f4 / 2794134"/><draw:equation draw:name="f432" draw:formula="1128145 * ?f5 / 2731203"/><draw:equation draw:name="f433" draw:formula="24347 * ?f4 / 2794134"/><draw:equation draw:name="f434" draw:formula="1171008 * ?f5 / 2731203"/><draw:equation draw:name="f435" draw:formula="1220538 * ?f5 / 2731203"/><draw:equation draw:name="f436" draw:formula="10060 * ?f4 / 2794134"/><draw:equation draw:name="f437" draw:formula="?f8 / ?f6"/><draw:equation draw:name="f438" draw:formula="?f9 / ?f7"/><draw:equation draw:name="f439" draw:formula="?f10 / ?f6"/><draw:equation draw:name="f440" draw:formula="?f11 / ?f6"/><draw:equation draw:name="f441" draw:formula="?f12 / ?f7"/><draw:equation draw:name="f442" draw:formula="?f13 / ?f6"/><draw:equation draw:name="f443" draw:formula="?f14 / ?f7"/><draw:equation draw:name="f444" draw:formula="?f15 / ?f6"/><draw:equation draw:name="f445" draw:formula="?f16 / ?f6"/><draw:equation draw:name="f446" draw:formula="?f17 / ?f7"/><draw:equation draw:name="f447" draw:formula="?f18 / ?f6"/><draw:equation draw:name="f448" draw:formula="?f19 / ?f7"/><draw:equation draw:name="f449" draw:formula="?f20 / ?f6"/><draw:equation draw:name="f450" draw:formula="?f21 / ?f7"/><draw:equation draw:name="f451" draw:formula="?f22 / ?f6"/><draw:equation draw:name="f452" draw:formula="?f23 / ?f6"/><draw:equation draw:name="f453" draw:formula="?f24 / ?f7"/><draw:equation draw:name="f454" draw:formula="?f25 / ?f6"/><draw:equation draw:name="f455" draw:formula="?f26 / ?f7"/><draw:equation draw:name="f456" draw:formula="?f27 / ?f6"/><draw:equation draw:name="f457" draw:formula="?f28 / ?f7"/><draw:equation draw:name="f458" draw:formula="?f29 / ?f6"/><draw:equation draw:name="f459" draw:formula="?f30 / ?f7"/><draw:equation draw:name="f460" draw:formula="?f31 / ?f6"/><draw:equation draw:name="f461" draw:formula="?f32 / ?f7"/><draw:equation draw:name="f462" draw:formula="?f33 / ?f6"/><draw:equation draw:name="f463" draw:formula="?f34 / ?f7"/><draw:equation draw:name="f464" draw:formula="?f35 / ?f6"/><draw:equation draw:name="f465" draw:formula="?f36 / ?f7"/><draw:equation draw:name="f466" draw:formula="?f37 / ?f6"/><draw:equation draw:name="f467" draw:formula="?f38 / ?f7"/><draw:equation draw:name="f468" draw:formula="?f39 / ?f6"/><draw:equation draw:name="f469" draw:formula="?f40 / ?f7"/><draw:equation draw:name="f470" draw:formula="?f41 / ?f6"/><draw:equation draw:name="f471" draw:formula="?f42 / ?f7"/><draw:equation draw:name="f472" draw:formula="?f43 / ?f6"/><draw:equation draw:name="f473" draw:formula="?f44 / ?f7"/><draw:equation draw:name="f474" draw:formula="?f45 / ?f6"/><draw:equation draw:name="f475" draw:formula="?f46 / ?f7"/><draw:equation draw:name="f476" draw:formula="?f47 / ?f6"/><draw:equation draw:name="f477" draw:formula="?f48 / ?f7"/><draw:equation draw:name="f478" draw:formula="?f49 / ?f6"/><draw:equation draw:name="f479" draw:formula="?f50 / ?f7"/><draw:equation draw:name="f480" draw:formula="?f51 / ?f6"/><draw:equation draw:name="f481" draw:formula="?f52 / ?f7"/><draw:equation draw:name="f482" draw:formula="?f53 / ?f6"/><draw:equation draw:name="f483" draw:formula="?f54 / ?f7"/><draw:equation draw:name="f484" draw:formula="?f55 / ?f6"/><draw:equation draw:name="f485" draw:formula="?f56 / ?f7"/><draw:equation draw:name="f486" draw:formula="?f57 / ?f6"/><draw:equation draw:name="f487" draw:formula="?f58 / ?f7"/><draw:equation draw:name="f488" draw:formula="?f59 / ?f6"/><draw:equation draw:name="f489" draw:formula="?f60 / ?f7"/><draw:equation draw:name="f490" draw:formula="?f61 / ?f6"/><draw:equation draw:name="f491" draw:formula="?f62 / ?f7"/><draw:equation draw:name="f492" draw:formula="?f63 / ?f6"/><draw:equation draw:name="f493" draw:formula="?f64 / ?f7"/><draw:equation draw:name="f494" draw:formula="?f65 / ?f6"/><draw:equation draw:name="f495" draw:formula="?f66 / ?f7"/><draw:equation draw:name="f496" draw:formula="?f67 / ?f6"/><draw:equation draw:name="f497" draw:formula="?f68 / ?f7"/><draw:equation draw:name="f498" draw:formula="?f69 / ?f6"/><draw:equation draw:name="f499" draw:formula="?f70 / ?f7"/><draw:equation draw:name="f500" draw:formula="?f71 / ?f6"/><draw:equation draw:name="f501" draw:formula="?f72 / ?f7"/><draw:equation draw:name="f502" draw:formula="?f73 / ?f6"/><draw:equation draw:name="f503" draw:formula="?f74 / ?f7"/><draw:equation draw:name="f504" draw:formula="?f75 / ?f6"/><draw:equation draw:name="f505" draw:formula="?f76 / ?f7"/><draw:equation draw:name="f506" draw:formula="?f77 / ?f6"/><draw:equation draw:name="f507" draw:formula="?f78 / ?f7"/><draw:equation draw:name="f508" draw:formula="?f79 / ?f6"/><draw:equation draw:name="f509" draw:formula="?f80 / ?f7"/><draw:equation draw:name="f510" draw:formula="?f81 / ?f6"/><draw:equation draw:name="f511" draw:formula="?f82 / ?f7"/><draw:equation draw:name="f512" draw:formula="?f83 / ?f6"/><draw:equation draw:name="f513" draw:formula="?f84 / ?f7"/><draw:equation draw:name="f514" draw:formula="?f85 / ?f6"/><draw:equation draw:name="f515" draw:formula="?f86 / ?f7"/><draw:equation draw:name="f516" draw:formula="?f87 / ?f6"/><draw:equation draw:name="f517" draw:formula="?f88 / ?f7"/><draw:equation draw:name="f518" draw:formula="?f89 / ?f6"/><draw:equation draw:name="f519" draw:formula="?f90 / ?f7"/><draw:equation draw:name="f520" draw:formula="?f91 / ?f6"/><draw:equation draw:name="f521" draw:formula="?f92 / ?f7"/><draw:equation draw:name="f522" draw:formula="?f93 / ?f6"/><draw:equation draw:name="f523" draw:formula="?f94 / ?f7"/><draw:equation draw:name="f524" draw:formula="?f95 / ?f6"/><draw:equation draw:name="f525" draw:formula="?f96 / ?f7"/><draw:equation draw:name="f526" draw:formula="?f97 / ?f6"/><draw:equation draw:name="f527" draw:formula="?f98 / ?f7"/><draw:equation draw:name="f528" draw:formula="?f99 / ?f6"/><draw:equation draw:name="f529" draw:formula="?f100 / ?f6"/><draw:equation draw:name="f530" draw:formula="?f101 / ?f7"/><draw:equation draw:name="f531" draw:formula="?f102 / ?f6"/><draw:equation draw:name="f532" draw:formula="?f103 / ?f7"/><draw:equation draw:name="f533" draw:formula="?f104 / ?f6"/><draw:equation draw:name="f534" draw:formula="?f105 / ?f7"/><draw:equation draw:name="f535" draw:formula="?f106 / ?f6"/><draw:equation draw:name="f536" draw:formula="?f107 / ?f7"/><draw:equation draw:name="f537" draw:formula="?f108 / ?f6"/><draw:equation draw:name="f538" draw:formula="?f109 / ?f7"/><draw:equation draw:name="f539" draw:formula="?f110 / ?f6"/><draw:equation draw:name="f540" draw:formula="?f111 / ?f7"/><draw:equation draw:name="f541" draw:formula="?f112 / ?f6"/><draw:equation draw:name="f542" draw:formula="?f113 / ?f7"/><draw:equation draw:name="f543" draw:formula="?f114 / ?f6"/><draw:equation draw:name="f544" draw:formula="?f115 / ?f7"/><draw:equation draw:name="f545" draw:formula="?f116 / ?f6"/><draw:equation draw:name="f546" draw:formula="?f117 / ?f7"/><draw:equation draw:name="f547" draw:formula="?f118 / ?f6"/><draw:equation draw:name="f548" draw:formula="?f119 / ?f7"/><draw:equation draw:name="f549" draw:formula="?f120 / ?f6"/><draw:equation draw:name="f550" draw:formula="?f121 / ?f7"/><draw:equation draw:name="f551" draw:formula="?f122 / ?f6"/><draw:equation draw:name="f552" draw:formula="?f123 / ?f6"/><draw:equation draw:name="f553" draw:formula="?f124 / ?f7"/><draw:equation draw:name="f554" draw:formula="?f125 / ?f6"/><draw:equation draw:name="f555" draw:formula="?f126 / ?f7"/><draw:equation draw:name="f556" draw:formula="?f127 / ?f6"/><draw:equation draw:name="f557" draw:formula="?f128 / ?f7"/><draw:equation draw:name="f558" draw:formula="?f129 / ?f6"/><draw:equation draw:name="f559" draw:formula="?f130 / ?f7"/><draw:equation draw:name="f560" draw:formula="?f131 / ?f6"/><draw:equation draw:name="f561" draw:formula="?f132 / ?f7"/><draw:equation draw:name="f562" draw:formula="?f133 / ?f6"/><draw:equation draw:name="f563" draw:formula="?f134 / ?f7"/><draw:equation draw:name="f564" draw:formula="?f135 / ?f7"/><draw:equation draw:name="f565" draw:formula="?f136 / ?f6"/><draw:equation draw:name="f566" draw:formula="?f137 / ?f7"/><draw:equation draw:name="f567" draw:formula="?f138 / ?f6"/><draw:equation draw:name="f568" draw:formula="?f139 / ?f7"/><draw:equation draw:name="f569" draw:formula="?f140 / ?f6"/><draw:equation draw:name="f570" draw:formula="?f141 / ?f7"/><draw:equation draw:name="f571" draw:formula="?f142 / ?f6"/><draw:equation draw:name="f572" draw:formula="?f143 / ?f7"/><draw:equation draw:name="f573" draw:formula="?f144 / ?f6"/><draw:equation draw:name="f574" draw:formula="?f145 / ?f7"/><draw:equation draw:name="f575" draw:formula="?f146 / ?f6"/><draw:equation draw:name="f576" draw:formula="?f147 / ?f7"/><draw:equation draw:name="f577" draw:formula="?f148 / ?f6"/><draw:equation draw:name="f578" draw:formula="?f149 / ?f7"/><draw:equation draw:name="f579" draw:formula="?f150 / ?f6"/><draw:equation draw:name="f580" draw:formula="?f151 / ?f7"/><draw:equation draw:name="f581" draw:formula="?f152 / ?f6"/><draw:equation draw:name="f582" draw:formula="?f153 / ?f7"/><draw:equation draw:name="f583" draw:formula="?f154 / ?f6"/><draw:equation draw:name="f584" draw:formula="?f155 / ?f6"/><draw:equation draw:name="f585" draw:formula="?f156 / ?f7"/><draw:equation draw:name="f586" draw:formula="?f157 / ?f6"/><draw:equation draw:name="f587" draw:formula="?f158 / ?f7"/><draw:equation draw:name="f588" draw:formula="?f159 / ?f6"/><draw:equation draw:name="f589" draw:formula="?f160 / ?f7"/><draw:equation draw:name="f590" draw:formula="?f161 / ?f6"/><draw:equation draw:name="f591" draw:formula="?f162 / ?f6"/><draw:equation draw:name="f592" draw:formula="?f163 / ?f7"/><draw:equation draw:name="f593" draw:formula="?f164 / ?f6"/><draw:equation draw:name="f594" draw:formula="?f165 / ?f7"/><draw:equation draw:name="f595" draw:formula="?f166 / ?f6"/><draw:equation draw:name="f596" draw:formula="?f167 / ?f7"/><draw:equation draw:name="f597" draw:formula="?f168 / ?f7"/><draw:equation draw:name="f598" draw:formula="?f169 / ?f6"/><draw:equation draw:name="f599" draw:formula="?f170 / ?f7"/><draw:equation draw:name="f600" draw:formula="?f171 / ?f6"/><draw:equation draw:name="f601" draw:formula="?f172 / ?f7"/><draw:equation draw:name="f602" draw:formula="?f173 / ?f6"/><draw:equation draw:name="f603" draw:formula="?f174 / ?f7"/><draw:equation draw:name="f604" draw:formula="?f175 / ?f6"/><draw:equation draw:name="f605" draw:formula="?f176 / ?f7"/><draw:equation draw:name="f606" draw:formula="?f177 / ?f6"/><draw:equation draw:name="f607" draw:formula="?f178 / ?f7"/><draw:equation draw:name="f608" draw:formula="?f179 / ?f6"/><draw:equation draw:name="f609" draw:formula="?f180 / ?f7"/><draw:equation draw:name="f610" draw:formula="?f181 / ?f6"/><draw:equation draw:name="f611" draw:formula="?f182 / ?f7"/><draw:equation draw:name="f612" draw:formula="?f183 / ?f6"/><draw:equation draw:name="f613" draw:formula="?f184 / ?f7"/><draw:equation draw:name="f614" draw:formula="?f185 / ?f6"/><draw:equation draw:name="f615" draw:formula="?f186 / ?f7"/><draw:equation draw:name="f616" draw:formula="?f187 / ?f6"/><draw:equation draw:name="f617" draw:formula="?f188 / ?f7"/><draw:equation draw:name="f618" draw:formula="?f189 / ?f6"/><draw:equation draw:name="f619" draw:formula="?f190 / ?f7"/><draw:equation draw:name="f620" draw:formula="?f191 / ?f6"/><draw:equation draw:name="f621" draw:formula="?f192 / ?f7"/><draw:equation draw:name="f622" draw:formula="?f193 / ?f6"/><draw:equation draw:name="f623" draw:formula="?f194 / ?f7"/><draw:equation draw:name="f624" draw:formula="?f195 / ?f6"/><draw:equation draw:name="f625" draw:formula="?f196 / ?f7"/><draw:equation draw:name="f626" draw:formula="?f197 / ?f6"/><draw:equation draw:name="f627" draw:formula="?f198 / ?f7"/><draw:equation draw:name="f628" draw:formula="?f199 / ?f6"/><draw:equation draw:name="f629" draw:formula="?f200 / ?f7"/><draw:equation draw:name="f630" draw:formula="?f201 / ?f6"/><draw:equation draw:name="f631" draw:formula="?f202 / ?f7"/><draw:equation draw:name="f632" draw:formula="?f203 / ?f6"/><draw:equation draw:name="f633" draw:formula="?f204 / ?f7"/><draw:equation draw:name="f634" draw:formula="?f205 / ?f6"/><draw:equation draw:name="f635" draw:formula="?f206 / ?f7"/><draw:equation draw:name="f636" draw:formula="?f207 / ?f6"/><draw:equation draw:name="f637" draw:formula="?f208 / ?f7"/><draw:equation draw:name="f638" draw:formula="?f209 / ?f6"/><draw:equation draw:name="f639" draw:formula="?f210 / ?f7"/><draw:equation draw:name="f640" draw:formula="?f211 / ?f6"/><draw:equation draw:name="f641" draw:formula="?f212 / ?f7"/><draw:equation draw:name="f642" draw:formula="?f213 / ?f6"/><draw:equation draw:name="f643" draw:formula="?f214 / ?f7"/><draw:equation draw:name="f644" draw:formula="?f215 / ?f6"/><draw:equation draw:name="f645" draw:formula="?f216 / ?f7"/><draw:equation draw:name="f646" draw:formula="?f217 / ?f6"/><draw:equation draw:name="f647" draw:formula="?f218 / ?f7"/><draw:equation draw:name="f648" draw:formula="?f219 / ?f6"/><draw:equation draw:name="f649" draw:formula="?f220 / ?f7"/><draw:equation draw:name="f650" draw:formula="?f221 / ?f6"/><draw:equation draw:name="f651" draw:formula="?f222 / ?f7"/><draw:equation draw:name="f652" draw:formula="?f223 / ?f6"/><draw:equation draw:name="f653" draw:formula="?f224 / ?f7"/><draw:equation draw:name="f654" draw:formula="?f225 / ?f6"/><draw:equation draw:name="f655" draw:formula="?f226 / ?f7"/><draw:equation draw:name="f656" draw:formula="?f227 / ?f6"/><draw:equation draw:name="f657" draw:formula="?f228 / ?f7"/><draw:equation draw:name="f658" draw:formula="?f229 / ?f6"/><draw:equation draw:name="f659" draw:formula="?f230 / ?f7"/><draw:equation draw:name="f660" draw:formula="?f231 / ?f6"/><draw:equation draw:name="f661" draw:formula="?f232 / ?f7"/><draw:equation draw:name="f662" draw:formula="?f233 / ?f6"/><draw:equation draw:name="f663" draw:formula="?f234 / ?f7"/><draw:equation draw:name="f664" draw:formula="?f235 / ?f6"/><draw:equation draw:name="f665" draw:formula="?f236 / ?f7"/><draw:equation draw:name="f666" draw:formula="?f237 / ?f6"/><draw:equation draw:name="f667" draw:formula="?f238 / ?f7"/><draw:equation draw:name="f668" draw:formula="?f239 / ?f6"/><draw:equation draw:name="f669" draw:formula="?f240 / ?f7"/><draw:equation draw:name="f670" draw:formula="?f241 / ?f6"/><draw:equation draw:name="f671" draw:formula="?f242 / ?f7"/><draw:equation draw:name="f672" draw:formula="?f243 / ?f6"/><draw:equation draw:name="f673" draw:formula="?f244 / ?f7"/><draw:equation draw:name="f674" draw:formula="?f245 / ?f6"/><draw:equation draw:name="f675" draw:formula="?f246 / ?f7"/><draw:equation draw:name="f676" draw:formula="?f247 / ?f6"/><draw:equation draw:name="f677" draw:formula="?f248 / ?f7"/><draw:equation draw:name="f678" draw:formula="?f249 / ?f6"/><draw:equation draw:name="f679" draw:formula="?f250 / ?f7"/><draw:equation draw:name="f680" draw:formula="?f251 / ?f6"/><draw:equation draw:name="f681" draw:formula="?f252 / ?f7"/><draw:equation draw:name="f682" draw:formula="?f253 / ?f6"/><draw:equation draw:name="f683" draw:formula="?f254 / ?f7"/><draw:equation draw:name="f684" draw:formula="?f255 / ?f6"/><draw:equation draw:name="f685" draw:formula="?f256 / ?f7"/><draw:equation draw:name="f686" draw:formula="?f257 / ?f6"/><draw:equation draw:name="f687" draw:formula="?f258 / ?f7"/><draw:equation draw:name="f688" draw:formula="?f259 / ?f6"/><draw:equation draw:name="f689" draw:formula="?f260 / ?f7"/><draw:equation draw:name="f690" draw:formula="?f261 / ?f6"/><draw:equation draw:name="f691" draw:formula="?f262 / ?f7"/><draw:equation draw:name="f692" draw:formula="?f263 / ?f6"/><draw:equation draw:name="f693" draw:formula="?f264 / ?f7"/><draw:equation draw:name="f694" draw:formula="?f265 / ?f6"/><draw:equation draw:name="f695" draw:formula="?f266 / ?f7"/><draw:equation draw:name="f696" draw:formula="?f267 / ?f6"/><draw:equation draw:name="f697" draw:formula="?f268 / ?f7"/><draw:equation draw:name="f698" draw:formula="?f269 / ?f6"/><draw:equation draw:name="f699" draw:formula="?f270 / ?f6"/><draw:equation draw:name="f700" draw:formula="?f271 / ?f7"/><draw:equation draw:name="f701" draw:formula="?f272 / ?f6"/><draw:equation draw:name="f702" draw:formula="?f273 / ?f7"/><draw:equation draw:name="f703" draw:formula="?f274 / ?f6"/><draw:equation draw:name="f704" draw:formula="?f275 / ?f7"/><draw:equation draw:name="f705" draw:formula="?f276 / ?f6"/><draw:equation draw:name="f706" draw:formula="?f277 / ?f7"/><draw:equation draw:name="f707" draw:formula="?f278 / ?f6"/><draw:equation draw:name="f708" draw:formula="?f279 / ?f7"/><draw:equation draw:name="f709" draw:formula="?f280 / ?f6"/><draw:equation draw:name="f710" draw:formula="?f281 / ?f7"/><draw:equation draw:name="f711" draw:formula="?f282 / ?f6"/><draw:equation draw:name="f712" draw:formula="?f283 / ?f7"/><draw:equation draw:name="f713" draw:formula="?f284 / ?f6"/><draw:equation draw:name="f714" draw:formula="?f285 / ?f7"/><draw:equation draw:name="f715" draw:formula="?f286 / ?f6"/><draw:equation draw:name="f716" draw:formula="?f287 / ?f6"/><draw:equation draw:name="f717" draw:formula="?f288 / ?f7"/><draw:equation draw:name="f718" draw:formula="?f289 / ?f6"/><draw:equation draw:name="f719" draw:formula="?f290 / ?f7"/><draw:equation draw:name="f720" draw:formula="?f291 / ?f6"/><draw:equation draw:name="f721" draw:formula="?f292 / ?f7"/><draw:equation draw:name="f722" draw:formula="?f293 / ?f6"/><draw:equation draw:name="f723" draw:formula="?f294 / ?f7"/><draw:equation draw:name="f724" draw:formula="?f295 / ?f6"/><draw:equation draw:name="f725" draw:formula="?f296 / ?f7"/><draw:equation draw:name="f726" draw:formula="?f297 / ?f6"/><draw:equation draw:name="f727" draw:formula="?f298 / ?f7"/><draw:equation draw:name="f728" draw:formula="?f299 / ?f6"/><draw:equation draw:name="f729" draw:formula="?f300 / ?f7"/><draw:equation draw:name="f730" draw:formula="?f301 / ?f6"/><draw:equation draw:name="f731" draw:formula="?f302 / ?f7"/><draw:equation draw:name="f732" draw:formula="?f303 / ?f6"/><draw:equation draw:name="f733" draw:formula="?f304 / ?f7"/><draw:equation draw:name="f734" draw:formula="?f305 / ?f6"/><draw:equation draw:name="f735" draw:formula="?f306 / ?f7"/><draw:equation draw:name="f736" draw:formula="?f307 / ?f6"/><draw:equation draw:name="f737" draw:formula="?f308 / ?f7"/><draw:equation draw:name="f738" draw:formula="?f309 / ?f6"/><draw:equation draw:name="f739" draw:formula="?f310 / ?f7"/><draw:equation draw:name="f740" draw:formula="?f311 / ?f6"/><draw:equation draw:name="f741" draw:formula="?f312 / ?f7"/><draw:equation draw:name="f742" draw:formula="?f313 / ?f7"/><draw:equation draw:name="f743" draw:formula="?f314 / ?f6"/><draw:equation draw:name="f744" draw:formula="?f315 / ?f7"/><draw:equation draw:name="f745" draw:formula="?f316 / ?f6"/><draw:equation draw:name="f746" draw:formula="?f317 / ?f7"/><draw:equation draw:name="f747" draw:formula="?f318 / ?f6"/><draw:equation draw:name="f748" draw:formula="?f319 / ?f7"/><draw:equation draw:name="f749" draw:formula="?f320 / ?f6"/><draw:equation draw:name="f750" draw:formula="?f321 / ?f7"/><draw:equation draw:name="f751" draw:formula="?f322 / ?f6"/><draw:equation draw:name="f752" draw:formula="?f323 / ?f7"/><draw:equation draw:name="f753" draw:formula="?f324 / ?f6"/><draw:equation draw:name="f754" draw:formula="?f325 / ?f7"/><draw:equation draw:name="f755" draw:formula="?f326 / ?f6"/><draw:equation draw:name="f756" draw:formula="?f327 / ?f7"/><draw:equation draw:name="f757" draw:formula="?f328 / ?f6"/><draw:equation draw:name="f758" draw:formula="?f329 / ?f7"/><draw:equation draw:name="f759" draw:formula="?f330 / ?f6"/><draw:equation draw:name="f760" draw:formula="?f331 / ?f7"/><draw:equation draw:name="f761" draw:formula="?f332 / ?f6"/><draw:equation draw:name="f762" draw:formula="?f333 / ?f7"/><draw:equation draw:name="f763" draw:formula="?f334 / ?f6"/><draw:equation draw:name="f764" draw:formula="?f335 / ?f7"/><draw:equation draw:name="f765" draw:formula="?f336 / ?f6"/><draw:equation draw:name="f766" draw:formula="?f337 / ?f7"/><draw:equation draw:name="f767" draw:formula="?f338 / ?f6"/><draw:equation draw:name="f768" draw:formula="?f339 / ?f7"/><draw:equation draw:name="f769" draw:formula="?f340 / ?f6"/><draw:equation draw:name="f770" draw:formula="?f341 / ?f7"/><draw:equation draw:name="f771" draw:formula="?f342 / ?f6"/><draw:equation draw:name="f772" draw:formula="?f343 / ?f7"/><draw:equation draw:name="f773" draw:formula="?f344 / ?f6"/><draw:equation draw:name="f774" draw:formula="?f345 / ?f7"/><draw:equation draw:name="f775" draw:formula="?f346 / ?f6"/><draw:equation draw:name="f776" draw:formula="?f347 / ?f7"/><draw:equation draw:name="f777" draw:formula="?f348 / ?f6"/><draw:equation draw:name="f778" draw:formula="?f349 / ?f7"/><draw:equation draw:name="f779" draw:formula="?f350 / ?f6"/><draw:equation draw:name="f780" draw:formula="?f351 / ?f7"/><draw:equation draw:name="f781" draw:formula="?f352 / ?f6"/><draw:equation draw:name="f782" draw:formula="?f353 / ?f6"/><draw:equation draw:name="f783" draw:formula="?f354 / ?f7"/><draw:equation draw:name="f784" draw:formula="?f355 / ?f6"/><draw:equation draw:name="f785" draw:formula="?f356 / ?f6"/><draw:equation draw:name="f786" draw:formula="?f357 / ?f7"/><draw:equation draw:name="f787" draw:formula="?f358 / ?f6"/><draw:equation draw:name="f788" draw:formula="?f359 / ?f7"/><draw:equation draw:name="f789" draw:formula="?f360 / ?f6"/><draw:equation draw:name="f790" draw:formula="?f361 / ?f7"/><draw:equation draw:name="f791" draw:formula="?f362 / ?f6"/><draw:equation draw:name="f792" draw:formula="?f363 / ?f7"/><draw:equation draw:name="f793" draw:formula="?f364 / ?f6"/><draw:equation draw:name="f794" draw:formula="?f365 / ?f7"/><draw:equation draw:name="f795" draw:formula="?f366 / ?f6"/><draw:equation draw:name="f796" draw:formula="?f367 / ?f7"/><draw:equation draw:name="f797" draw:formula="?f368 / ?f6"/><draw:equation draw:name="f798" draw:formula="?f369 / ?f7"/><draw:equation draw:name="f799" draw:formula="?f370 / ?f6"/><draw:equation draw:name="f800" draw:formula="?f371 / ?f7"/><draw:equation draw:name="f801" draw:formula="?f372 / ?f6"/><draw:equation draw:name="f802" draw:formula="?f373 / ?f6"/><draw:equation draw:name="f803" draw:formula="?f374 / ?f7"/><draw:equation draw:name="f804" draw:formula="?f375 / ?f6"/><draw:equation draw:name="f805" draw:formula="?f376 / ?f7"/><draw:equation draw:name="f806" draw:formula="?f377 / ?f6"/><draw:equation draw:name="f807" draw:formula="?f378 / ?f7"/><draw:equation draw:name="f808" draw:formula="?f379 / ?f6"/><draw:equation draw:name="f809" draw:formula="?f380 / ?f7"/><draw:equation draw:name="f810" draw:formula="?f381 / ?f6"/><draw:equation draw:name="f811" draw:formula="?f382 / ?f7"/><draw:equation draw:name="f812" draw:formula="?f383 / ?f6"/><draw:equation draw:name="f813" draw:formula="?f384 / ?f7"/><draw:equation draw:name="f814" draw:formula="?f385 / ?f6"/><draw:equation draw:name="f815" draw:formula="?f386 / ?f7"/><draw:equation draw:name="f816" draw:formula="?f387 / ?f6"/><draw:equation draw:name="f817" draw:formula="?f388 / ?f7"/><draw:equation draw:name="f818" draw:formula="?f389 / ?f6"/><draw:equation draw:name="f819" draw:formula="?f390 / ?f7"/><draw:equation draw:name="f820" draw:formula="?f391 / ?f6"/><draw:equation draw:name="f821" draw:formula="?f392 / ?f7"/><draw:equation draw:name="f822" draw:formula="?f393 / ?f6"/><draw:equation draw:name="f823" draw:formula="?f394 / ?f7"/><draw:equation draw:name="f824" draw:formula="?f395 / ?f6"/><draw:equation draw:name="f825" draw:formula="?f396 / ?f6"/><draw:equation draw:name="f826" draw:formula="?f397 / ?f7"/><draw:equation draw:name="f827" draw:formula="?f398 / ?f6"/><draw:equation draw:name="f828" draw:formula="?f399 / ?f7"/><draw:equation draw:name="f829" draw:formula="?f400 / ?f6"/><draw:equation draw:name="f830" draw:formula="?f401 / ?f7"/><draw:equation draw:name="f831" draw:formula="?f402 / ?f6"/><draw:equation draw:name="f832" draw:formula="?f403 / ?f7"/><draw:equation draw:name="f833" draw:formula="?f404 / ?f6"/><draw:equation draw:name="f834" draw:formula="?f405 / ?f7"/><draw:equation draw:name="f835" draw:formula="?f406 / ?f6"/><draw:equation draw:name="f836" draw:formula="?f407 / ?f7"/><draw:equation draw:name="f837" draw:formula="?f408 / ?f6"/><draw:equation draw:name="f838" draw:formula="?f409 / ?f7"/><draw:equation draw:name="f839" draw:formula="?f410 / ?f6"/><draw:equation draw:name="f840" draw:formula="?f411 / ?f7"/><draw:equation draw:name="f841" draw:formula="?f412 / ?f6"/><draw:equation draw:name="f842" draw:formula="?f413 / ?f7"/><draw:equation draw:name="f843" draw:formula="?f414 / ?f6"/><draw:equation draw:name="f844" draw:formula="?f415 / ?f7"/><draw:equation draw:name="f845" draw:formula="?f416 / ?f6"/><draw:equation draw:name="f846" draw:formula="?f417 / ?f7"/><draw:equation draw:name="f847" draw:formula="?f418 / ?f6"/><draw:equation draw:name="f848" draw:formula="?f419 / ?f6"/><draw:equation draw:name="f849" draw:formula="?f420 / ?f7"/><draw:equation draw:name="f850" draw:formula="?f421 / ?f6"/><draw:equation draw:name="f851" draw:formula="?f422 / ?f7"/><draw:equation draw:name="f852" draw:formula="?f423 / ?f6"/><draw:equation draw:name="f853" draw:formula="?f424 / ?f6"/><draw:equation draw:name="f854" draw:formula="?f425 / ?f7"/><draw:equation draw:name="f855" draw:formula="?f426 / ?f6"/><draw:equation draw:name="f856" draw:formula="?f427 / ?f7"/><draw:equation draw:name="f857" draw:formula="?f428 / ?f6"/><draw:equation draw:name="f858" draw:formula="?f429 / ?f7"/><draw:equation draw:name="f859" draw:formula="?f430 / ?f6"/><draw:equation draw:name="f860" draw:formula="?f431 / ?f7"/><draw:equation draw:name="f861" draw:formula="?f432 / ?f6"/><draw:equation draw:name="f862" draw:formula="?f433 / ?f7"/><draw:equation draw:name="f863" draw:formula="?f434 / ?f6"/><draw:equation draw:name="f864" draw:formula="?f435 / ?f6"/><draw:equation draw:name="f865" draw:formula="?f436 / ?f7"/><draw:equation draw:name="f866" draw:formula="?f0 / ?f6"/><draw:equation draw:name="f867" draw:formula="?f1 / ?f6"/><draw:equation draw:name="f868" draw:formula="?f2 / ?f7"/><draw:equation draw:name="f869" draw:formula="?f3 / ?f7"/></draw:enhanced-geometry></draw:custom-shape><draw:frame draw:id="id20" draw:style-name="a20" draw:name="Picture 32" svg:x="0.09167in" svg:y="0.1in" svg:width="0.17986in" svg:height="0.17986in" style:rel-width="scale" style:rel-height="scale"><draw:image xlink:href="media/image3.png" xlink:type="simple" xlink:show="embed" xlink:actuate="onLoad"/><svg:title/><svg:desc>Email icon</svg:desc></draw:frame></draw:g></text:p>
          </table:table-cell>
          <table:table-cell table:style-name="TableCell116">
            <text:p text:style-name="Information"><text:span text:style-name="T117">tonumomchilova@gmail.com</text:span></text:p>
          </table:table-cell>
          <table:covered-table-cell>
            <text:p text:style-name="P118"/>
          </table:covered-table-cell>
          <table:covered-table-cell>
            <text:h text:style-name="Heading1" text:outline-level="1"/>
          </table:covered-table-cell>
        </table:table-row>
        <table:table-row table:style-name="TableRow119">
          <table:table-cell table:style-name="TableCell120">
            <text:p text:style-name="P121"/>
          </table:table-cell>
          <table:table-cell table:style-name="TableCell122" table:number-columns-spanned="2">
            <text:p text:style-name="P123"/>
          </table:table-cell>
          <table:covered-table-cell/>
          <table:covered-table-cell>
            <text:p text:style-name="P124"/>
          </table:covered-table-cell>
          <table:covered-table-cell>
            <text:h text:style-name="Heading1" text:outline-level="1"/>
          </table:covered-table-cell>
        </table:table-row>
        <table:table-row table:style-name="TableRow125">
          <table:table-cell table:style-name="TableCell126">
            <text:p text:style-name="P127"/>
          </table:table-cell>
          <table:table-cell table:style-name="TableCell128">
            <text:p text:style-name="P129"><draw:g draw:name="Group 23" draw:id="id24" draw:style-name="a24" text:anchor-type="as-char"><svg:title/><svg:desc>website icon</svg:desc><draw:custom-shape svg:x="0in" svg:y="0in" svg:width="0.37014in" svg:height="0.37847in" draw:id="id22" draw:style-name="a22" draw:name="Freeform: Shape 273"><svg:title/><svg:desc/><draw:enhanced-geometry draw:type="non-primitive" svg:viewBox="0 0 2731203 2794134" draw:enhanced-path="M 2554038 843497 C 2554038 843497 2554990 843497 2554990 843497 2561658 858737 2568325 873024 2574040 889217 2568325 873024 2560705 858737 2554038 843497 Z M 2630238 810160 C 2630238 810160 2631190 810160 2631190 810160 2637858 826352 2645478 841592 2651193 858737 2645478 841592 2636905 826352 2630238 810160 Z M 2475759 697568 L 2489267 717767 C 2489267 717767 2488315 717767 2488315 717767 Z M 2444909 651438 L 2454977 665379 2466407 682524 2475759 697568 Z M 382337 565367 C 375670 577749 369002 589179 363287 599657 357572 612039 350905 623469 345190 635852 L 336617 653949 328045 672047 C 322330 684429 317567 696812 311852 709194 216602 866357 155642 1044474 134687 1227354 124210 1318794 123257 1411187 132782 1502627 141355 1594067 161357 1684554 189932 1772184 247082 1946492 343285 2108417 469015 2242719 594745 2377022 749050 2484654 919547 2553234 1089092 2622767 1274830 2654199 1458663 2645627 1642495 2638007 1824422 2588477 1987300 2503704 2150177 2419884 2294958 2298917 2407353 2153184 2520700 2008404 2601663 1837907 2642620 1658837 2656908 1696937 2668338 1735989 2679767 1776947 2618808 1962684 2516890 2136039 2382588 2277962 2249238 2419884 2084455 2533232 1903480 2604669 1722505 2677059 1526290 2708492 1332932 2697062 1139575 2685632 949075 2631339 779530 2538947 609032 2447507 461395 2317014 347095 2162709 233747 2008404 153737 1828382 116590 1640739 79442 1452144 84205 1257834 129925 1072097 152785 979704 185170 889217 228032 804444 270895 719672 322330 638709 382337 565367 Z M 2429260 494882 C 2431165 495834 2433070 496787 2434975 497739 2436880 499644 2439737 500597 2441642 501549 2451167 512027 2459740 523457 2468312 534887 2476885 546317 2486410 557747 2494030 569177 2504507 584417 2515937 600609 2526415 616802 2539750 637757 2553085 657759 2564515 678714 L 2582612 711099 2591185 727292 2598805 743484 C 2597852 743484 2597852 742532 2596900 742532 2591185 731102 2585470 720624 2578802 709194 L 2559752 675857 C 2546417 653949 2533082 632042 2518795 611087 L 2486410 566319 C 2477837 553937 2468312 542507 2458787 530124 L 2444500 512027 Z M 2280670 458687 C 2285432 460592 2291147 462497 2296862 465354 2334010 502978 2368538 542983 2400566 585131 L 2444909 651438 2442595 648234 2418782 613944 2393065 581559 2379730 565367 2366395 549174 C 2356870 538697 2348297 528219 2338772 517742 2319722 497739 2300672 477737 2280670 458687 Z M 1399608 153887 C 2072953 153887 2618808 699741 2618808 1373087 2618808 1415171 2616676 1456757 2612513 1497743 L 2595954 1606243 2598805 1612164 C 2606425 1630262 2613092 1648359 2620713 1667409 2580707 1828382 2507365 1979829 2408305 2112227 2309245 2244624 2183515 2357019 2041592 2439887 1899670 2523707 1741555 2577999 1578677 2599907 1415800 2621814 1250065 2611337 1091950 2569427 933835 2527517 785245 2453222 656657 2353209 528070 2253197 419485 2128419 339475 1987449 259465 1846479 208030 1689317 188980 1529297 L 186849 1498705 186703 1497743 186492 1493576 180586 1408776 181167 1388115 180408 1373087 183073 1320311 183979 1288077 185178 1278633 186703 1248431 C 249138 633642 768346 153887 1399608 153887 Z M 823345 112930 C 776673 141505 733810 172937 690948 207227 596650 265330 509973 333910 431868 411062 354715 489167 286135 575845 228985 670142 171835 765392 127068 866357 93730 971132 62298 1075907 42295 1185445 35628 1294982 28960 1404520 35628 1515010 55630 1623595 59440 1651217 67060 1677887 72775 1704557 75633 1717892 79443 1731227 83253 1744562 87063 1757897 90873 1771232 94683 1784567 111828 1836955 130878 1889342 153738 1938872 176598 1989355 203268 2036980 230890 2084605 260418 2131277 290898 2176997 325188 2219860 358525 2263675 396625 2304632 434725 2343685 474730 2381785 514735 2418932 558550 2452270 601413 2486560 647133 2517992 693805 2546567 L 730000 2567522 748098 2578000 766195 2587525 803343 2606575 C 815725 2612290 828108 2618005 840490 2623720 890020 2647532 942408 2665630 994795 2682775 1048135 2698967 1101475 2712302 1155768 2721827 1371985 2761832 1597728 2746592 1808230 2681822 1913005 2648485 2013970 2602765 2108268 2545615 2202565 2487512 2289243 2419885 2367348 2341780 2444500 2263675 2513080 2176997 2570230 2082700 2627380 1988402 2672148 1886485 2705485 1781710 2715963 1822667 2725488 1865530 2731203 1908392 2720725 1936015 2708343 1961732 2695960 1988402 2690245 2001737 2682625 2014120 2675958 2027455 2668338 2039837 2662623 2053172 2655003 2065555 2640715 2090320 2626428 2116037 2610235 2139850 L 2586423 2176045 2560705 2211287 C 2492125 2305585 2411163 2390357 2322580 2464652 2144463 2613242 1929198 2718017 1702503 2764690 1589155 2788502 1473903 2797075 1358650 2793265 1300548 2792312 1243398 2785645 1186248 2777072 1171960 2775167 1157673 2772310 1143385 2769452 1130050 2766595 1115763 2764690 1101475 2760880 1072900 2753260 1045278 2747545 1017655 2738972 L 976698 2726590 935740 2712302 C 908118 2702777 881448 2691347 854778 2680870 841443 2675155 829060 2668487 815725 2662772 802390 2656105 789055 2650390 776673 2643722 750955 2630387 725238 2618005 700473 2602765 688090 2595145 675708 2588477 663325 2580857 L 627130 2557045 609033 2545615 591888 2533232 556645 2507515 C 510925 2472272 467110 2435125 426153 2395120 384243 2355115 346143 2312252 309948 2268437 274705 2223670 240415 2176997 210888 2128420 195648 2104607 182313 2078890 168025 2054125 160405 2041742 154690 2028407 148023 2016025 141355 2003642 134688 1991260 128973 1977925 L 111828 1938872 C 108970 1932205 106113 1925537 103255 1918870 L 95635 1898867 80395 1858862 C 75633 1845527 71823 1831240 67060 1817905 57535 1791235 50868 1763612 43248 1735990 39438 1721702 36580 1708367 33723 1694080 30865 1679792 28008 1666457 25150 1652170 14673 1595972 6100 1539775 3243 1482625 -4377 1369277 1338 1254977 21340 1142582 L 28960 1100672 C 31818 1086385 35628 1073050 38485 1058762 42295 1045427 45153 1031140 48963 1017805 L 61345 976847 C 63250 970180 65155 963512 67060 956845 L 73728 935890 88015 895885 C 93730 882550 98493 869215 104208 855880 108970 842545 114685 829210 120400 816827 132783 791110 144213 765392 157548 740627 164215 728245 170883 715862 177550 703480 L 199458 666332 C 207078 653950 214698 641567 222318 630137 L 245178 594895 269943 560605 C 278515 548222 287088 536792 295660 526315 365193 437732 445203 356770 533785 287237 623320 217705 720475 158650 823345 112930 Z M 1879668 109120 C 1896813 113882 1914910 118645 1932055 124360 L 1984443 142457 C 2144463 219610 2288290 328195 2406400 459640 L 2376873 432970 C 2366395 424397 2356870 415825 2346393 407252 2213043 277712 2053975 174842 1879668 109120 Z M 1596775 107215 L 1618682 107215 1658687 114835 1698692 124360 1718695 129122 C 1725362 131027 1732030 132932 1738697 134837 L 1777750 146267 C 1829185 163412 1880620 182462 1930150 206275 2030162 251995 2122555 312002 2206375 381535 2199707 377725 2192087 374867 2185420 371057 2182562 369152 2178752 367247 2175895 365342 1990157 222467 1764415 131980 1532005 108167 L 1574867 108167 Z M 1399607 81497 L 1348172 89117 1334837 91022 1321502 93879 1295785 99594 C 1142432 111977 991937 151982 853825 217704 715712 282474 589030 373914 482350 483452 525212 428207 572837 375819 626177 327242 681422 286284 741430 251042 802390 219609 833822 204369 865255 190082 896687 176747 L 945265 158649 C 960505 152934 977650 148172 993842 142457 1059565 122454 1127192 105309 1194820 95784 1262447 86259 1331027 81497 1399607 81497 Z M 1362475 222 C 1504681 -2323 1647020 16965 1783465 57685 1771083 55780 1758700 53875 1748223 51970 1735840 50065 1723458 49112 1711075 48160 1678690 39587 1645353 33872 1612015 28157 1594870 26252 1578678 23395 1561533 21490 1544388 19585 1528195 17680 1511050 16727 1493905 15775 1477713 12917 1460568 12917 L 1410085 11012 C 1392940 11012 1376748 11965 1359603 11965 L 1333885 12917 C 1326265 13870 1317693 13870 1309120 14822 1173865 22442 1040515 51017 913833 98642 921453 94832 927168 91975 931930 89117 936693 87212 941455 84355 946218 82450 955743 77687 965268 72925 982413 66257 990985 62447 1001463 58637 1013845 54827 1026228 51017 1041468 45302 1060518 40540 1079568 35777 1101475 30062 1128145 24347 1141480 22442 1155768 19585 1171008 16727 1178628 15775 1186248 13870 1194820 12917 1202440 11965 1211965 11012 1220538 10060 1267687 4345 1315074 1071 1362475 222 Z N" draw:text-areas="?f866 ?f868 ?f867 ?f869" draw:glue-points="?f437 ?f438 ?f439 ?f438 ?f440 ?f441 ?f437 ?f438 ?f442 ?f443 ?f444 ?f443 ?f445 ?f446 ?f442 ?f443 ?f447 ?f448 ?f449 ?f450 ?f451 ?f450 ?f452 ?f453 ?f454 ?f455 ?f456 ?f457 ?f447 ?f448 ?f458 ?f459 ?f460 ?f461 ?f462 ?f463 ?f464 ?f465 ?f466 ?f467 ?f468 ?f469 ?f470 ?f471 ?f472 ?f473 ?f474 ?f475 ?f476 ?f477 ?f478 ?f479 ?f480 ?f481 ?f482 ?f483 ?f484 ?f485 ?f486 ?f487 ?f488 ?f489 ?f490 ?f491 ?f492 ?f493 ?f494 ?f495 ?f496 ?f497 ?f498 ?f499 ?f500 ?f501 ?f502 ?f503 ?f504 ?f505 ?f458 ?f459 ?f506 ?f507 ?f508 ?f509 ?f510 ?f511 ?f512 ?f513 ?f514 ?f515 ?f516 ?f517 ?f518 ?f519 ?f520 ?f521 ?f522 ?f523 ?f524 ?f525 ?f526 ?f527 ?f528 ?f469 ?f529 ?f530 ?f531 ?f532 ?f533 ?f534 ?f535 ?f536 ?f537 ?f538 ?f539 ?f540 ?f541 ?f542 ?f543 ?f544 ?f452 ?f453 ?f545 ?f546 ?f547 ?f548 ?f549 ?f550 ?f551 ?f459 ?f552 ?f553 ?f554 ?f555 ?f539 ?f540 ?f556 ?f557 ?f558 ?f559 ?f560 ?f561 ?f562 ?f563 ?f524 ?f564 ?f565 ?f566 ?f567 ?f568 ?f569 ?f570 ?f571 ?f572 ?f573 ?f574 ?f575 ?f576 ?f577 ?f578 ?f579 ?f580 ?f581 ?f582 ?f583 ?f561 ?f584 ?f585 ?f586 ?f587 ?f588 ?f589 ?f590 ?f559 ?f591 ?f592 ?f593 ?f594 ?f595 ?f596 ?f583 ?f597 ?f556 ?f55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47 ?f699 ?f700 ?f701 ?f702 ?f703 ?f704 ?f705 ?f706 ?f707 ?f708 ?f709 ?f710 ?f711 ?f712 ?f713 ?f714 ?f715 ?f619 ?f716 ?f717 ?f718 ?f719 ?f720 ?f721 ?f722 ?f723 ?f724 ?f725 ?f726 ?f727 ?f728 ?f729 ?f730 ?f731 ?f732 ?f733 ?f734 ?f735 ?f736 ?f737 ?f738 ?f739 ?f740 ?f741 ?f722 ?f742 ?f743 ?f744 ?f745 ?f746 ?f747 ?f748 ?f749 ?f750 ?f751 ?f752 ?f753 ?f754 ?f755 ?f756 ?f757 ?f758 ?f759 ?f760 ?f761 ?f762 ?f763 ?f764 ?f765 ?f766 ?f598 ?f599 ?f767 ?f768 ?f769 ?f770 ?f771 ?f772 ?f773 ?f774 ?f775 ?f776 ?f777 ?f778 ?f767 ?f768 ?f779 ?f780 ?f781 ?f780 ?f782 ?f783 ?f784 ?f770 ?f785 ?f786 ?f787 ?f788 ?f789 ?f790 ?f791 ?f792 ?f793 ?f794 ?f795 ?f796 ?f797 ?f798 ?f799 ?f800 ?f801 ?f800 ?f802 ?f803 ?f804 ?f805 ?f806 ?f807 ?f808 ?f809 ?f810 ?f811 ?f812 ?f813 ?f814 ?f815 ?f816 ?f817 ?f818 ?f819 ?f820 ?f821 ?f822 ?f823 ?f824 ?f772 ?f825 ?f826 ?f802 ?f803 ?f827 ?f828 ?f829 ?f830 ?f831 ?f832 ?f833 ?f834 ?f835 ?f836 ?f837 ?f838 ?f839 ?f840 ?f841 ?f842 ?f843 ?f844 ?f845 ?f846 ?f847 ?f842 ?f848 ?f849 ?f850 ?f851 ?f852 ?f805 ?f853 ?f854 ?f855 ?f856 ?f857 ?f858 ?f859 ?f860 ?f861 ?f862 ?f863 ?f840 ?f825 ?f842 ?f864 ?f865 ?f827 ?f8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1203"/><draw:equation draw:name="f7" draw:formula="?f4 / 2794134"/><draw:equation draw:name="f8" draw:formula="2554038 * ?f5 / 2731203"/><draw:equation draw:name="f9" draw:formula="843497 * ?f4 / 2794134"/><draw:equation draw:name="f10" draw:formula="2554990 * ?f5 / 2731203"/><draw:equation draw:name="f11" draw:formula="2574040 * ?f5 / 2731203"/><draw:equation draw:name="f12" draw:formula="889217 * ?f4 / 2794134"/><draw:equation draw:name="f13" draw:formula="2630238 * ?f5 / 2731203"/><draw:equation draw:name="f14" draw:formula="810160 * ?f4 / 2794134"/><draw:equation draw:name="f15" draw:formula="2631190 * ?f5 / 2731203"/><draw:equation draw:name="f16" draw:formula="2651193 * ?f5 / 2731203"/><draw:equation draw:name="f17" draw:formula="858737 * ?f4 / 2794134"/><draw:equation draw:name="f18" draw:formula="2475759 * ?f5 / 2731203"/><draw:equation draw:name="f19" draw:formula="697568 * ?f4 / 2794134"/><draw:equation draw:name="f20" draw:formula="2489267 * ?f5 / 2731203"/><draw:equation draw:name="f21" draw:formula="717767 * ?f4 / 2794134"/><draw:equation draw:name="f22" draw:formula="2488315 * ?f5 / 2731203"/><draw:equation draw:name="f23" draw:formula="2444909 * ?f5 / 2731203"/><draw:equation draw:name="f24" draw:formula="651438 * ?f4 / 2794134"/><draw:equation draw:name="f25" draw:formula="2454977 * ?f5 / 2731203"/><draw:equation draw:name="f26" draw:formula="665379 * ?f4 / 2794134"/><draw:equation draw:name="f27" draw:formula="2466407 * ?f5 / 2731203"/><draw:equation draw:name="f28" draw:formula="682524 * ?f4 / 2794134"/><draw:equation draw:name="f29" draw:formula="382337 * ?f5 / 2731203"/><draw:equation draw:name="f30" draw:formula="565367 * ?f4 / 2794134"/><draw:equation draw:name="f31" draw:formula="363287 * ?f5 / 2731203"/><draw:equation draw:name="f32" draw:formula="599657 * ?f4 / 2794134"/><draw:equation draw:name="f33" draw:formula="345190 * ?f5 / 2731203"/><draw:equation draw:name="f34" draw:formula="635852 * ?f4 / 2794134"/><draw:equation draw:name="f35" draw:formula="336617 * ?f5 / 2731203"/><draw:equation draw:name="f36" draw:formula="653949 * ?f4 / 2794134"/><draw:equation draw:name="f37" draw:formula="328045 * ?f5 / 2731203"/><draw:equation draw:name="f38" draw:formula="672047 * ?f4 / 2794134"/><draw:equation draw:name="f39" draw:formula="311852 * ?f5 / 2731203"/><draw:equation draw:name="f40" draw:formula="709194 * ?f4 / 2794134"/><draw:equation draw:name="f41" draw:formula="134687 * ?f5 / 2731203"/><draw:equation draw:name="f42" draw:formula="1227354 * ?f4 / 2794134"/><draw:equation draw:name="f43" draw:formula="132782 * ?f5 / 2731203"/><draw:equation draw:name="f44" draw:formula="1502627 * ?f4 / 2794134"/><draw:equation draw:name="f45" draw:formula="189932 * ?f5 / 2731203"/><draw:equation draw:name="f46" draw:formula="1772184 * ?f4 / 2794134"/><draw:equation draw:name="f47" draw:formula="469015 * ?f5 / 2731203"/><draw:equation draw:name="f48" draw:formula="2242719 * ?f4 / 2794134"/><draw:equation draw:name="f49" draw:formula="919547 * ?f5 / 2731203"/><draw:equation draw:name="f50" draw:formula="2553234 * ?f4 / 2794134"/><draw:equation draw:name="f51" draw:formula="1458663 * ?f5 / 2731203"/><draw:equation draw:name="f52" draw:formula="2645627 * ?f4 / 2794134"/><draw:equation draw:name="f53" draw:formula="1987300 * ?f5 / 2731203"/><draw:equation draw:name="f54" draw:formula="2503704 * ?f4 / 2794134"/><draw:equation draw:name="f55" draw:formula="2407353 * ?f5 / 2731203"/><draw:equation draw:name="f56" draw:formula="2153184 * ?f4 / 2794134"/><draw:equation draw:name="f57" draw:formula="2642620 * ?f5 / 2731203"/><draw:equation draw:name="f58" draw:formula="1658837 * ?f4 / 2794134"/><draw:equation draw:name="f59" draw:formula="2679767 * ?f5 / 2731203"/><draw:equation draw:name="f60" draw:formula="1776947 * ?f4 / 2794134"/><draw:equation draw:name="f61" draw:formula="2382588 * ?f5 / 2731203"/><draw:equation draw:name="f62" draw:formula="2277962 * ?f4 / 2794134"/><draw:equation draw:name="f63" draw:formula="1903480 * ?f5 / 2731203"/><draw:equation draw:name="f64" draw:formula="2604669 * ?f4 / 2794134"/><draw:equation draw:name="f65" draw:formula="1332932 * ?f5 / 2731203"/><draw:equation draw:name="f66" draw:formula="2697062 * ?f4 / 2794134"/><draw:equation draw:name="f67" draw:formula="779530 * ?f5 / 2731203"/><draw:equation draw:name="f68" draw:formula="2538947 * ?f4 / 2794134"/><draw:equation draw:name="f69" draw:formula="347095 * ?f5 / 2731203"/><draw:equation draw:name="f70" draw:formula="2162709 * ?f4 / 2794134"/><draw:equation draw:name="f71" draw:formula="116590 * ?f5 / 2731203"/><draw:equation draw:name="f72" draw:formula="1640739 * ?f4 / 2794134"/><draw:equation draw:name="f73" draw:formula="129925 * ?f5 / 2731203"/><draw:equation draw:name="f74" draw:formula="1072097 * ?f4 / 2794134"/><draw:equation draw:name="f75" draw:formula="228032 * ?f5 / 2731203"/><draw:equation draw:name="f76" draw:formula="804444 * ?f4 / 2794134"/><draw:equation draw:name="f77" draw:formula="2429260 * ?f5 / 2731203"/><draw:equation draw:name="f78" draw:formula="494882 * ?f4 / 2794134"/><draw:equation draw:name="f79" draw:formula="2434975 * ?f5 / 2731203"/><draw:equation draw:name="f80" draw:formula="497739 * ?f4 / 2794134"/><draw:equation draw:name="f81" draw:formula="2441642 * ?f5 / 2731203"/><draw:equation draw:name="f82" draw:formula="501549 * ?f4 / 2794134"/><draw:equation draw:name="f83" draw:formula="2468312 * ?f5 / 2731203"/><draw:equation draw:name="f84" draw:formula="534887 * ?f4 / 2794134"/><draw:equation draw:name="f85" draw:formula="2494030 * ?f5 / 2731203"/><draw:equation draw:name="f86" draw:formula="569177 * ?f4 / 2794134"/><draw:equation draw:name="f87" draw:formula="2526415 * ?f5 / 2731203"/><draw:equation draw:name="f88" draw:formula="616802 * ?f4 / 2794134"/><draw:equation draw:name="f89" draw:formula="2564515 * ?f5 / 2731203"/><draw:equation draw:name="f90" draw:formula="678714 * ?f4 / 2794134"/><draw:equation draw:name="f91" draw:formula="2582612 * ?f5 / 2731203"/><draw:equation draw:name="f92" draw:formula="711099 * ?f4 / 2794134"/><draw:equation draw:name="f93" draw:formula="2591185 * ?f5 / 2731203"/><draw:equation draw:name="f94" draw:formula="727292 * ?f4 / 2794134"/><draw:equation draw:name="f95" draw:formula="2598805 * ?f5 / 2731203"/><draw:equation draw:name="f96" draw:formula="743484 * ?f4 / 2794134"/><draw:equation draw:name="f97" draw:formula="2596900 * ?f5 / 2731203"/><draw:equation draw:name="f98" draw:formula="742532 * ?f4 / 2794134"/><draw:equation draw:name="f99" draw:formula="2578802 * ?f5 / 2731203"/><draw:equation draw:name="f100" draw:formula="2559752 * ?f5 / 2731203"/><draw:equation draw:name="f101" draw:formula="675857 * ?f4 / 2794134"/><draw:equation draw:name="f102" draw:formula="2518795 * ?f5 / 2731203"/><draw:equation draw:name="f103" draw:formula="611087 * ?f4 / 2794134"/><draw:equation draw:name="f104" draw:formula="2486410 * ?f5 / 2731203"/><draw:equation draw:name="f105" draw:formula="566319 * ?f4 / 2794134"/><draw:equation draw:name="f106" draw:formula="2458787 * ?f5 / 2731203"/><draw:equation draw:name="f107" draw:formula="530124 * ?f4 / 2794134"/><draw:equation draw:name="f108" draw:formula="2444500 * ?f5 / 2731203"/><draw:equation draw:name="f109" draw:formula="512027 * ?f4 / 2794134"/><draw:equation draw:name="f110" draw:formula="2280670 * ?f5 / 2731203"/><draw:equation draw:name="f111" draw:formula="458687 * ?f4 / 2794134"/><draw:equation draw:name="f112" draw:formula="2296862 * ?f5 / 2731203"/><draw:equation draw:name="f113" draw:formula="465354 * ?f4 / 2794134"/><draw:equation draw:name="f114" draw:formula="2400566 * ?f5 / 2731203"/><draw:equation draw:name="f115" draw:formula="585131 * ?f4 / 2794134"/><draw:equation draw:name="f116" draw:formula="2442595 * ?f5 / 2731203"/><draw:equation draw:name="f117" draw:formula="648234 * ?f4 / 2794134"/><draw:equation draw:name="f118" draw:formula="2418782 * ?f5 / 2731203"/><draw:equation draw:name="f119" draw:formula="613944 * ?f4 / 2794134"/><draw:equation draw:name="f120" draw:formula="2393065 * ?f5 / 2731203"/><draw:equation draw:name="f121" draw:formula="581559 * ?f4 / 2794134"/><draw:equation draw:name="f122" draw:formula="2379730 * ?f5 / 2731203"/><draw:equation draw:name="f123" draw:formula="2366395 * ?f5 / 2731203"/><draw:equation draw:name="f124" draw:formula="549174 * ?f4 / 2794134"/><draw:equation draw:name="f125" draw:formula="2338772 * ?f5 / 2731203"/><draw:equation draw:name="f126" draw:formula="517742 * ?f4 / 2794134"/><draw:equation draw:name="f127" draw:formula="1399608 * ?f5 / 2731203"/><draw:equation draw:name="f128" draw:formula="153887 * ?f4 / 2794134"/><draw:equation draw:name="f129" draw:formula="2618808 * ?f5 / 2731203"/><draw:equation draw:name="f130" draw:formula="1373087 * ?f4 / 2794134"/><draw:equation draw:name="f131" draw:formula="2612513 * ?f5 / 2731203"/><draw:equation draw:name="f132" draw:formula="1497743 * ?f4 / 2794134"/><draw:equation draw:name="f133" draw:formula="2595954 * ?f5 / 2731203"/><draw:equation draw:name="f134" draw:formula="1606243 * ?f4 / 2794134"/><draw:equation draw:name="f135" draw:formula="1612164 * ?f4 / 2794134"/><draw:equation draw:name="f136" draw:formula="2620713 * ?f5 / 2731203"/><draw:equation draw:name="f137" draw:formula="1667409 * ?f4 / 2794134"/><draw:equation draw:name="f138" draw:formula="2408305 * ?f5 / 2731203"/><draw:equation draw:name="f139" draw:formula="2112227 * ?f4 / 2794134"/><draw:equation draw:name="f140" draw:formula="2041592 * ?f5 / 2731203"/><draw:equation draw:name="f141" draw:formula="2439887 * ?f4 / 2794134"/><draw:equation draw:name="f142" draw:formula="1578677 * ?f5 / 2731203"/><draw:equation draw:name="f143" draw:formula="2599907 * ?f4 / 2794134"/><draw:equation draw:name="f144" draw:formula="1091950 * ?f5 / 2731203"/><draw:equation draw:name="f145" draw:formula="2569427 * ?f4 / 2794134"/><draw:equation draw:name="f146" draw:formula="656657 * ?f5 / 2731203"/><draw:equation draw:name="f147" draw:formula="2353209 * ?f4 / 2794134"/><draw:equation draw:name="f148" draw:formula="339475 * ?f5 / 2731203"/><draw:equation draw:name="f149" draw:formula="1987449 * ?f4 / 2794134"/><draw:equation draw:name="f150" draw:formula="188980 * ?f5 / 2731203"/><draw:equation draw:name="f151" draw:formula="1529297 * ?f4 / 2794134"/><draw:equation draw:name="f152" draw:formula="186849 * ?f5 / 2731203"/><draw:equation draw:name="f153" draw:formula="1498705 * ?f4 / 2794134"/><draw:equation draw:name="f154" draw:formula="186703 * ?f5 / 2731203"/><draw:equation draw:name="f155" draw:formula="186492 * ?f5 / 2731203"/><draw:equation draw:name="f156" draw:formula="1493576 * ?f4 / 2794134"/><draw:equation draw:name="f157" draw:formula="180586 * ?f5 / 2731203"/><draw:equation draw:name="f158" draw:formula="1408776 * ?f4 / 2794134"/><draw:equation draw:name="f159" draw:formula="181167 * ?f5 / 2731203"/><draw:equation draw:name="f160" draw:formula="1388115 * ?f4 / 2794134"/><draw:equation draw:name="f161" draw:formula="180408 * ?f5 / 2731203"/><draw:equation draw:name="f162" draw:formula="183073 * ?f5 / 2731203"/><draw:equation draw:name="f163" draw:formula="1320311 * ?f4 / 2794134"/><draw:equation draw:name="f164" draw:formula="183979 * ?f5 / 2731203"/><draw:equation draw:name="f165" draw:formula="1288077 * ?f4 / 2794134"/><draw:equation draw:name="f166" draw:formula="185178 * ?f5 / 2731203"/><draw:equation draw:name="f167" draw:formula="1278633 * ?f4 / 2794134"/><draw:equation draw:name="f168" draw:formula="1248431 * ?f4 / 2794134"/><draw:equation draw:name="f169" draw:formula="823345 * ?f5 / 2731203"/><draw:equation draw:name="f170" draw:formula="112930 * ?f4 / 2794134"/><draw:equation draw:name="f171" draw:formula="690948 * ?f5 / 2731203"/><draw:equation draw:name="f172" draw:formula="207227 * ?f4 / 2794134"/><draw:equation draw:name="f173" draw:formula="431868 * ?f5 / 2731203"/><draw:equation draw:name="f174" draw:formula="411062 * ?f4 / 2794134"/><draw:equation draw:name="f175" draw:formula="228985 * ?f5 / 2731203"/><draw:equation draw:name="f176" draw:formula="670142 * ?f4 / 2794134"/><draw:equation draw:name="f177" draw:formula="93730 * ?f5 / 2731203"/><draw:equation draw:name="f178" draw:formula="971132 * ?f4 / 2794134"/><draw:equation draw:name="f179" draw:formula="35628 * ?f5 / 2731203"/><draw:equation draw:name="f180" draw:formula="1294982 * ?f4 / 2794134"/><draw:equation draw:name="f181" draw:formula="55630 * ?f5 / 2731203"/><draw:equation draw:name="f182" draw:formula="1623595 * ?f4 / 2794134"/><draw:equation draw:name="f183" draw:formula="72775 * ?f5 / 2731203"/><draw:equation draw:name="f184" draw:formula="1704557 * ?f4 / 2794134"/><draw:equation draw:name="f185" draw:formula="83253 * ?f5 / 2731203"/><draw:equation draw:name="f186" draw:formula="1744562 * ?f4 / 2794134"/><draw:equation draw:name="f187" draw:formula="94683 * ?f5 / 2731203"/><draw:equation draw:name="f188" draw:formula="1784567 * ?f4 / 2794134"/><draw:equation draw:name="f189" draw:formula="153738 * ?f5 / 2731203"/><draw:equation draw:name="f190" draw:formula="1938872 * ?f4 / 2794134"/><draw:equation draw:name="f191" draw:formula="230890 * ?f5 / 2731203"/><draw:equation draw:name="f192" draw:formula="2084605 * ?f4 / 2794134"/><draw:equation draw:name="f193" draw:formula="325188 * ?f5 / 2731203"/><draw:equation draw:name="f194" draw:formula="2219860 * ?f4 / 2794134"/><draw:equation draw:name="f195" draw:formula="434725 * ?f5 / 2731203"/><draw:equation draw:name="f196" draw:formula="2343685 * ?f4 / 2794134"/><draw:equation draw:name="f197" draw:formula="558550 * ?f5 / 2731203"/><draw:equation draw:name="f198" draw:formula="2452270 * ?f4 / 2794134"/><draw:equation draw:name="f199" draw:formula="693805 * ?f5 / 2731203"/><draw:equation draw:name="f200" draw:formula="2546567 * ?f4 / 2794134"/><draw:equation draw:name="f201" draw:formula="730000 * ?f5 / 2731203"/><draw:equation draw:name="f202" draw:formula="2567522 * ?f4 / 2794134"/><draw:equation draw:name="f203" draw:formula="748098 * ?f5 / 2731203"/><draw:equation draw:name="f204" draw:formula="2578000 * ?f4 / 2794134"/><draw:equation draw:name="f205" draw:formula="766195 * ?f5 / 2731203"/><draw:equation draw:name="f206" draw:formula="2587525 * ?f4 / 2794134"/><draw:equation draw:name="f207" draw:formula="803343 * ?f5 / 2731203"/><draw:equation draw:name="f208" draw:formula="2606575 * ?f4 / 2794134"/><draw:equation draw:name="f209" draw:formula="840490 * ?f5 / 2731203"/><draw:equation draw:name="f210" draw:formula="2623720 * ?f4 / 2794134"/><draw:equation draw:name="f211" draw:formula="994795 * ?f5 / 2731203"/><draw:equation draw:name="f212" draw:formula="2682775 * ?f4 / 2794134"/><draw:equation draw:name="f213" draw:formula="1155768 * ?f5 / 2731203"/><draw:equation draw:name="f214" draw:formula="2721827 * ?f4 / 2794134"/><draw:equation draw:name="f215" draw:formula="1808230 * ?f5 / 2731203"/><draw:equation draw:name="f216" draw:formula="2681822 * ?f4 / 2794134"/><draw:equation draw:name="f217" draw:formula="2108268 * ?f5 / 2731203"/><draw:equation draw:name="f218" draw:formula="2545615 * ?f4 / 2794134"/><draw:equation draw:name="f219" draw:formula="2367348 * ?f5 / 2731203"/><draw:equation draw:name="f220" draw:formula="2341780 * ?f4 / 2794134"/><draw:equation draw:name="f221" draw:formula="2570230 * ?f5 / 2731203"/><draw:equation draw:name="f222" draw:formula="2082700 * ?f4 / 2794134"/><draw:equation draw:name="f223" draw:formula="2705485 * ?f5 / 2731203"/><draw:equation draw:name="f224" draw:formula="1781710 * ?f4 / 2794134"/><draw:equation draw:name="f225" draw:formula="2731203 * ?f5 / 2731203"/><draw:equation draw:name="f226" draw:formula="1908392 * ?f4 / 2794134"/><draw:equation draw:name="f227" draw:formula="2695960 * ?f5 / 2731203"/><draw:equation draw:name="f228" draw:formula="1988402 * ?f4 / 2794134"/><draw:equation draw:name="f229" draw:formula="2675958 * ?f5 / 2731203"/><draw:equation draw:name="f230" draw:formula="2027455 * ?f4 / 2794134"/><draw:equation draw:name="f231" draw:formula="2655003 * ?f5 / 2731203"/><draw:equation draw:name="f232" draw:formula="2065555 * ?f4 / 2794134"/><draw:equation draw:name="f233" draw:formula="2610235 * ?f5 / 2731203"/><draw:equation draw:name="f234" draw:formula="2139850 * ?f4 / 2794134"/><draw:equation draw:name="f235" draw:formula="2586423 * ?f5 / 2731203"/><draw:equation draw:name="f236" draw:formula="2176045 * ?f4 / 2794134"/><draw:equation draw:name="f237" draw:formula="2560705 * ?f5 / 2731203"/><draw:equation draw:name="f238" draw:formula="2211287 * ?f4 / 2794134"/><draw:equation draw:name="f239" draw:formula="2322580 * ?f5 / 2731203"/><draw:equation draw:name="f240" draw:formula="2464652 * ?f4 / 2794134"/><draw:equation draw:name="f241" draw:formula="1702503 * ?f5 / 2731203"/><draw:equation draw:name="f242" draw:formula="2764690 * ?f4 / 2794134"/><draw:equation draw:name="f243" draw:formula="1358650 * ?f5 / 2731203"/><draw:equation draw:name="f244" draw:formula="2793265 * ?f4 / 2794134"/><draw:equation draw:name="f245" draw:formula="1186248 * ?f5 / 2731203"/><draw:equation draw:name="f246" draw:formula="2777072 * ?f4 / 2794134"/><draw:equation draw:name="f247" draw:formula="1143385 * ?f5 / 2731203"/><draw:equation draw:name="f248" draw:formula="2769452 * ?f4 / 2794134"/><draw:equation draw:name="f249" draw:formula="1101475 * ?f5 / 2731203"/><draw:equation draw:name="f250" draw:formula="2760880 * ?f4 / 2794134"/><draw:equation draw:name="f251" draw:formula="1017655 * ?f5 / 2731203"/><draw:equation draw:name="f252" draw:formula="2738972 * ?f4 / 2794134"/><draw:equation draw:name="f253" draw:formula="976698 * ?f5 / 2731203"/><draw:equation draw:name="f254" draw:formula="2726590 * ?f4 / 2794134"/><draw:equation draw:name="f255" draw:formula="935740 * ?f5 / 2731203"/><draw:equation draw:name="f256" draw:formula="2712302 * ?f4 / 2794134"/><draw:equation draw:name="f257" draw:formula="854778 * ?f5 / 2731203"/><draw:equation draw:name="f258" draw:formula="2680870 * ?f4 / 2794134"/><draw:equation draw:name="f259" draw:formula="815725 * ?f5 / 2731203"/><draw:equation draw:name="f260" draw:formula="2662772 * ?f4 / 2794134"/><draw:equation draw:name="f261" draw:formula="776673 * ?f5 / 2731203"/><draw:equation draw:name="f262" draw:formula="2643722 * ?f4 / 2794134"/><draw:equation draw:name="f263" draw:formula="700473 * ?f5 / 2731203"/><draw:equation draw:name="f264" draw:formula="2602765 * ?f4 / 2794134"/><draw:equation draw:name="f265" draw:formula="663325 * ?f5 / 2731203"/><draw:equation draw:name="f266" draw:formula="2580857 * ?f4 / 2794134"/><draw:equation draw:name="f267" draw:formula="627130 * ?f5 / 2731203"/><draw:equation draw:name="f268" draw:formula="2557045 * ?f4 / 2794134"/><draw:equation draw:name="f269" draw:formula="609033 * ?f5 / 2731203"/><draw:equation draw:name="f270" draw:formula="591888 * ?f5 / 2731203"/><draw:equation draw:name="f271" draw:formula="2533232 * ?f4 / 2794134"/><draw:equation draw:name="f272" draw:formula="556645 * ?f5 / 2731203"/><draw:equation draw:name="f273" draw:formula="2507515 * ?f4 / 2794134"/><draw:equation draw:name="f274" draw:formula="426153 * ?f5 / 2731203"/><draw:equation draw:name="f275" draw:formula="2395120 * ?f4 / 2794134"/><draw:equation draw:name="f276" draw:formula="309948 * ?f5 / 2731203"/><draw:equation draw:name="f277" draw:formula="2268437 * ?f4 / 2794134"/><draw:equation draw:name="f278" draw:formula="210888 * ?f5 / 2731203"/><draw:equation draw:name="f279" draw:formula="2128420 * ?f4 / 2794134"/><draw:equation draw:name="f280" draw:formula="168025 * ?f5 / 2731203"/><draw:equation draw:name="f281" draw:formula="2054125 * ?f4 / 2794134"/><draw:equation draw:name="f282" draw:formula="148023 * ?f5 / 2731203"/><draw:equation draw:name="f283" draw:formula="2016025 * ?f4 / 2794134"/><draw:equation draw:name="f284" draw:formula="128973 * ?f5 / 2731203"/><draw:equation draw:name="f285" draw:formula="1977925 * ?f4 / 2794134"/><draw:equation draw:name="f286" draw:formula="111828 * ?f5 / 2731203"/><draw:equation draw:name="f287" draw:formula="103255 * ?f5 / 2731203"/><draw:equation draw:name="f288" draw:formula="1918870 * ?f4 / 2794134"/><draw:equation draw:name="f289" draw:formula="95635 * ?f5 / 2731203"/><draw:equation draw:name="f290" draw:formula="1898867 * ?f4 / 2794134"/><draw:equation draw:name="f291" draw:formula="80395 * ?f5 / 2731203"/><draw:equation draw:name="f292" draw:formula="1858862 * ?f4 / 2794134"/><draw:equation draw:name="f293" draw:formula="67060 * ?f5 / 2731203"/><draw:equation draw:name="f294" draw:formula="1817905 * ?f4 / 2794134"/><draw:equation draw:name="f295" draw:formula="43248 * ?f5 / 2731203"/><draw:equation draw:name="f296" draw:formula="1735990 * ?f4 / 2794134"/><draw:equation draw:name="f297" draw:formula="33723 * ?f5 / 2731203"/><draw:equation draw:name="f298" draw:formula="1694080 * ?f4 / 2794134"/><draw:equation draw:name="f299" draw:formula="25150 * ?f5 / 2731203"/><draw:equation draw:name="f300" draw:formula="1652170 * ?f4 / 2794134"/><draw:equation draw:name="f301" draw:formula="3243 * ?f5 / 2731203"/><draw:equation draw:name="f302" draw:formula="1482625 * ?f4 / 2794134"/><draw:equation draw:name="f303" draw:formula="21340 * ?f5 / 2731203"/><draw:equation draw:name="f304" draw:formula="1142582 * ?f4 / 2794134"/><draw:equation draw:name="f305" draw:formula="28960 * ?f5 / 2731203"/><draw:equation draw:name="f306" draw:formula="1100672 * ?f4 / 2794134"/><draw:equation draw:name="f307" draw:formula="38485 * ?f5 / 2731203"/><draw:equation draw:name="f308" draw:formula="1058762 * ?f4 / 2794134"/><draw:equation draw:name="f309" draw:formula="48963 * ?f5 / 2731203"/><draw:equation draw:name="f310" draw:formula="1017805 * ?f4 / 2794134"/><draw:equation draw:name="f311" draw:formula="61345 * ?f5 / 2731203"/><draw:equation draw:name="f312" draw:formula="976847 * ?f4 / 2794134"/><draw:equation draw:name="f313" draw:formula="956845 * ?f4 / 2794134"/><draw:equation draw:name="f314" draw:formula="73728 * ?f5 / 2731203"/><draw:equation draw:name="f315" draw:formula="935890 * ?f4 / 2794134"/><draw:equation draw:name="f316" draw:formula="88015 * ?f5 / 2731203"/><draw:equation draw:name="f317" draw:formula="895885 * ?f4 / 2794134"/><draw:equation draw:name="f318" draw:formula="104208 * ?f5 / 2731203"/><draw:equation draw:name="f319" draw:formula="855880 * ?f4 / 2794134"/><draw:equation draw:name="f320" draw:formula="120400 * ?f5 / 2731203"/><draw:equation draw:name="f321" draw:formula="816827 * ?f4 / 2794134"/><draw:equation draw:name="f322" draw:formula="157548 * ?f5 / 2731203"/><draw:equation draw:name="f323" draw:formula="740627 * ?f4 / 2794134"/><draw:equation draw:name="f324" draw:formula="177550 * ?f5 / 2731203"/><draw:equation draw:name="f325" draw:formula="703480 * ?f4 / 2794134"/><draw:equation draw:name="f326" draw:formula="199458 * ?f5 / 2731203"/><draw:equation draw:name="f327" draw:formula="666332 * ?f4 / 2794134"/><draw:equation draw:name="f328" draw:formula="222318 * ?f5 / 2731203"/><draw:equation draw:name="f329" draw:formula="630137 * ?f4 / 2794134"/><draw:equation draw:name="f330" draw:formula="245178 * ?f5 / 2731203"/><draw:equation draw:name="f331" draw:formula="594895 * ?f4 / 2794134"/><draw:equation draw:name="f332" draw:formula="269943 * ?f5 / 2731203"/><draw:equation draw:name="f333" draw:formula="560605 * ?f4 / 2794134"/><draw:equation draw:name="f334" draw:formula="295660 * ?f5 / 2731203"/><draw:equation draw:name="f335" draw:formula="526315 * ?f4 / 2794134"/><draw:equation draw:name="f336" draw:formula="533785 * ?f5 / 2731203"/><draw:equation draw:name="f337" draw:formula="287237 * ?f4 / 2794134"/><draw:equation draw:name="f338" draw:formula="1879668 * ?f5 / 2731203"/><draw:equation draw:name="f339" draw:formula="109120 * ?f4 / 2794134"/><draw:equation draw:name="f340" draw:formula="1932055 * ?f5 / 2731203"/><draw:equation draw:name="f341" draw:formula="124360 * ?f4 / 2794134"/><draw:equation draw:name="f342" draw:formula="1984443 * ?f5 / 2731203"/><draw:equation draw:name="f343" draw:formula="142457 * ?f4 / 2794134"/><draw:equation draw:name="f344" draw:formula="2406400 * ?f5 / 2731203"/><draw:equation draw:name="f345" draw:formula="459640 * ?f4 / 2794134"/><draw:equation draw:name="f346" draw:formula="2376873 * ?f5 / 2731203"/><draw:equation draw:name="f347" draw:formula="432970 * ?f4 / 2794134"/><draw:equation draw:name="f348" draw:formula="2346393 * ?f5 / 2731203"/><draw:equation draw:name="f349" draw:formula="407252 * ?f4 / 2794134"/><draw:equation draw:name="f350" draw:formula="1596775 * ?f5 / 2731203"/><draw:equation draw:name="f351" draw:formula="107215 * ?f4 / 2794134"/><draw:equation draw:name="f352" draw:formula="1618682 * ?f5 / 2731203"/><draw:equation draw:name="f353" draw:formula="1658687 * ?f5 / 2731203"/><draw:equation draw:name="f354" draw:formula="114835 * ?f4 / 2794134"/><draw:equation draw:name="f355" draw:formula="1698692 * ?f5 / 2731203"/><draw:equation draw:name="f356" draw:formula="1718695 * ?f5 / 2731203"/><draw:equation draw:name="f357" draw:formula="129122 * ?f4 / 2794134"/><draw:equation draw:name="f358" draw:formula="1738697 * ?f5 / 2731203"/><draw:equation draw:name="f359" draw:formula="134837 * ?f4 / 2794134"/><draw:equation draw:name="f360" draw:formula="1777750 * ?f5 / 2731203"/><draw:equation draw:name="f361" draw:formula="146267 * ?f4 / 2794134"/><draw:equation draw:name="f362" draw:formula="1930150 * ?f5 / 2731203"/><draw:equation draw:name="f363" draw:formula="206275 * ?f4 / 2794134"/><draw:equation draw:name="f364" draw:formula="2206375 * ?f5 / 2731203"/><draw:equation draw:name="f365" draw:formula="381535 * ?f4 / 2794134"/><draw:equation draw:name="f366" draw:formula="2185420 * ?f5 / 2731203"/><draw:equation draw:name="f367" draw:formula="371057 * ?f4 / 2794134"/><draw:equation draw:name="f368" draw:formula="2175895 * ?f5 / 2731203"/><draw:equation draw:name="f369" draw:formula="365342 * ?f4 / 2794134"/><draw:equation draw:name="f370" draw:formula="1532005 * ?f5 / 2731203"/><draw:equation draw:name="f371" draw:formula="108167 * ?f4 / 2794134"/><draw:equation draw:name="f372" draw:formula="1574867 * ?f5 / 2731203"/><draw:equation draw:name="f373" draw:formula="1399607 * ?f5 / 2731203"/><draw:equation draw:name="f374" draw:formula="81497 * ?f4 / 2794134"/><draw:equation draw:name="f375" draw:formula="1348172 * ?f5 / 2731203"/><draw:equation draw:name="f376" draw:formula="89117 * ?f4 / 2794134"/><draw:equation draw:name="f377" draw:formula="1334837 * ?f5 / 2731203"/><draw:equation draw:name="f378" draw:formula="91022 * ?f4 / 2794134"/><draw:equation draw:name="f379" draw:formula="1321502 * ?f5 / 2731203"/><draw:equation draw:name="f380" draw:formula="93879 * ?f4 / 2794134"/><draw:equation draw:name="f381" draw:formula="1295785 * ?f5 / 2731203"/><draw:equation draw:name="f382" draw:formula="99594 * ?f4 / 2794134"/><draw:equation draw:name="f383" draw:formula="853825 * ?f5 / 2731203"/><draw:equation draw:name="f384" draw:formula="217704 * ?f4 / 2794134"/><draw:equation draw:name="f385" draw:formula="482350 * ?f5 / 2731203"/><draw:equation draw:name="f386" draw:formula="483452 * ?f4 / 2794134"/><draw:equation draw:name="f387" draw:formula="626177 * ?f5 / 2731203"/><draw:equation draw:name="f388" draw:formula="327242 * ?f4 / 2794134"/><draw:equation draw:name="f389" draw:formula="802390 * ?f5 / 2731203"/><draw:equation draw:name="f390" draw:formula="219609 * ?f4 / 2794134"/><draw:equation draw:name="f391" draw:formula="896687 * ?f5 / 2731203"/><draw:equation draw:name="f392" draw:formula="176747 * ?f4 / 2794134"/><draw:equation draw:name="f393" draw:formula="945265 * ?f5 / 2731203"/><draw:equation draw:name="f394" draw:formula="158649 * ?f4 / 2794134"/><draw:equation draw:name="f395" draw:formula="993842 * ?f5 / 2731203"/><draw:equation draw:name="f396" draw:formula="1194820 * ?f5 / 2731203"/><draw:equation draw:name="f397" draw:formula="95784 * ?f4 / 2794134"/><draw:equation draw:name="f398" draw:formula="1362475 * ?f5 / 2731203"/><draw:equation draw:name="f399" draw:formula="222 * ?f4 / 2794134"/><draw:equation draw:name="f400" draw:formula="1783465 * ?f5 / 2731203"/><draw:equation draw:name="f401" draw:formula="57685 * ?f4 / 2794134"/><draw:equation draw:name="f402" draw:formula="1748223 * ?f5 / 2731203"/><draw:equation draw:name="f403" draw:formula="51970 * ?f4 / 2794134"/><draw:equation draw:name="f404" draw:formula="1711075 * ?f5 / 2731203"/><draw:equation draw:name="f405" draw:formula="48160 * ?f4 / 2794134"/><draw:equation draw:name="f406" draw:formula="1612015 * ?f5 / 2731203"/><draw:equation draw:name="f407" draw:formula="28157 * ?f4 / 2794134"/><draw:equation draw:name="f408" draw:formula="1561533 * ?f5 / 2731203"/><draw:equation draw:name="f409" draw:formula="21490 * ?f4 / 2794134"/><draw:equation draw:name="f410" draw:formula="1511050 * ?f5 / 2731203"/><draw:equation draw:name="f411" draw:formula="16727 * ?f4 / 2794134"/><draw:equation draw:name="f412" draw:formula="1460568 * ?f5 / 2731203"/><draw:equation draw:name="f413" draw:formula="12917 * ?f4 / 2794134"/><draw:equation draw:name="f414" draw:formula="1410085 * ?f5 / 2731203"/><draw:equation draw:name="f415" draw:formula="11012 * ?f4 / 2794134"/><draw:equation draw:name="f416" draw:formula="1359603 * ?f5 / 2731203"/><draw:equation draw:name="f417" draw:formula="11965 * ?f4 / 2794134"/><draw:equation draw:name="f418" draw:formula="1333885 * ?f5 / 2731203"/><draw:equation draw:name="f419" draw:formula="1309120 * ?f5 / 2731203"/><draw:equation draw:name="f420" draw:formula="14822 * ?f4 / 2794134"/><draw:equation draw:name="f421" draw:formula="913833 * ?f5 / 2731203"/><draw:equation draw:name="f422" draw:formula="98642 * ?f4 / 2794134"/><draw:equation draw:name="f423" draw:formula="931930 * ?f5 / 2731203"/><draw:equation draw:name="f424" draw:formula="946218 * ?f5 / 2731203"/><draw:equation draw:name="f425" draw:formula="82450 * ?f4 / 2794134"/><draw:equation draw:name="f426" draw:formula="982413 * ?f5 / 2731203"/><draw:equation draw:name="f427" draw:formula="66257 * ?f4 / 2794134"/><draw:equation draw:name="f428" draw:formula="1013845 * ?f5 / 2731203"/><draw:equation draw:name="f429" draw:formula="54827 * ?f4 / 2794134"/><draw:equation draw:name="f430" draw:formula="1060518 * ?f5 / 2731203"/><draw:equation draw:name="f431" draw:formula="40540 * ?f4 / 2794134"/><draw:equation draw:name="f432" draw:formula="1128145 * ?f5 / 2731203"/><draw:equation draw:name="f433" draw:formula="24347 * ?f4 / 2794134"/><draw:equation draw:name="f434" draw:formula="1171008 * ?f5 / 2731203"/><draw:equation draw:name="f435" draw:formula="1220538 * ?f5 / 2731203"/><draw:equation draw:name="f436" draw:formula="10060 * ?f4 / 2794134"/><draw:equation draw:name="f437" draw:formula="?f8 / ?f6"/><draw:equation draw:name="f438" draw:formula="?f9 / ?f7"/><draw:equation draw:name="f439" draw:formula="?f10 / ?f6"/><draw:equation draw:name="f440" draw:formula="?f11 / ?f6"/><draw:equation draw:name="f441" draw:formula="?f12 / ?f7"/><draw:equation draw:name="f442" draw:formula="?f13 / ?f6"/><draw:equation draw:name="f443" draw:formula="?f14 / ?f7"/><draw:equation draw:name="f444" draw:formula="?f15 / ?f6"/><draw:equation draw:name="f445" draw:formula="?f16 / ?f6"/><draw:equation draw:name="f446" draw:formula="?f17 / ?f7"/><draw:equation draw:name="f447" draw:formula="?f18 / ?f6"/><draw:equation draw:name="f448" draw:formula="?f19 / ?f7"/><draw:equation draw:name="f449" draw:formula="?f20 / ?f6"/><draw:equation draw:name="f450" draw:formula="?f21 / ?f7"/><draw:equation draw:name="f451" draw:formula="?f22 / ?f6"/><draw:equation draw:name="f452" draw:formula="?f23 / ?f6"/><draw:equation draw:name="f453" draw:formula="?f24 / ?f7"/><draw:equation draw:name="f454" draw:formula="?f25 / ?f6"/><draw:equation draw:name="f455" draw:formula="?f26 / ?f7"/><draw:equation draw:name="f456" draw:formula="?f27 / ?f6"/><draw:equation draw:name="f457" draw:formula="?f28 / ?f7"/><draw:equation draw:name="f458" draw:formula="?f29 / ?f6"/><draw:equation draw:name="f459" draw:formula="?f30 / ?f7"/><draw:equation draw:name="f460" draw:formula="?f31 / ?f6"/><draw:equation draw:name="f461" draw:formula="?f32 / ?f7"/><draw:equation draw:name="f462" draw:formula="?f33 / ?f6"/><draw:equation draw:name="f463" draw:formula="?f34 / ?f7"/><draw:equation draw:name="f464" draw:formula="?f35 / ?f6"/><draw:equation draw:name="f465" draw:formula="?f36 / ?f7"/><draw:equation draw:name="f466" draw:formula="?f37 / ?f6"/><draw:equation draw:name="f467" draw:formula="?f38 / ?f7"/><draw:equation draw:name="f468" draw:formula="?f39 / ?f6"/><draw:equation draw:name="f469" draw:formula="?f40 / ?f7"/><draw:equation draw:name="f470" draw:formula="?f41 / ?f6"/><draw:equation draw:name="f471" draw:formula="?f42 / ?f7"/><draw:equation draw:name="f472" draw:formula="?f43 / ?f6"/><draw:equation draw:name="f473" draw:formula="?f44 / ?f7"/><draw:equation draw:name="f474" draw:formula="?f45 / ?f6"/><draw:equation draw:name="f475" draw:formula="?f46 / ?f7"/><draw:equation draw:name="f476" draw:formula="?f47 / ?f6"/><draw:equation draw:name="f477" draw:formula="?f48 / ?f7"/><draw:equation draw:name="f478" draw:formula="?f49 / ?f6"/><draw:equation draw:name="f479" draw:formula="?f50 / ?f7"/><draw:equation draw:name="f480" draw:formula="?f51 / ?f6"/><draw:equation draw:name="f481" draw:formula="?f52 / ?f7"/><draw:equation draw:name="f482" draw:formula="?f53 / ?f6"/><draw:equation draw:name="f483" draw:formula="?f54 / ?f7"/><draw:equation draw:name="f484" draw:formula="?f55 / ?f6"/><draw:equation draw:name="f485" draw:formula="?f56 / ?f7"/><draw:equation draw:name="f486" draw:formula="?f57 / ?f6"/><draw:equation draw:name="f487" draw:formula="?f58 / ?f7"/><draw:equation draw:name="f488" draw:formula="?f59 / ?f6"/><draw:equation draw:name="f489" draw:formula="?f60 / ?f7"/><draw:equation draw:name="f490" draw:formula="?f61 / ?f6"/><draw:equation draw:name="f491" draw:formula="?f62 / ?f7"/><draw:equation draw:name="f492" draw:formula="?f63 / ?f6"/><draw:equation draw:name="f493" draw:formula="?f64 / ?f7"/><draw:equation draw:name="f494" draw:formula="?f65 / ?f6"/><draw:equation draw:name="f495" draw:formula="?f66 / ?f7"/><draw:equation draw:name="f496" draw:formula="?f67 / ?f6"/><draw:equation draw:name="f497" draw:formula="?f68 / ?f7"/><draw:equation draw:name="f498" draw:formula="?f69 / ?f6"/><draw:equation draw:name="f499" draw:formula="?f70 / ?f7"/><draw:equation draw:name="f500" draw:formula="?f71 / ?f6"/><draw:equation draw:name="f501" draw:formula="?f72 / ?f7"/><draw:equation draw:name="f502" draw:formula="?f73 / ?f6"/><draw:equation draw:name="f503" draw:formula="?f74 / ?f7"/><draw:equation draw:name="f504" draw:formula="?f75 / ?f6"/><draw:equation draw:name="f505" draw:formula="?f76 / ?f7"/><draw:equation draw:name="f506" draw:formula="?f77 / ?f6"/><draw:equation draw:name="f507" draw:formula="?f78 / ?f7"/><draw:equation draw:name="f508" draw:formula="?f79 / ?f6"/><draw:equation draw:name="f509" draw:formula="?f80 / ?f7"/><draw:equation draw:name="f510" draw:formula="?f81 / ?f6"/><draw:equation draw:name="f511" draw:formula="?f82 / ?f7"/><draw:equation draw:name="f512" draw:formula="?f83 / ?f6"/><draw:equation draw:name="f513" draw:formula="?f84 / ?f7"/><draw:equation draw:name="f514" draw:formula="?f85 / ?f6"/><draw:equation draw:name="f515" draw:formula="?f86 / ?f7"/><draw:equation draw:name="f516" draw:formula="?f87 / ?f6"/><draw:equation draw:name="f517" draw:formula="?f88 / ?f7"/><draw:equation draw:name="f518" draw:formula="?f89 / ?f6"/><draw:equation draw:name="f519" draw:formula="?f90 / ?f7"/><draw:equation draw:name="f520" draw:formula="?f91 / ?f6"/><draw:equation draw:name="f521" draw:formula="?f92 / ?f7"/><draw:equation draw:name="f522" draw:formula="?f93 / ?f6"/><draw:equation draw:name="f523" draw:formula="?f94 / ?f7"/><draw:equation draw:name="f524" draw:formula="?f95 / ?f6"/><draw:equation draw:name="f525" draw:formula="?f96 / ?f7"/><draw:equation draw:name="f526" draw:formula="?f97 / ?f6"/><draw:equation draw:name="f527" draw:formula="?f98 / ?f7"/><draw:equation draw:name="f528" draw:formula="?f99 / ?f6"/><draw:equation draw:name="f529" draw:formula="?f100 / ?f6"/><draw:equation draw:name="f530" draw:formula="?f101 / ?f7"/><draw:equation draw:name="f531" draw:formula="?f102 / ?f6"/><draw:equation draw:name="f532" draw:formula="?f103 / ?f7"/><draw:equation draw:name="f533" draw:formula="?f104 / ?f6"/><draw:equation draw:name="f534" draw:formula="?f105 / ?f7"/><draw:equation draw:name="f535" draw:formula="?f106 / ?f6"/><draw:equation draw:name="f536" draw:formula="?f107 / ?f7"/><draw:equation draw:name="f537" draw:formula="?f108 / ?f6"/><draw:equation draw:name="f538" draw:formula="?f109 / ?f7"/><draw:equation draw:name="f539" draw:formula="?f110 / ?f6"/><draw:equation draw:name="f540" draw:formula="?f111 / ?f7"/><draw:equation draw:name="f541" draw:formula="?f112 / ?f6"/><draw:equation draw:name="f542" draw:formula="?f113 / ?f7"/><draw:equation draw:name="f543" draw:formula="?f114 / ?f6"/><draw:equation draw:name="f544" draw:formula="?f115 / ?f7"/><draw:equation draw:name="f545" draw:formula="?f116 / ?f6"/><draw:equation draw:name="f546" draw:formula="?f117 / ?f7"/><draw:equation draw:name="f547" draw:formula="?f118 / ?f6"/><draw:equation draw:name="f548" draw:formula="?f119 / ?f7"/><draw:equation draw:name="f549" draw:formula="?f120 / ?f6"/><draw:equation draw:name="f550" draw:formula="?f121 / ?f7"/><draw:equation draw:name="f551" draw:formula="?f122 / ?f6"/><draw:equation draw:name="f552" draw:formula="?f123 / ?f6"/><draw:equation draw:name="f553" draw:formula="?f124 / ?f7"/><draw:equation draw:name="f554" draw:formula="?f125 / ?f6"/><draw:equation draw:name="f555" draw:formula="?f126 / ?f7"/><draw:equation draw:name="f556" draw:formula="?f127 / ?f6"/><draw:equation draw:name="f557" draw:formula="?f128 / ?f7"/><draw:equation draw:name="f558" draw:formula="?f129 / ?f6"/><draw:equation draw:name="f559" draw:formula="?f130 / ?f7"/><draw:equation draw:name="f560" draw:formula="?f131 / ?f6"/><draw:equation draw:name="f561" draw:formula="?f132 / ?f7"/><draw:equation draw:name="f562" draw:formula="?f133 / ?f6"/><draw:equation draw:name="f563" draw:formula="?f134 / ?f7"/><draw:equation draw:name="f564" draw:formula="?f135 / ?f7"/><draw:equation draw:name="f565" draw:formula="?f136 / ?f6"/><draw:equation draw:name="f566" draw:formula="?f137 / ?f7"/><draw:equation draw:name="f567" draw:formula="?f138 / ?f6"/><draw:equation draw:name="f568" draw:formula="?f139 / ?f7"/><draw:equation draw:name="f569" draw:formula="?f140 / ?f6"/><draw:equation draw:name="f570" draw:formula="?f141 / ?f7"/><draw:equation draw:name="f571" draw:formula="?f142 / ?f6"/><draw:equation draw:name="f572" draw:formula="?f143 / ?f7"/><draw:equation draw:name="f573" draw:formula="?f144 / ?f6"/><draw:equation draw:name="f574" draw:formula="?f145 / ?f7"/><draw:equation draw:name="f575" draw:formula="?f146 / ?f6"/><draw:equation draw:name="f576" draw:formula="?f147 / ?f7"/><draw:equation draw:name="f577" draw:formula="?f148 / ?f6"/><draw:equation draw:name="f578" draw:formula="?f149 / ?f7"/><draw:equation draw:name="f579" draw:formula="?f150 / ?f6"/><draw:equation draw:name="f580" draw:formula="?f151 / ?f7"/><draw:equation draw:name="f581" draw:formula="?f152 / ?f6"/><draw:equation draw:name="f582" draw:formula="?f153 / ?f7"/><draw:equation draw:name="f583" draw:formula="?f154 / ?f6"/><draw:equation draw:name="f584" draw:formula="?f155 / ?f6"/><draw:equation draw:name="f585" draw:formula="?f156 / ?f7"/><draw:equation draw:name="f586" draw:formula="?f157 / ?f6"/><draw:equation draw:name="f587" draw:formula="?f158 / ?f7"/><draw:equation draw:name="f588" draw:formula="?f159 / ?f6"/><draw:equation draw:name="f589" draw:formula="?f160 / ?f7"/><draw:equation draw:name="f590" draw:formula="?f161 / ?f6"/><draw:equation draw:name="f591" draw:formula="?f162 / ?f6"/><draw:equation draw:name="f592" draw:formula="?f163 / ?f7"/><draw:equation draw:name="f593" draw:formula="?f164 / ?f6"/><draw:equation draw:name="f594" draw:formula="?f165 / ?f7"/><draw:equation draw:name="f595" draw:formula="?f166 / ?f6"/><draw:equation draw:name="f596" draw:formula="?f167 / ?f7"/><draw:equation draw:name="f597" draw:formula="?f168 / ?f7"/><draw:equation draw:name="f598" draw:formula="?f169 / ?f6"/><draw:equation draw:name="f599" draw:formula="?f170 / ?f7"/><draw:equation draw:name="f600" draw:formula="?f171 / ?f6"/><draw:equation draw:name="f601" draw:formula="?f172 / ?f7"/><draw:equation draw:name="f602" draw:formula="?f173 / ?f6"/><draw:equation draw:name="f603" draw:formula="?f174 / ?f7"/><draw:equation draw:name="f604" draw:formula="?f175 / ?f6"/><draw:equation draw:name="f605" draw:formula="?f176 / ?f7"/><draw:equation draw:name="f606" draw:formula="?f177 / ?f6"/><draw:equation draw:name="f607" draw:formula="?f178 / ?f7"/><draw:equation draw:name="f608" draw:formula="?f179 / ?f6"/><draw:equation draw:name="f609" draw:formula="?f180 / ?f7"/><draw:equation draw:name="f610" draw:formula="?f181 / ?f6"/><draw:equation draw:name="f611" draw:formula="?f182 / ?f7"/><draw:equation draw:name="f612" draw:formula="?f183 / ?f6"/><draw:equation draw:name="f613" draw:formula="?f184 / ?f7"/><draw:equation draw:name="f614" draw:formula="?f185 / ?f6"/><draw:equation draw:name="f615" draw:formula="?f186 / ?f7"/><draw:equation draw:name="f616" draw:formula="?f187 / ?f6"/><draw:equation draw:name="f617" draw:formula="?f188 / ?f7"/><draw:equation draw:name="f618" draw:formula="?f189 / ?f6"/><draw:equation draw:name="f619" draw:formula="?f190 / ?f7"/><draw:equation draw:name="f620" draw:formula="?f191 / ?f6"/><draw:equation draw:name="f621" draw:formula="?f192 / ?f7"/><draw:equation draw:name="f622" draw:formula="?f193 / ?f6"/><draw:equation draw:name="f623" draw:formula="?f194 / ?f7"/><draw:equation draw:name="f624" draw:formula="?f195 / ?f6"/><draw:equation draw:name="f625" draw:formula="?f196 / ?f7"/><draw:equation draw:name="f626" draw:formula="?f197 / ?f6"/><draw:equation draw:name="f627" draw:formula="?f198 / ?f7"/><draw:equation draw:name="f628" draw:formula="?f199 / ?f6"/><draw:equation draw:name="f629" draw:formula="?f200 / ?f7"/><draw:equation draw:name="f630" draw:formula="?f201 / ?f6"/><draw:equation draw:name="f631" draw:formula="?f202 / ?f7"/><draw:equation draw:name="f632" draw:formula="?f203 / ?f6"/><draw:equation draw:name="f633" draw:formula="?f204 / ?f7"/><draw:equation draw:name="f634" draw:formula="?f205 / ?f6"/><draw:equation draw:name="f635" draw:formula="?f206 / ?f7"/><draw:equation draw:name="f636" draw:formula="?f207 / ?f6"/><draw:equation draw:name="f637" draw:formula="?f208 / ?f7"/><draw:equation draw:name="f638" draw:formula="?f209 / ?f6"/><draw:equation draw:name="f639" draw:formula="?f210 / ?f7"/><draw:equation draw:name="f640" draw:formula="?f211 / ?f6"/><draw:equation draw:name="f641" draw:formula="?f212 / ?f7"/><draw:equation draw:name="f642" draw:formula="?f213 / ?f6"/><draw:equation draw:name="f643" draw:formula="?f214 / ?f7"/><draw:equation draw:name="f644" draw:formula="?f215 / ?f6"/><draw:equation draw:name="f645" draw:formula="?f216 / ?f7"/><draw:equation draw:name="f646" draw:formula="?f217 / ?f6"/><draw:equation draw:name="f647" draw:formula="?f218 / ?f7"/><draw:equation draw:name="f648" draw:formula="?f219 / ?f6"/><draw:equation draw:name="f649" draw:formula="?f220 / ?f7"/><draw:equation draw:name="f650" draw:formula="?f221 / ?f6"/><draw:equation draw:name="f651" draw:formula="?f222 / ?f7"/><draw:equation draw:name="f652" draw:formula="?f223 / ?f6"/><draw:equation draw:name="f653" draw:formula="?f224 / ?f7"/><draw:equation draw:name="f654" draw:formula="?f225 / ?f6"/><draw:equation draw:name="f655" draw:formula="?f226 / ?f7"/><draw:equation draw:name="f656" draw:formula="?f227 / ?f6"/><draw:equation draw:name="f657" draw:formula="?f228 / ?f7"/><draw:equation draw:name="f658" draw:formula="?f229 / ?f6"/><draw:equation draw:name="f659" draw:formula="?f230 / ?f7"/><draw:equation draw:name="f660" draw:formula="?f231 / ?f6"/><draw:equation draw:name="f661" draw:formula="?f232 / ?f7"/><draw:equation draw:name="f662" draw:formula="?f233 / ?f6"/><draw:equation draw:name="f663" draw:formula="?f234 / ?f7"/><draw:equation draw:name="f664" draw:formula="?f235 / ?f6"/><draw:equation draw:name="f665" draw:formula="?f236 / ?f7"/><draw:equation draw:name="f666" draw:formula="?f237 / ?f6"/><draw:equation draw:name="f667" draw:formula="?f238 / ?f7"/><draw:equation draw:name="f668" draw:formula="?f239 / ?f6"/><draw:equation draw:name="f669" draw:formula="?f240 / ?f7"/><draw:equation draw:name="f670" draw:formula="?f241 / ?f6"/><draw:equation draw:name="f671" draw:formula="?f242 / ?f7"/><draw:equation draw:name="f672" draw:formula="?f243 / ?f6"/><draw:equation draw:name="f673" draw:formula="?f244 / ?f7"/><draw:equation draw:name="f674" draw:formula="?f245 / ?f6"/><draw:equation draw:name="f675" draw:formula="?f246 / ?f7"/><draw:equation draw:name="f676" draw:formula="?f247 / ?f6"/><draw:equation draw:name="f677" draw:formula="?f248 / ?f7"/><draw:equation draw:name="f678" draw:formula="?f249 / ?f6"/><draw:equation draw:name="f679" draw:formula="?f250 / ?f7"/><draw:equation draw:name="f680" draw:formula="?f251 / ?f6"/><draw:equation draw:name="f681" draw:formula="?f252 / ?f7"/><draw:equation draw:name="f682" draw:formula="?f253 / ?f6"/><draw:equation draw:name="f683" draw:formula="?f254 / ?f7"/><draw:equation draw:name="f684" draw:formula="?f255 / ?f6"/><draw:equation draw:name="f685" draw:formula="?f256 / ?f7"/><draw:equation draw:name="f686" draw:formula="?f257 / ?f6"/><draw:equation draw:name="f687" draw:formula="?f258 / ?f7"/><draw:equation draw:name="f688" draw:formula="?f259 / ?f6"/><draw:equation draw:name="f689" draw:formula="?f260 / ?f7"/><draw:equation draw:name="f690" draw:formula="?f261 / ?f6"/><draw:equation draw:name="f691" draw:formula="?f262 / ?f7"/><draw:equation draw:name="f692" draw:formula="?f263 / ?f6"/><draw:equation draw:name="f693" draw:formula="?f264 / ?f7"/><draw:equation draw:name="f694" draw:formula="?f265 / ?f6"/><draw:equation draw:name="f695" draw:formula="?f266 / ?f7"/><draw:equation draw:name="f696" draw:formula="?f267 / ?f6"/><draw:equation draw:name="f697" draw:formula="?f268 / ?f7"/><draw:equation draw:name="f698" draw:formula="?f269 / ?f6"/><draw:equation draw:name="f699" draw:formula="?f270 / ?f6"/><draw:equation draw:name="f700" draw:formula="?f271 / ?f7"/><draw:equation draw:name="f701" draw:formula="?f272 / ?f6"/><draw:equation draw:name="f702" draw:formula="?f273 / ?f7"/><draw:equation draw:name="f703" draw:formula="?f274 / ?f6"/><draw:equation draw:name="f704" draw:formula="?f275 / ?f7"/><draw:equation draw:name="f705" draw:formula="?f276 / ?f6"/><draw:equation draw:name="f706" draw:formula="?f277 / ?f7"/><draw:equation draw:name="f707" draw:formula="?f278 / ?f6"/><draw:equation draw:name="f708" draw:formula="?f279 / ?f7"/><draw:equation draw:name="f709" draw:formula="?f280 / ?f6"/><draw:equation draw:name="f710" draw:formula="?f281 / ?f7"/><draw:equation draw:name="f711" draw:formula="?f282 / ?f6"/><draw:equation draw:name="f712" draw:formula="?f283 / ?f7"/><draw:equation draw:name="f713" draw:formula="?f284 / ?f6"/><draw:equation draw:name="f714" draw:formula="?f285 / ?f7"/><draw:equation draw:name="f715" draw:formula="?f286 / ?f6"/><draw:equation draw:name="f716" draw:formula="?f287 / ?f6"/><draw:equation draw:name="f717" draw:formula="?f288 / ?f7"/><draw:equation draw:name="f718" draw:formula="?f289 / ?f6"/><draw:equation draw:name="f719" draw:formula="?f290 / ?f7"/><draw:equation draw:name="f720" draw:formula="?f291 / ?f6"/><draw:equation draw:name="f721" draw:formula="?f292 / ?f7"/><draw:equation draw:name="f722" draw:formula="?f293 / ?f6"/><draw:equation draw:name="f723" draw:formula="?f294 / ?f7"/><draw:equation draw:name="f724" draw:formula="?f295 / ?f6"/><draw:equation draw:name="f725" draw:formula="?f296 / ?f7"/><draw:equation draw:name="f726" draw:formula="?f297 / ?f6"/><draw:equation draw:name="f727" draw:formula="?f298 / ?f7"/><draw:equation draw:name="f728" draw:formula="?f299 / ?f6"/><draw:equation draw:name="f729" draw:formula="?f300 / ?f7"/><draw:equation draw:name="f730" draw:formula="?f301 / ?f6"/><draw:equation draw:name="f731" draw:formula="?f302 / ?f7"/><draw:equation draw:name="f732" draw:formula="?f303 / ?f6"/><draw:equation draw:name="f733" draw:formula="?f304 / ?f7"/><draw:equation draw:name="f734" draw:formula="?f305 / ?f6"/><draw:equation draw:name="f735" draw:formula="?f306 / ?f7"/><draw:equation draw:name="f736" draw:formula="?f307 / ?f6"/><draw:equation draw:name="f737" draw:formula="?f308 / ?f7"/><draw:equation draw:name="f738" draw:formula="?f309 / ?f6"/><draw:equation draw:name="f739" draw:formula="?f310 / ?f7"/><draw:equation draw:name="f740" draw:formula="?f311 / ?f6"/><draw:equation draw:name="f741" draw:formula="?f312 / ?f7"/><draw:equation draw:name="f742" draw:formula="?f313 / ?f7"/><draw:equation draw:name="f743" draw:formula="?f314 / ?f6"/><draw:equation draw:name="f744" draw:formula="?f315 / ?f7"/><draw:equation draw:name="f745" draw:formula="?f316 / ?f6"/><draw:equation draw:name="f746" draw:formula="?f317 / ?f7"/><draw:equation draw:name="f747" draw:formula="?f318 / ?f6"/><draw:equation draw:name="f748" draw:formula="?f319 / ?f7"/><draw:equation draw:name="f749" draw:formula="?f320 / ?f6"/><draw:equation draw:name="f750" draw:formula="?f321 / ?f7"/><draw:equation draw:name="f751" draw:formula="?f322 / ?f6"/><draw:equation draw:name="f752" draw:formula="?f323 / ?f7"/><draw:equation draw:name="f753" draw:formula="?f324 / ?f6"/><draw:equation draw:name="f754" draw:formula="?f325 / ?f7"/><draw:equation draw:name="f755" draw:formula="?f326 / ?f6"/><draw:equation draw:name="f756" draw:formula="?f327 / ?f7"/><draw:equation draw:name="f757" draw:formula="?f328 / ?f6"/><draw:equation draw:name="f758" draw:formula="?f329 / ?f7"/><draw:equation draw:name="f759" draw:formula="?f330 / ?f6"/><draw:equation draw:name="f760" draw:formula="?f331 / ?f7"/><draw:equation draw:name="f761" draw:formula="?f332 / ?f6"/><draw:equation draw:name="f762" draw:formula="?f333 / ?f7"/><draw:equation draw:name="f763" draw:formula="?f334 / ?f6"/><draw:equation draw:name="f764" draw:formula="?f335 / ?f7"/><draw:equation draw:name="f765" draw:formula="?f336 / ?f6"/><draw:equation draw:name="f766" draw:formula="?f337 / ?f7"/><draw:equation draw:name="f767" draw:formula="?f338 / ?f6"/><draw:equation draw:name="f768" draw:formula="?f339 / ?f7"/><draw:equation draw:name="f769" draw:formula="?f340 / ?f6"/><draw:equation draw:name="f770" draw:formula="?f341 / ?f7"/><draw:equation draw:name="f771" draw:formula="?f342 / ?f6"/><draw:equation draw:name="f772" draw:formula="?f343 / ?f7"/><draw:equation draw:name="f773" draw:formula="?f344 / ?f6"/><draw:equation draw:name="f774" draw:formula="?f345 / ?f7"/><draw:equation draw:name="f775" draw:formula="?f346 / ?f6"/><draw:equation draw:name="f776" draw:formula="?f347 / ?f7"/><draw:equation draw:name="f777" draw:formula="?f348 / ?f6"/><draw:equation draw:name="f778" draw:formula="?f349 / ?f7"/><draw:equation draw:name="f779" draw:formula="?f350 / ?f6"/><draw:equation draw:name="f780" draw:formula="?f351 / ?f7"/><draw:equation draw:name="f781" draw:formula="?f352 / ?f6"/><draw:equation draw:name="f782" draw:formula="?f353 / ?f6"/><draw:equation draw:name="f783" draw:formula="?f354 / ?f7"/><draw:equation draw:name="f784" draw:formula="?f355 / ?f6"/><draw:equation draw:name="f785" draw:formula="?f356 / ?f6"/><draw:equation draw:name="f786" draw:formula="?f357 / ?f7"/><draw:equation draw:name="f787" draw:formula="?f358 / ?f6"/><draw:equation draw:name="f788" draw:formula="?f359 / ?f7"/><draw:equation draw:name="f789" draw:formula="?f360 / ?f6"/><draw:equation draw:name="f790" draw:formula="?f361 / ?f7"/><draw:equation draw:name="f791" draw:formula="?f362 / ?f6"/><draw:equation draw:name="f792" draw:formula="?f363 / ?f7"/><draw:equation draw:name="f793" draw:formula="?f364 / ?f6"/><draw:equation draw:name="f794" draw:formula="?f365 / ?f7"/><draw:equation draw:name="f795" draw:formula="?f366 / ?f6"/><draw:equation draw:name="f796" draw:formula="?f367 / ?f7"/><draw:equation draw:name="f797" draw:formula="?f368 / ?f6"/><draw:equation draw:name="f798" draw:formula="?f369 / ?f7"/><draw:equation draw:name="f799" draw:formula="?f370 / ?f6"/><draw:equation draw:name="f800" draw:formula="?f371 / ?f7"/><draw:equation draw:name="f801" draw:formula="?f372 / ?f6"/><draw:equation draw:name="f802" draw:formula="?f373 / ?f6"/><draw:equation draw:name="f803" draw:formula="?f374 / ?f7"/><draw:equation draw:name="f804" draw:formula="?f375 / ?f6"/><draw:equation draw:name="f805" draw:formula="?f376 / ?f7"/><draw:equation draw:name="f806" draw:formula="?f377 / ?f6"/><draw:equation draw:name="f807" draw:formula="?f378 / ?f7"/><draw:equation draw:name="f808" draw:formula="?f379 / ?f6"/><draw:equation draw:name="f809" draw:formula="?f380 / ?f7"/><draw:equation draw:name="f810" draw:formula="?f381 / ?f6"/><draw:equation draw:name="f811" draw:formula="?f382 / ?f7"/><draw:equation draw:name="f812" draw:formula="?f383 / ?f6"/><draw:equation draw:name="f813" draw:formula="?f384 / ?f7"/><draw:equation draw:name="f814" draw:formula="?f385 / ?f6"/><draw:equation draw:name="f815" draw:formula="?f386 / ?f7"/><draw:equation draw:name="f816" draw:formula="?f387 / ?f6"/><draw:equation draw:name="f817" draw:formula="?f388 / ?f7"/><draw:equation draw:name="f818" draw:formula="?f389 / ?f6"/><draw:equation draw:name="f819" draw:formula="?f390 / ?f7"/><draw:equation draw:name="f820" draw:formula="?f391 / ?f6"/><draw:equation draw:name="f821" draw:formula="?f392 / ?f7"/><draw:equation draw:name="f822" draw:formula="?f393 / ?f6"/><draw:equation draw:name="f823" draw:formula="?f394 / ?f7"/><draw:equation draw:name="f824" draw:formula="?f395 / ?f6"/><draw:equation draw:name="f825" draw:formula="?f396 / ?f6"/><draw:equation draw:name="f826" draw:formula="?f397 / ?f7"/><draw:equation draw:name="f827" draw:formula="?f398 / ?f6"/><draw:equation draw:name="f828" draw:formula="?f399 / ?f7"/><draw:equation draw:name="f829" draw:formula="?f400 / ?f6"/><draw:equation draw:name="f830" draw:formula="?f401 / ?f7"/><draw:equation draw:name="f831" draw:formula="?f402 / ?f6"/><draw:equation draw:name="f832" draw:formula="?f403 / ?f7"/><draw:equation draw:name="f833" draw:formula="?f404 / ?f6"/><draw:equation draw:name="f834" draw:formula="?f405 / ?f7"/><draw:equation draw:name="f835" draw:formula="?f406 / ?f6"/><draw:equation draw:name="f836" draw:formula="?f407 / ?f7"/><draw:equation draw:name="f837" draw:formula="?f408 / ?f6"/><draw:equation draw:name="f838" draw:formula="?f409 / ?f7"/><draw:equation draw:name="f839" draw:formula="?f410 / ?f6"/><draw:equation draw:name="f840" draw:formula="?f411 / ?f7"/><draw:equation draw:name="f841" draw:formula="?f412 / ?f6"/><draw:equation draw:name="f842" draw:formula="?f413 / ?f7"/><draw:equation draw:name="f843" draw:formula="?f414 / ?f6"/><draw:equation draw:name="f844" draw:formula="?f415 / ?f7"/><draw:equation draw:name="f845" draw:formula="?f416 / ?f6"/><draw:equation draw:name="f846" draw:formula="?f417 / ?f7"/><draw:equation draw:name="f847" draw:formula="?f418 / ?f6"/><draw:equation draw:name="f848" draw:formula="?f419 / ?f6"/><draw:equation draw:name="f849" draw:formula="?f420 / ?f7"/><draw:equation draw:name="f850" draw:formula="?f421 / ?f6"/><draw:equation draw:name="f851" draw:formula="?f422 / ?f7"/><draw:equation draw:name="f852" draw:formula="?f423 / ?f6"/><draw:equation draw:name="f853" draw:formula="?f424 / ?f6"/><draw:equation draw:name="f854" draw:formula="?f425 / ?f7"/><draw:equation draw:name="f855" draw:formula="?f426 / ?f6"/><draw:equation draw:name="f856" draw:formula="?f427 / ?f7"/><draw:equation draw:name="f857" draw:formula="?f428 / ?f6"/><draw:equation draw:name="f858" draw:formula="?f429 / ?f7"/><draw:equation draw:name="f859" draw:formula="?f430 / ?f6"/><draw:equation draw:name="f860" draw:formula="?f431 / ?f7"/><draw:equation draw:name="f861" draw:formula="?f432 / ?f6"/><draw:equation draw:name="f862" draw:formula="?f433 / ?f7"/><draw:equation draw:name="f863" draw:formula="?f434 / ?f6"/><draw:equation draw:name="f864" draw:formula="?f435 / ?f6"/><draw:equation draw:name="f865" draw:formula="?f436 / ?f7"/><draw:equation draw:name="f866" draw:formula="?f0 / ?f6"/><draw:equation draw:name="f867" draw:formula="?f1 / ?f6"/><draw:equation draw:name="f868" draw:formula="?f2 / ?f7"/><draw:equation draw:name="f869" draw:formula="?f3 / ?f7"/></draw:enhanced-geometry></draw:custom-shape><draw:frame draw:id="id23" draw:style-name="a23" draw:name="Picture 36" svg:x="0.09167in" svg:y="0.1in" svg:width="0.17986in" svg:height="0.17986in" style:rel-width="scale" style:rel-height="scale"><draw:image xlink:href="media/image4.png" xlink:type="simple" xlink:show="embed" xlink:actuate="onLoad"/><svg:title/><svg:desc>website icon</svg:desc></draw:frame></draw:g></text:p>
          </table:table-cell>
          <table:table-cell table:style-name="TableCell130">
            <text:p text:style-name="Information"/>
          </table:table-cell>
          <table:covered-table-cell>
            <text:p text:style-name="P131"/>
          </table:covered-table-cell>
          <table:covered-table-cell>
            <text:h text:style-name="Heading1" text:outline-level="1"/>
          </table:covered-table-cell>
        </table:table-row>
        <table:table-row table:style-name="TableRow132">
          <table:table-cell table:style-name="TableCell133">
            <text:p text:style-name="P134"/>
          </table:table-cell>
          <table:table-cell table:style-name="TableCell135" table:number-columns-spanned="2">
            <text:p text:style-name="P136"/>
          </table:table-cell>
          <table:covered-table-cell/>
          <table:table-cell table:style-name="TableCell137">
            <text:p text:style-name="Normal"/>
          </table:table-cell>
          <table:covered-table-cell>
            <text:p text:style-name="Normal"/>
          </table:covered-table-cell>
        </table:table-row>
      </table:table>
      <text:p text:style-name="Body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top="0.0416in solid #2C567A" fo:border-left="none" fo:border-bottom="none" fo:border-right="none" fo:padding-top="0.1111in" fo:padding-left="0in" fo:padding-bottom="0in" fo:padding-right="0in" style:shadow="none" style:punctuation-wrap="simple" fo:margin-top="0.1666in" fo:margin-bottom="0.0833in"/>
      <style:text-properties style:font-name="Corbel" fo:font-weight="bold" style:font-weight-asian="bold" style:font-weight-complex="bold" fo:color="#2C567A" fo:font-size="14pt" style:font-size-asian="14pt" style:font-size-complex="10pt" fo:hyphenate="false"/>
    </style:style>
    <style:style style:name="Heading2" style:display-name="Heading 2" style:family="paragraph" style:parent-style-name="Normal" style:next-style-name="Normal" style:default-outline-level="2">
      <style:paragraph-properties style:punctuation-wrap="simple" fo:margin-top="0.25in" fo:margin-bottom="0.0833in"/>
      <style:text-properties style:font-name="Corbel" style:font-name-complex="Georgia" fo:font-weight="bold" style:font-weight-asian="bold" style:font-weight-complex="bold" fo:color="#0072C7" fo:font-size="12pt" style:font-size-asian="12pt" style:font-size-complex="10pt" style:text-underline-type="single" style:text-underline-style="solid" style:text-underline-width="auto" style:text-underline-mode="continuous" fo:hyphenate="false"/>
    </style:style>
    <style:style style:name="Normal" style:display-name="Normal" style:family="paragraph">
      <style:paragraph-properties fo:widows="0" fo:orphans="0" style:text-autospace="none"/>
      <style:text-properties fo:hyphenate="false"/>
    </style:style>
    <style:style style:name="DefaultParagraphFont" style:display-name="Default Paragraph Font" style:family="text"/>
    <style:style style:name="BodyText" style:display-name="Body Text" style:family="paragraph" style:parent-style-name="Normal">
      <style:text-properties fo:font-size="10pt" style:font-size-asian="10pt" style:font-size-complex="10pt" fo:hyphenate="false"/>
    </style:style>
    <style:style style:name="BodyTextChar" style:display-name="Body Text Char" style:family="text" style:parent-style-name="DefaultParagraphFont">
      <style:text-properties style:font-name="Calibri" style:font-name-complex="Georgia"/>
    </style:style>
    <style:style style:name="Heading1Char" style:display-name="Heading 1 Char" style:family="text" style:parent-style-name="DefaultParagraphFont">
      <style:text-properties style:font-name="Corbel" style:font-name-complex="Georgia" fo:font-weight="bold" style:font-weight-asian="bold" style:font-weight-complex="bold" fo:color="#2C567A" fo:font-size="14pt" style:font-size-asian="14pt"/>
    </style:style>
    <style:style style:name="ListParagraph" style:display-name="List Paragraph" style:family="paragraph" style:parent-style-name="BodyText" style:list-style-name="LFO2">
      <style:paragraph-properties fo:margin-bottom="0.0833in"/>
      <style:text-properties style:font-size-complex="12pt" fo:hyphenate="false"/>
    </style:style>
    <style:style style:name="TableParagraph" style:display-name="Table Paragraph" style:family="paragraph" style:parent-style-name="Normal">
      <style:text-properties style:font-name="Times New Roman" fo:font-size="12pt" style:font-size-asian="12pt" style:font-size-complex="12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Georgia" style:font-name-complex="Georgia" fo:font-size="11pt" style:font-size-asian="11pt" style:font-size-complex="11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Georgia" style:font-name-complex="Georgia" fo:font-size="11pt" style:font-size-asian="11pt" style:font-size-complex="11pt"/>
    </style:style>
    <style:style style:name="Title" style:display-name="Title" style:family="paragraph" style:parent-style-name="BodyText" style:next-style-name="Normal">
      <style:paragraph-properties fo:border-top="none" fo:border-left="none" fo:border-bottom="0.0416in solid #2C567A" fo:border-right="none" fo:padding-top="0in" fo:padding-left="0in" fo:padding-bottom="0.1111in" fo:padding-right="0in" style:shadow="none" style:punctuation-wrap="simple" fo:margin-top="0.1666in" fo:margin-bottom="0.3333in"/>
      <style:text-properties style:font-name="Corbel" fo:font-weight="bold" style:font-weight-asian="bold" style:font-weight-complex="bold" fo:color="#2C567A" fo:font-size="24pt" style:font-size-asian="24pt" style:font-size-complex="21pt" fo:hyphenate="false"/>
    </style:style>
    <style:style style:name="TitleChar" style:display-name="Title Char" style:family="text" style:parent-style-name="DefaultParagraphFont">
      <style:text-properties style:font-name="Corbel" style:font-name-complex="Georgia" fo:font-weight="bold" style:font-weight-asian="bold" style:font-weight-complex="bold" fo:color="#2C567A" fo:font-size="24pt" style:font-size-asian="24pt" style:font-size-complex="21pt"/>
    </style:style>
    <style:style style:name="Information" style:display-name="Information" style:family="paragraph" style:parent-style-name="BodyText">
      <style:paragraph-properties style:punctuation-wrap="simple" fo:margin-top="0.0027in"/>
      <style:text-properties fo:color="#666666" style:font-size-complex="8.5pt" fo:hyphenate="false"/>
    </style:style>
    <style:style style:name="Dates" style:display-name="Dates" style:family="paragraph" style:parent-style-name="BodyText">
      <style:paragraph-properties style:punctuation-wrap="simple"/>
      <style:text-properties fo:font-weight="bold" style:font-weight-asian="bold" fo:color="#000000" fo:font-size="9pt" style:font-size-asian="9pt" fo:hyphenate="false"/>
    </style:style>
    <style:style style:name="Strong" style:display-name="Strong" style:family="text" style:parent-style-name="DefaultParagraphFont">
      <style:text-properties fo:font-weight="bold" style:font-weight-asian="bold" style:font-weight-complex="bold" fo:color="#666666"/>
    </style:style>
    <style:style style:name="PlaceholderText" style:display-name="Placeholder Text" style:family="text" style:parent-style-name="DefaultParagraphFont">
      <style:text-properties fo:color="#808080"/>
    </style:style>
    <style:style style:name="Date" style:display-name="Date" style:family="paragraph" style:parent-style-name="Normal" style:next-style-name="Normal">
      <style:paragraph-properties fo:line-height="200%"/>
      <style:text-properties fo:hyphenate="false"/>
    </style:style>
    <style:style style:name="DateChar" style:display-name="Date Char" style:family="text" style:parent-style-name="DefaultParagraphFont">
      <style:text-properties style:font-name="Calibri" style:font-name-complex="Georgia" fo:font-size="11pt" style:font-size-asian="11pt" style:font-size-complex="11pt"/>
    </style:style>
    <style:style style:name="NoSpacing" style:display-name="No Spacing" style:family="paragraph">
      <style:paragraph-properties fo:widows="0" fo:orphans="0" style:text-autospace="none"/>
      <style:text-properties style:font-name-complex="Georgia" fo:font-size="4pt" style:font-size-asian="4pt" fo:hyphenate="false"/>
    </style:style>
    <style:style style:name="Heading2Char" style:display-name="Heading 2 Char" style:family="text" style:parent-style-name="DefaultParagraphFont">
      <style:text-properties style:font-name="Corbel" style:font-name-complex="Georgia" fo:font-weight="bold" style:font-weight-asian="bold" style:font-weight-complex="bold" fo:color="#0072C7" fo:font-size="12pt" style:font-size-asian="12pt" style:font-size-complex="10pt" style:text-underline-type="single" style:text-underline-style="solid" style:text-underline-width="auto" style:text-underline-mode="continuous"/>
    </style:style>
    <style:style style:name="Experience" style:display-name="Experience" style:family="paragraph" style:parent-style-name="Normal">
      <style:paragraph-properties fo:widows="2" fo:orphans="2" style:text-autospace="ideograph-alpha" fo:margin-bottom="0.1388in"/>
      <style:text-properties style:font-name-asian="Calibri" style:font-name-complex="Times New Roman" style:font-size-complex="12pt" fo:hyphenate="false"/>
    </style:style>
    <style:style style:name="ListBullet" style:display-name="List Bullet" style:family="paragraph" style:parent-style-name="Normal" style:list-style-name="LFO3">
      <style:text-properties style:font-name-complex="Georgia" fo:hyphenate="false"/>
    </style:style>
    <style:style style:name="SchoolName" style:display-name="School Name" style:family="paragraph" style:parent-style-name="Normal">
      <style:text-properties style:font-name-complex="Calibri" fo:font-weight="bold" style:font-weight-asian="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Georgia" style:font-name-complex="Georgia" fo:font-weight="normal" style:font-weight-asian="normal" style:font-weight-complex="normal" fo:color="#D14140" fo:letter-spacing="-0.0041in" style:text-scale="100%" fo:font-size="10pt" style:font-size-asian="10pt" style:font-size-complex="10pt"/>
    </style:style>
    <style:style style:name="WW_CharLFO2LVL1" style:family="text">
      <style:text-properties style:font-name="Symbol" fo:color="#666666"/>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color="#666666"/>
    </style: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2c567a" draw:opacity="100%" draw:stroke="solid" svg:stroke-width="0.01389in" svg:stroke-color="#1d3d58" svg:stroke-opacity="100%" draw:stroke-linejoin="miter" svg:stroke-linecap="butt"/>
    </style:default-style>
    <draw:gradient draw:name="a0" draw:style="radial" draw:cx="0%" draw:cy="0%" draw:start-color="#0072c7" draw:end-color="#ffffff" draw:start-intensity="37%" draw:end-intensity="100%"/>
    <draw:gradient draw:name="a4" draw:style="radial" draw:cx="0%" draw:cy="0%" draw:start-color="#0072c7" draw:end-color="#2c567a" draw:start-intensity="20%" draw:end-intensity="18%"/>
  </office:styles>
  <office:automatic-styles>
    <text:list-style style:name="LFO1">
      <text:list-level-style-bullet text:level="1" text:style-name="WW_CharLFO1LVL1" text:bullet-char="ï">
        <style:list-level-properties text:space-before="3.2104in" text:min-label-width="0.1854in" text:list-level-position-and-space-mode="label-alignment">
          <style:list-level-label-alignment text:label-followed-by="listtab" fo:margin-left="3.3958in" fo:text-indent="-0.1854in"/>
        </style:list-level-properties>
        <style:text-properties style:font-name="Georgia"/>
      </text:list-level-style-bullet>
      <text:list-level-style-bullet text:level="2" text:bullet-char="ï">
        <style:list-level-properties text:space-before="3.6215in" text:min-label-width="0.1854in" text:list-level-position-and-space-mode="label-alignment">
          <style:list-level-label-alignment text:label-followed-by="listtab" fo:margin-left="3.8069in" fo:text-indent="-0.1854in"/>
        </style:list-level-properties>
      </text:list-level-style-bullet>
      <text:list-level-style-bullet text:level="3" text:bullet-char="ï">
        <style:list-level-properties text:space-before="4.0256in" text:min-label-width="0.1854in" text:list-level-position-and-space-mode="label-alignment">
          <style:list-level-label-alignment text:label-followed-by="listtab" fo:margin-left="4.2111in" fo:text-indent="-0.1854in"/>
        </style:list-level-properties>
      </text:list-level-style-bullet>
      <text:list-level-style-bullet text:level="4" text:bullet-char="ï">
        <style:list-level-properties text:space-before="4.4298in" text:min-label-width="0.1854in" text:list-level-position-and-space-mode="label-alignment">
          <style:list-level-label-alignment text:label-followed-by="listtab" fo:margin-left="4.6152in" fo:text-indent="-0.1854in"/>
        </style:list-level-properties>
      </text:list-level-style-bullet>
      <text:list-level-style-bullet text:level="5" text:bullet-char="ï">
        <style:list-level-properties text:space-before="4.834in" text:min-label-width="0.1854in" text:list-level-position-and-space-mode="label-alignment">
          <style:list-level-label-alignment text:label-followed-by="listtab" fo:margin-left="5.0194in" fo:text-indent="-0.1854in"/>
        </style:list-level-properties>
      </text:list-level-style-bullet>
      <text:list-level-style-bullet text:level="6" text:bullet-char="ï">
        <style:list-level-properties text:space-before="5.2381in" text:min-label-width="0.1854in" text:list-level-position-and-space-mode="label-alignment">
          <style:list-level-label-alignment text:label-followed-by="listtab" fo:margin-left="5.4236in" fo:text-indent="-0.1854in"/>
        </style:list-level-properties>
      </text:list-level-style-bullet>
      <text:list-level-style-bullet text:level="7" text:bullet-char="ï">
        <style:list-level-properties text:space-before="5.6423in" text:min-label-width="0.1854in" text:list-level-position-and-space-mode="label-alignment">
          <style:list-level-label-alignment text:label-followed-by="listtab" fo:margin-left="5.8277in" fo:text-indent="-0.1854in"/>
        </style:list-level-properties>
      </text:list-level-style-bullet>
      <text:list-level-style-bullet text:level="8" text:bullet-char="ï">
        <style:list-level-properties text:space-before="6.0465in" text:min-label-width="0.1854in" text:list-level-position-and-space-mode="label-alignment">
          <style:list-level-label-alignment text:label-followed-by="listtab" fo:margin-left="6.2319in" fo:text-indent="-0.1854in"/>
        </style:list-level-properties>
      </text:list-level-style-bullet>
      <text:list-level-style-bullet text:level="9" text:bullet-char="ï">
        <style:list-level-properties text:space-before="6.4506in" text:min-label-width="0.1854in" text:list-level-position-and-space-mode="label-alignment">
          <style:list-level-label-alignment text:label-followed-by="listtab" fo:margin-left="6.6361in" fo:text-indent="-0.1854in"/>
        </style:list-level-properties>
      </text:list-level-style-bullet>
    </text:list-style>
    <style:page-layout style:name="PL0">
      <style:page-layout-properties fo:page-width="8.5in" fo:page-height="11in" style:print-orientation="portrait" fo:margin-top="0.5in" fo:margin-left="0.7902in" fo:margin-bottom="1.3in" fo:margin-right="0.7902in" style:num-format="1" style:writing-mode="lr-tb">
        <style:footnote-sep style:width="0.007in" style:rel-width="33%" style:color="#000000" style:line-style="solid" style:adjustment="left"/>
      </style:page-layout-properties>
      <style:header-style>
        <style:header-footer-properties style:dynamic-spacing="true" fo:min-height="1.1in"/>
      </style:header-style>
      <style:footer-style>
        <style:header-footer-properties style:dynamic-spacing="true" fo:min-height="-0.5097in"/>
      </style:footer-style>
    </style:page-layout>
    <style:style style:family="graphic" style:name="a6">
      <style:graphic-properties draw:fill="solid" draw:fill-color="#0072c7" draw:opacity="34.902%" draw:stroke="none"/>
    </style:style>
    <style:style style:family="graphic" style:name="a7">
      <style:graphic-properties draw:fill="solid" draw:fill-color="#0072c7" draw:opacity="36%" draw:stroke="none"/>
    </style:style>
    <style:style style:family="graphic" style:name="a1">
      <style:graphic-properties draw:fill="gradient" draw:fill-gradient-name="a0" draw:stroke="none"/>
    </style:style>
    <style:style style:family="graphic" style:name="a10">
      <style:graphic-properties draw:fill="solid" draw:fill-color="#0072c7" draw:opacity="22%" draw:stroke="none"/>
    </style:style>
    <style:style style:family="graphic" style:name="a8">
      <style:graphic-properties draw:fill="solid" draw:fill-color="#0072c7" draw:opacity="31%" draw:stroke="none"/>
    </style:style>
    <style:style style:family="graphic" style:name="a2">
      <style:graphic-properties draw:fill="solid" draw:fill-color="#2c567a" draw:opacity="100%" draw:stroke="none"/>
    </style:style>
    <style:style style:family="graphic" style:name="a11">
      <style:graphic-properties style:wrap="run-through" style:run-through="foreground" style:horizontal-rel="paragraph" style:vertical-rel="paragraph" style:horizontal-pos="from-left" style:vertical-pos="from-top"/>
    </style:style>
    <style:style style:family="graphic" style:name="a9">
      <style:graphic-properties draw:fill="solid" draw:fill-color="#0072c7" draw:opacity="36%" draw:stroke="none"/>
    </style:style>
    <style:style style:family="graphic" style:name="a3">
      <style:graphic-properties draw:fill="solid" draw:fill-color="#2c567a" draw:opacity="100%" draw:stroke="none"/>
    </style:style>
    <style:style style:family="graphic" style:name="a5">
      <style:graphic-properties draw:fill="gradient" draw:fill-gradient-name="a4" draw:stroke="none"/>
    </style:style>
  </office:automatic-styles>
  <office:master-styles>
    <style:master-page style:name="MP0" style:page-layout-name="PL0">
      <style:header>
        <text:p text:style-name="BodyText"><draw:g draw:z-index="251657216" draw:name="Group 26" draw:id="id11" draw:style-name="a11" text:anchor-type="paragraph"><svg:title/><svg:desc/><draw:g draw:name="Group 14" draw:id="id2"><svg:title/><svg:desc/><draw:custom-shape svg:width="4.44444in" svg:height="4.17708in" draw:id="id0" draw:style-name="a1" draw:transform="translate(-2.22222in -2.08854in) rotate(-3.14159) translate(0.45972in 2.05521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x="-1.44435in" svg:y="0.42121in" svg:width="3.52807in" svg:height="3.31612in" draw:id="id1" draw:style-name="a2" draw:name="Freeform: Shape 18"><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3 2520821 L 1643881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2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1 2486082 L 1445939 2488303 1345293 2493385 1378432 2497454 C 1380337 2496502 1383195 2496502 1387005 2495549 1407007 2492692 1426057 2490787 1446060 2488882 1448203 2488406 1451715 2487751 1455778 2486992 Z M 1550918 2472281 L 1501488 2479825 1518450 2480309 C 1528928 2479833 1536786 2477928 1542858 2475785 Z M 1731355 2470078 L 1576322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3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5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0 2265793 Z M 2099801 2237197 L 2099475 2237422 2099475 2237694 2100989 2237910 2101380 2237422 Z M 2120379 2222979 L 2114756 2226864 2113762 2227897 2117618 2225429 Z M 382287 2175002 L 418259 2217355 389737 2183129 Z M 2187820 2174974 L 2187735 2175004 2187105 2179320 C 2179485 2186940 2176627 2191702 2171865 2196465 2168055 2201227 2163292 2206942 2153767 2216467 L 2154858 2216215 2171865 2197417 C 2175675 2192655 2179485 2187892 2187105 2180272 2188296 2177177 2188474 2175510 2187820 2174974 Z M 475386 2153526 L 477272 2155821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3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1 2051897 2291271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498930 1857612 C 2494525 1865709 2490953 1872615 2490953 1875472 2486190 1885949 2480475 1898332 2473808 1909762 2480475 1897379 2486190 1885949 2490953 1875472 2490953 1872615 2494525 1865709 2498930 1857612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0 1790989 2407787 1830865 2386218 1869449 L 2377659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4 2141045 2177871 2125512 2190534 2112810 2205037 C 2097570 2217420 2082330 2228850 2066137 2240280 L 2058824 2244899 2038960 2261093 2036091 2262956 2031847 2266950 C 2019465 2275522 2007082 2284095 1994700 2291715 1982317 2299335 1969935 2306955 1957552 2314575 L 1953301 2316730 1928148 2333067 1920350 2337000 1912785 2342197 C 1905165 2346960 1896592 2351722 1887067 2356485 L 1863039 2365908 1809482 2392922 C 1768715 2410757 1726784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09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2 1686218 2513217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0 1451152 2586541 1451152 2597633 1404938 Z M 2606205 1395412 C 2604300 1399222 2602395 1402080 2600490 1407795 L 2600490 1407795 2599180 1433750 C 2599062 1441132 2599062 1448276 2598585 1458277 L 2589060 1487586 2589060 1490934 2600490 1458277 C 2601443 1438274 2600490 1429702 2602395 1407794 L 2606836 1398173 Z M 2565247 1354454 L 2559005 1369208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6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1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1 383323 456650 391477 454683 394339 453399 395790 C 451546 398815 450698 401003 447840 403860 428790 425767 408788 447675 389738 472440 384023 479107 378308 484822 373545 491490 367830 498157 363068 504825 357353 511492 L 285782 590597 358305 510540 C 364020 503872 368782 497205 374497 490537 380212 483870 385927 478155 390690 471487 409740 446722 429742 425767 448792 402907 L 454683 394339 464431 383323 Z M 489348 316869 C 487763 316669 484470 318175 481127 319733 L 475013 322003 473558 323849 C 469748 326707 465938 329564 463080 333374 453555 339089 445935 343852 436410 350519 L 418313 370522 401168 390524 C 397358 393382 394500 396239 389738 401002 L 389349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3 364272 504752 361295 L 512656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7 48458 C 1484636 48815 1491780 49530 1498447 50482 1511782 52387 1523212 56197 1526070 60007 1520355 59055 1514640 58102 1505115 57150 1495590 56197 1482255 53340 1461300 48577 1465586 48101 1471539 48101 1478087 48458 Z M 1588935 40957 C 1602270 41909 1614652 42862 1627987 43814 1644180 48577 1659420 56197 1675612 62864 1652752 60007 1631797 55244 1616557 52387 1601317 48577 1590840 44767 1588935 40957 Z M 1270324 40719 C 1233652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4 162090 776287 C 158280 784860 155422 795337 151612 804862 148755 810577 146850 814387 143992 818197 L 142087 820102 133634 848201 C 132086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2 255841 2002949 264417 C 2327258 483516 2540483 854556 2540483 1275397 L 2540080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8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L 2514765 1824990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5 2151085 2327122 2136457 C 2341410 2120264 2372842 2075497 2378557 2080259 2375700 2100262 2348077 2125979 2339505 2139314 2331885 2148363 2325455 2155031 2319383 2160388 L 2303229 2172263 2302357 2173605 2292258 2181374 2291880 2184082 C 2277592 2199322 2263305 2215515 2247112 2229802 2231872 2245042 2216632 2260282 2199487 2273617 L 2197284 2275215 2181390 2295524 C 2169960 2306002 2156625 2314574 2143290 2324099 L 2107680 2350806 2107553 2350961 2143290 2325052 C 2155672 2315527 2169007 2306002 2181390 2296477 2173770 2309812 2163292 2318384 2149957 2327909 2139004 2337911 2131146 2341959 2124359 2344578 L 2106651 2352057 2106142 2352675 C 2099475 2357437 2093760 2361247 2087092 2365057 L 2079913 2368384 2061852 2383036 C 2055184 2388156 2049469 2392204 2044230 2395537 2034705 2403157 2027085 2407920 2017560 2412682 2019465 2409825 2014703 2411730 2008988 2413635 L 1999459 2417870 1997978 2418994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79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5 1850938 237654 1833304 228808 1817251 214410 1784873 197332 1756409 C 190665 1737359 183045 1718309 176377 1699259 L 158426 1640679 152529 1623596 C 142540 1590017 133958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7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1 450829 317199 455339 L 315045 461363 345922 429577 C 348780 423862 354495 417195 361162 409575 367830 402907 375450 396240 381165 390525 L 382888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4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908 ?f3910 ?f3909 ?f3911" draw:glue-points="?f1958 ?f1959 ?f1960 ?f1961 ?f1962 ?f1963 ?f1964 ?f1965 ?f1966 ?f1967 ?f1968 ?f1969 ?f1970 ?f1967 ?f1971 ?f1972 ?f1964 ?f1965 ?f1973 ?f1974 ?f1975 ?f1976 ?f1977 ?f1978 ?f1979 ?f1980 ?f1981 ?f1982 ?f1983 ?f1984 ?f1985 ?f1986 ?f1987 ?f1969 ?f1988 ?f1989 ?f1990 ?f1986 ?f1991 ?f1992 ?f1993 ?f1994 ?f1995 ?f1996 ?f1997 ?f1998 ?f1999 ?f2000 ?f2001 ?f2002 ?f2003 ?f2004 ?f2005 ?f2006 ?f2007 ?f2008 ?f2009 ?f2008 ?f2010 ?f2011 ?f2012 ?f2013 ?f2014 ?f2015 ?f2016 ?f2017 ?f2018 ?f2008 ?f2019 ?f2008 ?f2020 ?f2021 ?f2022 ?f2023 ?f2024 ?f2025 ?f2026 ?f2025 ?f2027 ?f2028 ?f2029 ?f2030 ?f2031 ?f2032 ?f2033 ?f2034 ?f2035 ?f2008 ?f2036 ?f2037 ?f2038 ?f2039 ?f2040 ?f2041 ?f2042 ?f2043 ?f2044 ?f2045 ?f2046 ?f2047 ?f2048 ?f2049 ?f1979 ?f1980 ?f2050 ?f2051 ?f2052 ?f2053 ?f2054 ?f2055 ?f2056 ?f2057 ?f2058 ?f2059 ?f2060 ?f2061 ?f2062 ?f2063 ?f2064 ?f2065 ?f2066 ?f2067 ?f2068 ?f2069 ?f2070 ?f2071 ?f2072 ?f2073 ?f2074 ?f2075 ?f2076 ?f2077 ?f2078 ?f2079 ?f2080 ?f2057 ?f2048 ?f2049 ?f2081 ?f2082 ?f2083 ?f2084 ?f2085 ?f2086 ?f2087 ?f2088 ?f2089 ?f2090 ?f2091 ?f2092 ?f2093 ?f2094 ?f2095 ?f2096 ?f2097 ?f2061 ?f2098 ?f2099 ?f2100 ?f2101 ?f2078 ?f2079 ?f2102 ?f2103 ?f2104 ?f2105 ?f2106 ?f2107 ?f2108 ?f2109 ?f2102 ?f2103 ?f2110 ?f2111 ?f2112 ?f2113 ?f2114 ?f2115 ?f2116 ?f2117 ?f2118 ?f2119 ?f2110 ?f2111 ?f2120 ?f2121 ?f2122 ?f2123 ?f2124 ?f2125 ?f2126 ?f2127 ?f2128 ?f2129 ?f2130 ?f2131 ?f2132 ?f2133 ?f2134 ?f2135 ?f2136 ?f2137 ?f2138 ?f2139 ?f2140 ?f2141 ?f2142 ?f2143 ?f2144 ?f2145 ?f2146 ?f2147 ?f2148 ?f2149 ?f2150 ?f2151 ?f2152 ?f2105 ?f2153 ?f2154 ?f2155 ?f2156 ?f2157 ?f2158 ?f2159 ?f2160 ?f2161 ?f2162 ?f2163 ?f2092 ?f2164 ?f2165 ?f2166 ?f2167 ?f2168 ?f2169 ?f2170 ?f2171 ?f2172 ?f2092 ?f2173 ?f2162 ?f2174 ?f2160 ?f2175 ?f2158 ?f2176 ?f2156 ?f2177 ?f2154 ?f2178 ?f2105 ?f2179 ?f2180 ?f2181 ?f2182 ?f2183 ?f2184 ?f2185 ?f2186 ?f2187 ?f2188 ?f2189 ?f2190 ?f2191 ?f2192 ?f2193 ?f2194 ?f2195 ?f2196 ?f2197 ?f2198 ?f2199 ?f2200 ?f2201 ?f2202 ?f2203 ?f2204 ?f2205 ?f2206 ?f2207 ?f2208 ?f2209 ?f2210 ?f2211 ?f2212 ?f2213 ?f2214 ?f2215 ?f2216 ?f2217 ?f2218 ?f2217 ?f2219 ?f2220 ?f2221 ?f2222 ?f2218 ?f2223 ?f2224 ?f2225 ?f2226 ?f2227 ?f2228 ?f2229 ?f2230 ?f2231 ?f2232 ?f2233 ?f2234 ?f2235 ?f2236 ?f2237 ?f2238 ?f2239 ?f2240 ?f2241 ?f2242 ?f2243 ?f2244 ?f2245 ?f2246 ?f2247 ?f2248 ?f2243 ?f2249 ?f2241 ?f2250 ?f2237 ?f2238 ?f2251 ?f2252 ?f2253 ?f2254 ?f2255 ?f2256 ?f2257 ?f2258 ?f2259 ?f2260 ?f2261 ?f2262 ?f2263 ?f2264 ?f2265 ?f2266 ?f2267 ?f2268 ?f2269 ?f2270 ?f2271 ?f2272 ?f2273 ?f2274 ?f2275 ?f2276 ?f2277 ?f2278 ?f2279 ?f2218 ?f2279 ?f2218 ?f2280 ?f2281 ?f2275 ?f2276 ?f2282 ?f2274 ?f2283 ?f2284 ?f2285 ?f2286 ?f2287 ?f2288 ?f2289 ?f2290 ?f2291 ?f2284 ?f2292 ?f2293 ?f2294 ?f2295 ?f2296 ?f2297 ?f2298 ?f2270 ?f2299 ?f2300 ?f2301 ?f2302 ?f2303 ?f2304 ?f2305 ?f2306 ?f2307 ?f2308 ?f2309 ?f2310 ?f2311 ?f2312 ?f2307 ?f2308 ?f2313 ?f2306 ?f2314 ?f2304 ?f2315 ?f2316 ?f2257 ?f2258 ?f2317 ?f2318 ?f2319 ?f2320 ?f2321 ?f2322 ?f2323 ?f2324 ?f2325 ?f2326 ?f2327 ?f2328 ?f2329 ?f2330 ?f2331 ?f2318 ?f2332 ?f2333 ?f2334 ?f2335 ?f2336 ?f2337 ?f2338 ?f2339 ?f2340 ?f2341 ?f2342 ?f2343 ?f2344 ?f2345 ?f2346 ?f2347 ?f2348 ?f2349 ?f2350 ?f2351 ?f2352 ?f2353 ?f2354 ?f2355 ?f2356 ?f2357 ?f2358 ?f2359 ?f2356 ?f2357 ?f2354 ?f2355 ?f2360 ?f2361 ?f2362 ?f2363 ?f2364 ?f2365 ?f2366 ?f2367 ?f2368 ?f2369 ?f2370 ?f2371 ?f2372 ?f2373 ?f2374 ?f2375 ?f2376 ?f2377 ?f2378 ?f2379 ?f2360 ?f2361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208 ?f2431 ?f2432 ?f2433 ?f2434 ?f2435 ?f2436 ?f2437 ?f2438 ?f2439 ?f2440 ?f2441 ?f2442 ?f2443 ?f2444 ?f2445 ?f2446 ?f2447 ?f2448 ?f2449 ?f2151 ?f2450 ?f2451 ?f2452 ?f2453 ?f2454 ?f2455 ?f2456 ?f2457 ?f2458 ?f2459 ?f2460 ?f2461 ?f2462 ?f2463 ?f2464 ?f2465 ?f2466 ?f2467 ?f2468 ?f2469 ?f2470 ?f2471 ?f2430 ?f2472 ?f2473 ?f2474 ?f2475 ?f2476 ?f2477 ?f2276 ?f2478 ?f2479 ?f2480 ?f2481 ?f2482 ?f2483 ?f2484 ?f2485 ?f2486 ?f2487 ?f2488 ?f2489 ?f2490 ?f2491 ?f2402 ?f2492 ?f2493 ?f2494 ?f2495 ?f2496 ?f2497 ?f2498 ?f2499 ?f2365 ?f2500 ?f2501 ?f2502 ?f2503 ?f2504 ?f2505 ?f2506 ?f2507 ?f2508 ?f2509 ?f2510 ?f2511 ?f2510 ?f2511 ?f2512 ?f2513 ?f2514 ?f2515 ?f2516 ?f2517 ?f2518 ?f2519 ?f2520 ?f2521 ?f2522 ?f2523 ?f2524 ?f2525 ?f2526 ?f2527 ?f2528 ?f2529 ?f2530 ?f2531 ?f2532 ?f2533 ?f2534 ?f2535 ?f2536 ?f2537 ?f2538 ?f2539 ?f2540 ?f2541 ?f2542 ?f2543 ?f2544 ?f2525 ?f2545 ?f2511 ?f2546 ?f2547 ?f2548 ?f2549 ?f2550 ?f2551 ?f2356 ?f2552 ?f2553 ?f2554 ?f2555 ?f2556 ?f2557 ?f2558 ?f2559 ?f2560 ?f2561 ?f2509 ?f2562 ?f2521 ?f2563 ?f2564 ?f2565 ?f2566 ?f2567 ?f2568 ?f2569 ?f2570 ?f2571 ?f2572 ?f2573 ?f2574 ?f2575 ?f2576 ?f2577 ?f2578 ?f2579 ?f2580 ?f2581 ?f2582 ?f2583 ?f2383 ?f2386 ?f2584 ?f2585 ?f2586 ?f2587 ?f2379 ?f2350 ?f2588 ?f2589 ?f2590 ?f2591 ?f2592 ?f2593 ?f2594 ?f2595 ?f2596 ?f2597 ?f2598 ?f2599 ?f2407 ?f2600 ?f2256 ?f2601 ?f2602 ?f2603 ?f2604 ?f2605 ?f2246 ?f2606 ?f2218 ?f2607 ?f2608 ?f2609 ?f2610 ?f2611 ?f2612 ?f2613 ?f2614 ?f2615 ?f2272 ?f2616 ?f2617 ?f2618 ?f2619 ?f2620 ?f2621 ?f2622 ?f2623 ?f2624 ?f2625 ?f2626 ?f2627 ?f2628 ?f2629 ?f2630 ?f2631 ?f2632 ?f2633 ?f2634 ?f2635 ?f2636 ?f2637 ?f2638 ?f2397 ?f2639 ?f2640 ?f2366 ?f2641 ?f2642 ?f2643 ?f2644 ?f2645 ?f2646 ?f2647 ?f2648 ?f2649 ?f2540 ?f2650 ?f2651 ?f2652 ?f2536 ?f2653 ?f2654 ?f2655 ?f2534 ?f2656 ?f2508 ?f2657 ?f2658 ?f2659 ?f2660 ?f2661 ?f2662 ?f2661 ?f2663 ?f2664 ?f2665 ?f2666 ?f2667 ?f2668 ?f2667 ?f2668 ?f2669 ?f2670 ?f2524 ?f2671 ?f2526 ?f2672 ?f2526 ?f2673 ?f2667 ?f2671 ?f2520 ?f2674 ?f2675 ?f2676 ?f2677 ?f2678 ?f2679 ?f2680 ?f2681 ?f2682 ?f2683 ?f2684 ?f2685 ?f2686 ?f2687 ?f2688 ?f2689 ?f2668 ?f2569 ?f2690 ?f2691 ?f2692 ?f2693 ?f2694 ?f2695 ?f2696 ?f2677 ?f2678 ?f2697 ?f2698 ?f2699 ?f2700 ?f2701 ?f2702 ?f2699 ?f2703 ?f2704 ?f2705 ?f2706 ?f2707 ?f2708 ?f2709 ?f2710 ?f2711 ?f2712 ?f2713 ?f2520 ?f2714 ?f2715 ?f2716 ?f2717 ?f2718 ?f2719 ?f2720 ?f2524 ?f2721 ?f2722 ?f2723 ?f2722 ?f2724 ?f2725 ?f2709 ?f2726 ?f2727 ?f2728 ?f2729 ?f2730 ?f2731 ?f2706 ?f2732 ?f2733 ?f2734 ?f2704 ?f2735 ?f2697 ?f2698 ?f2736 ?f2737 ?f2738 ?f2739 ?f2740 ?f2741 ?f2742 ?f2743 ?f2744 ?f2745 ?f2746 ?f2747 ?f2748 ?f2749 ?f2750 ?f2751 ?f2752 ?f2753 ?f2746 ?f2754 ?f2744 ?f2755 ?f2742 ?f2756 ?f2757 ?f2758 ?f2759 ?f2760 ?f2761 ?f2762 ?f2763 ?f2764 ?f2765 ?f2766 ?f2767 ?f2768 ?f2769 ?f2770 ?f2744 ?f2766 ?f2771 ?f2764 ?f2772 ?f2773 ?f2774 ?f2775 ?f2776 ?f2777 ?f2778 ?f2779 ?f2780 ?f2781 ?f2782 ?f2747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796 ?f2834 ?f2794 ?f2809 ?f2792 ?f2835 ?f2790 ?f2823 ?f2788 ?f2836 ?f2786 ?f2837 ?f2784 ?f2838 ?f2747 ?f2839 ?f2781 ?f2774 ?f2775 ?f2840 ?f2841 ?f2842 ?f2841 ?f2843 ?f2844 ?f2843 ?f2845 ?f2846 ?f2847 ?f2848 ?f2849 ?f2850 ?f2851 ?f2852 ?f2853 ?f2854 ?f2855 ?f2856 ?f2857 ?f2269 ?f2858 ?f2859 ?f2860 ?f2861 ?f2862 ?f2863 ?f2864 ?f2865 ?f2866 ?f2867 ?f2868 ?f2869 ?f2870 ?f2871 ?f2872 ?f2873 ?f2874 ?f2854 ?f2855 ?f2850 ?f2851 ?f2875 ?f2876 ?f2877 ?f2878 ?f2879 ?f2880 ?f2881 ?f2882 ?f2883 ?f2884 ?f2885 ?f2886 ?f2887 ?f2888 ?f2889 ?f2890 ?f2859 ?f2891 ?f2892 ?f2893 ?f2894 ?f2895 ?f2896 ?f2897 ?f2898 ?f2899 ?f2900 ?f2901 ?f2902 ?f2903 ?f2904 ?f2905 ?f2906 ?f2907 ?f2871 ?f2891 ?f2908 ?f2909 ?f2910 ?f2888 ?f2911 ?f2912 ?f2913 ?f2914 ?f2915 ?f2916 ?f2917 ?f2918 ?f2919 ?f2920 ?f2921 ?f2922 ?f2923 ?f2924 ?f2925 ?f2926 ?f2140 ?f2927 ?f2921 ?f2922 ?f2928 ?f2929 ?f2930 ?f2931 ?f2932 ?f2933 ?f2928 ?f2929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048 ?f2992 ?f2993 ?f2994 ?f2995 ?f2996 ?f2997 ?f2998 ?f2999 ?f3000 ?f3001 ?f3002 ?f3003 ?f3004 ?f3005 ?f3006 ?f3007 ?f3008 ?f3009 ?f3010 ?f3001 ?f3002 ?f3011 ?f3012 ?f3013 ?f3014 ?f3015 ?f3016 ?f3017 ?f3018 ?f3011 ?f3012 ?f3019 ?f3020 ?f3021 ?f3022 ?f3023 ?f3024 ?f3025 ?f3026 ?f3027 ?f3028 ?f3029 ?f2931 ?f2097 ?f3030 ?f3031 ?f2989 ?f3032 ?f3033 ?f3034 ?f3035 ?f3036 ?f3037 ?f3038 ?f3039 ?f3040 ?f3041 ?f3042 ?f3043 ?f3044 ?f3045 ?f3046 ?f3047 ?f3048 ?f3049 ?f3050 ?f3051 ?f3052 ?f3053 ?f3054 ?f3055 ?f3056 ?f3057 ?f3058 ?f3059 ?f3060 ?f3061 ?f3062 ?f3063 ?f3064 ?f2754 ?f3065 ?f3066 ?f3067 ?f3068 ?f3069 ?f3070 ?f2823 ?f3071 ?f3072 ?f3073 ?f3074 ?f3075 ?f2834 ?f2788 ?f3076 ?f2790 ?f3077 ?f3078 ?f3079 ?f3080 ?f3081 ?f3082 ?f3083 ?f3084 ?f3085 ?f3086 ?f3087 ?f3088 ?f3089 ?f3090 ?f3091 ?f3092 ?f3093 ?f3094 ?f3095 ?f3096 ?f3097 ?f3098 ?f3099 ?f3100 ?f3101 ?f3102 ?f3103 ?f3104 ?f3105 ?f3066 ?f3106 ?f2754 ?f3107 ?f3108 ?f3109 ?f3063 ?f3110 ?f3111 ?f3112 ?f3113 ?f3114 ?f3115 ?f3116 ?f3117 ?f3118 ?f3119 ?f3120 ?f3121 ?f2970 ?f3122 ?f3123 ?f3124 ?f2116 ?f3125 ?f3126 ?f3127 ?f3128 ?f3035 ?f3129 ?f3130 ?f3131 ?f2989 ?f3132 ?f3030 ?f3133 ?f3134 ?f3135 ?f3136 ?f2036 ?f3137 ?f3138 ?f3008 ?f3139 ?f3022 ?f3140 ?f3141 ?f3142 ?f3143 ?f3144 ?f3145 ?f3146 ?f3147 ?f3148 ?f3149 ?f3150 ?f3151 ?f3152 ?f3153 ?f3154 ?f3155 ?f3156 ?f3157 ?f3158 ?f3159 ?f3160 ?f3161 ?f3013 ?f3162 ?f3011 ?f3163 ?f3164 ?f3161 ?f3165 ?f3166 ?f3167 ?f3168 ?f3169 ?f3170 ?f3171 ?f3172 ?f3173 ?f3172 ?f3174 ?f3172 ?f3175 ?f3172 ?f3176 ?f3177 ?f3178 ?f3179 ?f3180 ?f3159 ?f3181 ?f3022 ?f3182 ?f3183 ?f3184 ?f3185 ?f3186 ?f3022 ?f3187 ?f3188 ?f3189 ?f3190 ?f3191 ?f3192 ?f3193 ?f3194 ?f3195 ?f3196 ?f3197 ?f3198 ?f3199 ?f3200 ?f2176 ?f3201 ?f3202 ?f3203 ?f3204 ?f3205 ?f3206 ?f3207 ?f3208 ?f3209 ?f3210 ?f3211 ?f3212 ?f3213 ?f2185 ?f3214 ?f3215 ?f3216 ?f3217 ?f3218 ?f3219 ?f3220 ?f3221 ?f2955 ?f3222 ?f3223 ?f3224 ?f3225 ?f3226 ?f3227 ?f3228 ?f3229 ?f3230 ?f3231 ?f3232 ?f3233 ?f3234 ?f3235 ?f3236 ?f3237 ?f3238 ?f3239 ?f3240 ?f3241 ?f3242 ?f3243 ?f3244 ?f3245 ?f3246 ?f3247 ?f3246 ?f3248 ?f3249 ?f3250 ?f3251 ?f3252 ?f3253 ?f3254 ?f3255 ?f3254 ?f3256 ?f3257 ?f3258 ?f3259 ?f3260 ?f3248 ?f3261 ?f3262 ?f3263 ?f2688 ?f3264 ?f3265 ?f3266 ?f3267 ?f3268 ?f3269 ?f2712 ?f3270 ?f3271 ?f3272 ?f3264 ?f3273 ?f3263 ?f3274 ?f3261 ?f3275 ?f3260 ?f3276 ?f3258 ?f3277 ?f3278 ?f3279 ?f2733 ?f3276 ?f3280 ?f3281 ?f3282 ?f3283 ?f3284 ?f3285 ?f2708 ?f3286 ?f3287 ?f3288 ?f3289 ?f3290 ?f3291 ?f2511 ?f2518 ?f2650 ?f3292 ?f3293 ?f3294 ?f3295 ?f2508 ?f3296 ?f2695 ?f3297 ?f3298 ?f3299 ?f3300 ?f3301 ?f2681 ?f3299 ?f3240 ?f3297 ?f3302 ?f3303 ?f3304 ?f3305 ?f3306 ?f3307 ?f2646 ?f3308 ?f3309 ?f3310 ?f3311 ?f3303 ?f2573 ?f3312 ?f3313 ?f3314 ?f3315 ?f3316 ?f3317 ?f2365 ?f3318 ?f3319 ?f3320 ?f3321 ?f3322 ?f3323 ?f2352 ?f3324 ?f3325 ?f3326 ?f3327 ?f3328 ?f3329 ?f3330 ?f3331 ?f3332 ?f3333 ?f3334 ?f3331 ?f3335 ?f3329 ?f3336 ?f2493 ?f3337 ?f3338 ?f3339 ?f3340 ?f3341 ?f3342 ?f2409 ?f3343 ?f3344 ?f3345 ?f2304 ?f3346 ?f3347 ?f3348 ?f3349 ?f3350 ?f3351 ?f3352 ?f3353 ?f3354 ?f3355 ?f3356 ?f3357 ?f3358 ?f3359 ?f3354 ?f2293 ?f3352 ?f3360 ?f2606 ?f3361 ?f3362 ?f3363 ?f3364 ?f3365 ?f3366 ?f3367 ?f3368 ?f3369 ?f3370 ?f3371 ?f3372 ?f3373 ?f3374 ?f3375 ?f3376 ?f3377 ?f3378 ?f2115 ?f3379 ?f3380 ?f3381 ?f3382 ?f3383 ?f3384 ?f3385 ?f2115 ?f3386 ?f3387 ?f3388 ?f3389 ?f3390 ?f3391 ?f3392 ?f3393 ?f3394 ?f3395 ?f3396 ?f3397 ?f3398 ?f3399 ?f3217 ?f3400 ?f3401 ?f3402 ?f3403 ?f2169 ?f3404 ?f3405 ?f3406 ?f3407 ?f2183 ?f3408 ?f3409 ?f3410 ?f3411 ?f3412 ?f3413 ?f1967 ?f3414 ?f3415 ?f3416 ?f3417 ?f3418 ?f3419 ?f3420 ?f3421 ?f3422 ?f2086 ?f3423 ?f3424 ?f3425 ?f2090 ?f3426 ?f3427 ?f3428 ?f3429 ?f3430 ?f2092 ?f3431 ?f1972 ?f2454 ?f3432 ?f3433 ?f3434 ?f3435 ?f3436 ?f3420 ?f3437 ?f3438 ?f3439 ?f3440 ?f3441 ?f3442 ?f3443 ?f3444 ?f3445 ?f3446 ?f3447 ?f3448 ?f3449 ?f3450 ?f3449 ?f3451 ?f3452 ?f3453 ?f3454 ?f3455 ?f3456 ?f3457 ?f3458 ?f3459 ?f3460 ?f3180 ?f3461 ?f3462 ?f3452 ?f2058 ?f3463 ?f3464 ?f3465 ?f3178 ?f3466 ?f3467 ?f3468 ?f3469 ?f3470 ?f3471 ?f3468 ?f3472 ?f3445 ?f3473 ?f3474 ?f3156 ?f2037 ?f3475 ?f3436 ?f3476 ?f3477 ?f3478 ?f3479 ?f3480 ?f3481 ?f3482 ?f3483 ?f3171 ?f3470 ?f3186 ?f2032 ?f3484 ?f3470 ?f2056 ?f2023 ?f3485 ?f3483 ?f3486 ?f2006 ?f3487 ?f3429 ?f3488 ?f2105 ?f3489 ?f3490 ?f3226 ?f3491 ?f3492 ?f3493 ?f3494 ?f3495 ?f3496 ?f2293 ?f2605 ?f2297 ?f3497 ?f3498 ?f3499 ?f3500 ?f3501 ?f2604 ?f2628 ?f3502 ?f3503 ?f3504 ?f3505 ?f3506 ?f3507 ?f3508 ?f3509 ?f2619 ?f3510 ?f3511 ?f3512 ?f2218 ?f3513 ?f2608 ?f3514 ?f3515 ?f3516 ?f3517 ?f3518 ?f3519 ?f3520 ?f3521 ?f2470 ?f3522 ?f3523 ?f3524 ?f2450 ?f3525 ?f2058 ?f2004 ?f3464 ?f2004 ?f3526 ?f3527 ?f3528 ?f2037 ?f3529 ?f2004 ?f3530 ?f2008 ?f3531 ?f3481 ?f3532 ?f3437 ?f3533 ?f2013 ?f3534 ?f3535 ?f3536 ?f3432 ?f3537 ?f3538 ?f3539 ?f3540 ?f3541 ?f2045 ?f3542 ?f3405 ?f3543 ?f3544 ?f3545 ?f3546 ?f3547 ?f3548 ?f3549 ?f3550 ?f2104 ?f2105 ?f3551 ?f3550 ?f3552 ?f3553 ?f3554 ?f2061 ?f3555 ?f3402 ?f3556 ?f2047 ?f3557 ?f3558 ?f3559 ?f3560 ?f3561 ?f3562 ?f3563 ?f3424 ?f3564 ?f1986 ?f3565 ?f2043 ?f3566 ?f1986 ?f3567 ?f3415 ?f3568 ?f3415 ?f3569 ?f2088 ?f3570 ?f2043 ?f3571 ?f2043 ?f3186 ?f1992 ?f3572 ?f2043 ?f3573 ?f3560 ?f3574 ?f3407 ?f3575 ?f2165 ?f3576 ?f3577 ?f3197 ?f3578 ?f3579 ?f3580 ?f3581 ?f3582 ?f3583 ?f3584 ?f3585 ?f3586 ?f3587 ?f2162 ?f3588 ?f3544 ?f3589 ?f3590 ?f3591 ?f2165 ?f3592 ?f2045 ?f3593 ?f2169 ?f3186 ?f3594 ?f3595 ?f3594 ?f3596 ?f3415 ?f3597 ?f3410 ?f3598 ?f3410 ?f3599 ?f2043 ?f3531 ?f3429 ?f3600 ?f3594 ?f3601 ?f3602 ?f2003 ?f1965 ?f3603 ?f2090 ?f3604 ?f2086 ?f3605 ?f3606 ?f3607 ?f1972 ?f3608 ?f3429 ?f3609 ?f3405 ?f3610 ?f1982 ?f3611 ?f3578 ?f3612 ?f3613 ?f3614 ?f3615 ?f3616 ?f2107 ?f3617 ?f2079 ?f3618 ?f3522 ?f3619 ?f3620 ?f3621 ?f2117 ?f3622 ?f2139 ?f3623 ?f3624 ?f3625 ?f2117 ?f3626 ?f3627 ?f3628 ?f3629 ?f3630 ?f3631 ?f3632 ?f3633 ?f3634 ?f3635 ?f3636 ?f3637 ?f3638 ?f3639 ?f3640 ?f3641 ?f3642 ?f2612 ?f3643 ?f3644 ?f2291 ?f3347 ?f3645 ?f3646 ?f3647 ?f2619 ?f3648 ?f3649 ?f3650 ?f3651 ?f3652 ?f3653 ?f3654 ?f3655 ?f3656 ?f3657 ?f3658 ?f3659 ?f3660 ?f3324 ?f3661 ?f3662 ?f3663 ?f3664 ?f3665 ?f3666 ?f3667 ?f2588 ?f2774 ?f2588 ?f3668 ?f3669 ?f3670 ?f3671 ?f3672 ?f3673 ?f2742 ?f3674 ?f3672 ?f3675 ?f3676 ?f3677 ?f3114 ?f3671 ?f3678 ?f3679 ?f3680 ?f3681 ?f3682 ?f3683 ?f3684 ?f3685 ?f3686 ?f3687 ?f3688 ?f3689 ?f3690 ?f3691 ?f3692 ?f3693 ?f3694 ?f3695 ?f3696 ?f3697 ?f2835 ?f2729 ?f3074 ?f2653 ?f3698 ?f3699 ?f3700 ?f2543 ?f2825 ?f2541 ?f2831 ?f2653 ?f2793 ?f2653 ?f3701 ?f3702 ?f2797 ?f2659 ?f3703 ?f3704 ?f3705 ?f3706 ?f3707 ?f3706 ?f3708 ?f3248 ?f3709 ?f3710 ?f3711 ?f3712 ?f3713 ?f3714 ?f3715 ?f3716 ?f3717 ?f3718 ?f3719 ?f3720 ?f3721 ?f3722 ?f3721 ?f3723 ?f3713 ?f3724 ?f3725 ?f3726 ?f3727 ?f3728 ?f3729 ?f3730 ?f3731 ?f3732 ?f3733 ?f3734 ?f3735 ?f3736 ?f3737 ?f3714 ?f3737 ?f3738 ?f3739 ?f3740 ?f3735 ?f3741 ?f3742 ?f3743 ?f3744 ?f3743 ?f3745 ?f3746 ?f3745 ?f3254 ?f3747 ?f3748 ?f3749 ?f3750 ?f3744 ?f2802 ?f3751 ?f3752 ?f3744 ?f3753 ?f3754 ?f3755 ?f3756 ?f3757 ?f3758 ?f3078 ?f3759 ?f3760 ?f3761 ?f3762 ?f3763 ?f3764 ?f3754 ?f3765 ?f3751 ?f3766 ?f3767 ?f3728 ?f3768 ?f3769 ?f3767 ?f3770 ?f3771 ?f3241 ?f3771 ?f3772 ?f3751 ?f3265 ?f3744 ?f3265 ?f3763 ?f3773 ?f3761 ?f3774 ?f3709 ?f2711 ?f3775 ?f3776 ?f3777 ?f3778 ?f3779 ?f3778 ?f3095 ?f3780 ?f3781 ?f3782 ?f2833 ?f3783 ?f3703 ?f2551 ?f3784 ?f3785 ?f3786 ?f3787 ?f3788 ?f3789 ?f3713 ?f3790 ?f3791 ?f3792 ?f3742 ?f3793 ?f3754 ?f3794 ?f3745 ?f3795 ?f3796 ?f3797 ?f3798 ?f2682 ?f3799 ?f3800 ?f3771 ?f3801 ?f3802 ?f3755 ?f3751 ?f3803 ?f3754 ?f3804 ?f3739 ?f3805 ?f3806 ?f3807 ?f3808 ?f3809 ?f3810 ?f3811 ?f3812 ?f3813 ?f3725 ?f3814 ?f3815 ?f3816 ?f3817 ?f3818 ?f2805 ?f3819 ?f3820 ?f3821 ?f3822 ?f3823 ?f2789 ?f3824 ?f3825 ?f3826 ?f3827 ?f3828 ?f3829 ?f3830 ?f3831 ?f3832 ?f3833 ?f3051 ?f3114 ?f3834 ?f3835 ?f3836 ?f3837 ?f2864 ?f3838 ?f3839 ?f3118 ?f3840 ?f3841 ?f3842 ?f3843 ?f3844 ?f3845 ?f3846 ?f3847 ?f3848 ?f2906 ?f3849 ?f3850 ?f2909 ?f3851 ?f3852 ?f3853 ?f2853 ?f3854 ?f3855 ?f3856 ?f3857 ?f3858 ?f3859 ?f2970 ?f3860 ?f2966 ?f2981 ?f3861 ?f3862 ?f3643 ?f3863 ?f3864 ?f3865 ?f3038 ?f3866 ?f3867 ?f3868 ?f3869 ?f3870 ?f3871 ?f3872 ?f3873 ?f3874 ?f3875 ?f3876 ?f3877 ?f3878 ?f3879 ?f3880 ?f3881 ?f3882 ?f3883 ?f3884 ?f3885 ?f3886 ?f3887 ?f3888 ?f3889 ?f3166 ?f3890 ?f3891 ?f3892 ?f3893 ?f3596 ?f3894 ?f3895 ?f3896 ?f3897 ?f3147 ?f3898 ?f3899 ?f3900 ?f3901 ?f3902 ?f3903 ?f3187 ?f3904 ?f3905 ?f3906 ?f3144 ?f3907 ?f3144 ?f31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3 * ?f5 / 2647519"/><draw:equation draw:name="f24" draw:formula="2520821 * ?f4 / 2612594"/><draw:equation draw:name="f25" draw:formula="1643881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2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1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2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3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5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0 * ?f5 / 2647519"/><draw:equation draw:name="f264" draw:formula="2265793 * ?f4 / 2612594"/><draw:equation draw:name="f265" draw:formula="2099801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79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59 * ?f5 / 2647519"/><draw:equation draw:name="f284" draw:formula="2217355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5 * ?f4 / 2612594"/><draw:equation draw:name="f299" draw:formula="2197417 * ?f4 / 2612594"/><draw:equation draw:name="f300" draw:formula="2180272 * ?f4 / 2612594"/><draw:equation draw:name="f301" draw:formula="475386 * ?f5 / 2647519"/><draw:equation draw:name="f302" draw:formula="2153526 * ?f4 / 2612594"/><draw:equation draw:name="f303" draw:formula="477272 * ?f5 / 2647519"/><draw:equation draw:name="f304" draw:formula="2155821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3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1 * ?f5 / 2647519"/><draw:equation draw:name="f387" draw:formula="2051897 * ?f4 / 2612594"/><draw:equation draw:name="f388" draw:formula="2291271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498930 * ?f5 / 2647519"/><draw:equation draw:name="f405" draw:formula="1857612 * ?f4 / 2612594"/><draw:equation draw:name="f406" draw:formula="2490953 * ?f5 / 2647519"/><draw:equation draw:name="f407" draw:formula="1875472 * ?f4 / 2612594"/><draw:equation draw:name="f408" draw:formula="2473808 * ?f5 / 2647519"/><draw:equation draw:name="f409" draw:formula="1909762 * ?f4 / 2612594"/><draw:equation draw:name="f410" draw:formula="2521433 * ?f5 / 2647519"/><draw:equation draw:name="f411" draw:formula="1847850 * ?f4 / 2612594"/><draw:equation draw:name="f412" draw:formula="2509050 * ?f5 / 2647519"/><draw:equation draw:name="f413" draw:formula="1884997 * ?f4 / 2612594"/><draw:equation draw:name="f414" draw:formula="2487143 * ?f5 / 2647519"/><draw:equation draw:name="f415" draw:formula="1925002 * ?f4 / 2612594"/><draw:equation draw:name="f416" draw:formula="2465235 * ?f5 / 2647519"/><draw:equation draw:name="f417" draw:formula="1965960 * ?f4 / 2612594"/><draw:equation draw:name="f418" draw:formula="2445233 * ?f5 / 2647519"/><draw:equation draw:name="f419" draw:formula="1991677 * ?f4 / 2612594"/><draw:equation draw:name="f420" draw:formula="2458568 * ?f5 / 2647519"/><draw:equation draw:name="f421" draw:formula="1965007 * ?f4 / 2612594"/><draw:equation draw:name="f422" draw:formula="2469998 * ?f5 / 2647519"/><draw:equation draw:name="f423" draw:formula="1938337 * ?f4 / 2612594"/><draw:equation draw:name="f424" draw:formula="2478570 * ?f5 / 2647519"/><draw:equation draw:name="f425" draw:formula="1924050 * ?f4 / 2612594"/><draw:equation draw:name="f426" draw:formula="2490000 * ?f5 / 2647519"/><draw:equation draw:name="f427" draw:formula="1905000 * ?f4 / 2612594"/><draw:equation draw:name="f428" draw:formula="2500478 * ?f5 / 2647519"/><draw:equation draw:name="f429" draw:formula="1885950 * ?f4 / 2612594"/><draw:equation draw:name="f430" draw:formula="2459780 * ?f5 / 2647519"/><draw:equation draw:name="f431" draw:formula="1766202 * ?f4 / 2612594"/><draw:equation draw:name="f432" draw:formula="2436660 * ?f5 / 2647519"/><draw:equation draw:name="f433" draw:formula="1806892 * ?f4 / 2612594"/><draw:equation draw:name="f434" draw:formula="2436235 * ?f5 / 2647519"/><draw:equation draw:name="f435" draw:formula="1807870 * ?f4 / 2612594"/><draw:equation draw:name="f436" draw:formula="2459520 * ?f5 / 2647519"/><draw:equation draw:name="f437" draw:formula="1766887 * ?f4 / 2612594"/><draw:equation draw:name="f438" draw:formula="2472460 * ?f5 / 2647519"/><draw:equation draw:name="f439" draw:formula="1674043 * ?f4 / 2612594"/><draw:equation draw:name="f440" draw:formula="2444672 * ?f5 / 2647519"/><draw:equation draw:name="f441" draw:formula="1749965 * ?f4 / 2612594"/><draw:equation draw:name="f442" draw:formula="2386218 * ?f5 / 2647519"/><draw:equation draw:name="f443" draw:formula="1869449 * ?f4 / 2612594"/><draw:equation draw:name="f444" draw:formula="2377659 * ?f5 / 2647519"/><draw:equation draw:name="f445" draw:formula="1882980 * ?f4 / 2612594"/><draw:equation draw:name="f446" draw:formula="2377605 * ?f5 / 2647519"/><draw:equation draw:name="f447" draw:formula="1883092 * ?f4 / 2612594"/><draw:equation draw:name="f448" draw:formula="2357602 * ?f5 / 2647519"/><draw:equation draw:name="f449" draw:formula="1917382 * ?f4 / 2612594"/><draw:equation draw:name="f450" draw:formula="2337600 * ?f5 / 2647519"/><draw:equation draw:name="f451" draw:formula="1954530 * ?f4 / 2612594"/><draw:equation draw:name="f452" draw:formula="2314740 * ?f5 / 2647519"/><draw:equation draw:name="f453" draw:formula="1983105 * ?f4 / 2612594"/><draw:equation draw:name="f454" draw:formula="2295690 * ?f5 / 2647519"/><draw:equation draw:name="f455" draw:formula="2015490 * ?f4 / 2612594"/><draw:equation draw:name="f456" draw:formula="2183295 * ?f5 / 2647519"/><draw:equation draw:name="f457" draw:formula="2142172 * ?f4 / 2612594"/><draw:equation draw:name="f458" draw:formula="2146147 * ?f5 / 2647519"/><draw:equation draw:name="f459" draw:formula="2173605 * ?f4 / 2612594"/><draw:equation draw:name="f460" draw:formula="2142583 * ?f5 / 2647519"/><draw:equation draw:name="f461" draw:formula="2176314 * ?f4 / 2612594"/><draw:equation draw:name="f462" draw:formula="2141045 * ?f5 / 2647519"/><draw:equation draw:name="f463" draw:formula="2177871 * ?f4 / 2612594"/><draw:equation draw:name="f464" draw:formula="2125512 * ?f5 / 2647519"/><draw:equation draw:name="f465" draw:formula="2190534 * ?f4 / 2612594"/><draw:equation draw:name="f466" draw:formula="2112810 * ?f5 / 2647519"/><draw:equation draw:name="f467" draw:formula="2205037 * ?f4 / 2612594"/><draw:equation draw:name="f468" draw:formula="2066137 * ?f5 / 2647519"/><draw:equation draw:name="f469" draw:formula="2240280 * ?f4 / 2612594"/><draw:equation draw:name="f470" draw:formula="2058824 * ?f5 / 2647519"/><draw:equation draw:name="f471" draw:formula="2244899 * ?f4 / 2612594"/><draw:equation draw:name="f472" draw:formula="2038960 * ?f5 / 2647519"/><draw:equation draw:name="f473" draw:formula="2261093 * ?f4 / 2612594"/><draw:equation draw:name="f474" draw:formula="2036091 * ?f5 / 2647519"/><draw:equation draw:name="f475" draw:formula="2262956 * ?f4 / 2612594"/><draw:equation draw:name="f476" draw:formula="2031847 * ?f5 / 2647519"/><draw:equation draw:name="f477" draw:formula="2266950 * ?f4 / 2612594"/><draw:equation draw:name="f478" draw:formula="1994700 * ?f5 / 2647519"/><draw:equation draw:name="f479" draw:formula="2291715 * ?f4 / 2612594"/><draw:equation draw:name="f480" draw:formula="1957552 * ?f5 / 2647519"/><draw:equation draw:name="f481" draw:formula="1953301 * ?f5 / 2647519"/><draw:equation draw:name="f482" draw:formula="2316730 * ?f4 / 2612594"/><draw:equation draw:name="f483" draw:formula="1928148 * ?f5 / 2647519"/><draw:equation draw:name="f484" draw:formula="2333067 * ?f4 / 2612594"/><draw:equation draw:name="f485" draw:formula="1920350 * ?f5 / 2647519"/><draw:equation draw:name="f486" draw:formula="2337000 * ?f4 / 2612594"/><draw:equation draw:name="f487" draw:formula="1912785 * ?f5 / 2647519"/><draw:equation draw:name="f488" draw:formula="2342197 * ?f4 / 2612594"/><draw:equation draw:name="f489" draw:formula="1887067 * ?f5 / 2647519"/><draw:equation draw:name="f490" draw:formula="2356485 * ?f4 / 2612594"/><draw:equation draw:name="f491" draw:formula="1863039 * ?f5 / 2647519"/><draw:equation draw:name="f492" draw:formula="2365908 * ?f4 / 2612594"/><draw:equation draw:name="f493" draw:formula="1809482 * ?f5 / 2647519"/><draw:equation draw:name="f494" draw:formula="2392922 * ?f4 / 2612594"/><draw:equation draw:name="f495" draw:formula="1683836 * ?f5 / 2647519"/><draw:equation draw:name="f496" draw:formula="2439784 * ?f4 / 2612594"/><draw:equation draw:name="f497" draw:formula="1596280 * ?f5 / 2647519"/><draw:equation draw:name="f498" draw:formula="2462297 * ?f4 / 2612594"/><draw:equation draw:name="f499" draw:formula="1667040 * ?f5 / 2647519"/><draw:equation draw:name="f500" draw:formula="1680375 * ?f5 / 2647519"/><draw:equation draw:name="f501" draw:formula="2446019 * ?f4 / 2612594"/><draw:equation draw:name="f502" draw:formula="1723237 * ?f5 / 2647519"/><draw:equation draw:name="f503" draw:formula="2430779 * ?f4 / 2612594"/><draw:equation draw:name="f504" draw:formula="1749907 * ?f5 / 2647519"/><draw:equation draw:name="f505" draw:formula="2422207 * ?f4 / 2612594"/><draw:equation draw:name="f506" draw:formula="1792770 * ?f5 / 2647519"/><draw:equation draw:name="f507" draw:formula="2400299 * ?f4 / 2612594"/><draw:equation draw:name="f508" draw:formula="1841347 * ?f5 / 2647519"/><draw:equation draw:name="f509" draw:formula="2383154 * ?f4 / 2612594"/><draw:equation draw:name="f510" draw:formula="1872470 * ?f5 / 2647519"/><draw:equation draw:name="f511" draw:formula="2370949 * ?f4 / 2612594"/><draw:equation draw:name="f512" draw:formula="1886115 * ?f5 / 2647519"/><draw:equation draw:name="f513" draw:formula="2363152 * ?f4 / 2612594"/><draw:equation draw:name="f514" draw:formula="1898496 * ?f5 / 2647519"/><draw:equation draw:name="f515" draw:formula="2359343 * ?f4 / 2612594"/><draw:equation draw:name="f516" draw:formula="1915642 * ?f5 / 2647519"/><draw:equation draw:name="f517" draw:formula="2349817 * ?f4 / 2612594"/><draw:equation draw:name="f518" draw:formula="1920147 * ?f5 / 2647519"/><draw:equation draw:name="f519" draw:formula="2346686 * ?f4 / 2612594"/><draw:equation draw:name="f520" draw:formula="1931835 * ?f5 / 2647519"/><draw:equation draw:name="f521" draw:formula="2335530 * ?f4 / 2612594"/><draw:equation draw:name="f522" draw:formula="2320290 * ?f4 / 2612594"/><draw:equation draw:name="f523" draw:formula="1986810 * ?f5 / 2647519"/><draw:equation draw:name="f524" draw:formula="2305948 * ?f4 / 2612594"/><draw:equation draw:name="f525" draw:formula="1997557 * ?f5 / 2647519"/><draw:equation draw:name="f526" draw:formula="2299334 * ?f4 / 2612594"/><draw:equation draw:name="f527" draw:formula="2034705 * ?f5 / 2647519"/><draw:equation draw:name="f528" draw:formula="2050897 * ?f5 / 2647519"/><draw:equation draw:name="f529" draw:formula="2259329 * ?f4 / 2612594"/><draw:equation draw:name="f530" draw:formula="2068995 * ?f5 / 2647519"/><draw:equation draw:name="f531" draw:formula="2247899 * ?f4 / 2612594"/><draw:equation draw:name="f532" draw:formula="2115667 * ?f5 / 2647519"/><draw:equation draw:name="f533" draw:formula="2212657 * ?f4 / 2612594"/><draw:equation draw:name="f534" draw:formula="2149005 * ?f5 / 2647519"/><draw:equation draw:name="f535" draw:formula="2181224 * ?f4 / 2612594"/><draw:equation draw:name="f536" draw:formula="2186152 * ?f5 / 2647519"/><draw:equation draw:name="f537" draw:formula="2149792 * ?f4 / 2612594"/><draw:equation draw:name="f538" draw:formula="2298547 * ?f5 / 2647519"/><draw:equation draw:name="f539" draw:formula="2023109 * ?f4 / 2612594"/><draw:equation draw:name="f540" draw:formula="2314015 * ?f5 / 2647519"/><draw:equation draw:name="f541" draw:formula="1996814 * ?f4 / 2612594"/><draw:equation draw:name="f542" draw:formula="1994534 * ?f4 / 2612594"/><draw:equation draw:name="f543" draw:formula="2339505 * ?f5 / 2647519"/><draw:equation draw:name="f544" draw:formula="1956434 * ?f4 / 2612594"/><draw:equation draw:name="f545" draw:formula="2347125 * ?f5 / 2647519"/><draw:equation draw:name="f546" draw:formula="1945004 * ?f4 / 2612594"/><draw:equation draw:name="f547" draw:formula="2357257 * ?f5 / 2647519"/><draw:equation draw:name="f548" draw:formula="1930951 * ?f4 / 2612594"/><draw:equation draw:name="f549" draw:formula="2360460 * ?f5 / 2647519"/><draw:equation draw:name="f550" draw:formula="2380462 * ?f5 / 2647519"/><draw:equation draw:name="f551" draw:formula="1890712 * ?f4 / 2612594"/><draw:equation draw:name="f552" draw:formula="2419515 * ?f5 / 2647519"/><draw:equation draw:name="f553" draw:formula="1809749 * ?f4 / 2612594"/><draw:equation draw:name="f554" draw:formula="2457615 * ?f5 / 2647519"/><draw:equation draw:name="f555" draw:formula="1723072 * ?f4 / 2612594"/><draw:equation draw:name="f556" draw:formula="2468807 * ?f5 / 2647519"/><draw:equation draw:name="f557" draw:formula="1687829 * ?f4 / 2612594"/><draw:equation draw:name="f558" draw:formula="2576677 * ?f5 / 2647519"/><draw:equation draw:name="f559" draw:formula="1589722 * ?f4 / 2612594"/><draw:equation draw:name="f560" draw:formula="2573820 * ?f5 / 2647519"/><draw:equation draw:name="f561" draw:formula="1591627 * ?f4 / 2612594"/><draw:equation draw:name="f562" draw:formula="2585674 * ?f5 / 2647519"/><draw:equation draw:name="f563" draw:formula="1533271 * ?f4 / 2612594"/><draw:equation draw:name="f564" draw:formula="2585332 * ?f5 / 2647519"/><draw:equation draw:name="f565" draw:formula="1534956 * ?f4 / 2612594"/><draw:equation draw:name="f566" draw:formula="2588107 * ?f5 / 2647519"/><draw:equation draw:name="f567" draw:formula="1538287 * ?f4 / 2612594"/><draw:equation draw:name="f568" draw:formula="2596680 * ?f5 / 2647519"/><draw:equation draw:name="f569" draw:formula="1547812 * ?f4 / 2612594"/><draw:equation draw:name="f570" draw:formula="2602395 * ?f5 / 2647519"/><draw:equation draw:name="f571" draw:formula="1544002 * ?f4 / 2612594"/><draw:equation draw:name="f572" draw:formula="2602539 * ?f5 / 2647519"/><draw:equation draw:name="f573" draw:formula="1543271 * ?f4 / 2612594"/><draw:equation draw:name="f574" draw:formula="2598585 * ?f5 / 2647519"/><draw:equation draw:name="f575" draw:formula="1545907 * ?f4 / 2612594"/><draw:equation draw:name="f576" draw:formula="2589060 * ?f5 / 2647519"/><draw:equation draw:name="f577" draw:formula="1537334 * ?f4 / 2612594"/><draw:equation draw:name="f578" draw:formula="2577184 * ?f5 / 2647519"/><draw:equation draw:name="f579" draw:formula="1425070 * ?f4 / 2612594"/><draw:equation draw:name="f580" draw:formula="2576519 * ?f5 / 2647519"/><draw:equation draw:name="f581" draw:formula="1425107 * ?f4 / 2612594"/><draw:equation draw:name="f582" draw:formula="2575314 * ?f5 / 2647519"/><draw:equation draw:name="f583" draw:formula="1425174 * ?f4 / 2612594"/><draw:equation draw:name="f584" draw:formula="2575725 * ?f5 / 2647519"/><draw:equation draw:name="f585" draw:formula="1429702 * ?f4 / 2612594"/><draw:equation draw:name="f586" draw:formula="2574773 * ?f5 / 2647519"/><draw:equation draw:name="f587" draw:formula="1453515 * ?f4 / 2612594"/><draw:equation draw:name="f588" draw:formula="2570963 * ?f5 / 2647519"/><draw:equation draw:name="f589" draw:formula="1467802 * ?f4 / 2612594"/><draw:equation draw:name="f590" draw:formula="2548103 * ?f5 / 2647519"/><draw:equation draw:name="f591" draw:formula="1503997 * ?f4 / 2612594"/><draw:equation draw:name="f592" draw:formula="2542388 * ?f5 / 2647519"/><draw:equation draw:name="f593" draw:formula="1535430 * ?f4 / 2612594"/><draw:equation draw:name="f594" draw:formula="2536673 * ?f5 / 2647519"/><draw:equation draw:name="f595" draw:formula="2527148 * ?f5 / 2647519"/><draw:equation draw:name="f596" draw:formula="2516670 * ?f5 / 2647519"/><draw:equation draw:name="f597" draw:formula="1627822 * ?f4 / 2612594"/><draw:equation draw:name="f598" draw:formula="2505240 * ?f5 / 2647519"/><draw:equation draw:name="f599" draw:formula="1663065 * ?f4 / 2612594"/><draw:equation draw:name="f600" draw:formula="2498573 * ?f5 / 2647519"/><draw:equation draw:name="f601" draw:formula="1690687 * ?f4 / 2612594"/><draw:equation draw:name="f602" draw:formula="1719262 * ?f4 / 2612594"/><draw:equation draw:name="f603" draw:formula="2497030 * ?f5 / 2647519"/><draw:equation draw:name="f604" draw:formula="1709809 * ?f4 / 2612594"/><draw:equation draw:name="f605" draw:formula="2502383 * ?f5 / 2647519"/><draw:equation draw:name="f606" draw:formula="1689734 * ?f4 / 2612594"/><draw:equation draw:name="f607" draw:formula="2507145 * ?f5 / 2647519"/><draw:equation draw:name="f608" draw:formula="1661159 * ?f4 / 2612594"/><draw:equation draw:name="f609" draw:formula="2518575 * ?f5 / 2647519"/><draw:equation draw:name="f610" draw:formula="1625917 * ?f4 / 2612594"/><draw:equation draw:name="f611" draw:formula="2529053 * ?f5 / 2647519"/><draw:equation draw:name="f612" draw:formula="2538578 * ?f5 / 2647519"/><draw:equation draw:name="f613" draw:formula="2544293 * ?f5 / 2647519"/><draw:equation draw:name="f614" draw:formula="1533524 * ?f4 / 2612594"/><draw:equation draw:name="f615" draw:formula="2550008 * ?f5 / 2647519"/><draw:equation draw:name="f616" draw:formula="1502092 * ?f4 / 2612594"/><draw:equation draw:name="f617" draw:formula="2572868 * ?f5 / 2647519"/><draw:equation draw:name="f618" draw:formula="1465897 * ?f4 / 2612594"/><draw:equation draw:name="f619" draw:formula="2557628 * ?f5 / 2647519"/><draw:equation draw:name="f620" draw:formula="1539239 * ?f4 / 2612594"/><draw:equation draw:name="f621" draw:formula="2546198 * ?f5 / 2647519"/><draw:equation draw:name="f622" draw:formula="1600199 * ?f4 / 2612594"/><draw:equation draw:name="f623" draw:formula="2520480 * ?f5 / 2647519"/><draw:equation draw:name="f624" draw:formula="1678304 * ?f4 / 2612594"/><draw:equation draw:name="f625" draw:formula="2515392 * ?f5 / 2647519"/><draw:equation draw:name="f626" draw:formula="1686218 * ?f4 / 2612594"/><draw:equation draw:name="f627" draw:formula="2513217 * ?f5 / 2647519"/><draw:equation draw:name="f628" draw:formula="1698069 * ?f4 / 2612594"/><draw:equation draw:name="f629" draw:formula="2506193 * ?f5 / 2647519"/><draw:equation draw:name="f630" draw:formula="1718310 * ?f4 / 2612594"/><draw:equation draw:name="f631" draw:formula="2479523 * ?f5 / 2647519"/><draw:equation draw:name="f632" draw:formula="1776412 * ?f4 / 2612594"/><draw:equation draw:name="f633" draw:formula="2467140 * ?f5 / 2647519"/><draw:equation draw:name="f634" draw:formula="1823085 * ?f4 / 2612594"/><draw:equation draw:name="f635" draw:formula="2449995 * ?f5 / 2647519"/><draw:equation draw:name="f636" draw:formula="1840230 * ?f4 / 2612594"/><draw:equation draw:name="f637" draw:formula="2424278 * ?f5 / 2647519"/><draw:equation draw:name="f638" draw:formula="1930717 * ?f4 / 2612594"/><draw:equation draw:name="f639" draw:formula="2361413 * ?f5 / 2647519"/><draw:equation draw:name="f640" draw:formula="1990725 * ?f4 / 2612594"/><draw:equation draw:name="f641" draw:formula="2322360 * ?f5 / 2647519"/><draw:equation draw:name="f642" draw:formula="2049780 * ?f4 / 2612594"/><draw:equation draw:name="f643" draw:formula="2296643 * ?f5 / 2647519"/><draw:equation draw:name="f644" draw:formula="2083117 * ?f4 / 2612594"/><draw:equation draw:name="f645" draw:formula="2269020 * ?f5 / 2647519"/><draw:equation draw:name="f646" draw:formula="2115502 * ?f4 / 2612594"/><draw:equation draw:name="f647" draw:formula="2259495 * ?f5 / 2647519"/><draw:equation draw:name="f648" draw:formula="2128837 * ?f4 / 2612594"/><draw:equation draw:name="f649" draw:formula="2249018 * ?f5 / 2647519"/><draw:equation draw:name="f650" draw:formula="2232825 * ?f5 / 2647519"/><draw:equation draw:name="f651" draw:formula="2206342 * ?f5 / 2647519"/><draw:equation draw:name="f652" draw:formula="2184829 * ?f4 / 2612594"/><draw:equation draw:name="f653" draw:formula="2207107 * ?f5 / 2647519"/><draw:equation draw:name="f654" draw:formula="2187892 * ?f4 / 2612594"/><draw:equation draw:name="f655" draw:formula="2179485 * ?f5 / 2647519"/><draw:equation draw:name="f656" draw:formula="2149957 * ?f5 / 2647519"/><draw:equation draw:name="f657" draw:formula="2126145 * ?f5 / 2647519"/><draw:equation draw:name="f658" draw:formula="2256472 * ?f4 / 2612594"/><draw:equation draw:name="f659" draw:formula="2103587 * ?f5 / 2647519"/><draw:equation draw:name="f660" draw:formula="2272957 * ?f4 / 2612594"/><draw:equation draw:name="f661" draw:formula="2107095 * ?f5 / 2647519"/><draw:equation draw:name="f662" draw:formula="2272665 * ?f4 / 2612594"/><draw:equation draw:name="f663" draw:formula="2131860 * ?f5 / 2647519"/><draw:equation draw:name="f664" draw:formula="2254567 * ?f4 / 2612594"/><draw:equation draw:name="f665" draw:formula="2155673 * ?f5 / 2647519"/><draw:equation draw:name="f666" draw:formula="2185200 * ?f5 / 2647519"/><draw:equation draw:name="f667" draw:formula="2214562 * ?f4 / 2612594"/><draw:equation draw:name="f668" draw:formula="2212823 * ?f5 / 2647519"/><draw:equation draw:name="f669" draw:formula="2185987 * ?f4 / 2612594"/><draw:equation draw:name="f670" draw:formula="2211870 * ?f5 / 2647519"/><draw:equation draw:name="f671" draw:formula="2182177 * ?f4 / 2612594"/><draw:equation draw:name="f672" draw:formula="2238540 * ?f5 / 2647519"/><draw:equation draw:name="f673" draw:formula="2152650 * ?f4 / 2612594"/><draw:equation draw:name="f674" draw:formula="2254733 * ?f5 / 2647519"/><draw:equation draw:name="f675" draw:formula="2139315 * ?f4 / 2612594"/><draw:equation draw:name="f676" draw:formula="2265210 * ?f5 / 2647519"/><draw:equation draw:name="f677" draw:formula="2125980 * ?f4 / 2612594"/><draw:equation draw:name="f678" draw:formula="2274735 * ?f5 / 2647519"/><draw:equation draw:name="f679" draw:formula="2112645 * ?f4 / 2612594"/><draw:equation draw:name="f680" draw:formula="2302358 * ?f5 / 2647519"/><draw:equation draw:name="f681" draw:formula="2080260 * ?f4 / 2612594"/><draw:equation draw:name="f682" draw:formula="2328075 * ?f5 / 2647519"/><draw:equation draw:name="f683" draw:formula="2046922 * ?f4 / 2612594"/><draw:equation draw:name="f684" draw:formula="2367128 * ?f5 / 2647519"/><draw:equation draw:name="f685" draw:formula="1987867 * ?f4 / 2612594"/><draw:equation draw:name="f686" draw:formula="2402370 * ?f5 / 2647519"/><draw:equation draw:name="f687" draw:formula="1927860 * ?f4 / 2612594"/><draw:equation draw:name="f688" draw:formula="2429993 * ?f5 / 2647519"/><draw:equation draw:name="f689" draw:formula="2455710 * ?f5 / 2647519"/><draw:equation draw:name="f690" draw:formula="1837372 * ?f4 / 2612594"/><draw:equation draw:name="f691" draw:formula="1820227 * ?f4 / 2612594"/><draw:equation draw:name="f692" draw:formula="2472855 * ?f5 / 2647519"/><draw:equation draw:name="f693" draw:formula="1804035 * ?f4 / 2612594"/><draw:equation draw:name="f694" draw:formula="2485238 * ?f5 / 2647519"/><draw:equation draw:name="f695" draw:formula="1773555 * ?f4 / 2612594"/><draw:equation draw:name="f696" draw:formula="2511908 * ?f5 / 2647519"/><draw:equation draw:name="f697" draw:formula="1715452 * ?f4 / 2612594"/><draw:equation draw:name="f698" draw:formula="2522385 * ?f5 / 2647519"/><draw:equation draw:name="f699" draw:formula="1676400 * ?f4 / 2612594"/><draw:equation draw:name="f700" draw:formula="1598295 * ?f4 / 2612594"/><draw:equation draw:name="f701" draw:formula="2559533 * ?f5 / 2647519"/><draw:equation draw:name="f702" draw:formula="1537335 * ?f4 / 2612594"/><draw:equation draw:name="f703" draw:formula="1463992 * ?f4 / 2612594"/><draw:equation draw:name="f704" draw:formula="2578209 * ?f5 / 2647519"/><draw:equation draw:name="f705" draw:formula="1451109 * ?f4 / 2612594"/><draw:equation draw:name="f706" draw:formula="1450657 * ?f4 / 2612594"/><draw:equation draw:name="f707" draw:formula="1426845 * ?f4 / 2612594"/><draw:equation draw:name="f708" draw:formula="2597632 * ?f5 / 2647519"/><draw:equation draw:name="f709" draw:formula="1404937 * ?f4 / 2612594"/><draw:equation draw:name="f710" draw:formula="2586540 * ?f5 / 2647519"/><draw:equation draw:name="f711" draw:formula="1451152 * ?f4 / 2612594"/><draw:equation draw:name="f712" draw:formula="2586541 * ?f5 / 2647519"/><draw:equation draw:name="f713" draw:formula="2597633 * ?f5 / 2647519"/><draw:equation draw:name="f714" draw:formula="1404938 * ?f4 / 2612594"/><draw:equation draw:name="f715" draw:formula="2606205 * ?f5 / 2647519"/><draw:equation draw:name="f716" draw:formula="1395412 * ?f4 / 2612594"/><draw:equation draw:name="f717" draw:formula="2600490 * ?f5 / 2647519"/><draw:equation draw:name="f718" draw:formula="1407795 * ?f4 / 2612594"/><draw:equation draw:name="f719" draw:formula="2599180 * ?f5 / 2647519"/><draw:equation draw:name="f720" draw:formula="1433750 * ?f4 / 2612594"/><draw:equation draw:name="f721" draw:formula="1458277 * ?f4 / 2612594"/><draw:equation draw:name="f722" draw:formula="1487586 * ?f4 / 2612594"/><draw:equation draw:name="f723" draw:formula="1490934 * ?f4 / 2612594"/><draw:equation draw:name="f724" draw:formula="1407794 * ?f4 / 2612594"/><draw:equation draw:name="f725" draw:formula="2606836 * ?f5 / 2647519"/><draw:equation draw:name="f726" draw:formula="1398173 * ?f4 / 2612594"/><draw:equation draw:name="f727" draw:formula="2565247 * ?f5 / 2647519"/><draw:equation draw:name="f728" draw:formula="1354454 * ?f4 / 2612594"/><draw:equation draw:name="f729" draw:formula="2559005 * ?f5 / 2647519"/><draw:equation draw:name="f730" draw:formula="1369208 * ?f4 / 2612594"/><draw:equation draw:name="f731" draw:formula="2556675 * ?f5 / 2647519"/><draw:equation draw:name="f732" draw:formula="1390650 * ?f4 / 2612594"/><draw:equation draw:name="f733" draw:formula="2553670 * ?f5 / 2647519"/><draw:equation draw:name="f734" draw:formula="1380633 * ?f4 / 2612594"/><draw:equation draw:name="f735" draw:formula="2552571 * ?f5 / 2647519"/><draw:equation draw:name="f736" draw:formula="1382047 * ?f4 / 2612594"/><draw:equation draw:name="f737" draw:formula="2555723 * ?f5 / 2647519"/><draw:equation draw:name="f738" draw:formula="1392555 * ?f4 / 2612594"/><draw:equation draw:name="f739" draw:formula="2553818 * ?f5 / 2647519"/><draw:equation draw:name="f740" draw:formula="1420177 * ?f4 / 2612594"/><draw:equation draw:name="f741" draw:formula="2560581 * ?f5 / 2647519"/><draw:equation draw:name="f742" draw:formula="1420013 * ?f4 / 2612594"/><draw:equation draw:name="f743" draw:formula="2558580 * ?f5 / 2647519"/><draw:equation draw:name="f744" draw:formula="1413509 * ?f4 / 2612594"/><draw:equation draw:name="f745" draw:formula="2560485 * ?f5 / 2647519"/><draw:equation draw:name="f746" draw:formula="1398269 * ?f4 / 2612594"/><draw:equation draw:name="f747" draw:formula="2645258 * ?f5 / 2647519"/><draw:equation draw:name="f748" draw:formula="1328737 * ?f4 / 2612594"/><draw:equation draw:name="f749" draw:formula="2647163 * ?f5 / 2647519"/><draw:equation draw:name="f750" draw:formula="1329689 * ?f4 / 2612594"/><draw:equation draw:name="f751" draw:formula="2646210 * ?f5 / 2647519"/><draw:equation draw:name="f752" draw:formula="1369694 * ?f4 / 2612594"/><draw:equation draw:name="f753" draw:formula="1397317 * ?f4 / 2612594"/><draw:equation draw:name="f754" draw:formula="2644305 * ?f5 / 2647519"/><draw:equation draw:name="f755" draw:formula="1447799 * ?f4 / 2612594"/><draw:equation draw:name="f756" draw:formula="2641448 * ?f5 / 2647519"/><draw:equation draw:name="f757" draw:formula="1476374 * ?f4 / 2612594"/><draw:equation draw:name="f758" draw:formula="2632875 * ?f5 / 2647519"/><draw:equation draw:name="f759" draw:formula="1518284 * ?f4 / 2612594"/><draw:equation draw:name="f760" draw:formula="2630018 * ?f5 / 2647519"/><draw:equation draw:name="f761" draw:formula="1553527 * ?f4 / 2612594"/><draw:equation draw:name="f762" draw:formula="2615730 * ?f5 / 2647519"/><draw:equation draw:name="f763" draw:formula="1618297 * ?f4 / 2612594"/><draw:equation draw:name="f764" draw:formula="1674494 * ?f4 / 2612594"/><draw:equation draw:name="f765" draw:formula="2578583 * ?f5 / 2647519"/><draw:equation draw:name="f766" draw:formula="1684972 * ?f4 / 2612594"/><draw:equation draw:name="f767" draw:formula="2580488 * ?f5 / 2647519"/><draw:equation draw:name="f768" draw:formula="1679257 * ?f4 / 2612594"/><draw:equation draw:name="f769" draw:formula="2584298 * ?f5 / 2647519"/><draw:equation draw:name="f770" draw:formula="1639252 * ?f4 / 2612594"/><draw:equation draw:name="f771" draw:formula="1597342 * ?f4 / 2612594"/><draw:equation draw:name="f772" draw:formula="2610015 * ?f5 / 2647519"/><draw:equation draw:name="f773" draw:formula="1590675 * ?f4 / 2612594"/><draw:equation draw:name="f774" draw:formula="1590674 * ?f4 / 2612594"/><draw:equation draw:name="f775" draw:formula="2622398 * ?f5 / 2647519"/><draw:equation draw:name="f776" draw:formula="2629065 * ?f5 / 2647519"/><draw:equation draw:name="f777" draw:formula="1483994 * ?f4 / 2612594"/><draw:equation draw:name="f778" draw:formula="2634780 * ?f5 / 2647519"/><draw:equation draw:name="f779" draw:formula="1448752 * ?f4 / 2612594"/><draw:equation draw:name="f780" draw:formula="2639543 * ?f5 / 2647519"/><draw:equation draw:name="f781" draw:formula="1415414 * ?f4 / 2612594"/><draw:equation draw:name="f782" draw:formula="1383982 * ?f4 / 2612594"/><draw:equation draw:name="f783" draw:formula="2642400 * ?f5 / 2647519"/><draw:equation draw:name="f784" draw:formula="1357312 * ?f4 / 2612594"/><draw:equation draw:name="f785" draw:formula="1343024 * ?f4 / 2612594"/><draw:equation draw:name="f786" draw:formula="134151 * ?f5 / 2647519"/><draw:equation draw:name="f787" draw:formula="887095 * ?f4 / 2612594"/><draw:equation draw:name="f788" draw:formula="134625 * ?f5 / 2647519"/><draw:equation draw:name="f789" draw:formula="887332 * ?f4 / 2612594"/><draw:equation draw:name="f790" draw:formula="134670 * ?f5 / 2647519"/><draw:equation draw:name="f791" draw:formula="887199 * ?f4 / 2612594"/><draw:equation draw:name="f792" draw:formula="191618 * ?f5 / 2647519"/><draw:equation draw:name="f793" draw:formula="750570 * ?f4 / 2612594"/><draw:equation draw:name="f794" draw:formula="170663 * ?f5 / 2647519"/><draw:equation draw:name="f795" draw:formula="789622 * ?f4 / 2612594"/><draw:equation draw:name="f796" draw:formula="153518 * ?f5 / 2647519"/><draw:equation draw:name="f797" draw:formula="803910 * ?f4 / 2612594"/><draw:equation draw:name="f798" draw:formula="153477 * ?f5 / 2647519"/><draw:equation draw:name="f799" draw:formula="804822 * ?f4 / 2612594"/><draw:equation draw:name="f800" draw:formula="151819 * ?f5 / 2647519"/><draw:equation draw:name="f801" draw:formula="841286 * ?f4 / 2612594"/><draw:equation draw:name="f802" draw:formula="151866 * ?f5 / 2647519"/><draw:equation draw:name="f803" draw:formula="841199 * ?f4 / 2612594"/><draw:equation draw:name="f804" draw:formula="804862 * ?f4 / 2612594"/><draw:equation draw:name="f805" draw:formula="790574 * ?f4 / 2612594"/><draw:equation draw:name="f806" draw:formula="751522 * ?f4 / 2612594"/><draw:equation draw:name="f807" draw:formula="192332 * ?f5 / 2647519"/><draw:equation draw:name="f808" draw:formula="751998 * ?f4 / 2612594"/><draw:equation draw:name="f809" draw:formula="192689 * ?f5 / 2647519"/><draw:equation draw:name="f810" draw:formula="751284 * ?f4 / 2612594"/><draw:equation draw:name="f811" draw:formula="203047 * ?f5 / 2647519"/><draw:equation draw:name="f812" draw:formula="667702 * ?f4 / 2612594"/><draw:equation draw:name="f813" draw:formula="189712 * ?f5 / 2647519"/><draw:equation draw:name="f814" draw:formula="677227 * ?f4 / 2612594"/><draw:equation draw:name="f815" draw:formula="169710 * ?f5 / 2647519"/><draw:equation draw:name="f816" draw:formula="719137 * ?f4 / 2612594"/><draw:equation draw:name="f817" draw:formula="174286 * ?f5 / 2647519"/><draw:equation draw:name="f818" draw:formula="722798 * ?f4 / 2612594"/><draw:equation draw:name="f819" draw:formula="174435 * ?f5 / 2647519"/><draw:equation draw:name="f820" draw:formula="722155 * ?f4 / 2612594"/><draw:equation draw:name="f821" draw:formula="190665 * ?f5 / 2647519"/><draw:equation draw:name="f822" draw:formula="202473 * ?f5 / 2647519"/><draw:equation draw:name="f823" draw:formula="668793 * ?f4 / 2612594"/><draw:equation draw:name="f824" draw:formula="276390 * ?f5 / 2647519"/><draw:equation draw:name="f825" draw:formula="613410 * ?f4 / 2612594"/><draw:equation draw:name="f826" draw:formula="275187 * ?f5 / 2647519"/><draw:equation draw:name="f827" draw:formula="614373 * ?f4 / 2612594"/><draw:equation draw:name="f828" draw:formula="270080 * ?f5 / 2647519"/><draw:equation draw:name="f829" draw:formula="634008 * ?f4 / 2612594"/><draw:equation draw:name="f830" draw:formula="266865 * ?f5 / 2647519"/><draw:equation draw:name="f831" draw:formula="643890 * ?f4 / 2612594"/><draw:equation draw:name="f832" draw:formula="179235 * ?f5 / 2647519"/><draw:equation draw:name="f833" draw:formula="166852 * ?f5 / 2647519"/><draw:equation draw:name="f834" draw:formula="842962 * ?f4 / 2612594"/><draw:equation draw:name="f835" draw:formula="155422 * ?f5 / 2647519"/><draw:equation draw:name="f836" draw:formula="882967 * ?f4 / 2612594"/><draw:equation draw:name="f837" draw:formula="130657 * ?f5 / 2647519"/><draw:equation draw:name="f838" draw:formula="966787 * ?f4 / 2612594"/><draw:equation draw:name="f839" draw:formula="114465 * ?f5 / 2647519"/><draw:equation draw:name="f840" draw:formula="1023937 * ?f4 / 2612594"/><draw:equation draw:name="f841" draw:formula="106845 * ?f5 / 2647519"/><draw:equation draw:name="f842" draw:formula="1066800 * ?f4 / 2612594"/><draw:equation draw:name="f843" draw:formula="103035 * ?f5 / 2647519"/><draw:equation draw:name="f844" draw:formula="1088707 * ?f4 / 2612594"/><draw:equation draw:name="f845" draw:formula="100177 * ?f5 / 2647519"/><draw:equation draw:name="f846" draw:formula="1110615 * ?f4 / 2612594"/><draw:equation draw:name="f847" draw:formula="91605 * ?f5 / 2647519"/><draw:equation draw:name="f848" draw:formula="1169670 * ?f4 / 2612594"/><draw:equation draw:name="f849" draw:formula="88747 * ?f5 / 2647519"/><draw:equation draw:name="f850" draw:formula="1205865 * ?f4 / 2612594"/><draw:equation draw:name="f851" draw:formula="93510 * ?f5 / 2647519"/><draw:equation draw:name="f852" draw:formula="1243965 * ?f4 / 2612594"/><draw:equation draw:name="f853" draw:formula="95742 * ?f5 / 2647519"/><draw:equation draw:name="f854" draw:formula="1223205 * ?f4 / 2612594"/><draw:equation draw:name="f855" draw:formula="95415 * ?f5 / 2647519"/><draw:equation draw:name="f856" draw:formula="1216342 * ?f4 / 2612594"/><draw:equation draw:name="f857" draw:formula="99225 * ?f5 / 2647519"/><draw:equation draw:name="f858" draw:formula="1176337 * ?f4 / 2612594"/><draw:equation draw:name="f859" draw:formula="107797 * ?f5 / 2647519"/><draw:equation draw:name="f860" draw:formula="1117282 * ?f4 / 2612594"/><draw:equation draw:name="f861" draw:formula="114596 * ?f5 / 2647519"/><draw:equation draw:name="f862" draw:formula="1109123 * ?f4 / 2612594"/><draw:equation draw:name="f863" draw:formula="124469 * ?f5 / 2647519"/><draw:equation draw:name="f864" draw:formula="1043051 * ?f4 / 2612594"/><draw:equation draw:name="f865" draw:formula="123990 * ?f5 / 2647519"/><draw:equation draw:name="f866" draw:formula="1031557 * ?f4 / 2612594"/><draw:equation draw:name="f867" draw:formula="133400 * ?f5 / 2647519"/><draw:equation draw:name="f868" draw:formula="1004581 * ?f4 / 2612594"/><draw:equation draw:name="f869" draw:formula="138999 * ?f5 / 2647519"/><draw:equation draw:name="f870" draw:formula="981931 * ?f4 / 2612594"/><draw:equation draw:name="f871" draw:formula="137325 * ?f5 / 2647519"/><draw:equation draw:name="f872" draw:formula="985837 * ?f4 / 2612594"/><draw:equation draw:name="f873" draw:formula="131610 * ?f5 / 2647519"/><draw:equation draw:name="f874" draw:formula="983932 * ?f4 / 2612594"/><draw:equation draw:name="f875" draw:formula="117322 * ?f5 / 2647519"/><draw:equation draw:name="f876" draw:formula="1024890 * ?f4 / 2612594"/><draw:equation draw:name="f877" draw:formula="118275 * ?f5 / 2647519"/><draw:equation draw:name="f878" draw:formula="1047750 * ?f4 / 2612594"/><draw:equation draw:name="f879" draw:formula="111607 * ?f5 / 2647519"/><draw:equation draw:name="f880" draw:formula="1091565 * ?f4 / 2612594"/><draw:equation draw:name="f881" draw:formula="110655 * ?f5 / 2647519"/><draw:equation draw:name="f882" draw:formula="1099185 * ?f4 / 2612594"/><draw:equation draw:name="f883" draw:formula="101130 * ?f5 / 2647519"/><draw:equation draw:name="f884" draw:formula="103987 * ?f5 / 2647519"/><draw:equation draw:name="f885" draw:formula="115417 * ?f5 / 2647519"/><draw:equation draw:name="f886" draw:formula="156375 * ?f5 / 2647519"/><draw:equation draw:name="f887" draw:formula="167805 * ?f5 / 2647519"/><draw:equation draw:name="f888" draw:formula="180187 * ?f5 / 2647519"/><draw:equation draw:name="f889" draw:formula="267817 * ?f5 / 2647519"/><draw:equation draw:name="f890" draw:formula="293536 * ?f5 / 2647519"/><draw:equation draw:name="f891" draw:formula="518160 * ?f4 / 2612594"/><draw:equation draw:name="f892" draw:formula="293535 * ?f5 / 2647519"/><draw:equation draw:name="f893" draw:formula="298297 * ?f5 / 2647519"/><draw:equation draw:name="f894" draw:formula="521970 * ?f4 / 2612594"/><draw:equation draw:name="f895" draw:formula="521969 * ?f4 / 2612594"/><draw:equation draw:name="f896" draw:formula="465169 * ?f5 / 2647519"/><draw:equation draw:name="f897" draw:formula="382550 * ?f4 / 2612594"/><draw:equation draw:name="f898" draw:formula="464986 * ?f5 / 2647519"/><draw:equation draw:name="f899" draw:formula="382696 * ?f4 / 2612594"/><draw:equation draw:name="f900" draw:formula="464431 * ?f5 / 2647519"/><draw:equation draw:name="f901" draw:formula="383323 * ?f4 / 2612594"/><draw:equation draw:name="f902" draw:formula="456650 * ?f5 / 2647519"/><draw:equation draw:name="f903" draw:formula="391477 * ?f4 / 2612594"/><draw:equation draw:name="f904" draw:formula="454683 * ?f5 / 2647519"/><draw:equation draw:name="f905" draw:formula="394339 * ?f4 / 2612594"/><draw:equation draw:name="f906" draw:formula="453399 * ?f5 / 2647519"/><draw:equation draw:name="f907" draw:formula="395790 * ?f4 / 2612594"/><draw:equation draw:name="f908" draw:formula="403860 * ?f4 / 2612594"/><draw:equation draw:name="f909" draw:formula="389738 * ?f5 / 2647519"/><draw:equation draw:name="f910" draw:formula="472440 * ?f4 / 2612594"/><draw:equation draw:name="f911" draw:formula="373545 * ?f5 / 2647519"/><draw:equation draw:name="f912" draw:formula="491490 * ?f4 / 2612594"/><draw:equation draw:name="f913" draw:formula="357353 * ?f5 / 2647519"/><draw:equation draw:name="f914" draw:formula="511492 * ?f4 / 2612594"/><draw:equation draw:name="f915" draw:formula="285782 * ?f5 / 2647519"/><draw:equation draw:name="f916" draw:formula="590597 * ?f4 / 2612594"/><draw:equation draw:name="f917" draw:formula="358305 * ?f5 / 2647519"/><draw:equation draw:name="f918" draw:formula="510540 * ?f4 / 2612594"/><draw:equation draw:name="f919" draw:formula="374497 * ?f5 / 2647519"/><draw:equation draw:name="f920" draw:formula="490537 * ?f4 / 2612594"/><draw:equation draw:name="f921" draw:formula="390690 * ?f5 / 2647519"/><draw:equation draw:name="f922" draw:formula="471487 * ?f4 / 2612594"/><draw:equation draw:name="f923" draw:formula="448792 * ?f5 / 2647519"/><draw:equation draw:name="f924" draw:formula="402907 * ?f4 / 2612594"/><draw:equation draw:name="f925" draw:formula="489348 * ?f5 / 2647519"/><draw:equation draw:name="f926" draw:formula="316869 * ?f4 / 2612594"/><draw:equation draw:name="f927" draw:formula="481127 * ?f5 / 2647519"/><draw:equation draw:name="f928" draw:formula="319733 * ?f4 / 2612594"/><draw:equation draw:name="f929" draw:formula="475013 * ?f5 / 2647519"/><draw:equation draw:name="f930" draw:formula="322003 * ?f4 / 2612594"/><draw:equation draw:name="f931" draw:formula="473558 * ?f5 / 2647519"/><draw:equation draw:name="f932" draw:formula="323849 * ?f4 / 2612594"/><draw:equation draw:name="f933" draw:formula="463080 * ?f5 / 2647519"/><draw:equation draw:name="f934" draw:formula="333374 * ?f4 / 2612594"/><draw:equation draw:name="f935" draw:formula="436410 * ?f5 / 2647519"/><draw:equation draw:name="f936" draw:formula="350519 * ?f4 / 2612594"/><draw:equation draw:name="f937" draw:formula="418313 * ?f5 / 2647519"/><draw:equation draw:name="f938" draw:formula="370522 * ?f4 / 2612594"/><draw:equation draw:name="f939" draw:formula="401168 * ?f5 / 2647519"/><draw:equation draw:name="f940" draw:formula="390524 * ?f4 / 2612594"/><draw:equation draw:name="f941" draw:formula="401002 * ?f4 / 2612594"/><draw:equation draw:name="f942" draw:formula="389349 * ?f5 / 2647519"/><draw:equation draw:name="f943" draw:formula="400516 * ?f4 / 2612594"/><draw:equation draw:name="f944" draw:formula="378546 * ?f5 / 2647519"/><draw:equation draw:name="f945" draw:formula="413504 * ?f4 / 2612594"/><draw:equation draw:name="f946" draw:formula="360210 * ?f5 / 2647519"/><draw:equation draw:name="f947" draw:formula="436245 * ?f4 / 2612594"/><draw:equation draw:name="f948" draw:formula="330683 * ?f5 / 2647519"/><draw:equation draw:name="f949" draw:formula="468630 * ?f4 / 2612594"/><draw:equation draw:name="f950" draw:formula="335445 * ?f5 / 2647519"/><draw:equation draw:name="f951" draw:formula="474344 * ?f4 / 2612594"/><draw:equation draw:name="f952" draw:formula="335536 * ?f5 / 2647519"/><draw:equation draw:name="f953" draw:formula="474264 * ?f4 / 2612594"/><draw:equation draw:name="f954" draw:formula="331635 * ?f5 / 2647519"/><draw:equation draw:name="f955" draw:formula="469582 * ?f4 / 2612594"/><draw:equation draw:name="f956" draw:formula="361162 * ?f5 / 2647519"/><draw:equation draw:name="f957" draw:formula="437197 * ?f4 / 2612594"/><draw:equation draw:name="f958" draw:formula="402120 * ?f5 / 2647519"/><draw:equation draw:name="f959" draw:formula="390525 * ?f4 / 2612594"/><draw:equation draw:name="f960" draw:formula="419265 * ?f5 / 2647519"/><draw:equation draw:name="f961" draw:formula="437362 * ?f5 / 2647519"/><draw:equation draw:name="f962" draw:formula="350520 * ?f4 / 2612594"/><draw:equation draw:name="f963" draw:formula="464032 * ?f5 / 2647519"/><draw:equation draw:name="f964" draw:formula="333375 * ?f4 / 2612594"/><draw:equation draw:name="f965" draw:formula="474510 * ?f5 / 2647519"/><draw:equation draw:name="f966" draw:formula="323850 * ?f4 / 2612594"/><draw:equation draw:name="f967" draw:formula="485940 * ?f5 / 2647519"/><draw:equation draw:name="f968" draw:formula="319564 * ?f4 / 2612594"/><draw:equation draw:name="f969" draw:formula="489548 * ?f5 / 2647519"/><draw:equation draw:name="f970" draw:formula="318444 * ?f4 / 2612594"/><draw:equation draw:name="f971" draw:formula="1868970 * ?f5 / 2647519"/><draw:equation draw:name="f972" draw:formula="144780 * ?f4 / 2612594"/><draw:equation draw:name="f973" draw:formula="1917547 * ?f5 / 2647519"/><draw:equation draw:name="f974" draw:formula="166687 * ?f4 / 2612594"/><draw:equation draw:name="f975" draw:formula="1938502 * ?f5 / 2647519"/><draw:equation draw:name="f976" draw:formula="183832 * ?f4 / 2612594"/><draw:equation draw:name="f977" draw:formula="160972 * ?f4 / 2612594"/><draw:equation draw:name="f978" draw:formula="1710855 * ?f5 / 2647519"/><draw:equation draw:name="f979" draw:formula="75247 * ?f4 / 2612594"/><draw:equation draw:name="f980" draw:formula="1748955 * ?f5 / 2647519"/><draw:equation draw:name="f981" draw:formula="83819 * ?f4 / 2612594"/><draw:equation draw:name="f982" draw:formula="1802295 * ?f5 / 2647519"/><draw:equation draw:name="f983" draw:formula="110489 * ?f4 / 2612594"/><draw:equation draw:name="f984" draw:formula="1137451 * ?f5 / 2647519"/><draw:equation draw:name="f985" draw:formula="68937 * ?f4 / 2612594"/><draw:equation draw:name="f986" draw:formula="1117448 * ?f5 / 2647519"/><draw:equation draw:name="f987" draw:formula="71437 * ?f4 / 2612594"/><draw:equation draw:name="f988" draw:formula="1074585 * ?f5 / 2647519"/><draw:equation draw:name="f989" draw:formula="77152 * ?f4 / 2612594"/><draw:equation draw:name="f990" draw:formula="1032675 * ?f5 / 2647519"/><draw:equation draw:name="f991" draw:formula="86677 * ?f4 / 2612594"/><draw:equation draw:name="f992" draw:formula="1014578 * ?f5 / 2647519"/><draw:equation draw:name="f993" draw:formula="92392 * ?f4 / 2612594"/><draw:equation draw:name="f994" draw:formula="993623 * ?f5 / 2647519"/><draw:equation draw:name="f995" draw:formula="98107 * ?f4 / 2612594"/><draw:equation draw:name="f996" draw:formula="947769 * ?f5 / 2647519"/><draw:equation draw:name="f997" draw:formula="107115 * ?f4 / 2612594"/><draw:equation draw:name="f998" draw:formula="939330 * ?f5 / 2647519"/><draw:equation draw:name="f999" draw:formula="110490 * ?f4 / 2612594"/><draw:equation draw:name="f1000" draw:formula="881228 * ?f5 / 2647519"/><draw:equation draw:name="f1001" draw:formula="130492 * ?f4 / 2612594"/><draw:equation draw:name="f1002" draw:formula="824078 * ?f5 / 2647519"/><draw:equation draw:name="f1003" draw:formula="153352 * ?f4 / 2612594"/><draw:equation draw:name="f1004" draw:formula="784073 * ?f5 / 2647519"/><draw:equation draw:name="f1005" draw:formula="171450 * ?f4 / 2612594"/><draw:equation draw:name="f1006" draw:formula="757403 * ?f5 / 2647519"/><draw:equation draw:name="f1007" draw:formula="181927 * ?f4 / 2612594"/><draw:equation draw:name="f1008" draw:formula="691680 * ?f5 / 2647519"/><draw:equation draw:name="f1009" draw:formula="212407 * ?f4 / 2612594"/><draw:equation draw:name="f1010" draw:formula="660248 * ?f5 / 2647519"/><draw:equation draw:name="f1011" draw:formula="232410 * ?f4 / 2612594"/><draw:equation draw:name="f1012" draw:formula="629768 * ?f5 / 2647519"/><draw:equation draw:name="f1013" draw:formula="252412 * ?f4 / 2612594"/><draw:equation draw:name="f1014" draw:formula="581190 * ?f5 / 2647519"/><draw:equation draw:name="f1015" draw:formula="288607 * ?f4 / 2612594"/><draw:equation draw:name="f1016" draw:formula="535470 * ?f5 / 2647519"/><draw:equation draw:name="f1017" draw:formula="324802 * ?f4 / 2612594"/><draw:equation draw:name="f1018" draw:formula="491713 * ?f5 / 2647519"/><draw:equation draw:name="f1019" draw:formula="362974 * ?f4 / 2612594"/><draw:equation draw:name="f1020" draw:formula="495465 * ?f5 / 2647519"/><draw:equation draw:name="f1021" draw:formula="367665 * ?f4 / 2612594"/><draw:equation draw:name="f1022" draw:formula="504752 * ?f5 / 2647519"/><draw:equation draw:name="f1023" draw:formula="361295 * ?f4 / 2612594"/><draw:equation draw:name="f1024" draw:formula="512656 * ?f5 / 2647519"/><draw:equation draw:name="f1025" draw:formula="355403 * ?f4 / 2612594"/><draw:equation draw:name="f1026" draw:formula="541185 * ?f5 / 2647519"/><draw:equation draw:name="f1027" draw:formula="330517 * ?f4 / 2612594"/><draw:equation draw:name="f1028" draw:formula="586905 * ?f5 / 2647519"/><draw:equation draw:name="f1029" draw:formula="294322 * ?f4 / 2612594"/><draw:equation draw:name="f1030" draw:formula="635482 * ?f5 / 2647519"/><draw:equation draw:name="f1031" draw:formula="258127 * ?f4 / 2612594"/><draw:equation draw:name="f1032" draw:formula="665962 * ?f5 / 2647519"/><draw:equation draw:name="f1033" draw:formula="238124 * ?f4 / 2612594"/><draw:equation draw:name="f1034" draw:formula="697395 * ?f5 / 2647519"/><draw:equation draw:name="f1035" draw:formula="218122 * ?f4 / 2612594"/><draw:equation draw:name="f1036" draw:formula="763117 * ?f5 / 2647519"/><draw:equation draw:name="f1037" draw:formula="187642 * ?f4 / 2612594"/><draw:equation draw:name="f1038" draw:formula="788835 * ?f5 / 2647519"/><draw:equation draw:name="f1039" draw:formula="174307 * ?f4 / 2612594"/><draw:equation draw:name="f1040" draw:formula="828840 * ?f5 / 2647519"/><draw:equation draw:name="f1041" draw:formula="156209 * ?f4 / 2612594"/><draw:equation draw:name="f1042" draw:formula="133349 * ?f4 / 2612594"/><draw:equation draw:name="f1043" draw:formula="944092 * ?f5 / 2647519"/><draw:equation draw:name="f1044" draw:formula="113347 * ?f4 / 2612594"/><draw:equation draw:name="f1045" draw:formula="968499 * ?f5 / 2647519"/><draw:equation draw:name="f1046" draw:formula="108553 * ?f4 / 2612594"/><draw:equation draw:name="f1047" draw:formula="980289 * ?f5 / 2647519"/><draw:equation draw:name="f1048" draw:formula="104524 * ?f4 / 2612594"/><draw:equation draw:name="f1049" draw:formula="1140765 * ?f5 / 2647519"/><draw:equation draw:name="f1050" draw:formula="69904 * ?f4 / 2612594"/><draw:equation draw:name="f1051" draw:formula="1478087 * ?f5 / 2647519"/><draw:equation draw:name="f1052" draw:formula="48458 * ?f4 / 2612594"/><draw:equation draw:name="f1053" draw:formula="1498447 * ?f5 / 2647519"/><draw:equation draw:name="f1054" draw:formula="50482 * ?f4 / 2612594"/><draw:equation draw:name="f1055" draw:formula="1526070 * ?f5 / 2647519"/><draw:equation draw:name="f1056" draw:formula="60007 * ?f4 / 2612594"/><draw:equation draw:name="f1057" draw:formula="1505115 * ?f5 / 2647519"/><draw:equation draw:name="f1058" draw:formula="57150 * ?f4 / 2612594"/><draw:equation draw:name="f1059" draw:formula="1461300 * ?f5 / 2647519"/><draw:equation draw:name="f1060" draw:formula="48577 * ?f4 / 2612594"/><draw:equation draw:name="f1061" draw:formula="1588935 * ?f5 / 2647519"/><draw:equation draw:name="f1062" draw:formula="40957 * ?f4 / 2612594"/><draw:equation draw:name="f1063" draw:formula="1627987 * ?f5 / 2647519"/><draw:equation draw:name="f1064" draw:formula="43814 * ?f4 / 2612594"/><draw:equation draw:name="f1065" draw:formula="1675612 * ?f5 / 2647519"/><draw:equation draw:name="f1066" draw:formula="62864 * ?f4 / 2612594"/><draw:equation draw:name="f1067" draw:formula="1616557 * ?f5 / 2647519"/><draw:equation draw:name="f1068" draw:formula="52387 * ?f4 / 2612594"/><draw:equation draw:name="f1069" draw:formula="1270324 * ?f5 / 2647519"/><draw:equation draw:name="f1070" draw:formula="40719 * ?f4 / 2612594"/><draw:equation draw:name="f1071" draw:formula="1160310 * ?f5 / 2647519"/><draw:equation draw:name="f1072" draw:formula="46672 * ?f4 / 2612594"/><draw:equation draw:name="f1073" draw:formula="1084110 * ?f5 / 2647519"/><draw:equation draw:name="f1074" draw:formula="57149 * ?f4 / 2612594"/><draw:equation draw:name="f1075" draw:formula="1047915 * ?f5 / 2647519"/><draw:equation draw:name="f1076" draw:formula="66674 * ?f4 / 2612594"/><draw:equation draw:name="f1077" draw:formula="1016482 * ?f5 / 2647519"/><draw:equation draw:name="f1078" draw:formula="78104 * ?f4 / 2612594"/><draw:equation draw:name="f1079" draw:formula="972667 * ?f5 / 2647519"/><draw:equation draw:name="f1080" draw:formula="147637 * ?f4 / 2612594"/><draw:equation draw:name="f1081" draw:formula="746925 * ?f5 / 2647519"/><draw:equation draw:name="f1082" draw:formula="728827 * ?f5 / 2647519"/><draw:equation draw:name="f1083" draw:formula="180974 * ?f4 / 2612594"/><draw:equation draw:name="f1084" draw:formula="712635 * ?f5 / 2647519"/><draw:equation draw:name="f1085" draw:formula="189547 * ?f4 / 2612594"/><draw:equation draw:name="f1086" draw:formula="682155 * ?f5 / 2647519"/><draw:equation draw:name="f1087" draw:formula="205739 * ?f4 / 2612594"/><draw:equation draw:name="f1088" draw:formula="634530 * ?f5 / 2647519"/><draw:equation draw:name="f1089" draw:formula="230504 * ?f4 / 2612594"/><draw:equation draw:name="f1090" draw:formula="598335 * ?f5 / 2647519"/><draw:equation draw:name="f1091" draw:formula="259079 * ?f4 / 2612594"/><draw:equation draw:name="f1092" draw:formula="493560 * ?f5 / 2647519"/><draw:equation draw:name="f1093" draw:formula="340994 * ?f4 / 2612594"/><draw:equation draw:name="f1094" draw:formula="471664 * ?f5 / 2647519"/><draw:equation draw:name="f1095" draw:formula="360034 * ?f4 / 2612594"/><draw:equation draw:name="f1096" draw:formula="450243 * ?f5 / 2647519"/><draw:equation draw:name="f1097" draw:formula="379593 * ?f4 / 2612594"/><draw:equation draw:name="f1098" draw:formula="450697 * ?f5 / 2647519"/><draw:equation draw:name="f1099" draw:formula="380047 * ?f4 / 2612594"/><draw:equation draw:name="f1100" draw:formula="285915 * ?f5 / 2647519"/><draw:equation draw:name="f1101" draw:formula="573404 * ?f4 / 2612594"/><draw:equation draw:name="f1102" draw:formula="252577 * ?f5 / 2647519"/><draw:equation draw:name="f1103" draw:formula="619124 * ?f4 / 2612594"/><draw:equation draw:name="f1104" draw:formula="237337 * ?f5 / 2647519"/><draw:equation draw:name="f1105" draw:formula="646747 * ?f4 / 2612594"/><draw:equation draw:name="f1106" draw:formula="222097 * ?f5 / 2647519"/><draw:equation draw:name="f1107" draw:formula="672464 * ?f4 / 2612594"/><draw:equation draw:name="f1108" draw:formula="193522 * ?f5 / 2647519"/><draw:equation draw:name="f1109" draw:formula="725804 * ?f4 / 2612594"/><draw:equation draw:name="f1110" draw:formula="162439 * ?f5 / 2647519"/><draw:equation draw:name="f1111" draw:formula="774784 * ?f4 / 2612594"/><draw:equation draw:name="f1112" draw:formula="162090 * ?f5 / 2647519"/><draw:equation draw:name="f1113" draw:formula="776287 * ?f4 / 2612594"/><draw:equation draw:name="f1114" draw:formula="151612 * ?f5 / 2647519"/><draw:equation draw:name="f1115" draw:formula="143992 * ?f5 / 2647519"/><draw:equation draw:name="f1116" draw:formula="818197 * ?f4 / 2612594"/><draw:equation draw:name="f1117" draw:formula="142087 * ?f5 / 2647519"/><draw:equation draw:name="f1118" draw:formula="820102 * ?f4 / 2612594"/><draw:equation draw:name="f1119" draw:formula="133634 * ?f5 / 2647519"/><draw:equation draw:name="f1120" draw:formula="848201 * ?f4 / 2612594"/><draw:equation draw:name="f1121" draw:formula="864870 * ?f4 / 2612594"/><draw:equation draw:name="f1122" draw:formula="129705 * ?f5 / 2647519"/><draw:equation draw:name="f1123" draw:formula="888682 * ?f4 / 2612594"/><draw:equation draw:name="f1124" draw:formula="116370 * ?f5 / 2647519"/><draw:equation draw:name="f1125" draw:formula="927735 * ?f4 / 2612594"/><draw:equation draw:name="f1126" draw:formula="90652 * ?f5 / 2647519"/><draw:equation draw:name="f1127" draw:formula="83032 * ?f5 / 2647519"/><draw:equation draw:name="f1128" draw:formula="1076325 * ?f4 / 2612594"/><draw:equation draw:name="f1129" draw:formula="78270 * ?f5 / 2647519"/><draw:equation draw:name="f1130" draw:formula="1128712 * ?f4 / 2612594"/><draw:equation draw:name="f1131" draw:formula="84937 * ?f5 / 2647519"/><draw:equation draw:name="f1132" draw:formula="1092517 * ?f4 / 2612594"/><draw:equation draw:name="f1133" draw:formula="85555 * ?f5 / 2647519"/><draw:equation draw:name="f1134" draw:formula="1089530 * ?f4 / 2612594"/><draw:equation draw:name="f1135" draw:formula="86842 * ?f5 / 2647519"/><draw:equation draw:name="f1136" draw:formula="1075372 * ?f4 / 2612594"/><draw:equation draw:name="f1137" draw:formula="94462 * ?f5 / 2647519"/><draw:equation draw:name="f1138" draw:formula="1022985 * ?f4 / 2612594"/><draw:equation draw:name="f1139" draw:formula="96848 * ?f5 / 2647519"/><draw:equation draw:name="f1140" draw:formula="1023781 * ?f4 / 2612594"/><draw:equation draw:name="f1141" draw:formula="97055 * ?f5 / 2647519"/><draw:equation draw:name="f1142" draw:formula="1022896 * ?f4 / 2612594"/><draw:equation draw:name="f1143" draw:formula="94463 * ?f5 / 2647519"/><draw:equation draw:name="f1144" draw:formula="1022032 * ?f4 / 2612594"/><draw:equation draw:name="f1145" draw:formula="107798 * ?f5 / 2647519"/><draw:equation draw:name="f1146" draw:formula="964882 * ?f4 / 2612594"/><draw:equation draw:name="f1147" draw:formula="120180 * ?f5 / 2647519"/><draw:equation draw:name="f1148" draw:formula="925829 * ?f4 / 2612594"/><draw:equation draw:name="f1149" draw:formula="133454 * ?f5 / 2647519"/><draw:equation draw:name="f1150" draw:formula="886956 * ?f4 / 2612594"/><draw:equation draw:name="f1151" draw:formula="132563 * ?f5 / 2647519"/><draw:equation draw:name="f1152" draw:formula="886777 * ?f4 / 2612594"/><draw:equation draw:name="f1153" draw:formula="134468 * ?f5 / 2647519"/><draw:equation draw:name="f1154" draw:formula="862965 * ?f4 / 2612594"/><draw:equation draw:name="f1155" draw:formula="144945 * ?f5 / 2647519"/><draw:equation draw:name="f1156" draw:formula="152565 * ?f5 / 2647519"/><draw:equation draw:name="f1157" draw:formula="152821 * ?f5 / 2647519"/><draw:equation draw:name="f1158" draw:formula="804166 * ?f4 / 2612594"/><draw:equation draw:name="f1159" draw:formula="163043 * ?f5 / 2647519"/><draw:equation draw:name="f1160" draw:formula="194475 * ?f5 / 2647519"/><draw:equation draw:name="f1161" draw:formula="726757 * ?f4 / 2612594"/><draw:equation draw:name="f1162" draw:formula="223050 * ?f5 / 2647519"/><draw:equation draw:name="f1163" draw:formula="673417 * ?f4 / 2612594"/><draw:equation draw:name="f1164" draw:formula="238290 * ?f5 / 2647519"/><draw:equation draw:name="f1165" draw:formula="647700 * ?f4 / 2612594"/><draw:equation draw:name="f1166" draw:formula="253530 * ?f5 / 2647519"/><draw:equation draw:name="f1167" draw:formula="620077 * ?f4 / 2612594"/><draw:equation draw:name="f1168" draw:formula="286868 * ?f5 / 2647519"/><draw:equation draw:name="f1169" draw:formula="574357 * ?f4 / 2612594"/><draw:equation draw:name="f1170" draw:formula="451650 * ?f5 / 2647519"/><draw:equation draw:name="f1171" draw:formula="381000 * ?f4 / 2612594"/><draw:equation draw:name="f1172" draw:formula="340995 * ?f4 / 2612594"/><draw:equation draw:name="f1173" draw:formula="600240 * ?f5 / 2647519"/><draw:equation draw:name="f1174" draw:formula="259080 * ?f4 / 2612594"/><draw:equation draw:name="f1175" draw:formula="230505 * ?f4 / 2612594"/><draw:equation draw:name="f1176" draw:formula="684060 * ?f5 / 2647519"/><draw:equation draw:name="f1177" draw:formula="205740 * ?f4 / 2612594"/><draw:equation draw:name="f1178" draw:formula="714540 * ?f5 / 2647519"/><draw:equation draw:name="f1179" draw:formula="730733 * ?f5 / 2647519"/><draw:equation draw:name="f1180" draw:formula="180975 * ?f4 / 2612594"/><draw:equation draw:name="f1181" draw:formula="748830 * ?f5 / 2647519"/><draw:equation draw:name="f1182" draw:formula="808838 * ?f5 / 2647519"/><draw:equation draw:name="f1183" draw:formula="974573 * ?f5 / 2647519"/><draw:equation draw:name="f1184" draw:formula="83820 * ?f4 / 2612594"/><draw:equation draw:name="f1185" draw:formula="1018388 * ?f5 / 2647519"/><draw:equation draw:name="f1186" draw:formula="78105 * ?f4 / 2612594"/><draw:equation draw:name="f1187" draw:formula="66675 * ?f4 / 2612594"/><draw:equation draw:name="f1188" draw:formula="1086015 * ?f5 / 2647519"/><draw:equation draw:name="f1189" draw:formula="1162215 * ?f5 / 2647519"/><draw:equation draw:name="f1190" draw:formula="1272229 * ?f5 / 2647519"/><draw:equation draw:name="f1191" draw:formula="41076 * ?f4 / 2612594"/><draw:equation draw:name="f1192" draw:formula="1360655 * ?f5 / 2647519"/><draw:equation draw:name="f1193" draw:formula="44043 * ?f4 / 2612594"/><draw:equation draw:name="f1194" draw:formula="1404150 * ?f5 / 2647519"/><draw:equation draw:name="f1195" draw:formula="0 * ?f4 / 2612594"/><draw:equation draw:name="f1196" draw:formula="1448917 * ?f5 / 2647519"/><draw:equation draw:name="f1197" draw:formula="2857 * ?f4 / 2612594"/><draw:equation draw:name="f1198" draw:formula="1494637 * ?f5 / 2647519"/><draw:equation draw:name="f1199" draw:formula="7620 * ?f4 / 2612594"/><draw:equation draw:name="f1200" draw:formula="1525117 * ?f5 / 2647519"/><draw:equation draw:name="f1201" draw:formula="15240 * ?f4 / 2612594"/><draw:equation draw:name="f1202" draw:formula="1545120 * ?f5 / 2647519"/><draw:equation draw:name="f1203" draw:formula="24765 * ?f4 / 2612594"/><draw:equation draw:name="f1204" draw:formula="1569885 * ?f5 / 2647519"/><draw:equation draw:name="f1205" draw:formula="20002 * ?f4 / 2612594"/><draw:equation draw:name="f1206" draw:formula="1607032 * ?f5 / 2647519"/><draw:equation draw:name="f1207" draw:formula="28575 * ?f4 / 2612594"/><draw:equation draw:name="f1208" draw:formula="1629892 * ?f5 / 2647519"/><draw:equation draw:name="f1209" draw:formula="35242 * ?f4 / 2612594"/><draw:equation draw:name="f1210" draw:formula="1628940 * ?f5 / 2647519"/><draw:equation draw:name="f1211" draw:formula="36195 * ?f4 / 2612594"/><draw:equation draw:name="f1212" draw:formula="42862 * ?f4 / 2612594"/><draw:equation draw:name="f1213" draw:formula="40005 * ?f4 / 2612594"/><draw:equation draw:name="f1214" draw:formula="1575600 * ?f5 / 2647519"/><draw:equation draw:name="f1215" draw:formula="1562265 * ?f5 / 2647519"/><draw:equation draw:name="f1216" draw:formula="33337 * ?f4 / 2612594"/><draw:equation draw:name="f1217" draw:formula="1536547 * ?f5 / 2647519"/><draw:equation draw:name="f1218" draw:formula="27622 * ?f4 / 2612594"/><draw:equation draw:name="f1219" draw:formula="1510830 * ?f5 / 2647519"/><draw:equation draw:name="f1220" draw:formula="21907 * ?f4 / 2612594"/><draw:equation draw:name="f1221" draw:formula="1484160 * ?f5 / 2647519"/><draw:equation draw:name="f1222" draw:formula="18097 * ?f4 / 2612594"/><draw:equation draw:name="f1223" draw:formula="1454633 * ?f5 / 2647519"/><draw:equation draw:name="f1224" draw:formula="1430820 * ?f5 / 2647519"/><draw:equation draw:name="f1225" draw:formula="1393673 * ?f5 / 2647519"/><draw:equation draw:name="f1226" draw:formula="1391928 * ?f5 / 2647519"/><draw:equation draw:name="f1227" draw:formula="17540 * ?f4 / 2612594"/><draw:equation draw:name="f1228" draw:formula="1375575 * ?f5 / 2647519"/><draw:equation draw:name="f1229" draw:formula="25717 * ?f4 / 2612594"/><draw:equation draw:name="f1230" draw:formula="1381290 * ?f5 / 2647519"/><draw:equation draw:name="f1231" draw:formula="1438440 * ?f5 / 2647519"/><draw:equation draw:name="f1232" draw:formula="1413008 * ?f5 / 2647519"/><draw:equation draw:name="f1233" draw:formula="47116 * ?f4 / 2612594"/><draw:equation draw:name="f1234" draw:formula="1413437 * ?f5 / 2647519"/><draw:equation draw:name="f1235" draw:formula="47149 * ?f4 / 2612594"/><draw:equation draw:name="f1236" draw:formula="1440345 * ?f5 / 2647519"/><draw:equation draw:name="f1237" draw:formula="1463205 * ?f5 / 2647519"/><draw:equation draw:name="f1238" draw:formula="49530 * ?f4 / 2612594"/><draw:equation draw:name="f1239" draw:formula="1507020 * ?f5 / 2647519"/><draw:equation draw:name="f1240" draw:formula="58102 * ?f4 / 2612594"/><draw:equation draw:name="f1241" draw:formula="1527975 * ?f5 / 2647519"/><draw:equation draw:name="f1242" draw:formula="60960 * ?f4 / 2612594"/><draw:equation draw:name="f1243" draw:formula="1563218 * ?f5 / 2647519"/><draw:equation draw:name="f1244" draw:formula="68580 * ?f4 / 2612594"/><draw:equation draw:name="f1245" draw:formula="1599413 * ?f5 / 2647519"/><draw:equation draw:name="f1246" draw:formula="76200 * ?f4 / 2612594"/><draw:equation draw:name="f1247" draw:formula="1634655 * ?f5 / 2647519"/><draw:equation draw:name="f1248" draw:formula="84772 * ?f4 / 2612594"/><draw:equation draw:name="f1249" draw:formula="1669898 * ?f5 / 2647519"/><draw:equation draw:name="f1250" draw:formula="95250 * ?f4 / 2612594"/><draw:equation draw:name="f1251" draw:formula="100012 * ?f4 / 2612594"/><draw:equation draw:name="f1252" draw:formula="1704188 * ?f5 / 2647519"/><draw:equation draw:name="f1253" draw:formula="105727 * ?f4 / 2612594"/><draw:equation draw:name="f1254" draw:formula="1704409 * ?f5 / 2647519"/><draw:equation draw:name="f1255" draw:formula="105929 * ?f4 / 2612594"/><draw:equation draw:name="f1256" draw:formula="1716704 * ?f5 / 2647519"/><draw:equation draw:name="f1257" draw:formula="108049 * ?f4 / 2612594"/><draw:equation draw:name="f1258" draw:formula="1746499 * ?f5 / 2647519"/><draw:equation draw:name="f1259" draw:formula="119121 * ?f4 / 2612594"/><draw:equation draw:name="f1260" draw:formula="1750661 * ?f5 / 2647519"/><draw:equation draw:name="f1261" draw:formula="125427 * ?f4 / 2612594"/><draw:equation draw:name="f1262" draw:formula="1751813 * ?f5 / 2647519"/><draw:equation draw:name="f1263" draw:formula="125730 * ?f4 / 2612594"/><draw:equation draw:name="f1264" draw:formula="136207 * ?f4 / 2612594"/><draw:equation draw:name="f1265" draw:formula="1801343 * ?f5 / 2647519"/><draw:equation draw:name="f1266" draw:formula="145732 * ?f4 / 2612594"/><draw:equation draw:name="f1267" draw:formula="1824203 * ?f5 / 2647519"/><draw:equation draw:name="f1268" draw:formula="156210 * ?f4 / 2612594"/><draw:equation draw:name="f1269" draw:formula="1841348 * ?f5 / 2647519"/><draw:equation draw:name="f1270" draw:formula="165735 * ?f4 / 2612594"/><draw:equation draw:name="f1271" draw:formula="1852778 * ?f5 / 2647519"/><draw:equation draw:name="f1272" draw:formula="1865160 * ?f5 / 2647519"/><draw:equation draw:name="f1273" draw:formula="178117 * ?f4 / 2612594"/><draw:equation draw:name="f1274" draw:formula="1907070 * ?f5 / 2647519"/><draw:equation draw:name="f1275" draw:formula="201930 * ?f4 / 2612594"/><draw:equation draw:name="f1276" draw:formula="1960410 * ?f5 / 2647519"/><draw:equation draw:name="f1277" draw:formula="236220 * ?f4 / 2612594"/><draw:equation draw:name="f1278" draw:formula="1988033 * ?f5 / 2647519"/><draw:equation draw:name="f1279" draw:formula="255270 * ?f4 / 2612594"/><draw:equation draw:name="f1280" draw:formula="1988832 * ?f5 / 2647519"/><draw:equation draw:name="f1281" draw:formula="255841 * ?f4 / 2612594"/><draw:equation draw:name="f1282" draw:formula="2002949 * ?f5 / 2647519"/><draw:equation draw:name="f1283" draw:formula="264417 * ?f4 / 2612594"/><draw:equation draw:name="f1284" draw:formula="2540483 * ?f5 / 2647519"/><draw:equation draw:name="f1285" draw:formula="1275397 * ?f4 / 2612594"/><draw:equation draw:name="f1286" draw:formula="2540080 * ?f5 / 2647519"/><draw:equation draw:name="f1287" draw:formula="1283368 * ?f4 / 2612594"/><draw:equation draw:name="f1288" draw:formula="2550960 * ?f5 / 2647519"/><draw:equation draw:name="f1289" draw:formula="1284922 * ?f4 / 2612594"/><draw:equation draw:name="f1290" draw:formula="2561437 * ?f5 / 2647519"/><draw:equation draw:name="f1291" draw:formula="1292542 * ?f4 / 2612594"/><draw:equation draw:name="f1292" draw:formula="2566200 * ?f5 / 2647519"/><draw:equation draw:name="f1293" draw:formula="1318259 * ?f4 / 2612594"/><draw:equation draw:name="f1294" draw:formula="2584297 * ?f5 / 2647519"/><draw:equation draw:name="f1295" draw:formula="1348739 * ?f4 / 2612594"/><draw:equation draw:name="f1296" draw:formula="2591918 * ?f5 / 2647519"/><draw:equation draw:name="f1297" draw:formula="1349432 * ?f4 / 2612594"/><draw:equation draw:name="f1298" draw:formula="1342072 * ?f4 / 2612594"/><draw:equation draw:name="f1299" draw:formula="2599661 * ?f5 / 2647519"/><draw:equation draw:name="f1300" draw:formula="1320563 * ?f4 / 2612594"/><draw:equation draw:name="f1301" draw:formula="2599537 * ?f5 / 2647519"/><draw:equation draw:name="f1302" draw:formula="1316355 * ?f4 / 2612594"/><draw:equation draw:name="f1303" draw:formula="2607157 * ?f5 / 2647519"/><draw:equation draw:name="f1304" draw:formula="1290637 * ?f4 / 2612594"/><draw:equation draw:name="f1305" draw:formula="2617635 * ?f5 / 2647519"/><draw:equation draw:name="f1306" draw:formula="2633827 * ?f5 / 2647519"/><draw:equation draw:name="f1307" draw:formula="1280160 * ?f4 / 2612594"/><draw:equation draw:name="f1308" draw:formula="2635732 * ?f5 / 2647519"/><draw:equation draw:name="f1309" draw:formula="1322070 * ?f4 / 2612594"/><draw:equation draw:name="f1310" draw:formula="2630970 * ?f5 / 2647519"/><draw:equation draw:name="f1311" draw:formula="2625255 * ?f5 / 2647519"/><draw:equation draw:name="f1312" draw:formula="1361122 * ?f4 / 2612594"/><draw:equation draw:name="f1313" draw:formula="2622397 * ?f5 / 2647519"/><draw:equation draw:name="f1314" draw:formula="2621445 * ?f5 / 2647519"/><draw:equation draw:name="f1315" draw:formula="1408747 * ?f4 / 2612594"/><draw:equation draw:name="f1316" draw:formula="2619540 * ?f5 / 2647519"/><draw:equation draw:name="f1317" draw:formula="1424940 * ?f4 / 2612594"/><draw:equation draw:name="f1318" draw:formula="2615478 * ?f5 / 2647519"/><draw:equation draw:name="f1319" draw:formula="1427648 * ?f4 / 2612594"/><draw:equation draw:name="f1320" draw:formula="1428749 * ?f4 / 2612594"/><draw:equation draw:name="f1321" draw:formula="2619621 * ?f5 / 2647519"/><draw:equation draw:name="f1322" draw:formula="1426155 * ?f4 / 2612594"/><draw:equation draw:name="f1323" draw:formula="1410652 * ?f4 / 2612594"/><draw:equation draw:name="f1324" draw:formula="1394460 * ?f4 / 2612594"/><draw:equation draw:name="f1325" draw:formula="1363027 * ?f4 / 2612594"/><draw:equation draw:name="f1326" draw:formula="1343977 * ?f4 / 2612594"/><draw:equation draw:name="f1327" draw:formula="1323975 * ?f4 / 2612594"/><draw:equation draw:name="f1328" draw:formula="2643352 * ?f5 / 2647519"/><draw:equation draw:name="f1329" draw:formula="1329690 * ?f4 / 2612594"/><draw:equation draw:name="f1330" draw:formula="2640495 * ?f5 / 2647519"/><draw:equation draw:name="f1331" draw:formula="1358265 * ?f4 / 2612594"/><draw:equation draw:name="f1332" draw:formula="2639542 * ?f5 / 2647519"/><draw:equation draw:name="f1333" draw:formula="1384935 * ?f4 / 2612594"/><draw:equation draw:name="f1334" draw:formula="2637637 * ?f5 / 2647519"/><draw:equation draw:name="f1335" draw:formula="1416367 * ?f4 / 2612594"/><draw:equation draw:name="f1336" draw:formula="1449705 * ?f4 / 2612594"/><draw:equation draw:name="f1337" draw:formula="2627160 * ?f5 / 2647519"/><draw:equation draw:name="f1338" draw:formula="1484947 * ?f4 / 2612594"/><draw:equation draw:name="f1339" draw:formula="2620492 * ?f5 / 2647519"/><draw:equation draw:name="f1340" draw:formula="1519237 * ?f4 / 2612594"/><draw:equation draw:name="f1341" draw:formula="2608110 * ?f5 / 2647519"/><draw:equation draw:name="f1342" draw:formula="2582392 * ?f5 / 2647519"/><draw:equation draw:name="f1343" draw:formula="1640205 * ?f4 / 2612594"/><draw:equation draw:name="f1344" draw:formula="2578582 * ?f5 / 2647519"/><draw:equation draw:name="f1345" draw:formula="1680210 * ?f4 / 2612594"/><draw:equation draw:name="f1346" draw:formula="1685925 * ?f4 / 2612594"/><draw:equation draw:name="f1347" draw:formula="1729740 * ?f4 / 2612594"/><draw:equation draw:name="f1348" draw:formula="2555722 * ?f5 / 2647519"/><draw:equation draw:name="f1349" draw:formula="1733550 * ?f4 / 2612594"/><draw:equation draw:name="f1350" draw:formula="2535720 * ?f5 / 2647519"/><draw:equation draw:name="f1351" draw:formula="1780222 * ?f4 / 2612594"/><draw:equation draw:name="f1352" draw:formula="2530957 * ?f5 / 2647519"/><draw:equation draw:name="f1353" draw:formula="1816417 * ?f4 / 2612594"/><draw:equation draw:name="f1354" draw:formula="2514765 * ?f5 / 2647519"/><draw:equation draw:name="f1355" draw:formula="1824990 * ?f4 / 2612594"/><draw:equation draw:name="f1356" draw:formula="2511407 * ?f5 / 2647519"/><draw:equation draw:name="f1357" draw:formula="1831707 * ?f4 / 2612594"/><draw:equation draw:name="f1358" draw:formula="1832609 * ?f4 / 2612594"/><draw:equation draw:name="f1359" draw:formula="2515718 * ?f5 / 2647519"/><draw:equation draw:name="f1360" draw:formula="1824989 * ?f4 / 2612594"/><draw:equation draw:name="f1361" draw:formula="2531910 * ?f5 / 2647519"/><draw:equation draw:name="f1362" draw:formula="1848802 * ?f4 / 2612594"/><draw:equation draw:name="f1363" draw:formula="2499525 * ?f5 / 2647519"/><draw:equation draw:name="f1364" draw:formula="1886902 * ?f4 / 2612594"/><draw:equation draw:name="f1365" draw:formula="2489048 * ?f5 / 2647519"/><draw:equation draw:name="f1366" draw:formula="1905952 * ?f4 / 2612594"/><draw:equation draw:name="f1367" draw:formula="2477618 * ?f5 / 2647519"/><draw:equation draw:name="f1368" draw:formula="2469045 * ?f5 / 2647519"/><draw:equation draw:name="f1369" draw:formula="1939289 * ?f4 / 2612594"/><draw:equation draw:name="f1370" draw:formula="2456663 * ?f5 / 2647519"/><draw:equation draw:name="f1371" draw:formula="1966912 * ?f4 / 2612594"/><draw:equation draw:name="f1372" draw:formula="2443328 * ?f5 / 2647519"/><draw:equation draw:name="f1373" draw:formula="1993582 * ?f4 / 2612594"/><draw:equation draw:name="f1374" draw:formula="2022157 * ?f4 / 2612594"/><draw:equation draw:name="f1375" draw:formula="2401418 * ?f5 / 2647519"/><draw:equation draw:name="f1376" draw:formula="2048827 * ?f4 / 2612594"/><draw:equation draw:name="f1377" draw:formula="2402291 * ?f5 / 2647519"/><draw:equation draw:name="f1378" draw:formula="2047029 * ?f4 / 2612594"/><draw:equation draw:name="f1379" draw:formula="2378557 * ?f5 / 2647519"/><draw:equation draw:name="f1380" draw:formula="2079307 * ?f4 / 2612594"/><draw:equation draw:name="f1381" draw:formula="2327122 * ?f5 / 2647519"/><draw:equation draw:name="f1382" draw:formula="2135505 * ?f4 / 2612594"/><draw:equation draw:name="f1383" draw:formula="2316995 * ?f5 / 2647519"/><draw:equation draw:name="f1384" draw:formula="2151085 * ?f4 / 2612594"/><draw:equation draw:name="f1385" draw:formula="2136457 * ?f4 / 2612594"/><draw:equation draw:name="f1386" draw:formula="2080259 * ?f4 / 2612594"/><draw:equation draw:name="f1387" draw:formula="2139314 * ?f4 / 2612594"/><draw:equation draw:name="f1388" draw:formula="2319383 * ?f5 / 2647519"/><draw:equation draw:name="f1389" draw:formula="2160388 * ?f4 / 2612594"/><draw:equation draw:name="f1390" draw:formula="2303229 * ?f5 / 2647519"/><draw:equation draw:name="f1391" draw:formula="2172263 * ?f4 / 2612594"/><draw:equation draw:name="f1392" draw:formula="2302357 * ?f5 / 2647519"/><draw:equation draw:name="f1393" draw:formula="2292258 * ?f5 / 2647519"/><draw:equation draw:name="f1394" draw:formula="2181374 * ?f4 / 2612594"/><draw:equation draw:name="f1395" draw:formula="2291880 * ?f5 / 2647519"/><draw:equation draw:name="f1396" draw:formula="2247112 * ?f5 / 2647519"/><draw:equation draw:name="f1397" draw:formula="2229802 * ?f4 / 2612594"/><draw:equation draw:name="f1398" draw:formula="2199487 * ?f5 / 2647519"/><draw:equation draw:name="f1399" draw:formula="2273617 * ?f4 / 2612594"/><draw:equation draw:name="f1400" draw:formula="2197284 * ?f5 / 2647519"/><draw:equation draw:name="f1401" draw:formula="2275215 * ?f4 / 2612594"/><draw:equation draw:name="f1402" draw:formula="2181390 * ?f5 / 2647519"/><draw:equation draw:name="f1403" draw:formula="2295524 * ?f4 / 2612594"/><draw:equation draw:name="f1404" draw:formula="2143290 * ?f5 / 2647519"/><draw:equation draw:name="f1405" draw:formula="2324099 * ?f4 / 2612594"/><draw:equation draw:name="f1406" draw:formula="2107680 * ?f5 / 2647519"/><draw:equation draw:name="f1407" draw:formula="2350806 * ?f4 / 2612594"/><draw:equation draw:name="f1408" draw:formula="2107553 * ?f5 / 2647519"/><draw:equation draw:name="f1409" draw:formula="2350961 * ?f4 / 2612594"/><draw:equation draw:name="f1410" draw:formula="2296477 * ?f4 / 2612594"/><draw:equation draw:name="f1411" draw:formula="2327909 * ?f4 / 2612594"/><draw:equation draw:name="f1412" draw:formula="2124359 * ?f5 / 2647519"/><draw:equation draw:name="f1413" draw:formula="2344578 * ?f4 / 2612594"/><draw:equation draw:name="f1414" draw:formula="2106651 * ?f5 / 2647519"/><draw:equation draw:name="f1415" draw:formula="2352057 * ?f4 / 2612594"/><draw:equation draw:name="f1416" draw:formula="2106142 * ?f5 / 2647519"/><draw:equation draw:name="f1417" draw:formula="2352675 * ?f4 / 2612594"/><draw:equation draw:name="f1418" draw:formula="2087092 * ?f5 / 2647519"/><draw:equation draw:name="f1419" draw:formula="2365057 * ?f4 / 2612594"/><draw:equation draw:name="f1420" draw:formula="2079913 * ?f5 / 2647519"/><draw:equation draw:name="f1421" draw:formula="2368384 * ?f4 / 2612594"/><draw:equation draw:name="f1422" draw:formula="2061852 * ?f5 / 2647519"/><draw:equation draw:name="f1423" draw:formula="2383036 * ?f4 / 2612594"/><draw:equation draw:name="f1424" draw:formula="2044230 * ?f5 / 2647519"/><draw:equation draw:name="f1425" draw:formula="2395537 * ?f4 / 2612594"/><draw:equation draw:name="f1426" draw:formula="2017560 * ?f5 / 2647519"/><draw:equation draw:name="f1427" draw:formula="2412682 * ?f4 / 2612594"/><draw:equation draw:name="f1428" draw:formula="2008988 * ?f5 / 2647519"/><draw:equation draw:name="f1429" draw:formula="1999459 * ?f5 / 2647519"/><draw:equation draw:name="f1430" draw:formula="2417870 * ?f4 / 2612594"/><draw:equation draw:name="f1431" draw:formula="1997978 * ?f5 / 2647519"/><draw:equation draw:name="f1432" draw:formula="2418994 * ?f4 / 2612594"/><draw:equation draw:name="f1433" draw:formula="2009940 * ?f5 / 2647519"/><draw:equation draw:name="f1434" draw:formula="2414587 * ?f4 / 2612594"/><draw:equation draw:name="f1435" draw:formula="2018513 * ?f5 / 2647519"/><draw:equation draw:name="f1436" draw:formula="1984223 * ?f5 / 2647519"/><draw:equation draw:name="f1437" draw:formula="2439352 * ?f4 / 2612594"/><draw:equation draw:name="f1438" draw:formula="1962315 * ?f5 / 2647519"/><draw:equation draw:name="f1439" draw:formula="2450783 * ?f4 / 2612594"/><draw:equation draw:name="f1440" draw:formula="1940408 * ?f5 / 2647519"/><draw:equation draw:name="f1441" draw:formula="2461260 * ?f4 / 2612594"/><draw:equation draw:name="f1442" draw:formula="1924934 * ?f5 / 2647519"/><draw:equation draw:name="f1443" draw:formula="2463581 * ?f4 / 2612594"/><draw:equation draw:name="f1444" draw:formula="1922310 * ?f5 / 2647519"/><draw:equation draw:name="f1445" draw:formula="2465070 * ?f4 / 2612594"/><draw:equation draw:name="f1446" draw:formula="1849920 * ?f5 / 2647519"/><draw:equation draw:name="f1447" draw:formula="2496502 * ?f4 / 2612594"/><draw:equation draw:name="f1448" draw:formula="1846229 * ?f5 / 2647519"/><draw:equation draw:name="f1449" draw:formula="2497341 * ?f4 / 2612594"/><draw:equation draw:name="f1450" draw:formula="2511742 * ?f4 / 2612594"/><draw:equation draw:name="f1451" draw:formula="1836585 * ?f5 / 2647519"/><draw:equation draw:name="f1452" draw:formula="2515552 * ?f4 / 2612594"/><draw:equation draw:name="f1453" draw:formula="1790865 * ?f5 / 2647519"/><draw:equation draw:name="f1454" draw:formula="1794675 * ?f5 / 2647519"/><draw:equation draw:name="f1455" draw:formula="2522220 * ?f4 / 2612594"/><draw:equation draw:name="f1456" draw:formula="1779435 * ?f5 / 2647519"/><draw:equation draw:name="f1457" draw:formula="2527935 * ?f4 / 2612594"/><draw:equation draw:name="f1458" draw:formula="2532697 * ?f4 / 2612594"/><draw:equation draw:name="f1459" draw:formula="1735620 * ?f5 / 2647519"/><draw:equation draw:name="f1460" draw:formula="2542222 * ?f4 / 2612594"/><draw:equation draw:name="f1461" draw:formula="1731675 * ?f5 / 2647519"/><draw:equation draw:name="f1462" draw:formula="2537487 * ?f4 / 2612594"/><draw:equation draw:name="f1463" draw:formula="1717522 * ?f5 / 2647519"/><draw:equation draw:name="f1464" draw:formula="1700377 * ?f5 / 2647519"/><draw:equation draw:name="f1465" draw:formula="2544127 * ?f4 / 2612594"/><draw:equation draw:name="f1466" draw:formula="1665135 * ?f5 / 2647519"/><draw:equation draw:name="f1467" draw:formula="2552700 * ?f4 / 2612594"/><draw:equation draw:name="f1468" draw:formula="1663973 * ?f5 / 2647519"/><draw:equation draw:name="f1469" draw:formula="2553240 * ?f4 / 2612594"/><draw:equation draw:name="f1470" draw:formula="1697520 * ?f5 / 2647519"/><draw:equation draw:name="f1471" draw:formula="2545079 * ?f4 / 2612594"/><draw:equation draw:name="f1472" draw:formula="1714665 * ?f5 / 2647519"/><draw:equation draw:name="f1473" draw:formula="1728952 * ?f5 / 2647519"/><draw:equation draw:name="f1474" draw:formula="2538412 * ?f4 / 2612594"/><draw:equation draw:name="f1475" draw:formula="1734667 * ?f5 / 2647519"/><draw:equation draw:name="f1476" draw:formula="1764195 * ?f5 / 2647519"/><draw:equation draw:name="f1477" draw:formula="2533649 * ?f4 / 2612594"/><draw:equation draw:name="f1478" draw:formula="1778482 * ?f5 / 2647519"/><draw:equation draw:name="f1479" draw:formula="2528887 * ?f4 / 2612594"/><draw:equation draw:name="f1480" draw:formula="1793722 * ?f5 / 2647519"/><draw:equation draw:name="f1481" draw:formula="1789912 * ?f5 / 2647519"/><draw:equation draw:name="f1482" draw:formula="2555557 * ?f4 / 2612594"/><draw:equation draw:name="f1483" draw:formula="1747946 * ?f5 / 2647519"/><draw:equation draw:name="f1484" draw:formula="2555008 * ?f4 / 2612594"/><draw:equation draw:name="f1485" draw:formula="1720380 * ?f5 / 2647519"/><draw:equation draw:name="f1486" draw:formula="2566034 * ?f4 / 2612594"/><draw:equation draw:name="f1487" draw:formula="2572702 * ?f4 / 2612594"/><draw:equation draw:name="f1488" draw:formula="1663230 * ?f5 / 2647519"/><draw:equation draw:name="f1489" draw:formula="2581274 * ?f4 / 2612594"/><draw:equation draw:name="f1490" draw:formula="1649062 * ?f5 / 2647519"/><draw:equation draw:name="f1491" draw:formula="2580084 * ?f4 / 2612594"/><draw:equation draw:name="f1492" draw:formula="1619428 * ?f5 / 2647519"/><draw:equation draw:name="f1493" draw:formula="2585850 * ?f4 / 2612594"/><draw:equation draw:name="f1494" draw:formula="1618462 * ?f5 / 2647519"/><draw:equation draw:name="f1495" draw:formula="2587942 * ?f4 / 2612594"/><draw:equation draw:name="f1496" draw:formula="1539405 * ?f5 / 2647519"/><draw:equation draw:name="f1497" draw:formula="2603182 * ?f4 / 2612594"/><draw:equation draw:name="f1498" draw:formula="1521307 * ?f5 / 2647519"/><draw:equation draw:name="f1499" draw:formula="2598419 * ?f4 / 2612594"/><draw:equation draw:name="f1500" draw:formula="1506067 * ?f5 / 2647519"/><draw:equation draw:name="f1501" draw:formula="1479397 * ?f5 / 2647519"/><draw:equation draw:name="f1502" draw:formula="2606992 * ?f4 / 2612594"/><draw:equation draw:name="f1503" draw:formula="1455585 * ?f5 / 2647519"/><draw:equation draw:name="f1504" draw:formula="2608897 * ?f4 / 2612594"/><draw:equation draw:name="f1505" draw:formula="1431772 * ?f5 / 2647519"/><draw:equation draw:name="f1506" draw:formula="2609849 * ?f4 / 2612594"/><draw:equation draw:name="f1507" draw:formula="1429185 * ?f5 / 2647519"/><draw:equation draw:name="f1508" draw:formula="2608741 * ?f4 / 2612594"/><draw:equation draw:name="f1509" draw:formula="1407484 * ?f5 / 2647519"/><draw:equation draw:name="f1510" draw:formula="2612588 * ?f4 / 2612594"/><draw:equation draw:name="f1511" draw:formula="2607944 * ?f4 / 2612594"/><draw:equation draw:name="f1512" draw:formula="1382243 * ?f5 / 2647519"/><draw:equation draw:name="f1513" draw:formula="2600324 * ?f4 / 2612594"/><draw:equation draw:name="f1514" draw:formula="1365098 * ?f5 / 2647519"/><draw:equation draw:name="f1515" draw:formula="2597467 * ?f4 / 2612594"/><draw:equation draw:name="f1516" draw:formula="2591752 * ?f4 / 2612594"/><draw:equation draw:name="f1517" draw:formula="1407008 * ?f5 / 2647519"/><draw:equation draw:name="f1518" draw:formula="2590799 * ?f4 / 2612594"/><draw:equation draw:name="f1519" draw:formula="1437488 * ?f5 / 2647519"/><draw:equation draw:name="f1520" draw:formula="2589847 * ?f4 / 2612594"/><draw:equation draw:name="f1521" draw:formula="1481302 * ?f5 / 2647519"/><draw:equation draw:name="f1522" draw:formula="1511782 * ?f5 / 2647519"/><draw:equation draw:name="f1523" draw:formula="1568932 * ?f5 / 2647519"/><draw:equation draw:name="f1524" draw:formula="2575559 * ?f4 / 2612594"/><draw:equation draw:name="f1525" draw:formula="1635607 * ?f5 / 2647519"/><draw:equation draw:name="f1526" draw:formula="1637595 * ?f5 / 2647519"/><draw:equation draw:name="f1527" draw:formula="2565111 * ?f4 / 2612594"/><draw:equation draw:name="f1528" draw:formula="1609890 * ?f5 / 2647519"/><draw:equation draw:name="f1529" draw:formula="2566035 * ?f4 / 2612594"/><draw:equation draw:name="f1530" draw:formula="1571790 * ?f5 / 2647519"/><draw:equation draw:name="f1531" draw:formula="2574607 * ?f4 / 2612594"/><draw:equation draw:name="f1532" draw:formula="1514640 * ?f5 / 2647519"/><draw:equation draw:name="f1533" draw:formula="2586990 * ?f4 / 2612594"/><draw:equation draw:name="f1534" draw:formula="1409865 * ?f5 / 2647519"/><draw:equation draw:name="f1535" draw:formula="1379385 * ?f5 / 2647519"/><draw:equation draw:name="f1536" draw:formula="1386052 * ?f5 / 2647519"/><draw:equation draw:name="f1537" draw:formula="1679422 * ?f5 / 2647519"/><draw:equation draw:name="f1538" draw:formula="1878495 * ?f5 / 2647519"/><draw:equation draw:name="f1539" draw:formula="1930882 * ?f5 / 2647519"/><draw:equation draw:name="f1540" draw:formula="2426017 * ?f4 / 2612594"/><draw:equation draw:name="f1541" draw:formula="2410777 * ?f4 / 2612594"/><draw:equation draw:name="f1542" draw:formula="1990890 * ?f5 / 2647519"/><draw:equation draw:name="f1543" draw:formula="2394585 * ?f4 / 2612594"/><draw:equation draw:name="f1544" draw:formula="2048040 * ?f5 / 2647519"/><draw:equation draw:name="f1545" draw:formula="2360295 * ?f4 / 2612594"/><draw:equation draw:name="f1546" draw:formula="2093760 * ?f5 / 2647519"/><draw:equation draw:name="f1547" draw:formula="2203297 * ?f5 / 2647519"/><draw:equation draw:name="f1548" draw:formula="2239327 * ?f4 / 2612594"/><draw:equation draw:name="f1549" draw:formula="2226157 * ?f5 / 2647519"/><draw:equation draw:name="f1550" draw:formula="2219325 * ?f4 / 2612594"/><draw:equation draw:name="f1551" draw:formula="2260447 * ?f5 / 2647519"/><draw:equation draw:name="f1552" draw:formula="2164080 * ?f4 / 2612594"/><draw:equation draw:name="f1553" draw:formula="2295258 * ?f5 / 2647519"/><draw:equation draw:name="f1554" draw:formula="2145267 * ?f4 / 2612594"/><draw:equation draw:name="f1555" draw:formula="2295423 * ?f5 / 2647519"/><draw:equation draw:name="f1556" draw:formula="2144085 * ?f4 / 2612594"/><draw:equation draw:name="f1557" draw:formula="2275688 * ?f5 / 2647519"/><draw:equation draw:name="f1558" draw:formula="2162175 * ?f4 / 2612594"/><draw:equation draw:name="f1559" draw:formula="2261400 * ?f5 / 2647519"/><draw:equation draw:name="f1560" draw:formula="2227110 * ?f5 / 2647519"/><draw:equation draw:name="f1561" draw:formula="2217420 * ?f4 / 2612594"/><draw:equation draw:name="f1562" draw:formula="2204250 * ?f5 / 2647519"/><draw:equation draw:name="f1563" draw:formula="2180438 * ?f5 / 2647519"/><draw:equation draw:name="f1564" draw:formula="2094713 * ?f5 / 2647519"/><draw:equation draw:name="f1565" draw:formula="2323147 * ?f4 / 2612594"/><draw:equation draw:name="f1566" draw:formula="2048993 * ?f5 / 2647519"/><draw:equation draw:name="f1567" draw:formula="2358390 * ?f4 / 2612594"/><draw:equation draw:name="f1568" draw:formula="1991843 * ?f5 / 2647519"/><draw:equation draw:name="f1569" draw:formula="2392680 * ?f4 / 2612594"/><draw:equation draw:name="f1570" draw:formula="1961363 * ?f5 / 2647519"/><draw:equation draw:name="f1571" draw:formula="2408872 * ?f4 / 2612594"/><draw:equation draw:name="f1572" draw:formula="2424112 * ?f4 / 2612594"/><draw:equation draw:name="f1573" draw:formula="1879448 * ?f5 / 2647519"/><draw:equation draw:name="f1574" draw:formula="2451735 * ?f4 / 2612594"/><draw:equation draw:name="f1575" draw:formula="2526982 * ?f4 / 2612594"/><draw:equation draw:name="f1576" draw:formula="1362240 * ?f5 / 2647519"/><draw:equation draw:name="f1577" draw:formula="2567940 * ?f4 / 2612594"/><draw:equation draw:name="f1578" draw:formula="1339380 * ?f5 / 2647519"/><draw:equation draw:name="f1579" draw:formula="1318425 * ?f5 / 2647519"/><draw:equation draw:name="f1580" draw:formula="1257465 * ?f5 / 2647519"/><draw:equation draw:name="f1581" draw:formula="1212698 * ?f5 / 2647519"/><draw:equation draw:name="f1582" draw:formula="1190790 * ?f5 / 2647519"/><draw:equation draw:name="f1583" draw:formula="1168883 * ?f5 / 2647519"/><draw:equation draw:name="f1584" draw:formula="1182079 * ?f5 / 2647519"/><draw:equation draw:name="f1585" draw:formula="2554816 * ?f4 / 2612594"/><draw:equation draw:name="f1586" draw:formula="1179360 * ?f5 / 2647519"/><draw:equation draw:name="f1587" draw:formula="1130192 * ?f5 / 2647519"/><draw:equation draw:name="f1588" draw:formula="2546452 * ?f4 / 2612594"/><draw:equation draw:name="f1589" draw:formula="1127925 * ?f5 / 2647519"/><draw:equation draw:name="f1590" draw:formula="2546985 * ?f4 / 2612594"/><draw:equation draw:name="f1591" draw:formula="1033628 * ?f5 / 2647519"/><draw:equation draw:name="f1592" draw:formula="996480 * ?f5 / 2647519"/><draw:equation draw:name="f1593" draw:formula="964095 * ?f5 / 2647519"/><draw:equation draw:name="f1594" draw:formula="2516505 * ?f4 / 2612594"/><draw:equation draw:name="f1595" draw:formula="925043 * ?f5 / 2647519"/><draw:equation draw:name="f1596" draw:formula="2498407 * ?f4 / 2612594"/><draw:equation draw:name="f1597" draw:formula="876465 * ?f5 / 2647519"/><draw:equation draw:name="f1598" draw:formula="2480310 * ?f4 / 2612594"/><draw:equation draw:name="f1599" draw:formula="825983 * ?f5 / 2647519"/><draw:equation draw:name="f1600" draw:formula="2460307 * ?f4 / 2612594"/><draw:equation draw:name="f1601" draw:formula="869798 * ?f5 / 2647519"/><draw:equation draw:name="f1602" draw:formula="885038 * ?f5 / 2647519"/><draw:equation draw:name="f1603" draw:formula="2473642 * ?f4 / 2612594"/><draw:equation draw:name="f1604" draw:formula="937425 * ?f5 / 2647519"/><draw:equation draw:name="f1605" draw:formula="1041248 * ?f5 / 2647519"/><draw:equation draw:name="f1606" draw:formula="1066965 * ?f5 / 2647519"/><draw:equation draw:name="f1607" draw:formula="1094588 * ?f5 / 2647519"/><draw:equation draw:name="f1608" draw:formula="2525077 * ?f4 / 2612594"/><draw:equation draw:name="f1609" draw:formula="1125068 * ?f5 / 2647519"/><draw:equation draw:name="f1610" draw:formula="2531745 * ?f4 / 2612594"/><draw:equation draw:name="f1611" draw:formula="1158657 * ?f5 / 2647519"/><draw:equation draw:name="f1612" draw:formula="2539008 * ?f4 / 2612594"/><draw:equation draw:name="f1613" draw:formula="1161262 * ?f5 / 2647519"/><draw:equation draw:name="f1614" draw:formula="1192695 * ?f5 / 2647519"/><draw:equation draw:name="f1615" draw:formula="1193647 * ?f5 / 2647519"/><draw:equation draw:name="f1616" draw:formula="1239367 * ?f5 / 2647519"/><draw:equation draw:name="f1617" draw:formula="1246987 * ?f5 / 2647519"/><draw:equation draw:name="f1618" draw:formula="1317472 * ?f5 / 2647519"/><draw:equation draw:name="f1619" draw:formula="1368907 * ?f5 / 2647519"/><draw:equation draw:name="f1620" draw:formula="1429867 * ?f5 / 2647519"/><draw:equation draw:name="f1621" draw:formula="1437487 * ?f5 / 2647519"/><draw:equation draw:name="f1622" draw:formula="1500352 * ?f5 / 2647519"/><draw:equation draw:name="f1623" draw:formula="1540357 * ?f5 / 2647519"/><draw:equation draw:name="f1624" draw:formula="1563217 * ?f5 / 2647519"/><draw:equation draw:name="f1625" draw:formula="1577505 * ?f5 / 2647519"/><draw:equation draw:name="f1626" draw:formula="1608937 * ?f5 / 2647519"/><draw:equation draw:name="f1627" draw:formula="2518410 * ?f4 / 2612594"/><draw:equation draw:name="f1628" draw:formula="2512695 * ?f4 / 2612594"/><draw:equation draw:name="f1629" draw:formula="1660372 * ?f5 / 2647519"/><draw:equation draw:name="f1630" draw:formula="2506027 * ?f4 / 2612594"/><draw:equation draw:name="f1631" draw:formula="1707545 * ?f5 / 2647519"/><draw:equation draw:name="f1632" draw:formula="2497863 * ?f4 / 2612594"/><draw:equation draw:name="f1633" draw:formula="1713713 * ?f5 / 2647519"/><draw:equation draw:name="f1634" draw:formula="2495550 * ?f4 / 2612594"/><draw:equation draw:name="f1635" draw:formula="1664183 * ?f5 / 2647519"/><draw:equation draw:name="f1636" draw:formula="2504122 * ?f4 / 2612594"/><draw:equation draw:name="f1637" draw:formula="1638465 * ?f5 / 2647519"/><draw:equation draw:name="f1638" draw:formula="1612748 * ?f5 / 2647519"/><draw:equation draw:name="f1639" draw:formula="1581315 * ?f5 / 2647519"/><draw:equation draw:name="f1640" draw:formula="2524125 * ?f4 / 2612594"/><draw:equation draw:name="f1641" draw:formula="1567028 * ?f5 / 2647519"/><draw:equation draw:name="f1642" draw:formula="1544168 * ?f5 / 2647519"/><draw:equation draw:name="f1643" draw:formula="1482255 * ?f5 / 2647519"/><draw:equation draw:name="f1644" draw:formula="2539365 * ?f4 / 2612594"/><draw:equation draw:name="f1645" draw:formula="1432725 * ?f5 / 2647519"/><draw:equation draw:name="f1646" draw:formula="1371765 * ?f5 / 2647519"/><draw:equation draw:name="f1647" draw:formula="1320330 * ?f5 / 2647519"/><draw:equation draw:name="f1648" draw:formula="1249845 * ?f5 / 2647519"/><draw:equation draw:name="f1649" draw:formula="1242225 * ?f5 / 2647519"/><draw:equation draw:name="f1650" draw:formula="1196505 * ?f5 / 2647519"/><draw:equation draw:name="f1651" draw:formula="1196464 * ?f5 / 2647519"/><draw:equation draw:name="f1652" draw:formula="2539447 * ?f4 / 2612594"/><draw:equation draw:name="f1653" draw:formula="1239368 * ?f5 / 2647519"/><draw:equation draw:name="f1654" draw:formula="1193648 * ?f5 / 2647519"/><draw:equation draw:name="f1655" draw:formula="1194008 * ?f5 / 2647519"/><draw:equation draw:name="f1656" draw:formula="2541036 * ?f4 / 2612594"/><draw:equation draw:name="f1657" draw:formula="1164120 * ?f5 / 2647519"/><draw:equation draw:name="f1658" draw:formula="1128878 * ?f5 / 2647519"/><draw:equation draw:name="f1659" draw:formula="1098398 * ?f5 / 2647519"/><draw:equation draw:name="f1660" draw:formula="1070775 * ?f5 / 2647519"/><draw:equation draw:name="f1661" draw:formula="1045058 * ?f5 / 2647519"/><draw:equation draw:name="f1662" draw:formula="941235 * ?f5 / 2647519"/><draw:equation draw:name="f1663" draw:formula="2486025 * ?f4 / 2612594"/><draw:equation draw:name="f1664" draw:formula="888848 * ?f5 / 2647519"/><draw:equation draw:name="f1665" draw:formula="2470785 * ?f4 / 2612594"/><draw:equation draw:name="f1666" draw:formula="873608 * ?f5 / 2647519"/><draw:equation draw:name="f1667" draw:formula="838365 * ?f5 / 2647519"/><draw:equation draw:name="f1668" draw:formula="785978 * ?f5 / 2647519"/><draw:equation draw:name="f1669" draw:formula="770738 * ?f5 / 2647519"/><draw:equation draw:name="f1670" draw:formula="2425065 * ?f4 / 2612594"/><draw:equation draw:name="f1671" draw:formula="716445 * ?f5 / 2647519"/><draw:equation draw:name="f1672" draw:formula="706920 * ?f5 / 2647519"/><draw:equation draw:name="f1673" draw:formula="708825 * ?f5 / 2647519"/><draw:equation draw:name="f1674" draw:formula="2379345 * ?f4 / 2612594"/><draw:equation draw:name="f1675" draw:formula="742163 * ?f5 / 2647519"/><draw:equation draw:name="f1676" draw:formula="775500 * ?f5 / 2647519"/><draw:equation draw:name="f1677" draw:formula="2415540 * ?f4 / 2612594"/><draw:equation draw:name="f1678" draw:formula="785025 * ?f5 / 2647519"/><draw:equation draw:name="f1679" draw:formula="2409825 * ?f4 / 2612594"/><draw:equation draw:name="f1680" draw:formula="745973 * ?f5 / 2647519"/><draw:equation draw:name="f1681" draw:formula="2384107 * ?f4 / 2612594"/><draw:equation draw:name="f1682" draw:formula="713588 * ?f5 / 2647519"/><draw:equation draw:name="f1683" draw:formula="2369820 * ?f4 / 2612594"/><draw:equation draw:name="f1684" draw:formula="668820 * ?f5 / 2647519"/><draw:equation draw:name="f1685" draw:formula="2344102 * ?f4 / 2612594"/><draw:equation draw:name="f1686" draw:formula="630720 * ?f5 / 2647519"/><draw:equation draw:name="f1687" draw:formula="2319337 * ?f4 / 2612594"/><draw:equation draw:name="f1688" draw:formula="570713 * ?f5 / 2647519"/><draw:equation draw:name="f1689" draw:formula="2293620 * ?f4 / 2612594"/><draw:equation draw:name="f1690" draw:formula="547853 * ?f5 / 2647519"/><draw:equation draw:name="f1691" draw:formula="2274570 * ?f4 / 2612594"/><draw:equation draw:name="f1692" draw:formula="552615 * ?f5 / 2647519"/><draw:equation draw:name="f1693" draw:formula="575475 * ?f5 / 2647519"/><draw:equation draw:name="f1694" draw:formula="2279332 * ?f4 / 2612594"/><draw:equation draw:name="f1695" draw:formula="501180 * ?f5 / 2647519"/><draw:equation draw:name="f1696" draw:formula="2207895 * ?f4 / 2612594"/><draw:equation draw:name="f1697" draw:formula="476415 * ?f5 / 2647519"/><draw:equation draw:name="f1698" draw:formula="444983 * ?f5 / 2647519"/><draw:equation draw:name="f1699" draw:formula="2160270 * ?f4 / 2612594"/><draw:equation draw:name="f1700" draw:formula="399263 * ?f5 / 2647519"/><draw:equation draw:name="f1701" draw:formula="2109787 * ?f4 / 2612594"/><draw:equation draw:name="f1702" draw:formula="396126 * ?f5 / 2647519"/><draw:equation draw:name="f1703" draw:formula="2099983 * ?f4 / 2612594"/><draw:equation draw:name="f1704" draw:formula="386880 * ?f5 / 2647519"/><draw:equation draw:name="f1705" draw:formula="2090737 * ?f4 / 2612594"/><draw:equation draw:name="f1706" draw:formula="355448 * ?f5 / 2647519"/><draw:equation draw:name="f1707" draw:formula="2056447 * ?f4 / 2612594"/><draw:equation draw:name="f1708" draw:formula="351638 * ?f5 / 2647519"/><draw:equation draw:name="f1709" draw:formula="2039302 * ?f4 / 2612594"/><draw:equation draw:name="f1710" draw:formula="339255 * ?f5 / 2647519"/><draw:equation draw:name="f1711" draw:formula="337780 * ?f5 / 2647519"/><draw:equation draw:name="f1712" draw:formula="2019844 * ?f4 / 2612594"/><draw:equation draw:name="f1713" draw:formula="323062 * ?f5 / 2647519"/><draw:equation draw:name="f1714" draw:formula="2009774 * ?f4 / 2612594"/><draw:equation draw:name="f1715" draw:formula="294487 * ?f5 / 2647519"/><draw:equation draw:name="f1716" draw:formula="1968817 * ?f4 / 2612594"/><draw:equation draw:name="f1717" draw:formula="278295 * ?f5 / 2647519"/><draw:equation draw:name="f1718" draw:formula="254483 * ?f5 / 2647519"/><draw:equation draw:name="f1719" draw:formula="1888807 * ?f4 / 2612594"/><draw:equation draw:name="f1720" draw:formula="233528 * ?f5 / 2647519"/><draw:equation draw:name="f1721" draw:formula="1846897 * ?f4 / 2612594"/><draw:equation draw:name="f1722" draw:formula="211620 * ?f5 / 2647519"/><draw:equation draw:name="f1723" draw:formula="1798320 * ?f4 / 2612594"/><draw:equation draw:name="f1724" draw:formula="1748790 * ?f4 / 2612594"/><draw:equation draw:name="f1725" draw:formula="1782127 * ?f4 / 2612594"/><draw:equation draw:name="f1726" draw:formula="231623 * ?f5 / 2647519"/><draw:equation draw:name="f1727" draw:formula="1824037 * ?f4 / 2612594"/><draw:equation draw:name="f1728" draw:formula="241045 * ?f5 / 2647519"/><draw:equation draw:name="f1729" draw:formula="1850938 * ?f4 / 2612594"/><draw:equation draw:name="f1730" draw:formula="237654 * ?f5 / 2647519"/><draw:equation draw:name="f1731" draw:formula="1833304 * ?f4 / 2612594"/><draw:equation draw:name="f1732" draw:formula="228808 * ?f5 / 2647519"/><draw:equation draw:name="f1733" draw:formula="1817251 * ?f4 / 2612594"/><draw:equation draw:name="f1734" draw:formula="214410 * ?f5 / 2647519"/><draw:equation draw:name="f1735" draw:formula="1784873 * ?f4 / 2612594"/><draw:equation draw:name="f1736" draw:formula="197332 * ?f5 / 2647519"/><draw:equation draw:name="f1737" draw:formula="1756409 * ?f4 / 2612594"/><draw:equation draw:name="f1738" draw:formula="176377 * ?f5 / 2647519"/><draw:equation draw:name="f1739" draw:formula="1699259 * ?f4 / 2612594"/><draw:equation draw:name="f1740" draw:formula="158426 * ?f5 / 2647519"/><draw:equation draw:name="f1741" draw:formula="1640679 * ?f4 / 2612594"/><draw:equation draw:name="f1742" draw:formula="152529 * ?f5 / 2647519"/><draw:equation draw:name="f1743" draw:formula="1623596 * ?f4 / 2612594"/><draw:equation draw:name="f1744" draw:formula="126853 * ?f5 / 2647519"/><draw:equation draw:name="f1745" draw:formula="1521108 * ?f4 / 2612594"/><draw:equation draw:name="f1746" draw:formula="115498 * ?f5 / 2647519"/><draw:equation draw:name="f1747" draw:formula="1446707 * ?f4 / 2612594"/><draw:equation draw:name="f1748" draw:formula="121132 * ?f5 / 2647519"/><draw:equation draw:name="f1749" draw:formula="1499235 * ?f4 / 2612594"/><draw:equation draw:name="f1750" draw:formula="126847 * ?f5 / 2647519"/><draw:equation draw:name="f1751" draw:formula="98272 * ?f5 / 2647519"/><draw:equation draw:name="f1752" draw:formula="1427797 * ?f4 / 2612594"/><draw:equation draw:name="f1753" draw:formula="85890 * ?f5 / 2647519"/><draw:equation draw:name="f1754" draw:formula="1383030 * ?f4 / 2612594"/><draw:equation draw:name="f1755" draw:formula="69697 * ?f5 / 2647519"/><draw:equation draw:name="f1756" draw:formula="1365885 * ?f4 / 2612594"/><draw:equation draw:name="f1757" draw:formula="64935 * ?f5 / 2647519"/><draw:equation draw:name="f1758" draw:formula="60172 * ?f5 / 2647519"/><draw:equation draw:name="f1759" draw:formula="58267 * ?f5 / 2647519"/><draw:equation draw:name="f1760" draw:formula="1311592 * ?f4 / 2612594"/><draw:equation draw:name="f1761" draw:formula="62077 * ?f5 / 2647519"/><draw:equation draw:name="f1762" draw:formula="1268730 * ?f4 / 2612594"/><draw:equation draw:name="f1763" draw:formula="63982 * ?f5 / 2647519"/><draw:equation draw:name="f1764" draw:formula="1253490 * ?f4 / 2612594"/><draw:equation draw:name="f1765" draw:formula="67226 * ?f5 / 2647519"/><draw:equation draw:name="f1766" draw:formula="1243037 * ?f4 / 2612594"/><draw:equation draw:name="f1767" draw:formula="65649 * ?f5 / 2647519"/><draw:equation draw:name="f1768" draw:formula="1219200 * ?f4 / 2612594"/><draw:equation draw:name="f1769" draw:formula="67792 * ?f5 / 2647519"/><draw:equation draw:name="f1770" draw:formula="1183957 * ?f4 / 2612594"/><draw:equation draw:name="f1771" draw:formula="71602 * ?f5 / 2647519"/><draw:equation draw:name="f1772" draw:formula="1176814 * ?f4 / 2612594"/><draw:equation draw:name="f1773" draw:formula="1172527 * ?f4 / 2612594"/><draw:equation draw:name="f1774" draw:formula="1186815 * ?f4 / 2612594"/><draw:equation draw:name="f1775" draw:formula="57315 * ?f5 / 2647519"/><draw:equation draw:name="f1776" draw:formula="1177290 * ?f4 / 2612594"/><draw:equation draw:name="f1777" draw:formula="44932 * ?f5 / 2647519"/><draw:equation draw:name="f1778" draw:formula="1160145 * ?f4 / 2612594"/><draw:equation draw:name="f1779" draw:formula="42670 * ?f5 / 2647519"/><draw:equation draw:name="f1780" draw:formula="1146572 * ?f4 / 2612594"/><draw:equation draw:name="f1781" draw:formula="42075 * ?f5 / 2647519"/><draw:equation draw:name="f1782" draw:formula="1147762 * ?f4 / 2612594"/><draw:equation draw:name="f1783" draw:formula="38265 * ?f5 / 2647519"/><draw:equation draw:name="f1784" draw:formula="1185862 * ?f4 / 2612594"/><draw:equation draw:name="f1785" draw:formula="35407 * ?f5 / 2647519"/><draw:equation draw:name="f1786" draw:formula="1223962 * ?f4 / 2612594"/><draw:equation draw:name="f1787" draw:formula="32550 * ?f5 / 2647519"/><draw:equation draw:name="f1788" draw:formula="1314449 * ?f4 / 2612594"/><draw:equation draw:name="f1789" draw:formula="33502 * ?f5 / 2647519"/><draw:equation draw:name="f1790" draw:formula="1345882 * ?f4 / 2612594"/><draw:equation draw:name="f1791" draw:formula="1377314 * ?f4 / 2612594"/><draw:equation draw:name="f1792" draw:formula="26835 * ?f5 / 2647519"/><draw:equation draw:name="f1793" draw:formula="1406842 * ?f4 / 2612594"/><draw:equation draw:name="f1794" draw:formula="24930 * ?f5 / 2647519"/><draw:equation draw:name="f1795" draw:formula="19215 * ?f5 / 2647519"/><draw:equation draw:name="f1796" draw:formula="1349692 * ?f4 / 2612594"/><draw:equation draw:name="f1797" draw:formula="23977 * ?f5 / 2647519"/><draw:equation draw:name="f1798" draw:formula="1244917 * ?f4 / 2612594"/><draw:equation draw:name="f1799" draw:formula="32546 * ?f5 / 2647519"/><draw:equation draw:name="f1800" draw:formula="1253485 * ?f4 / 2612594"/><draw:equation draw:name="f1801" draw:formula="23025 * ?f5 / 2647519"/><draw:equation draw:name="f1802" draw:formula="1209675 * ?f4 / 2612594"/><draw:equation draw:name="f1803" draw:formula="1157287 * ?f4 / 2612594"/><draw:equation draw:name="f1804" draw:formula="25882 * ?f5 / 2647519"/><draw:equation draw:name="f1805" draw:formula="1143000 * ?f4 / 2612594"/><draw:equation draw:name="f1806" draw:formula="28740 * ?f5 / 2647519"/><draw:equation draw:name="f1807" draw:formula="1119187 * ?f4 / 2612594"/><draw:equation draw:name="f1808" draw:formula="40170 * ?f5 / 2647519"/><draw:equation draw:name="f1809" draw:formula="45865 * ?f5 / 2647519"/><draw:equation draw:name="f1810" draw:formula="1047851 * ?f4 / 2612594"/><draw:equation draw:name="f1811" draw:formula="43980 * ?f5 / 2647519"/><draw:equation draw:name="f1812" draw:formula="1041082 * ?f4 / 2612594"/><draw:equation draw:name="f1813" draw:formula="37312 * ?f5 / 2647519"/><draw:equation draw:name="f1814" draw:formula="1079182 * ?f4 / 2612594"/><draw:equation draw:name="f1815" draw:formula="1122045 * ?f4 / 2612594"/><draw:equation draw:name="f1816" draw:formula="1145857 * ?f4 / 2612594"/><draw:equation draw:name="f1817" draw:formula="22072 * ?f5 / 2647519"/><draw:equation draw:name="f1818" draw:formula="20167 * ?f5 / 2647519"/><draw:equation draw:name="f1819" draw:formula="1212532 * ?f4 / 2612594"/><draw:equation draw:name="f1820" draw:formula="1246822 * ?f4 / 2612594"/><draw:equation draw:name="f1821" draw:formula="17310 * ?f5 / 2647519"/><draw:equation draw:name="f1822" draw:formula="1351597 * ?f4 / 2612594"/><draw:equation draw:name="f1823" draw:formula="1463040 * ?f4 / 2612594"/><draw:equation draw:name="f1824" draw:formula="1507807 * ?f4 / 2612594"/><draw:equation draw:name="f1825" draw:formula="80770 * ?f5 / 2647519"/><draw:equation draw:name="f1826" draw:formula="1651843 * ?f4 / 2612594"/><draw:equation draw:name="f1827" draw:formula="82734 * ?f5 / 2647519"/><draw:equation draw:name="f1828" draw:formula="1670685 * ?f4 / 2612594"/><draw:equation draw:name="f1829" draw:formula="86843 * ?f5 / 2647519"/><draw:equation draw:name="f1830" draw:formula="1721167 * ?f4 / 2612594"/><draw:equation draw:name="f1831" draw:formula="115418 * ?f5 / 2647519"/><draw:equation draw:name="f1832" draw:formula="1746885 * ?f4 / 2612594"/><draw:equation draw:name="f1833" draw:formula="1724977 * ?f4 / 2612594"/><draw:equation draw:name="f1834" draw:formula="84938 * ?f5 / 2647519"/><draw:equation draw:name="f1835" draw:formula="1700212 * ?f4 / 2612594"/><draw:equation draw:name="f1836" draw:formula="76651 * ?f5 / 2647519"/><draw:equation draw:name="f1837" draw:formula="1674524 * ?f4 / 2612594"/><draw:equation draw:name="f1838" draw:formula="70650 * ?f5 / 2647519"/><draw:equation draw:name="f1839" draw:formula="1675447 * ?f4 / 2612594"/><draw:equation draw:name="f1840" draw:formula="1653540 * ?f4 / 2612594"/><draw:equation draw:name="f1841" draw:formula="41122 * ?f5 / 2647519"/><draw:equation draw:name="f1842" draw:formula="1601152 * ?f4 / 2612594"/><draw:equation draw:name="f1843" draw:formula="1554480 * ?f4 / 2612594"/><draw:equation draw:name="f1844" draw:formula="1515427 * ?f4 / 2612594"/><draw:equation draw:name="f1845" draw:formula="1469707 * ?f4 / 2612594"/><draw:equation draw:name="f1846" draw:formula="14452 * ?f5 / 2647519"/><draw:equation draw:name="f1847" draw:formula="1423987 * ?f4 / 2612594"/><draw:equation draw:name="f1848" draw:formula="3975 * ?f5 / 2647519"/><draw:equation draw:name="f1849" draw:formula="10642 * ?f5 / 2647519"/><draw:equation draw:name="f1850" draw:formula="1213485 * ?f4 / 2612594"/><draw:equation draw:name="f1851" draw:formula="1167765 * ?f4 / 2612594"/><draw:equation draw:name="f1852" draw:formula="11595 * ?f5 / 2647519"/><draw:equation draw:name="f1853" draw:formula="1074420 * ?f4 / 2612594"/><draw:equation draw:name="f1854" draw:formula="1058227 * ?f4 / 2612594"/><draw:equation draw:name="f1855" draw:formula="1002982 * ?f4 / 2612594"/><draw:equation draw:name="f1856" draw:formula="53505 * ?f5 / 2647519"/><draw:equation draw:name="f1857" draw:formula="962977 * ?f4 / 2612594"/><draw:equation draw:name="f1858" draw:formula="48742 * ?f5 / 2647519"/><draw:equation draw:name="f1859" draw:formula="1017270 * ?f4 / 2612594"/><draw:equation draw:name="f1860" draw:formula="53503 * ?f5 / 2647519"/><draw:equation draw:name="f1861" draw:formula="1007964 * ?f4 / 2612594"/><draw:equation draw:name="f1862" draw:formula="56362 * ?f5 / 2647519"/><draw:equation draw:name="f1863" draw:formula="985718 * ?f4 / 2612594"/><draw:equation draw:name="f1864" draw:formula="961072 * ?f4 / 2612594"/><draw:equation draw:name="f1865" draw:formula="65887 * ?f5 / 2647519"/><draw:equation draw:name="f1866" draw:formula="929639 * ?f4 / 2612594"/><draw:equation draw:name="f1867" draw:formula="79222 * ?f5 / 2647519"/><draw:equation draw:name="f1868" draw:formula="882014 * ?f4 / 2612594"/><draw:equation draw:name="f1869" draw:formula="833437 * ?f4 / 2612594"/><draw:equation draw:name="f1870" draw:formula="96628 * ?f5 / 2647519"/><draw:equation draw:name="f1871" draw:formula="832072 * ?f4 / 2612594"/><draw:equation draw:name="f1872" draw:formula="103988 * ?f5 / 2647519"/><draw:equation draw:name="f1873" draw:formula="793432 * ?f4 / 2612594"/><draw:equation draw:name="f1874" draw:formula="765809 * ?f4 / 2612594"/><draw:equation draw:name="f1875" draw:formula="126848 * ?f5 / 2647519"/><draw:equation draw:name="f1876" draw:formula="742949 * ?f4 / 2612594"/><draw:equation draw:name="f1877" draw:formula="151613 * ?f5 / 2647519"/><draw:equation draw:name="f1878" draw:formula="695324 * ?f4 / 2612594"/><draw:equation draw:name="f1879" draw:formula="171615 * ?f5 / 2647519"/><draw:equation draw:name="f1880" draw:formula="652462 * ?f4 / 2612594"/><draw:equation draw:name="f1881" draw:formula="200190 * ?f5 / 2647519"/><draw:equation draw:name="f1882" draw:formula="597217 * ?f4 / 2612594"/><draw:equation draw:name="f1883" draw:formula="221145 * ?f5 / 2647519"/><draw:equation draw:name="f1884" draw:formula="540067 * ?f4 / 2612594"/><draw:equation draw:name="f1885" draw:formula="252578 * ?f5 / 2647519"/><draw:equation draw:name="f1886" draw:formula="519112 * ?f4 / 2612594"/><draw:equation draw:name="f1887" draw:formula="267818 * ?f5 / 2647519"/><draw:equation draw:name="f1888" draw:formula="271628 * ?f5 / 2647519"/><draw:equation draw:name="f1889" draw:formula="505777 * ?f4 / 2612594"/><draw:equation draw:name="f1890" draw:formula="475297 * ?f4 / 2612594"/><draw:equation draw:name="f1891" draw:formula="316395 * ?f5 / 2647519"/><draw:equation draw:name="f1892" draw:formula="441007 * ?f4 / 2612594"/><draw:equation draw:name="f1893" draw:formula="317199 * ?f5 / 2647519"/><draw:equation draw:name="f1894" draw:formula="455339 * ?f4 / 2612594"/><draw:equation draw:name="f1895" draw:formula="315045 * ?f5 / 2647519"/><draw:equation draw:name="f1896" draw:formula="461363 * ?f4 / 2612594"/><draw:equation draw:name="f1897" draw:formula="345922 * ?f5 / 2647519"/><draw:equation draw:name="f1898" draw:formula="429577 * ?f4 / 2612594"/><draw:equation draw:name="f1899" draw:formula="409575 * ?f4 / 2612594"/><draw:equation draw:name="f1900" draw:formula="381165 * ?f5 / 2647519"/><draw:equation draw:name="f1901" draw:formula="382888 * ?f5 / 2647519"/><draw:equation draw:name="f1902" draw:formula="392440 * ?f4 / 2612594"/><draw:equation draw:name="f1903" draw:formula="382118 * ?f5 / 2647519"/><draw:equation draw:name="f1904" draw:formula="406883 * ?f5 / 2647519"/><draw:equation draw:name="f1905" draw:formula="366712 * ?f4 / 2612594"/><draw:equation draw:name="f1906" draw:formula="431648 * ?f5 / 2647519"/><draw:equation draw:name="f1907" draw:formula="343852 * ?f4 / 2612594"/><draw:equation draw:name="f1908" draw:formula="458318 * ?f5 / 2647519"/><draw:equation draw:name="f1909" draw:formula="315277 * ?f4 / 2612594"/><draw:equation draw:name="f1910" draw:formula="287654 * ?f4 / 2612594"/><draw:equation draw:name="f1911" draw:formula="559389 * ?f5 / 2647519"/><draw:equation draw:name="f1912" draw:formula="241440 * ?f4 / 2612594"/><draw:equation draw:name="f1913" draw:formula="226694 * ?f4 / 2612594"/><draw:equation draw:name="f1914" draw:formula="604050 * ?f5 / 2647519"/><draw:equation draw:name="f1915" draw:formula="209549 * ?f4 / 2612594"/><draw:equation draw:name="f1916" draw:formula="193357 * ?f4 / 2612594"/><draw:equation draw:name="f1917" draw:formula="638565 * ?f5 / 2647519"/><draw:equation draw:name="f1918" draw:formula="191282 * ?f4 / 2612594"/><draw:equation draw:name="f1919" draw:formula="648937 * ?f5 / 2647519"/><draw:equation draw:name="f1920" draw:formula="181094 * ?f4 / 2612594"/><draw:equation draw:name="f1921" draw:formula="665963 * ?f5 / 2647519"/><draw:equation draw:name="f1922" draw:formula="168592 * ?f4 / 2612594"/><draw:equation draw:name="f1923" draw:formula="684656 * ?f5 / 2647519"/><draw:equation draw:name="f1924" draw:formula="159067 * ?f4 / 2612594"/><draw:equation draw:name="f1925" draw:formula="697880 * ?f5 / 2647519"/><draw:equation draw:name="f1926" draw:formula="156023 * ?f4 / 2612594"/><draw:equation draw:name="f1927" draw:formula="700252 * ?f5 / 2647519"/><draw:equation draw:name="f1928" draw:formula="154304 * ?f4 / 2612594"/><draw:equation draw:name="f1929" draw:formula="959332 * ?f5 / 2647519"/><draw:equation draw:name="f1930" draw:formula="49529 * ?f4 / 2612594"/><draw:equation draw:name="f1931" draw:formula="968944 * ?f5 / 2647519"/><draw:equation draw:name="f1932" draw:formula="47439 * ?f4 / 2612594"/><draw:equation draw:name="f1933" draw:formula="995527 * ?f5 / 2647519"/><draw:equation draw:name="f1934" draw:formula="38099 * ?f4 / 2612594"/><draw:equation draw:name="f1935" draw:formula="1013863 * ?f5 / 2647519"/><draw:equation draw:name="f1936" draw:formula="34408 * ?f4 / 2612594"/><draw:equation draw:name="f1937" draw:formula="1023424 * ?f5 / 2647519"/><draw:equation draw:name="f1938" draw:formula="34327 * ?f4 / 2612594"/><draw:equation draw:name="f1939" draw:formula="1026960 * ?f5 / 2647519"/><draw:equation draw:name="f1940" draw:formula="1244130 * ?f5 / 2647519"/><draw:equation draw:name="f1941" draw:formula="4762 * ?f4 / 2612594"/><draw:equation draw:name="f1942" draw:formula="1305804 * ?f5 / 2647519"/><draw:equation draw:name="f1943" draw:formula="4524 * ?f4 / 2612594"/><draw:equation draw:name="f1944" draw:formula="5714 * ?f4 / 2612594"/><draw:equation draw:name="f1945" draw:formula="1372993 * ?f5 / 2647519"/><draw:equation draw:name="f1946" draw:formula="6635 * ?f4 / 2612594"/><draw:equation draw:name="f1947" draw:formula="1405103 * ?f5 / 2647519"/><draw:equation draw:name="f1948" draw:formula="1434630 * ?f5 / 2647519"/><draw:equation draw:name="f1949" draw:formula="7619 * ?f4 / 2612594"/><draw:equation draw:name="f1950" draw:formula="1464158 * ?f5 / 2647519"/><draw:equation draw:name="f1951" draw:formula="13334 * ?f4 / 2612594"/><draw:equation draw:name="f1952" draw:formula="1479392 * ?f5 / 2647519"/><draw:equation draw:name="f1953" draw:formula="16797 * ?f4 / 2612594"/><draw:equation draw:name="f1954" draw:formula="12382 * ?f4 / 2612594"/><draw:equation draw:name="f1955" draw:formula="1433677 * ?f5 / 2647519"/><draw:equation draw:name="f1956" draw:formula="6667 * ?f4 / 2612594"/><draw:equation draw:name="f1957" draw:formula="1905 * ?f4 / 2612594"/><draw:equation draw:name="f1958" draw:formula="?f8 / ?f6"/><draw:equation draw:name="f1959" draw:formula="?f9 / ?f7"/><draw:equation draw:name="f1960" draw:formula="?f10 / ?f6"/><draw:equation draw:name="f1961" draw:formula="?f11 / ?f7"/><draw:equation draw:name="f1962" draw:formula="?f12 / ?f6"/><draw:equation draw:name="f1963" draw:formula="?f13 / ?f7"/><draw:equation draw:name="f1964" draw:formula="?f14 / ?f6"/><draw:equation draw:name="f1965" draw:formula="?f15 / ?f7"/><draw:equation draw:name="f1966" draw:formula="?f16 / ?f6"/><draw:equation draw:name="f1967" draw:formula="?f17 / ?f7"/><draw:equation draw:name="f1968" draw:formula="?f18 / ?f6"/><draw:equation draw:name="f1969" draw:formula="?f19 / ?f7"/><draw:equation draw:name="f1970" draw:formula="?f20 / ?f6"/><draw:equation draw:name="f1971" draw:formula="?f21 / ?f6"/><draw:equation draw:name="f1972" draw:formula="?f22 / ?f7"/><draw:equation draw:name="f1973" draw:formula="?f23 / ?f6"/><draw:equation draw:name="f1974" draw:formula="?f24 / ?f7"/><draw:equation draw:name="f1975" draw:formula="?f25 / ?f6"/><draw:equation draw:name="f1976" draw:formula="?f26 / ?f7"/><draw:equation draw:name="f1977" draw:formula="?f27 / ?f6"/><draw:equation draw:name="f1978" draw:formula="?f28 / ?f7"/><draw:equation draw:name="f1979" draw:formula="?f29 / ?f6"/><draw:equation draw:name="f1980" draw:formula="?f30 / ?f7"/><draw:equation draw:name="f1981" draw:formula="?f31 / ?f6"/><draw:equation draw:name="f1982" draw:formula="?f32 / ?f7"/><draw:equation draw:name="f1983" draw:formula="?f33 / ?f6"/><draw:equation draw:name="f1984" draw:formula="?f34 / ?f7"/><draw:equation draw:name="f1985" draw:formula="?f35 / ?f6"/><draw:equation draw:name="f1986" draw:formula="?f36 / ?f7"/><draw:equation draw:name="f1987" draw:formula="?f37 / ?f6"/><draw:equation draw:name="f1988" draw:formula="?f38 / ?f6"/><draw:equation draw:name="f1989" draw:formula="?f39 / ?f7"/><draw:equation draw:name="f1990" draw:formula="?f40 / ?f6"/><draw:equation draw:name="f1991" draw:formula="?f41 / ?f6"/><draw:equation draw:name="f1992" draw:formula="?f42 / ?f7"/><draw:equation draw:name="f1993" draw:formula="?f43 / ?f6"/><draw:equation draw:name="f1994" draw:formula="?f44 / ?f7"/><draw:equation draw:name="f1995" draw:formula="?f45 / ?f6"/><draw:equation draw:name="f1996" draw:formula="?f46 / ?f7"/><draw:equation draw:name="f1997" draw:formula="?f47 / ?f6"/><draw:equation draw:name="f1998" draw:formula="?f48 / ?f7"/><draw:equation draw:name="f1999" draw:formula="?f49 / ?f6"/><draw:equation draw:name="f2000" draw:formula="?f50 / ?f7"/><draw:equation draw:name="f2001" draw:formula="?f51 / ?f6"/><draw:equation draw:name="f2002" draw:formula="?f52 / ?f7"/><draw:equation draw:name="f2003" draw:formula="?f53 / ?f6"/><draw:equation draw:name="f2004" draw:formula="?f54 / ?f7"/><draw:equation draw:name="f2005" draw:formula="?f55 / ?f6"/><draw:equation draw:name="f2006" draw:formula="?f56 / ?f7"/><draw:equation draw:name="f2007" draw:formula="?f57 / ?f6"/><draw:equation draw:name="f2008" draw:formula="?f58 / ?f7"/><draw:equation draw:name="f2009" draw:formula="?f59 / ?f6"/><draw:equation draw:name="f2010" draw:formula="?f60 / ?f6"/><draw:equation draw:name="f2011" draw:formula="?f61 / ?f7"/><draw:equation draw:name="f2012" draw:formula="?f62 / ?f6"/><draw:equation draw:name="f2013" draw:formula="?f63 / ?f7"/><draw:equation draw:name="f2014" draw:formula="?f64 / ?f6"/><draw:equation draw:name="f2015" draw:formula="?f65 / ?f7"/><draw:equation draw:name="f2016" draw:formula="?f66 / ?f6"/><draw:equation draw:name="f2017" draw:formula="?f67 / ?f7"/><draw:equation draw:name="f2018" draw:formula="?f68 / ?f6"/><draw:equation draw:name="f2019" draw:formula="?f69 / ?f6"/><draw:equation draw:name="f2020" draw:formula="?f70 / ?f6"/><draw:equation draw:name="f2021" draw:formula="?f71 / ?f7"/><draw:equation draw:name="f2022" draw:formula="?f72 / ?f6"/><draw:equation draw:name="f2023" draw:formula="?f73 / ?f7"/><draw:equation draw:name="f2024" draw:formula="?f74 / ?f6"/><draw:equation draw:name="f2025" draw:formula="?f75 / ?f7"/><draw:equation draw:name="f2026" draw:formula="?f76 / ?f6"/><draw:equation draw:name="f2027" draw:formula="?f77 / ?f6"/><draw:equation draw:name="f2028" draw:formula="?f78 / ?f7"/><draw:equation draw:name="f2029" draw:formula="?f79 / ?f6"/><draw:equation draw:name="f2030" draw:formula="?f80 / ?f7"/><draw:equation draw:name="f2031" draw:formula="?f81 / ?f6"/><draw:equation draw:name="f2032" draw:formula="?f82 / ?f7"/><draw:equation draw:name="f2033" draw:formula="?f83 / ?f6"/><draw:equation draw:name="f2034" draw:formula="?f84 / ?f7"/><draw:equation draw:name="f2035" draw:formula="?f85 / ?f6"/><draw:equation draw:name="f2036" draw:formula="?f86 / ?f6"/><draw:equation draw:name="f2037" draw:formula="?f87 / ?f7"/><draw:equation draw:name="f2038" draw:formula="?f88 / ?f6"/><draw:equation draw:name="f2039" draw:formula="?f89 / ?f7"/><draw:equation draw:name="f2040" draw:formula="?f90 / ?f6"/><draw:equation draw:name="f2041" draw:formula="?f91 / ?f7"/><draw:equation draw:name="f2042" draw:formula="?f92 / ?f6"/><draw:equation draw:name="f2043" draw:formula="?f93 / ?f7"/><draw:equation draw:name="f2044" draw:formula="?f94 / ?f6"/><draw:equation draw:name="f2045" draw:formula="?f95 / ?f7"/><draw:equation draw:name="f2046" draw:formula="?f96 / ?f6"/><draw:equation draw:name="f2047" draw:formula="?f97 / ?f7"/><draw:equation draw:name="f2048" draw:formula="?f98 / ?f6"/><draw:equation draw:name="f2049" draw:formula="?f99 / ?f7"/><draw:equation draw:name="f2050" draw:formula="?f100 / ?f6"/><draw:equation draw:name="f2051" draw:formula="?f101 / ?f7"/><draw:equation draw:name="f2052" draw:formula="?f102 / ?f6"/><draw:equation draw:name="f2053" draw:formula="?f103 / ?f7"/><draw:equation draw:name="f2054" draw:formula="?f104 / ?f6"/><draw:equation draw:name="f2055" draw:formula="?f105 / ?f7"/><draw:equation draw:name="f2056" draw:formula="?f106 / ?f6"/><draw:equation draw:name="f2057" draw:formula="?f107 / ?f7"/><draw:equation draw:name="f2058" draw:formula="?f108 / ?f6"/><draw:equation draw:name="f2059" draw:formula="?f109 / ?f7"/><draw:equation draw:name="f2060" draw:formula="?f110 / ?f6"/><draw:equation draw:name="f2061" draw:formula="?f111 / ?f7"/><draw:equation draw:name="f2062" draw:formula="?f112 / ?f6"/><draw:equation draw:name="f2063" draw:formula="?f113 / ?f7"/><draw:equation draw:name="f2064" draw:formula="?f114 / ?f6"/><draw:equation draw:name="f2065" draw:formula="?f115 / ?f7"/><draw:equation draw:name="f2066" draw:formula="?f116 / ?f6"/><draw:equation draw:name="f2067" draw:formula="?f117 / ?f7"/><draw:equation draw:name="f2068" draw:formula="?f118 / ?f6"/><draw:equation draw:name="f2069" draw:formula="?f119 / ?f7"/><draw:equation draw:name="f2070" draw:formula="?f120 / ?f6"/><draw:equation draw:name="f2071" draw:formula="?f121 / ?f7"/><draw:equation draw:name="f2072" draw:formula="?f122 / ?f6"/><draw:equation draw:name="f2073" draw:formula="?f123 / ?f7"/><draw:equation draw:name="f2074" draw:formula="?f124 / ?f6"/><draw:equation draw:name="f2075" draw:formula="?f125 / ?f7"/><draw:equation draw:name="f2076" draw:formula="?f126 / ?f6"/><draw:equation draw:name="f2077" draw:formula="?f127 / ?f7"/><draw:equation draw:name="f2078" draw:formula="?f128 / ?f6"/><draw:equation draw:name="f2079" draw:formula="?f129 / ?f7"/><draw:equation draw:name="f2080" draw:formula="?f130 / ?f6"/><draw:equation draw:name="f2081" draw:formula="?f131 / ?f6"/><draw:equation draw:name="f2082" draw:formula="?f132 / ?f7"/><draw:equation draw:name="f2083" draw:formula="?f133 / ?f6"/><draw:equation draw:name="f2084" draw:formula="?f134 / ?f7"/><draw:equation draw:name="f2085" draw:formula="?f135 / ?f6"/><draw:equation draw:name="f2086" draw:formula="?f136 / ?f7"/><draw:equation draw:name="f2087" draw:formula="?f137 / ?f6"/><draw:equation draw:name="f2088" draw:formula="?f138 / ?f7"/><draw:equation draw:name="f2089" draw:formula="?f139 / ?f6"/><draw:equation draw:name="f2090" draw:formula="?f140 / ?f7"/><draw:equation draw:name="f2091" draw:formula="?f141 / ?f6"/><draw:equation draw:name="f2092" draw:formula="?f142 / ?f7"/><draw:equation draw:name="f2093" draw:formula="?f143 / ?f6"/><draw:equation draw:name="f2094" draw:formula="?f144 / ?f7"/><draw:equation draw:name="f2095" draw:formula="?f145 / ?f6"/><draw:equation draw:name="f2096" draw:formula="?f146 / ?f7"/><draw:equation draw:name="f2097" draw:formula="?f147 / ?f6"/><draw:equation draw:name="f2098" draw:formula="?f148 / ?f6"/><draw:equation draw:name="f2099" draw:formula="?f149 / ?f7"/><draw:equation draw:name="f2100" draw:formula="?f150 / ?f6"/><draw:equation draw:name="f2101" draw:formula="?f151 / ?f7"/><draw:equation draw:name="f2102" draw:formula="?f152 / ?f6"/><draw:equation draw:name="f2103" draw:formula="?f153 / ?f7"/><draw:equation draw:name="f2104" draw:formula="?f154 / ?f6"/><draw:equation draw:name="f2105" draw:formula="?f155 / ?f7"/><draw:equation draw:name="f2106" draw:formula="?f156 / ?f6"/><draw:equation draw:name="f2107" draw:formula="?f157 / ?f7"/><draw:equation draw:name="f2108" draw:formula="?f158 / ?f6"/><draw:equation draw:name="f2109" draw:formula="?f159 / ?f7"/><draw:equation draw:name="f2110" draw:formula="?f160 / ?f6"/><draw:equation draw:name="f2111" draw:formula="?f161 / ?f7"/><draw:equation draw:name="f2112" draw:formula="?f162 / ?f6"/><draw:equation draw:name="f2113" draw:formula="?f163 / ?f7"/><draw:equation draw:name="f2114" draw:formula="?f164 / ?f6"/><draw:equation draw:name="f2115" draw:formula="?f165 / ?f7"/><draw:equation draw:name="f2116" draw:formula="?f166 / ?f6"/><draw:equation draw:name="f2117" draw:formula="?f167 / ?f7"/><draw:equation draw:name="f2118" draw:formula="?f168 / ?f6"/><draw:equation draw:name="f2119" draw:formula="?f169 / ?f7"/><draw:equation draw:name="f2120" draw:formula="?f170 / ?f6"/><draw:equation draw:name="f2121" draw:formula="?f171 / ?f7"/><draw:equation draw:name="f2122" draw:formula="?f172 / ?f6"/><draw:equation draw:name="f2123" draw:formula="?f173 / ?f7"/><draw:equation draw:name="f2124" draw:formula="?f174 / ?f6"/><draw:equation draw:name="f2125" draw:formula="?f175 / ?f7"/><draw:equation draw:name="f2126" draw:formula="?f176 / ?f6"/><draw:equation draw:name="f2127" draw:formula="?f177 / ?f7"/><draw:equation draw:name="f2128" draw:formula="?f178 / ?f6"/><draw:equation draw:name="f2129" draw:formula="?f179 / ?f7"/><draw:equation draw:name="f2130" draw:formula="?f180 / ?f6"/><draw:equation draw:name="f2131" draw:formula="?f181 / ?f7"/><draw:equation draw:name="f2132" draw:formula="?f182 / ?f6"/><draw:equation draw:name="f2133" draw:formula="?f183 / ?f7"/><draw:equation draw:name="f2134" draw:formula="?f184 / ?f6"/><draw:equation draw:name="f2135" draw:formula="?f185 / ?f7"/><draw:equation draw:name="f2136" draw:formula="?f186 / ?f6"/><draw:equation draw:name="f2137" draw:formula="?f187 / ?f7"/><draw:equation draw:name="f2138" draw:formula="?f188 / ?f6"/><draw:equation draw:name="f2139" draw:formula="?f189 / ?f7"/><draw:equation draw:name="f2140" draw:formula="?f190 / ?f6"/><draw:equation draw:name="f2141" draw:formula="?f191 / ?f7"/><draw:equation draw:name="f2142" draw:formula="?f192 / ?f6"/><draw:equation draw:name="f2143" draw:formula="?f193 / ?f7"/><draw:equation draw:name="f2144" draw:formula="?f194 / ?f6"/><draw:equation draw:name="f2145" draw:formula="?f195 / ?f7"/><draw:equation draw:name="f2146" draw:formula="?f196 / ?f6"/><draw:equation draw:name="f2147" draw:formula="?f197 / ?f7"/><draw:equation draw:name="f2148" draw:formula="?f198 / ?f6"/><draw:equation draw:name="f2149" draw:formula="?f199 / ?f7"/><draw:equation draw:name="f2150" draw:formula="?f200 / ?f6"/><draw:equation draw:name="f2151" draw:formula="?f201 / ?f7"/><draw:equation draw:name="f2152" draw:formula="?f202 / ?f6"/><draw:equation draw:name="f2153" draw:formula="?f203 / ?f6"/><draw:equation draw:name="f2154" draw:formula="?f204 / ?f7"/><draw:equation draw:name="f2155" draw:formula="?f205 / ?f6"/><draw:equation draw:name="f2156" draw:formula="?f206 / ?f7"/><draw:equation draw:name="f2157" draw:formula="?f207 / ?f6"/><draw:equation draw:name="f2158" draw:formula="?f208 / ?f7"/><draw:equation draw:name="f2159" draw:formula="?f209 / ?f6"/><draw:equation draw:name="f2160" draw:formula="?f210 / ?f7"/><draw:equation draw:name="f2161" draw:formula="?f211 / ?f6"/><draw:equation draw:name="f2162" draw:formula="?f212 / ?f7"/><draw:equation draw:name="f2163" draw:formula="?f213 / ?f6"/><draw:equation draw:name="f2164" draw:formula="?f214 / ?f6"/><draw:equation draw:name="f2165" draw:formula="?f215 / ?f7"/><draw:equation draw:name="f2166" draw:formula="?f216 / ?f6"/><draw:equation draw:name="f2167" draw:formula="?f217 / ?f7"/><draw:equation draw:name="f2168" draw:formula="?f218 / ?f6"/><draw:equation draw:name="f2169" draw:formula="?f219 / ?f7"/><draw:equation draw:name="f2170" draw:formula="?f220 / ?f6"/><draw:equation draw:name="f2171" draw:formula="?f221 / ?f7"/><draw:equation draw:name="f2172" draw:formula="?f222 / ?f6"/><draw:equation draw:name="f2173" draw:formula="?f223 / ?f6"/><draw:equation draw:name="f2174" draw:formula="?f224 / ?f6"/><draw:equation draw:name="f2175" draw:formula="?f225 / ?f6"/><draw:equation draw:name="f2176" draw:formula="?f226 / ?f6"/><draw:equation draw:name="f2177" draw:formula="?f227 / ?f6"/><draw:equation draw:name="f2178" draw:formula="?f228 / ?f6"/><draw:equation draw:name="f2179" draw:formula="?f229 / ?f6"/><draw:equation draw:name="f2180" draw:formula="?f230 / ?f7"/><draw:equation draw:name="f2181" draw:formula="?f231 / ?f6"/><draw:equation draw:name="f2182" draw:formula="?f232 / ?f7"/><draw:equation draw:name="f2183" draw:formula="?f233 / ?f6"/><draw:equation draw:name="f2184" draw:formula="?f234 / ?f7"/><draw:equation draw:name="f2185" draw:formula="?f235 / ?f6"/><draw:equation draw:name="f2186" draw:formula="?f236 / ?f7"/><draw:equation draw:name="f2187" draw:formula="?f237 / ?f6"/><draw:equation draw:name="f2188" draw:formula="?f238 / ?f7"/><draw:equation draw:name="f2189" draw:formula="?f239 / ?f6"/><draw:equation draw:name="f2190" draw:formula="?f240 / ?f7"/><draw:equation draw:name="f2191" draw:formula="?f241 / ?f6"/><draw:equation draw:name="f2192" draw:formula="?f242 / ?f7"/><draw:equation draw:name="f2193" draw:formula="?f243 / ?f6"/><draw:equation draw:name="f2194" draw:formula="?f244 / ?f7"/><draw:equation draw:name="f2195" draw:formula="?f245 / ?f6"/><draw:equation draw:name="f2196" draw:formula="?f246 / ?f7"/><draw:equation draw:name="f2197" draw:formula="?f247 / ?f6"/><draw:equation draw:name="f2198" draw:formula="?f248 / ?f7"/><draw:equation draw:name="f2199" draw:formula="?f249 / ?f6"/><draw:equation draw:name="f2200" draw:formula="?f250 / ?f7"/><draw:equation draw:name="f2201" draw:formula="?f251 / ?f6"/><draw:equation draw:name="f2202" draw:formula="?f252 / ?f7"/><draw:equation draw:name="f2203" draw:formula="?f253 / ?f6"/><draw:equation draw:name="f2204" draw:formula="?f254 / ?f7"/><draw:equation draw:name="f2205" draw:formula="?f255 / ?f6"/><draw:equation draw:name="f2206" draw:formula="?f256 / ?f7"/><draw:equation draw:name="f2207" draw:formula="?f257 / ?f6"/><draw:equation draw:name="f2208" draw:formula="?f258 / ?f7"/><draw:equation draw:name="f2209" draw:formula="?f259 / ?f6"/><draw:equation draw:name="f2210" draw:formula="?f260 / ?f7"/><draw:equation draw:name="f2211" draw:formula="?f261 / ?f6"/><draw:equation draw:name="f2212" draw:formula="?f262 / ?f7"/><draw:equation draw:name="f2213" draw:formula="?f263 / ?f6"/><draw:equation draw:name="f2214" draw:formula="?f264 / ?f7"/><draw:equation draw:name="f2215" draw:formula="?f265 / ?f6"/><draw:equation draw:name="f2216" draw:formula="?f266 / ?f7"/><draw:equation draw:name="f2217" draw:formula="?f267 / ?f6"/><draw:equation draw:name="f2218" draw:formula="?f268 / ?f7"/><draw:equation draw:name="f2219" draw:formula="?f269 / ?f7"/><draw:equation draw:name="f2220" draw:formula="?f270 / ?f6"/><draw:equation draw:name="f2221" draw:formula="?f271 / ?f7"/><draw:equation draw:name="f2222" draw:formula="?f272 / ?f6"/><draw:equation draw:name="f2223" draw:formula="?f273 / ?f6"/><draw:equation draw:name="f2224" draw:formula="?f274 / ?f7"/><draw:equation draw:name="f2225" draw:formula="?f275 / ?f6"/><draw:equation draw:name="f2226" draw:formula="?f276 / ?f7"/><draw:equation draw:name="f2227" draw:formula="?f277 / ?f6"/><draw:equation draw:name="f2228" draw:formula="?f278 / ?f7"/><draw:equation draw:name="f2229" draw:formula="?f279 / ?f6"/><draw:equation draw:name="f2230" draw:formula="?f280 / ?f7"/><draw:equation draw:name="f2231" draw:formula="?f281 / ?f6"/><draw:equation draw:name="f2232" draw:formula="?f282 / ?f7"/><draw:equation draw:name="f2233" draw:formula="?f283 / ?f6"/><draw:equation draw:name="f2234" draw:formula="?f284 / ?f7"/><draw:equation draw:name="f2235" draw:formula="?f285 / ?f6"/><draw:equation draw:name="f2236" draw:formula="?f286 / ?f7"/><draw:equation draw:name="f2237" draw:formula="?f287 / ?f6"/><draw:equation draw:name="f2238" draw:formula="?f288 / ?f7"/><draw:equation draw:name="f2239" draw:formula="?f289 / ?f6"/><draw:equation draw:name="f2240" draw:formula="?f290 / ?f7"/><draw:equation draw:name="f2241" draw:formula="?f291 / ?f6"/><draw:equation draw:name="f2242" draw:formula="?f292 / ?f7"/><draw:equation draw:name="f2243" draw:formula="?f293 / ?f6"/><draw:equation draw:name="f2244" draw:formula="?f294 / ?f7"/><draw:equation draw:name="f2245" draw:formula="?f295 / ?f6"/><draw:equation draw:name="f2246" draw:formula="?f296 / ?f7"/><draw:equation draw:name="f2247" draw:formula="?f297 / ?f6"/><draw:equation draw:name="f2248" draw:formula="?f298 / ?f7"/><draw:equation draw:name="f2249" draw:formula="?f299 / ?f7"/><draw:equation draw:name="f2250" draw:formula="?f300 / ?f7"/><draw:equation draw:name="f2251" draw:formula="?f301 / ?f6"/><draw:equation draw:name="f2252" draw:formula="?f302 / ?f7"/><draw:equation draw:name="f2253" draw:formula="?f303 / ?f6"/><draw:equation draw:name="f2254" draw:formula="?f304 / ?f7"/><draw:equation draw:name="f2255" draw:formula="?f305 / ?f6"/><draw:equation draw:name="f2256" draw:formula="?f306 / ?f7"/><draw:equation draw:name="f2257" draw:formula="?f307 / ?f6"/><draw:equation draw:name="f2258" draw:formula="?f308 / ?f7"/><draw:equation draw:name="f2259" draw:formula="?f309 / ?f6"/><draw:equation draw:name="f2260" draw:formula="?f310 / ?f7"/><draw:equation draw:name="f2261" draw:formula="?f311 / ?f6"/><draw:equation draw:name="f2262" draw:formula="?f312 / ?f7"/><draw:equation draw:name="f2263" draw:formula="?f313 / ?f6"/><draw:equation draw:name="f2264" draw:formula="?f314 / ?f7"/><draw:equation draw:name="f2265" draw:formula="?f315 / ?f6"/><draw:equation draw:name="f2266" draw:formula="?f316 / ?f7"/><draw:equation draw:name="f2267" draw:formula="?f317 / ?f6"/><draw:equation draw:name="f2268" draw:formula="?f318 / ?f7"/><draw:equation draw:name="f2269" draw:formula="?f319 / ?f6"/><draw:equation draw:name="f2270" draw:formula="?f320 / ?f7"/><draw:equation draw:name="f2271" draw:formula="?f321 / ?f6"/><draw:equation draw:name="f2272" draw:formula="?f322 / ?f7"/><draw:equation draw:name="f2273" draw:formula="?f323 / ?f6"/><draw:equation draw:name="f2274" draw:formula="?f324 / ?f7"/><draw:equation draw:name="f2275" draw:formula="?f325 / ?f6"/><draw:equation draw:name="f2276" draw:formula="?f326 / ?f7"/><draw:equation draw:name="f2277" draw:formula="?f327 / ?f6"/><draw:equation draw:name="f2278" draw:formula="?f328 / ?f7"/><draw:equation draw:name="f2279" draw:formula="?f329 / ?f6"/><draw:equation draw:name="f2280" draw:formula="?f330 / ?f6"/><draw:equation draw:name="f2281" draw:formula="?f331 / ?f7"/><draw:equation draw:name="f2282" draw:formula="?f332 / ?f6"/><draw:equation draw:name="f2283" draw:formula="?f333 / ?f6"/><draw:equation draw:name="f2284" draw:formula="?f334 / ?f7"/><draw:equation draw:name="f2285" draw:formula="?f335 / ?f6"/><draw:equation draw:name="f2286" draw:formula="?f336 / ?f7"/><draw:equation draw:name="f2287" draw:formula="?f337 / ?f6"/><draw:equation draw:name="f2288" draw:formula="?f338 / ?f7"/><draw:equation draw:name="f2289" draw:formula="?f339 / ?f6"/><draw:equation draw:name="f2290" draw:formula="?f340 / ?f7"/><draw:equation draw:name="f2291" draw:formula="?f341 / ?f6"/><draw:equation draw:name="f2292" draw:formula="?f342 / ?f6"/><draw:equation draw:name="f2293" draw:formula="?f343 / ?f7"/><draw:equation draw:name="f2294" draw:formula="?f344 / ?f6"/><draw:equation draw:name="f2295" draw:formula="?f345 / ?f7"/><draw:equation draw:name="f2296" draw:formula="?f346 / ?f6"/><draw:equation draw:name="f2297" draw:formula="?f347 / ?f7"/><draw:equation draw:name="f2298" draw:formula="?f348 / ?f6"/><draw:equation draw:name="f2299" draw:formula="?f349 / ?f6"/><draw:equation draw:name="f2300" draw:formula="?f350 / ?f7"/><draw:equation draw:name="f2301" draw:formula="?f351 / ?f6"/><draw:equation draw:name="f2302" draw:formula="?f352 / ?f7"/><draw:equation draw:name="f2303" draw:formula="?f353 / ?f6"/><draw:equation draw:name="f2304" draw:formula="?f354 / ?f7"/><draw:equation draw:name="f2305" draw:formula="?f355 / ?f6"/><draw:equation draw:name="f2306" draw:formula="?f356 / ?f7"/><draw:equation draw:name="f2307" draw:formula="?f357 / ?f6"/><draw:equation draw:name="f2308" draw:formula="?f358 / ?f7"/><draw:equation draw:name="f2309" draw:formula="?f359 / ?f6"/><draw:equation draw:name="f2310" draw:formula="?f360 / ?f7"/><draw:equation draw:name="f2311" draw:formula="?f361 / ?f6"/><draw:equation draw:name="f2312" draw:formula="?f362 / ?f7"/><draw:equation draw:name="f2313" draw:formula="?f363 / ?f6"/><draw:equation draw:name="f2314" draw:formula="?f364 / ?f6"/><draw:equation draw:name="f2315" draw:formula="?f365 / ?f6"/><draw:equation draw:name="f2316" draw:formula="?f366 / ?f7"/><draw:equation draw:name="f2317" draw:formula="?f367 / ?f6"/><draw:equation draw:name="f2318" draw:formula="?f368 / ?f7"/><draw:equation draw:name="f2319" draw:formula="?f369 / ?f6"/><draw:equation draw:name="f2320" draw:formula="?f370 / ?f7"/><draw:equation draw:name="f2321" draw:formula="?f371 / ?f6"/><draw:equation draw:name="f2322" draw:formula="?f372 / ?f7"/><draw:equation draw:name="f2323" draw:formula="?f373 / ?f6"/><draw:equation draw:name="f2324" draw:formula="?f374 / ?f7"/><draw:equation draw:name="f2325" draw:formula="?f375 / ?f6"/><draw:equation draw:name="f2326" draw:formula="?f376 / ?f7"/><draw:equation draw:name="f2327" draw:formula="?f377 / ?f6"/><draw:equation draw:name="f2328" draw:formula="?f378 / ?f7"/><draw:equation draw:name="f2329" draw:formula="?f379 / ?f6"/><draw:equation draw:name="f2330" draw:formula="?f380 / ?f7"/><draw:equation draw:name="f2331" draw:formula="?f381 / ?f6"/><draw:equation draw:name="f2332" draw:formula="?f382 / ?f6"/><draw:equation draw:name="f2333" draw:formula="?f383 / ?f7"/><draw:equation draw:name="f2334" draw:formula="?f384 / ?f6"/><draw:equation draw:name="f2335" draw:formula="?f385 / ?f7"/><draw:equation draw:name="f2336" draw:formula="?f386 / ?f6"/><draw:equation draw:name="f2337" draw:formula="?f387 / ?f7"/><draw:equation draw:name="f2338" draw:formula="?f388 / ?f6"/><draw:equation draw:name="f2339" draw:formula="?f389 / ?f7"/><draw:equation draw:name="f2340" draw:formula="?f390 / ?f6"/><draw:equation draw:name="f2341" draw:formula="?f391 / ?f7"/><draw:equation draw:name="f2342" draw:formula="?f392 / ?f6"/><draw:equation draw:name="f2343" draw:formula="?f393 / ?f7"/><draw:equation draw:name="f2344" draw:formula="?f394 / ?f6"/><draw:equation draw:name="f2345" draw:formula="?f395 / ?f7"/><draw:equation draw:name="f2346" draw:formula="?f396 / ?f6"/><draw:equation draw:name="f2347" draw:formula="?f397 / ?f7"/><draw:equation draw:name="f2348" draw:formula="?f398 / ?f6"/><draw:equation draw:name="f2349" draw:formula="?f399 / ?f7"/><draw:equation draw:name="f2350" draw:formula="?f400 / ?f6"/><draw:equation draw:name="f2351" draw:formula="?f401 / ?f7"/><draw:equation draw:name="f2352" draw:formula="?f402 / ?f6"/><draw:equation draw:name="f2353" draw:formula="?f403 / ?f7"/><draw:equation draw:name="f2354" draw:formula="?f404 / ?f6"/><draw:equation draw:name="f2355" draw:formula="?f405 / ?f7"/><draw:equation draw:name="f2356" draw:formula="?f406 / ?f6"/><draw:equation draw:name="f2357" draw:formula="?f407 / ?f7"/><draw:equation draw:name="f2358" draw:formula="?f408 / ?f6"/><draw:equation draw:name="f2359" draw:formula="?f409 / ?f7"/><draw:equation draw:name="f2360" draw:formula="?f410 / ?f6"/><draw:equation draw:name="f2361" draw:formula="?f411 / ?f7"/><draw:equation draw:name="f2362" draw:formula="?f412 / ?f6"/><draw:equation draw:name="f2363" draw:formula="?f413 / ?f7"/><draw:equation draw:name="f2364" draw:formula="?f414 / ?f6"/><draw:equation draw:name="f2365" draw:formula="?f415 / ?f7"/><draw:equation draw:name="f2366" draw:formula="?f416 / ?f6"/><draw:equation draw:name="f2367" draw:formula="?f417 / ?f7"/><draw:equation draw:name="f2368" draw:formula="?f418 / ?f6"/><draw:equation draw:name="f2369" draw:formula="?f419 / ?f7"/><draw:equation draw:name="f2370" draw:formula="?f420 / ?f6"/><draw:equation draw:name="f2371" draw:formula="?f421 / ?f7"/><draw:equation draw:name="f2372" draw:formula="?f422 / ?f6"/><draw:equation draw:name="f2373" draw:formula="?f423 / ?f7"/><draw:equation draw:name="f2374" draw:formula="?f424 / ?f6"/><draw:equation draw:name="f2375" draw:formula="?f425 / ?f7"/><draw:equation draw:name="f2376" draw:formula="?f426 / ?f6"/><draw:equation draw:name="f2377" draw:formula="?f427 / ?f7"/><draw:equation draw:name="f2378" draw:formula="?f428 / ?f6"/><draw:equation draw:name="f2379" draw:formula="?f429 / ?f7"/><draw:equation draw:name="f2380" draw:formula="?f430 / ?f6"/><draw:equation draw:name="f2381" draw:formula="?f431 / ?f7"/><draw:equation draw:name="f2382" draw:formula="?f432 / ?f6"/><draw:equation draw:name="f2383" draw:formula="?f433 / ?f7"/><draw:equation draw:name="f2384" draw:formula="?f434 / ?f6"/><draw:equation draw:name="f2385" draw:formula="?f435 / ?f7"/><draw:equation draw:name="f2386" draw:formula="?f436 / ?f6"/><draw:equation draw:name="f2387" draw:formula="?f437 / ?f7"/><draw:equation draw:name="f2388" draw:formula="?f438 / ?f6"/><draw:equation draw:name="f2389" draw:formula="?f439 / ?f7"/><draw:equation draw:name="f2390" draw:formula="?f440 / ?f6"/><draw:equation draw:name="f2391" draw:formula="?f441 / ?f7"/><draw:equation draw:name="f2392" draw:formula="?f442 / ?f6"/><draw:equation draw:name="f2393" draw:formula="?f443 / ?f7"/><draw:equation draw:name="f2394" draw:formula="?f444 / ?f6"/><draw:equation draw:name="f2395" draw:formula="?f445 / ?f7"/><draw:equation draw:name="f2396" draw:formula="?f446 / ?f6"/><draw:equation draw:name="f2397" draw:formula="?f447 / ?f7"/><draw:equation draw:name="f2398" draw:formula="?f448 / ?f6"/><draw:equation draw:name="f2399" draw:formula="?f449 / ?f7"/><draw:equation draw:name="f2400" draw:formula="?f450 / ?f6"/><draw:equation draw:name="f2401" draw:formula="?f451 / ?f7"/><draw:equation draw:name="f2402" draw:formula="?f452 / ?f6"/><draw:equation draw:name="f2403" draw:formula="?f453 / ?f7"/><draw:equation draw:name="f2404" draw:formula="?f454 / ?f6"/><draw:equation draw:name="f2405" draw:formula="?f455 / ?f7"/><draw:equation draw:name="f2406" draw:formula="?f456 / ?f6"/><draw:equation draw:name="f2407" draw:formula="?f457 / ?f7"/><draw:equation draw:name="f2408" draw:formula="?f458 / ?f6"/><draw:equation draw:name="f2409" draw:formula="?f459 / ?f7"/><draw:equation draw:name="f2410" draw:formula="?f460 / ?f6"/><draw:equation draw:name="f2411" draw:formula="?f461 / ?f7"/><draw:equation draw:name="f2412" draw:formula="?f462 / ?f6"/><draw:equation draw:name="f2413" draw:formula="?f463 / ?f7"/><draw:equation draw:name="f2414" draw:formula="?f464 / ?f6"/><draw:equation draw:name="f2415" draw:formula="?f465 / ?f7"/><draw:equation draw:name="f2416" draw:formula="?f466 / ?f6"/><draw:equation draw:name="f2417" draw:formula="?f467 / ?f7"/><draw:equation draw:name="f2418" draw:formula="?f468 / ?f6"/><draw:equation draw:name="f2419" draw:formula="?f469 / ?f7"/><draw:equation draw:name="f2420" draw:formula="?f470 / ?f6"/><draw:equation draw:name="f2421" draw:formula="?f471 / ?f7"/><draw:equation draw:name="f2422" draw:formula="?f472 / ?f6"/><draw:equation draw:name="f2423" draw:formula="?f473 / ?f7"/><draw:equation draw:name="f2424" draw:formula="?f474 / ?f6"/><draw:equation draw:name="f2425" draw:formula="?f475 / ?f7"/><draw:equation draw:name="f2426" draw:formula="?f476 / ?f6"/><draw:equation draw:name="f2427" draw:formula="?f477 / ?f7"/><draw:equation draw:name="f2428" draw:formula="?f478 / ?f6"/><draw:equation draw:name="f2429" draw:formula="?f479 / ?f7"/><draw:equation draw:name="f2430" draw:formula="?f480 / ?f6"/><draw:equation draw:name="f2431" draw:formula="?f481 / ?f6"/><draw:equation draw:name="f2432" draw:formula="?f482 / ?f7"/><draw:equation draw:name="f2433" draw:formula="?f483 / ?f6"/><draw:equation draw:name="f2434" draw:formula="?f484 / ?f7"/><draw:equation draw:name="f2435" draw:formula="?f485 / ?f6"/><draw:equation draw:name="f2436" draw:formula="?f486 / ?f7"/><draw:equation draw:name="f2437" draw:formula="?f487 / ?f6"/><draw:equation draw:name="f2438" draw:formula="?f488 / ?f7"/><draw:equation draw:name="f2439" draw:formula="?f489 / ?f6"/><draw:equation draw:name="f2440" draw:formula="?f490 / ?f7"/><draw:equation draw:name="f2441" draw:formula="?f491 / ?f6"/><draw:equation draw:name="f2442" draw:formula="?f492 / ?f7"/><draw:equation draw:name="f2443" draw:formula="?f493 / ?f6"/><draw:equation draw:name="f2444" draw:formula="?f494 / ?f7"/><draw:equation draw:name="f2445" draw:formula="?f495 / ?f6"/><draw:equation draw:name="f2446" draw:formula="?f496 / ?f7"/><draw:equation draw:name="f2447" draw:formula="?f497 / ?f6"/><draw:equation draw:name="f2448" draw:formula="?f498 / ?f7"/><draw:equation draw:name="f2449" draw:formula="?f499 / ?f6"/><draw:equation draw:name="f2450" draw:formula="?f500 / ?f6"/><draw:equation draw:name="f2451" draw:formula="?f501 / ?f7"/><draw:equation draw:name="f2452" draw:formula="?f502 / ?f6"/><draw:equation draw:name="f2453" draw:formula="?f503 / ?f7"/><draw:equation draw:name="f2454" draw:formula="?f504 / ?f6"/><draw:equation draw:name="f2455" draw:formula="?f505 / ?f7"/><draw:equation draw:name="f2456" draw:formula="?f506 / ?f6"/><draw:equation draw:name="f2457" draw:formula="?f507 / ?f7"/><draw:equation draw:name="f2458" draw:formula="?f508 / ?f6"/><draw:equation draw:name="f2459" draw:formula="?f509 / ?f7"/><draw:equation draw:name="f2460" draw:formula="?f510 / ?f6"/><draw:equation draw:name="f2461" draw:formula="?f511 / ?f7"/><draw:equation draw:name="f2462" draw:formula="?f512 / ?f6"/><draw:equation draw:name="f2463" draw:formula="?f513 / ?f7"/><draw:equation draw:name="f2464" draw:formula="?f514 / ?f6"/><draw:equation draw:name="f2465" draw:formula="?f515 / ?f7"/><draw:equation draw:name="f2466" draw:formula="?f516 / ?f6"/><draw:equation draw:name="f2467" draw:formula="?f517 / ?f7"/><draw:equation draw:name="f2468" draw:formula="?f518 / ?f6"/><draw:equation draw:name="f2469" draw:formula="?f519 / ?f7"/><draw:equation draw:name="f2470" draw:formula="?f520 / ?f6"/><draw:equation draw:name="f2471" draw:formula="?f521 / ?f7"/><draw:equation draw:name="f2472" draw:formula="?f522 / ?f7"/><draw:equation draw:name="f2473" draw:formula="?f523 / ?f6"/><draw:equation draw:name="f2474" draw:formula="?f524 / ?f7"/><draw:equation draw:name="f2475" draw:formula="?f525 / ?f6"/><draw:equation draw:name="f2476" draw:formula="?f526 / ?f7"/><draw:equation draw:name="f2477" draw:formula="?f527 / ?f6"/><draw:equation draw:name="f2478" draw:formula="?f528 / ?f6"/><draw:equation draw:name="f2479" draw:formula="?f529 / ?f7"/><draw:equation draw:name="f2480" draw:formula="?f530 / ?f6"/><draw:equation draw:name="f2481" draw:formula="?f531 / ?f7"/><draw:equation draw:name="f2482" draw:formula="?f532 / ?f6"/><draw:equation draw:name="f2483" draw:formula="?f533 / ?f7"/><draw:equation draw:name="f2484" draw:formula="?f534 / ?f6"/><draw:equation draw:name="f2485" draw:formula="?f535 / ?f7"/><draw:equation draw:name="f2486" draw:formula="?f536 / ?f6"/><draw:equation draw:name="f2487" draw:formula="?f537 / ?f7"/><draw:equation draw:name="f2488" draw:formula="?f538 / ?f6"/><draw:equation draw:name="f2489" draw:formula="?f539 / ?f7"/><draw:equation draw:name="f2490" draw:formula="?f540 / ?f6"/><draw:equation draw:name="f2491" draw:formula="?f541 / ?f7"/><draw:equation draw:name="f2492" draw:formula="?f542 / ?f7"/><draw:equation draw:name="f2493" draw:formula="?f543 / ?f6"/><draw:equation draw:name="f2494" draw:formula="?f544 / ?f7"/><draw:equation draw:name="f2495" draw:formula="?f545 / ?f6"/><draw:equation draw:name="f2496" draw:formula="?f546 / ?f7"/><draw:equation draw:name="f2497" draw:formula="?f547 / ?f6"/><draw:equation draw:name="f2498" draw:formula="?f548 / ?f7"/><draw:equation draw:name="f2499" draw:formula="?f549 / ?f6"/><draw:equation draw:name="f2500" draw:formula="?f550 / ?f6"/><draw:equation draw:name="f2501" draw:formula="?f551 / ?f7"/><draw:equation draw:name="f2502" draw:formula="?f552 / ?f6"/><draw:equation draw:name="f2503" draw:formula="?f553 / ?f7"/><draw:equation draw:name="f2504" draw:formula="?f554 / ?f6"/><draw:equation draw:name="f2505" draw:formula="?f555 / ?f7"/><draw:equation draw:name="f2506" draw:formula="?f556 / ?f6"/><draw:equation draw:name="f2507" draw:formula="?f557 / ?f7"/><draw:equation draw:name="f2508" draw:formula="?f558 / ?f6"/><draw:equation draw:name="f2509" draw:formula="?f559 / ?f7"/><draw:equation draw:name="f2510" draw:formula="?f560 / ?f6"/><draw:equation draw:name="f2511" draw:formula="?f561 / ?f7"/><draw:equation draw:name="f2512" draw:formula="?f562 / ?f6"/><draw:equation draw:name="f2513" draw:formula="?f563 / ?f7"/><draw:equation draw:name="f2514" draw:formula="?f564 / ?f6"/><draw:equation draw:name="f2515" draw:formula="?f565 / ?f7"/><draw:equation draw:name="f2516" draw:formula="?f566 / ?f6"/><draw:equation draw:name="f2517" draw:formula="?f567 / ?f7"/><draw:equation draw:name="f2518" draw:formula="?f568 / ?f6"/><draw:equation draw:name="f2519" draw:formula="?f569 / ?f7"/><draw:equation draw:name="f2520" draw:formula="?f570 / ?f6"/><draw:equation draw:name="f2521" draw:formula="?f571 / ?f7"/><draw:equation draw:name="f2522" draw:formula="?f572 / ?f6"/><draw:equation draw:name="f2523" draw:formula="?f573 / ?f7"/><draw:equation draw:name="f2524" draw:formula="?f574 / ?f6"/><draw:equation draw:name="f2525" draw:formula="?f575 / ?f7"/><draw:equation draw:name="f2526" draw:formula="?f576 / ?f6"/><draw:equation draw:name="f2527" draw:formula="?f577 / ?f7"/><draw:equation draw:name="f2528" draw:formula="?f578 / ?f6"/><draw:equation draw:name="f2529" draw:formula="?f579 / ?f7"/><draw:equation draw:name="f2530" draw:formula="?f580 / ?f6"/><draw:equation draw:name="f2531" draw:formula="?f581 / ?f7"/><draw:equation draw:name="f2532" draw:formula="?f582 / ?f6"/><draw:equation draw:name="f2533" draw:formula="?f583 / ?f7"/><draw:equation draw:name="f2534" draw:formula="?f584 / ?f6"/><draw:equation draw:name="f2535" draw:formula="?f585 / ?f7"/><draw:equation draw:name="f2536" draw:formula="?f586 / ?f6"/><draw:equation draw:name="f2537" draw:formula="?f587 / ?f7"/><draw:equation draw:name="f2538" draw:formula="?f588 / ?f6"/><draw:equation draw:name="f2539" draw:formula="?f589 / ?f7"/><draw:equation draw:name="f2540" draw:formula="?f590 / ?f6"/><draw:equation draw:name="f2541" draw:formula="?f591 / ?f7"/><draw:equation draw:name="f2542" draw:formula="?f592 / ?f6"/><draw:equation draw:name="f2543" draw:formula="?f593 / ?f7"/><draw:equation draw:name="f2544" draw:formula="?f594 / ?f6"/><draw:equation draw:name="f2545" draw:formula="?f595 / ?f6"/><draw:equation draw:name="f2546" draw:formula="?f596 / ?f6"/><draw:equation draw:name="f2547" draw:formula="?f597 / ?f7"/><draw:equation draw:name="f2548" draw:formula="?f598 / ?f6"/><draw:equation draw:name="f2549" draw:formula="?f599 / ?f7"/><draw:equation draw:name="f2550" draw:formula="?f600 / ?f6"/><draw:equation draw:name="f2551" draw:formula="?f601 / ?f7"/><draw:equation draw:name="f2552" draw:formula="?f602 / ?f7"/><draw:equation draw:name="f2553" draw:formula="?f603 / ?f6"/><draw:equation draw:name="f2554" draw:formula="?f604 / ?f7"/><draw:equation draw:name="f2555" draw:formula="?f605 / ?f6"/><draw:equation draw:name="f2556" draw:formula="?f606 / ?f7"/><draw:equation draw:name="f2557" draw:formula="?f607 / ?f6"/><draw:equation draw:name="f2558" draw:formula="?f608 / ?f7"/><draw:equation draw:name="f2559" draw:formula="?f609 / ?f6"/><draw:equation draw:name="f2560" draw:formula="?f610 / ?f7"/><draw:equation draw:name="f2561" draw:formula="?f611 / ?f6"/><draw:equation draw:name="f2562" draw:formula="?f612 / ?f6"/><draw:equation draw:name="f2563" draw:formula="?f613 / ?f6"/><draw:equation draw:name="f2564" draw:formula="?f614 / ?f7"/><draw:equation draw:name="f2565" draw:formula="?f615 / ?f6"/><draw:equation draw:name="f2566" draw:formula="?f616 / ?f7"/><draw:equation draw:name="f2567" draw:formula="?f617 / ?f6"/><draw:equation draw:name="f2568" draw:formula="?f618 / ?f7"/><draw:equation draw:name="f2569" draw:formula="?f619 / ?f6"/><draw:equation draw:name="f2570" draw:formula="?f620 / ?f7"/><draw:equation draw:name="f2571" draw:formula="?f621 / ?f6"/><draw:equation draw:name="f2572" draw:formula="?f622 / ?f7"/><draw:equation draw:name="f2573" draw:formula="?f623 / ?f6"/><draw:equation draw:name="f2574" draw:formula="?f624 / ?f7"/><draw:equation draw:name="f2575" draw:formula="?f625 / ?f6"/><draw:equation draw:name="f2576" draw:formula="?f626 / ?f7"/><draw:equation draw:name="f2577" draw:formula="?f627 / ?f6"/><draw:equation draw:name="f2578" draw:formula="?f628 / ?f7"/><draw:equation draw:name="f2579" draw:formula="?f629 / ?f6"/><draw:equation draw:name="f2580" draw:formula="?f630 / ?f7"/><draw:equation draw:name="f2581" draw:formula="?f631 / ?f6"/><draw:equation draw:name="f2582" draw:formula="?f632 / ?f7"/><draw:equation draw:name="f2583" draw:formula="?f633 / ?f6"/><draw:equation draw:name="f2584" draw:formula="?f634 / ?f7"/><draw:equation draw:name="f2585" draw:formula="?f635 / ?f6"/><draw:equation draw:name="f2586" draw:formula="?f636 / ?f7"/><draw:equation draw:name="f2587" draw:formula="?f637 / ?f6"/><draw:equation draw:name="f2588" draw:formula="?f638 / ?f7"/><draw:equation draw:name="f2589" draw:formula="?f639 / ?f6"/><draw:equation draw:name="f2590" draw:formula="?f640 / ?f7"/><draw:equation draw:name="f2591" draw:formula="?f641 / ?f6"/><draw:equation draw:name="f2592" draw:formula="?f642 / ?f7"/><draw:equation draw:name="f2593" draw:formula="?f643 / ?f6"/><draw:equation draw:name="f2594" draw:formula="?f644 / ?f7"/><draw:equation draw:name="f2595" draw:formula="?f645 / ?f6"/><draw:equation draw:name="f2596" draw:formula="?f646 / ?f7"/><draw:equation draw:name="f2597" draw:formula="?f647 / ?f6"/><draw:equation draw:name="f2598" draw:formula="?f648 / ?f7"/><draw:equation draw:name="f2599" draw:formula="?f649 / ?f6"/><draw:equation draw:name="f2600" draw:formula="?f650 / ?f6"/><draw:equation draw:name="f2601" draw:formula="?f651 / ?f6"/><draw:equation draw:name="f2602" draw:formula="?f652 / ?f7"/><draw:equation draw:name="f2603" draw:formula="?f653 / ?f6"/><draw:equation draw:name="f2604" draw:formula="?f654 / ?f7"/><draw:equation draw:name="f2605" draw:formula="?f655 / ?f6"/><draw:equation draw:name="f2606" draw:formula="?f656 / ?f6"/><draw:equation draw:name="f2607" draw:formula="?f657 / ?f6"/><draw:equation draw:name="f2608" draw:formula="?f658 / ?f7"/><draw:equation draw:name="f2609" draw:formula="?f659 / ?f6"/><draw:equation draw:name="f2610" draw:formula="?f660 / ?f7"/><draw:equation draw:name="f2611" draw:formula="?f661 / ?f6"/><draw:equation draw:name="f2612" draw:formula="?f662 / ?f7"/><draw:equation draw:name="f2613" draw:formula="?f663 / ?f6"/><draw:equation draw:name="f2614" draw:formula="?f664 / ?f7"/><draw:equation draw:name="f2615" draw:formula="?f665 / ?f6"/><draw:equation draw:name="f2616" draw:formula="?f666 / ?f6"/><draw:equation draw:name="f2617" draw:formula="?f667 / ?f7"/><draw:equation draw:name="f2618" draw:formula="?f668 / ?f6"/><draw:equation draw:name="f2619" draw:formula="?f669 / ?f7"/><draw:equation draw:name="f2620" draw:formula="?f670 / ?f6"/><draw:equation draw:name="f2621" draw:formula="?f671 / ?f7"/><draw:equation draw:name="f2622" draw:formula="?f672 / ?f6"/><draw:equation draw:name="f2623" draw:formula="?f673 / ?f7"/><draw:equation draw:name="f2624" draw:formula="?f674 / ?f6"/><draw:equation draw:name="f2625" draw:formula="?f675 / ?f7"/><draw:equation draw:name="f2626" draw:formula="?f676 / ?f6"/><draw:equation draw:name="f2627" draw:formula="?f677 / ?f7"/><draw:equation draw:name="f2628" draw:formula="?f678 / ?f6"/><draw:equation draw:name="f2629" draw:formula="?f679 / ?f7"/><draw:equation draw:name="f2630" draw:formula="?f680 / ?f6"/><draw:equation draw:name="f2631" draw:formula="?f681 / ?f7"/><draw:equation draw:name="f2632" draw:formula="?f682 / ?f6"/><draw:equation draw:name="f2633" draw:formula="?f683 / ?f7"/><draw:equation draw:name="f2634" draw:formula="?f684 / ?f6"/><draw:equation draw:name="f2635" draw:formula="?f685 / ?f7"/><draw:equation draw:name="f2636" draw:formula="?f686 / ?f6"/><draw:equation draw:name="f2637" draw:formula="?f687 / ?f7"/><draw:equation draw:name="f2638" draw:formula="?f688 / ?f6"/><draw:equation draw:name="f2639" draw:formula="?f689 / ?f6"/><draw:equation draw:name="f2640" draw:formula="?f690 / ?f7"/><draw:equation draw:name="f2641" draw:formula="?f691 / ?f7"/><draw:equation draw:name="f2642" draw:formula="?f692 / ?f6"/><draw:equation draw:name="f2643" draw:formula="?f693 / ?f7"/><draw:equation draw:name="f2644" draw:formula="?f694 / ?f6"/><draw:equation draw:name="f2645" draw:formula="?f695 / ?f7"/><draw:equation draw:name="f2646" draw:formula="?f696 / ?f6"/><draw:equation draw:name="f2647" draw:formula="?f697 / ?f7"/><draw:equation draw:name="f2648" draw:formula="?f698 / ?f6"/><draw:equation draw:name="f2649" draw:formula="?f699 / ?f7"/><draw:equation draw:name="f2650" draw:formula="?f700 / ?f7"/><draw:equation draw:name="f2651" draw:formula="?f701 / ?f6"/><draw:equation draw:name="f2652" draw:formula="?f702 / ?f7"/><draw:equation draw:name="f2653" draw:formula="?f703 / ?f7"/><draw:equation draw:name="f2654" draw:formula="?f704 / ?f6"/><draw:equation draw:name="f2655" draw:formula="?f705 / ?f7"/><draw:equation draw:name="f2656" draw:formula="?f706 / ?f7"/><draw:equation draw:name="f2657" draw:formula="?f707 / ?f7"/><draw:equation draw:name="f2658" draw:formula="?f708 / ?f6"/><draw:equation draw:name="f2659" draw:formula="?f709 / ?f7"/><draw:equation draw:name="f2660" draw:formula="?f710 / ?f6"/><draw:equation draw:name="f2661" draw:formula="?f711 / ?f7"/><draw:equation draw:name="f2662" draw:formula="?f712 / ?f6"/><draw:equation draw:name="f2663" draw:formula="?f713 / ?f6"/><draw:equation draw:name="f2664" draw:formula="?f714 / ?f7"/><draw:equation draw:name="f2665" draw:formula="?f715 / ?f6"/><draw:equation draw:name="f2666" draw:formula="?f716 / ?f7"/><draw:equation draw:name="f2667" draw:formula="?f717 / ?f6"/><draw:equation draw:name="f2668" draw:formula="?f718 / ?f7"/><draw:equation draw:name="f2669" draw:formula="?f719 / ?f6"/><draw:equation draw:name="f2670" draw:formula="?f720 / ?f7"/><draw:equation draw:name="f2671" draw:formula="?f721 / ?f7"/><draw:equation draw:name="f2672" draw:formula="?f722 / ?f7"/><draw:equation draw:name="f2673" draw:formula="?f723 / ?f7"/><draw:equation draw:name="f2674" draw:formula="?f724 / ?f7"/><draw:equation draw:name="f2675" draw:formula="?f725 / ?f6"/><draw:equation draw:name="f2676" draw:formula="?f726 / ?f7"/><draw:equation draw:name="f2677" draw:formula="?f727 / ?f6"/><draw:equation draw:name="f2678" draw:formula="?f728 / ?f7"/><draw:equation draw:name="f2679" draw:formula="?f729 / ?f6"/><draw:equation draw:name="f2680" draw:formula="?f730 / ?f7"/><draw:equation draw:name="f2681" draw:formula="?f731 / ?f6"/><draw:equation draw:name="f2682" draw:formula="?f732 / ?f7"/><draw:equation draw:name="f2683" draw:formula="?f733 / ?f6"/><draw:equation draw:name="f2684" draw:formula="?f734 / ?f7"/><draw:equation draw:name="f2685" draw:formula="?f735 / ?f6"/><draw:equation draw:name="f2686" draw:formula="?f736 / ?f7"/><draw:equation draw:name="f2687" draw:formula="?f737 / ?f6"/><draw:equation draw:name="f2688" draw:formula="?f738 / ?f7"/><draw:equation draw:name="f2689" draw:formula="?f739 / ?f6"/><draw:equation draw:name="f2690" draw:formula="?f740 / ?f7"/><draw:equation draw:name="f2691" draw:formula="?f741 / ?f6"/><draw:equation draw:name="f2692" draw:formula="?f742 / ?f7"/><draw:equation draw:name="f2693" draw:formula="?f743 / ?f6"/><draw:equation draw:name="f2694" draw:formula="?f744 / ?f7"/><draw:equation draw:name="f2695" draw:formula="?f745 / ?f6"/><draw:equation draw:name="f2696" draw:formula="?f746 / ?f7"/><draw:equation draw:name="f2697" draw:formula="?f747 / ?f6"/><draw:equation draw:name="f2698" draw:formula="?f748 / ?f7"/><draw:equation draw:name="f2699" draw:formula="?f749 / ?f6"/><draw:equation draw:name="f2700" draw:formula="?f750 / ?f7"/><draw:equation draw:name="f2701" draw:formula="?f751 / ?f6"/><draw:equation draw:name="f2702" draw:formula="?f752 / ?f7"/><draw:equation draw:name="f2703" draw:formula="?f753 / ?f7"/><draw:equation draw:name="f2704" draw:formula="?f754 / ?f6"/><draw:equation draw:name="f2705" draw:formula="?f755 / ?f7"/><draw:equation draw:name="f2706" draw:formula="?f756 / ?f6"/><draw:equation draw:name="f2707" draw:formula="?f757 / ?f7"/><draw:equation draw:name="f2708" draw:formula="?f758 / ?f6"/><draw:equation draw:name="f2709" draw:formula="?f759 / ?f7"/><draw:equation draw:name="f2710" draw:formula="?f760 / ?f6"/><draw:equation draw:name="f2711" draw:formula="?f761 / ?f7"/><draw:equation draw:name="f2712" draw:formula="?f762 / ?f6"/><draw:equation draw:name="f2713" draw:formula="?f763 / ?f7"/><draw:equation draw:name="f2714" draw:formula="?f764 / ?f7"/><draw:equation draw:name="f2715" draw:formula="?f765 / ?f6"/><draw:equation draw:name="f2716" draw:formula="?f766 / ?f7"/><draw:equation draw:name="f2717" draw:formula="?f767 / ?f6"/><draw:equation draw:name="f2718" draw:formula="?f768 / ?f7"/><draw:equation draw:name="f2719" draw:formula="?f769 / ?f6"/><draw:equation draw:name="f2720" draw:formula="?f770 / ?f7"/><draw:equation draw:name="f2721" draw:formula="?f771 / ?f7"/><draw:equation draw:name="f2722" draw:formula="?f772 / ?f6"/><draw:equation draw:name="f2723" draw:formula="?f773 / ?f7"/><draw:equation draw:name="f2724" draw:formula="?f774 / ?f7"/><draw:equation draw:name="f2725" draw:formula="?f775 / ?f6"/><draw:equation draw:name="f2726" draw:formula="?f776 / ?f6"/><draw:equation draw:name="f2727" draw:formula="?f777 / ?f7"/><draw:equation draw:name="f2728" draw:formula="?f778 / ?f6"/><draw:equation draw:name="f2729" draw:formula="?f779 / ?f7"/><draw:equation draw:name="f2730" draw:formula="?f780 / ?f6"/><draw:equation draw:name="f2731" draw:formula="?f781 / ?f7"/><draw:equation draw:name="f2732" draw:formula="?f782 / ?f7"/><draw:equation draw:name="f2733" draw:formula="?f783 / ?f6"/><draw:equation draw:name="f2734" draw:formula="?f784 / ?f7"/><draw:equation draw:name="f2735" draw:formula="?f785 / ?f7"/><draw:equation draw:name="f2736" draw:formula="?f786 / ?f6"/><draw:equation draw:name="f2737" draw:formula="?f787 / ?f7"/><draw:equation draw:name="f2738" draw:formula="?f788 / ?f6"/><draw:equation draw:name="f2739" draw:formula="?f789 / ?f7"/><draw:equation draw:name="f2740" draw:formula="?f790 / ?f6"/><draw:equation draw:name="f2741" draw:formula="?f791 / ?f7"/><draw:equation draw:name="f2742" draw:formula="?f792 / ?f6"/><draw:equation draw:name="f2743" draw:formula="?f793 / ?f7"/><draw:equation draw:name="f2744" draw:formula="?f794 / ?f6"/><draw:equation draw:name="f2745" draw:formula="?f795 / ?f7"/><draw:equation draw:name="f2746" draw:formula="?f796 / ?f6"/><draw:equation draw:name="f2747" draw:formula="?f797 / ?f7"/><draw:equation draw:name="f2748" draw:formula="?f798 / ?f6"/><draw:equation draw:name="f2749" draw:formula="?f799 / ?f7"/><draw:equation draw:name="f2750" draw:formula="?f800 / ?f6"/><draw:equation draw:name="f2751" draw:formula="?f801 / ?f7"/><draw:equation draw:name="f2752" draw:formula="?f802 / ?f6"/><draw:equation draw:name="f2753" draw:formula="?f803 / ?f7"/><draw:equation draw:name="f2754" draw:formula="?f804 / ?f7"/><draw:equation draw:name="f2755" draw:formula="?f805 / ?f7"/><draw:equation draw:name="f2756" draw:formula="?f806 / ?f7"/><draw:equation draw:name="f2757" draw:formula="?f807 / ?f6"/><draw:equation draw:name="f2758" draw:formula="?f808 / ?f7"/><draw:equation draw:name="f2759" draw:formula="?f809 / ?f6"/><draw:equation draw:name="f2760" draw:formula="?f810 / ?f7"/><draw:equation draw:name="f2761" draw:formula="?f811 / ?f6"/><draw:equation draw:name="f2762" draw:formula="?f812 / ?f7"/><draw:equation draw:name="f2763" draw:formula="?f813 / ?f6"/><draw:equation draw:name="f2764" draw:formula="?f814 / ?f7"/><draw:equation draw:name="f2765" draw:formula="?f815 / ?f6"/><draw:equation draw:name="f2766" draw:formula="?f816 / ?f7"/><draw:equation draw:name="f2767" draw:formula="?f817 / ?f6"/><draw:equation draw:name="f2768" draw:formula="?f818 / ?f7"/><draw:equation draw:name="f2769" draw:formula="?f819 / ?f6"/><draw:equation draw:name="f2770" draw:formula="?f820 / ?f7"/><draw:equation draw:name="f2771" draw:formula="?f821 / ?f6"/><draw:equation draw:name="f2772" draw:formula="?f822 / ?f6"/><draw:equation draw:name="f2773" draw:formula="?f823 / ?f7"/><draw:equation draw:name="f2774" draw:formula="?f824 / ?f6"/><draw:equation draw:name="f2775" draw:formula="?f825 / ?f7"/><draw:equation draw:name="f2776" draw:formula="?f826 / ?f6"/><draw:equation draw:name="f2777" draw:formula="?f827 / ?f7"/><draw:equation draw:name="f2778" draw:formula="?f828 / ?f6"/><draw:equation draw:name="f2779" draw:formula="?f829 / ?f7"/><draw:equation draw:name="f2780" draw:formula="?f830 / ?f6"/><draw:equation draw:name="f2781" draw:formula="?f831 / ?f7"/><draw:equation draw:name="f2782" draw:formula="?f832 / ?f6"/><draw:equation draw:name="f2783" draw:formula="?f833 / ?f6"/><draw:equation draw:name="f2784" draw:formula="?f834 / ?f7"/><draw:equation draw:name="f2785" draw:formula="?f835 / ?f6"/><draw:equation draw:name="f2786" draw:formula="?f836 / ?f7"/><draw:equation draw:name="f2787" draw:formula="?f837 / ?f6"/><draw:equation draw:name="f2788" draw:formula="?f838 / ?f7"/><draw:equation draw:name="f2789" draw:formula="?f839 / ?f6"/><draw:equation draw:name="f2790" draw:formula="?f840 / ?f7"/><draw:equation draw:name="f2791" draw:formula="?f841 / ?f6"/><draw:equation draw:name="f2792" draw:formula="?f842 / ?f7"/><draw:equation draw:name="f2793" draw:formula="?f843 / ?f6"/><draw:equation draw:name="f2794" draw:formula="?f844 / ?f7"/><draw:equation draw:name="f2795" draw:formula="?f845 / ?f6"/><draw:equation draw:name="f2796" draw:formula="?f846 / ?f7"/><draw:equation draw:name="f2797" draw:formula="?f847 / ?f6"/><draw:equation draw:name="f2798" draw:formula="?f848 / ?f7"/><draw:equation draw:name="f2799" draw:formula="?f849 / ?f6"/><draw:equation draw:name="f2800" draw:formula="?f850 / ?f7"/><draw:equation draw:name="f2801" draw:formula="?f851 / ?f6"/><draw:equation draw:name="f2802" draw:formula="?f852 / ?f7"/><draw:equation draw:name="f2803" draw:formula="?f853 / ?f6"/><draw:equation draw:name="f2804" draw:formula="?f854 / ?f7"/><draw:equation draw:name="f2805" draw:formula="?f855 / ?f6"/><draw:equation draw:name="f2806" draw:formula="?f856 / ?f7"/><draw:equation draw:name="f2807" draw:formula="?f857 / ?f6"/><draw:equation draw:name="f2808" draw:formula="?f858 / ?f7"/><draw:equation draw:name="f2809" draw:formula="?f859 / ?f6"/><draw:equation draw:name="f2810" draw:formula="?f860 / ?f7"/><draw:equation draw:name="f2811" draw:formula="?f861 / ?f6"/><draw:equation draw:name="f2812" draw:formula="?f862 / ?f7"/><draw:equation draw:name="f2813" draw:formula="?f863 / ?f6"/><draw:equation draw:name="f2814" draw:formula="?f864 / ?f7"/><draw:equation draw:name="f2815" draw:formula="?f865 / ?f6"/><draw:equation draw:name="f2816" draw:formula="?f866 / ?f7"/><draw:equation draw:name="f2817" draw:formula="?f867 / ?f6"/><draw:equation draw:name="f2818" draw:formula="?f868 / ?f7"/><draw:equation draw:name="f2819" draw:formula="?f869 / ?f6"/><draw:equation draw:name="f2820" draw:formula="?f870 / ?f7"/><draw:equation draw:name="f2821" draw:formula="?f871 / ?f6"/><draw:equation draw:name="f2822" draw:formula="?f872 / ?f7"/><draw:equation draw:name="f2823" draw:formula="?f873 / ?f6"/><draw:equation draw:name="f2824" draw:formula="?f874 / ?f7"/><draw:equation draw:name="f2825" draw:formula="?f875 / ?f6"/><draw:equation draw:name="f2826" draw:formula="?f876 / ?f7"/><draw:equation draw:name="f2827" draw:formula="?f877 / ?f6"/><draw:equation draw:name="f2828" draw:formula="?f878 / ?f7"/><draw:equation draw:name="f2829" draw:formula="?f879 / ?f6"/><draw:equation draw:name="f2830" draw:formula="?f880 / ?f7"/><draw:equation draw:name="f2831" draw:formula="?f881 / ?f6"/><draw:equation draw:name="f2832" draw:formula="?f882 / ?f7"/><draw:equation draw:name="f2833" draw:formula="?f883 / ?f6"/><draw:equation draw:name="f2834" draw:formula="?f884 / ?f6"/><draw:equation draw:name="f2835" draw:formula="?f885 / ?f6"/><draw:equation draw:name="f2836" draw:formula="?f886 / ?f6"/><draw:equation draw:name="f2837" draw:formula="?f887 / ?f6"/><draw:equation draw:name="f2838" draw:formula="?f888 / ?f6"/><draw:equation draw:name="f2839" draw:formula="?f889 / ?f6"/><draw:equation draw:name="f2840" draw:formula="?f890 / ?f6"/><draw:equation draw:name="f2841" draw:formula="?f891 / ?f7"/><draw:equation draw:name="f2842" draw:formula="?f892 / ?f6"/><draw:equation draw:name="f2843" draw:formula="?f893 / ?f6"/><draw:equation draw:name="f2844" draw:formula="?f894 / ?f7"/><draw:equation draw:name="f2845" draw:formula="?f895 / ?f7"/><draw:equation draw:name="f2846" draw:formula="?f896 / ?f6"/><draw:equation draw:name="f2847" draw:formula="?f897 / ?f7"/><draw:equation draw:name="f2848" draw:formula="?f898 / ?f6"/><draw:equation draw:name="f2849" draw:formula="?f899 / ?f7"/><draw:equation draw:name="f2850" draw:formula="?f900 / ?f6"/><draw:equation draw:name="f2851" draw:formula="?f901 / ?f7"/><draw:equation draw:name="f2852" draw:formula="?f902 / ?f6"/><draw:equation draw:name="f2853" draw:formula="?f903 / ?f7"/><draw:equation draw:name="f2854" draw:formula="?f904 / ?f6"/><draw:equation draw:name="f2855" draw:formula="?f905 / ?f7"/><draw:equation draw:name="f2856" draw:formula="?f906 / ?f6"/><draw:equation draw:name="f2857" draw:formula="?f907 / ?f7"/><draw:equation draw:name="f2858" draw:formula="?f908 / ?f7"/><draw:equation draw:name="f2859" draw:formula="?f909 / ?f6"/><draw:equation draw:name="f2860" draw:formula="?f910 / ?f7"/><draw:equation draw:name="f2861" draw:formula="?f911 / ?f6"/><draw:equation draw:name="f2862" draw:formula="?f912 / ?f7"/><draw:equation draw:name="f2863" draw:formula="?f913 / ?f6"/><draw:equation draw:name="f2864" draw:formula="?f914 / ?f7"/><draw:equation draw:name="f2865" draw:formula="?f915 / ?f6"/><draw:equation draw:name="f2866" draw:formula="?f916 / ?f7"/><draw:equation draw:name="f2867" draw:formula="?f917 / ?f6"/><draw:equation draw:name="f2868" draw:formula="?f918 / ?f7"/><draw:equation draw:name="f2869" draw:formula="?f919 / ?f6"/><draw:equation draw:name="f2870" draw:formula="?f920 / ?f7"/><draw:equation draw:name="f2871" draw:formula="?f921 / ?f6"/><draw:equation draw:name="f2872" draw:formula="?f922 / ?f7"/><draw:equation draw:name="f2873" draw:formula="?f923 / ?f6"/><draw:equation draw:name="f2874" draw:formula="?f924 / ?f7"/><draw:equation draw:name="f2875" draw:formula="?f925 / ?f6"/><draw:equation draw:name="f2876" draw:formula="?f926 / ?f7"/><draw:equation draw:name="f2877" draw:formula="?f927 / ?f6"/><draw:equation draw:name="f2878" draw:formula="?f928 / ?f7"/><draw:equation draw:name="f2879" draw:formula="?f929 / ?f6"/><draw:equation draw:name="f2880" draw:formula="?f930 / ?f7"/><draw:equation draw:name="f2881" draw:formula="?f931 / ?f6"/><draw:equation draw:name="f2882" draw:formula="?f932 / ?f7"/><draw:equation draw:name="f2883" draw:formula="?f933 / ?f6"/><draw:equation draw:name="f2884" draw:formula="?f934 / ?f7"/><draw:equation draw:name="f2885" draw:formula="?f935 / ?f6"/><draw:equation draw:name="f2886" draw:formula="?f936 / ?f7"/><draw:equation draw:name="f2887" draw:formula="?f937 / ?f6"/><draw:equation draw:name="f2888" draw:formula="?f938 / ?f7"/><draw:equation draw:name="f2889" draw:formula="?f939 / ?f6"/><draw:equation draw:name="f2890" draw:formula="?f940 / ?f7"/><draw:equation draw:name="f2891" draw:formula="?f941 / ?f7"/><draw:equation draw:name="f2892" draw:formula="?f942 / ?f6"/><draw:equation draw:name="f2893" draw:formula="?f943 / ?f7"/><draw:equation draw:name="f2894" draw:formula="?f944 / ?f6"/><draw:equation draw:name="f2895" draw:formula="?f945 / ?f7"/><draw:equation draw:name="f2896" draw:formula="?f946 / ?f6"/><draw:equation draw:name="f2897" draw:formula="?f947 / ?f7"/><draw:equation draw:name="f2898" draw:formula="?f948 / ?f6"/><draw:equation draw:name="f2899" draw:formula="?f949 / ?f7"/><draw:equation draw:name="f2900" draw:formula="?f950 / ?f6"/><draw:equation draw:name="f2901" draw:formula="?f951 / ?f7"/><draw:equation draw:name="f2902" draw:formula="?f952 / ?f6"/><draw:equation draw:name="f2903" draw:formula="?f953 / ?f7"/><draw:equation draw:name="f2904" draw:formula="?f954 / ?f6"/><draw:equation draw:name="f2905" draw:formula="?f955 / ?f7"/><draw:equation draw:name="f2906" draw:formula="?f956 / ?f6"/><draw:equation draw:name="f2907" draw:formula="?f957 / ?f7"/><draw:equation draw:name="f2908" draw:formula="?f958 / ?f6"/><draw:equation draw:name="f2909" draw:formula="?f959 / ?f7"/><draw:equation draw:name="f2910" draw:formula="?f960 / ?f6"/><draw:equation draw:name="f2911" draw:formula="?f961 / ?f6"/><draw:equation draw:name="f2912" draw:formula="?f962 / ?f7"/><draw:equation draw:name="f2913" draw:formula="?f963 / ?f6"/><draw:equation draw:name="f2914" draw:formula="?f964 / ?f7"/><draw:equation draw:name="f2915" draw:formula="?f965 / ?f6"/><draw:equation draw:name="f2916" draw:formula="?f966 / ?f7"/><draw:equation draw:name="f2917" draw:formula="?f967 / ?f6"/><draw:equation draw:name="f2918" draw:formula="?f968 / ?f7"/><draw:equation draw:name="f2919" draw:formula="?f969 / ?f6"/><draw:equation draw:name="f2920" draw:formula="?f970 / ?f7"/><draw:equation draw:name="f2921" draw:formula="?f971 / ?f6"/><draw:equation draw:name="f2922" draw:formula="?f972 / ?f7"/><draw:equation draw:name="f2923" draw:formula="?f973 / ?f6"/><draw:equation draw:name="f2924" draw:formula="?f974 / ?f7"/><draw:equation draw:name="f2925" draw:formula="?f975 / ?f6"/><draw:equation draw:name="f2926" draw:formula="?f976 / ?f7"/><draw:equation draw:name="f2927" draw:formula="?f977 / ?f7"/><draw:equation draw:name="f2928" draw:formula="?f978 / ?f6"/><draw:equation draw:name="f2929" draw:formula="?f979 / ?f7"/><draw:equation draw:name="f2930" draw:formula="?f980 / ?f6"/><draw:equation draw:name="f2931" draw:formula="?f981 / ?f7"/><draw:equation draw:name="f2932" draw:formula="?f982 / ?f6"/><draw:equation draw:name="f2933" draw:formula="?f983 / ?f7"/><draw:equation draw:name="f2934" draw:formula="?f984 / ?f6"/><draw:equation draw:name="f2935" draw:formula="?f985 / ?f7"/><draw:equation draw:name="f2936" draw:formula="?f986 / ?f6"/><draw:equation draw:name="f2937" draw:formula="?f987 / ?f7"/><draw:equation draw:name="f2938" draw:formula="?f988 / ?f6"/><draw:equation draw:name="f2939" draw:formula="?f989 / ?f7"/><draw:equation draw:name="f2940" draw:formula="?f990 / ?f6"/><draw:equation draw:name="f2941" draw:formula="?f991 / ?f7"/><draw:equation draw:name="f2942" draw:formula="?f992 / ?f6"/><draw:equation draw:name="f2943" draw:formula="?f993 / ?f7"/><draw:equation draw:name="f2944" draw:formula="?f994 / ?f6"/><draw:equation draw:name="f2945" draw:formula="?f995 / ?f7"/><draw:equation draw:name="f2946" draw:formula="?f996 / ?f6"/><draw:equation draw:name="f2947" draw:formula="?f997 / ?f7"/><draw:equation draw:name="f2948" draw:formula="?f998 / ?f6"/><draw:equation draw:name="f2949" draw:formula="?f999 / ?f7"/><draw:equation draw:name="f2950" draw:formula="?f1000 / ?f6"/><draw:equation draw:name="f2951" draw:formula="?f1001 / ?f7"/><draw:equation draw:name="f2952" draw:formula="?f1002 / ?f6"/><draw:equation draw:name="f2953" draw:formula="?f1003 / ?f7"/><draw:equation draw:name="f2954" draw:formula="?f1004 / ?f6"/><draw:equation draw:name="f2955" draw:formula="?f1005 / ?f7"/><draw:equation draw:name="f2956" draw:formula="?f1006 / ?f6"/><draw:equation draw:name="f2957" draw:formula="?f1007 / ?f7"/><draw:equation draw:name="f2958" draw:formula="?f1008 / ?f6"/><draw:equation draw:name="f2959" draw:formula="?f1009 / ?f7"/><draw:equation draw:name="f2960" draw:formula="?f1010 / ?f6"/><draw:equation draw:name="f2961" draw:formula="?f1011 / ?f7"/><draw:equation draw:name="f2962" draw:formula="?f1012 / ?f6"/><draw:equation draw:name="f2963" draw:formula="?f1013 / ?f7"/><draw:equation draw:name="f2964" draw:formula="?f1014 / ?f6"/><draw:equation draw:name="f2965" draw:formula="?f1015 / ?f7"/><draw:equation draw:name="f2966" draw:formula="?f1016 / ?f6"/><draw:equation draw:name="f2967" draw:formula="?f1017 / ?f7"/><draw:equation draw:name="f2968" draw:formula="?f1018 / ?f6"/><draw:equation draw:name="f2969" draw:formula="?f1019 / ?f7"/><draw:equation draw:name="f2970" draw:formula="?f1020 / ?f6"/><draw:equation draw:name="f2971" draw:formula="?f1021 / ?f7"/><draw:equation draw:name="f2972" draw:formula="?f1022 / ?f6"/><draw:equation draw:name="f2973" draw:formula="?f1023 / ?f7"/><draw:equation draw:name="f2974" draw:formula="?f1024 / ?f6"/><draw:equation draw:name="f2975" draw:formula="?f1025 / ?f7"/><draw:equation draw:name="f2976" draw:formula="?f1026 / ?f6"/><draw:equation draw:name="f2977" draw:formula="?f1027 / ?f7"/><draw:equation draw:name="f2978" draw:formula="?f1028 / ?f6"/><draw:equation draw:name="f2979" draw:formula="?f1029 / ?f7"/><draw:equation draw:name="f2980" draw:formula="?f1030 / ?f6"/><draw:equation draw:name="f2981" draw:formula="?f1031 / ?f7"/><draw:equation draw:name="f2982" draw:formula="?f1032 / ?f6"/><draw:equation draw:name="f2983" draw:formula="?f1033 / ?f7"/><draw:equation draw:name="f2984" draw:formula="?f1034 / ?f6"/><draw:equation draw:name="f2985" draw:formula="?f1035 / ?f7"/><draw:equation draw:name="f2986" draw:formula="?f1036 / ?f6"/><draw:equation draw:name="f2987" draw:formula="?f1037 / ?f7"/><draw:equation draw:name="f2988" draw:formula="?f1038 / ?f6"/><draw:equation draw:name="f2989" draw:formula="?f1039 / ?f7"/><draw:equation draw:name="f2990" draw:formula="?f1040 / ?f6"/><draw:equation draw:name="f2991" draw:formula="?f1041 / ?f7"/><draw:equation draw:name="f2992" draw:formula="?f1042 / ?f7"/><draw:equation draw:name="f2993" draw:formula="?f1043 / ?f6"/><draw:equation draw:name="f2994" draw:formula="?f1044 / ?f7"/><draw:equation draw:name="f2995" draw:formula="?f1045 / ?f6"/><draw:equation draw:name="f2996" draw:formula="?f1046 / ?f7"/><draw:equation draw:name="f2997" draw:formula="?f1047 / ?f6"/><draw:equation draw:name="f2998" draw:formula="?f1048 / ?f7"/><draw:equation draw:name="f2999" draw:formula="?f1049 / ?f6"/><draw:equation draw:name="f3000" draw:formula="?f1050 / ?f7"/><draw:equation draw:name="f3001" draw:formula="?f1051 / ?f6"/><draw:equation draw:name="f3002" draw:formula="?f1052 / ?f7"/><draw:equation draw:name="f3003" draw:formula="?f1053 / ?f6"/><draw:equation draw:name="f3004" draw:formula="?f1054 / ?f7"/><draw:equation draw:name="f3005" draw:formula="?f1055 / ?f6"/><draw:equation draw:name="f3006" draw:formula="?f1056 / ?f7"/><draw:equation draw:name="f3007" draw:formula="?f1057 / ?f6"/><draw:equation draw:name="f3008" draw:formula="?f1058 / ?f7"/><draw:equation draw:name="f3009" draw:formula="?f1059 / ?f6"/><draw:equation draw:name="f3010" draw:formula="?f1060 / ?f7"/><draw:equation draw:name="f3011" draw:formula="?f1061 / ?f6"/><draw:equation draw:name="f3012" draw:formula="?f1062 / ?f7"/><draw:equation draw:name="f3013" draw:formula="?f1063 / ?f6"/><draw:equation draw:name="f3014" draw:formula="?f1064 / ?f7"/><draw:equation draw:name="f3015" draw:formula="?f1065 / ?f6"/><draw:equation draw:name="f3016" draw:formula="?f1066 / ?f7"/><draw:equation draw:name="f3017" draw:formula="?f1067 / ?f6"/><draw:equation draw:name="f3018" draw:formula="?f1068 / ?f7"/><draw:equation draw:name="f3019" draw:formula="?f1069 / ?f6"/><draw:equation draw:name="f3020" draw:formula="?f1070 / ?f7"/><draw:equation draw:name="f3021" draw:formula="?f1071 / ?f6"/><draw:equation draw:name="f3022" draw:formula="?f1072 / ?f7"/><draw:equation draw:name="f3023" draw:formula="?f1073 / ?f6"/><draw:equation draw:name="f3024" draw:formula="?f1074 / ?f7"/><draw:equation draw:name="f3025" draw:formula="?f1075 / ?f6"/><draw:equation draw:name="f3026" draw:formula="?f1076 / ?f7"/><draw:equation draw:name="f3027" draw:formula="?f1077 / ?f6"/><draw:equation draw:name="f3028" draw:formula="?f1078 / ?f7"/><draw:equation draw:name="f3029" draw:formula="?f1079 / ?f6"/><draw:equation draw:name="f3030" draw:formula="?f1080 / ?f7"/><draw:equation draw:name="f3031" draw:formula="?f1081 / ?f6"/><draw:equation draw:name="f3032" draw:formula="?f1082 / ?f6"/><draw:equation draw:name="f3033" draw:formula="?f1083 / ?f7"/><draw:equation draw:name="f3034" draw:formula="?f1084 / ?f6"/><draw:equation draw:name="f3035" draw:formula="?f1085 / ?f7"/><draw:equation draw:name="f3036" draw:formula="?f1086 / ?f6"/><draw:equation draw:name="f3037" draw:formula="?f1087 / ?f7"/><draw:equation draw:name="f3038" draw:formula="?f1088 / ?f6"/><draw:equation draw:name="f3039" draw:formula="?f1089 / ?f7"/><draw:equation draw:name="f3040" draw:formula="?f1090 / ?f6"/><draw:equation draw:name="f3041" draw:formula="?f1091 / ?f7"/><draw:equation draw:name="f3042" draw:formula="?f1092 / ?f6"/><draw:equation draw:name="f3043" draw:formula="?f1093 / ?f7"/><draw:equation draw:name="f3044" draw:formula="?f1094 / ?f6"/><draw:equation draw:name="f3045" draw:formula="?f1095 / ?f7"/><draw:equation draw:name="f3046" draw:formula="?f1096 / ?f6"/><draw:equation draw:name="f3047" draw:formula="?f1097 / ?f7"/><draw:equation draw:name="f3048" draw:formula="?f1098 / ?f6"/><draw:equation draw:name="f3049" draw:formula="?f1099 / ?f7"/><draw:equation draw:name="f3050" draw:formula="?f1100 / ?f6"/><draw:equation draw:name="f3051" draw:formula="?f1101 / ?f7"/><draw:equation draw:name="f3052" draw:formula="?f1102 / ?f6"/><draw:equation draw:name="f3053" draw:formula="?f1103 / ?f7"/><draw:equation draw:name="f3054" draw:formula="?f1104 / ?f6"/><draw:equation draw:name="f3055" draw:formula="?f1105 / ?f7"/><draw:equation draw:name="f3056" draw:formula="?f1106 / ?f6"/><draw:equation draw:name="f3057" draw:formula="?f1107 / ?f7"/><draw:equation draw:name="f3058" draw:formula="?f1108 / ?f6"/><draw:equation draw:name="f3059" draw:formula="?f1109 / ?f7"/><draw:equation draw:name="f3060" draw:formula="?f1110 / ?f6"/><draw:equation draw:name="f3061" draw:formula="?f1111 / ?f7"/><draw:equation draw:name="f3062" draw:formula="?f1112 / ?f6"/><draw:equation draw:name="f3063" draw:formula="?f1113 / ?f7"/><draw:equation draw:name="f3064" draw:formula="?f1114 / ?f6"/><draw:equation draw:name="f3065" draw:formula="?f1115 / ?f6"/><draw:equation draw:name="f3066" draw:formula="?f1116 / ?f7"/><draw:equation draw:name="f3067" draw:formula="?f1117 / ?f6"/><draw:equation draw:name="f3068" draw:formula="?f1118 / ?f7"/><draw:equation draw:name="f3069" draw:formula="?f1119 / ?f6"/><draw:equation draw:name="f3070" draw:formula="?f1120 / ?f7"/><draw:equation draw:name="f3071" draw:formula="?f1121 / ?f7"/><draw:equation draw:name="f3072" draw:formula="?f1122 / ?f6"/><draw:equation draw:name="f3073" draw:formula="?f1123 / ?f7"/><draw:equation draw:name="f3074" draw:formula="?f1124 / ?f6"/><draw:equation draw:name="f3075" draw:formula="?f1125 / ?f7"/><draw:equation draw:name="f3076" draw:formula="?f1126 / ?f6"/><draw:equation draw:name="f3077" draw:formula="?f1127 / ?f6"/><draw:equation draw:name="f3078" draw:formula="?f1128 / ?f7"/><draw:equation draw:name="f3079" draw:formula="?f1129 / ?f6"/><draw:equation draw:name="f3080" draw:formula="?f1130 / ?f7"/><draw:equation draw:name="f3081" draw:formula="?f1131 / ?f6"/><draw:equation draw:name="f3082" draw:formula="?f1132 / ?f7"/><draw:equation draw:name="f3083" draw:formula="?f1133 / ?f6"/><draw:equation draw:name="f3084" draw:formula="?f1134 / ?f7"/><draw:equation draw:name="f3085" draw:formula="?f1135 / ?f6"/><draw:equation draw:name="f3086" draw:formula="?f1136 / ?f7"/><draw:equation draw:name="f3087" draw:formula="?f1137 / ?f6"/><draw:equation draw:name="f3088" draw:formula="?f1138 / ?f7"/><draw:equation draw:name="f3089" draw:formula="?f1139 / ?f6"/><draw:equation draw:name="f3090" draw:formula="?f1140 / ?f7"/><draw:equation draw:name="f3091" draw:formula="?f1141 / ?f6"/><draw:equation draw:name="f3092" draw:formula="?f1142 / ?f7"/><draw:equation draw:name="f3093" draw:formula="?f1143 / ?f6"/><draw:equation draw:name="f3094" draw:formula="?f1144 / ?f7"/><draw:equation draw:name="f3095" draw:formula="?f1145 / ?f6"/><draw:equation draw:name="f3096" draw:formula="?f1146 / ?f7"/><draw:equation draw:name="f3097" draw:formula="?f1147 / ?f6"/><draw:equation draw:name="f3098" draw:formula="?f1148 / ?f7"/><draw:equation draw:name="f3099" draw:formula="?f1149 / ?f6"/><draw:equation draw:name="f3100" draw:formula="?f1150 / ?f7"/><draw:equation draw:name="f3101" draw:formula="?f1151 / ?f6"/><draw:equation draw:name="f3102" draw:formula="?f1152 / ?f7"/><draw:equation draw:name="f3103" draw:formula="?f1153 / ?f6"/><draw:equation draw:name="f3104" draw:formula="?f1154 / ?f7"/><draw:equation draw:name="f3105" draw:formula="?f1155 / ?f6"/><draw:equation draw:name="f3106" draw:formula="?f1156 / ?f6"/><draw:equation draw:name="f3107" draw:formula="?f1157 / ?f6"/><draw:equation draw:name="f3108" draw:formula="?f1158 / ?f7"/><draw:equation draw:name="f3109" draw:formula="?f1159 / ?f6"/><draw:equation draw:name="f3110" draw:formula="?f1160 / ?f6"/><draw:equation draw:name="f3111" draw:formula="?f1161 / ?f7"/><draw:equation draw:name="f3112" draw:formula="?f1162 / ?f6"/><draw:equation draw:name="f3113" draw:formula="?f1163 / ?f7"/><draw:equation draw:name="f3114" draw:formula="?f1164 / ?f6"/><draw:equation draw:name="f3115" draw:formula="?f1165 / ?f7"/><draw:equation draw:name="f3116" draw:formula="?f1166 / ?f6"/><draw:equation draw:name="f3117" draw:formula="?f1167 / ?f7"/><draw:equation draw:name="f3118" draw:formula="?f1168 / ?f6"/><draw:equation draw:name="f3119" draw:formula="?f1169 / ?f7"/><draw:equation draw:name="f3120" draw:formula="?f1170 / ?f6"/><draw:equation draw:name="f3121" draw:formula="?f1171 / ?f7"/><draw:equation draw:name="f3122" draw:formula="?f1172 / ?f7"/><draw:equation draw:name="f3123" draw:formula="?f1173 / ?f6"/><draw:equation draw:name="f3124" draw:formula="?f1174 / ?f7"/><draw:equation draw:name="f3125" draw:formula="?f1175 / ?f7"/><draw:equation draw:name="f3126" draw:formula="?f1176 / ?f6"/><draw:equation draw:name="f3127" draw:formula="?f1177 / ?f7"/><draw:equation draw:name="f3128" draw:formula="?f1178 / ?f6"/><draw:equation draw:name="f3129" draw:formula="?f1179 / ?f6"/><draw:equation draw:name="f3130" draw:formula="?f1180 / ?f7"/><draw:equation draw:name="f3131" draw:formula="?f1181 / ?f6"/><draw:equation draw:name="f3132" draw:formula="?f1182 / ?f6"/><draw:equation draw:name="f3133" draw:formula="?f1183 / ?f6"/><draw:equation draw:name="f3134" draw:formula="?f1184 / ?f7"/><draw:equation draw:name="f3135" draw:formula="?f1185 / ?f6"/><draw:equation draw:name="f3136" draw:formula="?f1186 / ?f7"/><draw:equation draw:name="f3137" draw:formula="?f1187 / ?f7"/><draw:equation draw:name="f3138" draw:formula="?f1188 / ?f6"/><draw:equation draw:name="f3139" draw:formula="?f1189 / ?f6"/><draw:equation draw:name="f3140" draw:formula="?f1190 / ?f6"/><draw:equation draw:name="f3141" draw:formula="?f1191 / ?f7"/><draw:equation draw:name="f3142" draw:formula="?f1192 / ?f6"/><draw:equation draw:name="f3143" draw:formula="?f1193 / ?f7"/><draw:equation draw:name="f3144" draw:formula="?f1194 / ?f6"/><draw:equation draw:name="f3145" draw:formula="?f1195 / ?f7"/><draw:equation draw:name="f3146" draw:formula="?f1196 / ?f6"/><draw:equation draw:name="f3147" draw:formula="?f1197 / ?f7"/><draw:equation draw:name="f3148" draw:formula="?f1198 / ?f6"/><draw:equation draw:name="f3149" draw:formula="?f1199 / ?f7"/><draw:equation draw:name="f3150" draw:formula="?f1200 / ?f6"/><draw:equation draw:name="f3151" draw:formula="?f1201 / ?f7"/><draw:equation draw:name="f3152" draw:formula="?f1202 / ?f6"/><draw:equation draw:name="f3153" draw:formula="?f1203 / ?f7"/><draw:equation draw:name="f3154" draw:formula="?f1204 / ?f6"/><draw:equation draw:name="f3155" draw:formula="?f1205 / ?f7"/><draw:equation draw:name="f3156" draw:formula="?f1206 / ?f6"/><draw:equation draw:name="f3157" draw:formula="?f1207 / ?f7"/><draw:equation draw:name="f3158" draw:formula="?f1208 / ?f6"/><draw:equation draw:name="f3159" draw:formula="?f1209 / ?f7"/><draw:equation draw:name="f3160" draw:formula="?f1210 / ?f6"/><draw:equation draw:name="f3161" draw:formula="?f1211 / ?f7"/><draw:equation draw:name="f3162" draw:formula="?f1212 / ?f7"/><draw:equation draw:name="f3163" draw:formula="?f1213 / ?f7"/><draw:equation draw:name="f3164" draw:formula="?f1214 / ?f6"/><draw:equation draw:name="f3165" draw:formula="?f1215 / ?f6"/><draw:equation draw:name="f3166" draw:formula="?f1216 / ?f7"/><draw:equation draw:name="f3167" draw:formula="?f1217 / ?f6"/><draw:equation draw:name="f3168" draw:formula="?f1218 / ?f7"/><draw:equation draw:name="f3169" draw:formula="?f1219 / ?f6"/><draw:equation draw:name="f3170" draw:formula="?f1220 / ?f7"/><draw:equation draw:name="f3171" draw:formula="?f1221 / ?f6"/><draw:equation draw:name="f3172" draw:formula="?f1222 / ?f7"/><draw:equation draw:name="f3173" draw:formula="?f1223 / ?f6"/><draw:equation draw:name="f3174" draw:formula="?f1224 / ?f6"/><draw:equation draw:name="f3175" draw:formula="?f1225 / ?f6"/><draw:equation draw:name="f3176" draw:formula="?f1226 / ?f6"/><draw:equation draw:name="f3177" draw:formula="?f1227 / ?f7"/><draw:equation draw:name="f3178" draw:formula="?f1228 / ?f6"/><draw:equation draw:name="f3179" draw:formula="?f1229 / ?f7"/><draw:equation draw:name="f3180" draw:formula="?f1230 / ?f6"/><draw:equation draw:name="f3181" draw:formula="?f1231 / ?f6"/><draw:equation draw:name="f3182" draw:formula="?f1232 / ?f6"/><draw:equation draw:name="f3183" draw:formula="?f1233 / ?f7"/><draw:equation draw:name="f3184" draw:formula="?f1234 / ?f6"/><draw:equation draw:name="f3185" draw:formula="?f1235 / ?f7"/><draw:equation draw:name="f3186" draw:formula="?f1236 / ?f6"/><draw:equation draw:name="f3187" draw:formula="?f1237 / ?f6"/><draw:equation draw:name="f3188" draw:formula="?f1238 / ?f7"/><draw:equation draw:name="f3189" draw:formula="?f1239 / ?f6"/><draw:equation draw:name="f3190" draw:formula="?f1240 / ?f7"/><draw:equation draw:name="f3191" draw:formula="?f1241 / ?f6"/><draw:equation draw:name="f3192" draw:formula="?f1242 / ?f7"/><draw:equation draw:name="f3193" draw:formula="?f1243 / ?f6"/><draw:equation draw:name="f3194" draw:formula="?f1244 / ?f7"/><draw:equation draw:name="f3195" draw:formula="?f1245 / ?f6"/><draw:equation draw:name="f3196" draw:formula="?f1246 / ?f7"/><draw:equation draw:name="f3197" draw:formula="?f1247 / ?f6"/><draw:equation draw:name="f3198" draw:formula="?f1248 / ?f7"/><draw:equation draw:name="f3199" draw:formula="?f1249 / ?f6"/><draw:equation draw:name="f3200" draw:formula="?f1250 / ?f7"/><draw:equation draw:name="f3201" draw:formula="?f1251 / ?f7"/><draw:equation draw:name="f3202" draw:formula="?f1252 / ?f6"/><draw:equation draw:name="f3203" draw:formula="?f1253 / ?f7"/><draw:equation draw:name="f3204" draw:formula="?f1254 / ?f6"/><draw:equation draw:name="f3205" draw:formula="?f1255 / ?f7"/><draw:equation draw:name="f3206" draw:formula="?f1256 / ?f6"/><draw:equation draw:name="f3207" draw:formula="?f1257 / ?f7"/><draw:equation draw:name="f3208" draw:formula="?f1258 / ?f6"/><draw:equation draw:name="f3209" draw:formula="?f1259 / ?f7"/><draw:equation draw:name="f3210" draw:formula="?f1260 / ?f6"/><draw:equation draw:name="f3211" draw:formula="?f1261 / ?f7"/><draw:equation draw:name="f3212" draw:formula="?f1262 / ?f6"/><draw:equation draw:name="f3213" draw:formula="?f1263 / ?f7"/><draw:equation draw:name="f3214" draw:formula="?f1264 / ?f7"/><draw:equation draw:name="f3215" draw:formula="?f1265 / ?f6"/><draw:equation draw:name="f3216" draw:formula="?f1266 / ?f7"/><draw:equation draw:name="f3217" draw:formula="?f1267 / ?f6"/><draw:equation draw:name="f3218" draw:formula="?f1268 / ?f7"/><draw:equation draw:name="f3219" draw:formula="?f1269 / ?f6"/><draw:equation draw:name="f3220" draw:formula="?f1270 / ?f7"/><draw:equation draw:name="f3221" draw:formula="?f1271 / ?f6"/><draw:equation draw:name="f3222" draw:formula="?f1272 / ?f6"/><draw:equation draw:name="f3223" draw:formula="?f1273 / ?f7"/><draw:equation draw:name="f3224" draw:formula="?f1274 / ?f6"/><draw:equation draw:name="f3225" draw:formula="?f1275 / ?f7"/><draw:equation draw:name="f3226" draw:formula="?f1276 / ?f6"/><draw:equation draw:name="f3227" draw:formula="?f1277 / ?f7"/><draw:equation draw:name="f3228" draw:formula="?f1278 / ?f6"/><draw:equation draw:name="f3229" draw:formula="?f1279 / ?f7"/><draw:equation draw:name="f3230" draw:formula="?f1280 / ?f6"/><draw:equation draw:name="f3231" draw:formula="?f1281 / ?f7"/><draw:equation draw:name="f3232" draw:formula="?f1282 / ?f6"/><draw:equation draw:name="f3233" draw:formula="?f1283 / ?f7"/><draw:equation draw:name="f3234" draw:formula="?f1284 / ?f6"/><draw:equation draw:name="f3235" draw:formula="?f1285 / ?f7"/><draw:equation draw:name="f3236" draw:formula="?f1286 / ?f6"/><draw:equation draw:name="f3237" draw:formula="?f1287 / ?f7"/><draw:equation draw:name="f3238" draw:formula="?f1288 / ?f6"/><draw:equation draw:name="f3239" draw:formula="?f1289 / ?f7"/><draw:equation draw:name="f3240" draw:formula="?f1290 / ?f6"/><draw:equation draw:name="f3241" draw:formula="?f1291 / ?f7"/><draw:equation draw:name="f3242" draw:formula="?f1292 / ?f6"/><draw:equation draw:name="f3243" draw:formula="?f1293 / ?f7"/><draw:equation draw:name="f3244" draw:formula="?f1294 / ?f6"/><draw:equation draw:name="f3245" draw:formula="?f1295 / ?f7"/><draw:equation draw:name="f3246" draw:formula="?f1296 / ?f6"/><draw:equation draw:name="f3247" draw:formula="?f1297 / ?f7"/><draw:equation draw:name="f3248" draw:formula="?f1298 / ?f7"/><draw:equation draw:name="f3249" draw:formula="?f1299 / ?f6"/><draw:equation draw:name="f3250" draw:formula="?f1300 / ?f7"/><draw:equation draw:name="f3251" draw:formula="?f1301 / ?f6"/><draw:equation draw:name="f3252" draw:formula="?f1302 / ?f7"/><draw:equation draw:name="f3253" draw:formula="?f1303 / ?f6"/><draw:equation draw:name="f3254" draw:formula="?f1304 / ?f7"/><draw:equation draw:name="f3255" draw:formula="?f1305 / ?f6"/><draw:equation draw:name="f3256" draw:formula="?f1306 / ?f6"/><draw:equation draw:name="f3257" draw:formula="?f1307 / ?f7"/><draw:equation draw:name="f3258" draw:formula="?f1308 / ?f6"/><draw:equation draw:name="f3259" draw:formula="?f1309 / ?f7"/><draw:equation draw:name="f3260" draw:formula="?f1310 / ?f6"/><draw:equation draw:name="f3261" draw:formula="?f1311 / ?f6"/><draw:equation draw:name="f3262" draw:formula="?f1312 / ?f7"/><draw:equation draw:name="f3263" draw:formula="?f1313 / ?f6"/><draw:equation draw:name="f3264" draw:formula="?f1314 / ?f6"/><draw:equation draw:name="f3265" draw:formula="?f1315 / ?f7"/><draw:equation draw:name="f3266" draw:formula="?f1316 / ?f6"/><draw:equation draw:name="f3267" draw:formula="?f1317 / ?f7"/><draw:equation draw:name="f3268" draw:formula="?f1318 / ?f6"/><draw:equation draw:name="f3269" draw:formula="?f1319 / ?f7"/><draw:equation draw:name="f3270" draw:formula="?f1320 / ?f7"/><draw:equation draw:name="f3271" draw:formula="?f1321 / ?f6"/><draw:equation draw:name="f3272" draw:formula="?f1322 / ?f7"/><draw:equation draw:name="f3273" draw:formula="?f1323 / ?f7"/><draw:equation draw:name="f3274" draw:formula="?f1324 / ?f7"/><draw:equation draw:name="f3275" draw:formula="?f1325 / ?f7"/><draw:equation draw:name="f3276" draw:formula="?f1326 / ?f7"/><draw:equation draw:name="f3277" draw:formula="?f1327 / ?f7"/><draw:equation draw:name="f3278" draw:formula="?f1328 / ?f6"/><draw:equation draw:name="f3279" draw:formula="?f1329 / ?f7"/><draw:equation draw:name="f3280" draw:formula="?f1330 / ?f6"/><draw:equation draw:name="f3281" draw:formula="?f1331 / ?f7"/><draw:equation draw:name="f3282" draw:formula="?f1332 / ?f6"/><draw:equation draw:name="f3283" draw:formula="?f1333 / ?f7"/><draw:equation draw:name="f3284" draw:formula="?f1334 / ?f6"/><draw:equation draw:name="f3285" draw:formula="?f1335 / ?f7"/><draw:equation draw:name="f3286" draw:formula="?f1336 / ?f7"/><draw:equation draw:name="f3287" draw:formula="?f1337 / ?f6"/><draw:equation draw:name="f3288" draw:formula="?f1338 / ?f7"/><draw:equation draw:name="f3289" draw:formula="?f1339 / ?f6"/><draw:equation draw:name="f3290" draw:formula="?f1340 / ?f7"/><draw:equation draw:name="f3291" draw:formula="?f1341 / ?f6"/><draw:equation draw:name="f3292" draw:formula="?f1342 / ?f6"/><draw:equation draw:name="f3293" draw:formula="?f1343 / ?f7"/><draw:equation draw:name="f3294" draw:formula="?f1344 / ?f6"/><draw:equation draw:name="f3295" draw:formula="?f1345 / ?f7"/><draw:equation draw:name="f3296" draw:formula="?f1346 / ?f7"/><draw:equation draw:name="f3297" draw:formula="?f1347 / ?f7"/><draw:equation draw:name="f3298" draw:formula="?f1348 / ?f6"/><draw:equation draw:name="f3299" draw:formula="?f1349 / ?f7"/><draw:equation draw:name="f3300" draw:formula="?f1350 / ?f6"/><draw:equation draw:name="f3301" draw:formula="?f1351 / ?f7"/><draw:equation draw:name="f3302" draw:formula="?f1352 / ?f6"/><draw:equation draw:name="f3303" draw:formula="?f1353 / ?f7"/><draw:equation draw:name="f3304" draw:formula="?f1354 / ?f6"/><draw:equation draw:name="f3305" draw:formula="?f1355 / ?f7"/><draw:equation draw:name="f3306" draw:formula="?f1356 / ?f6"/><draw:equation draw:name="f3307" draw:formula="?f1357 / ?f7"/><draw:equation draw:name="f3308" draw:formula="?f1358 / ?f7"/><draw:equation draw:name="f3309" draw:formula="?f1359 / ?f6"/><draw:equation draw:name="f3310" draw:formula="?f1360 / ?f7"/><draw:equation draw:name="f3311" draw:formula="?f1361 / ?f6"/><draw:equation draw:name="f3312" draw:formula="?f1362 / ?f7"/><draw:equation draw:name="f3313" draw:formula="?f1363 / ?f6"/><draw:equation draw:name="f3314" draw:formula="?f1364 / ?f7"/><draw:equation draw:name="f3315" draw:formula="?f1365 / ?f6"/><draw:equation draw:name="f3316" draw:formula="?f1366 / ?f7"/><draw:equation draw:name="f3317" draw:formula="?f1367 / ?f6"/><draw:equation draw:name="f3318" draw:formula="?f1368 / ?f6"/><draw:equation draw:name="f3319" draw:formula="?f1369 / ?f7"/><draw:equation draw:name="f3320" draw:formula="?f1370 / ?f6"/><draw:equation draw:name="f3321" draw:formula="?f1371 / ?f7"/><draw:equation draw:name="f3322" draw:formula="?f1372 / ?f6"/><draw:equation draw:name="f3323" draw:formula="?f1373 / ?f7"/><draw:equation draw:name="f3324" draw:formula="?f1374 / ?f7"/><draw:equation draw:name="f3325" draw:formula="?f1375 / ?f6"/><draw:equation draw:name="f3326" draw:formula="?f1376 / ?f7"/><draw:equation draw:name="f3327" draw:formula="?f1377 / ?f6"/><draw:equation draw:name="f3328" draw:formula="?f1378 / ?f7"/><draw:equation draw:name="f3329" draw:formula="?f1379 / ?f6"/><draw:equation draw:name="f3330" draw:formula="?f1380 / ?f7"/><draw:equation draw:name="f3331" draw:formula="?f1381 / ?f6"/><draw:equation draw:name="f3332" draw:formula="?f1382 / ?f7"/><draw:equation draw:name="f3333" draw:formula="?f1383 / ?f6"/><draw:equation draw:name="f3334" draw:formula="?f1384 / ?f7"/><draw:equation draw:name="f3335" draw:formula="?f1385 / ?f7"/><draw:equation draw:name="f3336" draw:formula="?f1386 / ?f7"/><draw:equation draw:name="f3337" draw:formula="?f1387 / ?f7"/><draw:equation draw:name="f3338" draw:formula="?f1388 / ?f6"/><draw:equation draw:name="f3339" draw:formula="?f1389 / ?f7"/><draw:equation draw:name="f3340" draw:formula="?f1390 / ?f6"/><draw:equation draw:name="f3341" draw:formula="?f1391 / ?f7"/><draw:equation draw:name="f3342" draw:formula="?f1392 / ?f6"/><draw:equation draw:name="f3343" draw:formula="?f1393 / ?f6"/><draw:equation draw:name="f3344" draw:formula="?f1394 / ?f7"/><draw:equation draw:name="f3345" draw:formula="?f1395 / ?f6"/><draw:equation draw:name="f3346" draw:formula="?f1396 / ?f6"/><draw:equation draw:name="f3347" draw:formula="?f1397 / ?f7"/><draw:equation draw:name="f3348" draw:formula="?f1398 / ?f6"/><draw:equation draw:name="f3349" draw:formula="?f1399 / ?f7"/><draw:equation draw:name="f3350" draw:formula="?f1400 / ?f6"/><draw:equation draw:name="f3351" draw:formula="?f1401 / ?f7"/><draw:equation draw:name="f3352" draw:formula="?f1402 / ?f6"/><draw:equation draw:name="f3353" draw:formula="?f1403 / ?f7"/><draw:equation draw:name="f3354" draw:formula="?f1404 / ?f6"/><draw:equation draw:name="f3355" draw:formula="?f1405 / ?f7"/><draw:equation draw:name="f3356" draw:formula="?f1406 / ?f6"/><draw:equation draw:name="f3357" draw:formula="?f1407 / ?f7"/><draw:equation draw:name="f3358" draw:formula="?f1408 / ?f6"/><draw:equation draw:name="f3359" draw:formula="?f1409 / ?f7"/><draw:equation draw:name="f3360" draw:formula="?f1410 / ?f7"/><draw:equation draw:name="f3361" draw:formula="?f1411 / ?f7"/><draw:equation draw:name="f3362" draw:formula="?f1412 / ?f6"/><draw:equation draw:name="f3363" draw:formula="?f1413 / ?f7"/><draw:equation draw:name="f3364" draw:formula="?f1414 / ?f6"/><draw:equation draw:name="f3365" draw:formula="?f1415 / ?f7"/><draw:equation draw:name="f3366" draw:formula="?f1416 / ?f6"/><draw:equation draw:name="f3367" draw:formula="?f1417 / ?f7"/><draw:equation draw:name="f3368" draw:formula="?f1418 / ?f6"/><draw:equation draw:name="f3369" draw:formula="?f1419 / ?f7"/><draw:equation draw:name="f3370" draw:formula="?f1420 / ?f6"/><draw:equation draw:name="f3371" draw:formula="?f1421 / ?f7"/><draw:equation draw:name="f3372" draw:formula="?f1422 / ?f6"/><draw:equation draw:name="f3373" draw:formula="?f1423 / ?f7"/><draw:equation draw:name="f3374" draw:formula="?f1424 / ?f6"/><draw:equation draw:name="f3375" draw:formula="?f1425 / ?f7"/><draw:equation draw:name="f3376" draw:formula="?f1426 / ?f6"/><draw:equation draw:name="f3377" draw:formula="?f1427 / ?f7"/><draw:equation draw:name="f3378" draw:formula="?f1428 / ?f6"/><draw:equation draw:name="f3379" draw:formula="?f1429 / ?f6"/><draw:equation draw:name="f3380" draw:formula="?f1430 / ?f7"/><draw:equation draw:name="f3381" draw:formula="?f1431 / ?f6"/><draw:equation draw:name="f3382" draw:formula="?f1432 / ?f7"/><draw:equation draw:name="f3383" draw:formula="?f1433 / ?f6"/><draw:equation draw:name="f3384" draw:formula="?f1434 / ?f7"/><draw:equation draw:name="f3385" draw:formula="?f1435 / ?f6"/><draw:equation draw:name="f3386" draw:formula="?f1436 / ?f6"/><draw:equation draw:name="f3387" draw:formula="?f1437 / ?f7"/><draw:equation draw:name="f3388" draw:formula="?f1438 / ?f6"/><draw:equation draw:name="f3389" draw:formula="?f1439 / ?f7"/><draw:equation draw:name="f3390" draw:formula="?f1440 / ?f6"/><draw:equation draw:name="f3391" draw:formula="?f1441 / ?f7"/><draw:equation draw:name="f3392" draw:formula="?f1442 / ?f6"/><draw:equation draw:name="f3393" draw:formula="?f1443 / ?f7"/><draw:equation draw:name="f3394" draw:formula="?f1444 / ?f6"/><draw:equation draw:name="f3395" draw:formula="?f1445 / ?f7"/><draw:equation draw:name="f3396" draw:formula="?f1446 / ?f6"/><draw:equation draw:name="f3397" draw:formula="?f1447 / ?f7"/><draw:equation draw:name="f3398" draw:formula="?f1448 / ?f6"/><draw:equation draw:name="f3399" draw:formula="?f1449 / ?f7"/><draw:equation draw:name="f3400" draw:formula="?f1450 / ?f7"/><draw:equation draw:name="f3401" draw:formula="?f1451 / ?f6"/><draw:equation draw:name="f3402" draw:formula="?f1452 / ?f7"/><draw:equation draw:name="f3403" draw:formula="?f1453 / ?f6"/><draw:equation draw:name="f3404" draw:formula="?f1454 / ?f6"/><draw:equation draw:name="f3405" draw:formula="?f1455 / ?f7"/><draw:equation draw:name="f3406" draw:formula="?f1456 / ?f6"/><draw:equation draw:name="f3407" draw:formula="?f1457 / ?f7"/><draw:equation draw:name="f3408" draw:formula="?f1458 / ?f7"/><draw:equation draw:name="f3409" draw:formula="?f1459 / ?f6"/><draw:equation draw:name="f3410" draw:formula="?f1460 / ?f7"/><draw:equation draw:name="f3411" draw:formula="?f1461 / ?f6"/><draw:equation draw:name="f3412" draw:formula="?f1462 / ?f7"/><draw:equation draw:name="f3413" draw:formula="?f1463 / ?f6"/><draw:equation draw:name="f3414" draw:formula="?f1464 / ?f6"/><draw:equation draw:name="f3415" draw:formula="?f1465 / ?f7"/><draw:equation draw:name="f3416" draw:formula="?f1466 / ?f6"/><draw:equation draw:name="f3417" draw:formula="?f1467 / ?f7"/><draw:equation draw:name="f3418" draw:formula="?f1468 / ?f6"/><draw:equation draw:name="f3419" draw:formula="?f1469 / ?f7"/><draw:equation draw:name="f3420" draw:formula="?f1470 / ?f6"/><draw:equation draw:name="f3421" draw:formula="?f1471 / ?f7"/><draw:equation draw:name="f3422" draw:formula="?f1472 / ?f6"/><draw:equation draw:name="f3423" draw:formula="?f1473 / ?f6"/><draw:equation draw:name="f3424" draw:formula="?f1474 / ?f7"/><draw:equation draw:name="f3425" draw:formula="?f1475 / ?f6"/><draw:equation draw:name="f3426" draw:formula="?f1476 / ?f6"/><draw:equation draw:name="f3427" draw:formula="?f1477 / ?f7"/><draw:equation draw:name="f3428" draw:formula="?f1478 / ?f6"/><draw:equation draw:name="f3429" draw:formula="?f1479 / ?f7"/><draw:equation draw:name="f3430" draw:formula="?f1480 / ?f6"/><draw:equation draw:name="f3431" draw:formula="?f1481 / ?f6"/><draw:equation draw:name="f3432" draw:formula="?f1482 / ?f7"/><draw:equation draw:name="f3433" draw:formula="?f1483 / ?f6"/><draw:equation draw:name="f3434" draw:formula="?f1484 / ?f7"/><draw:equation draw:name="f3435" draw:formula="?f1485 / ?f6"/><draw:equation draw:name="f3436" draw:formula="?f1486 / ?f7"/><draw:equation draw:name="f3437" draw:formula="?f1487 / ?f7"/><draw:equation draw:name="f3438" draw:formula="?f1488 / ?f6"/><draw:equation draw:name="f3439" draw:formula="?f1489 / ?f7"/><draw:equation draw:name="f3440" draw:formula="?f1490 / ?f6"/><draw:equation draw:name="f3441" draw:formula="?f1491 / ?f7"/><draw:equation draw:name="f3442" draw:formula="?f1492 / ?f6"/><draw:equation draw:name="f3443" draw:formula="?f1493 / ?f7"/><draw:equation draw:name="f3444" draw:formula="?f1494 / ?f6"/><draw:equation draw:name="f3445" draw:formula="?f1495 / ?f7"/><draw:equation draw:name="f3446" draw:formula="?f1496 / ?f6"/><draw:equation draw:name="f3447" draw:formula="?f1497 / ?f7"/><draw:equation draw:name="f3448" draw:formula="?f1498 / ?f6"/><draw:equation draw:name="f3449" draw:formula="?f1499 / ?f7"/><draw:equation draw:name="f3450" draw:formula="?f1500 / ?f6"/><draw:equation draw:name="f3451" draw:formula="?f1501 / ?f6"/><draw:equation draw:name="f3452" draw:formula="?f1502 / ?f7"/><draw:equation draw:name="f3453" draw:formula="?f1503 / ?f6"/><draw:equation draw:name="f3454" draw:formula="?f1504 / ?f7"/><draw:equation draw:name="f3455" draw:formula="?f1505 / ?f6"/><draw:equation draw:name="f3456" draw:formula="?f1506 / ?f7"/><draw:equation draw:name="f3457" draw:formula="?f1507 / ?f6"/><draw:equation draw:name="f3458" draw:formula="?f1508 / ?f7"/><draw:equation draw:name="f3459" draw:formula="?f1509 / ?f6"/><draw:equation draw:name="f3460" draw:formula="?f1510 / ?f7"/><draw:equation draw:name="f3461" draw:formula="?f1511 / ?f7"/><draw:equation draw:name="f3462" draw:formula="?f1512 / ?f6"/><draw:equation draw:name="f3463" draw:formula="?f1513 / ?f7"/><draw:equation draw:name="f3464" draw:formula="?f1514 / ?f6"/><draw:equation draw:name="f3465" draw:formula="?f1515 / ?f7"/><draw:equation draw:name="f3466" draw:formula="?f1516 / ?f7"/><draw:equation draw:name="f3467" draw:formula="?f1517 / ?f6"/><draw:equation draw:name="f3468" draw:formula="?f1518 / ?f7"/><draw:equation draw:name="f3469" draw:formula="?f1519 / ?f6"/><draw:equation draw:name="f3470" draw:formula="?f1520 / ?f7"/><draw:equation draw:name="f3471" draw:formula="?f1521 / ?f6"/><draw:equation draw:name="f3472" draw:formula="?f1522 / ?f6"/><draw:equation draw:name="f3473" draw:formula="?f1523 / ?f6"/><draw:equation draw:name="f3474" draw:formula="?f1524 / ?f7"/><draw:equation draw:name="f3475" draw:formula="?f1525 / ?f6"/><draw:equation draw:name="f3476" draw:formula="?f1526 / ?f6"/><draw:equation draw:name="f3477" draw:formula="?f1527 / ?f7"/><draw:equation draw:name="f3478" draw:formula="?f1528 / ?f6"/><draw:equation draw:name="f3479" draw:formula="?f1529 / ?f7"/><draw:equation draw:name="f3480" draw:formula="?f1530 / ?f6"/><draw:equation draw:name="f3481" draw:formula="?f1531 / ?f7"/><draw:equation draw:name="f3482" draw:formula="?f1532 / ?f6"/><draw:equation draw:name="f3483" draw:formula="?f1533 / ?f7"/><draw:equation draw:name="f3484" draw:formula="?f1534 / ?f6"/><draw:equation draw:name="f3485" draw:formula="?f1535 / ?f6"/><draw:equation draw:name="f3486" draw:formula="?f1536 / ?f6"/><draw:equation draw:name="f3487" draw:formula="?f1537 / ?f6"/><draw:equation draw:name="f3488" draw:formula="?f1538 / ?f6"/><draw:equation draw:name="f3489" draw:formula="?f1539 / ?f6"/><draw:equation draw:name="f3490" draw:formula="?f1540 / ?f7"/><draw:equation draw:name="f3491" draw:formula="?f1541 / ?f7"/><draw:equation draw:name="f3492" draw:formula="?f1542 / ?f6"/><draw:equation draw:name="f3493" draw:formula="?f1543 / ?f7"/><draw:equation draw:name="f3494" draw:formula="?f1544 / ?f6"/><draw:equation draw:name="f3495" draw:formula="?f1545 / ?f7"/><draw:equation draw:name="f3496" draw:formula="?f1546 / ?f6"/><draw:equation draw:name="f3497" draw:formula="?f1547 / ?f6"/><draw:equation draw:name="f3498" draw:formula="?f1548 / ?f7"/><draw:equation draw:name="f3499" draw:formula="?f1549 / ?f6"/><draw:equation draw:name="f3500" draw:formula="?f1550 / ?f7"/><draw:equation draw:name="f3501" draw:formula="?f1551 / ?f6"/><draw:equation draw:name="f3502" draw:formula="?f1552 / ?f7"/><draw:equation draw:name="f3503" draw:formula="?f1553 / ?f6"/><draw:equation draw:name="f3504" draw:formula="?f1554 / ?f7"/><draw:equation draw:name="f3505" draw:formula="?f1555 / ?f6"/><draw:equation draw:name="f3506" draw:formula="?f1556 / ?f7"/><draw:equation draw:name="f3507" draw:formula="?f1557 / ?f6"/><draw:equation draw:name="f3508" draw:formula="?f1558 / ?f7"/><draw:equation draw:name="f3509" draw:formula="?f1559 / ?f6"/><draw:equation draw:name="f3510" draw:formula="?f1560 / ?f6"/><draw:equation draw:name="f3511" draw:formula="?f1561 / ?f7"/><draw:equation draw:name="f3512" draw:formula="?f1562 / ?f6"/><draw:equation draw:name="f3513" draw:formula="?f1563 / ?f6"/><draw:equation draw:name="f3514" draw:formula="?f1564 / ?f6"/><draw:equation draw:name="f3515" draw:formula="?f1565 / ?f7"/><draw:equation draw:name="f3516" draw:formula="?f1566 / ?f6"/><draw:equation draw:name="f3517" draw:formula="?f1567 / ?f7"/><draw:equation draw:name="f3518" draw:formula="?f1568 / ?f6"/><draw:equation draw:name="f3519" draw:formula="?f1569 / ?f7"/><draw:equation draw:name="f3520" draw:formula="?f1570 / ?f6"/><draw:equation draw:name="f3521" draw:formula="?f1571 / ?f7"/><draw:equation draw:name="f3522" draw:formula="?f1572 / ?f7"/><draw:equation draw:name="f3523" draw:formula="?f1573 / ?f6"/><draw:equation draw:name="f3524" draw:formula="?f1574 / ?f7"/><draw:equation draw:name="f3525" draw:formula="?f1575 / ?f7"/><draw:equation draw:name="f3526" draw:formula="?f1576 / ?f6"/><draw:equation draw:name="f3527" draw:formula="?f1577 / ?f7"/><draw:equation draw:name="f3528" draw:formula="?f1578 / ?f6"/><draw:equation draw:name="f3529" draw:formula="?f1579 / ?f6"/><draw:equation draw:name="f3530" draw:formula="?f1580 / ?f6"/><draw:equation draw:name="f3531" draw:formula="?f1581 / ?f6"/><draw:equation draw:name="f3532" draw:formula="?f1582 / ?f6"/><draw:equation draw:name="f3533" draw:formula="?f1583 / ?f6"/><draw:equation draw:name="f3534" draw:formula="?f1584 / ?f6"/><draw:equation draw:name="f3535" draw:formula="?f1585 / ?f7"/><draw:equation draw:name="f3536" draw:formula="?f1586 / ?f6"/><draw:equation draw:name="f3537" draw:formula="?f1587 / ?f6"/><draw:equation draw:name="f3538" draw:formula="?f1588 / ?f7"/><draw:equation draw:name="f3539" draw:formula="?f1589 / ?f6"/><draw:equation draw:name="f3540" draw:formula="?f1590 / ?f7"/><draw:equation draw:name="f3541" draw:formula="?f1591 / ?f6"/><draw:equation draw:name="f3542" draw:formula="?f1592 / ?f6"/><draw:equation draw:name="f3543" draw:formula="?f1593 / ?f6"/><draw:equation draw:name="f3544" draw:formula="?f1594 / ?f7"/><draw:equation draw:name="f3545" draw:formula="?f1595 / ?f6"/><draw:equation draw:name="f3546" draw:formula="?f1596 / ?f7"/><draw:equation draw:name="f3547" draw:formula="?f1597 / ?f6"/><draw:equation draw:name="f3548" draw:formula="?f1598 / ?f7"/><draw:equation draw:name="f3549" draw:formula="?f1599 / ?f6"/><draw:equation draw:name="f3550" draw:formula="?f1600 / ?f7"/><draw:equation draw:name="f3551" draw:formula="?f1601 / ?f6"/><draw:equation draw:name="f3552" draw:formula="?f1602 / ?f6"/><draw:equation draw:name="f3553" draw:formula="?f1603 / ?f7"/><draw:equation draw:name="f3554" draw:formula="?f1604 / ?f6"/><draw:equation draw:name="f3555" draw:formula="?f1605 / ?f6"/><draw:equation draw:name="f3556" draw:formula="?f1606 / ?f6"/><draw:equation draw:name="f3557" draw:formula="?f1607 / ?f6"/><draw:equation draw:name="f3558" draw:formula="?f1608 / ?f7"/><draw:equation draw:name="f3559" draw:formula="?f1609 / ?f6"/><draw:equation draw:name="f3560" draw:formula="?f1610 / ?f7"/><draw:equation draw:name="f3561" draw:formula="?f1611 / ?f6"/><draw:equation draw:name="f3562" draw:formula="?f1612 / ?f7"/><draw:equation draw:name="f3563" draw:formula="?f1613 / ?f6"/><draw:equation draw:name="f3564" draw:formula="?f1614 / ?f6"/><draw:equation draw:name="f3565" draw:formula="?f1615 / ?f6"/><draw:equation draw:name="f3566" draw:formula="?f1616 / ?f6"/><draw:equation draw:name="f3567" draw:formula="?f1617 / ?f6"/><draw:equation draw:name="f3568" draw:formula="?f1618 / ?f6"/><draw:equation draw:name="f3569" draw:formula="?f1619 / ?f6"/><draw:equation draw:name="f3570" draw:formula="?f1620 / ?f6"/><draw:equation draw:name="f3571" draw:formula="?f1621 / ?f6"/><draw:equation draw:name="f3572" draw:formula="?f1622 / ?f6"/><draw:equation draw:name="f3573" draw:formula="?f1623 / ?f6"/><draw:equation draw:name="f3574" draw:formula="?f1624 / ?f6"/><draw:equation draw:name="f3575" draw:formula="?f1625 / ?f6"/><draw:equation draw:name="f3576" draw:formula="?f1626 / ?f6"/><draw:equation draw:name="f3577" draw:formula="?f1627 / ?f7"/><draw:equation draw:name="f3578" draw:formula="?f1628 / ?f7"/><draw:equation draw:name="f3579" draw:formula="?f1629 / ?f6"/><draw:equation draw:name="f3580" draw:formula="?f1630 / ?f7"/><draw:equation draw:name="f3581" draw:formula="?f1631 / ?f6"/><draw:equation draw:name="f3582" draw:formula="?f1632 / ?f7"/><draw:equation draw:name="f3583" draw:formula="?f1633 / ?f6"/><draw:equation draw:name="f3584" draw:formula="?f1634 / ?f7"/><draw:equation draw:name="f3585" draw:formula="?f1635 / ?f6"/><draw:equation draw:name="f3586" draw:formula="?f1636 / ?f7"/><draw:equation draw:name="f3587" draw:formula="?f1637 / ?f6"/><draw:equation draw:name="f3588" draw:formula="?f1638 / ?f6"/><draw:equation draw:name="f3589" draw:formula="?f1639 / ?f6"/><draw:equation draw:name="f3590" draw:formula="?f1640 / ?f7"/><draw:equation draw:name="f3591" draw:formula="?f1641 / ?f6"/><draw:equation draw:name="f3592" draw:formula="?f1642 / ?f6"/><draw:equation draw:name="f3593" draw:formula="?f1643 / ?f6"/><draw:equation draw:name="f3594" draw:formula="?f1644 / ?f7"/><draw:equation draw:name="f3595" draw:formula="?f1645 / ?f6"/><draw:equation draw:name="f3596" draw:formula="?f1646 / ?f6"/><draw:equation draw:name="f3597" draw:formula="?f1647 / ?f6"/><draw:equation draw:name="f3598" draw:formula="?f1648 / ?f6"/><draw:equation draw:name="f3599" draw:formula="?f1649 / ?f6"/><draw:equation draw:name="f3600" draw:formula="?f1650 / ?f6"/><draw:equation draw:name="f3601" draw:formula="?f1651 / ?f6"/><draw:equation draw:name="f3602" draw:formula="?f1652 / ?f7"/><draw:equation draw:name="f3603" draw:formula="?f1653 / ?f6"/><draw:equation draw:name="f3604" draw:formula="?f1654 / ?f6"/><draw:equation draw:name="f3605" draw:formula="?f1655 / ?f6"/><draw:equation draw:name="f3606" draw:formula="?f1656 / ?f7"/><draw:equation draw:name="f3607" draw:formula="?f1657 / ?f6"/><draw:equation draw:name="f3608" draw:formula="?f1658 / ?f6"/><draw:equation draw:name="f3609" draw:formula="?f1659 / ?f6"/><draw:equation draw:name="f3610" draw:formula="?f1660 / ?f6"/><draw:equation draw:name="f3611" draw:formula="?f1661 / ?f6"/><draw:equation draw:name="f3612" draw:formula="?f1662 / ?f6"/><draw:equation draw:name="f3613" draw:formula="?f1663 / ?f7"/><draw:equation draw:name="f3614" draw:formula="?f1664 / ?f6"/><draw:equation draw:name="f3615" draw:formula="?f1665 / ?f7"/><draw:equation draw:name="f3616" draw:formula="?f1666 / ?f6"/><draw:equation draw:name="f3617" draw:formula="?f1667 / ?f6"/><draw:equation draw:name="f3618" draw:formula="?f1668 / ?f6"/><draw:equation draw:name="f3619" draw:formula="?f1669 / ?f6"/><draw:equation draw:name="f3620" draw:formula="?f1670 / ?f7"/><draw:equation draw:name="f3621" draw:formula="?f1671 / ?f6"/><draw:equation draw:name="f3622" draw:formula="?f1672 / ?f6"/><draw:equation draw:name="f3623" draw:formula="?f1673 / ?f6"/><draw:equation draw:name="f3624" draw:formula="?f1674 / ?f7"/><draw:equation draw:name="f3625" draw:formula="?f1675 / ?f6"/><draw:equation draw:name="f3626" draw:formula="?f1676 / ?f6"/><draw:equation draw:name="f3627" draw:formula="?f1677 / ?f7"/><draw:equation draw:name="f3628" draw:formula="?f1678 / ?f6"/><draw:equation draw:name="f3629" draw:formula="?f1679 / ?f7"/><draw:equation draw:name="f3630" draw:formula="?f1680 / ?f6"/><draw:equation draw:name="f3631" draw:formula="?f1681 / ?f7"/><draw:equation draw:name="f3632" draw:formula="?f1682 / ?f6"/><draw:equation draw:name="f3633" draw:formula="?f1683 / ?f7"/><draw:equation draw:name="f3634" draw:formula="?f1684 / ?f6"/><draw:equation draw:name="f3635" draw:formula="?f1685 / ?f7"/><draw:equation draw:name="f3636" draw:formula="?f1686 / ?f6"/><draw:equation draw:name="f3637" draw:formula="?f1687 / ?f7"/><draw:equation draw:name="f3638" draw:formula="?f1688 / ?f6"/><draw:equation draw:name="f3639" draw:formula="?f1689 / ?f7"/><draw:equation draw:name="f3640" draw:formula="?f1690 / ?f6"/><draw:equation draw:name="f3641" draw:formula="?f1691 / ?f7"/><draw:equation draw:name="f3642" draw:formula="?f1692 / ?f6"/><draw:equation draw:name="f3643" draw:formula="?f1693 / ?f6"/><draw:equation draw:name="f3644" draw:formula="?f1694 / ?f7"/><draw:equation draw:name="f3645" draw:formula="?f1695 / ?f6"/><draw:equation draw:name="f3646" draw:formula="?f1696 / ?f7"/><draw:equation draw:name="f3647" draw:formula="?f1697 / ?f6"/><draw:equation draw:name="f3648" draw:formula="?f1698 / ?f6"/><draw:equation draw:name="f3649" draw:formula="?f1699 / ?f7"/><draw:equation draw:name="f3650" draw:formula="?f1700 / ?f6"/><draw:equation draw:name="f3651" draw:formula="?f1701 / ?f7"/><draw:equation draw:name="f3652" draw:formula="?f1702 / ?f6"/><draw:equation draw:name="f3653" draw:formula="?f1703 / ?f7"/><draw:equation draw:name="f3654" draw:formula="?f1704 / ?f6"/><draw:equation draw:name="f3655" draw:formula="?f1705 / ?f7"/><draw:equation draw:name="f3656" draw:formula="?f1706 / ?f6"/><draw:equation draw:name="f3657" draw:formula="?f1707 / ?f7"/><draw:equation draw:name="f3658" draw:formula="?f1708 / ?f6"/><draw:equation draw:name="f3659" draw:formula="?f1709 / ?f7"/><draw:equation draw:name="f3660" draw:formula="?f1710 / ?f6"/><draw:equation draw:name="f3661" draw:formula="?f1711 / ?f6"/><draw:equation draw:name="f3662" draw:formula="?f1712 / ?f7"/><draw:equation draw:name="f3663" draw:formula="?f1713 / ?f6"/><draw:equation draw:name="f3664" draw:formula="?f1714 / ?f7"/><draw:equation draw:name="f3665" draw:formula="?f1715 / ?f6"/><draw:equation draw:name="f3666" draw:formula="?f1716 / ?f7"/><draw:equation draw:name="f3667" draw:formula="?f1717 / ?f6"/><draw:equation draw:name="f3668" draw:formula="?f1718 / ?f6"/><draw:equation draw:name="f3669" draw:formula="?f1719 / ?f7"/><draw:equation draw:name="f3670" draw:formula="?f1720 / ?f6"/><draw:equation draw:name="f3671" draw:formula="?f1721 / ?f7"/><draw:equation draw:name="f3672" draw:formula="?f1722 / ?f6"/><draw:equation draw:name="f3673" draw:formula="?f1723 / ?f7"/><draw:equation draw:name="f3674" draw:formula="?f1724 / ?f7"/><draw:equation draw:name="f3675" draw:formula="?f1725 / ?f7"/><draw:equation draw:name="f3676" draw:formula="?f1726 / ?f6"/><draw:equation draw:name="f3677" draw:formula="?f1727 / ?f7"/><draw:equation draw:name="f3678" draw:formula="?f1728 / ?f6"/><draw:equation draw:name="f3679" draw:formula="?f1729 / ?f7"/><draw:equation draw:name="f3680" draw:formula="?f1730 / ?f6"/><draw:equation draw:name="f3681" draw:formula="?f1731 / ?f7"/><draw:equation draw:name="f3682" draw:formula="?f1732 / ?f6"/><draw:equation draw:name="f3683" draw:formula="?f1733 / ?f7"/><draw:equation draw:name="f3684" draw:formula="?f1734 / ?f6"/><draw:equation draw:name="f3685" draw:formula="?f1735 / ?f7"/><draw:equation draw:name="f3686" draw:formula="?f1736 / ?f6"/><draw:equation draw:name="f3687" draw:formula="?f1737 / ?f7"/><draw:equation draw:name="f3688" draw:formula="?f1738 / ?f6"/><draw:equation draw:name="f3689" draw:formula="?f1739 / ?f7"/><draw:equation draw:name="f3690" draw:formula="?f1740 / ?f6"/><draw:equation draw:name="f3691" draw:formula="?f1741 / ?f7"/><draw:equation draw:name="f3692" draw:formula="?f1742 / ?f6"/><draw:equation draw:name="f3693" draw:formula="?f1743 / ?f7"/><draw:equation draw:name="f3694" draw:formula="?f1744 / ?f6"/><draw:equation draw:name="f3695" draw:formula="?f1745 / ?f7"/><draw:equation draw:name="f3696" draw:formula="?f1746 / ?f6"/><draw:equation draw:name="f3697" draw:formula="?f1747 / ?f7"/><draw:equation draw:name="f3698" draw:formula="?f1748 / ?f6"/><draw:equation draw:name="f3699" draw:formula="?f1749 / ?f7"/><draw:equation draw:name="f3700" draw:formula="?f1750 / ?f6"/><draw:equation draw:name="f3701" draw:formula="?f1751 / ?f6"/><draw:equation draw:name="f3702" draw:formula="?f1752 / ?f7"/><draw:equation draw:name="f3703" draw:formula="?f1753 / ?f6"/><draw:equation draw:name="f3704" draw:formula="?f1754 / ?f7"/><draw:equation draw:name="f3705" draw:formula="?f1755 / ?f6"/><draw:equation draw:name="f3706" draw:formula="?f1756 / ?f7"/><draw:equation draw:name="f3707" draw:formula="?f1757 / ?f6"/><draw:equation draw:name="f3708" draw:formula="?f1758 / ?f6"/><draw:equation draw:name="f3709" draw:formula="?f1759 / ?f6"/><draw:equation draw:name="f3710" draw:formula="?f1760 / ?f7"/><draw:equation draw:name="f3711" draw:formula="?f1761 / ?f6"/><draw:equation draw:name="f3712" draw:formula="?f1762 / ?f7"/><draw:equation draw:name="f3713" draw:formula="?f1763 / ?f6"/><draw:equation draw:name="f3714" draw:formula="?f1764 / ?f7"/><draw:equation draw:name="f3715" draw:formula="?f1765 / ?f6"/><draw:equation draw:name="f3716" draw:formula="?f1766 / ?f7"/><draw:equation draw:name="f3717" draw:formula="?f1767 / ?f6"/><draw:equation draw:name="f3718" draw:formula="?f1768 / ?f7"/><draw:equation draw:name="f3719" draw:formula="?f1769 / ?f6"/><draw:equation draw:name="f3720" draw:formula="?f1770 / ?f7"/><draw:equation draw:name="f3721" draw:formula="?f1771 / ?f6"/><draw:equation draw:name="f3722" draw:formula="?f1772 / ?f7"/><draw:equation draw:name="f3723" draw:formula="?f1773 / ?f7"/><draw:equation draw:name="f3724" draw:formula="?f1774 / ?f7"/><draw:equation draw:name="f3725" draw:formula="?f1775 / ?f6"/><draw:equation draw:name="f3726" draw:formula="?f1776 / ?f7"/><draw:equation draw:name="f3727" draw:formula="?f1777 / ?f6"/><draw:equation draw:name="f3728" draw:formula="?f1778 / ?f7"/><draw:equation draw:name="f3729" draw:formula="?f1779 / ?f6"/><draw:equation draw:name="f3730" draw:formula="?f1780 / ?f7"/><draw:equation draw:name="f3731" draw:formula="?f1781 / ?f6"/><draw:equation draw:name="f3732" draw:formula="?f1782 / ?f7"/><draw:equation draw:name="f3733" draw:formula="?f1783 / ?f6"/><draw:equation draw:name="f3734" draw:formula="?f1784 / ?f7"/><draw:equation draw:name="f3735" draw:formula="?f1785 / ?f6"/><draw:equation draw:name="f3736" draw:formula="?f1786 / ?f7"/><draw:equation draw:name="f3737" draw:formula="?f1787 / ?f6"/><draw:equation draw:name="f3738" draw:formula="?f1788 / ?f7"/><draw:equation draw:name="f3739" draw:formula="?f1789 / ?f6"/><draw:equation draw:name="f3740" draw:formula="?f1790 / ?f7"/><draw:equation draw:name="f3741" draw:formula="?f1791 / ?f7"/><draw:equation draw:name="f3742" draw:formula="?f1792 / ?f6"/><draw:equation draw:name="f3743" draw:formula="?f1793 / ?f7"/><draw:equation draw:name="f3744" draw:formula="?f1794 / ?f6"/><draw:equation draw:name="f3745" draw:formula="?f1795 / ?f6"/><draw:equation draw:name="f3746" draw:formula="?f1796 / ?f7"/><draw:equation draw:name="f3747" draw:formula="?f1797 / ?f6"/><draw:equation draw:name="f3748" draw:formula="?f1798 / ?f7"/><draw:equation draw:name="f3749" draw:formula="?f1799 / ?f6"/><draw:equation draw:name="f3750" draw:formula="?f1800 / ?f7"/><draw:equation draw:name="f3751" draw:formula="?f1801 / ?f6"/><draw:equation draw:name="f3752" draw:formula="?f1802 / ?f7"/><draw:equation draw:name="f3753" draw:formula="?f1803 / ?f7"/><draw:equation draw:name="f3754" draw:formula="?f1804 / ?f6"/><draw:equation draw:name="f3755" draw:formula="?f1805 / ?f7"/><draw:equation draw:name="f3756" draw:formula="?f1806 / ?f6"/><draw:equation draw:name="f3757" draw:formula="?f1807 / ?f7"/><draw:equation draw:name="f3758" draw:formula="?f1808 / ?f6"/><draw:equation draw:name="f3759" draw:formula="?f1809 / ?f6"/><draw:equation draw:name="f3760" draw:formula="?f1810 / ?f7"/><draw:equation draw:name="f3761" draw:formula="?f1811 / ?f6"/><draw:equation draw:name="f3762" draw:formula="?f1812 / ?f7"/><draw:equation draw:name="f3763" draw:formula="?f1813 / ?f6"/><draw:equation draw:name="f3764" draw:formula="?f1814 / ?f7"/><draw:equation draw:name="f3765" draw:formula="?f1815 / ?f7"/><draw:equation draw:name="f3766" draw:formula="?f1816 / ?f7"/><draw:equation draw:name="f3767" draw:formula="?f1817 / ?f6"/><draw:equation draw:name="f3768" draw:formula="?f1818 / ?f6"/><draw:equation draw:name="f3769" draw:formula="?f1819 / ?f7"/><draw:equation draw:name="f3770" draw:formula="?f1820 / ?f7"/><draw:equation draw:name="f3771" draw:formula="?f1821 / ?f6"/><draw:equation draw:name="f3772" draw:formula="?f1822 / ?f7"/><draw:equation draw:name="f3773" draw:formula="?f1823 / ?f7"/><draw:equation draw:name="f3774" draw:formula="?f1824 / ?f7"/><draw:equation draw:name="f3775" draw:formula="?f1825 / ?f6"/><draw:equation draw:name="f3776" draw:formula="?f1826 / ?f7"/><draw:equation draw:name="f3777" draw:formula="?f1827 / ?f6"/><draw:equation draw:name="f3778" draw:formula="?f1828 / ?f7"/><draw:equation draw:name="f3779" draw:formula="?f1829 / ?f6"/><draw:equation draw:name="f3780" draw:formula="?f1830 / ?f7"/><draw:equation draw:name="f3781" draw:formula="?f1831 / ?f6"/><draw:equation draw:name="f3782" draw:formula="?f1832 / ?f7"/><draw:equation draw:name="f3783" draw:formula="?f1833 / ?f7"/><draw:equation draw:name="f3784" draw:formula="?f1834 / ?f6"/><draw:equation draw:name="f3785" draw:formula="?f1835 / ?f7"/><draw:equation draw:name="f3786" draw:formula="?f1836 / ?f6"/><draw:equation draw:name="f3787" draw:formula="?f1837 / ?f7"/><draw:equation draw:name="f3788" draw:formula="?f1838 / ?f6"/><draw:equation draw:name="f3789" draw:formula="?f1839 / ?f7"/><draw:equation draw:name="f3790" draw:formula="?f1840 / ?f7"/><draw:equation draw:name="f3791" draw:formula="?f1841 / ?f6"/><draw:equation draw:name="f3792" draw:formula="?f1842 / ?f7"/><draw:equation draw:name="f3793" draw:formula="?f1843 / ?f7"/><draw:equation draw:name="f3794" draw:formula="?f1844 / ?f7"/><draw:equation draw:name="f3795" draw:formula="?f1845 / ?f7"/><draw:equation draw:name="f3796" draw:formula="?f1846 / ?f6"/><draw:equation draw:name="f3797" draw:formula="?f1847 / ?f7"/><draw:equation draw:name="f3798" draw:formula="?f1848 / ?f6"/><draw:equation draw:name="f3799" draw:formula="?f1849 / ?f6"/><draw:equation draw:name="f3800" draw:formula="?f1850 / ?f7"/><draw:equation draw:name="f3801" draw:formula="?f1851 / ?f7"/><draw:equation draw:name="f3802" draw:formula="?f1852 / ?f6"/><draw:equation draw:name="f3803" draw:formula="?f1853 / ?f7"/><draw:equation draw:name="f3804" draw:formula="?f1854 / ?f7"/><draw:equation draw:name="f3805" draw:formula="?f1855 / ?f7"/><draw:equation draw:name="f3806" draw:formula="?f1856 / ?f6"/><draw:equation draw:name="f3807" draw:formula="?f1857 / ?f7"/><draw:equation draw:name="f3808" draw:formula="?f1858 / ?f6"/><draw:equation draw:name="f3809" draw:formula="?f1859 / ?f7"/><draw:equation draw:name="f3810" draw:formula="?f1860 / ?f6"/><draw:equation draw:name="f3811" draw:formula="?f1861 / ?f7"/><draw:equation draw:name="f3812" draw:formula="?f1862 / ?f6"/><draw:equation draw:name="f3813" draw:formula="?f1863 / ?f7"/><draw:equation draw:name="f3814" draw:formula="?f1864 / ?f7"/><draw:equation draw:name="f3815" draw:formula="?f1865 / ?f6"/><draw:equation draw:name="f3816" draw:formula="?f1866 / ?f7"/><draw:equation draw:name="f3817" draw:formula="?f1867 / ?f6"/><draw:equation draw:name="f3818" draw:formula="?f1868 / ?f7"/><draw:equation draw:name="f3819" draw:formula="?f1869 / ?f7"/><draw:equation draw:name="f3820" draw:formula="?f1870 / ?f6"/><draw:equation draw:name="f3821" draw:formula="?f1871 / ?f7"/><draw:equation draw:name="f3822" draw:formula="?f1872 / ?f6"/><draw:equation draw:name="f3823" draw:formula="?f1873 / ?f7"/><draw:equation draw:name="f3824" draw:formula="?f1874 / ?f7"/><draw:equation draw:name="f3825" draw:formula="?f1875 / ?f6"/><draw:equation draw:name="f3826" draw:formula="?f1876 / ?f7"/><draw:equation draw:name="f3827" draw:formula="?f1877 / ?f6"/><draw:equation draw:name="f3828" draw:formula="?f1878 / ?f7"/><draw:equation draw:name="f3829" draw:formula="?f1879 / ?f6"/><draw:equation draw:name="f3830" draw:formula="?f1880 / ?f7"/><draw:equation draw:name="f3831" draw:formula="?f1881 / ?f6"/><draw:equation draw:name="f3832" draw:formula="?f1882 / ?f7"/><draw:equation draw:name="f3833" draw:formula="?f1883 / ?f6"/><draw:equation draw:name="f3834" draw:formula="?f1884 / ?f7"/><draw:equation draw:name="f3835" draw:formula="?f1885 / ?f6"/><draw:equation draw:name="f3836" draw:formula="?f1886 / ?f7"/><draw:equation draw:name="f3837" draw:formula="?f1887 / ?f6"/><draw:equation draw:name="f3838" draw:formula="?f1888 / ?f6"/><draw:equation draw:name="f3839" draw:formula="?f1889 / ?f7"/><draw:equation draw:name="f3840" draw:formula="?f1890 / ?f7"/><draw:equation draw:name="f3841" draw:formula="?f1891 / ?f6"/><draw:equation draw:name="f3842" draw:formula="?f1892 / ?f7"/><draw:equation draw:name="f3843" draw:formula="?f1893 / ?f6"/><draw:equation draw:name="f3844" draw:formula="?f1894 / ?f7"/><draw:equation draw:name="f3845" draw:formula="?f1895 / ?f6"/><draw:equation draw:name="f3846" draw:formula="?f1896 / ?f7"/><draw:equation draw:name="f3847" draw:formula="?f1897 / ?f6"/><draw:equation draw:name="f3848" draw:formula="?f1898 / ?f7"/><draw:equation draw:name="f3849" draw:formula="?f1899 / ?f7"/><draw:equation draw:name="f3850" draw:formula="?f1900 / ?f6"/><draw:equation draw:name="f3851" draw:formula="?f1901 / ?f6"/><draw:equation draw:name="f3852" draw:formula="?f1902 / ?f7"/><draw:equation draw:name="f3853" draw:formula="?f1903 / ?f6"/><draw:equation draw:name="f3854" draw:formula="?f1904 / ?f6"/><draw:equation draw:name="f3855" draw:formula="?f1905 / ?f7"/><draw:equation draw:name="f3856" draw:formula="?f1906 / ?f6"/><draw:equation draw:name="f3857" draw:formula="?f1907 / ?f7"/><draw:equation draw:name="f3858" draw:formula="?f1908 / ?f6"/><draw:equation draw:name="f3859" draw:formula="?f1909 / ?f7"/><draw:equation draw:name="f3860" draw:formula="?f1910 / ?f7"/><draw:equation draw:name="f3861" draw:formula="?f1911 / ?f6"/><draw:equation draw:name="f3862" draw:formula="?f1912 / ?f7"/><draw:equation draw:name="f3863" draw:formula="?f1913 / ?f7"/><draw:equation draw:name="f3864" draw:formula="?f1914 / ?f6"/><draw:equation draw:name="f3865" draw:formula="?f1915 / ?f7"/><draw:equation draw:name="f3866" draw:formula="?f1916 / ?f7"/><draw:equation draw:name="f3867" draw:formula="?f1917 / ?f6"/><draw:equation draw:name="f3868" draw:formula="?f1918 / ?f7"/><draw:equation draw:name="f3869" draw:formula="?f1919 / ?f6"/><draw:equation draw:name="f3870" draw:formula="?f1920 / ?f7"/><draw:equation draw:name="f3871" draw:formula="?f1921 / ?f6"/><draw:equation draw:name="f3872" draw:formula="?f1922 / ?f7"/><draw:equation draw:name="f3873" draw:formula="?f1923 / ?f6"/><draw:equation draw:name="f3874" draw:formula="?f1924 / ?f7"/><draw:equation draw:name="f3875" draw:formula="?f1925 / ?f6"/><draw:equation draw:name="f3876" draw:formula="?f1926 / ?f7"/><draw:equation draw:name="f3877" draw:formula="?f1927 / ?f6"/><draw:equation draw:name="f3878" draw:formula="?f1928 / ?f7"/><draw:equation draw:name="f3879" draw:formula="?f1929 / ?f6"/><draw:equation draw:name="f3880" draw:formula="?f1930 / ?f7"/><draw:equation draw:name="f3881" draw:formula="?f1931 / ?f6"/><draw:equation draw:name="f3882" draw:formula="?f1932 / ?f7"/><draw:equation draw:name="f3883" draw:formula="?f1933 / ?f6"/><draw:equation draw:name="f3884" draw:formula="?f1934 / ?f7"/><draw:equation draw:name="f3885" draw:formula="?f1935 / ?f6"/><draw:equation draw:name="f3886" draw:formula="?f1936 / ?f7"/><draw:equation draw:name="f3887" draw:formula="?f1937 / ?f6"/><draw:equation draw:name="f3888" draw:formula="?f1938 / ?f7"/><draw:equation draw:name="f3889" draw:formula="?f1939 / ?f6"/><draw:equation draw:name="f3890" draw:formula="?f1940 / ?f6"/><draw:equation draw:name="f3891" draw:formula="?f1941 / ?f7"/><draw:equation draw:name="f3892" draw:formula="?f1942 / ?f6"/><draw:equation draw:name="f3893" draw:formula="?f1943 / ?f7"/><draw:equation draw:name="f3894" draw:formula="?f1944 / ?f7"/><draw:equation draw:name="f3895" draw:formula="?f1945 / ?f6"/><draw:equation draw:name="f3896" draw:formula="?f1946 / ?f7"/><draw:equation draw:name="f3897" draw:formula="?f1947 / ?f6"/><draw:equation draw:name="f3898" draw:formula="?f1948 / ?f6"/><draw:equation draw:name="f3899" draw:formula="?f1949 / ?f7"/><draw:equation draw:name="f3900" draw:formula="?f1950 / ?f6"/><draw:equation draw:name="f3901" draw:formula="?f1951 / ?f7"/><draw:equation draw:name="f3902" draw:formula="?f1952 / ?f6"/><draw:equation draw:name="f3903" draw:formula="?f1953 / ?f7"/><draw:equation draw:name="f3904" draw:formula="?f1954 / ?f7"/><draw:equation draw:name="f3905" draw:formula="?f1955 / ?f6"/><draw:equation draw:name="f3906" draw:formula="?f1956 / ?f7"/><draw:equation draw:name="f3907" draw:formula="?f1957 / ?f7"/><draw:equation draw:name="f3908" draw:formula="?f0 / ?f6"/><draw:equation draw:name="f3909" draw:formula="?f1 / ?f6"/><draw:equation draw:name="f3910" draw:formula="?f2 / ?f7"/><draw:equation draw:name="f3911" draw:formula="?f3 / ?f7"/></draw:enhanced-geometry></draw:custom-shape></draw:g><draw:custom-shape svg:x="-0.76285in" svg:y="-0.5in" svg:width="8.5in" svg:height="0.28704in" draw:id="id3" draw:style-name="a3" draw:name="Rectangle 4"><svg:title/><svg:desc/><draw:enhanced-geometry draw:type="non-primitive" svg:viewBox="0 0 21600 21600" draw:enhanced-path="M 0 0 L 21600 0 21600 21600 0 21600 Z N"/></draw:custom-shape><draw:g draw:name="Group 12" draw:id="id10"><svg:title/><svg:desc/><draw:custom-shape svg:width="2.94727in" svg:height="2.63819in" draw:id="id4" draw:style-name="a5" draw:transform="translate(-1.47364in -1.3191in) rotate(-3.14159) translate(6.24192in 9.71633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width="2.25065in" svg:height="2.01618in" draw:id="id5" draw:style-name="a6" draw:transform="translate(-1.12532in -1.00809in) rotate(-3.14159) translate(6.42093in 9.84153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width="1.02752in" svg:height="1.01408in" draw:id="id6" draw:style-name="a7" draw:transform="translate(-0.51376in -0.50704in) rotate(-3.14159) translate(6.89638in 8.85254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width="0.60107in" svg:height="0.5932in" draw:id="id7" draw:style-name="a8" draw:transform="translate(-0.30054in -0.2966in) rotate(-3.14159) translate(4.78089in 9.81259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width="0.60107in" svg:height="0.5932in" draw:id="id8" draw:style-name="a9" draw:transform="translate(-0.30054in -0.2966in) rotate(-3.14159) translate(1.51304in 0.88827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custom-shape svg:width="0.37534in" svg:height="0.37044in" draw:id="id9" draw:style-name="a10" draw:transform="translate(-0.18767in -0.18522in) rotate(-3.14159) translate(5.75697in 8.45315in)" draw:name="Freeform: Shape 10"><svg:title/><svg:desc/><draw:enhanced-geometry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519"/><draw:equation draw:name="f7" draw:formula="?f4 / 2612594"/><draw:equation draw:name="f8" draw:formula="1439383 * ?f5 / 2647519"/><draw:equation draw:name="f9" draw:formula="2598425 * ?f4 / 2612594"/><draw:equation draw:name="f10" draw:formula="1427010 * ?f5 / 2647519"/><draw:equation draw:name="f11" draw:formula="2605087 * ?f4 / 2612594"/><draw:equation draw:name="f12" draw:formula="1427751 * ?f5 / 2647519"/><draw:equation draw:name="f13" draw:formula="2605405 * ?f4 / 2612594"/><draw:equation draw:name="f14" draw:formula="1542263 * ?f5 / 2647519"/><draw:equation draw:name="f15" draw:formula="2530792 * ?f4 / 2612594"/><draw:equation draw:name="f16" draw:formula="1502258 * ?f5 / 2647519"/><draw:equation draw:name="f17" draw:formula="2540317 * ?f4 / 2612594"/><draw:equation draw:name="f18" draw:formula="1442250 * ?f5 / 2647519"/><draw:equation draw:name="f19" draw:formula="2547937 * ?f4 / 2612594"/><draw:equation draw:name="f20" draw:formula="1439393 * ?f5 / 2647519"/><draw:equation draw:name="f21" draw:formula="1481303 * ?f5 / 2647519"/><draw:equation draw:name="f22" draw:formula="2536507 * ?f4 / 2612594"/><draw:equation draw:name="f23" draw:formula="1646324 * ?f5 / 2647519"/><draw:equation draw:name="f24" draw:formula="2520821 * ?f4 / 2612594"/><draw:equation draw:name="f25" draw:formula="1643880 * ?f5 / 2647519"/><draw:equation draw:name="f26" draw:formula="2521511 * ?f4 / 2612594"/><draw:equation draw:name="f27" draw:formula="1645133 * ?f5 / 2647519"/><draw:equation draw:name="f28" draw:formula="2521267 * ?f4 / 2612594"/><draw:equation draw:name="f29" draw:formula="899801 * ?f5 / 2647519"/><draw:equation draw:name="f30" draw:formula="2506503 * ?f4 / 2612594"/><draw:equation draw:name="f31" draw:formula="942187 * ?f5 / 2647519"/><draw:equation draw:name="f32" draw:formula="2517457 * ?f4 / 2612594"/><draw:equation draw:name="f33" draw:formula="960285 * ?f5 / 2647519"/><draw:equation draw:name="f34" draw:formula="2518409 * ?f4 / 2612594"/><draw:equation draw:name="f35" draw:formula="1010767 * ?f5 / 2647519"/><draw:equation draw:name="f36" draw:formula="2543175 * ?f4 / 2612594"/><draw:equation draw:name="f37" draw:formula="1033627 * ?f5 / 2647519"/><draw:equation draw:name="f38" draw:formula="1035057 * ?f5 / 2647519"/><draw:equation draw:name="f39" draw:formula="2548414 * ?f4 / 2612594"/><draw:equation draw:name="f40" draw:formula="1040295 * ?f5 / 2647519"/><draw:equation draw:name="f41" draw:formula="1060297 * ?f5 / 2647519"/><draw:equation draw:name="f42" draw:formula="2548890 * ?f4 / 2612594"/><draw:equation draw:name="f43" draw:formula="1080300 * ?f5 / 2647519"/><draw:equation draw:name="f44" draw:formula="2553652 * ?f4 / 2612594"/><draw:equation draw:name="f45" draw:formula="1119713 * ?f5 / 2647519"/><draw:equation draw:name="f46" draw:formula="2562818 * ?f4 / 2612594"/><draw:equation draw:name="f47" draw:formula="1120305 * ?f5 / 2647519"/><draw:equation draw:name="f48" draw:formula="2562225 * ?f4 / 2612594"/><draw:equation draw:name="f49" draw:formula="1166025 * ?f5 / 2647519"/><draw:equation draw:name="f50" draw:formula="2569845 * ?f4 / 2612594"/><draw:equation draw:name="f51" draw:formula="1187932 * ?f5 / 2647519"/><draw:equation draw:name="f52" draw:formula="2573655 * ?f4 / 2612594"/><draw:equation draw:name="f53" draw:formula="1209840 * ?f5 / 2647519"/><draw:equation draw:name="f54" draw:formula="2575560 * ?f4 / 2612594"/><draw:equation draw:name="f55" draw:formula="1254607 * ?f5 / 2647519"/><draw:equation draw:name="f56" draw:formula="2577465 * ?f4 / 2612594"/><draw:equation draw:name="f57" draw:formula="1315567 * ?f5 / 2647519"/><draw:equation draw:name="f58" draw:formula="2576512 * ?f4 / 2612594"/><draw:equation draw:name="f59" draw:formula="1318213 * ?f5 / 2647519"/><draw:equation draw:name="f60" draw:formula="1324140 * ?f5 / 2647519"/><draw:equation draw:name="f61" draw:formula="2573178 * ?f4 / 2612594"/><draw:equation draw:name="f62" draw:formula="1337475 * ?f5 / 2647519"/><draw:equation draw:name="f63" draw:formula="2568892 * ?f4 / 2612594"/><draw:equation draw:name="f64" draw:formula="1351048 * ?f5 / 2647519"/><draw:equation draw:name="f65" draw:formula="2568654 * ?f4 / 2612594"/><draw:equation draw:name="f66" draw:formula="1360335 * ?f5 / 2647519"/><draw:equation draw:name="f67" draw:formula="2569844 * ?f4 / 2612594"/><draw:equation draw:name="f68" draw:formula="1362835 * ?f5 / 2647519"/><draw:equation draw:name="f69" draw:formula="1384147 * ?f5 / 2647519"/><draw:equation draw:name="f70" draw:formula="1377480 * ?f5 / 2647519"/><draw:equation draw:name="f71" draw:formula="2586037 * ?f4 / 2612594"/><draw:equation draw:name="f72" draw:formula="1373670 * ?f5 / 2647519"/><draw:equation draw:name="f73" draw:formula="2590800 * ?f4 / 2612594"/><draw:equation draw:name="f74" draw:formula="1361287 * ?f5 / 2647519"/><draw:equation draw:name="f75" draw:formula="2596515 * ?f4 / 2612594"/><draw:equation draw:name="f76" draw:formula="1338427 * ?f5 / 2647519"/><draw:equation draw:name="f77" draw:formula="1308900 * ?f5 / 2647519"/><draw:equation draw:name="f78" draw:formula="2594610 * ?f4 / 2612594"/><draw:equation draw:name="f79" draw:formula="1245082 * ?f5 / 2647519"/><draw:equation draw:name="f80" draw:formula="2592705 * ?f4 / 2612594"/><draw:equation draw:name="f81" draw:formula="1197457 * ?f5 / 2647519"/><draw:equation draw:name="f82" draw:formula="2588895 * ?f4 / 2612594"/><draw:equation draw:name="f83" draw:formula="1155547 * ?f5 / 2647519"/><draw:equation draw:name="f84" draw:formula="2583180 * ?f4 / 2612594"/><draw:equation draw:name="f85" draw:formula="1113637 * ?f5 / 2647519"/><draw:equation draw:name="f86" draw:formula="1049820 * ?f5 / 2647519"/><draw:equation draw:name="f87" draw:formula="2566987 * ?f4 / 2612594"/><draw:equation draw:name="f88" draw:formula="1000290 * ?f5 / 2647519"/><draw:equation draw:name="f89" draw:formula="2550795 * ?f4 / 2612594"/><draw:equation draw:name="f90" draw:formula="1000863 * ?f5 / 2647519"/><draw:equation draw:name="f91" draw:formula="2550379 * ?f4 / 2612594"/><draw:equation draw:name="f92" draw:formula="971715 * ?f5 / 2647519"/><draw:equation draw:name="f93" draw:formula="2541270 * ?f4 / 2612594"/><draw:equation draw:name="f94" draw:formula="945997 * ?f5 / 2647519"/><draw:equation draw:name="f95" draw:formula="2529840 * ?f4 / 2612594"/><draw:equation draw:name="f96" draw:formula="916470 * ?f5 / 2647519"/><draw:equation draw:name="f97" draw:formula="2520315 * ?f4 / 2612594"/><draw:equation draw:name="f98" draw:formula="885990 * ?f5 / 2647519"/><draw:equation draw:name="f99" draw:formula="2509837 * ?f4 / 2612594"/><draw:equation draw:name="f100" draw:formula="1460492 * ?f5 / 2647519"/><draw:equation draw:name="f101" draw:formula="2486082 * ?f4 / 2612594"/><draw:equation draw:name="f102" draw:formula="1445939 * ?f5 / 2647519"/><draw:equation draw:name="f103" draw:formula="2488303 * ?f4 / 2612594"/><draw:equation draw:name="f104" draw:formula="1345293 * ?f5 / 2647519"/><draw:equation draw:name="f105" draw:formula="2493385 * ?f4 / 2612594"/><draw:equation draw:name="f106" draw:formula="1378432 * ?f5 / 2647519"/><draw:equation draw:name="f107" draw:formula="2497454 * ?f4 / 2612594"/><draw:equation draw:name="f108" draw:formula="1387005 * ?f5 / 2647519"/><draw:equation draw:name="f109" draw:formula="2495549 * ?f4 / 2612594"/><draw:equation draw:name="f110" draw:formula="1446060 * ?f5 / 2647519"/><draw:equation draw:name="f111" draw:formula="2488882 * ?f4 / 2612594"/><draw:equation draw:name="f112" draw:formula="1455778 * ?f5 / 2647519"/><draw:equation draw:name="f113" draw:formula="2486992 * ?f4 / 2612594"/><draw:equation draw:name="f114" draw:formula="1550918 * ?f5 / 2647519"/><draw:equation draw:name="f115" draw:formula="2472281 * ?f4 / 2612594"/><draw:equation draw:name="f116" draw:formula="1501488 * ?f5 / 2647519"/><draw:equation draw:name="f117" draw:formula="2479825 * ?f4 / 2612594"/><draw:equation draw:name="f118" draw:formula="1518450 * ?f5 / 2647519"/><draw:equation draw:name="f119" draw:formula="2480309 * ?f4 / 2612594"/><draw:equation draw:name="f120" draw:formula="1542858 * ?f5 / 2647519"/><draw:equation draw:name="f121" draw:formula="2475785 * ?f4 / 2612594"/><draw:equation draw:name="f122" draw:formula="1731355 * ?f5 / 2647519"/><draw:equation draw:name="f123" draw:formula="2470078 * ?f4 / 2612594"/><draw:equation draw:name="f124" draw:formula="1576323 * ?f5 / 2647519"/><draw:equation draw:name="f125" draw:formula="2511364 * ?f4 / 2612594"/><draw:equation draw:name="f126" draw:formula="1654777 * ?f5 / 2647519"/><draw:equation draw:name="f127" draw:formula="2493883 * ?f4 / 2612594"/><draw:equation draw:name="f128" draw:formula="737400 * ?f5 / 2647519"/><draw:equation draw:name="f129" draw:formula="2450782 * ?f4 / 2612594"/><draw:equation draw:name="f130" draw:formula="846937 * ?f5 / 2647519"/><draw:equation draw:name="f131" draw:formula="915517 * ?f5 / 2647519"/><draw:equation draw:name="f132" draw:formula="2520314 * ?f4 / 2612594"/><draw:equation draw:name="f133" draw:formula="945045 * ?f5 / 2647519"/><draw:equation draw:name="f134" draw:formula="2529839 * ?f4 / 2612594"/><draw:equation draw:name="f135" draw:formula="970762 * ?f5 / 2647519"/><draw:equation draw:name="f136" draw:formula="2541269 * ?f4 / 2612594"/><draw:equation draw:name="f137" draw:formula="965047 * ?f5 / 2647519"/><draw:equation draw:name="f138" draw:formula="2546032 * ?f4 / 2612594"/><draw:equation draw:name="f139" draw:formula="949807 * ?f5 / 2647519"/><draw:equation draw:name="f140" draw:formula="2543174 * ?f4 / 2612594"/><draw:equation draw:name="f141" draw:formula="895515 * ?f5 / 2647519"/><draw:equation draw:name="f142" draw:formula="2523172 * ?f4 / 2612594"/><draw:equation draw:name="f143" draw:formula="868845 * ?f5 / 2647519"/><draw:equation draw:name="f144" draw:formula="2512694 * ?f4 / 2612594"/><draw:equation draw:name="f145" draw:formula="842175 * ?f5 / 2647519"/><draw:equation draw:name="f146" draw:formula="2501264 * ?f4 / 2612594"/><draw:equation draw:name="f147" draw:formula="806932 * ?f5 / 2647519"/><draw:equation draw:name="f148" draw:formula="776452 * ?f5 / 2647519"/><draw:equation draw:name="f149" draw:formula="2475547 * ?f4 / 2612594"/><draw:equation draw:name="f150" draw:formula="752640 * ?f5 / 2647519"/><draw:equation draw:name="f151" draw:formula="2463164 * ?f4 / 2612594"/><draw:equation draw:name="f152" draw:formula="782168 * ?f5 / 2647519"/><draw:equation draw:name="f153" draw:formula="2426970 * ?f4 / 2612594"/><draw:equation draw:name="f154" draw:formula="834555 * ?f5 / 2647519"/><draw:equation draw:name="f155" draw:formula="2453640 * ?f4 / 2612594"/><draw:equation draw:name="f156" draw:formula="827888 * ?f5 / 2647519"/><draw:equation draw:name="f157" draw:formula="2457450 * ?f4 / 2612594"/><draw:equation draw:name="f158" draw:formula="766928 * ?f5 / 2647519"/><draw:equation draw:name="f159" draw:formula="2427922 * ?f4 / 2612594"/><draw:equation draw:name="f160" draw:formula="588810 * ?f5 / 2647519"/><draw:equation draw:name="f161" draw:formula="2362200 * ?f4 / 2612594"/><draw:equation draw:name="f162" draw:formula="653580 * ?f5 / 2647519"/><draw:equation draw:name="f163" draw:formula="2398395 * ?f4 / 2612594"/><draw:equation draw:name="f164" draw:formula="666915 * ?f5 / 2647519"/><draw:equation draw:name="f165" draw:formula="2413635 * ?f4 / 2612594"/><draw:equation draw:name="f166" draw:formula="636435 * ?f5 / 2647519"/><draw:equation draw:name="f167" draw:formula="2397442 * ?f4 / 2612594"/><draw:equation draw:name="f168" draw:formula="613575 * ?f5 / 2647519"/><draw:equation draw:name="f169" draw:formula="2383155 * ?f4 / 2612594"/><draw:equation draw:name="f170" draw:formula="702387 * ?f5 / 2647519"/><draw:equation draw:name="f171" draw:formula="2337759 * ?f4 / 2612594"/><draw:equation draw:name="f172" draw:formula="702396 * ?f5 / 2647519"/><draw:equation draw:name="f173" draw:formula="2338030 * ?f4 / 2612594"/><draw:equation draw:name="f174" draw:formula="705613 * ?f5 / 2647519"/><draw:equation draw:name="f175" draw:formula="2341924 * ?f4 / 2612594"/><draw:equation draw:name="f176" draw:formula="705967 * ?f5 / 2647519"/><draw:equation draw:name="f177" draw:formula="2340292 * ?f4 / 2612594"/><draw:equation draw:name="f178" draw:formula="2093409 * ?f5 / 2647519"/><draw:equation draw:name="f179" draw:formula="2275234 * ?f4 / 2612594"/><draw:equation draw:name="f180" draw:formula="2089950 * ?f5 / 2647519"/><draw:equation draw:name="f181" draw:formula="2275522 * ?f4 / 2612594"/><draw:equation draw:name="f182" draw:formula="2032800 * ?f5 / 2647519"/><draw:equation draw:name="f183" draw:formula="2316480 * ?f4 / 2612594"/><draw:equation draw:name="f184" draw:formula="1976602 * ?f5 / 2647519"/><draw:equation draw:name="f185" draw:formula="2346960 * ?f4 / 2612594"/><draw:equation draw:name="f186" draw:formula="1936597 * ?f5 / 2647519"/><draw:equation draw:name="f187" draw:formula="2370772 * ?f4 / 2612594"/><draw:equation draw:name="f188" draw:formula="1914690 * ?f5 / 2647519"/><draw:equation draw:name="f189" draw:formula="2380297 * ?f4 / 2612594"/><draw:equation draw:name="f190" draw:formula="1891830 * ?f5 / 2647519"/><draw:equation draw:name="f191" draw:formula="2389822 * ?f4 / 2612594"/><draw:equation draw:name="f192" draw:formula="1864207 * ?f5 / 2647519"/><draw:equation draw:name="f193" draw:formula="2404110 * ?f4 / 2612594"/><draw:equation draw:name="f194" draw:formula="1843252 * ?f5 / 2647519"/><draw:equation draw:name="f195" draw:formula="2416492 * ?f4 / 2612594"/><draw:equation draw:name="f196" draw:formula="1812772 * ?f5 / 2647519"/><draw:equation draw:name="f197" draw:formula="2428875 * ?f4 / 2612594"/><draw:equation draw:name="f198" draw:formula="1781340 * ?f5 / 2647519"/><draw:equation draw:name="f199" draw:formula="2440305 * ?f4 / 2612594"/><draw:equation draw:name="f200" draw:formula="1772767 * ?f5 / 2647519"/><draw:equation draw:name="f201" draw:formula="2448877 * ?f4 / 2612594"/><draw:equation draw:name="f202" draw:formula="1759432 * ?f5 / 2647519"/><draw:equation draw:name="f203" draw:formula="1726095 * ?f5 / 2647519"/><draw:equation draw:name="f204" draw:formula="2459355 * ?f4 / 2612594"/><draw:equation draw:name="f205" draw:formula="1683232 * ?f5 / 2647519"/><draw:equation draw:name="f206" draw:formula="2472690 * ?f4 / 2612594"/><draw:equation draw:name="f207" draw:formula="1644180 * ?f5 / 2647519"/><draw:equation draw:name="f208" draw:formula="2485072 * ?f4 / 2612594"/><draw:equation draw:name="f209" draw:formula="1601317 * ?f5 / 2647519"/><draw:equation draw:name="f210" draw:formula="2497455 * ?f4 / 2612594"/><draw:equation draw:name="f211" draw:formula="1547977 * ?f5 / 2647519"/><draw:equation draw:name="f212" draw:formula="2510790 * ?f4 / 2612594"/><draw:equation draw:name="f213" draw:formula="1472730 * ?f5 / 2647519"/><draw:equation draw:name="f214" draw:formula="1470825 * ?f5 / 2647519"/><draw:equation draw:name="f215" draw:formula="2526030 * ?f4 / 2612594"/><draw:equation draw:name="f216" draw:formula="1434646 * ?f5 / 2647519"/><draw:equation draw:name="f217" draw:formula="2535075 * ?f4 / 2612594"/><draw:equation draw:name="f218" draw:formula="1435583 * ?f5 / 2647519"/><draw:equation draw:name="f219" draw:formula="2535555 * ?f4 / 2612594"/><draw:equation draw:name="f220" draw:formula="1475761 * ?f5 / 2647519"/><draw:equation draw:name="f221" draw:formula="2525510 * ?f4 / 2612594"/><draw:equation draw:name="f222" draw:formula="1476540 * ?f5 / 2647519"/><draw:equation draw:name="f223" draw:formula="1551788 * ?f5 / 2647519"/><draw:equation draw:name="f224" draw:formula="1605128 * ?f5 / 2647519"/><draw:equation draw:name="f225" draw:formula="1647990 * ?f5 / 2647519"/><draw:equation draw:name="f226" draw:formula="1687043 * ?f5 / 2647519"/><draw:equation draw:name="f227" draw:formula="1729905 * ?f5 / 2647519"/><draw:equation draw:name="f228" draw:formula="1763243 * ?f5 / 2647519"/><draw:equation draw:name="f229" draw:formula="1740675 * ?f5 / 2647519"/><draw:equation draw:name="f230" draw:formula="2467181 * ?f4 / 2612594"/><draw:equation draw:name="f231" draw:formula="1741335 * ?f5 / 2647519"/><draw:equation draw:name="f232" draw:formula="2466975 * ?f4 / 2612594"/><draw:equation draw:name="f233" draw:formula="1765148 * ?f5 / 2647519"/><draw:equation draw:name="f234" draw:formula="2452687 * ?f4 / 2612594"/><draw:equation draw:name="f235" draw:formula="1778483 * ?f5 / 2647519"/><draw:equation draw:name="f236" draw:formula="2447925 * ?f4 / 2612594"/><draw:equation draw:name="f237" draw:formula="1779371 * ?f5 / 2647519"/><draw:equation draw:name="f238" draw:formula="2447679 * ?f4 / 2612594"/><draw:equation draw:name="f239" draw:formula="1785150 * ?f5 / 2647519"/><draw:equation draw:name="f240" draw:formula="2441257 * ?f4 / 2612594"/><draw:equation draw:name="f241" draw:formula="1816583 * ?f5 / 2647519"/><draw:equation draw:name="f242" draw:formula="2429827 * ?f4 / 2612594"/><draw:equation draw:name="f243" draw:formula="1847063 * ?f5 / 2647519"/><draw:equation draw:name="f244" draw:formula="2417445 * ?f4 / 2612594"/><draw:equation draw:name="f245" draw:formula="1868018 * ?f5 / 2647519"/><draw:equation draw:name="f246" draw:formula="2405062 * ?f4 / 2612594"/><draw:equation draw:name="f247" draw:formula="1895640 * ?f5 / 2647519"/><draw:equation draw:name="f248" draw:formula="2390775 * ?f4 / 2612594"/><draw:equation draw:name="f249" draw:formula="1918500 * ?f5 / 2647519"/><draw:equation draw:name="f250" draw:formula="2381250 * ?f4 / 2612594"/><draw:equation draw:name="f251" draw:formula="1934176 * ?f5 / 2647519"/><draw:equation draw:name="f252" draw:formula="2374435 * ?f4 / 2612594"/><draw:equation draw:name="f253" draw:formula="1942313 * ?f5 / 2647519"/><draw:equation draw:name="f254" draw:formula="2368867 * ?f4 / 2612594"/><draw:equation draw:name="f255" draw:formula="1982318 * ?f5 / 2647519"/><draw:equation draw:name="f256" draw:formula="2345055 * ?f4 / 2612594"/><draw:equation draw:name="f257" draw:formula="2038515 * ?f5 / 2647519"/><draw:equation draw:name="f258" draw:formula="2314575 * ?f4 / 2612594"/><draw:equation draw:name="f259" draw:formula="460060 * ?f5 / 2647519"/><draw:equation draw:name="f260" draw:formula="2262062 * ?f4 / 2612594"/><draw:equation draw:name="f261" draw:formula="463676 * ?f5 / 2647519"/><draw:equation draw:name="f262" draw:formula="2265164 * ?f4 / 2612594"/><draw:equation draw:name="f263" draw:formula="464911 * ?f5 / 2647519"/><draw:equation draw:name="f264" draw:formula="2265793 * ?f4 / 2612594"/><draw:equation draw:name="f265" draw:formula="2099802 * ?f5 / 2647519"/><draw:equation draw:name="f266" draw:formula="2237197 * ?f4 / 2612594"/><draw:equation draw:name="f267" draw:formula="2099475 * ?f5 / 2647519"/><draw:equation draw:name="f268" draw:formula="2237422 * ?f4 / 2612594"/><draw:equation draw:name="f269" draw:formula="2237694 * ?f4 / 2612594"/><draw:equation draw:name="f270" draw:formula="2100989 * ?f5 / 2647519"/><draw:equation draw:name="f271" draw:formula="2237910 * ?f4 / 2612594"/><draw:equation draw:name="f272" draw:formula="2101380 * ?f5 / 2647519"/><draw:equation draw:name="f273" draw:formula="2120380 * ?f5 / 2647519"/><draw:equation draw:name="f274" draw:formula="2222979 * ?f4 / 2612594"/><draw:equation draw:name="f275" draw:formula="2114756 * ?f5 / 2647519"/><draw:equation draw:name="f276" draw:formula="2226864 * ?f4 / 2612594"/><draw:equation draw:name="f277" draw:formula="2113762 * ?f5 / 2647519"/><draw:equation draw:name="f278" draw:formula="2227897 * ?f4 / 2612594"/><draw:equation draw:name="f279" draw:formula="2117618 * ?f5 / 2647519"/><draw:equation draw:name="f280" draw:formula="2225429 * ?f4 / 2612594"/><draw:equation draw:name="f281" draw:formula="382287 * ?f5 / 2647519"/><draw:equation draw:name="f282" draw:formula="2175002 * ?f4 / 2612594"/><draw:equation draw:name="f283" draw:formula="418261 * ?f5 / 2647519"/><draw:equation draw:name="f284" draw:formula="2217358 * ?f4 / 2612594"/><draw:equation draw:name="f285" draw:formula="389737 * ?f5 / 2647519"/><draw:equation draw:name="f286" draw:formula="2183129 * ?f4 / 2612594"/><draw:equation draw:name="f287" draw:formula="2187820 * ?f5 / 2647519"/><draw:equation draw:name="f288" draw:formula="2174974 * ?f4 / 2612594"/><draw:equation draw:name="f289" draw:formula="2187735 * ?f5 / 2647519"/><draw:equation draw:name="f290" draw:formula="2175004 * ?f4 / 2612594"/><draw:equation draw:name="f291" draw:formula="2187105 * ?f5 / 2647519"/><draw:equation draw:name="f292" draw:formula="2179320 * ?f4 / 2612594"/><draw:equation draw:name="f293" draw:formula="2171865 * ?f5 / 2647519"/><draw:equation draw:name="f294" draw:formula="2196465 * ?f4 / 2612594"/><draw:equation draw:name="f295" draw:formula="2153767 * ?f5 / 2647519"/><draw:equation draw:name="f296" draw:formula="2216467 * ?f4 / 2612594"/><draw:equation draw:name="f297" draw:formula="2154858 * ?f5 / 2647519"/><draw:equation draw:name="f298" draw:formula="2216216 * ?f4 / 2612594"/><draw:equation draw:name="f299" draw:formula="2197417 * ?f4 / 2612594"/><draw:equation draw:name="f300" draw:formula="2180272 * ?f4 / 2612594"/><draw:equation draw:name="f301" draw:formula="475386 * ?f5 / 2647519"/><draw:equation draw:name="f302" draw:formula="2153525 * ?f4 / 2612594"/><draw:equation draw:name="f303" draw:formula="477272 * ?f5 / 2647519"/><draw:equation draw:name="f304" draw:formula="2155822 * ?f4 / 2612594"/><draw:equation draw:name="f305" draw:formula="477367 * ?f5 / 2647519"/><draw:equation draw:name="f306" draw:formula="2155507 * ?f4 / 2612594"/><draw:equation draw:name="f307" draw:formula="334493 * ?f5 / 2647519"/><draw:equation draw:name="f308" draw:formula="2131694 * ?f4 / 2612594"/><draw:equation draw:name="f309" draw:formula="359258 * ?f5 / 2647519"/><draw:equation draw:name="f310" draw:formula="2147887 * ?f4 / 2612594"/><draw:equation draw:name="f311" draw:formula="360474 * ?f5 / 2647519"/><draw:equation draw:name="f312" draw:formula="2149319 * ?f4 / 2612594"/><draw:equation draw:name="f313" draw:formula="371759 * ?f5 / 2647519"/><draw:equation draw:name="f314" draw:formula="2151816 * ?f4 / 2612594"/><draw:equation draw:name="f315" draw:formula="397357 * ?f5 / 2647519"/><draw:equation draw:name="f316" draw:formula="2175509 * ?f4 / 2612594"/><draw:equation draw:name="f317" draw:formula="432600 * ?f5 / 2647519"/><draw:equation draw:name="f318" draw:formula="2204084 * ?f4 / 2612594"/><draw:equation draw:name="f319" draw:formula="447840 * ?f5 / 2647519"/><draw:equation draw:name="f320" draw:formula="2225039 * ?f4 / 2612594"/><draw:equation draw:name="f321" draw:formula="456412 * ?f5 / 2647519"/><draw:equation draw:name="f322" draw:formula="2235517 * ?f4 / 2612594"/><draw:equation draw:name="f323" draw:formula="492607 * ?f5 / 2647519"/><draw:equation draw:name="f324" draw:formula="2265997 * ?f4 / 2612594"/><draw:equation draw:name="f325" draw:formula="482130 * ?f5 / 2647519"/><draw:equation draw:name="f326" draw:formula="2274569 * ?f4 / 2612594"/><draw:equation draw:name="f327" draw:formula="448422 * ?f5 / 2647519"/><draw:equation draw:name="f328" draw:formula="2237115 * ?f4 / 2612594"/><draw:equation draw:name="f329" draw:formula="446888 * ?f5 / 2647519"/><draw:equation draw:name="f330" draw:formula="478787 * ?f5 / 2647519"/><draw:equation draw:name="f331" draw:formula="2272865 * ?f4 / 2612594"/><draw:equation draw:name="f332" draw:formula="492608 * ?f5 / 2647519"/><draw:equation draw:name="f333" draw:formula="583095 * ?f5 / 2647519"/><draw:equation draw:name="f334" draw:formula="2337434 * ?f4 / 2612594"/><draw:equation draw:name="f335" draw:formula="564998 * ?f5 / 2647519"/><draw:equation draw:name="f336" draw:formula="2343149 * ?f4 / 2612594"/><draw:equation draw:name="f337" draw:formula="571665 * ?f5 / 2647519"/><draw:equation draw:name="f338" draw:formula="2347912 * ?f4 / 2612594"/><draw:equation draw:name="f339" draw:formula="544995 * ?f5 / 2647519"/><draw:equation draw:name="f340" draw:formula="2348864 * ?f4 / 2612594"/><draw:equation draw:name="f341" draw:formula="527850 * ?f5 / 2647519"/><draw:equation draw:name="f342" draw:formula="511658 * ?f5 / 2647519"/><draw:equation draw:name="f343" draw:formula="2325052 * ?f4 / 2612594"/><draw:equation draw:name="f344" draw:formula="471653 * ?f5 / 2647519"/><draw:equation draw:name="f345" draw:formula="2291714 * ?f4 / 2612594"/><draw:equation draw:name="f346" draw:formula="434505 * ?f5 / 2647519"/><draw:equation draw:name="f347" draw:formula="2258377 * ?f4 / 2612594"/><draw:equation draw:name="f348" draw:formula="400215 * ?f5 / 2647519"/><draw:equation draw:name="f349" draw:formula="384023 * ?f5 / 2647519"/><draw:equation draw:name="f350" draw:formula="2208847 * ?f4 / 2612594"/><draw:equation draw:name="f351" draw:formula="368783 * ?f5 / 2647519"/><draw:equation draw:name="f352" draw:formula="2191702 * ?f4 / 2612594"/><draw:equation draw:name="f353" draw:formula="374498 * ?f5 / 2647519"/><draw:equation draw:name="f354" draw:formula="2184082 * ?f4 / 2612594"/><draw:equation draw:name="f355" draw:formula="393548 * ?f5 / 2647519"/><draw:equation draw:name="f356" draw:formula="2201227 * ?f4 / 2612594"/><draw:equation draw:name="f357" draw:formula="414503 * ?f5 / 2647519"/><draw:equation draw:name="f358" draw:formula="2217419 * ?f4 / 2612594"/><draw:equation draw:name="f359" draw:formula="440220 * ?f5 / 2647519"/><draw:equation draw:name="f360" draw:formula="2245042 * ?f4 / 2612594"/><draw:equation draw:name="f361" draw:formula="442406 * ?f5 / 2647519"/><draw:equation draw:name="f362" draw:formula="2246917 * ?f4 / 2612594"/><draw:equation draw:name="f363" draw:formula="394500 * ?f5 / 2647519"/><draw:equation draw:name="f364" draw:formula="375450 * ?f5 / 2647519"/><draw:equation draw:name="f365" draw:formula="354495 * ?f5 / 2647519"/><draw:equation draw:name="f366" draw:formula="2158364 * ?f4 / 2612594"/><draw:equation draw:name="f367" draw:formula="2432850 * ?f5 / 2647519"/><draw:equation draw:name="f368" draw:formula="1980247 * ?f4 / 2612594"/><draw:equation draw:name="f369" draw:formula="2432367 * ?f5 / 2647519"/><draw:equation draw:name="f370" draw:formula="1980454 * ?f4 / 2612594"/><draw:equation draw:name="f371" draw:formula="2421964 * ?f5 / 2647519"/><draw:equation draw:name="f372" draw:formula="2005422 * ?f4 / 2612594"/><draw:equation draw:name="f373" draw:formula="2422850 * ?f5 / 2647519"/><draw:equation draw:name="f374" draw:formula="1860918 * ?f4 / 2612594"/><draw:equation draw:name="f375" draw:formula="2397608 * ?f5 / 2647519"/><draw:equation draw:name="f376" draw:formula="1897379 * ?f4 / 2612594"/><draw:equation draw:name="f377" draw:formula="2385225 * ?f5 / 2647519"/><draw:equation draw:name="f378" draw:formula="1920239 * ?f4 / 2612594"/><draw:equation draw:name="f379" draw:formula="2372843 * ?f5 / 2647519"/><draw:equation draw:name="f380" draw:formula="1941194 * ?f4 / 2612594"/><draw:equation draw:name="f381" draw:formula="2343315 * ?f5 / 2647519"/><draw:equation draw:name="f382" draw:formula="2317598 * ?f5 / 2647519"/><draw:equation draw:name="f383" draw:formula="2019299 * ?f4 / 2612594"/><draw:equation draw:name="f384" draw:formula="2294738 * ?f5 / 2647519"/><draw:equation draw:name="f385" draw:formula="2050732 * ?f4 / 2612594"/><draw:equation draw:name="f386" draw:formula="2292832 * ?f5 / 2647519"/><draw:equation draw:name="f387" draw:formula="2051897 * ?f4 / 2612594"/><draw:equation draw:name="f388" draw:formula="2291272 * ?f5 / 2647519"/><draw:equation draw:name="f389" draw:formula="2054208 * ?f4 / 2612594"/><draw:equation draw:name="f390" draw:formula="2293785 * ?f5 / 2647519"/><draw:equation draw:name="f391" draw:formula="2052637 * ?f4 / 2612594"/><draw:equation draw:name="f392" draw:formula="2316645 * ?f5 / 2647519"/><draw:equation draw:name="f393" draw:formula="2021205 * ?f4 / 2612594"/><draw:equation draw:name="f394" draw:formula="2342363 * ?f5 / 2647519"/><draw:equation draw:name="f395" draw:formula="1982152 * ?f4 / 2612594"/><draw:equation draw:name="f396" draw:formula="2371890 * ?f5 / 2647519"/><draw:equation draw:name="f397" draw:formula="1943100 * ?f4 / 2612594"/><draw:equation draw:name="f398" draw:formula="2384273 * ?f5 / 2647519"/><draw:equation draw:name="f399" draw:formula="1922145 * ?f4 / 2612594"/><draw:equation draw:name="f400" draw:formula="2396655 * ?f5 / 2647519"/><draw:equation draw:name="f401" draw:formula="1899285 * ?f4 / 2612594"/><draw:equation draw:name="f402" draw:formula="2422373 * ?f5 / 2647519"/><draw:equation draw:name="f403" draw:formula="1862137 * ?f4 / 2612594"/><draw:equation draw:name="f404" draw:formula="2521433 * ?f5 / 2647519"/><draw:equation draw:name="f405" draw:formula="1847850 * ?f4 / 2612594"/><draw:equation draw:name="f406" draw:formula="2509050 * ?f5 / 2647519"/><draw:equation draw:name="f407" draw:formula="1884997 * ?f4 / 2612594"/><draw:equation draw:name="f408" draw:formula="2487143 * ?f5 / 2647519"/><draw:equation draw:name="f409" draw:formula="1925002 * ?f4 / 2612594"/><draw:equation draw:name="f410" draw:formula="2465235 * ?f5 / 2647519"/><draw:equation draw:name="f411" draw:formula="1965960 * ?f4 / 2612594"/><draw:equation draw:name="f412" draw:formula="2445233 * ?f5 / 2647519"/><draw:equation draw:name="f413" draw:formula="1991677 * ?f4 / 2612594"/><draw:equation draw:name="f414" draw:formula="2458568 * ?f5 / 2647519"/><draw:equation draw:name="f415" draw:formula="1965007 * ?f4 / 2612594"/><draw:equation draw:name="f416" draw:formula="2469998 * ?f5 / 2647519"/><draw:equation draw:name="f417" draw:formula="1938337 * ?f4 / 2612594"/><draw:equation draw:name="f418" draw:formula="2478570 * ?f5 / 2647519"/><draw:equation draw:name="f419" draw:formula="1924050 * ?f4 / 2612594"/><draw:equation draw:name="f420" draw:formula="2490000 * ?f5 / 2647519"/><draw:equation draw:name="f421" draw:formula="1905000 * ?f4 / 2612594"/><draw:equation draw:name="f422" draw:formula="2500478 * ?f5 / 2647519"/><draw:equation draw:name="f423" draw:formula="1885950 * ?f4 / 2612594"/><draw:equation draw:name="f424" draw:formula="2459780 * ?f5 / 2647519"/><draw:equation draw:name="f425" draw:formula="1766202 * ?f4 / 2612594"/><draw:equation draw:name="f426" draw:formula="2436660 * ?f5 / 2647519"/><draw:equation draw:name="f427" draw:formula="1806892 * ?f4 / 2612594"/><draw:equation draw:name="f428" draw:formula="2436235 * ?f5 / 2647519"/><draw:equation draw:name="f429" draw:formula="1807870 * ?f4 / 2612594"/><draw:equation draw:name="f430" draw:formula="2459520 * ?f5 / 2647519"/><draw:equation draw:name="f431" draw:formula="1766887 * ?f4 / 2612594"/><draw:equation draw:name="f432" draw:formula="2472460 * ?f5 / 2647519"/><draw:equation draw:name="f433" draw:formula="1674043 * ?f4 / 2612594"/><draw:equation draw:name="f434" draw:formula="2444672 * ?f5 / 2647519"/><draw:equation draw:name="f435" draw:formula="1749965 * ?f4 / 2612594"/><draw:equation draw:name="f436" draw:formula="2386218 * ?f5 / 2647519"/><draw:equation draw:name="f437" draw:formula="1869449 * ?f4 / 2612594"/><draw:equation draw:name="f438" draw:formula="2377660 * ?f5 / 2647519"/><draw:equation draw:name="f439" draw:formula="1882980 * ?f4 / 2612594"/><draw:equation draw:name="f440" draw:formula="2377605 * ?f5 / 2647519"/><draw:equation draw:name="f441" draw:formula="1883092 * ?f4 / 2612594"/><draw:equation draw:name="f442" draw:formula="2357602 * ?f5 / 2647519"/><draw:equation draw:name="f443" draw:formula="1917382 * ?f4 / 2612594"/><draw:equation draw:name="f444" draw:formula="2337600 * ?f5 / 2647519"/><draw:equation draw:name="f445" draw:formula="1954530 * ?f4 / 2612594"/><draw:equation draw:name="f446" draw:formula="2314740 * ?f5 / 2647519"/><draw:equation draw:name="f447" draw:formula="1983105 * ?f4 / 2612594"/><draw:equation draw:name="f448" draw:formula="2295690 * ?f5 / 2647519"/><draw:equation draw:name="f449" draw:formula="2015490 * ?f4 / 2612594"/><draw:equation draw:name="f450" draw:formula="2183295 * ?f5 / 2647519"/><draw:equation draw:name="f451" draw:formula="2142172 * ?f4 / 2612594"/><draw:equation draw:name="f452" draw:formula="2146147 * ?f5 / 2647519"/><draw:equation draw:name="f453" draw:formula="2173605 * ?f4 / 2612594"/><draw:equation draw:name="f454" draw:formula="2142583 * ?f5 / 2647519"/><draw:equation draw:name="f455" draw:formula="2176315 * ?f4 / 2612594"/><draw:equation draw:name="f456" draw:formula="2141046 * ?f5 / 2647519"/><draw:equation draw:name="f457" draw:formula="2177871 * ?f4 / 2612594"/><draw:equation draw:name="f458" draw:formula="2125512 * ?f5 / 2647519"/><draw:equation draw:name="f459" draw:formula="2190534 * ?f4 / 2612594"/><draw:equation draw:name="f460" draw:formula="2112810 * ?f5 / 2647519"/><draw:equation draw:name="f461" draw:formula="2205037 * ?f4 / 2612594"/><draw:equation draw:name="f462" draw:formula="2066137 * ?f5 / 2647519"/><draw:equation draw:name="f463" draw:formula="2240280 * ?f4 / 2612594"/><draw:equation draw:name="f464" draw:formula="2058824 * ?f5 / 2647519"/><draw:equation draw:name="f465" draw:formula="2244900 * ?f4 / 2612594"/><draw:equation draw:name="f466" draw:formula="2038960 * ?f5 / 2647519"/><draw:equation draw:name="f467" draw:formula="2261093 * ?f4 / 2612594"/><draw:equation draw:name="f468" draw:formula="2036092 * ?f5 / 2647519"/><draw:equation draw:name="f469" draw:formula="2262956 * ?f4 / 2612594"/><draw:equation draw:name="f470" draw:formula="2031847 * ?f5 / 2647519"/><draw:equation draw:name="f471" draw:formula="2266950 * ?f4 / 2612594"/><draw:equation draw:name="f472" draw:formula="1994700 * ?f5 / 2647519"/><draw:equation draw:name="f473" draw:formula="2291715 * ?f4 / 2612594"/><draw:equation draw:name="f474" draw:formula="1957552 * ?f5 / 2647519"/><draw:equation draw:name="f475" draw:formula="1953300 * ?f5 / 2647519"/><draw:equation draw:name="f476" draw:formula="2316730 * ?f4 / 2612594"/><draw:equation draw:name="f477" draw:formula="1928148 * ?f5 / 2647519"/><draw:equation draw:name="f478" draw:formula="2333067 * ?f4 / 2612594"/><draw:equation draw:name="f479" draw:formula="1920351 * ?f5 / 2647519"/><draw:equation draw:name="f480" draw:formula="2337000 * ?f4 / 2612594"/><draw:equation draw:name="f481" draw:formula="1912785 * ?f5 / 2647519"/><draw:equation draw:name="f482" draw:formula="2342197 * ?f4 / 2612594"/><draw:equation draw:name="f483" draw:formula="1887067 * ?f5 / 2647519"/><draw:equation draw:name="f484" draw:formula="2356485 * ?f4 / 2612594"/><draw:equation draw:name="f485" draw:formula="1863038 * ?f5 / 2647519"/><draw:equation draw:name="f486" draw:formula="2365909 * ?f4 / 2612594"/><draw:equation draw:name="f487" draw:formula="1809483 * ?f5 / 2647519"/><draw:equation draw:name="f488" draw:formula="2392922 * ?f4 / 2612594"/><draw:equation draw:name="f489" draw:formula="1683836 * ?f5 / 2647519"/><draw:equation draw:name="f490" draw:formula="2439784 * ?f4 / 2612594"/><draw:equation draw:name="f491" draw:formula="1596280 * ?f5 / 2647519"/><draw:equation draw:name="f492" draw:formula="2462297 * ?f4 / 2612594"/><draw:equation draw:name="f493" draw:formula="1667040 * ?f5 / 2647519"/><draw:equation draw:name="f494" draw:formula="1680375 * ?f5 / 2647519"/><draw:equation draw:name="f495" draw:formula="2446019 * ?f4 / 2612594"/><draw:equation draw:name="f496" draw:formula="1723237 * ?f5 / 2647519"/><draw:equation draw:name="f497" draw:formula="2430779 * ?f4 / 2612594"/><draw:equation draw:name="f498" draw:formula="1749907 * ?f5 / 2647519"/><draw:equation draw:name="f499" draw:formula="2422207 * ?f4 / 2612594"/><draw:equation draw:name="f500" draw:formula="1792770 * ?f5 / 2647519"/><draw:equation draw:name="f501" draw:formula="2400299 * ?f4 / 2612594"/><draw:equation draw:name="f502" draw:formula="1841347 * ?f5 / 2647519"/><draw:equation draw:name="f503" draw:formula="2383154 * ?f4 / 2612594"/><draw:equation draw:name="f504" draw:formula="1872470 * ?f5 / 2647519"/><draw:equation draw:name="f505" draw:formula="2370949 * ?f4 / 2612594"/><draw:equation draw:name="f506" draw:formula="1886115 * ?f5 / 2647519"/><draw:equation draw:name="f507" draw:formula="2363152 * ?f4 / 2612594"/><draw:equation draw:name="f508" draw:formula="1898496 * ?f5 / 2647519"/><draw:equation draw:name="f509" draw:formula="2359343 * ?f4 / 2612594"/><draw:equation draw:name="f510" draw:formula="1915642 * ?f5 / 2647519"/><draw:equation draw:name="f511" draw:formula="2349817 * ?f4 / 2612594"/><draw:equation draw:name="f512" draw:formula="1920147 * ?f5 / 2647519"/><draw:equation draw:name="f513" draw:formula="2346686 * ?f4 / 2612594"/><draw:equation draw:name="f514" draw:formula="1931835 * ?f5 / 2647519"/><draw:equation draw:name="f515" draw:formula="2335530 * ?f4 / 2612594"/><draw:equation draw:name="f516" draw:formula="2320290 * ?f4 / 2612594"/><draw:equation draw:name="f517" draw:formula="1986810 * ?f5 / 2647519"/><draw:equation draw:name="f518" draw:formula="2305948 * ?f4 / 2612594"/><draw:equation draw:name="f519" draw:formula="1997557 * ?f5 / 2647519"/><draw:equation draw:name="f520" draw:formula="2299334 * ?f4 / 2612594"/><draw:equation draw:name="f521" draw:formula="2034705 * ?f5 / 2647519"/><draw:equation draw:name="f522" draw:formula="2050897 * ?f5 / 2647519"/><draw:equation draw:name="f523" draw:formula="2259329 * ?f4 / 2612594"/><draw:equation draw:name="f524" draw:formula="2068995 * ?f5 / 2647519"/><draw:equation draw:name="f525" draw:formula="2247899 * ?f4 / 2612594"/><draw:equation draw:name="f526" draw:formula="2115667 * ?f5 / 2647519"/><draw:equation draw:name="f527" draw:formula="2212657 * ?f4 / 2612594"/><draw:equation draw:name="f528" draw:formula="2149005 * ?f5 / 2647519"/><draw:equation draw:name="f529" draw:formula="2181224 * ?f4 / 2612594"/><draw:equation draw:name="f530" draw:formula="2186152 * ?f5 / 2647519"/><draw:equation draw:name="f531" draw:formula="2149792 * ?f4 / 2612594"/><draw:equation draw:name="f532" draw:formula="2298547 * ?f5 / 2647519"/><draw:equation draw:name="f533" draw:formula="2023109 * ?f4 / 2612594"/><draw:equation draw:name="f534" draw:formula="2314015 * ?f5 / 2647519"/><draw:equation draw:name="f535" draw:formula="1996814 * ?f4 / 2612594"/><draw:equation draw:name="f536" draw:formula="1994534 * ?f4 / 2612594"/><draw:equation draw:name="f537" draw:formula="2339505 * ?f5 / 2647519"/><draw:equation draw:name="f538" draw:formula="1956434 * ?f4 / 2612594"/><draw:equation draw:name="f539" draw:formula="2347125 * ?f5 / 2647519"/><draw:equation draw:name="f540" draw:formula="1945004 * ?f4 / 2612594"/><draw:equation draw:name="f541" draw:formula="2357257 * ?f5 / 2647519"/><draw:equation draw:name="f542" draw:formula="1930951 * ?f4 / 2612594"/><draw:equation draw:name="f543" draw:formula="2360460 * ?f5 / 2647519"/><draw:equation draw:name="f544" draw:formula="2380462 * ?f5 / 2647519"/><draw:equation draw:name="f545" draw:formula="1890712 * ?f4 / 2612594"/><draw:equation draw:name="f546" draw:formula="2419515 * ?f5 / 2647519"/><draw:equation draw:name="f547" draw:formula="1809749 * ?f4 / 2612594"/><draw:equation draw:name="f548" draw:formula="2457615 * ?f5 / 2647519"/><draw:equation draw:name="f549" draw:formula="1723072 * ?f4 / 2612594"/><draw:equation draw:name="f550" draw:formula="2468807 * ?f5 / 2647519"/><draw:equation draw:name="f551" draw:formula="1687829 * ?f4 / 2612594"/><draw:equation draw:name="f552" draw:formula="2576677 * ?f5 / 2647519"/><draw:equation draw:name="f553" draw:formula="1589722 * ?f4 / 2612594"/><draw:equation draw:name="f554" draw:formula="2573820 * ?f5 / 2647519"/><draw:equation draw:name="f555" draw:formula="1591627 * ?f4 / 2612594"/><draw:equation draw:name="f556" draw:formula="2585674 * ?f5 / 2647519"/><draw:equation draw:name="f557" draw:formula="1533271 * ?f4 / 2612594"/><draw:equation draw:name="f558" draw:formula="2585332 * ?f5 / 2647519"/><draw:equation draw:name="f559" draw:formula="1534956 * ?f4 / 2612594"/><draw:equation draw:name="f560" draw:formula="2588107 * ?f5 / 2647519"/><draw:equation draw:name="f561" draw:formula="1538287 * ?f4 / 2612594"/><draw:equation draw:name="f562" draw:formula="2596680 * ?f5 / 2647519"/><draw:equation draw:name="f563" draw:formula="1547812 * ?f4 / 2612594"/><draw:equation draw:name="f564" draw:formula="2602395 * ?f5 / 2647519"/><draw:equation draw:name="f565" draw:formula="1544002 * ?f4 / 2612594"/><draw:equation draw:name="f566" draw:formula="2602539 * ?f5 / 2647519"/><draw:equation draw:name="f567" draw:formula="1543271 * ?f4 / 2612594"/><draw:equation draw:name="f568" draw:formula="2598585 * ?f5 / 2647519"/><draw:equation draw:name="f569" draw:formula="1545907 * ?f4 / 2612594"/><draw:equation draw:name="f570" draw:formula="2589060 * ?f5 / 2647519"/><draw:equation draw:name="f571" draw:formula="1537334 * ?f4 / 2612594"/><draw:equation draw:name="f572" draw:formula="2577184 * ?f5 / 2647519"/><draw:equation draw:name="f573" draw:formula="1425070 * ?f4 / 2612594"/><draw:equation draw:name="f574" draw:formula="2576519 * ?f5 / 2647519"/><draw:equation draw:name="f575" draw:formula="1425107 * ?f4 / 2612594"/><draw:equation draw:name="f576" draw:formula="2575314 * ?f5 / 2647519"/><draw:equation draw:name="f577" draw:formula="1425174 * ?f4 / 2612594"/><draw:equation draw:name="f578" draw:formula="2575725 * ?f5 / 2647519"/><draw:equation draw:name="f579" draw:formula="1429702 * ?f4 / 2612594"/><draw:equation draw:name="f580" draw:formula="2574773 * ?f5 / 2647519"/><draw:equation draw:name="f581" draw:formula="1453515 * ?f4 / 2612594"/><draw:equation draw:name="f582" draw:formula="2570963 * ?f5 / 2647519"/><draw:equation draw:name="f583" draw:formula="1467802 * ?f4 / 2612594"/><draw:equation draw:name="f584" draw:formula="2548103 * ?f5 / 2647519"/><draw:equation draw:name="f585" draw:formula="1503997 * ?f4 / 2612594"/><draw:equation draw:name="f586" draw:formula="2542388 * ?f5 / 2647519"/><draw:equation draw:name="f587" draw:formula="1535430 * ?f4 / 2612594"/><draw:equation draw:name="f588" draw:formula="2536673 * ?f5 / 2647519"/><draw:equation draw:name="f589" draw:formula="2527148 * ?f5 / 2647519"/><draw:equation draw:name="f590" draw:formula="2516670 * ?f5 / 2647519"/><draw:equation draw:name="f591" draw:formula="1627822 * ?f4 / 2612594"/><draw:equation draw:name="f592" draw:formula="2505240 * ?f5 / 2647519"/><draw:equation draw:name="f593" draw:formula="1663065 * ?f4 / 2612594"/><draw:equation draw:name="f594" draw:formula="2498573 * ?f5 / 2647519"/><draw:equation draw:name="f595" draw:formula="1690687 * ?f4 / 2612594"/><draw:equation draw:name="f596" draw:formula="2490953 * ?f5 / 2647519"/><draw:equation draw:name="f597" draw:formula="1719262 * ?f4 / 2612594"/><draw:equation draw:name="f598" draw:formula="2497030 * ?f5 / 2647519"/><draw:equation draw:name="f599" draw:formula="1709810 * ?f4 / 2612594"/><draw:equation draw:name="f600" draw:formula="2502383 * ?f5 / 2647519"/><draw:equation draw:name="f601" draw:formula="1689734 * ?f4 / 2612594"/><draw:equation draw:name="f602" draw:formula="2507145 * ?f5 / 2647519"/><draw:equation draw:name="f603" draw:formula="1661159 * ?f4 / 2612594"/><draw:equation draw:name="f604" draw:formula="2518575 * ?f5 / 2647519"/><draw:equation draw:name="f605" draw:formula="1625917 * ?f4 / 2612594"/><draw:equation draw:name="f606" draw:formula="2529053 * ?f5 / 2647519"/><draw:equation draw:name="f607" draw:formula="2538578 * ?f5 / 2647519"/><draw:equation draw:name="f608" draw:formula="2544293 * ?f5 / 2647519"/><draw:equation draw:name="f609" draw:formula="1533524 * ?f4 / 2612594"/><draw:equation draw:name="f610" draw:formula="2550008 * ?f5 / 2647519"/><draw:equation draw:name="f611" draw:formula="1502092 * ?f4 / 2612594"/><draw:equation draw:name="f612" draw:formula="2572868 * ?f5 / 2647519"/><draw:equation draw:name="f613" draw:formula="1465897 * ?f4 / 2612594"/><draw:equation draw:name="f614" draw:formula="2557628 * ?f5 / 2647519"/><draw:equation draw:name="f615" draw:formula="1539239 * ?f4 / 2612594"/><draw:equation draw:name="f616" draw:formula="2546198 * ?f5 / 2647519"/><draw:equation draw:name="f617" draw:formula="1600199 * ?f4 / 2612594"/><draw:equation draw:name="f618" draw:formula="2520480 * ?f5 / 2647519"/><draw:equation draw:name="f619" draw:formula="1678304 * ?f4 / 2612594"/><draw:equation draw:name="f620" draw:formula="2515393 * ?f5 / 2647519"/><draw:equation draw:name="f621" draw:formula="1686218 * ?f4 / 2612594"/><draw:equation draw:name="f622" draw:formula="2513218 * ?f5 / 2647519"/><draw:equation draw:name="f623" draw:formula="1698069 * ?f4 / 2612594"/><draw:equation draw:name="f624" draw:formula="2506193 * ?f5 / 2647519"/><draw:equation draw:name="f625" draw:formula="1718310 * ?f4 / 2612594"/><draw:equation draw:name="f626" draw:formula="2479523 * ?f5 / 2647519"/><draw:equation draw:name="f627" draw:formula="1776412 * ?f4 / 2612594"/><draw:equation draw:name="f628" draw:formula="2467140 * ?f5 / 2647519"/><draw:equation draw:name="f629" draw:formula="1823085 * ?f4 / 2612594"/><draw:equation draw:name="f630" draw:formula="2449995 * ?f5 / 2647519"/><draw:equation draw:name="f631" draw:formula="1840230 * ?f4 / 2612594"/><draw:equation draw:name="f632" draw:formula="2424278 * ?f5 / 2647519"/><draw:equation draw:name="f633" draw:formula="1930717 * ?f4 / 2612594"/><draw:equation draw:name="f634" draw:formula="2361413 * ?f5 / 2647519"/><draw:equation draw:name="f635" draw:formula="1990725 * ?f4 / 2612594"/><draw:equation draw:name="f636" draw:formula="2322360 * ?f5 / 2647519"/><draw:equation draw:name="f637" draw:formula="2049780 * ?f4 / 2612594"/><draw:equation draw:name="f638" draw:formula="2296643 * ?f5 / 2647519"/><draw:equation draw:name="f639" draw:formula="2083117 * ?f4 / 2612594"/><draw:equation draw:name="f640" draw:formula="2269020 * ?f5 / 2647519"/><draw:equation draw:name="f641" draw:formula="2115502 * ?f4 / 2612594"/><draw:equation draw:name="f642" draw:formula="2259495 * ?f5 / 2647519"/><draw:equation draw:name="f643" draw:formula="2128837 * ?f4 / 2612594"/><draw:equation draw:name="f644" draw:formula="2249018 * ?f5 / 2647519"/><draw:equation draw:name="f645" draw:formula="2232825 * ?f5 / 2647519"/><draw:equation draw:name="f646" draw:formula="2206342 * ?f5 / 2647519"/><draw:equation draw:name="f647" draw:formula="2184829 * ?f4 / 2612594"/><draw:equation draw:name="f648" draw:formula="2207107 * ?f5 / 2647519"/><draw:equation draw:name="f649" draw:formula="2187892 * ?f4 / 2612594"/><draw:equation draw:name="f650" draw:formula="2179485 * ?f5 / 2647519"/><draw:equation draw:name="f651" draw:formula="2149957 * ?f5 / 2647519"/><draw:equation draw:name="f652" draw:formula="2126145 * ?f5 / 2647519"/><draw:equation draw:name="f653" draw:formula="2256472 * ?f4 / 2612594"/><draw:equation draw:name="f654" draw:formula="2103587 * ?f5 / 2647519"/><draw:equation draw:name="f655" draw:formula="2272957 * ?f4 / 2612594"/><draw:equation draw:name="f656" draw:formula="2107095 * ?f5 / 2647519"/><draw:equation draw:name="f657" draw:formula="2272665 * ?f4 / 2612594"/><draw:equation draw:name="f658" draw:formula="2131860 * ?f5 / 2647519"/><draw:equation draw:name="f659" draw:formula="2254567 * ?f4 / 2612594"/><draw:equation draw:name="f660" draw:formula="2155673 * ?f5 / 2647519"/><draw:equation draw:name="f661" draw:formula="2185200 * ?f5 / 2647519"/><draw:equation draw:name="f662" draw:formula="2214562 * ?f4 / 2612594"/><draw:equation draw:name="f663" draw:formula="2212823 * ?f5 / 2647519"/><draw:equation draw:name="f664" draw:formula="2185987 * ?f4 / 2612594"/><draw:equation draw:name="f665" draw:formula="2211870 * ?f5 / 2647519"/><draw:equation draw:name="f666" draw:formula="2182177 * ?f4 / 2612594"/><draw:equation draw:name="f667" draw:formula="2238540 * ?f5 / 2647519"/><draw:equation draw:name="f668" draw:formula="2152650 * ?f4 / 2612594"/><draw:equation draw:name="f669" draw:formula="2254733 * ?f5 / 2647519"/><draw:equation draw:name="f670" draw:formula="2139315 * ?f4 / 2612594"/><draw:equation draw:name="f671" draw:formula="2265210 * ?f5 / 2647519"/><draw:equation draw:name="f672" draw:formula="2125980 * ?f4 / 2612594"/><draw:equation draw:name="f673" draw:formula="2274735 * ?f5 / 2647519"/><draw:equation draw:name="f674" draw:formula="2112645 * ?f4 / 2612594"/><draw:equation draw:name="f675" draw:formula="2302358 * ?f5 / 2647519"/><draw:equation draw:name="f676" draw:formula="2080260 * ?f4 / 2612594"/><draw:equation draw:name="f677" draw:formula="2328075 * ?f5 / 2647519"/><draw:equation draw:name="f678" draw:formula="2046922 * ?f4 / 2612594"/><draw:equation draw:name="f679" draw:formula="2367128 * ?f5 / 2647519"/><draw:equation draw:name="f680" draw:formula="1987867 * ?f4 / 2612594"/><draw:equation draw:name="f681" draw:formula="2402370 * ?f5 / 2647519"/><draw:equation draw:name="f682" draw:formula="1927860 * ?f4 / 2612594"/><draw:equation draw:name="f683" draw:formula="2429993 * ?f5 / 2647519"/><draw:equation draw:name="f684" draw:formula="2455710 * ?f5 / 2647519"/><draw:equation draw:name="f685" draw:formula="1837372 * ?f4 / 2612594"/><draw:equation draw:name="f686" draw:formula="1820227 * ?f4 / 2612594"/><draw:equation draw:name="f687" draw:formula="2472855 * ?f5 / 2647519"/><draw:equation draw:name="f688" draw:formula="1804035 * ?f4 / 2612594"/><draw:equation draw:name="f689" draw:formula="2485238 * ?f5 / 2647519"/><draw:equation draw:name="f690" draw:formula="1773555 * ?f4 / 2612594"/><draw:equation draw:name="f691" draw:formula="2511908 * ?f5 / 2647519"/><draw:equation draw:name="f692" draw:formula="1715452 * ?f4 / 2612594"/><draw:equation draw:name="f693" draw:formula="2522385 * ?f5 / 2647519"/><draw:equation draw:name="f694" draw:formula="1676400 * ?f4 / 2612594"/><draw:equation draw:name="f695" draw:formula="1598295 * ?f4 / 2612594"/><draw:equation draw:name="f696" draw:formula="2559533 * ?f5 / 2647519"/><draw:equation draw:name="f697" draw:formula="1537335 * ?f4 / 2612594"/><draw:equation draw:name="f698" draw:formula="1463992 * ?f4 / 2612594"/><draw:equation draw:name="f699" draw:formula="2578209 * ?f5 / 2647519"/><draw:equation draw:name="f700" draw:formula="1451109 * ?f4 / 2612594"/><draw:equation draw:name="f701" draw:formula="1450657 * ?f4 / 2612594"/><draw:equation draw:name="f702" draw:formula="1426845 * ?f4 / 2612594"/><draw:equation draw:name="f703" draw:formula="2597632 * ?f5 / 2647519"/><draw:equation draw:name="f704" draw:formula="1404937 * ?f4 / 2612594"/><draw:equation draw:name="f705" draw:formula="2586541 * ?f5 / 2647519"/><draw:equation draw:name="f706" draw:formula="1451152 * ?f4 / 2612594"/><draw:equation draw:name="f707" draw:formula="2586542 * ?f5 / 2647519"/><draw:equation draw:name="f708" draw:formula="2597633 * ?f5 / 2647519"/><draw:equation draw:name="f709" draw:formula="1404938 * ?f4 / 2612594"/><draw:equation draw:name="f710" draw:formula="2606205 * ?f5 / 2647519"/><draw:equation draw:name="f711" draw:formula="1395412 * ?f4 / 2612594"/><draw:equation draw:name="f712" draw:formula="2600490 * ?f5 / 2647519"/><draw:equation draw:name="f713" draw:formula="1407795 * ?f4 / 2612594"/><draw:equation draw:name="f714" draw:formula="2599181 * ?f5 / 2647519"/><draw:equation draw:name="f715" draw:formula="1433750 * ?f4 / 2612594"/><draw:equation draw:name="f716" draw:formula="1458277 * ?f4 / 2612594"/><draw:equation draw:name="f717" draw:formula="1487586 * ?f4 / 2612594"/><draw:equation draw:name="f718" draw:formula="1490934 * ?f4 / 2612594"/><draw:equation draw:name="f719" draw:formula="1407794 * ?f4 / 2612594"/><draw:equation draw:name="f720" draw:formula="2606836 * ?f5 / 2647519"/><draw:equation draw:name="f721" draw:formula="1398173 * ?f4 / 2612594"/><draw:equation draw:name="f722" draw:formula="2565247 * ?f5 / 2647519"/><draw:equation draw:name="f723" draw:formula="1354454 * ?f4 / 2612594"/><draw:equation draw:name="f724" draw:formula="2559006 * ?f5 / 2647519"/><draw:equation draw:name="f725" draw:formula="1369207 * ?f4 / 2612594"/><draw:equation draw:name="f726" draw:formula="2556675 * ?f5 / 2647519"/><draw:equation draw:name="f727" draw:formula="1390650 * ?f4 / 2612594"/><draw:equation draw:name="f728" draw:formula="2553670 * ?f5 / 2647519"/><draw:equation draw:name="f729" draw:formula="1380633 * ?f4 / 2612594"/><draw:equation draw:name="f730" draw:formula="2552571 * ?f5 / 2647519"/><draw:equation draw:name="f731" draw:formula="1382047 * ?f4 / 2612594"/><draw:equation draw:name="f732" draw:formula="2555723 * ?f5 / 2647519"/><draw:equation draw:name="f733" draw:formula="1392555 * ?f4 / 2612594"/><draw:equation draw:name="f734" draw:formula="2553818 * ?f5 / 2647519"/><draw:equation draw:name="f735" draw:formula="1420177 * ?f4 / 2612594"/><draw:equation draw:name="f736" draw:formula="2560581 * ?f5 / 2647519"/><draw:equation draw:name="f737" draw:formula="1420013 * ?f4 / 2612594"/><draw:equation draw:name="f738" draw:formula="2558580 * ?f5 / 2647519"/><draw:equation draw:name="f739" draw:formula="1413509 * ?f4 / 2612594"/><draw:equation draw:name="f740" draw:formula="2560485 * ?f5 / 2647519"/><draw:equation draw:name="f741" draw:formula="1398269 * ?f4 / 2612594"/><draw:equation draw:name="f742" draw:formula="2645258 * ?f5 / 2647519"/><draw:equation draw:name="f743" draw:formula="1328737 * ?f4 / 2612594"/><draw:equation draw:name="f744" draw:formula="2647163 * ?f5 / 2647519"/><draw:equation draw:name="f745" draw:formula="1329689 * ?f4 / 2612594"/><draw:equation draw:name="f746" draw:formula="2646210 * ?f5 / 2647519"/><draw:equation draw:name="f747" draw:formula="1369694 * ?f4 / 2612594"/><draw:equation draw:name="f748" draw:formula="1397317 * ?f4 / 2612594"/><draw:equation draw:name="f749" draw:formula="2644305 * ?f5 / 2647519"/><draw:equation draw:name="f750" draw:formula="1447799 * ?f4 / 2612594"/><draw:equation draw:name="f751" draw:formula="2641448 * ?f5 / 2647519"/><draw:equation draw:name="f752" draw:formula="1476374 * ?f4 / 2612594"/><draw:equation draw:name="f753" draw:formula="2632875 * ?f5 / 2647519"/><draw:equation draw:name="f754" draw:formula="1518284 * ?f4 / 2612594"/><draw:equation draw:name="f755" draw:formula="2630018 * ?f5 / 2647519"/><draw:equation draw:name="f756" draw:formula="1553527 * ?f4 / 2612594"/><draw:equation draw:name="f757" draw:formula="2615730 * ?f5 / 2647519"/><draw:equation draw:name="f758" draw:formula="1618297 * ?f4 / 2612594"/><draw:equation draw:name="f759" draw:formula="1674494 * ?f4 / 2612594"/><draw:equation draw:name="f760" draw:formula="2578583 * ?f5 / 2647519"/><draw:equation draw:name="f761" draw:formula="1684972 * ?f4 / 2612594"/><draw:equation draw:name="f762" draw:formula="2580488 * ?f5 / 2647519"/><draw:equation draw:name="f763" draw:formula="1679257 * ?f4 / 2612594"/><draw:equation draw:name="f764" draw:formula="2584298 * ?f5 / 2647519"/><draw:equation draw:name="f765" draw:formula="1639252 * ?f4 / 2612594"/><draw:equation draw:name="f766" draw:formula="1597342 * ?f4 / 2612594"/><draw:equation draw:name="f767" draw:formula="2610015 * ?f5 / 2647519"/><draw:equation draw:name="f768" draw:formula="1590675 * ?f4 / 2612594"/><draw:equation draw:name="f769" draw:formula="1590674 * ?f4 / 2612594"/><draw:equation draw:name="f770" draw:formula="2622398 * ?f5 / 2647519"/><draw:equation draw:name="f771" draw:formula="2629065 * ?f5 / 2647519"/><draw:equation draw:name="f772" draw:formula="1483994 * ?f4 / 2612594"/><draw:equation draw:name="f773" draw:formula="2634780 * ?f5 / 2647519"/><draw:equation draw:name="f774" draw:formula="1448752 * ?f4 / 2612594"/><draw:equation draw:name="f775" draw:formula="2639543 * ?f5 / 2647519"/><draw:equation draw:name="f776" draw:formula="1415414 * ?f4 / 2612594"/><draw:equation draw:name="f777" draw:formula="1383982 * ?f4 / 2612594"/><draw:equation draw:name="f778" draw:formula="2642400 * ?f5 / 2647519"/><draw:equation draw:name="f779" draw:formula="1357312 * ?f4 / 2612594"/><draw:equation draw:name="f780" draw:formula="1343024 * ?f4 / 2612594"/><draw:equation draw:name="f781" draw:formula="134151 * ?f5 / 2647519"/><draw:equation draw:name="f782" draw:formula="887095 * ?f4 / 2612594"/><draw:equation draw:name="f783" draw:formula="134625 * ?f5 / 2647519"/><draw:equation draw:name="f784" draw:formula="887332 * ?f4 / 2612594"/><draw:equation draw:name="f785" draw:formula="134670 * ?f5 / 2647519"/><draw:equation draw:name="f786" draw:formula="887199 * ?f4 / 2612594"/><draw:equation draw:name="f787" draw:formula="191618 * ?f5 / 2647519"/><draw:equation draw:name="f788" draw:formula="750570 * ?f4 / 2612594"/><draw:equation draw:name="f789" draw:formula="170663 * ?f5 / 2647519"/><draw:equation draw:name="f790" draw:formula="789622 * ?f4 / 2612594"/><draw:equation draw:name="f791" draw:formula="153518 * ?f5 / 2647519"/><draw:equation draw:name="f792" draw:formula="803910 * ?f4 / 2612594"/><draw:equation draw:name="f793" draw:formula="153477 * ?f5 / 2647519"/><draw:equation draw:name="f794" draw:formula="804822 * ?f4 / 2612594"/><draw:equation draw:name="f795" draw:formula="151819 * ?f5 / 2647519"/><draw:equation draw:name="f796" draw:formula="841286 * ?f4 / 2612594"/><draw:equation draw:name="f797" draw:formula="151867 * ?f5 / 2647519"/><draw:equation draw:name="f798" draw:formula="841199 * ?f4 / 2612594"/><draw:equation draw:name="f799" draw:formula="804862 * ?f4 / 2612594"/><draw:equation draw:name="f800" draw:formula="790574 * ?f4 / 2612594"/><draw:equation draw:name="f801" draw:formula="751522 * ?f4 / 2612594"/><draw:equation draw:name="f802" draw:formula="192332 * ?f5 / 2647519"/><draw:equation draw:name="f803" draw:formula="751998 * ?f4 / 2612594"/><draw:equation draw:name="f804" draw:formula="192689 * ?f5 / 2647519"/><draw:equation draw:name="f805" draw:formula="751284 * ?f4 / 2612594"/><draw:equation draw:name="f806" draw:formula="203047 * ?f5 / 2647519"/><draw:equation draw:name="f807" draw:formula="667702 * ?f4 / 2612594"/><draw:equation draw:name="f808" draw:formula="189712 * ?f5 / 2647519"/><draw:equation draw:name="f809" draw:formula="677227 * ?f4 / 2612594"/><draw:equation draw:name="f810" draw:formula="169710 * ?f5 / 2647519"/><draw:equation draw:name="f811" draw:formula="719137 * ?f4 / 2612594"/><draw:equation draw:name="f812" draw:formula="174286 * ?f5 / 2647519"/><draw:equation draw:name="f813" draw:formula="722798 * ?f4 / 2612594"/><draw:equation draw:name="f814" draw:formula="174435 * ?f5 / 2647519"/><draw:equation draw:name="f815" draw:formula="722155 * ?f4 / 2612594"/><draw:equation draw:name="f816" draw:formula="190665 * ?f5 / 2647519"/><draw:equation draw:name="f817" draw:formula="202473 * ?f5 / 2647519"/><draw:equation draw:name="f818" draw:formula="668793 * ?f4 / 2612594"/><draw:equation draw:name="f819" draw:formula="276390 * ?f5 / 2647519"/><draw:equation draw:name="f820" draw:formula="613410 * ?f4 / 2612594"/><draw:equation draw:name="f821" draw:formula="275187 * ?f5 / 2647519"/><draw:equation draw:name="f822" draw:formula="614373 * ?f4 / 2612594"/><draw:equation draw:name="f823" draw:formula="270080 * ?f5 / 2647519"/><draw:equation draw:name="f824" draw:formula="634008 * ?f4 / 2612594"/><draw:equation draw:name="f825" draw:formula="266865 * ?f5 / 2647519"/><draw:equation draw:name="f826" draw:formula="643890 * ?f4 / 2612594"/><draw:equation draw:name="f827" draw:formula="179235 * ?f5 / 2647519"/><draw:equation draw:name="f828" draw:formula="166852 * ?f5 / 2647519"/><draw:equation draw:name="f829" draw:formula="842962 * ?f4 / 2612594"/><draw:equation draw:name="f830" draw:formula="155422 * ?f5 / 2647519"/><draw:equation draw:name="f831" draw:formula="882967 * ?f4 / 2612594"/><draw:equation draw:name="f832" draw:formula="130657 * ?f5 / 2647519"/><draw:equation draw:name="f833" draw:formula="966787 * ?f4 / 2612594"/><draw:equation draw:name="f834" draw:formula="114465 * ?f5 / 2647519"/><draw:equation draw:name="f835" draw:formula="1023937 * ?f4 / 2612594"/><draw:equation draw:name="f836" draw:formula="106845 * ?f5 / 2647519"/><draw:equation draw:name="f837" draw:formula="1066800 * ?f4 / 2612594"/><draw:equation draw:name="f838" draw:formula="103035 * ?f5 / 2647519"/><draw:equation draw:name="f839" draw:formula="1088707 * ?f4 / 2612594"/><draw:equation draw:name="f840" draw:formula="100177 * ?f5 / 2647519"/><draw:equation draw:name="f841" draw:formula="1110615 * ?f4 / 2612594"/><draw:equation draw:name="f842" draw:formula="91605 * ?f5 / 2647519"/><draw:equation draw:name="f843" draw:formula="1169670 * ?f4 / 2612594"/><draw:equation draw:name="f844" draw:formula="88747 * ?f5 / 2647519"/><draw:equation draw:name="f845" draw:formula="1205865 * ?f4 / 2612594"/><draw:equation draw:name="f846" draw:formula="93510 * ?f5 / 2647519"/><draw:equation draw:name="f847" draw:formula="1243965 * ?f4 / 2612594"/><draw:equation draw:name="f848" draw:formula="95742 * ?f5 / 2647519"/><draw:equation draw:name="f849" draw:formula="1223205 * ?f4 / 2612594"/><draw:equation draw:name="f850" draw:formula="95415 * ?f5 / 2647519"/><draw:equation draw:name="f851" draw:formula="1216342 * ?f4 / 2612594"/><draw:equation draw:name="f852" draw:formula="99225 * ?f5 / 2647519"/><draw:equation draw:name="f853" draw:formula="1176337 * ?f4 / 2612594"/><draw:equation draw:name="f854" draw:formula="107797 * ?f5 / 2647519"/><draw:equation draw:name="f855" draw:formula="1117282 * ?f4 / 2612594"/><draw:equation draw:name="f856" draw:formula="114596 * ?f5 / 2647519"/><draw:equation draw:name="f857" draw:formula="1109123 * ?f4 / 2612594"/><draw:equation draw:name="f858" draw:formula="124469 * ?f5 / 2647519"/><draw:equation draw:name="f859" draw:formula="1043051 * ?f4 / 2612594"/><draw:equation draw:name="f860" draw:formula="123990 * ?f5 / 2647519"/><draw:equation draw:name="f861" draw:formula="1031557 * ?f4 / 2612594"/><draw:equation draw:name="f862" draw:formula="133400 * ?f5 / 2647519"/><draw:equation draw:name="f863" draw:formula="1004580 * ?f4 / 2612594"/><draw:equation draw:name="f864" draw:formula="138999 * ?f5 / 2647519"/><draw:equation draw:name="f865" draw:formula="981931 * ?f4 / 2612594"/><draw:equation draw:name="f866" draw:formula="137325 * ?f5 / 2647519"/><draw:equation draw:name="f867" draw:formula="985837 * ?f4 / 2612594"/><draw:equation draw:name="f868" draw:formula="131610 * ?f5 / 2647519"/><draw:equation draw:name="f869" draw:formula="983932 * ?f4 / 2612594"/><draw:equation draw:name="f870" draw:formula="117322 * ?f5 / 2647519"/><draw:equation draw:name="f871" draw:formula="1024890 * ?f4 / 2612594"/><draw:equation draw:name="f872" draw:formula="118275 * ?f5 / 2647519"/><draw:equation draw:name="f873" draw:formula="1047750 * ?f4 / 2612594"/><draw:equation draw:name="f874" draw:formula="111607 * ?f5 / 2647519"/><draw:equation draw:name="f875" draw:formula="1091565 * ?f4 / 2612594"/><draw:equation draw:name="f876" draw:formula="110655 * ?f5 / 2647519"/><draw:equation draw:name="f877" draw:formula="1099185 * ?f4 / 2612594"/><draw:equation draw:name="f878" draw:formula="101130 * ?f5 / 2647519"/><draw:equation draw:name="f879" draw:formula="103987 * ?f5 / 2647519"/><draw:equation draw:name="f880" draw:formula="115417 * ?f5 / 2647519"/><draw:equation draw:name="f881" draw:formula="156375 * ?f5 / 2647519"/><draw:equation draw:name="f882" draw:formula="167805 * ?f5 / 2647519"/><draw:equation draw:name="f883" draw:formula="180187 * ?f5 / 2647519"/><draw:equation draw:name="f884" draw:formula="267817 * ?f5 / 2647519"/><draw:equation draw:name="f885" draw:formula="293536 * ?f5 / 2647519"/><draw:equation draw:name="f886" draw:formula="518160 * ?f4 / 2612594"/><draw:equation draw:name="f887" draw:formula="293535 * ?f5 / 2647519"/><draw:equation draw:name="f888" draw:formula="298297 * ?f5 / 2647519"/><draw:equation draw:name="f889" draw:formula="521970 * ?f4 / 2612594"/><draw:equation draw:name="f890" draw:formula="521969 * ?f4 / 2612594"/><draw:equation draw:name="f891" draw:formula="465169 * ?f5 / 2647519"/><draw:equation draw:name="f892" draw:formula="382550 * ?f4 / 2612594"/><draw:equation draw:name="f893" draw:formula="464986 * ?f5 / 2647519"/><draw:equation draw:name="f894" draw:formula="382696 * ?f4 / 2612594"/><draw:equation draw:name="f895" draw:formula="464430 * ?f5 / 2647519"/><draw:equation draw:name="f896" draw:formula="383325 * ?f4 / 2612594"/><draw:equation draw:name="f897" draw:formula="456651 * ?f5 / 2647519"/><draw:equation draw:name="f898" draw:formula="391477 * ?f4 / 2612594"/><draw:equation draw:name="f899" draw:formula="454684 * ?f5 / 2647519"/><draw:equation draw:name="f900" draw:formula="394338 * ?f4 / 2612594"/><draw:equation draw:name="f901" draw:formula="453399 * ?f5 / 2647519"/><draw:equation draw:name="f902" draw:formula="395790 * ?f4 / 2612594"/><draw:equation draw:name="f903" draw:formula="403860 * ?f4 / 2612594"/><draw:equation draw:name="f904" draw:formula="389738 * ?f5 / 2647519"/><draw:equation draw:name="f905" draw:formula="472440 * ?f4 / 2612594"/><draw:equation draw:name="f906" draw:formula="373545 * ?f5 / 2647519"/><draw:equation draw:name="f907" draw:formula="491490 * ?f4 / 2612594"/><draw:equation draw:name="f908" draw:formula="357353 * ?f5 / 2647519"/><draw:equation draw:name="f909" draw:formula="511492 * ?f4 / 2612594"/><draw:equation draw:name="f910" draw:formula="285752 * ?f5 / 2647519"/><draw:equation draw:name="f911" draw:formula="590631 * ?f4 / 2612594"/><draw:equation draw:name="f912" draw:formula="358305 * ?f5 / 2647519"/><draw:equation draw:name="f913" draw:formula="510540 * ?f4 / 2612594"/><draw:equation draw:name="f914" draw:formula="374497 * ?f5 / 2647519"/><draw:equation draw:name="f915" draw:formula="490537 * ?f4 / 2612594"/><draw:equation draw:name="f916" draw:formula="390690 * ?f5 / 2647519"/><draw:equation draw:name="f917" draw:formula="471487 * ?f4 / 2612594"/><draw:equation draw:name="f918" draw:formula="448792 * ?f5 / 2647519"/><draw:equation draw:name="f919" draw:formula="402907 * ?f4 / 2612594"/><draw:equation draw:name="f920" draw:formula="489348 * ?f5 / 2647519"/><draw:equation draw:name="f921" draw:formula="316869 * ?f4 / 2612594"/><draw:equation draw:name="f922" draw:formula="481127 * ?f5 / 2647519"/><draw:equation draw:name="f923" draw:formula="319733 * ?f4 / 2612594"/><draw:equation draw:name="f924" draw:formula="475013 * ?f5 / 2647519"/><draw:equation draw:name="f925" draw:formula="322003 * ?f4 / 2612594"/><draw:equation draw:name="f926" draw:formula="473558 * ?f5 / 2647519"/><draw:equation draw:name="f927" draw:formula="323849 * ?f4 / 2612594"/><draw:equation draw:name="f928" draw:formula="463080 * ?f5 / 2647519"/><draw:equation draw:name="f929" draw:formula="333374 * ?f4 / 2612594"/><draw:equation draw:name="f930" draw:formula="436410 * ?f5 / 2647519"/><draw:equation draw:name="f931" draw:formula="350519 * ?f4 / 2612594"/><draw:equation draw:name="f932" draw:formula="418313 * ?f5 / 2647519"/><draw:equation draw:name="f933" draw:formula="370522 * ?f4 / 2612594"/><draw:equation draw:name="f934" draw:formula="401168 * ?f5 / 2647519"/><draw:equation draw:name="f935" draw:formula="390524 * ?f4 / 2612594"/><draw:equation draw:name="f936" draw:formula="401002 * ?f4 / 2612594"/><draw:equation draw:name="f937" draw:formula="389350 * ?f5 / 2647519"/><draw:equation draw:name="f938" draw:formula="400516 * ?f4 / 2612594"/><draw:equation draw:name="f939" draw:formula="378546 * ?f5 / 2647519"/><draw:equation draw:name="f940" draw:formula="413504 * ?f4 / 2612594"/><draw:equation draw:name="f941" draw:formula="360210 * ?f5 / 2647519"/><draw:equation draw:name="f942" draw:formula="436245 * ?f4 / 2612594"/><draw:equation draw:name="f943" draw:formula="330683 * ?f5 / 2647519"/><draw:equation draw:name="f944" draw:formula="468630 * ?f4 / 2612594"/><draw:equation draw:name="f945" draw:formula="335445 * ?f5 / 2647519"/><draw:equation draw:name="f946" draw:formula="474344 * ?f4 / 2612594"/><draw:equation draw:name="f947" draw:formula="335536 * ?f5 / 2647519"/><draw:equation draw:name="f948" draw:formula="474264 * ?f4 / 2612594"/><draw:equation draw:name="f949" draw:formula="331635 * ?f5 / 2647519"/><draw:equation draw:name="f950" draw:formula="469582 * ?f4 / 2612594"/><draw:equation draw:name="f951" draw:formula="361162 * ?f5 / 2647519"/><draw:equation draw:name="f952" draw:formula="437197 * ?f4 / 2612594"/><draw:equation draw:name="f953" draw:formula="402120 * ?f5 / 2647519"/><draw:equation draw:name="f954" draw:formula="390525 * ?f4 / 2612594"/><draw:equation draw:name="f955" draw:formula="419265 * ?f5 / 2647519"/><draw:equation draw:name="f956" draw:formula="437362 * ?f5 / 2647519"/><draw:equation draw:name="f957" draw:formula="350520 * ?f4 / 2612594"/><draw:equation draw:name="f958" draw:formula="464032 * ?f5 / 2647519"/><draw:equation draw:name="f959" draw:formula="333375 * ?f4 / 2612594"/><draw:equation draw:name="f960" draw:formula="474510 * ?f5 / 2647519"/><draw:equation draw:name="f961" draw:formula="323850 * ?f4 / 2612594"/><draw:equation draw:name="f962" draw:formula="485940 * ?f5 / 2647519"/><draw:equation draw:name="f963" draw:formula="319564 * ?f4 / 2612594"/><draw:equation draw:name="f964" draw:formula="489548 * ?f5 / 2647519"/><draw:equation draw:name="f965" draw:formula="318444 * ?f4 / 2612594"/><draw:equation draw:name="f966" draw:formula="1868970 * ?f5 / 2647519"/><draw:equation draw:name="f967" draw:formula="144780 * ?f4 / 2612594"/><draw:equation draw:name="f968" draw:formula="1917547 * ?f5 / 2647519"/><draw:equation draw:name="f969" draw:formula="166687 * ?f4 / 2612594"/><draw:equation draw:name="f970" draw:formula="1938502 * ?f5 / 2647519"/><draw:equation draw:name="f971" draw:formula="183832 * ?f4 / 2612594"/><draw:equation draw:name="f972" draw:formula="160972 * ?f4 / 2612594"/><draw:equation draw:name="f973" draw:formula="1710855 * ?f5 / 2647519"/><draw:equation draw:name="f974" draw:formula="75247 * ?f4 / 2612594"/><draw:equation draw:name="f975" draw:formula="1748955 * ?f5 / 2647519"/><draw:equation draw:name="f976" draw:formula="83819 * ?f4 / 2612594"/><draw:equation draw:name="f977" draw:formula="1802295 * ?f5 / 2647519"/><draw:equation draw:name="f978" draw:formula="110489 * ?f4 / 2612594"/><draw:equation draw:name="f979" draw:formula="1137451 * ?f5 / 2647519"/><draw:equation draw:name="f980" draw:formula="68937 * ?f4 / 2612594"/><draw:equation draw:name="f981" draw:formula="1117448 * ?f5 / 2647519"/><draw:equation draw:name="f982" draw:formula="71437 * ?f4 / 2612594"/><draw:equation draw:name="f983" draw:formula="1074585 * ?f5 / 2647519"/><draw:equation draw:name="f984" draw:formula="77152 * ?f4 / 2612594"/><draw:equation draw:name="f985" draw:formula="1032675 * ?f5 / 2647519"/><draw:equation draw:name="f986" draw:formula="86677 * ?f4 / 2612594"/><draw:equation draw:name="f987" draw:formula="1014578 * ?f5 / 2647519"/><draw:equation draw:name="f988" draw:formula="92392 * ?f4 / 2612594"/><draw:equation draw:name="f989" draw:formula="993623 * ?f5 / 2647519"/><draw:equation draw:name="f990" draw:formula="98107 * ?f4 / 2612594"/><draw:equation draw:name="f991" draw:formula="947769 * ?f5 / 2647519"/><draw:equation draw:name="f992" draw:formula="107115 * ?f4 / 2612594"/><draw:equation draw:name="f993" draw:formula="939330 * ?f5 / 2647519"/><draw:equation draw:name="f994" draw:formula="110490 * ?f4 / 2612594"/><draw:equation draw:name="f995" draw:formula="881228 * ?f5 / 2647519"/><draw:equation draw:name="f996" draw:formula="130492 * ?f4 / 2612594"/><draw:equation draw:name="f997" draw:formula="824078 * ?f5 / 2647519"/><draw:equation draw:name="f998" draw:formula="153352 * ?f4 / 2612594"/><draw:equation draw:name="f999" draw:formula="784073 * ?f5 / 2647519"/><draw:equation draw:name="f1000" draw:formula="171450 * ?f4 / 2612594"/><draw:equation draw:name="f1001" draw:formula="757403 * ?f5 / 2647519"/><draw:equation draw:name="f1002" draw:formula="181927 * ?f4 / 2612594"/><draw:equation draw:name="f1003" draw:formula="691680 * ?f5 / 2647519"/><draw:equation draw:name="f1004" draw:formula="212407 * ?f4 / 2612594"/><draw:equation draw:name="f1005" draw:formula="660248 * ?f5 / 2647519"/><draw:equation draw:name="f1006" draw:formula="232410 * ?f4 / 2612594"/><draw:equation draw:name="f1007" draw:formula="629768 * ?f5 / 2647519"/><draw:equation draw:name="f1008" draw:formula="252412 * ?f4 / 2612594"/><draw:equation draw:name="f1009" draw:formula="581190 * ?f5 / 2647519"/><draw:equation draw:name="f1010" draw:formula="288607 * ?f4 / 2612594"/><draw:equation draw:name="f1011" draw:formula="535470 * ?f5 / 2647519"/><draw:equation draw:name="f1012" draw:formula="324802 * ?f4 / 2612594"/><draw:equation draw:name="f1013" draw:formula="491713 * ?f5 / 2647519"/><draw:equation draw:name="f1014" draw:formula="362974 * ?f4 / 2612594"/><draw:equation draw:name="f1015" draw:formula="495465 * ?f5 / 2647519"/><draw:equation draw:name="f1016" draw:formula="367665 * ?f4 / 2612594"/><draw:equation draw:name="f1017" draw:formula="504752 * ?f5 / 2647519"/><draw:equation draw:name="f1018" draw:formula="361295 * ?f4 / 2612594"/><draw:equation draw:name="f1019" draw:formula="512657 * ?f5 / 2647519"/><draw:equation draw:name="f1020" draw:formula="355403 * ?f4 / 2612594"/><draw:equation draw:name="f1021" draw:formula="541185 * ?f5 / 2647519"/><draw:equation draw:name="f1022" draw:formula="330517 * ?f4 / 2612594"/><draw:equation draw:name="f1023" draw:formula="586905 * ?f5 / 2647519"/><draw:equation draw:name="f1024" draw:formula="294322 * ?f4 / 2612594"/><draw:equation draw:name="f1025" draw:formula="635482 * ?f5 / 2647519"/><draw:equation draw:name="f1026" draw:formula="258127 * ?f4 / 2612594"/><draw:equation draw:name="f1027" draw:formula="665962 * ?f5 / 2647519"/><draw:equation draw:name="f1028" draw:formula="238124 * ?f4 / 2612594"/><draw:equation draw:name="f1029" draw:formula="697395 * ?f5 / 2647519"/><draw:equation draw:name="f1030" draw:formula="218122 * ?f4 / 2612594"/><draw:equation draw:name="f1031" draw:formula="763117 * ?f5 / 2647519"/><draw:equation draw:name="f1032" draw:formula="187642 * ?f4 / 2612594"/><draw:equation draw:name="f1033" draw:formula="788835 * ?f5 / 2647519"/><draw:equation draw:name="f1034" draw:formula="174307 * ?f4 / 2612594"/><draw:equation draw:name="f1035" draw:formula="828840 * ?f5 / 2647519"/><draw:equation draw:name="f1036" draw:formula="156209 * ?f4 / 2612594"/><draw:equation draw:name="f1037" draw:formula="133349 * ?f4 / 2612594"/><draw:equation draw:name="f1038" draw:formula="944092 * ?f5 / 2647519"/><draw:equation draw:name="f1039" draw:formula="113347 * ?f4 / 2612594"/><draw:equation draw:name="f1040" draw:formula="968499 * ?f5 / 2647519"/><draw:equation draw:name="f1041" draw:formula="108553 * ?f4 / 2612594"/><draw:equation draw:name="f1042" draw:formula="980289 * ?f5 / 2647519"/><draw:equation draw:name="f1043" draw:formula="104524 * ?f4 / 2612594"/><draw:equation draw:name="f1044" draw:formula="1140765 * ?f5 / 2647519"/><draw:equation draw:name="f1045" draw:formula="69904 * ?f4 / 2612594"/><draw:equation draw:name="f1046" draw:formula="1478088 * ?f5 / 2647519"/><draw:equation draw:name="f1047" draw:formula="48458 * ?f4 / 2612594"/><draw:equation draw:name="f1048" draw:formula="1498447 * ?f5 / 2647519"/><draw:equation draw:name="f1049" draw:formula="50482 * ?f4 / 2612594"/><draw:equation draw:name="f1050" draw:formula="1526070 * ?f5 / 2647519"/><draw:equation draw:name="f1051" draw:formula="60007 * ?f4 / 2612594"/><draw:equation draw:name="f1052" draw:formula="1505115 * ?f5 / 2647519"/><draw:equation draw:name="f1053" draw:formula="57150 * ?f4 / 2612594"/><draw:equation draw:name="f1054" draw:formula="1461300 * ?f5 / 2647519"/><draw:equation draw:name="f1055" draw:formula="48577 * ?f4 / 2612594"/><draw:equation draw:name="f1056" draw:formula="1588935 * ?f5 / 2647519"/><draw:equation draw:name="f1057" draw:formula="40957 * ?f4 / 2612594"/><draw:equation draw:name="f1058" draw:formula="1627987 * ?f5 / 2647519"/><draw:equation draw:name="f1059" draw:formula="43814 * ?f4 / 2612594"/><draw:equation draw:name="f1060" draw:formula="1675612 * ?f5 / 2647519"/><draw:equation draw:name="f1061" draw:formula="62864 * ?f4 / 2612594"/><draw:equation draw:name="f1062" draw:formula="1616557 * ?f5 / 2647519"/><draw:equation draw:name="f1063" draw:formula="52387 * ?f4 / 2612594"/><draw:equation draw:name="f1064" draw:formula="1270324 * ?f5 / 2647519"/><draw:equation draw:name="f1065" draw:formula="40719 * ?f4 / 2612594"/><draw:equation draw:name="f1066" draw:formula="1160310 * ?f5 / 2647519"/><draw:equation draw:name="f1067" draw:formula="46672 * ?f4 / 2612594"/><draw:equation draw:name="f1068" draw:formula="1084110 * ?f5 / 2647519"/><draw:equation draw:name="f1069" draw:formula="57149 * ?f4 / 2612594"/><draw:equation draw:name="f1070" draw:formula="1047915 * ?f5 / 2647519"/><draw:equation draw:name="f1071" draw:formula="66674 * ?f4 / 2612594"/><draw:equation draw:name="f1072" draw:formula="1016482 * ?f5 / 2647519"/><draw:equation draw:name="f1073" draw:formula="78104 * ?f4 / 2612594"/><draw:equation draw:name="f1074" draw:formula="972667 * ?f5 / 2647519"/><draw:equation draw:name="f1075" draw:formula="147637 * ?f4 / 2612594"/><draw:equation draw:name="f1076" draw:formula="746925 * ?f5 / 2647519"/><draw:equation draw:name="f1077" draw:formula="728827 * ?f5 / 2647519"/><draw:equation draw:name="f1078" draw:formula="180974 * ?f4 / 2612594"/><draw:equation draw:name="f1079" draw:formula="712635 * ?f5 / 2647519"/><draw:equation draw:name="f1080" draw:formula="189547 * ?f4 / 2612594"/><draw:equation draw:name="f1081" draw:formula="682155 * ?f5 / 2647519"/><draw:equation draw:name="f1082" draw:formula="205739 * ?f4 / 2612594"/><draw:equation draw:name="f1083" draw:formula="634530 * ?f5 / 2647519"/><draw:equation draw:name="f1084" draw:formula="230504 * ?f4 / 2612594"/><draw:equation draw:name="f1085" draw:formula="598335 * ?f5 / 2647519"/><draw:equation draw:name="f1086" draw:formula="259079 * ?f4 / 2612594"/><draw:equation draw:name="f1087" draw:formula="493560 * ?f5 / 2647519"/><draw:equation draw:name="f1088" draw:formula="340994 * ?f4 / 2612594"/><draw:equation draw:name="f1089" draw:formula="471664 * ?f5 / 2647519"/><draw:equation draw:name="f1090" draw:formula="360034 * ?f4 / 2612594"/><draw:equation draw:name="f1091" draw:formula="450243 * ?f5 / 2647519"/><draw:equation draw:name="f1092" draw:formula="379593 * ?f4 / 2612594"/><draw:equation draw:name="f1093" draw:formula="450697 * ?f5 / 2647519"/><draw:equation draw:name="f1094" draw:formula="380047 * ?f4 / 2612594"/><draw:equation draw:name="f1095" draw:formula="285915 * ?f5 / 2647519"/><draw:equation draw:name="f1096" draw:formula="573404 * ?f4 / 2612594"/><draw:equation draw:name="f1097" draw:formula="252577 * ?f5 / 2647519"/><draw:equation draw:name="f1098" draw:formula="619124 * ?f4 / 2612594"/><draw:equation draw:name="f1099" draw:formula="237337 * ?f5 / 2647519"/><draw:equation draw:name="f1100" draw:formula="646747 * ?f4 / 2612594"/><draw:equation draw:name="f1101" draw:formula="222097 * ?f5 / 2647519"/><draw:equation draw:name="f1102" draw:formula="672464 * ?f4 / 2612594"/><draw:equation draw:name="f1103" draw:formula="193522 * ?f5 / 2647519"/><draw:equation draw:name="f1104" draw:formula="725804 * ?f4 / 2612594"/><draw:equation draw:name="f1105" draw:formula="162439 * ?f5 / 2647519"/><draw:equation draw:name="f1106" draw:formula="774785 * ?f4 / 2612594"/><draw:equation draw:name="f1107" draw:formula="162090 * ?f5 / 2647519"/><draw:equation draw:name="f1108" draw:formula="776287 * ?f4 / 2612594"/><draw:equation draw:name="f1109" draw:formula="151612 * ?f5 / 2647519"/><draw:equation draw:name="f1110" draw:formula="143992 * ?f5 / 2647519"/><draw:equation draw:name="f1111" draw:formula="818197 * ?f4 / 2612594"/><draw:equation draw:name="f1112" draw:formula="142087 * ?f5 / 2647519"/><draw:equation draw:name="f1113" draw:formula="820102 * ?f4 / 2612594"/><draw:equation draw:name="f1114" draw:formula="133634 * ?f5 / 2647519"/><draw:equation draw:name="f1115" draw:formula="848201 * ?f4 / 2612594"/><draw:equation draw:name="f1116" draw:formula="864870 * ?f4 / 2612594"/><draw:equation draw:name="f1117" draw:formula="129705 * ?f5 / 2647519"/><draw:equation draw:name="f1118" draw:formula="888682 * ?f4 / 2612594"/><draw:equation draw:name="f1119" draw:formula="116370 * ?f5 / 2647519"/><draw:equation draw:name="f1120" draw:formula="927735 * ?f4 / 2612594"/><draw:equation draw:name="f1121" draw:formula="90652 * ?f5 / 2647519"/><draw:equation draw:name="f1122" draw:formula="83032 * ?f5 / 2647519"/><draw:equation draw:name="f1123" draw:formula="1076325 * ?f4 / 2612594"/><draw:equation draw:name="f1124" draw:formula="78270 * ?f5 / 2647519"/><draw:equation draw:name="f1125" draw:formula="1128712 * ?f4 / 2612594"/><draw:equation draw:name="f1126" draw:formula="84937 * ?f5 / 2647519"/><draw:equation draw:name="f1127" draw:formula="1092517 * ?f4 / 2612594"/><draw:equation draw:name="f1128" draw:formula="85555 * ?f5 / 2647519"/><draw:equation draw:name="f1129" draw:formula="1089530 * ?f4 / 2612594"/><draw:equation draw:name="f1130" draw:formula="86842 * ?f5 / 2647519"/><draw:equation draw:name="f1131" draw:formula="1075372 * ?f4 / 2612594"/><draw:equation draw:name="f1132" draw:formula="94462 * ?f5 / 2647519"/><draw:equation draw:name="f1133" draw:formula="1022985 * ?f4 / 2612594"/><draw:equation draw:name="f1134" draw:formula="96848 * ?f5 / 2647519"/><draw:equation draw:name="f1135" draw:formula="1023781 * ?f4 / 2612594"/><draw:equation draw:name="f1136" draw:formula="97055 * ?f5 / 2647519"/><draw:equation draw:name="f1137" draw:formula="1022896 * ?f4 / 2612594"/><draw:equation draw:name="f1138" draw:formula="94463 * ?f5 / 2647519"/><draw:equation draw:name="f1139" draw:formula="1022032 * ?f4 / 2612594"/><draw:equation draw:name="f1140" draw:formula="107798 * ?f5 / 2647519"/><draw:equation draw:name="f1141" draw:formula="964882 * ?f4 / 2612594"/><draw:equation draw:name="f1142" draw:formula="120180 * ?f5 / 2647519"/><draw:equation draw:name="f1143" draw:formula="925829 * ?f4 / 2612594"/><draw:equation draw:name="f1144" draw:formula="133454 * ?f5 / 2647519"/><draw:equation draw:name="f1145" draw:formula="886956 * ?f4 / 2612594"/><draw:equation draw:name="f1146" draw:formula="132563 * ?f5 / 2647519"/><draw:equation draw:name="f1147" draw:formula="886777 * ?f4 / 2612594"/><draw:equation draw:name="f1148" draw:formula="134468 * ?f5 / 2647519"/><draw:equation draw:name="f1149" draw:formula="862965 * ?f4 / 2612594"/><draw:equation draw:name="f1150" draw:formula="144945 * ?f5 / 2647519"/><draw:equation draw:name="f1151" draw:formula="152565 * ?f5 / 2647519"/><draw:equation draw:name="f1152" draw:formula="152821 * ?f5 / 2647519"/><draw:equation draw:name="f1153" draw:formula="804166 * ?f4 / 2612594"/><draw:equation draw:name="f1154" draw:formula="163043 * ?f5 / 2647519"/><draw:equation draw:name="f1155" draw:formula="194475 * ?f5 / 2647519"/><draw:equation draw:name="f1156" draw:formula="726757 * ?f4 / 2612594"/><draw:equation draw:name="f1157" draw:formula="223050 * ?f5 / 2647519"/><draw:equation draw:name="f1158" draw:formula="673417 * ?f4 / 2612594"/><draw:equation draw:name="f1159" draw:formula="238290 * ?f5 / 2647519"/><draw:equation draw:name="f1160" draw:formula="647700 * ?f4 / 2612594"/><draw:equation draw:name="f1161" draw:formula="253530 * ?f5 / 2647519"/><draw:equation draw:name="f1162" draw:formula="620077 * ?f4 / 2612594"/><draw:equation draw:name="f1163" draw:formula="286868 * ?f5 / 2647519"/><draw:equation draw:name="f1164" draw:formula="574357 * ?f4 / 2612594"/><draw:equation draw:name="f1165" draw:formula="451650 * ?f5 / 2647519"/><draw:equation draw:name="f1166" draw:formula="381000 * ?f4 / 2612594"/><draw:equation draw:name="f1167" draw:formula="340995 * ?f4 / 2612594"/><draw:equation draw:name="f1168" draw:formula="600240 * ?f5 / 2647519"/><draw:equation draw:name="f1169" draw:formula="259080 * ?f4 / 2612594"/><draw:equation draw:name="f1170" draw:formula="230505 * ?f4 / 2612594"/><draw:equation draw:name="f1171" draw:formula="684060 * ?f5 / 2647519"/><draw:equation draw:name="f1172" draw:formula="205740 * ?f4 / 2612594"/><draw:equation draw:name="f1173" draw:formula="714540 * ?f5 / 2647519"/><draw:equation draw:name="f1174" draw:formula="730733 * ?f5 / 2647519"/><draw:equation draw:name="f1175" draw:formula="180975 * ?f4 / 2612594"/><draw:equation draw:name="f1176" draw:formula="748830 * ?f5 / 2647519"/><draw:equation draw:name="f1177" draw:formula="808838 * ?f5 / 2647519"/><draw:equation draw:name="f1178" draw:formula="974573 * ?f5 / 2647519"/><draw:equation draw:name="f1179" draw:formula="83820 * ?f4 / 2612594"/><draw:equation draw:name="f1180" draw:formula="1018388 * ?f5 / 2647519"/><draw:equation draw:name="f1181" draw:formula="78105 * ?f4 / 2612594"/><draw:equation draw:name="f1182" draw:formula="66675 * ?f4 / 2612594"/><draw:equation draw:name="f1183" draw:formula="1086015 * ?f5 / 2647519"/><draw:equation draw:name="f1184" draw:formula="1162215 * ?f5 / 2647519"/><draw:equation draw:name="f1185" draw:formula="1272229 * ?f5 / 2647519"/><draw:equation draw:name="f1186" draw:formula="41076 * ?f4 / 2612594"/><draw:equation draw:name="f1187" draw:formula="1360655 * ?f5 / 2647519"/><draw:equation draw:name="f1188" draw:formula="44043 * ?f4 / 2612594"/><draw:equation draw:name="f1189" draw:formula="1404150 * ?f5 / 2647519"/><draw:equation draw:name="f1190" draw:formula="0 * ?f4 / 2612594"/><draw:equation draw:name="f1191" draw:formula="1448917 * ?f5 / 2647519"/><draw:equation draw:name="f1192" draw:formula="2857 * ?f4 / 2612594"/><draw:equation draw:name="f1193" draw:formula="1494637 * ?f5 / 2647519"/><draw:equation draw:name="f1194" draw:formula="7620 * ?f4 / 2612594"/><draw:equation draw:name="f1195" draw:formula="1525117 * ?f5 / 2647519"/><draw:equation draw:name="f1196" draw:formula="15240 * ?f4 / 2612594"/><draw:equation draw:name="f1197" draw:formula="1545120 * ?f5 / 2647519"/><draw:equation draw:name="f1198" draw:formula="24765 * ?f4 / 2612594"/><draw:equation draw:name="f1199" draw:formula="1569885 * ?f5 / 2647519"/><draw:equation draw:name="f1200" draw:formula="20002 * ?f4 / 2612594"/><draw:equation draw:name="f1201" draw:formula="1607032 * ?f5 / 2647519"/><draw:equation draw:name="f1202" draw:formula="28575 * ?f4 / 2612594"/><draw:equation draw:name="f1203" draw:formula="1629892 * ?f5 / 2647519"/><draw:equation draw:name="f1204" draw:formula="35242 * ?f4 / 2612594"/><draw:equation draw:name="f1205" draw:formula="1628940 * ?f5 / 2647519"/><draw:equation draw:name="f1206" draw:formula="36195 * ?f4 / 2612594"/><draw:equation draw:name="f1207" draw:formula="42862 * ?f4 / 2612594"/><draw:equation draw:name="f1208" draw:formula="40005 * ?f4 / 2612594"/><draw:equation draw:name="f1209" draw:formula="1575600 * ?f5 / 2647519"/><draw:equation draw:name="f1210" draw:formula="1562265 * ?f5 / 2647519"/><draw:equation draw:name="f1211" draw:formula="33337 * ?f4 / 2612594"/><draw:equation draw:name="f1212" draw:formula="1536547 * ?f5 / 2647519"/><draw:equation draw:name="f1213" draw:formula="27622 * ?f4 / 2612594"/><draw:equation draw:name="f1214" draw:formula="1510830 * ?f5 / 2647519"/><draw:equation draw:name="f1215" draw:formula="21907 * ?f4 / 2612594"/><draw:equation draw:name="f1216" draw:formula="1484160 * ?f5 / 2647519"/><draw:equation draw:name="f1217" draw:formula="18097 * ?f4 / 2612594"/><draw:equation draw:name="f1218" draw:formula="1454633 * ?f5 / 2647519"/><draw:equation draw:name="f1219" draw:formula="1430820 * ?f5 / 2647519"/><draw:equation draw:name="f1220" draw:formula="1393673 * ?f5 / 2647519"/><draw:equation draw:name="f1221" draw:formula="1391928 * ?f5 / 2647519"/><draw:equation draw:name="f1222" draw:formula="17540 * ?f4 / 2612594"/><draw:equation draw:name="f1223" draw:formula="1375575 * ?f5 / 2647519"/><draw:equation draw:name="f1224" draw:formula="25717 * ?f4 / 2612594"/><draw:equation draw:name="f1225" draw:formula="1381290 * ?f5 / 2647519"/><draw:equation draw:name="f1226" draw:formula="1438440 * ?f5 / 2647519"/><draw:equation draw:name="f1227" draw:formula="1413008 * ?f5 / 2647519"/><draw:equation draw:name="f1228" draw:formula="47116 * ?f4 / 2612594"/><draw:equation draw:name="f1229" draw:formula="1413437 * ?f5 / 2647519"/><draw:equation draw:name="f1230" draw:formula="47149 * ?f4 / 2612594"/><draw:equation draw:name="f1231" draw:formula="1440345 * ?f5 / 2647519"/><draw:equation draw:name="f1232" draw:formula="1463205 * ?f5 / 2647519"/><draw:equation draw:name="f1233" draw:formula="49530 * ?f4 / 2612594"/><draw:equation draw:name="f1234" draw:formula="1507020 * ?f5 / 2647519"/><draw:equation draw:name="f1235" draw:formula="58102 * ?f4 / 2612594"/><draw:equation draw:name="f1236" draw:formula="1527975 * ?f5 / 2647519"/><draw:equation draw:name="f1237" draw:formula="60960 * ?f4 / 2612594"/><draw:equation draw:name="f1238" draw:formula="1563218 * ?f5 / 2647519"/><draw:equation draw:name="f1239" draw:formula="68580 * ?f4 / 2612594"/><draw:equation draw:name="f1240" draw:formula="1599413 * ?f5 / 2647519"/><draw:equation draw:name="f1241" draw:formula="76200 * ?f4 / 2612594"/><draw:equation draw:name="f1242" draw:formula="1634655 * ?f5 / 2647519"/><draw:equation draw:name="f1243" draw:formula="84772 * ?f4 / 2612594"/><draw:equation draw:name="f1244" draw:formula="1669898 * ?f5 / 2647519"/><draw:equation draw:name="f1245" draw:formula="95250 * ?f4 / 2612594"/><draw:equation draw:name="f1246" draw:formula="100012 * ?f4 / 2612594"/><draw:equation draw:name="f1247" draw:formula="1704188 * ?f5 / 2647519"/><draw:equation draw:name="f1248" draw:formula="105727 * ?f4 / 2612594"/><draw:equation draw:name="f1249" draw:formula="1704409 * ?f5 / 2647519"/><draw:equation draw:name="f1250" draw:formula="105929 * ?f4 / 2612594"/><draw:equation draw:name="f1251" draw:formula="1716704 * ?f5 / 2647519"/><draw:equation draw:name="f1252" draw:formula="108049 * ?f4 / 2612594"/><draw:equation draw:name="f1253" draw:formula="1746499 * ?f5 / 2647519"/><draw:equation draw:name="f1254" draw:formula="119121 * ?f4 / 2612594"/><draw:equation draw:name="f1255" draw:formula="1750661 * ?f5 / 2647519"/><draw:equation draw:name="f1256" draw:formula="125427 * ?f4 / 2612594"/><draw:equation draw:name="f1257" draw:formula="1751813 * ?f5 / 2647519"/><draw:equation draw:name="f1258" draw:formula="125730 * ?f4 / 2612594"/><draw:equation draw:name="f1259" draw:formula="136207 * ?f4 / 2612594"/><draw:equation draw:name="f1260" draw:formula="1801343 * ?f5 / 2647519"/><draw:equation draw:name="f1261" draw:formula="145732 * ?f4 / 2612594"/><draw:equation draw:name="f1262" draw:formula="1824203 * ?f5 / 2647519"/><draw:equation draw:name="f1263" draw:formula="156210 * ?f4 / 2612594"/><draw:equation draw:name="f1264" draw:formula="1841348 * ?f5 / 2647519"/><draw:equation draw:name="f1265" draw:formula="165735 * ?f4 / 2612594"/><draw:equation draw:name="f1266" draw:formula="1852778 * ?f5 / 2647519"/><draw:equation draw:name="f1267" draw:formula="1865160 * ?f5 / 2647519"/><draw:equation draw:name="f1268" draw:formula="178117 * ?f4 / 2612594"/><draw:equation draw:name="f1269" draw:formula="1907070 * ?f5 / 2647519"/><draw:equation draw:name="f1270" draw:formula="201930 * ?f4 / 2612594"/><draw:equation draw:name="f1271" draw:formula="1960410 * ?f5 / 2647519"/><draw:equation draw:name="f1272" draw:formula="236220 * ?f4 / 2612594"/><draw:equation draw:name="f1273" draw:formula="1988033 * ?f5 / 2647519"/><draw:equation draw:name="f1274" draw:formula="255270 * ?f4 / 2612594"/><draw:equation draw:name="f1275" draw:formula="1988833 * ?f5 / 2647519"/><draw:equation draw:name="f1276" draw:formula="255841 * ?f4 / 2612594"/><draw:equation draw:name="f1277" draw:formula="2002949 * ?f5 / 2647519"/><draw:equation draw:name="f1278" draw:formula="264417 * ?f4 / 2612594"/><draw:equation draw:name="f1279" draw:formula="2540483 * ?f5 / 2647519"/><draw:equation draw:name="f1280" draw:formula="1275397 * ?f4 / 2612594"/><draw:equation draw:name="f1281" draw:formula="2540081 * ?f5 / 2647519"/><draw:equation draw:name="f1282" draw:formula="1283368 * ?f4 / 2612594"/><draw:equation draw:name="f1283" draw:formula="2550960 * ?f5 / 2647519"/><draw:equation draw:name="f1284" draw:formula="1284922 * ?f4 / 2612594"/><draw:equation draw:name="f1285" draw:formula="2561437 * ?f5 / 2647519"/><draw:equation draw:name="f1286" draw:formula="1292542 * ?f4 / 2612594"/><draw:equation draw:name="f1287" draw:formula="2566200 * ?f5 / 2647519"/><draw:equation draw:name="f1288" draw:formula="1318259 * ?f4 / 2612594"/><draw:equation draw:name="f1289" draw:formula="2584297 * ?f5 / 2647519"/><draw:equation draw:name="f1290" draw:formula="1348739 * ?f4 / 2612594"/><draw:equation draw:name="f1291" draw:formula="2591918 * ?f5 / 2647519"/><draw:equation draw:name="f1292" draw:formula="1349432 * ?f4 / 2612594"/><draw:equation draw:name="f1293" draw:formula="1342072 * ?f4 / 2612594"/><draw:equation draw:name="f1294" draw:formula="2599661 * ?f5 / 2647519"/><draw:equation draw:name="f1295" draw:formula="1320563 * ?f4 / 2612594"/><draw:equation draw:name="f1296" draw:formula="2599537 * ?f5 / 2647519"/><draw:equation draw:name="f1297" draw:formula="1316355 * ?f4 / 2612594"/><draw:equation draw:name="f1298" draw:formula="2607157 * ?f5 / 2647519"/><draw:equation draw:name="f1299" draw:formula="1290637 * ?f4 / 2612594"/><draw:equation draw:name="f1300" draw:formula="2617635 * ?f5 / 2647519"/><draw:equation draw:name="f1301" draw:formula="2633827 * ?f5 / 2647519"/><draw:equation draw:name="f1302" draw:formula="1280160 * ?f4 / 2612594"/><draw:equation draw:name="f1303" draw:formula="2635732 * ?f5 / 2647519"/><draw:equation draw:name="f1304" draw:formula="1322070 * ?f4 / 2612594"/><draw:equation draw:name="f1305" draw:formula="2630970 * ?f5 / 2647519"/><draw:equation draw:name="f1306" draw:formula="2625255 * ?f5 / 2647519"/><draw:equation draw:name="f1307" draw:formula="1361122 * ?f4 / 2612594"/><draw:equation draw:name="f1308" draw:formula="2622397 * ?f5 / 2647519"/><draw:equation draw:name="f1309" draw:formula="2621445 * ?f5 / 2647519"/><draw:equation draw:name="f1310" draw:formula="1408747 * ?f4 / 2612594"/><draw:equation draw:name="f1311" draw:formula="2619540 * ?f5 / 2647519"/><draw:equation draw:name="f1312" draw:formula="1424940 * ?f4 / 2612594"/><draw:equation draw:name="f1313" draw:formula="2615479 * ?f5 / 2647519"/><draw:equation draw:name="f1314" draw:formula="1427648 * ?f4 / 2612594"/><draw:equation draw:name="f1315" draw:formula="1428749 * ?f4 / 2612594"/><draw:equation draw:name="f1316" draw:formula="2619621 * ?f5 / 2647519"/><draw:equation draw:name="f1317" draw:formula="1426155 * ?f4 / 2612594"/><draw:equation draw:name="f1318" draw:formula="1410652 * ?f4 / 2612594"/><draw:equation draw:name="f1319" draw:formula="1394460 * ?f4 / 2612594"/><draw:equation draw:name="f1320" draw:formula="1363027 * ?f4 / 2612594"/><draw:equation draw:name="f1321" draw:formula="1343977 * ?f4 / 2612594"/><draw:equation draw:name="f1322" draw:formula="1323975 * ?f4 / 2612594"/><draw:equation draw:name="f1323" draw:formula="2643352 * ?f5 / 2647519"/><draw:equation draw:name="f1324" draw:formula="1329690 * ?f4 / 2612594"/><draw:equation draw:name="f1325" draw:formula="2640495 * ?f5 / 2647519"/><draw:equation draw:name="f1326" draw:formula="1358265 * ?f4 / 2612594"/><draw:equation draw:name="f1327" draw:formula="2639542 * ?f5 / 2647519"/><draw:equation draw:name="f1328" draw:formula="1384935 * ?f4 / 2612594"/><draw:equation draw:name="f1329" draw:formula="2637637 * ?f5 / 2647519"/><draw:equation draw:name="f1330" draw:formula="1416367 * ?f4 / 2612594"/><draw:equation draw:name="f1331" draw:formula="1449705 * ?f4 / 2612594"/><draw:equation draw:name="f1332" draw:formula="2627160 * ?f5 / 2647519"/><draw:equation draw:name="f1333" draw:formula="1484947 * ?f4 / 2612594"/><draw:equation draw:name="f1334" draw:formula="2620492 * ?f5 / 2647519"/><draw:equation draw:name="f1335" draw:formula="1519237 * ?f4 / 2612594"/><draw:equation draw:name="f1336" draw:formula="2608110 * ?f5 / 2647519"/><draw:equation draw:name="f1337" draw:formula="2582392 * ?f5 / 2647519"/><draw:equation draw:name="f1338" draw:formula="1640205 * ?f4 / 2612594"/><draw:equation draw:name="f1339" draw:formula="2578582 * ?f5 / 2647519"/><draw:equation draw:name="f1340" draw:formula="1680210 * ?f4 / 2612594"/><draw:equation draw:name="f1341" draw:formula="1685925 * ?f4 / 2612594"/><draw:equation draw:name="f1342" draw:formula="1729740 * ?f4 / 2612594"/><draw:equation draw:name="f1343" draw:formula="2555722 * ?f5 / 2647519"/><draw:equation draw:name="f1344" draw:formula="1733550 * ?f4 / 2612594"/><draw:equation draw:name="f1345" draw:formula="2535720 * ?f5 / 2647519"/><draw:equation draw:name="f1346" draw:formula="1780222 * ?f4 / 2612594"/><draw:equation draw:name="f1347" draw:formula="2530957 * ?f5 / 2647519"/><draw:equation draw:name="f1348" draw:formula="1816417 * ?f4 / 2612594"/><draw:equation draw:name="f1349" draw:formula="2514765 * ?f5 / 2647519"/><draw:equation draw:name="f1350" draw:formula="1824990 * ?f4 / 2612594"/><draw:equation draw:name="f1351" draw:formula="2511407 * ?f5 / 2647519"/><draw:equation draw:name="f1352" draw:formula="1831707 * ?f4 / 2612594"/><draw:equation draw:name="f1353" draw:formula="1832609 * ?f4 / 2612594"/><draw:equation draw:name="f1354" draw:formula="2515718 * ?f5 / 2647519"/><draw:equation draw:name="f1355" draw:formula="1824989 * ?f4 / 2612594"/><draw:equation draw:name="f1356" draw:formula="2531910 * ?f5 / 2647519"/><draw:equation draw:name="f1357" draw:formula="1848802 * ?f4 / 2612594"/><draw:equation draw:name="f1358" draw:formula="2499525 * ?f5 / 2647519"/><draw:equation draw:name="f1359" draw:formula="1886902 * ?f4 / 2612594"/><draw:equation draw:name="f1360" draw:formula="2489048 * ?f5 / 2647519"/><draw:equation draw:name="f1361" draw:formula="1905952 * ?f4 / 2612594"/><draw:equation draw:name="f1362" draw:formula="2477618 * ?f5 / 2647519"/><draw:equation draw:name="f1363" draw:formula="2469045 * ?f5 / 2647519"/><draw:equation draw:name="f1364" draw:formula="1939289 * ?f4 / 2612594"/><draw:equation draw:name="f1365" draw:formula="2456663 * ?f5 / 2647519"/><draw:equation draw:name="f1366" draw:formula="1966912 * ?f4 / 2612594"/><draw:equation draw:name="f1367" draw:formula="2443328 * ?f5 / 2647519"/><draw:equation draw:name="f1368" draw:formula="1993582 * ?f4 / 2612594"/><draw:equation draw:name="f1369" draw:formula="2022157 * ?f4 / 2612594"/><draw:equation draw:name="f1370" draw:formula="2401418 * ?f5 / 2647519"/><draw:equation draw:name="f1371" draw:formula="2048827 * ?f4 / 2612594"/><draw:equation draw:name="f1372" draw:formula="2402291 * ?f5 / 2647519"/><draw:equation draw:name="f1373" draw:formula="2047029 * ?f4 / 2612594"/><draw:equation draw:name="f1374" draw:formula="2378557 * ?f5 / 2647519"/><draw:equation draw:name="f1375" draw:formula="2079307 * ?f4 / 2612594"/><draw:equation draw:name="f1376" draw:formula="2327122 * ?f5 / 2647519"/><draw:equation draw:name="f1377" draw:formula="2135505 * ?f4 / 2612594"/><draw:equation draw:name="f1378" draw:formula="2316996 * ?f5 / 2647519"/><draw:equation draw:name="f1379" draw:formula="2151085 * ?f4 / 2612594"/><draw:equation draw:name="f1380" draw:formula="2136457 * ?f4 / 2612594"/><draw:equation draw:name="f1381" draw:formula="2080259 * ?f4 / 2612594"/><draw:equation draw:name="f1382" draw:formula="2139314 * ?f4 / 2612594"/><draw:equation draw:name="f1383" draw:formula="2319383 * ?f5 / 2647519"/><draw:equation draw:name="f1384" draw:formula="2160389 * ?f4 / 2612594"/><draw:equation draw:name="f1385" draw:formula="2303230 * ?f5 / 2647519"/><draw:equation draw:name="f1386" draw:formula="2172263 * ?f4 / 2612594"/><draw:equation draw:name="f1387" draw:formula="2302357 * ?f5 / 2647519"/><draw:equation draw:name="f1388" draw:formula="2292258 * ?f5 / 2647519"/><draw:equation draw:name="f1389" draw:formula="2181374 * ?f4 / 2612594"/><draw:equation draw:name="f1390" draw:formula="2291880 * ?f5 / 2647519"/><draw:equation draw:name="f1391" draw:formula="2247112 * ?f5 / 2647519"/><draw:equation draw:name="f1392" draw:formula="2229802 * ?f4 / 2612594"/><draw:equation draw:name="f1393" draw:formula="2199487 * ?f5 / 2647519"/><draw:equation draw:name="f1394" draw:formula="2273617 * ?f4 / 2612594"/><draw:equation draw:name="f1395" draw:formula="2197285 * ?f5 / 2647519"/><draw:equation draw:name="f1396" draw:formula="2275215 * ?f4 / 2612594"/><draw:equation draw:name="f1397" draw:formula="2181390 * ?f5 / 2647519"/><draw:equation draw:name="f1398" draw:formula="2295524 * ?f4 / 2612594"/><draw:equation draw:name="f1399" draw:formula="2143290 * ?f5 / 2647519"/><draw:equation draw:name="f1400" draw:formula="2324099 * ?f4 / 2612594"/><draw:equation draw:name="f1401" draw:formula="2107681 * ?f5 / 2647519"/><draw:equation draw:name="f1402" draw:formula="2350806 * ?f4 / 2612594"/><draw:equation draw:name="f1403" draw:formula="2107553 * ?f5 / 2647519"/><draw:equation draw:name="f1404" draw:formula="2350961 * ?f4 / 2612594"/><draw:equation draw:name="f1405" draw:formula="2296477 * ?f4 / 2612594"/><draw:equation draw:name="f1406" draw:formula="2327909 * ?f4 / 2612594"/><draw:equation draw:name="f1407" draw:formula="2124359 * ?f5 / 2647519"/><draw:equation draw:name="f1408" draw:formula="2344578 * ?f4 / 2612594"/><draw:equation draw:name="f1409" draw:formula="2106651 * ?f5 / 2647519"/><draw:equation draw:name="f1410" draw:formula="2352057 * ?f4 / 2612594"/><draw:equation draw:name="f1411" draw:formula="2106142 * ?f5 / 2647519"/><draw:equation draw:name="f1412" draw:formula="2352675 * ?f4 / 2612594"/><draw:equation draw:name="f1413" draw:formula="2087092 * ?f5 / 2647519"/><draw:equation draw:name="f1414" draw:formula="2365057 * ?f4 / 2612594"/><draw:equation draw:name="f1415" draw:formula="2079914 * ?f5 / 2647519"/><draw:equation draw:name="f1416" draw:formula="2368384 * ?f4 / 2612594"/><draw:equation draw:name="f1417" draw:formula="2061852 * ?f5 / 2647519"/><draw:equation draw:name="f1418" draw:formula="2383036 * ?f4 / 2612594"/><draw:equation draw:name="f1419" draw:formula="2044230 * ?f5 / 2647519"/><draw:equation draw:name="f1420" draw:formula="2395537 * ?f4 / 2612594"/><draw:equation draw:name="f1421" draw:formula="2017560 * ?f5 / 2647519"/><draw:equation draw:name="f1422" draw:formula="2412682 * ?f4 / 2612594"/><draw:equation draw:name="f1423" draw:formula="2008988 * ?f5 / 2647519"/><draw:equation draw:name="f1424" draw:formula="1999460 * ?f5 / 2647519"/><draw:equation draw:name="f1425" draw:formula="2417870 * ?f4 / 2612594"/><draw:equation draw:name="f1426" draw:formula="1997979 * ?f5 / 2647519"/><draw:equation draw:name="f1427" draw:formula="2418995 * ?f4 / 2612594"/><draw:equation draw:name="f1428" draw:formula="2009940 * ?f5 / 2647519"/><draw:equation draw:name="f1429" draw:formula="2414587 * ?f4 / 2612594"/><draw:equation draw:name="f1430" draw:formula="2018513 * ?f5 / 2647519"/><draw:equation draw:name="f1431" draw:formula="1984223 * ?f5 / 2647519"/><draw:equation draw:name="f1432" draw:formula="2439352 * ?f4 / 2612594"/><draw:equation draw:name="f1433" draw:formula="1962315 * ?f5 / 2647519"/><draw:equation draw:name="f1434" draw:formula="2450783 * ?f4 / 2612594"/><draw:equation draw:name="f1435" draw:formula="1940408 * ?f5 / 2647519"/><draw:equation draw:name="f1436" draw:formula="2461260 * ?f4 / 2612594"/><draw:equation draw:name="f1437" draw:formula="1924934 * ?f5 / 2647519"/><draw:equation draw:name="f1438" draw:formula="2463581 * ?f4 / 2612594"/><draw:equation draw:name="f1439" draw:formula="1922310 * ?f5 / 2647519"/><draw:equation draw:name="f1440" draw:formula="2465070 * ?f4 / 2612594"/><draw:equation draw:name="f1441" draw:formula="1849920 * ?f5 / 2647519"/><draw:equation draw:name="f1442" draw:formula="2496502 * ?f4 / 2612594"/><draw:equation draw:name="f1443" draw:formula="1846229 * ?f5 / 2647519"/><draw:equation draw:name="f1444" draw:formula="2497341 * ?f4 / 2612594"/><draw:equation draw:name="f1445" draw:formula="2511742 * ?f4 / 2612594"/><draw:equation draw:name="f1446" draw:formula="1836585 * ?f5 / 2647519"/><draw:equation draw:name="f1447" draw:formula="2515552 * ?f4 / 2612594"/><draw:equation draw:name="f1448" draw:formula="1790865 * ?f5 / 2647519"/><draw:equation draw:name="f1449" draw:formula="1794675 * ?f5 / 2647519"/><draw:equation draw:name="f1450" draw:formula="2522220 * ?f4 / 2612594"/><draw:equation draw:name="f1451" draw:formula="1779435 * ?f5 / 2647519"/><draw:equation draw:name="f1452" draw:formula="2527935 * ?f4 / 2612594"/><draw:equation draw:name="f1453" draw:formula="2532697 * ?f4 / 2612594"/><draw:equation draw:name="f1454" draw:formula="1735620 * ?f5 / 2647519"/><draw:equation draw:name="f1455" draw:formula="2542222 * ?f4 / 2612594"/><draw:equation draw:name="f1456" draw:formula="1731675 * ?f5 / 2647519"/><draw:equation draw:name="f1457" draw:formula="2537487 * ?f4 / 2612594"/><draw:equation draw:name="f1458" draw:formula="1717522 * ?f5 / 2647519"/><draw:equation draw:name="f1459" draw:formula="1700377 * ?f5 / 2647519"/><draw:equation draw:name="f1460" draw:formula="2544127 * ?f4 / 2612594"/><draw:equation draw:name="f1461" draw:formula="1665135 * ?f5 / 2647519"/><draw:equation draw:name="f1462" draw:formula="2552700 * ?f4 / 2612594"/><draw:equation draw:name="f1463" draw:formula="1663973 * ?f5 / 2647519"/><draw:equation draw:name="f1464" draw:formula="2553240 * ?f4 / 2612594"/><draw:equation draw:name="f1465" draw:formula="1697520 * ?f5 / 2647519"/><draw:equation draw:name="f1466" draw:formula="2545079 * ?f4 / 2612594"/><draw:equation draw:name="f1467" draw:formula="1714665 * ?f5 / 2647519"/><draw:equation draw:name="f1468" draw:formula="1728952 * ?f5 / 2647519"/><draw:equation draw:name="f1469" draw:formula="2538412 * ?f4 / 2612594"/><draw:equation draw:name="f1470" draw:formula="1734667 * ?f5 / 2647519"/><draw:equation draw:name="f1471" draw:formula="1764195 * ?f5 / 2647519"/><draw:equation draw:name="f1472" draw:formula="2533649 * ?f4 / 2612594"/><draw:equation draw:name="f1473" draw:formula="1778482 * ?f5 / 2647519"/><draw:equation draw:name="f1474" draw:formula="2528887 * ?f4 / 2612594"/><draw:equation draw:name="f1475" draw:formula="1793722 * ?f5 / 2647519"/><draw:equation draw:name="f1476" draw:formula="1789912 * ?f5 / 2647519"/><draw:equation draw:name="f1477" draw:formula="2555557 * ?f4 / 2612594"/><draw:equation draw:name="f1478" draw:formula="1747946 * ?f5 / 2647519"/><draw:equation draw:name="f1479" draw:formula="2555008 * ?f4 / 2612594"/><draw:equation draw:name="f1480" draw:formula="1720380 * ?f5 / 2647519"/><draw:equation draw:name="f1481" draw:formula="2566034 * ?f4 / 2612594"/><draw:equation draw:name="f1482" draw:formula="2572702 * ?f4 / 2612594"/><draw:equation draw:name="f1483" draw:formula="1663230 * ?f5 / 2647519"/><draw:equation draw:name="f1484" draw:formula="2581274 * ?f4 / 2612594"/><draw:equation draw:name="f1485" draw:formula="1649062 * ?f5 / 2647519"/><draw:equation draw:name="f1486" draw:formula="2580084 * ?f4 / 2612594"/><draw:equation draw:name="f1487" draw:formula="1619428 * ?f5 / 2647519"/><draw:equation draw:name="f1488" draw:formula="2585850 * ?f4 / 2612594"/><draw:equation draw:name="f1489" draw:formula="1618462 * ?f5 / 2647519"/><draw:equation draw:name="f1490" draw:formula="2587942 * ?f4 / 2612594"/><draw:equation draw:name="f1491" draw:formula="1539405 * ?f5 / 2647519"/><draw:equation draw:name="f1492" draw:formula="2603182 * ?f4 / 2612594"/><draw:equation draw:name="f1493" draw:formula="1521307 * ?f5 / 2647519"/><draw:equation draw:name="f1494" draw:formula="2598419 * ?f4 / 2612594"/><draw:equation draw:name="f1495" draw:formula="1506067 * ?f5 / 2647519"/><draw:equation draw:name="f1496" draw:formula="1479397 * ?f5 / 2647519"/><draw:equation draw:name="f1497" draw:formula="2606992 * ?f4 / 2612594"/><draw:equation draw:name="f1498" draw:formula="1455585 * ?f5 / 2647519"/><draw:equation draw:name="f1499" draw:formula="2608897 * ?f4 / 2612594"/><draw:equation draw:name="f1500" draw:formula="1431772 * ?f5 / 2647519"/><draw:equation draw:name="f1501" draw:formula="2609849 * ?f4 / 2612594"/><draw:equation draw:name="f1502" draw:formula="1429185 * ?f5 / 2647519"/><draw:equation draw:name="f1503" draw:formula="2608741 * ?f4 / 2612594"/><draw:equation draw:name="f1504" draw:formula="1407484 * ?f5 / 2647519"/><draw:equation draw:name="f1505" draw:formula="2612588 * ?f4 / 2612594"/><draw:equation draw:name="f1506" draw:formula="2607944 * ?f4 / 2612594"/><draw:equation draw:name="f1507" draw:formula="1382243 * ?f5 / 2647519"/><draw:equation draw:name="f1508" draw:formula="2600324 * ?f4 / 2612594"/><draw:equation draw:name="f1509" draw:formula="1365098 * ?f5 / 2647519"/><draw:equation draw:name="f1510" draw:formula="2597467 * ?f4 / 2612594"/><draw:equation draw:name="f1511" draw:formula="2591752 * ?f4 / 2612594"/><draw:equation draw:name="f1512" draw:formula="1407008 * ?f5 / 2647519"/><draw:equation draw:name="f1513" draw:formula="2590799 * ?f4 / 2612594"/><draw:equation draw:name="f1514" draw:formula="1437488 * ?f5 / 2647519"/><draw:equation draw:name="f1515" draw:formula="2589847 * ?f4 / 2612594"/><draw:equation draw:name="f1516" draw:formula="1481302 * ?f5 / 2647519"/><draw:equation draw:name="f1517" draw:formula="1511782 * ?f5 / 2647519"/><draw:equation draw:name="f1518" draw:formula="1568932 * ?f5 / 2647519"/><draw:equation draw:name="f1519" draw:formula="2575559 * ?f4 / 2612594"/><draw:equation draw:name="f1520" draw:formula="1635607 * ?f5 / 2647519"/><draw:equation draw:name="f1521" draw:formula="1637595 * ?f5 / 2647519"/><draw:equation draw:name="f1522" draw:formula="2565111 * ?f4 / 2612594"/><draw:equation draw:name="f1523" draw:formula="1609890 * ?f5 / 2647519"/><draw:equation draw:name="f1524" draw:formula="2566035 * ?f4 / 2612594"/><draw:equation draw:name="f1525" draw:formula="1571790 * ?f5 / 2647519"/><draw:equation draw:name="f1526" draw:formula="2574607 * ?f4 / 2612594"/><draw:equation draw:name="f1527" draw:formula="1514640 * ?f5 / 2647519"/><draw:equation draw:name="f1528" draw:formula="2586990 * ?f4 / 2612594"/><draw:equation draw:name="f1529" draw:formula="1409865 * ?f5 / 2647519"/><draw:equation draw:name="f1530" draw:formula="1379385 * ?f5 / 2647519"/><draw:equation draw:name="f1531" draw:formula="1386052 * ?f5 / 2647519"/><draw:equation draw:name="f1532" draw:formula="1679422 * ?f5 / 2647519"/><draw:equation draw:name="f1533" draw:formula="1878495 * ?f5 / 2647519"/><draw:equation draw:name="f1534" draw:formula="1930882 * ?f5 / 2647519"/><draw:equation draw:name="f1535" draw:formula="2426017 * ?f4 / 2612594"/><draw:equation draw:name="f1536" draw:formula="2410777 * ?f4 / 2612594"/><draw:equation draw:name="f1537" draw:formula="1990890 * ?f5 / 2647519"/><draw:equation draw:name="f1538" draw:formula="2394585 * ?f4 / 2612594"/><draw:equation draw:name="f1539" draw:formula="2048040 * ?f5 / 2647519"/><draw:equation draw:name="f1540" draw:formula="2360295 * ?f4 / 2612594"/><draw:equation draw:name="f1541" draw:formula="2093760 * ?f5 / 2647519"/><draw:equation draw:name="f1542" draw:formula="2203297 * ?f5 / 2647519"/><draw:equation draw:name="f1543" draw:formula="2239327 * ?f4 / 2612594"/><draw:equation draw:name="f1544" draw:formula="2226157 * ?f5 / 2647519"/><draw:equation draw:name="f1545" draw:formula="2219325 * ?f4 / 2612594"/><draw:equation draw:name="f1546" draw:formula="2260447 * ?f5 / 2647519"/><draw:equation draw:name="f1547" draw:formula="2164080 * ?f4 / 2612594"/><draw:equation draw:name="f1548" draw:formula="2295258 * ?f5 / 2647519"/><draw:equation draw:name="f1549" draw:formula="2145267 * ?f4 / 2612594"/><draw:equation draw:name="f1550" draw:formula="2295423 * ?f5 / 2647519"/><draw:equation draw:name="f1551" draw:formula="2144085 * ?f4 / 2612594"/><draw:equation draw:name="f1552" draw:formula="2275688 * ?f5 / 2647519"/><draw:equation draw:name="f1553" draw:formula="2162175 * ?f4 / 2612594"/><draw:equation draw:name="f1554" draw:formula="2261400 * ?f5 / 2647519"/><draw:equation draw:name="f1555" draw:formula="2227110 * ?f5 / 2647519"/><draw:equation draw:name="f1556" draw:formula="2217420 * ?f4 / 2612594"/><draw:equation draw:name="f1557" draw:formula="2204250 * ?f5 / 2647519"/><draw:equation draw:name="f1558" draw:formula="2180438 * ?f5 / 2647519"/><draw:equation draw:name="f1559" draw:formula="2094713 * ?f5 / 2647519"/><draw:equation draw:name="f1560" draw:formula="2323147 * ?f4 / 2612594"/><draw:equation draw:name="f1561" draw:formula="2048993 * ?f5 / 2647519"/><draw:equation draw:name="f1562" draw:formula="2358390 * ?f4 / 2612594"/><draw:equation draw:name="f1563" draw:formula="1991843 * ?f5 / 2647519"/><draw:equation draw:name="f1564" draw:formula="2392680 * ?f4 / 2612594"/><draw:equation draw:name="f1565" draw:formula="1961363 * ?f5 / 2647519"/><draw:equation draw:name="f1566" draw:formula="2408872 * ?f4 / 2612594"/><draw:equation draw:name="f1567" draw:formula="2424112 * ?f4 / 2612594"/><draw:equation draw:name="f1568" draw:formula="1879448 * ?f5 / 2647519"/><draw:equation draw:name="f1569" draw:formula="2451735 * ?f4 / 2612594"/><draw:equation draw:name="f1570" draw:formula="2526982 * ?f4 / 2612594"/><draw:equation draw:name="f1571" draw:formula="1362240 * ?f5 / 2647519"/><draw:equation draw:name="f1572" draw:formula="2567940 * ?f4 / 2612594"/><draw:equation draw:name="f1573" draw:formula="1339380 * ?f5 / 2647519"/><draw:equation draw:name="f1574" draw:formula="1318425 * ?f5 / 2647519"/><draw:equation draw:name="f1575" draw:formula="1257465 * ?f5 / 2647519"/><draw:equation draw:name="f1576" draw:formula="1212698 * ?f5 / 2647519"/><draw:equation draw:name="f1577" draw:formula="1190790 * ?f5 / 2647519"/><draw:equation draw:name="f1578" draw:formula="1168883 * ?f5 / 2647519"/><draw:equation draw:name="f1579" draw:formula="1182080 * ?f5 / 2647519"/><draw:equation draw:name="f1580" draw:formula="2554816 * ?f4 / 2612594"/><draw:equation draw:name="f1581" draw:formula="1179360 * ?f5 / 2647519"/><draw:equation draw:name="f1582" draw:formula="1130192 * ?f5 / 2647519"/><draw:equation draw:name="f1583" draw:formula="2546452 * ?f4 / 2612594"/><draw:equation draw:name="f1584" draw:formula="1127925 * ?f5 / 2647519"/><draw:equation draw:name="f1585" draw:formula="2546985 * ?f4 / 2612594"/><draw:equation draw:name="f1586" draw:formula="1033628 * ?f5 / 2647519"/><draw:equation draw:name="f1587" draw:formula="996480 * ?f5 / 2647519"/><draw:equation draw:name="f1588" draw:formula="964095 * ?f5 / 2647519"/><draw:equation draw:name="f1589" draw:formula="2516505 * ?f4 / 2612594"/><draw:equation draw:name="f1590" draw:formula="925043 * ?f5 / 2647519"/><draw:equation draw:name="f1591" draw:formula="2498407 * ?f4 / 2612594"/><draw:equation draw:name="f1592" draw:formula="876465 * ?f5 / 2647519"/><draw:equation draw:name="f1593" draw:formula="2480310 * ?f4 / 2612594"/><draw:equation draw:name="f1594" draw:formula="825983 * ?f5 / 2647519"/><draw:equation draw:name="f1595" draw:formula="2460307 * ?f4 / 2612594"/><draw:equation draw:name="f1596" draw:formula="869798 * ?f5 / 2647519"/><draw:equation draw:name="f1597" draw:formula="885038 * ?f5 / 2647519"/><draw:equation draw:name="f1598" draw:formula="2473642 * ?f4 / 2612594"/><draw:equation draw:name="f1599" draw:formula="937425 * ?f5 / 2647519"/><draw:equation draw:name="f1600" draw:formula="1041248 * ?f5 / 2647519"/><draw:equation draw:name="f1601" draw:formula="1066965 * ?f5 / 2647519"/><draw:equation draw:name="f1602" draw:formula="1094588 * ?f5 / 2647519"/><draw:equation draw:name="f1603" draw:formula="2525077 * ?f4 / 2612594"/><draw:equation draw:name="f1604" draw:formula="1125068 * ?f5 / 2647519"/><draw:equation draw:name="f1605" draw:formula="2531745 * ?f4 / 2612594"/><draw:equation draw:name="f1606" draw:formula="1158657 * ?f5 / 2647519"/><draw:equation draw:name="f1607" draw:formula="2539008 * ?f4 / 2612594"/><draw:equation draw:name="f1608" draw:formula="1161262 * ?f5 / 2647519"/><draw:equation draw:name="f1609" draw:formula="1192695 * ?f5 / 2647519"/><draw:equation draw:name="f1610" draw:formula="1193647 * ?f5 / 2647519"/><draw:equation draw:name="f1611" draw:formula="1239367 * ?f5 / 2647519"/><draw:equation draw:name="f1612" draw:formula="1246987 * ?f5 / 2647519"/><draw:equation draw:name="f1613" draw:formula="1317472 * ?f5 / 2647519"/><draw:equation draw:name="f1614" draw:formula="1368907 * ?f5 / 2647519"/><draw:equation draw:name="f1615" draw:formula="1429867 * ?f5 / 2647519"/><draw:equation draw:name="f1616" draw:formula="1437487 * ?f5 / 2647519"/><draw:equation draw:name="f1617" draw:formula="1500352 * ?f5 / 2647519"/><draw:equation draw:name="f1618" draw:formula="1540357 * ?f5 / 2647519"/><draw:equation draw:name="f1619" draw:formula="1563217 * ?f5 / 2647519"/><draw:equation draw:name="f1620" draw:formula="1577505 * ?f5 / 2647519"/><draw:equation draw:name="f1621" draw:formula="1608937 * ?f5 / 2647519"/><draw:equation draw:name="f1622" draw:formula="2518410 * ?f4 / 2612594"/><draw:equation draw:name="f1623" draw:formula="2512695 * ?f4 / 2612594"/><draw:equation draw:name="f1624" draw:formula="1660372 * ?f5 / 2647519"/><draw:equation draw:name="f1625" draw:formula="2506027 * ?f4 / 2612594"/><draw:equation draw:name="f1626" draw:formula="1707545 * ?f5 / 2647519"/><draw:equation draw:name="f1627" draw:formula="2497863 * ?f4 / 2612594"/><draw:equation draw:name="f1628" draw:formula="1713713 * ?f5 / 2647519"/><draw:equation draw:name="f1629" draw:formula="2495550 * ?f4 / 2612594"/><draw:equation draw:name="f1630" draw:formula="1664183 * ?f5 / 2647519"/><draw:equation draw:name="f1631" draw:formula="2504122 * ?f4 / 2612594"/><draw:equation draw:name="f1632" draw:formula="1638465 * ?f5 / 2647519"/><draw:equation draw:name="f1633" draw:formula="1612748 * ?f5 / 2647519"/><draw:equation draw:name="f1634" draw:formula="1581315 * ?f5 / 2647519"/><draw:equation draw:name="f1635" draw:formula="2524125 * ?f4 / 2612594"/><draw:equation draw:name="f1636" draw:formula="1567028 * ?f5 / 2647519"/><draw:equation draw:name="f1637" draw:formula="1544168 * ?f5 / 2647519"/><draw:equation draw:name="f1638" draw:formula="1482255 * ?f5 / 2647519"/><draw:equation draw:name="f1639" draw:formula="2539365 * ?f4 / 2612594"/><draw:equation draw:name="f1640" draw:formula="1432725 * ?f5 / 2647519"/><draw:equation draw:name="f1641" draw:formula="1371765 * ?f5 / 2647519"/><draw:equation draw:name="f1642" draw:formula="1320330 * ?f5 / 2647519"/><draw:equation draw:name="f1643" draw:formula="1249845 * ?f5 / 2647519"/><draw:equation draw:name="f1644" draw:formula="1242225 * ?f5 / 2647519"/><draw:equation draw:name="f1645" draw:formula="1196505 * ?f5 / 2647519"/><draw:equation draw:name="f1646" draw:formula="1196464 * ?f5 / 2647519"/><draw:equation draw:name="f1647" draw:formula="2539447 * ?f4 / 2612594"/><draw:equation draw:name="f1648" draw:formula="1239368 * ?f5 / 2647519"/><draw:equation draw:name="f1649" draw:formula="1193648 * ?f5 / 2647519"/><draw:equation draw:name="f1650" draw:formula="1194008 * ?f5 / 2647519"/><draw:equation draw:name="f1651" draw:formula="2541036 * ?f4 / 2612594"/><draw:equation draw:name="f1652" draw:formula="1164120 * ?f5 / 2647519"/><draw:equation draw:name="f1653" draw:formula="1128878 * ?f5 / 2647519"/><draw:equation draw:name="f1654" draw:formula="1098398 * ?f5 / 2647519"/><draw:equation draw:name="f1655" draw:formula="1070775 * ?f5 / 2647519"/><draw:equation draw:name="f1656" draw:formula="1045058 * ?f5 / 2647519"/><draw:equation draw:name="f1657" draw:formula="941235 * ?f5 / 2647519"/><draw:equation draw:name="f1658" draw:formula="2486025 * ?f4 / 2612594"/><draw:equation draw:name="f1659" draw:formula="888848 * ?f5 / 2647519"/><draw:equation draw:name="f1660" draw:formula="2470785 * ?f4 / 2612594"/><draw:equation draw:name="f1661" draw:formula="873608 * ?f5 / 2647519"/><draw:equation draw:name="f1662" draw:formula="838365 * ?f5 / 2647519"/><draw:equation draw:name="f1663" draw:formula="785978 * ?f5 / 2647519"/><draw:equation draw:name="f1664" draw:formula="770738 * ?f5 / 2647519"/><draw:equation draw:name="f1665" draw:formula="2425065 * ?f4 / 2612594"/><draw:equation draw:name="f1666" draw:formula="716445 * ?f5 / 2647519"/><draw:equation draw:name="f1667" draw:formula="706920 * ?f5 / 2647519"/><draw:equation draw:name="f1668" draw:formula="708825 * ?f5 / 2647519"/><draw:equation draw:name="f1669" draw:formula="2379345 * ?f4 / 2612594"/><draw:equation draw:name="f1670" draw:formula="742163 * ?f5 / 2647519"/><draw:equation draw:name="f1671" draw:formula="775500 * ?f5 / 2647519"/><draw:equation draw:name="f1672" draw:formula="2415540 * ?f4 / 2612594"/><draw:equation draw:name="f1673" draw:formula="785025 * ?f5 / 2647519"/><draw:equation draw:name="f1674" draw:formula="2409825 * ?f4 / 2612594"/><draw:equation draw:name="f1675" draw:formula="745973 * ?f5 / 2647519"/><draw:equation draw:name="f1676" draw:formula="2384107 * ?f4 / 2612594"/><draw:equation draw:name="f1677" draw:formula="713588 * ?f5 / 2647519"/><draw:equation draw:name="f1678" draw:formula="2369820 * ?f4 / 2612594"/><draw:equation draw:name="f1679" draw:formula="668820 * ?f5 / 2647519"/><draw:equation draw:name="f1680" draw:formula="2344102 * ?f4 / 2612594"/><draw:equation draw:name="f1681" draw:formula="630720 * ?f5 / 2647519"/><draw:equation draw:name="f1682" draw:formula="2319337 * ?f4 / 2612594"/><draw:equation draw:name="f1683" draw:formula="570713 * ?f5 / 2647519"/><draw:equation draw:name="f1684" draw:formula="2293620 * ?f4 / 2612594"/><draw:equation draw:name="f1685" draw:formula="547853 * ?f5 / 2647519"/><draw:equation draw:name="f1686" draw:formula="2274570 * ?f4 / 2612594"/><draw:equation draw:name="f1687" draw:formula="552615 * ?f5 / 2647519"/><draw:equation draw:name="f1688" draw:formula="575475 * ?f5 / 2647519"/><draw:equation draw:name="f1689" draw:formula="2279332 * ?f4 / 2612594"/><draw:equation draw:name="f1690" draw:formula="501180 * ?f5 / 2647519"/><draw:equation draw:name="f1691" draw:formula="2207895 * ?f4 / 2612594"/><draw:equation draw:name="f1692" draw:formula="476415 * ?f5 / 2647519"/><draw:equation draw:name="f1693" draw:formula="444983 * ?f5 / 2647519"/><draw:equation draw:name="f1694" draw:formula="2160270 * ?f4 / 2612594"/><draw:equation draw:name="f1695" draw:formula="399263 * ?f5 / 2647519"/><draw:equation draw:name="f1696" draw:formula="2109787 * ?f4 / 2612594"/><draw:equation draw:name="f1697" draw:formula="396126 * ?f5 / 2647519"/><draw:equation draw:name="f1698" draw:formula="2099983 * ?f4 / 2612594"/><draw:equation draw:name="f1699" draw:formula="386880 * ?f5 / 2647519"/><draw:equation draw:name="f1700" draw:formula="2090737 * ?f4 / 2612594"/><draw:equation draw:name="f1701" draw:formula="355448 * ?f5 / 2647519"/><draw:equation draw:name="f1702" draw:formula="2056447 * ?f4 / 2612594"/><draw:equation draw:name="f1703" draw:formula="351638 * ?f5 / 2647519"/><draw:equation draw:name="f1704" draw:formula="2039302 * ?f4 / 2612594"/><draw:equation draw:name="f1705" draw:formula="339255 * ?f5 / 2647519"/><draw:equation draw:name="f1706" draw:formula="337780 * ?f5 / 2647519"/><draw:equation draw:name="f1707" draw:formula="2019844 * ?f4 / 2612594"/><draw:equation draw:name="f1708" draw:formula="323062 * ?f5 / 2647519"/><draw:equation draw:name="f1709" draw:formula="2009774 * ?f4 / 2612594"/><draw:equation draw:name="f1710" draw:formula="294487 * ?f5 / 2647519"/><draw:equation draw:name="f1711" draw:formula="1968817 * ?f4 / 2612594"/><draw:equation draw:name="f1712" draw:formula="278295 * ?f5 / 2647519"/><draw:equation draw:name="f1713" draw:formula="254483 * ?f5 / 2647519"/><draw:equation draw:name="f1714" draw:formula="1888807 * ?f4 / 2612594"/><draw:equation draw:name="f1715" draw:formula="233528 * ?f5 / 2647519"/><draw:equation draw:name="f1716" draw:formula="1846897 * ?f4 / 2612594"/><draw:equation draw:name="f1717" draw:formula="211620 * ?f5 / 2647519"/><draw:equation draw:name="f1718" draw:formula="1798320 * ?f4 / 2612594"/><draw:equation draw:name="f1719" draw:formula="1748790 * ?f4 / 2612594"/><draw:equation draw:name="f1720" draw:formula="1782127 * ?f4 / 2612594"/><draw:equation draw:name="f1721" draw:formula="231623 * ?f5 / 2647519"/><draw:equation draw:name="f1722" draw:formula="1824037 * ?f4 / 2612594"/><draw:equation draw:name="f1723" draw:formula="241046 * ?f5 / 2647519"/><draw:equation draw:name="f1724" draw:formula="1850938 * ?f4 / 2612594"/><draw:equation draw:name="f1725" draw:formula="237654 * ?f5 / 2647519"/><draw:equation draw:name="f1726" draw:formula="1833303 * ?f4 / 2612594"/><draw:equation draw:name="f1727" draw:formula="228809 * ?f5 / 2647519"/><draw:equation draw:name="f1728" draw:formula="1817250 * ?f4 / 2612594"/><draw:equation draw:name="f1729" draw:formula="214411 * ?f5 / 2647519"/><draw:equation draw:name="f1730" draw:formula="1784874 * ?f4 / 2612594"/><draw:equation draw:name="f1731" draw:formula="197332 * ?f5 / 2647519"/><draw:equation draw:name="f1732" draw:formula="1756409 * ?f4 / 2612594"/><draw:equation draw:name="f1733" draw:formula="176377 * ?f5 / 2647519"/><draw:equation draw:name="f1734" draw:formula="1699259 * ?f4 / 2612594"/><draw:equation draw:name="f1735" draw:formula="158424 * ?f5 / 2647519"/><draw:equation draw:name="f1736" draw:formula="1640674 * ?f4 / 2612594"/><draw:equation draw:name="f1737" draw:formula="152529 * ?f5 / 2647519"/><draw:equation draw:name="f1738" draw:formula="1623596 * ?f4 / 2612594"/><draw:equation draw:name="f1739" draw:formula="126853 * ?f5 / 2647519"/><draw:equation draw:name="f1740" draw:formula="1521108 * ?f4 / 2612594"/><draw:equation draw:name="f1741" draw:formula="115498 * ?f5 / 2647519"/><draw:equation draw:name="f1742" draw:formula="1446707 * ?f4 / 2612594"/><draw:equation draw:name="f1743" draw:formula="121132 * ?f5 / 2647519"/><draw:equation draw:name="f1744" draw:formula="1499235 * ?f4 / 2612594"/><draw:equation draw:name="f1745" draw:formula="126847 * ?f5 / 2647519"/><draw:equation draw:name="f1746" draw:formula="98272 * ?f5 / 2647519"/><draw:equation draw:name="f1747" draw:formula="1427797 * ?f4 / 2612594"/><draw:equation draw:name="f1748" draw:formula="85890 * ?f5 / 2647519"/><draw:equation draw:name="f1749" draw:formula="1383030 * ?f4 / 2612594"/><draw:equation draw:name="f1750" draw:formula="69697 * ?f5 / 2647519"/><draw:equation draw:name="f1751" draw:formula="1365885 * ?f4 / 2612594"/><draw:equation draw:name="f1752" draw:formula="64935 * ?f5 / 2647519"/><draw:equation draw:name="f1753" draw:formula="60172 * ?f5 / 2647519"/><draw:equation draw:name="f1754" draw:formula="58267 * ?f5 / 2647519"/><draw:equation draw:name="f1755" draw:formula="1311592 * ?f4 / 2612594"/><draw:equation draw:name="f1756" draw:formula="62077 * ?f5 / 2647519"/><draw:equation draw:name="f1757" draw:formula="1268730 * ?f4 / 2612594"/><draw:equation draw:name="f1758" draw:formula="63982 * ?f5 / 2647519"/><draw:equation draw:name="f1759" draw:formula="1253490 * ?f4 / 2612594"/><draw:equation draw:name="f1760" draw:formula="67226 * ?f5 / 2647519"/><draw:equation draw:name="f1761" draw:formula="1243037 * ?f4 / 2612594"/><draw:equation draw:name="f1762" draw:formula="65649 * ?f5 / 2647519"/><draw:equation draw:name="f1763" draw:formula="1219200 * ?f4 / 2612594"/><draw:equation draw:name="f1764" draw:formula="67792 * ?f5 / 2647519"/><draw:equation draw:name="f1765" draw:formula="1183957 * ?f4 / 2612594"/><draw:equation draw:name="f1766" draw:formula="71602 * ?f5 / 2647519"/><draw:equation draw:name="f1767" draw:formula="1176814 * ?f4 / 2612594"/><draw:equation draw:name="f1768" draw:formula="1172527 * ?f4 / 2612594"/><draw:equation draw:name="f1769" draw:formula="1186815 * ?f4 / 2612594"/><draw:equation draw:name="f1770" draw:formula="57315 * ?f5 / 2647519"/><draw:equation draw:name="f1771" draw:formula="1177290 * ?f4 / 2612594"/><draw:equation draw:name="f1772" draw:formula="44932 * ?f5 / 2647519"/><draw:equation draw:name="f1773" draw:formula="1160145 * ?f4 / 2612594"/><draw:equation draw:name="f1774" draw:formula="42670 * ?f5 / 2647519"/><draw:equation draw:name="f1775" draw:formula="1146572 * ?f4 / 2612594"/><draw:equation draw:name="f1776" draw:formula="42075 * ?f5 / 2647519"/><draw:equation draw:name="f1777" draw:formula="1147762 * ?f4 / 2612594"/><draw:equation draw:name="f1778" draw:formula="38265 * ?f5 / 2647519"/><draw:equation draw:name="f1779" draw:formula="1185862 * ?f4 / 2612594"/><draw:equation draw:name="f1780" draw:formula="35407 * ?f5 / 2647519"/><draw:equation draw:name="f1781" draw:formula="1223962 * ?f4 / 2612594"/><draw:equation draw:name="f1782" draw:formula="32550 * ?f5 / 2647519"/><draw:equation draw:name="f1783" draw:formula="1314449 * ?f4 / 2612594"/><draw:equation draw:name="f1784" draw:formula="33502 * ?f5 / 2647519"/><draw:equation draw:name="f1785" draw:formula="1345882 * ?f4 / 2612594"/><draw:equation draw:name="f1786" draw:formula="1377314 * ?f4 / 2612594"/><draw:equation draw:name="f1787" draw:formula="26835 * ?f5 / 2647519"/><draw:equation draw:name="f1788" draw:formula="1406842 * ?f4 / 2612594"/><draw:equation draw:name="f1789" draw:formula="24930 * ?f5 / 2647519"/><draw:equation draw:name="f1790" draw:formula="19215 * ?f5 / 2647519"/><draw:equation draw:name="f1791" draw:formula="1349692 * ?f4 / 2612594"/><draw:equation draw:name="f1792" draw:formula="23977 * ?f5 / 2647519"/><draw:equation draw:name="f1793" draw:formula="1244917 * ?f4 / 2612594"/><draw:equation draw:name="f1794" draw:formula="32546 * ?f5 / 2647519"/><draw:equation draw:name="f1795" draw:formula="1253485 * ?f4 / 2612594"/><draw:equation draw:name="f1796" draw:formula="23025 * ?f5 / 2647519"/><draw:equation draw:name="f1797" draw:formula="1209675 * ?f4 / 2612594"/><draw:equation draw:name="f1798" draw:formula="1157287 * ?f4 / 2612594"/><draw:equation draw:name="f1799" draw:formula="25882 * ?f5 / 2647519"/><draw:equation draw:name="f1800" draw:formula="1143000 * ?f4 / 2612594"/><draw:equation draw:name="f1801" draw:formula="28740 * ?f5 / 2647519"/><draw:equation draw:name="f1802" draw:formula="1119187 * ?f4 / 2612594"/><draw:equation draw:name="f1803" draw:formula="40170 * ?f5 / 2647519"/><draw:equation draw:name="f1804" draw:formula="45865 * ?f5 / 2647519"/><draw:equation draw:name="f1805" draw:formula="1047851 * ?f4 / 2612594"/><draw:equation draw:name="f1806" draw:formula="43980 * ?f5 / 2647519"/><draw:equation draw:name="f1807" draw:formula="1041082 * ?f4 / 2612594"/><draw:equation draw:name="f1808" draw:formula="37312 * ?f5 / 2647519"/><draw:equation draw:name="f1809" draw:formula="1079182 * ?f4 / 2612594"/><draw:equation draw:name="f1810" draw:formula="1122045 * ?f4 / 2612594"/><draw:equation draw:name="f1811" draw:formula="1145857 * ?f4 / 2612594"/><draw:equation draw:name="f1812" draw:formula="22072 * ?f5 / 2647519"/><draw:equation draw:name="f1813" draw:formula="20167 * ?f5 / 2647519"/><draw:equation draw:name="f1814" draw:formula="1212532 * ?f4 / 2612594"/><draw:equation draw:name="f1815" draw:formula="1246822 * ?f4 / 2612594"/><draw:equation draw:name="f1816" draw:formula="17310 * ?f5 / 2647519"/><draw:equation draw:name="f1817" draw:formula="1351597 * ?f4 / 2612594"/><draw:equation draw:name="f1818" draw:formula="1463040 * ?f4 / 2612594"/><draw:equation draw:name="f1819" draw:formula="1507807 * ?f4 / 2612594"/><draw:equation draw:name="f1820" draw:formula="80770 * ?f5 / 2647519"/><draw:equation draw:name="f1821" draw:formula="1651843 * ?f4 / 2612594"/><draw:equation draw:name="f1822" draw:formula="82734 * ?f5 / 2647519"/><draw:equation draw:name="f1823" draw:formula="1670685 * ?f4 / 2612594"/><draw:equation draw:name="f1824" draw:formula="86843 * ?f5 / 2647519"/><draw:equation draw:name="f1825" draw:formula="1721167 * ?f4 / 2612594"/><draw:equation draw:name="f1826" draw:formula="115418 * ?f5 / 2647519"/><draw:equation draw:name="f1827" draw:formula="1746885 * ?f4 / 2612594"/><draw:equation draw:name="f1828" draw:formula="1724977 * ?f4 / 2612594"/><draw:equation draw:name="f1829" draw:formula="84938 * ?f5 / 2647519"/><draw:equation draw:name="f1830" draw:formula="1700212 * ?f4 / 2612594"/><draw:equation draw:name="f1831" draw:formula="76651 * ?f5 / 2647519"/><draw:equation draw:name="f1832" draw:formula="1674524 * ?f4 / 2612594"/><draw:equation draw:name="f1833" draw:formula="70650 * ?f5 / 2647519"/><draw:equation draw:name="f1834" draw:formula="1675447 * ?f4 / 2612594"/><draw:equation draw:name="f1835" draw:formula="1653540 * ?f4 / 2612594"/><draw:equation draw:name="f1836" draw:formula="41122 * ?f5 / 2647519"/><draw:equation draw:name="f1837" draw:formula="1601152 * ?f4 / 2612594"/><draw:equation draw:name="f1838" draw:formula="1554480 * ?f4 / 2612594"/><draw:equation draw:name="f1839" draw:formula="1515427 * ?f4 / 2612594"/><draw:equation draw:name="f1840" draw:formula="1469707 * ?f4 / 2612594"/><draw:equation draw:name="f1841" draw:formula="14452 * ?f5 / 2647519"/><draw:equation draw:name="f1842" draw:formula="1423987 * ?f4 / 2612594"/><draw:equation draw:name="f1843" draw:formula="3975 * ?f5 / 2647519"/><draw:equation draw:name="f1844" draw:formula="10642 * ?f5 / 2647519"/><draw:equation draw:name="f1845" draw:formula="1213485 * ?f4 / 2612594"/><draw:equation draw:name="f1846" draw:formula="1167765 * ?f4 / 2612594"/><draw:equation draw:name="f1847" draw:formula="11595 * ?f5 / 2647519"/><draw:equation draw:name="f1848" draw:formula="1074420 * ?f4 / 2612594"/><draw:equation draw:name="f1849" draw:formula="1058227 * ?f4 / 2612594"/><draw:equation draw:name="f1850" draw:formula="1002982 * ?f4 / 2612594"/><draw:equation draw:name="f1851" draw:formula="53505 * ?f5 / 2647519"/><draw:equation draw:name="f1852" draw:formula="962977 * ?f4 / 2612594"/><draw:equation draw:name="f1853" draw:formula="48742 * ?f5 / 2647519"/><draw:equation draw:name="f1854" draw:formula="1017270 * ?f4 / 2612594"/><draw:equation draw:name="f1855" draw:formula="53503 * ?f5 / 2647519"/><draw:equation draw:name="f1856" draw:formula="1007964 * ?f4 / 2612594"/><draw:equation draw:name="f1857" draw:formula="56362 * ?f5 / 2647519"/><draw:equation draw:name="f1858" draw:formula="985718 * ?f4 / 2612594"/><draw:equation draw:name="f1859" draw:formula="961072 * ?f4 / 2612594"/><draw:equation draw:name="f1860" draw:formula="65887 * ?f5 / 2647519"/><draw:equation draw:name="f1861" draw:formula="929639 * ?f4 / 2612594"/><draw:equation draw:name="f1862" draw:formula="79222 * ?f5 / 2647519"/><draw:equation draw:name="f1863" draw:formula="882014 * ?f4 / 2612594"/><draw:equation draw:name="f1864" draw:formula="833437 * ?f4 / 2612594"/><draw:equation draw:name="f1865" draw:formula="96628 * ?f5 / 2647519"/><draw:equation draw:name="f1866" draw:formula="832072 * ?f4 / 2612594"/><draw:equation draw:name="f1867" draw:formula="103988 * ?f5 / 2647519"/><draw:equation draw:name="f1868" draw:formula="793432 * ?f4 / 2612594"/><draw:equation draw:name="f1869" draw:formula="765809 * ?f4 / 2612594"/><draw:equation draw:name="f1870" draw:formula="126848 * ?f5 / 2647519"/><draw:equation draw:name="f1871" draw:formula="742949 * ?f4 / 2612594"/><draw:equation draw:name="f1872" draw:formula="151613 * ?f5 / 2647519"/><draw:equation draw:name="f1873" draw:formula="695324 * ?f4 / 2612594"/><draw:equation draw:name="f1874" draw:formula="171615 * ?f5 / 2647519"/><draw:equation draw:name="f1875" draw:formula="652462 * ?f4 / 2612594"/><draw:equation draw:name="f1876" draw:formula="200190 * ?f5 / 2647519"/><draw:equation draw:name="f1877" draw:formula="597217 * ?f4 / 2612594"/><draw:equation draw:name="f1878" draw:formula="221145 * ?f5 / 2647519"/><draw:equation draw:name="f1879" draw:formula="540067 * ?f4 / 2612594"/><draw:equation draw:name="f1880" draw:formula="252578 * ?f5 / 2647519"/><draw:equation draw:name="f1881" draw:formula="519112 * ?f4 / 2612594"/><draw:equation draw:name="f1882" draw:formula="267818 * ?f5 / 2647519"/><draw:equation draw:name="f1883" draw:formula="271628 * ?f5 / 2647519"/><draw:equation draw:name="f1884" draw:formula="505777 * ?f4 / 2612594"/><draw:equation draw:name="f1885" draw:formula="475297 * ?f4 / 2612594"/><draw:equation draw:name="f1886" draw:formula="316395 * ?f5 / 2647519"/><draw:equation draw:name="f1887" draw:formula="441007 * ?f4 / 2612594"/><draw:equation draw:name="f1888" draw:formula="317199 * ?f5 / 2647519"/><draw:equation draw:name="f1889" draw:formula="455339 * ?f4 / 2612594"/><draw:equation draw:name="f1890" draw:formula="315045 * ?f5 / 2647519"/><draw:equation draw:name="f1891" draw:formula="461363 * ?f4 / 2612594"/><draw:equation draw:name="f1892" draw:formula="345922 * ?f5 / 2647519"/><draw:equation draw:name="f1893" draw:formula="429577 * ?f4 / 2612594"/><draw:equation draw:name="f1894" draw:formula="409575 * ?f4 / 2612594"/><draw:equation draw:name="f1895" draw:formula="381165 * ?f5 / 2647519"/><draw:equation draw:name="f1896" draw:formula="382889 * ?f5 / 2647519"/><draw:equation draw:name="f1897" draw:formula="392440 * ?f4 / 2612594"/><draw:equation draw:name="f1898" draw:formula="382118 * ?f5 / 2647519"/><draw:equation draw:name="f1899" draw:formula="406883 * ?f5 / 2647519"/><draw:equation draw:name="f1900" draw:formula="366712 * ?f4 / 2612594"/><draw:equation draw:name="f1901" draw:formula="431648 * ?f5 / 2647519"/><draw:equation draw:name="f1902" draw:formula="343852 * ?f4 / 2612594"/><draw:equation draw:name="f1903" draw:formula="458318 * ?f5 / 2647519"/><draw:equation draw:name="f1904" draw:formula="315277 * ?f4 / 2612594"/><draw:equation draw:name="f1905" draw:formula="287654 * ?f4 / 2612594"/><draw:equation draw:name="f1906" draw:formula="559389 * ?f5 / 2647519"/><draw:equation draw:name="f1907" draw:formula="241440 * ?f4 / 2612594"/><draw:equation draw:name="f1908" draw:formula="226694 * ?f4 / 2612594"/><draw:equation draw:name="f1909" draw:formula="604050 * ?f5 / 2647519"/><draw:equation draw:name="f1910" draw:formula="209549 * ?f4 / 2612594"/><draw:equation draw:name="f1911" draw:formula="193357 * ?f4 / 2612594"/><draw:equation draw:name="f1912" draw:formula="638565 * ?f5 / 2647519"/><draw:equation draw:name="f1913" draw:formula="191282 * ?f4 / 2612594"/><draw:equation draw:name="f1914" draw:formula="648937 * ?f5 / 2647519"/><draw:equation draw:name="f1915" draw:formula="181094 * ?f4 / 2612594"/><draw:equation draw:name="f1916" draw:formula="665963 * ?f5 / 2647519"/><draw:equation draw:name="f1917" draw:formula="168592 * ?f4 / 2612594"/><draw:equation draw:name="f1918" draw:formula="684656 * ?f5 / 2647519"/><draw:equation draw:name="f1919" draw:formula="159067 * ?f4 / 2612594"/><draw:equation draw:name="f1920" draw:formula="697880 * ?f5 / 2647519"/><draw:equation draw:name="f1921" draw:formula="156023 * ?f4 / 2612594"/><draw:equation draw:name="f1922" draw:formula="700252 * ?f5 / 2647519"/><draw:equation draw:name="f1923" draw:formula="154304 * ?f4 / 2612594"/><draw:equation draw:name="f1924" draw:formula="959332 * ?f5 / 2647519"/><draw:equation draw:name="f1925" draw:formula="49529 * ?f4 / 2612594"/><draw:equation draw:name="f1926" draw:formula="968945 * ?f5 / 2647519"/><draw:equation draw:name="f1927" draw:formula="47439 * ?f4 / 2612594"/><draw:equation draw:name="f1928" draw:formula="995527 * ?f5 / 2647519"/><draw:equation draw:name="f1929" draw:formula="38099 * ?f4 / 2612594"/><draw:equation draw:name="f1930" draw:formula="1013863 * ?f5 / 2647519"/><draw:equation draw:name="f1931" draw:formula="34408 * ?f4 / 2612594"/><draw:equation draw:name="f1932" draw:formula="1023424 * ?f5 / 2647519"/><draw:equation draw:name="f1933" draw:formula="34327 * ?f4 / 2612594"/><draw:equation draw:name="f1934" draw:formula="1026960 * ?f5 / 2647519"/><draw:equation draw:name="f1935" draw:formula="1244130 * ?f5 / 2647519"/><draw:equation draw:name="f1936" draw:formula="4762 * ?f4 / 2612594"/><draw:equation draw:name="f1937" draw:formula="1305804 * ?f5 / 2647519"/><draw:equation draw:name="f1938" draw:formula="4524 * ?f4 / 2612594"/><draw:equation draw:name="f1939" draw:formula="5714 * ?f4 / 2612594"/><draw:equation draw:name="f1940" draw:formula="1372993 * ?f5 / 2647519"/><draw:equation draw:name="f1941" draw:formula="6635 * ?f4 / 2612594"/><draw:equation draw:name="f1942" draw:formula="1405103 * ?f5 / 2647519"/><draw:equation draw:name="f1943" draw:formula="1434630 * ?f5 / 2647519"/><draw:equation draw:name="f1944" draw:formula="7619 * ?f4 / 2612594"/><draw:equation draw:name="f1945" draw:formula="1464158 * ?f5 / 2647519"/><draw:equation draw:name="f1946" draw:formula="13334 * ?f4 / 2612594"/><draw:equation draw:name="f1947" draw:formula="1479392 * ?f5 / 2647519"/><draw:equation draw:name="f1948" draw:formula="16797 * ?f4 / 2612594"/><draw:equation draw:name="f1949" draw:formula="12382 * ?f4 / 2612594"/><draw:equation draw:name="f1950" draw:formula="1433677 * ?f5 / 2647519"/><draw:equation draw:name="f1951" draw:formula="6667 * ?f4 / 2612594"/><draw:equation draw:name="f1952" draw:formula="1905 * ?f4 / 2612594"/><draw:equation draw:name="f1953" draw:formula="?f8 / ?f6"/><draw:equation draw:name="f1954" draw:formula="?f9 / ?f7"/><draw:equation draw:name="f1955" draw:formula="?f10 / ?f6"/><draw:equation draw:name="f1956" draw:formula="?f11 / ?f7"/><draw:equation draw:name="f1957" draw:formula="?f12 / ?f6"/><draw:equation draw:name="f1958" draw:formula="?f13 / ?f7"/><draw:equation draw:name="f1959" draw:formula="?f14 / ?f6"/><draw:equation draw:name="f1960" draw:formula="?f15 / ?f7"/><draw:equation draw:name="f1961" draw:formula="?f16 / ?f6"/><draw:equation draw:name="f1962" draw:formula="?f17 / ?f7"/><draw:equation draw:name="f1963" draw:formula="?f18 / ?f6"/><draw:equation draw:name="f1964" draw:formula="?f19 / ?f7"/><draw:equation draw:name="f1965" draw:formula="?f20 / ?f6"/><draw:equation draw:name="f1966" draw:formula="?f21 / ?f6"/><draw:equation draw:name="f1967" draw:formula="?f22 / ?f7"/><draw:equation draw:name="f1968" draw:formula="?f23 / ?f6"/><draw:equation draw:name="f1969" draw:formula="?f24 / ?f7"/><draw:equation draw:name="f1970" draw:formula="?f25 / ?f6"/><draw:equation draw:name="f1971" draw:formula="?f26 / ?f7"/><draw:equation draw:name="f1972" draw:formula="?f27 / ?f6"/><draw:equation draw:name="f1973" draw:formula="?f28 / ?f7"/><draw:equation draw:name="f1974" draw:formula="?f29 / ?f6"/><draw:equation draw:name="f1975" draw:formula="?f30 / ?f7"/><draw:equation draw:name="f1976" draw:formula="?f31 / ?f6"/><draw:equation draw:name="f1977" draw:formula="?f32 / ?f7"/><draw:equation draw:name="f1978" draw:formula="?f33 / ?f6"/><draw:equation draw:name="f1979" draw:formula="?f34 / ?f7"/><draw:equation draw:name="f1980" draw:formula="?f35 / ?f6"/><draw:equation draw:name="f1981" draw:formula="?f36 / ?f7"/><draw:equation draw:name="f1982" draw:formula="?f37 / ?f6"/><draw:equation draw:name="f1983" draw:formula="?f38 / ?f6"/><draw:equation draw:name="f1984" draw:formula="?f39 / ?f7"/><draw:equation draw:name="f1985" draw:formula="?f40 / ?f6"/><draw:equation draw:name="f1986" draw:formula="?f41 / ?f6"/><draw:equation draw:name="f1987" draw:formula="?f42 / ?f7"/><draw:equation draw:name="f1988" draw:formula="?f43 / ?f6"/><draw:equation draw:name="f1989" draw:formula="?f44 / ?f7"/><draw:equation draw:name="f1990" draw:formula="?f45 / ?f6"/><draw:equation draw:name="f1991" draw:formula="?f46 / ?f7"/><draw:equation draw:name="f1992" draw:formula="?f47 / ?f6"/><draw:equation draw:name="f1993" draw:formula="?f48 / ?f7"/><draw:equation draw:name="f1994" draw:formula="?f49 / ?f6"/><draw:equation draw:name="f1995" draw:formula="?f50 / ?f7"/><draw:equation draw:name="f1996" draw:formula="?f51 / ?f6"/><draw:equation draw:name="f1997" draw:formula="?f52 / ?f7"/><draw:equation draw:name="f1998" draw:formula="?f53 / ?f6"/><draw:equation draw:name="f1999" draw:formula="?f54 / ?f7"/><draw:equation draw:name="f2000" draw:formula="?f55 / ?f6"/><draw:equation draw:name="f2001" draw:formula="?f56 / ?f7"/><draw:equation draw:name="f2002" draw:formula="?f57 / ?f6"/><draw:equation draw:name="f2003" draw:formula="?f58 / ?f7"/><draw:equation draw:name="f2004" draw:formula="?f59 / ?f6"/><draw:equation draw:name="f2005" draw:formula="?f60 / ?f6"/><draw:equation draw:name="f2006" draw:formula="?f61 / ?f7"/><draw:equation draw:name="f2007" draw:formula="?f62 / ?f6"/><draw:equation draw:name="f2008" draw:formula="?f63 / ?f7"/><draw:equation draw:name="f2009" draw:formula="?f64 / ?f6"/><draw:equation draw:name="f2010" draw:formula="?f65 / ?f7"/><draw:equation draw:name="f2011" draw:formula="?f66 / ?f6"/><draw:equation draw:name="f2012" draw:formula="?f67 / ?f7"/><draw:equation draw:name="f2013" draw:formula="?f68 / ?f6"/><draw:equation draw:name="f2014" draw:formula="?f69 / ?f6"/><draw:equation draw:name="f2015" draw:formula="?f70 / ?f6"/><draw:equation draw:name="f2016" draw:formula="?f71 / ?f7"/><draw:equation draw:name="f2017" draw:formula="?f72 / ?f6"/><draw:equation draw:name="f2018" draw:formula="?f73 / ?f7"/><draw:equation draw:name="f2019" draw:formula="?f74 / ?f6"/><draw:equation draw:name="f2020" draw:formula="?f75 / ?f7"/><draw:equation draw:name="f2021" draw:formula="?f76 / ?f6"/><draw:equation draw:name="f2022" draw:formula="?f77 / ?f6"/><draw:equation draw:name="f2023" draw:formula="?f78 / ?f7"/><draw:equation draw:name="f2024" draw:formula="?f79 / ?f6"/><draw:equation draw:name="f2025" draw:formula="?f80 / ?f7"/><draw:equation draw:name="f2026" draw:formula="?f81 / ?f6"/><draw:equation draw:name="f2027" draw:formula="?f82 / ?f7"/><draw:equation draw:name="f2028" draw:formula="?f83 / ?f6"/><draw:equation draw:name="f2029" draw:formula="?f84 / ?f7"/><draw:equation draw:name="f2030" draw:formula="?f85 / ?f6"/><draw:equation draw:name="f2031" draw:formula="?f86 / ?f6"/><draw:equation draw:name="f2032" draw:formula="?f87 / ?f7"/><draw:equation draw:name="f2033" draw:formula="?f88 / ?f6"/><draw:equation draw:name="f2034" draw:formula="?f89 / ?f7"/><draw:equation draw:name="f2035" draw:formula="?f90 / ?f6"/><draw:equation draw:name="f2036" draw:formula="?f91 / ?f7"/><draw:equation draw:name="f2037" draw:formula="?f92 / ?f6"/><draw:equation draw:name="f2038" draw:formula="?f93 / ?f7"/><draw:equation draw:name="f2039" draw:formula="?f94 / ?f6"/><draw:equation draw:name="f2040" draw:formula="?f95 / ?f7"/><draw:equation draw:name="f2041" draw:formula="?f96 / ?f6"/><draw:equation draw:name="f2042" draw:formula="?f97 / ?f7"/><draw:equation draw:name="f2043" draw:formula="?f98 / ?f6"/><draw:equation draw:name="f2044" draw:formula="?f99 / ?f7"/><draw:equation draw:name="f2045" draw:formula="?f100 / ?f6"/><draw:equation draw:name="f2046" draw:formula="?f101 / ?f7"/><draw:equation draw:name="f2047" draw:formula="?f102 / ?f6"/><draw:equation draw:name="f2048" draw:formula="?f103 / ?f7"/><draw:equation draw:name="f2049" draw:formula="?f104 / ?f6"/><draw:equation draw:name="f2050" draw:formula="?f105 / ?f7"/><draw:equation draw:name="f2051" draw:formula="?f106 / ?f6"/><draw:equation draw:name="f2052" draw:formula="?f107 / ?f7"/><draw:equation draw:name="f2053" draw:formula="?f108 / ?f6"/><draw:equation draw:name="f2054" draw:formula="?f109 / ?f7"/><draw:equation draw:name="f2055" draw:formula="?f110 / ?f6"/><draw:equation draw:name="f2056" draw:formula="?f111 / ?f7"/><draw:equation draw:name="f2057" draw:formula="?f112 / ?f6"/><draw:equation draw:name="f2058" draw:formula="?f113 / ?f7"/><draw:equation draw:name="f2059" draw:formula="?f114 / ?f6"/><draw:equation draw:name="f2060" draw:formula="?f115 / ?f7"/><draw:equation draw:name="f2061" draw:formula="?f116 / ?f6"/><draw:equation draw:name="f2062" draw:formula="?f117 / ?f7"/><draw:equation draw:name="f2063" draw:formula="?f118 / ?f6"/><draw:equation draw:name="f2064" draw:formula="?f119 / ?f7"/><draw:equation draw:name="f2065" draw:formula="?f120 / ?f6"/><draw:equation draw:name="f2066" draw:formula="?f121 / ?f7"/><draw:equation draw:name="f2067" draw:formula="?f122 / ?f6"/><draw:equation draw:name="f2068" draw:formula="?f123 / ?f7"/><draw:equation draw:name="f2069" draw:formula="?f124 / ?f6"/><draw:equation draw:name="f2070" draw:formula="?f125 / ?f7"/><draw:equation draw:name="f2071" draw:formula="?f126 / ?f6"/><draw:equation draw:name="f2072" draw:formula="?f127 / ?f7"/><draw:equation draw:name="f2073" draw:formula="?f128 / ?f6"/><draw:equation draw:name="f2074" draw:formula="?f129 / ?f7"/><draw:equation draw:name="f2075" draw:formula="?f130 / ?f6"/><draw:equation draw:name="f2076" draw:formula="?f131 / ?f6"/><draw:equation draw:name="f2077" draw:formula="?f132 / ?f7"/><draw:equation draw:name="f2078" draw:formula="?f133 / ?f6"/><draw:equation draw:name="f2079" draw:formula="?f134 / ?f7"/><draw:equation draw:name="f2080" draw:formula="?f135 / ?f6"/><draw:equation draw:name="f2081" draw:formula="?f136 / ?f7"/><draw:equation draw:name="f2082" draw:formula="?f137 / ?f6"/><draw:equation draw:name="f2083" draw:formula="?f138 / ?f7"/><draw:equation draw:name="f2084" draw:formula="?f139 / ?f6"/><draw:equation draw:name="f2085" draw:formula="?f140 / ?f7"/><draw:equation draw:name="f2086" draw:formula="?f141 / ?f6"/><draw:equation draw:name="f2087" draw:formula="?f142 / ?f7"/><draw:equation draw:name="f2088" draw:formula="?f143 / ?f6"/><draw:equation draw:name="f2089" draw:formula="?f144 / ?f7"/><draw:equation draw:name="f2090" draw:formula="?f145 / ?f6"/><draw:equation draw:name="f2091" draw:formula="?f146 / ?f7"/><draw:equation draw:name="f2092" draw:formula="?f147 / ?f6"/><draw:equation draw:name="f2093" draw:formula="?f148 / ?f6"/><draw:equation draw:name="f2094" draw:formula="?f149 / ?f7"/><draw:equation draw:name="f2095" draw:formula="?f150 / ?f6"/><draw:equation draw:name="f2096" draw:formula="?f151 / ?f7"/><draw:equation draw:name="f2097" draw:formula="?f152 / ?f6"/><draw:equation draw:name="f2098" draw:formula="?f153 / ?f7"/><draw:equation draw:name="f2099" draw:formula="?f154 / ?f6"/><draw:equation draw:name="f2100" draw:formula="?f155 / ?f7"/><draw:equation draw:name="f2101" draw:formula="?f156 / ?f6"/><draw:equation draw:name="f2102" draw:formula="?f157 / ?f7"/><draw:equation draw:name="f2103" draw:formula="?f158 / ?f6"/><draw:equation draw:name="f2104" draw:formula="?f159 / ?f7"/><draw:equation draw:name="f2105" draw:formula="?f160 / ?f6"/><draw:equation draw:name="f2106" draw:formula="?f161 / ?f7"/><draw:equation draw:name="f2107" draw:formula="?f162 / ?f6"/><draw:equation draw:name="f2108" draw:formula="?f163 / ?f7"/><draw:equation draw:name="f2109" draw:formula="?f164 / ?f6"/><draw:equation draw:name="f2110" draw:formula="?f165 / ?f7"/><draw:equation draw:name="f2111" draw:formula="?f166 / ?f6"/><draw:equation draw:name="f2112" draw:formula="?f167 / ?f7"/><draw:equation draw:name="f2113" draw:formula="?f168 / ?f6"/><draw:equation draw:name="f2114" draw:formula="?f169 / ?f7"/><draw:equation draw:name="f2115" draw:formula="?f170 / ?f6"/><draw:equation draw:name="f2116" draw:formula="?f171 / ?f7"/><draw:equation draw:name="f2117" draw:formula="?f172 / ?f6"/><draw:equation draw:name="f2118" draw:formula="?f173 / ?f7"/><draw:equation draw:name="f2119" draw:formula="?f174 / ?f6"/><draw:equation draw:name="f2120" draw:formula="?f175 / ?f7"/><draw:equation draw:name="f2121" draw:formula="?f176 / ?f6"/><draw:equation draw:name="f2122" draw:formula="?f177 / ?f7"/><draw:equation draw:name="f2123" draw:formula="?f178 / ?f6"/><draw:equation draw:name="f2124" draw:formula="?f179 / ?f7"/><draw:equation draw:name="f2125" draw:formula="?f180 / ?f6"/><draw:equation draw:name="f2126" draw:formula="?f181 / ?f7"/><draw:equation draw:name="f2127" draw:formula="?f182 / ?f6"/><draw:equation draw:name="f2128" draw:formula="?f183 / ?f7"/><draw:equation draw:name="f2129" draw:formula="?f184 / ?f6"/><draw:equation draw:name="f2130" draw:formula="?f185 / ?f7"/><draw:equation draw:name="f2131" draw:formula="?f186 / ?f6"/><draw:equation draw:name="f2132" draw:formula="?f187 / ?f7"/><draw:equation draw:name="f2133" draw:formula="?f188 / ?f6"/><draw:equation draw:name="f2134" draw:formula="?f189 / ?f7"/><draw:equation draw:name="f2135" draw:formula="?f190 / ?f6"/><draw:equation draw:name="f2136" draw:formula="?f191 / ?f7"/><draw:equation draw:name="f2137" draw:formula="?f192 / ?f6"/><draw:equation draw:name="f2138" draw:formula="?f193 / ?f7"/><draw:equation draw:name="f2139" draw:formula="?f194 / ?f6"/><draw:equation draw:name="f2140" draw:formula="?f195 / ?f7"/><draw:equation draw:name="f2141" draw:formula="?f196 / ?f6"/><draw:equation draw:name="f2142" draw:formula="?f197 / ?f7"/><draw:equation draw:name="f2143" draw:formula="?f198 / ?f6"/><draw:equation draw:name="f2144" draw:formula="?f199 / ?f7"/><draw:equation draw:name="f2145" draw:formula="?f200 / ?f6"/><draw:equation draw:name="f2146" draw:formula="?f201 / ?f7"/><draw:equation draw:name="f2147" draw:formula="?f202 / ?f6"/><draw:equation draw:name="f2148" draw:formula="?f203 / ?f6"/><draw:equation draw:name="f2149" draw:formula="?f204 / ?f7"/><draw:equation draw:name="f2150" draw:formula="?f205 / ?f6"/><draw:equation draw:name="f2151" draw:formula="?f206 / ?f7"/><draw:equation draw:name="f2152" draw:formula="?f207 / ?f6"/><draw:equation draw:name="f2153" draw:formula="?f208 / ?f7"/><draw:equation draw:name="f2154" draw:formula="?f209 / ?f6"/><draw:equation draw:name="f2155" draw:formula="?f210 / ?f7"/><draw:equation draw:name="f2156" draw:formula="?f211 / ?f6"/><draw:equation draw:name="f2157" draw:formula="?f212 / ?f7"/><draw:equation draw:name="f2158" draw:formula="?f213 / ?f6"/><draw:equation draw:name="f2159" draw:formula="?f214 / ?f6"/><draw:equation draw:name="f2160" draw:formula="?f215 / ?f7"/><draw:equation draw:name="f2161" draw:formula="?f216 / ?f6"/><draw:equation draw:name="f2162" draw:formula="?f217 / ?f7"/><draw:equation draw:name="f2163" draw:formula="?f218 / ?f6"/><draw:equation draw:name="f2164" draw:formula="?f219 / ?f7"/><draw:equation draw:name="f2165" draw:formula="?f220 / ?f6"/><draw:equation draw:name="f2166" draw:formula="?f221 / ?f7"/><draw:equation draw:name="f2167" draw:formula="?f222 / ?f6"/><draw:equation draw:name="f2168" draw:formula="?f223 / ?f6"/><draw:equation draw:name="f2169" draw:formula="?f224 / ?f6"/><draw:equation draw:name="f2170" draw:formula="?f225 / ?f6"/><draw:equation draw:name="f2171" draw:formula="?f226 / ?f6"/><draw:equation draw:name="f2172" draw:formula="?f227 / ?f6"/><draw:equation draw:name="f2173" draw:formula="?f228 / ?f6"/><draw:equation draw:name="f2174" draw:formula="?f229 / ?f6"/><draw:equation draw:name="f2175" draw:formula="?f230 / ?f7"/><draw:equation draw:name="f2176" draw:formula="?f231 / ?f6"/><draw:equation draw:name="f2177" draw:formula="?f232 / ?f7"/><draw:equation draw:name="f2178" draw:formula="?f233 / ?f6"/><draw:equation draw:name="f2179" draw:formula="?f234 / ?f7"/><draw:equation draw:name="f2180" draw:formula="?f235 / ?f6"/><draw:equation draw:name="f2181" draw:formula="?f236 / ?f7"/><draw:equation draw:name="f2182" draw:formula="?f237 / ?f6"/><draw:equation draw:name="f2183" draw:formula="?f238 / ?f7"/><draw:equation draw:name="f2184" draw:formula="?f239 / ?f6"/><draw:equation draw:name="f2185" draw:formula="?f240 / ?f7"/><draw:equation draw:name="f2186" draw:formula="?f241 / ?f6"/><draw:equation draw:name="f2187" draw:formula="?f242 / ?f7"/><draw:equation draw:name="f2188" draw:formula="?f243 / ?f6"/><draw:equation draw:name="f2189" draw:formula="?f244 / ?f7"/><draw:equation draw:name="f2190" draw:formula="?f245 / ?f6"/><draw:equation draw:name="f2191" draw:formula="?f246 / ?f7"/><draw:equation draw:name="f2192" draw:formula="?f247 / ?f6"/><draw:equation draw:name="f2193" draw:formula="?f248 / ?f7"/><draw:equation draw:name="f2194" draw:formula="?f249 / ?f6"/><draw:equation draw:name="f2195" draw:formula="?f250 / ?f7"/><draw:equation draw:name="f2196" draw:formula="?f251 / ?f6"/><draw:equation draw:name="f2197" draw:formula="?f252 / ?f7"/><draw:equation draw:name="f2198" draw:formula="?f253 / ?f6"/><draw:equation draw:name="f2199" draw:formula="?f254 / ?f7"/><draw:equation draw:name="f2200" draw:formula="?f255 / ?f6"/><draw:equation draw:name="f2201" draw:formula="?f256 / ?f7"/><draw:equation draw:name="f2202" draw:formula="?f257 / ?f6"/><draw:equation draw:name="f2203" draw:formula="?f258 / ?f7"/><draw:equation draw:name="f2204" draw:formula="?f259 / ?f6"/><draw:equation draw:name="f2205" draw:formula="?f260 / ?f7"/><draw:equation draw:name="f2206" draw:formula="?f261 / ?f6"/><draw:equation draw:name="f2207" draw:formula="?f262 / ?f7"/><draw:equation draw:name="f2208" draw:formula="?f263 / ?f6"/><draw:equation draw:name="f2209" draw:formula="?f264 / ?f7"/><draw:equation draw:name="f2210" draw:formula="?f265 / ?f6"/><draw:equation draw:name="f2211" draw:formula="?f266 / ?f7"/><draw:equation draw:name="f2212" draw:formula="?f267 / ?f6"/><draw:equation draw:name="f2213" draw:formula="?f268 / ?f7"/><draw:equation draw:name="f2214" draw:formula="?f269 / ?f7"/><draw:equation draw:name="f2215" draw:formula="?f270 / ?f6"/><draw:equation draw:name="f2216" draw:formula="?f271 / ?f7"/><draw:equation draw:name="f2217" draw:formula="?f272 / ?f6"/><draw:equation draw:name="f2218" draw:formula="?f273 / ?f6"/><draw:equation draw:name="f2219" draw:formula="?f274 / ?f7"/><draw:equation draw:name="f2220" draw:formula="?f275 / ?f6"/><draw:equation draw:name="f2221" draw:formula="?f276 / ?f7"/><draw:equation draw:name="f2222" draw:formula="?f277 / ?f6"/><draw:equation draw:name="f2223" draw:formula="?f278 / ?f7"/><draw:equation draw:name="f2224" draw:formula="?f279 / ?f6"/><draw:equation draw:name="f2225" draw:formula="?f280 / ?f7"/><draw:equation draw:name="f2226" draw:formula="?f281 / ?f6"/><draw:equation draw:name="f2227" draw:formula="?f282 / ?f7"/><draw:equation draw:name="f2228" draw:formula="?f283 / ?f6"/><draw:equation draw:name="f2229" draw:formula="?f284 / ?f7"/><draw:equation draw:name="f2230" draw:formula="?f285 / ?f6"/><draw:equation draw:name="f2231" draw:formula="?f286 / ?f7"/><draw:equation draw:name="f2232" draw:formula="?f287 / ?f6"/><draw:equation draw:name="f2233" draw:formula="?f288 / ?f7"/><draw:equation draw:name="f2234" draw:formula="?f289 / ?f6"/><draw:equation draw:name="f2235" draw:formula="?f290 / ?f7"/><draw:equation draw:name="f2236" draw:formula="?f291 / ?f6"/><draw:equation draw:name="f2237" draw:formula="?f292 / ?f7"/><draw:equation draw:name="f2238" draw:formula="?f293 / ?f6"/><draw:equation draw:name="f2239" draw:formula="?f294 / ?f7"/><draw:equation draw:name="f2240" draw:formula="?f295 / ?f6"/><draw:equation draw:name="f2241" draw:formula="?f296 / ?f7"/><draw:equation draw:name="f2242" draw:formula="?f297 / ?f6"/><draw:equation draw:name="f2243" draw:formula="?f298 / ?f7"/><draw:equation draw:name="f2244" draw:formula="?f299 / ?f7"/><draw:equation draw:name="f2245" draw:formula="?f300 / ?f7"/><draw:equation draw:name="f2246" draw:formula="?f301 / ?f6"/><draw:equation draw:name="f2247" draw:formula="?f302 / ?f7"/><draw:equation draw:name="f2248" draw:formula="?f303 / ?f6"/><draw:equation draw:name="f2249" draw:formula="?f304 / ?f7"/><draw:equation draw:name="f2250" draw:formula="?f305 / ?f6"/><draw:equation draw:name="f2251" draw:formula="?f306 / ?f7"/><draw:equation draw:name="f2252" draw:formula="?f307 / ?f6"/><draw:equation draw:name="f2253" draw:formula="?f308 / ?f7"/><draw:equation draw:name="f2254" draw:formula="?f309 / ?f6"/><draw:equation draw:name="f2255" draw:formula="?f310 / ?f7"/><draw:equation draw:name="f2256" draw:formula="?f311 / ?f6"/><draw:equation draw:name="f2257" draw:formula="?f312 / ?f7"/><draw:equation draw:name="f2258" draw:formula="?f313 / ?f6"/><draw:equation draw:name="f2259" draw:formula="?f314 / ?f7"/><draw:equation draw:name="f2260" draw:formula="?f315 / ?f6"/><draw:equation draw:name="f2261" draw:formula="?f316 / ?f7"/><draw:equation draw:name="f2262" draw:formula="?f317 / ?f6"/><draw:equation draw:name="f2263" draw:formula="?f318 / ?f7"/><draw:equation draw:name="f2264" draw:formula="?f319 / ?f6"/><draw:equation draw:name="f2265" draw:formula="?f320 / ?f7"/><draw:equation draw:name="f2266" draw:formula="?f321 / ?f6"/><draw:equation draw:name="f2267" draw:formula="?f322 / ?f7"/><draw:equation draw:name="f2268" draw:formula="?f323 / ?f6"/><draw:equation draw:name="f2269" draw:formula="?f324 / ?f7"/><draw:equation draw:name="f2270" draw:formula="?f325 / ?f6"/><draw:equation draw:name="f2271" draw:formula="?f326 / ?f7"/><draw:equation draw:name="f2272" draw:formula="?f327 / ?f6"/><draw:equation draw:name="f2273" draw:formula="?f328 / ?f7"/><draw:equation draw:name="f2274" draw:formula="?f329 / ?f6"/><draw:equation draw:name="f2275" draw:formula="?f330 / ?f6"/><draw:equation draw:name="f2276" draw:formula="?f331 / ?f7"/><draw:equation draw:name="f2277" draw:formula="?f332 / ?f6"/><draw:equation draw:name="f2278" draw:formula="?f333 / ?f6"/><draw:equation draw:name="f2279" draw:formula="?f334 / ?f7"/><draw:equation draw:name="f2280" draw:formula="?f335 / ?f6"/><draw:equation draw:name="f2281" draw:formula="?f336 / ?f7"/><draw:equation draw:name="f2282" draw:formula="?f337 / ?f6"/><draw:equation draw:name="f2283" draw:formula="?f338 / ?f7"/><draw:equation draw:name="f2284" draw:formula="?f339 / ?f6"/><draw:equation draw:name="f2285" draw:formula="?f340 / ?f7"/><draw:equation draw:name="f2286" draw:formula="?f341 / ?f6"/><draw:equation draw:name="f2287" draw:formula="?f342 / ?f6"/><draw:equation draw:name="f2288" draw:formula="?f343 / ?f7"/><draw:equation draw:name="f2289" draw:formula="?f344 / ?f6"/><draw:equation draw:name="f2290" draw:formula="?f345 / ?f7"/><draw:equation draw:name="f2291" draw:formula="?f346 / ?f6"/><draw:equation draw:name="f2292" draw:formula="?f347 / ?f7"/><draw:equation draw:name="f2293" draw:formula="?f348 / ?f6"/><draw:equation draw:name="f2294" draw:formula="?f349 / ?f6"/><draw:equation draw:name="f2295" draw:formula="?f350 / ?f7"/><draw:equation draw:name="f2296" draw:formula="?f351 / ?f6"/><draw:equation draw:name="f2297" draw:formula="?f352 / ?f7"/><draw:equation draw:name="f2298" draw:formula="?f353 / ?f6"/><draw:equation draw:name="f2299" draw:formula="?f354 / ?f7"/><draw:equation draw:name="f2300" draw:formula="?f355 / ?f6"/><draw:equation draw:name="f2301" draw:formula="?f356 / ?f7"/><draw:equation draw:name="f2302" draw:formula="?f357 / ?f6"/><draw:equation draw:name="f2303" draw:formula="?f358 / ?f7"/><draw:equation draw:name="f2304" draw:formula="?f359 / ?f6"/><draw:equation draw:name="f2305" draw:formula="?f360 / ?f7"/><draw:equation draw:name="f2306" draw:formula="?f361 / ?f6"/><draw:equation draw:name="f2307" draw:formula="?f362 / ?f7"/><draw:equation draw:name="f2308" draw:formula="?f363 / ?f6"/><draw:equation draw:name="f2309" draw:formula="?f364 / ?f6"/><draw:equation draw:name="f2310" draw:formula="?f365 / ?f6"/><draw:equation draw:name="f2311" draw:formula="?f366 / ?f7"/><draw:equation draw:name="f2312" draw:formula="?f367 / ?f6"/><draw:equation draw:name="f2313" draw:formula="?f368 / ?f7"/><draw:equation draw:name="f2314" draw:formula="?f369 / ?f6"/><draw:equation draw:name="f2315" draw:formula="?f370 / ?f7"/><draw:equation draw:name="f2316" draw:formula="?f371 / ?f6"/><draw:equation draw:name="f2317" draw:formula="?f372 / ?f7"/><draw:equation draw:name="f2318" draw:formula="?f373 / ?f6"/><draw:equation draw:name="f2319" draw:formula="?f374 / ?f7"/><draw:equation draw:name="f2320" draw:formula="?f375 / ?f6"/><draw:equation draw:name="f2321" draw:formula="?f376 / ?f7"/><draw:equation draw:name="f2322" draw:formula="?f377 / ?f6"/><draw:equation draw:name="f2323" draw:formula="?f378 / ?f7"/><draw:equation draw:name="f2324" draw:formula="?f379 / ?f6"/><draw:equation draw:name="f2325" draw:formula="?f380 / ?f7"/><draw:equation draw:name="f2326" draw:formula="?f381 / ?f6"/><draw:equation draw:name="f2327" draw:formula="?f382 / ?f6"/><draw:equation draw:name="f2328" draw:formula="?f383 / ?f7"/><draw:equation draw:name="f2329" draw:formula="?f384 / ?f6"/><draw:equation draw:name="f2330" draw:formula="?f385 / ?f7"/><draw:equation draw:name="f2331" draw:formula="?f386 / ?f6"/><draw:equation draw:name="f2332" draw:formula="?f387 / ?f7"/><draw:equation draw:name="f2333" draw:formula="?f388 / ?f6"/><draw:equation draw:name="f2334" draw:formula="?f389 / ?f7"/><draw:equation draw:name="f2335" draw:formula="?f390 / ?f6"/><draw:equation draw:name="f2336" draw:formula="?f391 / ?f7"/><draw:equation draw:name="f2337" draw:formula="?f392 / ?f6"/><draw:equation draw:name="f2338" draw:formula="?f393 / ?f7"/><draw:equation draw:name="f2339" draw:formula="?f394 / ?f6"/><draw:equation draw:name="f2340" draw:formula="?f395 / ?f7"/><draw:equation draw:name="f2341" draw:formula="?f396 / ?f6"/><draw:equation draw:name="f2342" draw:formula="?f397 / ?f7"/><draw:equation draw:name="f2343" draw:formula="?f398 / ?f6"/><draw:equation draw:name="f2344" draw:formula="?f399 / ?f7"/><draw:equation draw:name="f2345" draw:formula="?f400 / ?f6"/><draw:equation draw:name="f2346" draw:formula="?f401 / ?f7"/><draw:equation draw:name="f2347" draw:formula="?f402 / ?f6"/><draw:equation draw:name="f2348" draw:formula="?f403 / ?f7"/><draw:equation draw:name="f2349" draw:formula="?f404 / ?f6"/><draw:equation draw:name="f2350" draw:formula="?f405 / ?f7"/><draw:equation draw:name="f2351" draw:formula="?f406 / ?f6"/><draw:equation draw:name="f2352" draw:formula="?f407 / ?f7"/><draw:equation draw:name="f2353" draw:formula="?f408 / ?f6"/><draw:equation draw:name="f2354" draw:formula="?f409 / ?f7"/><draw:equation draw:name="f2355" draw:formula="?f410 / ?f6"/><draw:equation draw:name="f2356" draw:formula="?f411 / ?f7"/><draw:equation draw:name="f2357" draw:formula="?f412 / ?f6"/><draw:equation draw:name="f2358" draw:formula="?f413 / ?f7"/><draw:equation draw:name="f2359" draw:formula="?f414 / ?f6"/><draw:equation draw:name="f2360" draw:formula="?f415 / ?f7"/><draw:equation draw:name="f2361" draw:formula="?f416 / ?f6"/><draw:equation draw:name="f2362" draw:formula="?f417 / ?f7"/><draw:equation draw:name="f2363" draw:formula="?f418 / ?f6"/><draw:equation draw:name="f2364" draw:formula="?f419 / ?f7"/><draw:equation draw:name="f2365" draw:formula="?f420 / ?f6"/><draw:equation draw:name="f2366" draw:formula="?f421 / ?f7"/><draw:equation draw:name="f2367" draw:formula="?f422 / ?f6"/><draw:equation draw:name="f2368" draw:formula="?f423 / ?f7"/><draw:equation draw:name="f2369" draw:formula="?f424 / ?f6"/><draw:equation draw:name="f2370" draw:formula="?f425 / ?f7"/><draw:equation draw:name="f2371" draw:formula="?f426 / ?f6"/><draw:equation draw:name="f2372" draw:formula="?f427 / ?f7"/><draw:equation draw:name="f2373" draw:formula="?f428 / ?f6"/><draw:equation draw:name="f2374" draw:formula="?f429 / ?f7"/><draw:equation draw:name="f2375" draw:formula="?f430 / ?f6"/><draw:equation draw:name="f2376" draw:formula="?f431 / ?f7"/><draw:equation draw:name="f2377" draw:formula="?f432 / ?f6"/><draw:equation draw:name="f2378" draw:formula="?f433 / ?f7"/><draw:equation draw:name="f2379" draw:formula="?f434 / ?f6"/><draw:equation draw:name="f2380" draw:formula="?f435 / ?f7"/><draw:equation draw:name="f2381" draw:formula="?f436 / ?f6"/><draw:equation draw:name="f2382" draw:formula="?f437 / ?f7"/><draw:equation draw:name="f2383" draw:formula="?f438 / ?f6"/><draw:equation draw:name="f2384" draw:formula="?f439 / ?f7"/><draw:equation draw:name="f2385" draw:formula="?f440 / ?f6"/><draw:equation draw:name="f2386" draw:formula="?f441 / ?f7"/><draw:equation draw:name="f2387" draw:formula="?f442 / ?f6"/><draw:equation draw:name="f2388" draw:formula="?f443 / ?f7"/><draw:equation draw:name="f2389" draw:formula="?f444 / ?f6"/><draw:equation draw:name="f2390" draw:formula="?f445 / ?f7"/><draw:equation draw:name="f2391" draw:formula="?f446 / ?f6"/><draw:equation draw:name="f2392" draw:formula="?f447 / ?f7"/><draw:equation draw:name="f2393" draw:formula="?f448 / ?f6"/><draw:equation draw:name="f2394" draw:formula="?f449 / ?f7"/><draw:equation draw:name="f2395" draw:formula="?f450 / ?f6"/><draw:equation draw:name="f2396" draw:formula="?f451 / ?f7"/><draw:equation draw:name="f2397" draw:formula="?f452 / ?f6"/><draw:equation draw:name="f2398" draw:formula="?f453 / ?f7"/><draw:equation draw:name="f2399" draw:formula="?f454 / ?f6"/><draw:equation draw:name="f2400" draw:formula="?f455 / ?f7"/><draw:equation draw:name="f2401" draw:formula="?f456 / ?f6"/><draw:equation draw:name="f2402" draw:formula="?f457 / ?f7"/><draw:equation draw:name="f2403" draw:formula="?f458 / ?f6"/><draw:equation draw:name="f2404" draw:formula="?f459 / ?f7"/><draw:equation draw:name="f2405" draw:formula="?f460 / ?f6"/><draw:equation draw:name="f2406" draw:formula="?f461 / ?f7"/><draw:equation draw:name="f2407" draw:formula="?f462 / ?f6"/><draw:equation draw:name="f2408" draw:formula="?f463 / ?f7"/><draw:equation draw:name="f2409" draw:formula="?f464 / ?f6"/><draw:equation draw:name="f2410" draw:formula="?f465 / ?f7"/><draw:equation draw:name="f2411" draw:formula="?f466 / ?f6"/><draw:equation draw:name="f2412" draw:formula="?f467 / ?f7"/><draw:equation draw:name="f2413" draw:formula="?f468 / ?f6"/><draw:equation draw:name="f2414" draw:formula="?f469 / ?f7"/><draw:equation draw:name="f2415" draw:formula="?f470 / ?f6"/><draw:equation draw:name="f2416" draw:formula="?f471 / ?f7"/><draw:equation draw:name="f2417" draw:formula="?f472 / ?f6"/><draw:equation draw:name="f2418" draw:formula="?f473 / ?f7"/><draw:equation draw:name="f2419" draw:formula="?f474 / ?f6"/><draw:equation draw:name="f2420" draw:formula="?f475 / ?f6"/><draw:equation draw:name="f2421" draw:formula="?f476 / ?f7"/><draw:equation draw:name="f2422" draw:formula="?f477 / ?f6"/><draw:equation draw:name="f2423" draw:formula="?f478 / ?f7"/><draw:equation draw:name="f2424" draw:formula="?f479 / ?f6"/><draw:equation draw:name="f2425" draw:formula="?f480 / ?f7"/><draw:equation draw:name="f2426" draw:formula="?f481 / ?f6"/><draw:equation draw:name="f2427" draw:formula="?f482 / ?f7"/><draw:equation draw:name="f2428" draw:formula="?f483 / ?f6"/><draw:equation draw:name="f2429" draw:formula="?f484 / ?f7"/><draw:equation draw:name="f2430" draw:formula="?f485 / ?f6"/><draw:equation draw:name="f2431" draw:formula="?f486 / ?f7"/><draw:equation draw:name="f2432" draw:formula="?f487 / ?f6"/><draw:equation draw:name="f2433" draw:formula="?f488 / ?f7"/><draw:equation draw:name="f2434" draw:formula="?f489 / ?f6"/><draw:equation draw:name="f2435" draw:formula="?f490 / ?f7"/><draw:equation draw:name="f2436" draw:formula="?f491 / ?f6"/><draw:equation draw:name="f2437" draw:formula="?f492 / ?f7"/><draw:equation draw:name="f2438" draw:formula="?f493 / ?f6"/><draw:equation draw:name="f2439" draw:formula="?f494 / ?f6"/><draw:equation draw:name="f2440" draw:formula="?f495 / ?f7"/><draw:equation draw:name="f2441" draw:formula="?f496 / ?f6"/><draw:equation draw:name="f2442" draw:formula="?f497 / ?f7"/><draw:equation draw:name="f2443" draw:formula="?f498 / ?f6"/><draw:equation draw:name="f2444" draw:formula="?f499 / ?f7"/><draw:equation draw:name="f2445" draw:formula="?f500 / ?f6"/><draw:equation draw:name="f2446" draw:formula="?f501 / ?f7"/><draw:equation draw:name="f2447" draw:formula="?f502 / ?f6"/><draw:equation draw:name="f2448" draw:formula="?f503 / ?f7"/><draw:equation draw:name="f2449" draw:formula="?f504 / ?f6"/><draw:equation draw:name="f2450" draw:formula="?f505 / ?f7"/><draw:equation draw:name="f2451" draw:formula="?f506 / ?f6"/><draw:equation draw:name="f2452" draw:formula="?f507 / ?f7"/><draw:equation draw:name="f2453" draw:formula="?f508 / ?f6"/><draw:equation draw:name="f2454" draw:formula="?f509 / ?f7"/><draw:equation draw:name="f2455" draw:formula="?f510 / ?f6"/><draw:equation draw:name="f2456" draw:formula="?f511 / ?f7"/><draw:equation draw:name="f2457" draw:formula="?f512 / ?f6"/><draw:equation draw:name="f2458" draw:formula="?f513 / ?f7"/><draw:equation draw:name="f2459" draw:formula="?f514 / ?f6"/><draw:equation draw:name="f2460" draw:formula="?f515 / ?f7"/><draw:equation draw:name="f2461" draw:formula="?f516 / ?f7"/><draw:equation draw:name="f2462" draw:formula="?f517 / ?f6"/><draw:equation draw:name="f2463" draw:formula="?f518 / ?f7"/><draw:equation draw:name="f2464" draw:formula="?f519 / ?f6"/><draw:equation draw:name="f2465" draw:formula="?f520 / ?f7"/><draw:equation draw:name="f2466" draw:formula="?f521 / ?f6"/><draw:equation draw:name="f2467" draw:formula="?f522 / ?f6"/><draw:equation draw:name="f2468" draw:formula="?f523 / ?f7"/><draw:equation draw:name="f2469" draw:formula="?f524 / ?f6"/><draw:equation draw:name="f2470" draw:formula="?f525 / ?f7"/><draw:equation draw:name="f2471" draw:formula="?f526 / ?f6"/><draw:equation draw:name="f2472" draw:formula="?f527 / ?f7"/><draw:equation draw:name="f2473" draw:formula="?f528 / ?f6"/><draw:equation draw:name="f2474" draw:formula="?f529 / ?f7"/><draw:equation draw:name="f2475" draw:formula="?f530 / ?f6"/><draw:equation draw:name="f2476" draw:formula="?f531 / ?f7"/><draw:equation draw:name="f2477" draw:formula="?f532 / ?f6"/><draw:equation draw:name="f2478" draw:formula="?f533 / ?f7"/><draw:equation draw:name="f2479" draw:formula="?f534 / ?f6"/><draw:equation draw:name="f2480" draw:formula="?f535 / ?f7"/><draw:equation draw:name="f2481" draw:formula="?f536 / ?f7"/><draw:equation draw:name="f2482" draw:formula="?f537 / ?f6"/><draw:equation draw:name="f2483" draw:formula="?f538 / ?f7"/><draw:equation draw:name="f2484" draw:formula="?f539 / ?f6"/><draw:equation draw:name="f2485" draw:formula="?f540 / ?f7"/><draw:equation draw:name="f2486" draw:formula="?f541 / ?f6"/><draw:equation draw:name="f2487" draw:formula="?f542 / ?f7"/><draw:equation draw:name="f2488" draw:formula="?f543 / ?f6"/><draw:equation draw:name="f2489" draw:formula="?f544 / ?f6"/><draw:equation draw:name="f2490" draw:formula="?f545 / ?f7"/><draw:equation draw:name="f2491" draw:formula="?f546 / ?f6"/><draw:equation draw:name="f2492" draw:formula="?f547 / ?f7"/><draw:equation draw:name="f2493" draw:formula="?f548 / ?f6"/><draw:equation draw:name="f2494" draw:formula="?f549 / ?f7"/><draw:equation draw:name="f2495" draw:formula="?f550 / ?f6"/><draw:equation draw:name="f2496" draw:formula="?f551 / ?f7"/><draw:equation draw:name="f2497" draw:formula="?f552 / ?f6"/><draw:equation draw:name="f2498" draw:formula="?f553 / ?f7"/><draw:equation draw:name="f2499" draw:formula="?f554 / ?f6"/><draw:equation draw:name="f2500" draw:formula="?f555 / ?f7"/><draw:equation draw:name="f2501" draw:formula="?f556 / ?f6"/><draw:equation draw:name="f2502" draw:formula="?f557 / ?f7"/><draw:equation draw:name="f2503" draw:formula="?f558 / ?f6"/><draw:equation draw:name="f2504" draw:formula="?f559 / ?f7"/><draw:equation draw:name="f2505" draw:formula="?f560 / ?f6"/><draw:equation draw:name="f2506" draw:formula="?f561 / ?f7"/><draw:equation draw:name="f2507" draw:formula="?f562 / ?f6"/><draw:equation draw:name="f2508" draw:formula="?f563 / ?f7"/><draw:equation draw:name="f2509" draw:formula="?f564 / ?f6"/><draw:equation draw:name="f2510" draw:formula="?f565 / ?f7"/><draw:equation draw:name="f2511" draw:formula="?f566 / ?f6"/><draw:equation draw:name="f2512" draw:formula="?f567 / ?f7"/><draw:equation draw:name="f2513" draw:formula="?f568 / ?f6"/><draw:equation draw:name="f2514" draw:formula="?f569 / ?f7"/><draw:equation draw:name="f2515" draw:formula="?f570 / ?f6"/><draw:equation draw:name="f2516" draw:formula="?f571 / ?f7"/><draw:equation draw:name="f2517" draw:formula="?f572 / ?f6"/><draw:equation draw:name="f2518" draw:formula="?f573 / ?f7"/><draw:equation draw:name="f2519" draw:formula="?f574 / ?f6"/><draw:equation draw:name="f2520" draw:formula="?f575 / ?f7"/><draw:equation draw:name="f2521" draw:formula="?f576 / ?f6"/><draw:equation draw:name="f2522" draw:formula="?f577 / ?f7"/><draw:equation draw:name="f2523" draw:formula="?f578 / ?f6"/><draw:equation draw:name="f2524" draw:formula="?f579 / ?f7"/><draw:equation draw:name="f2525" draw:formula="?f580 / ?f6"/><draw:equation draw:name="f2526" draw:formula="?f581 / ?f7"/><draw:equation draw:name="f2527" draw:formula="?f582 / ?f6"/><draw:equation draw:name="f2528" draw:formula="?f583 / ?f7"/><draw:equation draw:name="f2529" draw:formula="?f584 / ?f6"/><draw:equation draw:name="f2530" draw:formula="?f585 / ?f7"/><draw:equation draw:name="f2531" draw:formula="?f586 / ?f6"/><draw:equation draw:name="f2532" draw:formula="?f587 / ?f7"/><draw:equation draw:name="f2533" draw:formula="?f588 / ?f6"/><draw:equation draw:name="f2534" draw:formula="?f589 / ?f6"/><draw:equation draw:name="f2535" draw:formula="?f590 / ?f6"/><draw:equation draw:name="f2536" draw:formula="?f591 / ?f7"/><draw:equation draw:name="f2537" draw:formula="?f592 / ?f6"/><draw:equation draw:name="f2538" draw:formula="?f593 / ?f7"/><draw:equation draw:name="f2539" draw:formula="?f594 / ?f6"/><draw:equation draw:name="f2540" draw:formula="?f595 / ?f7"/><draw:equation draw:name="f2541" draw:formula="?f596 / ?f6"/><draw:equation draw:name="f2542" draw:formula="?f597 / ?f7"/><draw:equation draw:name="f2543" draw:formula="?f598 / ?f6"/><draw:equation draw:name="f2544" draw:formula="?f599 / ?f7"/><draw:equation draw:name="f2545" draw:formula="?f600 / ?f6"/><draw:equation draw:name="f2546" draw:formula="?f601 / ?f7"/><draw:equation draw:name="f2547" draw:formula="?f602 / ?f6"/><draw:equation draw:name="f2548" draw:formula="?f603 / ?f7"/><draw:equation draw:name="f2549" draw:formula="?f604 / ?f6"/><draw:equation draw:name="f2550" draw:formula="?f605 / ?f7"/><draw:equation draw:name="f2551" draw:formula="?f606 / ?f6"/><draw:equation draw:name="f2552" draw:formula="?f607 / ?f6"/><draw:equation draw:name="f2553" draw:formula="?f608 / ?f6"/><draw:equation draw:name="f2554" draw:formula="?f609 / ?f7"/><draw:equation draw:name="f2555" draw:formula="?f610 / ?f6"/><draw:equation draw:name="f2556" draw:formula="?f611 / ?f7"/><draw:equation draw:name="f2557" draw:formula="?f612 / ?f6"/><draw:equation draw:name="f2558" draw:formula="?f613 / ?f7"/><draw:equation draw:name="f2559" draw:formula="?f614 / ?f6"/><draw:equation draw:name="f2560" draw:formula="?f615 / ?f7"/><draw:equation draw:name="f2561" draw:formula="?f616 / ?f6"/><draw:equation draw:name="f2562" draw:formula="?f617 / ?f7"/><draw:equation draw:name="f2563" draw:formula="?f618 / ?f6"/><draw:equation draw:name="f2564" draw:formula="?f619 / ?f7"/><draw:equation draw:name="f2565" draw:formula="?f620 / ?f6"/><draw:equation draw:name="f2566" draw:formula="?f621 / ?f7"/><draw:equation draw:name="f2567" draw:formula="?f622 / ?f6"/><draw:equation draw:name="f2568" draw:formula="?f623 / ?f7"/><draw:equation draw:name="f2569" draw:formula="?f624 / ?f6"/><draw:equation draw:name="f2570" draw:formula="?f625 / ?f7"/><draw:equation draw:name="f2571" draw:formula="?f626 / ?f6"/><draw:equation draw:name="f2572" draw:formula="?f627 / ?f7"/><draw:equation draw:name="f2573" draw:formula="?f628 / ?f6"/><draw:equation draw:name="f2574" draw:formula="?f629 / ?f7"/><draw:equation draw:name="f2575" draw:formula="?f630 / ?f6"/><draw:equation draw:name="f2576" draw:formula="?f631 / ?f7"/><draw:equation draw:name="f2577" draw:formula="?f632 / ?f6"/><draw:equation draw:name="f2578" draw:formula="?f633 / ?f7"/><draw:equation draw:name="f2579" draw:formula="?f634 / ?f6"/><draw:equation draw:name="f2580" draw:formula="?f635 / ?f7"/><draw:equation draw:name="f2581" draw:formula="?f636 / ?f6"/><draw:equation draw:name="f2582" draw:formula="?f637 / ?f7"/><draw:equation draw:name="f2583" draw:formula="?f638 / ?f6"/><draw:equation draw:name="f2584" draw:formula="?f639 / ?f7"/><draw:equation draw:name="f2585" draw:formula="?f640 / ?f6"/><draw:equation draw:name="f2586" draw:formula="?f641 / ?f7"/><draw:equation draw:name="f2587" draw:formula="?f642 / ?f6"/><draw:equation draw:name="f2588" draw:formula="?f643 / ?f7"/><draw:equation draw:name="f2589" draw:formula="?f644 / ?f6"/><draw:equation draw:name="f2590" draw:formula="?f645 / ?f6"/><draw:equation draw:name="f2591" draw:formula="?f646 / ?f6"/><draw:equation draw:name="f2592" draw:formula="?f647 / ?f7"/><draw:equation draw:name="f2593" draw:formula="?f648 / ?f6"/><draw:equation draw:name="f2594" draw:formula="?f649 / ?f7"/><draw:equation draw:name="f2595" draw:formula="?f650 / ?f6"/><draw:equation draw:name="f2596" draw:formula="?f651 / ?f6"/><draw:equation draw:name="f2597" draw:formula="?f652 / ?f6"/><draw:equation draw:name="f2598" draw:formula="?f653 / ?f7"/><draw:equation draw:name="f2599" draw:formula="?f654 / ?f6"/><draw:equation draw:name="f2600" draw:formula="?f655 / ?f7"/><draw:equation draw:name="f2601" draw:formula="?f656 / ?f6"/><draw:equation draw:name="f2602" draw:formula="?f657 / ?f7"/><draw:equation draw:name="f2603" draw:formula="?f658 / ?f6"/><draw:equation draw:name="f2604" draw:formula="?f659 / ?f7"/><draw:equation draw:name="f2605" draw:formula="?f660 / ?f6"/><draw:equation draw:name="f2606" draw:formula="?f661 / ?f6"/><draw:equation draw:name="f2607" draw:formula="?f662 / ?f7"/><draw:equation draw:name="f2608" draw:formula="?f663 / ?f6"/><draw:equation draw:name="f2609" draw:formula="?f664 / ?f7"/><draw:equation draw:name="f2610" draw:formula="?f665 / ?f6"/><draw:equation draw:name="f2611" draw:formula="?f666 / ?f7"/><draw:equation draw:name="f2612" draw:formula="?f667 / ?f6"/><draw:equation draw:name="f2613" draw:formula="?f668 / ?f7"/><draw:equation draw:name="f2614" draw:formula="?f669 / ?f6"/><draw:equation draw:name="f2615" draw:formula="?f670 / ?f7"/><draw:equation draw:name="f2616" draw:formula="?f671 / ?f6"/><draw:equation draw:name="f2617" draw:formula="?f672 / ?f7"/><draw:equation draw:name="f2618" draw:formula="?f673 / ?f6"/><draw:equation draw:name="f2619" draw:formula="?f674 / ?f7"/><draw:equation draw:name="f2620" draw:formula="?f675 / ?f6"/><draw:equation draw:name="f2621" draw:formula="?f676 / ?f7"/><draw:equation draw:name="f2622" draw:formula="?f677 / ?f6"/><draw:equation draw:name="f2623" draw:formula="?f678 / ?f7"/><draw:equation draw:name="f2624" draw:formula="?f679 / ?f6"/><draw:equation draw:name="f2625" draw:formula="?f680 / ?f7"/><draw:equation draw:name="f2626" draw:formula="?f681 / ?f6"/><draw:equation draw:name="f2627" draw:formula="?f682 / ?f7"/><draw:equation draw:name="f2628" draw:formula="?f683 / ?f6"/><draw:equation draw:name="f2629" draw:formula="?f684 / ?f6"/><draw:equation draw:name="f2630" draw:formula="?f685 / ?f7"/><draw:equation draw:name="f2631" draw:formula="?f686 / ?f7"/><draw:equation draw:name="f2632" draw:formula="?f687 / ?f6"/><draw:equation draw:name="f2633" draw:formula="?f688 / ?f7"/><draw:equation draw:name="f2634" draw:formula="?f689 / ?f6"/><draw:equation draw:name="f2635" draw:formula="?f690 / ?f7"/><draw:equation draw:name="f2636" draw:formula="?f691 / ?f6"/><draw:equation draw:name="f2637" draw:formula="?f692 / ?f7"/><draw:equation draw:name="f2638" draw:formula="?f693 / ?f6"/><draw:equation draw:name="f2639" draw:formula="?f694 / ?f7"/><draw:equation draw:name="f2640" draw:formula="?f695 / ?f7"/><draw:equation draw:name="f2641" draw:formula="?f696 / ?f6"/><draw:equation draw:name="f2642" draw:formula="?f697 / ?f7"/><draw:equation draw:name="f2643" draw:formula="?f698 / ?f7"/><draw:equation draw:name="f2644" draw:formula="?f699 / ?f6"/><draw:equation draw:name="f2645" draw:formula="?f700 / ?f7"/><draw:equation draw:name="f2646" draw:formula="?f701 / ?f7"/><draw:equation draw:name="f2647" draw:formula="?f702 / ?f7"/><draw:equation draw:name="f2648" draw:formula="?f703 / ?f6"/><draw:equation draw:name="f2649" draw:formula="?f704 / ?f7"/><draw:equation draw:name="f2650" draw:formula="?f705 / ?f6"/><draw:equation draw:name="f2651" draw:formula="?f706 / ?f7"/><draw:equation draw:name="f2652" draw:formula="?f707 / ?f6"/><draw:equation draw:name="f2653" draw:formula="?f708 / ?f6"/><draw:equation draw:name="f2654" draw:formula="?f709 / ?f7"/><draw:equation draw:name="f2655" draw:formula="?f710 / ?f6"/><draw:equation draw:name="f2656" draw:formula="?f711 / ?f7"/><draw:equation draw:name="f2657" draw:formula="?f712 / ?f6"/><draw:equation draw:name="f2658" draw:formula="?f713 / ?f7"/><draw:equation draw:name="f2659" draw:formula="?f714 / ?f6"/><draw:equation draw:name="f2660" draw:formula="?f715 / ?f7"/><draw:equation draw:name="f2661" draw:formula="?f716 / ?f7"/><draw:equation draw:name="f2662" draw:formula="?f717 / ?f7"/><draw:equation draw:name="f2663" draw:formula="?f718 / ?f7"/><draw:equation draw:name="f2664" draw:formula="?f719 / ?f7"/><draw:equation draw:name="f2665" draw:formula="?f720 / ?f6"/><draw:equation draw:name="f2666" draw:formula="?f721 / ?f7"/><draw:equation draw:name="f2667" draw:formula="?f722 / ?f6"/><draw:equation draw:name="f2668" draw:formula="?f723 / ?f7"/><draw:equation draw:name="f2669" draw:formula="?f724 / ?f6"/><draw:equation draw:name="f2670" draw:formula="?f725 / ?f7"/><draw:equation draw:name="f2671" draw:formula="?f726 / ?f6"/><draw:equation draw:name="f2672" draw:formula="?f727 / ?f7"/><draw:equation draw:name="f2673" draw:formula="?f728 / ?f6"/><draw:equation draw:name="f2674" draw:formula="?f729 / ?f7"/><draw:equation draw:name="f2675" draw:formula="?f730 / ?f6"/><draw:equation draw:name="f2676" draw:formula="?f731 / ?f7"/><draw:equation draw:name="f2677" draw:formula="?f732 / ?f6"/><draw:equation draw:name="f2678" draw:formula="?f733 / ?f7"/><draw:equation draw:name="f2679" draw:formula="?f734 / ?f6"/><draw:equation draw:name="f2680" draw:formula="?f735 / ?f7"/><draw:equation draw:name="f2681" draw:formula="?f736 / ?f6"/><draw:equation draw:name="f2682" draw:formula="?f737 / ?f7"/><draw:equation draw:name="f2683" draw:formula="?f738 / ?f6"/><draw:equation draw:name="f2684" draw:formula="?f739 / ?f7"/><draw:equation draw:name="f2685" draw:formula="?f740 / ?f6"/><draw:equation draw:name="f2686" draw:formula="?f741 / ?f7"/><draw:equation draw:name="f2687" draw:formula="?f742 / ?f6"/><draw:equation draw:name="f2688" draw:formula="?f743 / ?f7"/><draw:equation draw:name="f2689" draw:formula="?f744 / ?f6"/><draw:equation draw:name="f2690" draw:formula="?f745 / ?f7"/><draw:equation draw:name="f2691" draw:formula="?f746 / ?f6"/><draw:equation draw:name="f2692" draw:formula="?f747 / ?f7"/><draw:equation draw:name="f2693" draw:formula="?f748 / ?f7"/><draw:equation draw:name="f2694" draw:formula="?f749 / ?f6"/><draw:equation draw:name="f2695" draw:formula="?f750 / ?f7"/><draw:equation draw:name="f2696" draw:formula="?f751 / ?f6"/><draw:equation draw:name="f2697" draw:formula="?f752 / ?f7"/><draw:equation draw:name="f2698" draw:formula="?f753 / ?f6"/><draw:equation draw:name="f2699" draw:formula="?f754 / ?f7"/><draw:equation draw:name="f2700" draw:formula="?f755 / ?f6"/><draw:equation draw:name="f2701" draw:formula="?f756 / ?f7"/><draw:equation draw:name="f2702" draw:formula="?f757 / ?f6"/><draw:equation draw:name="f2703" draw:formula="?f758 / ?f7"/><draw:equation draw:name="f2704" draw:formula="?f759 / ?f7"/><draw:equation draw:name="f2705" draw:formula="?f760 / ?f6"/><draw:equation draw:name="f2706" draw:formula="?f761 / ?f7"/><draw:equation draw:name="f2707" draw:formula="?f762 / ?f6"/><draw:equation draw:name="f2708" draw:formula="?f763 / ?f7"/><draw:equation draw:name="f2709" draw:formula="?f764 / ?f6"/><draw:equation draw:name="f2710" draw:formula="?f765 / ?f7"/><draw:equation draw:name="f2711" draw:formula="?f766 / ?f7"/><draw:equation draw:name="f2712" draw:formula="?f767 / ?f6"/><draw:equation draw:name="f2713" draw:formula="?f768 / ?f7"/><draw:equation draw:name="f2714" draw:formula="?f769 / ?f7"/><draw:equation draw:name="f2715" draw:formula="?f770 / ?f6"/><draw:equation draw:name="f2716" draw:formula="?f771 / ?f6"/><draw:equation draw:name="f2717" draw:formula="?f772 / ?f7"/><draw:equation draw:name="f2718" draw:formula="?f773 / ?f6"/><draw:equation draw:name="f2719" draw:formula="?f774 / ?f7"/><draw:equation draw:name="f2720" draw:formula="?f775 / ?f6"/><draw:equation draw:name="f2721" draw:formula="?f776 / ?f7"/><draw:equation draw:name="f2722" draw:formula="?f777 / ?f7"/><draw:equation draw:name="f2723" draw:formula="?f778 / ?f6"/><draw:equation draw:name="f2724" draw:formula="?f779 / ?f7"/><draw:equation draw:name="f2725" draw:formula="?f780 / ?f7"/><draw:equation draw:name="f2726" draw:formula="?f781 / ?f6"/><draw:equation draw:name="f2727" draw:formula="?f782 / ?f7"/><draw:equation draw:name="f2728" draw:formula="?f783 / ?f6"/><draw:equation draw:name="f2729" draw:formula="?f784 / ?f7"/><draw:equation draw:name="f2730" draw:formula="?f785 / ?f6"/><draw:equation draw:name="f2731" draw:formula="?f786 / ?f7"/><draw:equation draw:name="f2732" draw:formula="?f787 / ?f6"/><draw:equation draw:name="f2733" draw:formula="?f788 / ?f7"/><draw:equation draw:name="f2734" draw:formula="?f789 / ?f6"/><draw:equation draw:name="f2735" draw:formula="?f790 / ?f7"/><draw:equation draw:name="f2736" draw:formula="?f791 / ?f6"/><draw:equation draw:name="f2737" draw:formula="?f792 / ?f7"/><draw:equation draw:name="f2738" draw:formula="?f793 / ?f6"/><draw:equation draw:name="f2739" draw:formula="?f794 / ?f7"/><draw:equation draw:name="f2740" draw:formula="?f795 / ?f6"/><draw:equation draw:name="f2741" draw:formula="?f796 / ?f7"/><draw:equation draw:name="f2742" draw:formula="?f797 / ?f6"/><draw:equation draw:name="f2743" draw:formula="?f798 / ?f7"/><draw:equation draw:name="f2744" draw:formula="?f799 / ?f7"/><draw:equation draw:name="f2745" draw:formula="?f800 / ?f7"/><draw:equation draw:name="f2746" draw:formula="?f801 / ?f7"/><draw:equation draw:name="f2747" draw:formula="?f802 / ?f6"/><draw:equation draw:name="f2748" draw:formula="?f803 / ?f7"/><draw:equation draw:name="f2749" draw:formula="?f804 / ?f6"/><draw:equation draw:name="f2750" draw:formula="?f805 / ?f7"/><draw:equation draw:name="f2751" draw:formula="?f806 / ?f6"/><draw:equation draw:name="f2752" draw:formula="?f807 / ?f7"/><draw:equation draw:name="f2753" draw:formula="?f808 / ?f6"/><draw:equation draw:name="f2754" draw:formula="?f809 / ?f7"/><draw:equation draw:name="f2755" draw:formula="?f810 / ?f6"/><draw:equation draw:name="f2756" draw:formula="?f811 / ?f7"/><draw:equation draw:name="f2757" draw:formula="?f812 / ?f6"/><draw:equation draw:name="f2758" draw:formula="?f813 / ?f7"/><draw:equation draw:name="f2759" draw:formula="?f814 / ?f6"/><draw:equation draw:name="f2760" draw:formula="?f815 / ?f7"/><draw:equation draw:name="f2761" draw:formula="?f816 / ?f6"/><draw:equation draw:name="f2762" draw:formula="?f817 / ?f6"/><draw:equation draw:name="f2763" draw:formula="?f818 / ?f7"/><draw:equation draw:name="f2764" draw:formula="?f819 / ?f6"/><draw:equation draw:name="f2765" draw:formula="?f820 / ?f7"/><draw:equation draw:name="f2766" draw:formula="?f821 / ?f6"/><draw:equation draw:name="f2767" draw:formula="?f822 / ?f7"/><draw:equation draw:name="f2768" draw:formula="?f823 / ?f6"/><draw:equation draw:name="f2769" draw:formula="?f824 / ?f7"/><draw:equation draw:name="f2770" draw:formula="?f825 / ?f6"/><draw:equation draw:name="f2771" draw:formula="?f826 / ?f7"/><draw:equation draw:name="f2772" draw:formula="?f827 / ?f6"/><draw:equation draw:name="f2773" draw:formula="?f828 / ?f6"/><draw:equation draw:name="f2774" draw:formula="?f829 / ?f7"/><draw:equation draw:name="f2775" draw:formula="?f830 / ?f6"/><draw:equation draw:name="f2776" draw:formula="?f831 / ?f7"/><draw:equation draw:name="f2777" draw:formula="?f832 / ?f6"/><draw:equation draw:name="f2778" draw:formula="?f833 / ?f7"/><draw:equation draw:name="f2779" draw:formula="?f834 / ?f6"/><draw:equation draw:name="f2780" draw:formula="?f835 / ?f7"/><draw:equation draw:name="f2781" draw:formula="?f836 / ?f6"/><draw:equation draw:name="f2782" draw:formula="?f837 / ?f7"/><draw:equation draw:name="f2783" draw:formula="?f838 / ?f6"/><draw:equation draw:name="f2784" draw:formula="?f839 / ?f7"/><draw:equation draw:name="f2785" draw:formula="?f840 / ?f6"/><draw:equation draw:name="f2786" draw:formula="?f841 / ?f7"/><draw:equation draw:name="f2787" draw:formula="?f842 / ?f6"/><draw:equation draw:name="f2788" draw:formula="?f843 / ?f7"/><draw:equation draw:name="f2789" draw:formula="?f844 / ?f6"/><draw:equation draw:name="f2790" draw:formula="?f845 / ?f7"/><draw:equation draw:name="f2791" draw:formula="?f846 / ?f6"/><draw:equation draw:name="f2792" draw:formula="?f847 / ?f7"/><draw:equation draw:name="f2793" draw:formula="?f848 / ?f6"/><draw:equation draw:name="f2794" draw:formula="?f849 / ?f7"/><draw:equation draw:name="f2795" draw:formula="?f850 / ?f6"/><draw:equation draw:name="f2796" draw:formula="?f851 / ?f7"/><draw:equation draw:name="f2797" draw:formula="?f852 / ?f6"/><draw:equation draw:name="f2798" draw:formula="?f853 / ?f7"/><draw:equation draw:name="f2799" draw:formula="?f854 / ?f6"/><draw:equation draw:name="f2800" draw:formula="?f855 / ?f7"/><draw:equation draw:name="f2801" draw:formula="?f856 / ?f6"/><draw:equation draw:name="f2802" draw:formula="?f857 / ?f7"/><draw:equation draw:name="f2803" draw:formula="?f858 / ?f6"/><draw:equation draw:name="f2804" draw:formula="?f859 / ?f7"/><draw:equation draw:name="f2805" draw:formula="?f860 / ?f6"/><draw:equation draw:name="f2806" draw:formula="?f861 / ?f7"/><draw:equation draw:name="f2807" draw:formula="?f862 / ?f6"/><draw:equation draw:name="f2808" draw:formula="?f863 / ?f7"/><draw:equation draw:name="f2809" draw:formula="?f864 / ?f6"/><draw:equation draw:name="f2810" draw:formula="?f865 / ?f7"/><draw:equation draw:name="f2811" draw:formula="?f866 / ?f6"/><draw:equation draw:name="f2812" draw:formula="?f867 / ?f7"/><draw:equation draw:name="f2813" draw:formula="?f868 / ?f6"/><draw:equation draw:name="f2814" draw:formula="?f869 / ?f7"/><draw:equation draw:name="f2815" draw:formula="?f870 / ?f6"/><draw:equation draw:name="f2816" draw:formula="?f871 / ?f7"/><draw:equation draw:name="f2817" draw:formula="?f872 / ?f6"/><draw:equation draw:name="f2818" draw:formula="?f873 / ?f7"/><draw:equation draw:name="f2819" draw:formula="?f874 / ?f6"/><draw:equation draw:name="f2820" draw:formula="?f875 / ?f7"/><draw:equation draw:name="f2821" draw:formula="?f876 / ?f6"/><draw:equation draw:name="f2822" draw:formula="?f877 / ?f7"/><draw:equation draw:name="f2823" draw:formula="?f878 / ?f6"/><draw:equation draw:name="f2824" draw:formula="?f879 / ?f6"/><draw:equation draw:name="f2825" draw:formula="?f880 / ?f6"/><draw:equation draw:name="f2826" draw:formula="?f881 / ?f6"/><draw:equation draw:name="f2827" draw:formula="?f882 / ?f6"/><draw:equation draw:name="f2828" draw:formula="?f883 / ?f6"/><draw:equation draw:name="f2829" draw:formula="?f884 / ?f6"/><draw:equation draw:name="f2830" draw:formula="?f885 / ?f6"/><draw:equation draw:name="f2831" draw:formula="?f886 / ?f7"/><draw:equation draw:name="f2832" draw:formula="?f887 / ?f6"/><draw:equation draw:name="f2833" draw:formula="?f888 / ?f6"/><draw:equation draw:name="f2834" draw:formula="?f889 / ?f7"/><draw:equation draw:name="f2835" draw:formula="?f890 / ?f7"/><draw:equation draw:name="f2836" draw:formula="?f891 / ?f6"/><draw:equation draw:name="f2837" draw:formula="?f892 / ?f7"/><draw:equation draw:name="f2838" draw:formula="?f893 / ?f6"/><draw:equation draw:name="f2839" draw:formula="?f894 / ?f7"/><draw:equation draw:name="f2840" draw:formula="?f895 / ?f6"/><draw:equation draw:name="f2841" draw:formula="?f896 / ?f7"/><draw:equation draw:name="f2842" draw:formula="?f897 / ?f6"/><draw:equation draw:name="f2843" draw:formula="?f898 / ?f7"/><draw:equation draw:name="f2844" draw:formula="?f899 / ?f6"/><draw:equation draw:name="f2845" draw:formula="?f900 / ?f7"/><draw:equation draw:name="f2846" draw:formula="?f901 / ?f6"/><draw:equation draw:name="f2847" draw:formula="?f902 / ?f7"/><draw:equation draw:name="f2848" draw:formula="?f903 / ?f7"/><draw:equation draw:name="f2849" draw:formula="?f904 / ?f6"/><draw:equation draw:name="f2850" draw:formula="?f905 / ?f7"/><draw:equation draw:name="f2851" draw:formula="?f906 / ?f6"/><draw:equation draw:name="f2852" draw:formula="?f907 / ?f7"/><draw:equation draw:name="f2853" draw:formula="?f908 / ?f6"/><draw:equation draw:name="f2854" draw:formula="?f909 / ?f7"/><draw:equation draw:name="f2855" draw:formula="?f910 / ?f6"/><draw:equation draw:name="f2856" draw:formula="?f911 / ?f7"/><draw:equation draw:name="f2857" draw:formula="?f912 / ?f6"/><draw:equation draw:name="f2858" draw:formula="?f913 / ?f7"/><draw:equation draw:name="f2859" draw:formula="?f914 / ?f6"/><draw:equation draw:name="f2860" draw:formula="?f915 / ?f7"/><draw:equation draw:name="f2861" draw:formula="?f916 / ?f6"/><draw:equation draw:name="f2862" draw:formula="?f917 / ?f7"/><draw:equation draw:name="f2863" draw:formula="?f918 / ?f6"/><draw:equation draw:name="f2864" draw:formula="?f919 / ?f7"/><draw:equation draw:name="f2865" draw:formula="?f920 / ?f6"/><draw:equation draw:name="f2866" draw:formula="?f921 / ?f7"/><draw:equation draw:name="f2867" draw:formula="?f922 / ?f6"/><draw:equation draw:name="f2868" draw:formula="?f923 / ?f7"/><draw:equation draw:name="f2869" draw:formula="?f924 / ?f6"/><draw:equation draw:name="f2870" draw:formula="?f925 / ?f7"/><draw:equation draw:name="f2871" draw:formula="?f926 / ?f6"/><draw:equation draw:name="f2872" draw:formula="?f927 / ?f7"/><draw:equation draw:name="f2873" draw:formula="?f928 / ?f6"/><draw:equation draw:name="f2874" draw:formula="?f929 / ?f7"/><draw:equation draw:name="f2875" draw:formula="?f930 / ?f6"/><draw:equation draw:name="f2876" draw:formula="?f931 / ?f7"/><draw:equation draw:name="f2877" draw:formula="?f932 / ?f6"/><draw:equation draw:name="f2878" draw:formula="?f933 / ?f7"/><draw:equation draw:name="f2879" draw:formula="?f934 / ?f6"/><draw:equation draw:name="f2880" draw:formula="?f935 / ?f7"/><draw:equation draw:name="f2881" draw:formula="?f936 / ?f7"/><draw:equation draw:name="f2882" draw:formula="?f937 / ?f6"/><draw:equation draw:name="f2883" draw:formula="?f938 / ?f7"/><draw:equation draw:name="f2884" draw:formula="?f939 / ?f6"/><draw:equation draw:name="f2885" draw:formula="?f940 / ?f7"/><draw:equation draw:name="f2886" draw:formula="?f941 / ?f6"/><draw:equation draw:name="f2887" draw:formula="?f942 / ?f7"/><draw:equation draw:name="f2888" draw:formula="?f943 / ?f6"/><draw:equation draw:name="f2889" draw:formula="?f944 / ?f7"/><draw:equation draw:name="f2890" draw:formula="?f945 / ?f6"/><draw:equation draw:name="f2891" draw:formula="?f946 / ?f7"/><draw:equation draw:name="f2892" draw:formula="?f947 / ?f6"/><draw:equation draw:name="f2893" draw:formula="?f948 / ?f7"/><draw:equation draw:name="f2894" draw:formula="?f949 / ?f6"/><draw:equation draw:name="f2895" draw:formula="?f950 / ?f7"/><draw:equation draw:name="f2896" draw:formula="?f951 / ?f6"/><draw:equation draw:name="f2897" draw:formula="?f952 / ?f7"/><draw:equation draw:name="f2898" draw:formula="?f953 / ?f6"/><draw:equation draw:name="f2899" draw:formula="?f954 / ?f7"/><draw:equation draw:name="f2900" draw:formula="?f955 / ?f6"/><draw:equation draw:name="f2901" draw:formula="?f956 / ?f6"/><draw:equation draw:name="f2902" draw:formula="?f957 / ?f7"/><draw:equation draw:name="f2903" draw:formula="?f958 / ?f6"/><draw:equation draw:name="f2904" draw:formula="?f959 / ?f7"/><draw:equation draw:name="f2905" draw:formula="?f960 / ?f6"/><draw:equation draw:name="f2906" draw:formula="?f961 / ?f7"/><draw:equation draw:name="f2907" draw:formula="?f962 / ?f6"/><draw:equation draw:name="f2908" draw:formula="?f963 / ?f7"/><draw:equation draw:name="f2909" draw:formula="?f964 / ?f6"/><draw:equation draw:name="f2910" draw:formula="?f965 / ?f7"/><draw:equation draw:name="f2911" draw:formula="?f966 / ?f6"/><draw:equation draw:name="f2912" draw:formula="?f967 / ?f7"/><draw:equation draw:name="f2913" draw:formula="?f968 / ?f6"/><draw:equation draw:name="f2914" draw:formula="?f969 / ?f7"/><draw:equation draw:name="f2915" draw:formula="?f970 / ?f6"/><draw:equation draw:name="f2916" draw:formula="?f971 / ?f7"/><draw:equation draw:name="f2917" draw:formula="?f972 / ?f7"/><draw:equation draw:name="f2918" draw:formula="?f973 / ?f6"/><draw:equation draw:name="f2919" draw:formula="?f974 / ?f7"/><draw:equation draw:name="f2920" draw:formula="?f975 / ?f6"/><draw:equation draw:name="f2921" draw:formula="?f976 / ?f7"/><draw:equation draw:name="f2922" draw:formula="?f977 / ?f6"/><draw:equation draw:name="f2923" draw:formula="?f978 / ?f7"/><draw:equation draw:name="f2924" draw:formula="?f979 / ?f6"/><draw:equation draw:name="f2925" draw:formula="?f980 / ?f7"/><draw:equation draw:name="f2926" draw:formula="?f981 / ?f6"/><draw:equation draw:name="f2927" draw:formula="?f982 / ?f7"/><draw:equation draw:name="f2928" draw:formula="?f983 / ?f6"/><draw:equation draw:name="f2929" draw:formula="?f984 / ?f7"/><draw:equation draw:name="f2930" draw:formula="?f985 / ?f6"/><draw:equation draw:name="f2931" draw:formula="?f986 / ?f7"/><draw:equation draw:name="f2932" draw:formula="?f987 / ?f6"/><draw:equation draw:name="f2933" draw:formula="?f988 / ?f7"/><draw:equation draw:name="f2934" draw:formula="?f989 / ?f6"/><draw:equation draw:name="f2935" draw:formula="?f990 / ?f7"/><draw:equation draw:name="f2936" draw:formula="?f991 / ?f6"/><draw:equation draw:name="f2937" draw:formula="?f992 / ?f7"/><draw:equation draw:name="f2938" draw:formula="?f993 / ?f6"/><draw:equation draw:name="f2939" draw:formula="?f994 / ?f7"/><draw:equation draw:name="f2940" draw:formula="?f995 / ?f6"/><draw:equation draw:name="f2941" draw:formula="?f996 / ?f7"/><draw:equation draw:name="f2942" draw:formula="?f997 / ?f6"/><draw:equation draw:name="f2943" draw:formula="?f998 / ?f7"/><draw:equation draw:name="f2944" draw:formula="?f999 / ?f6"/><draw:equation draw:name="f2945" draw:formula="?f1000 / ?f7"/><draw:equation draw:name="f2946" draw:formula="?f1001 / ?f6"/><draw:equation draw:name="f2947" draw:formula="?f1002 / ?f7"/><draw:equation draw:name="f2948" draw:formula="?f1003 / ?f6"/><draw:equation draw:name="f2949" draw:formula="?f1004 / ?f7"/><draw:equation draw:name="f2950" draw:formula="?f1005 / ?f6"/><draw:equation draw:name="f2951" draw:formula="?f1006 / ?f7"/><draw:equation draw:name="f2952" draw:formula="?f1007 / ?f6"/><draw:equation draw:name="f2953" draw:formula="?f1008 / ?f7"/><draw:equation draw:name="f2954" draw:formula="?f1009 / ?f6"/><draw:equation draw:name="f2955" draw:formula="?f1010 / ?f7"/><draw:equation draw:name="f2956" draw:formula="?f1011 / ?f6"/><draw:equation draw:name="f2957" draw:formula="?f1012 / ?f7"/><draw:equation draw:name="f2958" draw:formula="?f1013 / ?f6"/><draw:equation draw:name="f2959" draw:formula="?f1014 / ?f7"/><draw:equation draw:name="f2960" draw:formula="?f1015 / ?f6"/><draw:equation draw:name="f2961" draw:formula="?f1016 / ?f7"/><draw:equation draw:name="f2962" draw:formula="?f1017 / ?f6"/><draw:equation draw:name="f2963" draw:formula="?f1018 / ?f7"/><draw:equation draw:name="f2964" draw:formula="?f1019 / ?f6"/><draw:equation draw:name="f2965" draw:formula="?f1020 / ?f7"/><draw:equation draw:name="f2966" draw:formula="?f1021 / ?f6"/><draw:equation draw:name="f2967" draw:formula="?f1022 / ?f7"/><draw:equation draw:name="f2968" draw:formula="?f1023 / ?f6"/><draw:equation draw:name="f2969" draw:formula="?f1024 / ?f7"/><draw:equation draw:name="f2970" draw:formula="?f1025 / ?f6"/><draw:equation draw:name="f2971" draw:formula="?f1026 / ?f7"/><draw:equation draw:name="f2972" draw:formula="?f1027 / ?f6"/><draw:equation draw:name="f2973" draw:formula="?f1028 / ?f7"/><draw:equation draw:name="f2974" draw:formula="?f1029 / ?f6"/><draw:equation draw:name="f2975" draw:formula="?f1030 / ?f7"/><draw:equation draw:name="f2976" draw:formula="?f1031 / ?f6"/><draw:equation draw:name="f2977" draw:formula="?f1032 / ?f7"/><draw:equation draw:name="f2978" draw:formula="?f1033 / ?f6"/><draw:equation draw:name="f2979" draw:formula="?f1034 / ?f7"/><draw:equation draw:name="f2980" draw:formula="?f1035 / ?f6"/><draw:equation draw:name="f2981" draw:formula="?f1036 / ?f7"/><draw:equation draw:name="f2982" draw:formula="?f1037 / ?f7"/><draw:equation draw:name="f2983" draw:formula="?f1038 / ?f6"/><draw:equation draw:name="f2984" draw:formula="?f1039 / ?f7"/><draw:equation draw:name="f2985" draw:formula="?f1040 / ?f6"/><draw:equation draw:name="f2986" draw:formula="?f1041 / ?f7"/><draw:equation draw:name="f2987" draw:formula="?f1042 / ?f6"/><draw:equation draw:name="f2988" draw:formula="?f1043 / ?f7"/><draw:equation draw:name="f2989" draw:formula="?f1044 / ?f6"/><draw:equation draw:name="f2990" draw:formula="?f1045 / ?f7"/><draw:equation draw:name="f2991" draw:formula="?f1046 / ?f6"/><draw:equation draw:name="f2992" draw:formula="?f1047 / ?f7"/><draw:equation draw:name="f2993" draw:formula="?f1048 / ?f6"/><draw:equation draw:name="f2994" draw:formula="?f1049 / ?f7"/><draw:equation draw:name="f2995" draw:formula="?f1050 / ?f6"/><draw:equation draw:name="f2996" draw:formula="?f1051 / ?f7"/><draw:equation draw:name="f2997" draw:formula="?f1052 / ?f6"/><draw:equation draw:name="f2998" draw:formula="?f1053 / ?f7"/><draw:equation draw:name="f2999" draw:formula="?f1054 / ?f6"/><draw:equation draw:name="f3000" draw:formula="?f1055 / ?f7"/><draw:equation draw:name="f3001" draw:formula="?f1056 / ?f6"/><draw:equation draw:name="f3002" draw:formula="?f1057 / ?f7"/><draw:equation draw:name="f3003" draw:formula="?f1058 / ?f6"/><draw:equation draw:name="f3004" draw:formula="?f1059 / ?f7"/><draw:equation draw:name="f3005" draw:formula="?f1060 / ?f6"/><draw:equation draw:name="f3006" draw:formula="?f1061 / ?f7"/><draw:equation draw:name="f3007" draw:formula="?f1062 / ?f6"/><draw:equation draw:name="f3008" draw:formula="?f1063 / ?f7"/><draw:equation draw:name="f3009" draw:formula="?f1064 / ?f6"/><draw:equation draw:name="f3010" draw:formula="?f1065 / ?f7"/><draw:equation draw:name="f3011" draw:formula="?f1066 / ?f6"/><draw:equation draw:name="f3012" draw:formula="?f1067 / ?f7"/><draw:equation draw:name="f3013" draw:formula="?f1068 / ?f6"/><draw:equation draw:name="f3014" draw:formula="?f1069 / ?f7"/><draw:equation draw:name="f3015" draw:formula="?f1070 / ?f6"/><draw:equation draw:name="f3016" draw:formula="?f1071 / ?f7"/><draw:equation draw:name="f3017" draw:formula="?f1072 / ?f6"/><draw:equation draw:name="f3018" draw:formula="?f1073 / ?f7"/><draw:equation draw:name="f3019" draw:formula="?f1074 / ?f6"/><draw:equation draw:name="f3020" draw:formula="?f1075 / ?f7"/><draw:equation draw:name="f3021" draw:formula="?f1076 / ?f6"/><draw:equation draw:name="f3022" draw:formula="?f1077 / ?f6"/><draw:equation draw:name="f3023" draw:formula="?f1078 / ?f7"/><draw:equation draw:name="f3024" draw:formula="?f1079 / ?f6"/><draw:equation draw:name="f3025" draw:formula="?f1080 / ?f7"/><draw:equation draw:name="f3026" draw:formula="?f1081 / ?f6"/><draw:equation draw:name="f3027" draw:formula="?f1082 / ?f7"/><draw:equation draw:name="f3028" draw:formula="?f1083 / ?f6"/><draw:equation draw:name="f3029" draw:formula="?f1084 / ?f7"/><draw:equation draw:name="f3030" draw:formula="?f1085 / ?f6"/><draw:equation draw:name="f3031" draw:formula="?f1086 / ?f7"/><draw:equation draw:name="f3032" draw:formula="?f1087 / ?f6"/><draw:equation draw:name="f3033" draw:formula="?f1088 / ?f7"/><draw:equation draw:name="f3034" draw:formula="?f1089 / ?f6"/><draw:equation draw:name="f3035" draw:formula="?f1090 / ?f7"/><draw:equation draw:name="f3036" draw:formula="?f1091 / ?f6"/><draw:equation draw:name="f3037" draw:formula="?f1092 / ?f7"/><draw:equation draw:name="f3038" draw:formula="?f1093 / ?f6"/><draw:equation draw:name="f3039" draw:formula="?f1094 / ?f7"/><draw:equation draw:name="f3040" draw:formula="?f1095 / ?f6"/><draw:equation draw:name="f3041" draw:formula="?f1096 / ?f7"/><draw:equation draw:name="f3042" draw:formula="?f1097 / ?f6"/><draw:equation draw:name="f3043" draw:formula="?f1098 / ?f7"/><draw:equation draw:name="f3044" draw:formula="?f1099 / ?f6"/><draw:equation draw:name="f3045" draw:formula="?f1100 / ?f7"/><draw:equation draw:name="f3046" draw:formula="?f1101 / ?f6"/><draw:equation draw:name="f3047" draw:formula="?f1102 / ?f7"/><draw:equation draw:name="f3048" draw:formula="?f1103 / ?f6"/><draw:equation draw:name="f3049" draw:formula="?f1104 / ?f7"/><draw:equation draw:name="f3050" draw:formula="?f1105 / ?f6"/><draw:equation draw:name="f3051" draw:formula="?f1106 / ?f7"/><draw:equation draw:name="f3052" draw:formula="?f1107 / ?f6"/><draw:equation draw:name="f3053" draw:formula="?f1108 / ?f7"/><draw:equation draw:name="f3054" draw:formula="?f1109 / ?f6"/><draw:equation draw:name="f3055" draw:formula="?f1110 / ?f6"/><draw:equation draw:name="f3056" draw:formula="?f1111 / ?f7"/><draw:equation draw:name="f3057" draw:formula="?f1112 / ?f6"/><draw:equation draw:name="f3058" draw:formula="?f1113 / ?f7"/><draw:equation draw:name="f3059" draw:formula="?f1114 / ?f6"/><draw:equation draw:name="f3060" draw:formula="?f1115 / ?f7"/><draw:equation draw:name="f3061" draw:formula="?f1116 / ?f7"/><draw:equation draw:name="f3062" draw:formula="?f1117 / ?f6"/><draw:equation draw:name="f3063" draw:formula="?f1118 / ?f7"/><draw:equation draw:name="f3064" draw:formula="?f1119 / ?f6"/><draw:equation draw:name="f3065" draw:formula="?f1120 / ?f7"/><draw:equation draw:name="f3066" draw:formula="?f1121 / ?f6"/><draw:equation draw:name="f3067" draw:formula="?f1122 / ?f6"/><draw:equation draw:name="f3068" draw:formula="?f1123 / ?f7"/><draw:equation draw:name="f3069" draw:formula="?f1124 / ?f6"/><draw:equation draw:name="f3070" draw:formula="?f1125 / ?f7"/><draw:equation draw:name="f3071" draw:formula="?f1126 / ?f6"/><draw:equation draw:name="f3072" draw:formula="?f1127 / ?f7"/><draw:equation draw:name="f3073" draw:formula="?f1128 / ?f6"/><draw:equation draw:name="f3074" draw:formula="?f1129 / ?f7"/><draw:equation draw:name="f3075" draw:formula="?f1130 / ?f6"/><draw:equation draw:name="f3076" draw:formula="?f1131 / ?f7"/><draw:equation draw:name="f3077" draw:formula="?f1132 / ?f6"/><draw:equation draw:name="f3078" draw:formula="?f1133 / ?f7"/><draw:equation draw:name="f3079" draw:formula="?f1134 / ?f6"/><draw:equation draw:name="f3080" draw:formula="?f1135 / ?f7"/><draw:equation draw:name="f3081" draw:formula="?f1136 / ?f6"/><draw:equation draw:name="f3082" draw:formula="?f1137 / ?f7"/><draw:equation draw:name="f3083" draw:formula="?f1138 / ?f6"/><draw:equation draw:name="f3084" draw:formula="?f1139 / ?f7"/><draw:equation draw:name="f3085" draw:formula="?f1140 / ?f6"/><draw:equation draw:name="f3086" draw:formula="?f1141 / ?f7"/><draw:equation draw:name="f3087" draw:formula="?f1142 / ?f6"/><draw:equation draw:name="f3088" draw:formula="?f1143 / ?f7"/><draw:equation draw:name="f3089" draw:formula="?f1144 / ?f6"/><draw:equation draw:name="f3090" draw:formula="?f1145 / ?f7"/><draw:equation draw:name="f3091" draw:formula="?f1146 / ?f6"/><draw:equation draw:name="f3092" draw:formula="?f1147 / ?f7"/><draw:equation draw:name="f3093" draw:formula="?f1148 / ?f6"/><draw:equation draw:name="f3094" draw:formula="?f1149 / ?f7"/><draw:equation draw:name="f3095" draw:formula="?f1150 / ?f6"/><draw:equation draw:name="f3096" draw:formula="?f1151 / ?f6"/><draw:equation draw:name="f3097" draw:formula="?f1152 / ?f6"/><draw:equation draw:name="f3098" draw:formula="?f1153 / ?f7"/><draw:equation draw:name="f3099" draw:formula="?f1154 / ?f6"/><draw:equation draw:name="f3100" draw:formula="?f1155 / ?f6"/><draw:equation draw:name="f3101" draw:formula="?f1156 / ?f7"/><draw:equation draw:name="f3102" draw:formula="?f1157 / ?f6"/><draw:equation draw:name="f3103" draw:formula="?f1158 / ?f7"/><draw:equation draw:name="f3104" draw:formula="?f1159 / ?f6"/><draw:equation draw:name="f3105" draw:formula="?f1160 / ?f7"/><draw:equation draw:name="f3106" draw:formula="?f1161 / ?f6"/><draw:equation draw:name="f3107" draw:formula="?f1162 / ?f7"/><draw:equation draw:name="f3108" draw:formula="?f1163 / ?f6"/><draw:equation draw:name="f3109" draw:formula="?f1164 / ?f7"/><draw:equation draw:name="f3110" draw:formula="?f1165 / ?f6"/><draw:equation draw:name="f3111" draw:formula="?f1166 / ?f7"/><draw:equation draw:name="f3112" draw:formula="?f1167 / ?f7"/><draw:equation draw:name="f3113" draw:formula="?f1168 / ?f6"/><draw:equation draw:name="f3114" draw:formula="?f1169 / ?f7"/><draw:equation draw:name="f3115" draw:formula="?f1170 / ?f7"/><draw:equation draw:name="f3116" draw:formula="?f1171 / ?f6"/><draw:equation draw:name="f3117" draw:formula="?f1172 / ?f7"/><draw:equation draw:name="f3118" draw:formula="?f1173 / ?f6"/><draw:equation draw:name="f3119" draw:formula="?f1174 / ?f6"/><draw:equation draw:name="f3120" draw:formula="?f1175 / ?f7"/><draw:equation draw:name="f3121" draw:formula="?f1176 / ?f6"/><draw:equation draw:name="f3122" draw:formula="?f1177 / ?f6"/><draw:equation draw:name="f3123" draw:formula="?f1178 / ?f6"/><draw:equation draw:name="f3124" draw:formula="?f1179 / ?f7"/><draw:equation draw:name="f3125" draw:formula="?f1180 / ?f6"/><draw:equation draw:name="f3126" draw:formula="?f1181 / ?f7"/><draw:equation draw:name="f3127" draw:formula="?f1182 / ?f7"/><draw:equation draw:name="f3128" draw:formula="?f1183 / ?f6"/><draw:equation draw:name="f3129" draw:formula="?f1184 / ?f6"/><draw:equation draw:name="f3130" draw:formula="?f1185 / ?f6"/><draw:equation draw:name="f3131" draw:formula="?f1186 / ?f7"/><draw:equation draw:name="f3132" draw:formula="?f1187 / ?f6"/><draw:equation draw:name="f3133" draw:formula="?f1188 / ?f7"/><draw:equation draw:name="f3134" draw:formula="?f1189 / ?f6"/><draw:equation draw:name="f3135" draw:formula="?f1190 / ?f7"/><draw:equation draw:name="f3136" draw:formula="?f1191 / ?f6"/><draw:equation draw:name="f3137" draw:formula="?f1192 / ?f7"/><draw:equation draw:name="f3138" draw:formula="?f1193 / ?f6"/><draw:equation draw:name="f3139" draw:formula="?f1194 / ?f7"/><draw:equation draw:name="f3140" draw:formula="?f1195 / ?f6"/><draw:equation draw:name="f3141" draw:formula="?f1196 / ?f7"/><draw:equation draw:name="f3142" draw:formula="?f1197 / ?f6"/><draw:equation draw:name="f3143" draw:formula="?f1198 / ?f7"/><draw:equation draw:name="f3144" draw:formula="?f1199 / ?f6"/><draw:equation draw:name="f3145" draw:formula="?f1200 / ?f7"/><draw:equation draw:name="f3146" draw:formula="?f1201 / ?f6"/><draw:equation draw:name="f3147" draw:formula="?f1202 / ?f7"/><draw:equation draw:name="f3148" draw:formula="?f1203 / ?f6"/><draw:equation draw:name="f3149" draw:formula="?f1204 / ?f7"/><draw:equation draw:name="f3150" draw:formula="?f1205 / ?f6"/><draw:equation draw:name="f3151" draw:formula="?f1206 / ?f7"/><draw:equation draw:name="f3152" draw:formula="?f1207 / ?f7"/><draw:equation draw:name="f3153" draw:formula="?f1208 / ?f7"/><draw:equation draw:name="f3154" draw:formula="?f1209 / ?f6"/><draw:equation draw:name="f3155" draw:formula="?f1210 / ?f6"/><draw:equation draw:name="f3156" draw:formula="?f1211 / ?f7"/><draw:equation draw:name="f3157" draw:formula="?f1212 / ?f6"/><draw:equation draw:name="f3158" draw:formula="?f1213 / ?f7"/><draw:equation draw:name="f3159" draw:formula="?f1214 / ?f6"/><draw:equation draw:name="f3160" draw:formula="?f1215 / ?f7"/><draw:equation draw:name="f3161" draw:formula="?f1216 / ?f6"/><draw:equation draw:name="f3162" draw:formula="?f1217 / ?f7"/><draw:equation draw:name="f3163" draw:formula="?f1218 / ?f6"/><draw:equation draw:name="f3164" draw:formula="?f1219 / ?f6"/><draw:equation draw:name="f3165" draw:formula="?f1220 / ?f6"/><draw:equation draw:name="f3166" draw:formula="?f1221 / ?f6"/><draw:equation draw:name="f3167" draw:formula="?f1222 / ?f7"/><draw:equation draw:name="f3168" draw:formula="?f1223 / ?f6"/><draw:equation draw:name="f3169" draw:formula="?f1224 / ?f7"/><draw:equation draw:name="f3170" draw:formula="?f1225 / ?f6"/><draw:equation draw:name="f3171" draw:formula="?f1226 / ?f6"/><draw:equation draw:name="f3172" draw:formula="?f1227 / ?f6"/><draw:equation draw:name="f3173" draw:formula="?f1228 / ?f7"/><draw:equation draw:name="f3174" draw:formula="?f1229 / ?f6"/><draw:equation draw:name="f3175" draw:formula="?f1230 / ?f7"/><draw:equation draw:name="f3176" draw:formula="?f1231 / ?f6"/><draw:equation draw:name="f3177" draw:formula="?f1232 / ?f6"/><draw:equation draw:name="f3178" draw:formula="?f1233 / ?f7"/><draw:equation draw:name="f3179" draw:formula="?f1234 / ?f6"/><draw:equation draw:name="f3180" draw:formula="?f1235 / ?f7"/><draw:equation draw:name="f3181" draw:formula="?f1236 / ?f6"/><draw:equation draw:name="f3182" draw:formula="?f1237 / ?f7"/><draw:equation draw:name="f3183" draw:formula="?f1238 / ?f6"/><draw:equation draw:name="f3184" draw:formula="?f1239 / ?f7"/><draw:equation draw:name="f3185" draw:formula="?f1240 / ?f6"/><draw:equation draw:name="f3186" draw:formula="?f1241 / ?f7"/><draw:equation draw:name="f3187" draw:formula="?f1242 / ?f6"/><draw:equation draw:name="f3188" draw:formula="?f1243 / ?f7"/><draw:equation draw:name="f3189" draw:formula="?f1244 / ?f6"/><draw:equation draw:name="f3190" draw:formula="?f1245 / ?f7"/><draw:equation draw:name="f3191" draw:formula="?f1246 / ?f7"/><draw:equation draw:name="f3192" draw:formula="?f1247 / ?f6"/><draw:equation draw:name="f3193" draw:formula="?f1248 / ?f7"/><draw:equation draw:name="f3194" draw:formula="?f1249 / ?f6"/><draw:equation draw:name="f3195" draw:formula="?f1250 / ?f7"/><draw:equation draw:name="f3196" draw:formula="?f1251 / ?f6"/><draw:equation draw:name="f3197" draw:formula="?f1252 / ?f7"/><draw:equation draw:name="f3198" draw:formula="?f1253 / ?f6"/><draw:equation draw:name="f3199" draw:formula="?f1254 / ?f7"/><draw:equation draw:name="f3200" draw:formula="?f1255 / ?f6"/><draw:equation draw:name="f3201" draw:formula="?f1256 / ?f7"/><draw:equation draw:name="f3202" draw:formula="?f1257 / ?f6"/><draw:equation draw:name="f3203" draw:formula="?f1258 / ?f7"/><draw:equation draw:name="f3204" draw:formula="?f1259 / ?f7"/><draw:equation draw:name="f3205" draw:formula="?f1260 / ?f6"/><draw:equation draw:name="f3206" draw:formula="?f1261 / ?f7"/><draw:equation draw:name="f3207" draw:formula="?f1262 / ?f6"/><draw:equation draw:name="f3208" draw:formula="?f1263 / ?f7"/><draw:equation draw:name="f3209" draw:formula="?f1264 / ?f6"/><draw:equation draw:name="f3210" draw:formula="?f1265 / ?f7"/><draw:equation draw:name="f3211" draw:formula="?f1266 / ?f6"/><draw:equation draw:name="f3212" draw:formula="?f1267 / ?f6"/><draw:equation draw:name="f3213" draw:formula="?f1268 / ?f7"/><draw:equation draw:name="f3214" draw:formula="?f1269 / ?f6"/><draw:equation draw:name="f3215" draw:formula="?f1270 / ?f7"/><draw:equation draw:name="f3216" draw:formula="?f1271 / ?f6"/><draw:equation draw:name="f3217" draw:formula="?f1272 / ?f7"/><draw:equation draw:name="f3218" draw:formula="?f1273 / ?f6"/><draw:equation draw:name="f3219" draw:formula="?f1274 / ?f7"/><draw:equation draw:name="f3220" draw:formula="?f1275 / ?f6"/><draw:equation draw:name="f3221" draw:formula="?f1276 / ?f7"/><draw:equation draw:name="f3222" draw:formula="?f1277 / ?f6"/><draw:equation draw:name="f3223" draw:formula="?f1278 / ?f7"/><draw:equation draw:name="f3224" draw:formula="?f1279 / ?f6"/><draw:equation draw:name="f3225" draw:formula="?f1280 / ?f7"/><draw:equation draw:name="f3226" draw:formula="?f1281 / ?f6"/><draw:equation draw:name="f3227" draw:formula="?f1282 / ?f7"/><draw:equation draw:name="f3228" draw:formula="?f1283 / ?f6"/><draw:equation draw:name="f3229" draw:formula="?f1284 / ?f7"/><draw:equation draw:name="f3230" draw:formula="?f1285 / ?f6"/><draw:equation draw:name="f3231" draw:formula="?f1286 / ?f7"/><draw:equation draw:name="f3232" draw:formula="?f1287 / ?f6"/><draw:equation draw:name="f3233" draw:formula="?f1288 / ?f7"/><draw:equation draw:name="f3234" draw:formula="?f1289 / ?f6"/><draw:equation draw:name="f3235" draw:formula="?f1290 / ?f7"/><draw:equation draw:name="f3236" draw:formula="?f1291 / ?f6"/><draw:equation draw:name="f3237" draw:formula="?f1292 / ?f7"/><draw:equation draw:name="f3238" draw:formula="?f1293 / ?f7"/><draw:equation draw:name="f3239" draw:formula="?f1294 / ?f6"/><draw:equation draw:name="f3240" draw:formula="?f1295 / ?f7"/><draw:equation draw:name="f3241" draw:formula="?f1296 / ?f6"/><draw:equation draw:name="f3242" draw:formula="?f1297 / ?f7"/><draw:equation draw:name="f3243" draw:formula="?f1298 / ?f6"/><draw:equation draw:name="f3244" draw:formula="?f1299 / ?f7"/><draw:equation draw:name="f3245" draw:formula="?f1300 / ?f6"/><draw:equation draw:name="f3246" draw:formula="?f1301 / ?f6"/><draw:equation draw:name="f3247" draw:formula="?f1302 / ?f7"/><draw:equation draw:name="f3248" draw:formula="?f1303 / ?f6"/><draw:equation draw:name="f3249" draw:formula="?f1304 / ?f7"/><draw:equation draw:name="f3250" draw:formula="?f1305 / ?f6"/><draw:equation draw:name="f3251" draw:formula="?f1306 / ?f6"/><draw:equation draw:name="f3252" draw:formula="?f1307 / ?f7"/><draw:equation draw:name="f3253" draw:formula="?f1308 / ?f6"/><draw:equation draw:name="f3254" draw:formula="?f1309 / ?f6"/><draw:equation draw:name="f3255" draw:formula="?f1310 / ?f7"/><draw:equation draw:name="f3256" draw:formula="?f1311 / ?f6"/><draw:equation draw:name="f3257" draw:formula="?f1312 / ?f7"/><draw:equation draw:name="f3258" draw:formula="?f1313 / ?f6"/><draw:equation draw:name="f3259" draw:formula="?f1314 / ?f7"/><draw:equation draw:name="f3260" draw:formula="?f1315 / ?f7"/><draw:equation draw:name="f3261" draw:formula="?f1316 / ?f6"/><draw:equation draw:name="f3262" draw:formula="?f1317 / ?f7"/><draw:equation draw:name="f3263" draw:formula="?f1318 / ?f7"/><draw:equation draw:name="f3264" draw:formula="?f1319 / ?f7"/><draw:equation draw:name="f3265" draw:formula="?f1320 / ?f7"/><draw:equation draw:name="f3266" draw:formula="?f1321 / ?f7"/><draw:equation draw:name="f3267" draw:formula="?f1322 / ?f7"/><draw:equation draw:name="f3268" draw:formula="?f1323 / ?f6"/><draw:equation draw:name="f3269" draw:formula="?f1324 / ?f7"/><draw:equation draw:name="f3270" draw:formula="?f1325 / ?f6"/><draw:equation draw:name="f3271" draw:formula="?f1326 / ?f7"/><draw:equation draw:name="f3272" draw:formula="?f1327 / ?f6"/><draw:equation draw:name="f3273" draw:formula="?f1328 / ?f7"/><draw:equation draw:name="f3274" draw:formula="?f1329 / ?f6"/><draw:equation draw:name="f3275" draw:formula="?f1330 / ?f7"/><draw:equation draw:name="f3276" draw:formula="?f1331 / ?f7"/><draw:equation draw:name="f3277" draw:formula="?f1332 / ?f6"/><draw:equation draw:name="f3278" draw:formula="?f1333 / ?f7"/><draw:equation draw:name="f3279" draw:formula="?f1334 / ?f6"/><draw:equation draw:name="f3280" draw:formula="?f1335 / ?f7"/><draw:equation draw:name="f3281" draw:formula="?f1336 / ?f6"/><draw:equation draw:name="f3282" draw:formula="?f1337 / ?f6"/><draw:equation draw:name="f3283" draw:formula="?f1338 / ?f7"/><draw:equation draw:name="f3284" draw:formula="?f1339 / ?f6"/><draw:equation draw:name="f3285" draw:formula="?f1340 / ?f7"/><draw:equation draw:name="f3286" draw:formula="?f1341 / ?f7"/><draw:equation draw:name="f3287" draw:formula="?f1342 / ?f7"/><draw:equation draw:name="f3288" draw:formula="?f1343 / ?f6"/><draw:equation draw:name="f3289" draw:formula="?f1344 / ?f7"/><draw:equation draw:name="f3290" draw:formula="?f1345 / ?f6"/><draw:equation draw:name="f3291" draw:formula="?f1346 / ?f7"/><draw:equation draw:name="f3292" draw:formula="?f1347 / ?f6"/><draw:equation draw:name="f3293" draw:formula="?f1348 / ?f7"/><draw:equation draw:name="f3294" draw:formula="?f1349 / ?f6"/><draw:equation draw:name="f3295" draw:formula="?f1350 / ?f7"/><draw:equation draw:name="f3296" draw:formula="?f1351 / ?f6"/><draw:equation draw:name="f3297" draw:formula="?f1352 / ?f7"/><draw:equation draw:name="f3298" draw:formula="?f1353 / ?f7"/><draw:equation draw:name="f3299" draw:formula="?f1354 / ?f6"/><draw:equation draw:name="f3300" draw:formula="?f1355 / ?f7"/><draw:equation draw:name="f3301" draw:formula="?f1356 / ?f6"/><draw:equation draw:name="f3302" draw:formula="?f1357 / ?f7"/><draw:equation draw:name="f3303" draw:formula="?f1358 / ?f6"/><draw:equation draw:name="f3304" draw:formula="?f1359 / ?f7"/><draw:equation draw:name="f3305" draw:formula="?f1360 / ?f6"/><draw:equation draw:name="f3306" draw:formula="?f1361 / ?f7"/><draw:equation draw:name="f3307" draw:formula="?f1362 / ?f6"/><draw:equation draw:name="f3308" draw:formula="?f1363 / ?f6"/><draw:equation draw:name="f3309" draw:formula="?f1364 / ?f7"/><draw:equation draw:name="f3310" draw:formula="?f1365 / ?f6"/><draw:equation draw:name="f3311" draw:formula="?f1366 / ?f7"/><draw:equation draw:name="f3312" draw:formula="?f1367 / ?f6"/><draw:equation draw:name="f3313" draw:formula="?f1368 / ?f7"/><draw:equation draw:name="f3314" draw:formula="?f1369 / ?f7"/><draw:equation draw:name="f3315" draw:formula="?f1370 / ?f6"/><draw:equation draw:name="f3316" draw:formula="?f1371 / ?f7"/><draw:equation draw:name="f3317" draw:formula="?f1372 / ?f6"/><draw:equation draw:name="f3318" draw:formula="?f1373 / ?f7"/><draw:equation draw:name="f3319" draw:formula="?f1374 / ?f6"/><draw:equation draw:name="f3320" draw:formula="?f1375 / ?f7"/><draw:equation draw:name="f3321" draw:formula="?f1376 / ?f6"/><draw:equation draw:name="f3322" draw:formula="?f1377 / ?f7"/><draw:equation draw:name="f3323" draw:formula="?f1378 / ?f6"/><draw:equation draw:name="f3324" draw:formula="?f1379 / ?f7"/><draw:equation draw:name="f3325" draw:formula="?f1380 / ?f7"/><draw:equation draw:name="f3326" draw:formula="?f1381 / ?f7"/><draw:equation draw:name="f3327" draw:formula="?f1382 / ?f7"/><draw:equation draw:name="f3328" draw:formula="?f1383 / ?f6"/><draw:equation draw:name="f3329" draw:formula="?f1384 / ?f7"/><draw:equation draw:name="f3330" draw:formula="?f1385 / ?f6"/><draw:equation draw:name="f3331" draw:formula="?f1386 / ?f7"/><draw:equation draw:name="f3332" draw:formula="?f1387 / ?f6"/><draw:equation draw:name="f3333" draw:formula="?f1388 / ?f6"/><draw:equation draw:name="f3334" draw:formula="?f1389 / ?f7"/><draw:equation draw:name="f3335" draw:formula="?f1390 / ?f6"/><draw:equation draw:name="f3336" draw:formula="?f1391 / ?f6"/><draw:equation draw:name="f3337" draw:formula="?f1392 / ?f7"/><draw:equation draw:name="f3338" draw:formula="?f1393 / ?f6"/><draw:equation draw:name="f3339" draw:formula="?f1394 / ?f7"/><draw:equation draw:name="f3340" draw:formula="?f1395 / ?f6"/><draw:equation draw:name="f3341" draw:formula="?f1396 / ?f7"/><draw:equation draw:name="f3342" draw:formula="?f1397 / ?f6"/><draw:equation draw:name="f3343" draw:formula="?f1398 / ?f7"/><draw:equation draw:name="f3344" draw:formula="?f1399 / ?f6"/><draw:equation draw:name="f3345" draw:formula="?f1400 / ?f7"/><draw:equation draw:name="f3346" draw:formula="?f1401 / ?f6"/><draw:equation draw:name="f3347" draw:formula="?f1402 / ?f7"/><draw:equation draw:name="f3348" draw:formula="?f1403 / ?f6"/><draw:equation draw:name="f3349" draw:formula="?f1404 / ?f7"/><draw:equation draw:name="f3350" draw:formula="?f1405 / ?f7"/><draw:equation draw:name="f3351" draw:formula="?f1406 / ?f7"/><draw:equation draw:name="f3352" draw:formula="?f1407 / ?f6"/><draw:equation draw:name="f3353" draw:formula="?f1408 / ?f7"/><draw:equation draw:name="f3354" draw:formula="?f1409 / ?f6"/><draw:equation draw:name="f3355" draw:formula="?f1410 / ?f7"/><draw:equation draw:name="f3356" draw:formula="?f1411 / ?f6"/><draw:equation draw:name="f3357" draw:formula="?f1412 / ?f7"/><draw:equation draw:name="f3358" draw:formula="?f1413 / ?f6"/><draw:equation draw:name="f3359" draw:formula="?f1414 / ?f7"/><draw:equation draw:name="f3360" draw:formula="?f1415 / ?f6"/><draw:equation draw:name="f3361" draw:formula="?f1416 / ?f7"/><draw:equation draw:name="f3362" draw:formula="?f1417 / ?f6"/><draw:equation draw:name="f3363" draw:formula="?f1418 / ?f7"/><draw:equation draw:name="f3364" draw:formula="?f1419 / ?f6"/><draw:equation draw:name="f3365" draw:formula="?f1420 / ?f7"/><draw:equation draw:name="f3366" draw:formula="?f1421 / ?f6"/><draw:equation draw:name="f3367" draw:formula="?f1422 / ?f7"/><draw:equation draw:name="f3368" draw:formula="?f1423 / ?f6"/><draw:equation draw:name="f3369" draw:formula="?f1424 / ?f6"/><draw:equation draw:name="f3370" draw:formula="?f1425 / ?f7"/><draw:equation draw:name="f3371" draw:formula="?f1426 / ?f6"/><draw:equation draw:name="f3372" draw:formula="?f1427 / ?f7"/><draw:equation draw:name="f3373" draw:formula="?f1428 / ?f6"/><draw:equation draw:name="f3374" draw:formula="?f1429 / ?f7"/><draw:equation draw:name="f3375" draw:formula="?f1430 / ?f6"/><draw:equation draw:name="f3376" draw:formula="?f1431 / ?f6"/><draw:equation draw:name="f3377" draw:formula="?f1432 / ?f7"/><draw:equation draw:name="f3378" draw:formula="?f1433 / ?f6"/><draw:equation draw:name="f3379" draw:formula="?f1434 / ?f7"/><draw:equation draw:name="f3380" draw:formula="?f1435 / ?f6"/><draw:equation draw:name="f3381" draw:formula="?f1436 / ?f7"/><draw:equation draw:name="f3382" draw:formula="?f1437 / ?f6"/><draw:equation draw:name="f3383" draw:formula="?f1438 / ?f7"/><draw:equation draw:name="f3384" draw:formula="?f1439 / ?f6"/><draw:equation draw:name="f3385" draw:formula="?f1440 / ?f7"/><draw:equation draw:name="f3386" draw:formula="?f1441 / ?f6"/><draw:equation draw:name="f3387" draw:formula="?f1442 / ?f7"/><draw:equation draw:name="f3388" draw:formula="?f1443 / ?f6"/><draw:equation draw:name="f3389" draw:formula="?f1444 / ?f7"/><draw:equation draw:name="f3390" draw:formula="?f1445 / ?f7"/><draw:equation draw:name="f3391" draw:formula="?f1446 / ?f6"/><draw:equation draw:name="f3392" draw:formula="?f1447 / ?f7"/><draw:equation draw:name="f3393" draw:formula="?f1448 / ?f6"/><draw:equation draw:name="f3394" draw:formula="?f1449 / ?f6"/><draw:equation draw:name="f3395" draw:formula="?f1450 / ?f7"/><draw:equation draw:name="f3396" draw:formula="?f1451 / ?f6"/><draw:equation draw:name="f3397" draw:formula="?f1452 / ?f7"/><draw:equation draw:name="f3398" draw:formula="?f1453 / ?f7"/><draw:equation draw:name="f3399" draw:formula="?f1454 / ?f6"/><draw:equation draw:name="f3400" draw:formula="?f1455 / ?f7"/><draw:equation draw:name="f3401" draw:formula="?f1456 / ?f6"/><draw:equation draw:name="f3402" draw:formula="?f1457 / ?f7"/><draw:equation draw:name="f3403" draw:formula="?f1458 / ?f6"/><draw:equation draw:name="f3404" draw:formula="?f1459 / ?f6"/><draw:equation draw:name="f3405" draw:formula="?f1460 / ?f7"/><draw:equation draw:name="f3406" draw:formula="?f1461 / ?f6"/><draw:equation draw:name="f3407" draw:formula="?f1462 / ?f7"/><draw:equation draw:name="f3408" draw:formula="?f1463 / ?f6"/><draw:equation draw:name="f3409" draw:formula="?f1464 / ?f7"/><draw:equation draw:name="f3410" draw:formula="?f1465 / ?f6"/><draw:equation draw:name="f3411" draw:formula="?f1466 / ?f7"/><draw:equation draw:name="f3412" draw:formula="?f1467 / ?f6"/><draw:equation draw:name="f3413" draw:formula="?f1468 / ?f6"/><draw:equation draw:name="f3414" draw:formula="?f1469 / ?f7"/><draw:equation draw:name="f3415" draw:formula="?f1470 / ?f6"/><draw:equation draw:name="f3416" draw:formula="?f1471 / ?f6"/><draw:equation draw:name="f3417" draw:formula="?f1472 / ?f7"/><draw:equation draw:name="f3418" draw:formula="?f1473 / ?f6"/><draw:equation draw:name="f3419" draw:formula="?f1474 / ?f7"/><draw:equation draw:name="f3420" draw:formula="?f1475 / ?f6"/><draw:equation draw:name="f3421" draw:formula="?f1476 / ?f6"/><draw:equation draw:name="f3422" draw:formula="?f1477 / ?f7"/><draw:equation draw:name="f3423" draw:formula="?f1478 / ?f6"/><draw:equation draw:name="f3424" draw:formula="?f1479 / ?f7"/><draw:equation draw:name="f3425" draw:formula="?f1480 / ?f6"/><draw:equation draw:name="f3426" draw:formula="?f1481 / ?f7"/><draw:equation draw:name="f3427" draw:formula="?f1482 / ?f7"/><draw:equation draw:name="f3428" draw:formula="?f1483 / ?f6"/><draw:equation draw:name="f3429" draw:formula="?f1484 / ?f7"/><draw:equation draw:name="f3430" draw:formula="?f1485 / ?f6"/><draw:equation draw:name="f3431" draw:formula="?f1486 / ?f7"/><draw:equation draw:name="f3432" draw:formula="?f1487 / ?f6"/><draw:equation draw:name="f3433" draw:formula="?f1488 / ?f7"/><draw:equation draw:name="f3434" draw:formula="?f1489 / ?f6"/><draw:equation draw:name="f3435" draw:formula="?f1490 / ?f7"/><draw:equation draw:name="f3436" draw:formula="?f1491 / ?f6"/><draw:equation draw:name="f3437" draw:formula="?f1492 / ?f7"/><draw:equation draw:name="f3438" draw:formula="?f1493 / ?f6"/><draw:equation draw:name="f3439" draw:formula="?f1494 / ?f7"/><draw:equation draw:name="f3440" draw:formula="?f1495 / ?f6"/><draw:equation draw:name="f3441" draw:formula="?f1496 / ?f6"/><draw:equation draw:name="f3442" draw:formula="?f1497 / ?f7"/><draw:equation draw:name="f3443" draw:formula="?f1498 / ?f6"/><draw:equation draw:name="f3444" draw:formula="?f1499 / ?f7"/><draw:equation draw:name="f3445" draw:formula="?f1500 / ?f6"/><draw:equation draw:name="f3446" draw:formula="?f1501 / ?f7"/><draw:equation draw:name="f3447" draw:formula="?f1502 / ?f6"/><draw:equation draw:name="f3448" draw:formula="?f1503 / ?f7"/><draw:equation draw:name="f3449" draw:formula="?f1504 / ?f6"/><draw:equation draw:name="f3450" draw:formula="?f1505 / ?f7"/><draw:equation draw:name="f3451" draw:formula="?f1506 / ?f7"/><draw:equation draw:name="f3452" draw:formula="?f1507 / ?f6"/><draw:equation draw:name="f3453" draw:formula="?f1508 / ?f7"/><draw:equation draw:name="f3454" draw:formula="?f1509 / ?f6"/><draw:equation draw:name="f3455" draw:formula="?f1510 / ?f7"/><draw:equation draw:name="f3456" draw:formula="?f1511 / ?f7"/><draw:equation draw:name="f3457" draw:formula="?f1512 / ?f6"/><draw:equation draw:name="f3458" draw:formula="?f1513 / ?f7"/><draw:equation draw:name="f3459" draw:formula="?f1514 / ?f6"/><draw:equation draw:name="f3460" draw:formula="?f1515 / ?f7"/><draw:equation draw:name="f3461" draw:formula="?f1516 / ?f6"/><draw:equation draw:name="f3462" draw:formula="?f1517 / ?f6"/><draw:equation draw:name="f3463" draw:formula="?f1518 / ?f6"/><draw:equation draw:name="f3464" draw:formula="?f1519 / ?f7"/><draw:equation draw:name="f3465" draw:formula="?f1520 / ?f6"/><draw:equation draw:name="f3466" draw:formula="?f1521 / ?f6"/><draw:equation draw:name="f3467" draw:formula="?f1522 / ?f7"/><draw:equation draw:name="f3468" draw:formula="?f1523 / ?f6"/><draw:equation draw:name="f3469" draw:formula="?f1524 / ?f7"/><draw:equation draw:name="f3470" draw:formula="?f1525 / ?f6"/><draw:equation draw:name="f3471" draw:formula="?f1526 / ?f7"/><draw:equation draw:name="f3472" draw:formula="?f1527 / ?f6"/><draw:equation draw:name="f3473" draw:formula="?f1528 / ?f7"/><draw:equation draw:name="f3474" draw:formula="?f1529 / ?f6"/><draw:equation draw:name="f3475" draw:formula="?f1530 / ?f6"/><draw:equation draw:name="f3476" draw:formula="?f1531 / ?f6"/><draw:equation draw:name="f3477" draw:formula="?f1532 / ?f6"/><draw:equation draw:name="f3478" draw:formula="?f1533 / ?f6"/><draw:equation draw:name="f3479" draw:formula="?f1534 / ?f6"/><draw:equation draw:name="f3480" draw:formula="?f1535 / ?f7"/><draw:equation draw:name="f3481" draw:formula="?f1536 / ?f7"/><draw:equation draw:name="f3482" draw:formula="?f1537 / ?f6"/><draw:equation draw:name="f3483" draw:formula="?f1538 / ?f7"/><draw:equation draw:name="f3484" draw:formula="?f1539 / ?f6"/><draw:equation draw:name="f3485" draw:formula="?f1540 / ?f7"/><draw:equation draw:name="f3486" draw:formula="?f1541 / ?f6"/><draw:equation draw:name="f3487" draw:formula="?f1542 / ?f6"/><draw:equation draw:name="f3488" draw:formula="?f1543 / ?f7"/><draw:equation draw:name="f3489" draw:formula="?f1544 / ?f6"/><draw:equation draw:name="f3490" draw:formula="?f1545 / ?f7"/><draw:equation draw:name="f3491" draw:formula="?f1546 / ?f6"/><draw:equation draw:name="f3492" draw:formula="?f1547 / ?f7"/><draw:equation draw:name="f3493" draw:formula="?f1548 / ?f6"/><draw:equation draw:name="f3494" draw:formula="?f1549 / ?f7"/><draw:equation draw:name="f3495" draw:formula="?f1550 / ?f6"/><draw:equation draw:name="f3496" draw:formula="?f1551 / ?f7"/><draw:equation draw:name="f3497" draw:formula="?f1552 / ?f6"/><draw:equation draw:name="f3498" draw:formula="?f1553 / ?f7"/><draw:equation draw:name="f3499" draw:formula="?f1554 / ?f6"/><draw:equation draw:name="f3500" draw:formula="?f1555 / ?f6"/><draw:equation draw:name="f3501" draw:formula="?f1556 / ?f7"/><draw:equation draw:name="f3502" draw:formula="?f1557 / ?f6"/><draw:equation draw:name="f3503" draw:formula="?f1558 / ?f6"/><draw:equation draw:name="f3504" draw:formula="?f1559 / ?f6"/><draw:equation draw:name="f3505" draw:formula="?f1560 / ?f7"/><draw:equation draw:name="f3506" draw:formula="?f1561 / ?f6"/><draw:equation draw:name="f3507" draw:formula="?f1562 / ?f7"/><draw:equation draw:name="f3508" draw:formula="?f1563 / ?f6"/><draw:equation draw:name="f3509" draw:formula="?f1564 / ?f7"/><draw:equation draw:name="f3510" draw:formula="?f1565 / ?f6"/><draw:equation draw:name="f3511" draw:formula="?f1566 / ?f7"/><draw:equation draw:name="f3512" draw:formula="?f1567 / ?f7"/><draw:equation draw:name="f3513" draw:formula="?f1568 / ?f6"/><draw:equation draw:name="f3514" draw:formula="?f1569 / ?f7"/><draw:equation draw:name="f3515" draw:formula="?f1570 / ?f7"/><draw:equation draw:name="f3516" draw:formula="?f1571 / ?f6"/><draw:equation draw:name="f3517" draw:formula="?f1572 / ?f7"/><draw:equation draw:name="f3518" draw:formula="?f1573 / ?f6"/><draw:equation draw:name="f3519" draw:formula="?f1574 / ?f6"/><draw:equation draw:name="f3520" draw:formula="?f1575 / ?f6"/><draw:equation draw:name="f3521" draw:formula="?f1576 / ?f6"/><draw:equation draw:name="f3522" draw:formula="?f1577 / ?f6"/><draw:equation draw:name="f3523" draw:formula="?f1578 / ?f6"/><draw:equation draw:name="f3524" draw:formula="?f1579 / ?f6"/><draw:equation draw:name="f3525" draw:formula="?f1580 / ?f7"/><draw:equation draw:name="f3526" draw:formula="?f1581 / ?f6"/><draw:equation draw:name="f3527" draw:formula="?f1582 / ?f6"/><draw:equation draw:name="f3528" draw:formula="?f1583 / ?f7"/><draw:equation draw:name="f3529" draw:formula="?f1584 / ?f6"/><draw:equation draw:name="f3530" draw:formula="?f1585 / ?f7"/><draw:equation draw:name="f3531" draw:formula="?f1586 / ?f6"/><draw:equation draw:name="f3532" draw:formula="?f1587 / ?f6"/><draw:equation draw:name="f3533" draw:formula="?f1588 / ?f6"/><draw:equation draw:name="f3534" draw:formula="?f1589 / ?f7"/><draw:equation draw:name="f3535" draw:formula="?f1590 / ?f6"/><draw:equation draw:name="f3536" draw:formula="?f1591 / ?f7"/><draw:equation draw:name="f3537" draw:formula="?f1592 / ?f6"/><draw:equation draw:name="f3538" draw:formula="?f1593 / ?f7"/><draw:equation draw:name="f3539" draw:formula="?f1594 / ?f6"/><draw:equation draw:name="f3540" draw:formula="?f1595 / ?f7"/><draw:equation draw:name="f3541" draw:formula="?f1596 / ?f6"/><draw:equation draw:name="f3542" draw:formula="?f1597 / ?f6"/><draw:equation draw:name="f3543" draw:formula="?f1598 / ?f7"/><draw:equation draw:name="f3544" draw:formula="?f1599 / ?f6"/><draw:equation draw:name="f3545" draw:formula="?f1600 / ?f6"/><draw:equation draw:name="f3546" draw:formula="?f1601 / ?f6"/><draw:equation draw:name="f3547" draw:formula="?f1602 / ?f6"/><draw:equation draw:name="f3548" draw:formula="?f1603 / ?f7"/><draw:equation draw:name="f3549" draw:formula="?f1604 / ?f6"/><draw:equation draw:name="f3550" draw:formula="?f1605 / ?f7"/><draw:equation draw:name="f3551" draw:formula="?f1606 / ?f6"/><draw:equation draw:name="f3552" draw:formula="?f1607 / ?f7"/><draw:equation draw:name="f3553" draw:formula="?f1608 / ?f6"/><draw:equation draw:name="f3554" draw:formula="?f1609 / ?f6"/><draw:equation draw:name="f3555" draw:formula="?f1610 / ?f6"/><draw:equation draw:name="f3556" draw:formula="?f1611 / ?f6"/><draw:equation draw:name="f3557" draw:formula="?f1612 / ?f6"/><draw:equation draw:name="f3558" draw:formula="?f1613 / ?f6"/><draw:equation draw:name="f3559" draw:formula="?f1614 / ?f6"/><draw:equation draw:name="f3560" draw:formula="?f1615 / ?f6"/><draw:equation draw:name="f3561" draw:formula="?f1616 / ?f6"/><draw:equation draw:name="f3562" draw:formula="?f1617 / ?f6"/><draw:equation draw:name="f3563" draw:formula="?f1618 / ?f6"/><draw:equation draw:name="f3564" draw:formula="?f1619 / ?f6"/><draw:equation draw:name="f3565" draw:formula="?f1620 / ?f6"/><draw:equation draw:name="f3566" draw:formula="?f1621 / ?f6"/><draw:equation draw:name="f3567" draw:formula="?f1622 / ?f7"/><draw:equation draw:name="f3568" draw:formula="?f1623 / ?f7"/><draw:equation draw:name="f3569" draw:formula="?f1624 / ?f6"/><draw:equation draw:name="f3570" draw:formula="?f1625 / ?f7"/><draw:equation draw:name="f3571" draw:formula="?f1626 / ?f6"/><draw:equation draw:name="f3572" draw:formula="?f1627 / ?f7"/><draw:equation draw:name="f3573" draw:formula="?f1628 / ?f6"/><draw:equation draw:name="f3574" draw:formula="?f1629 / ?f7"/><draw:equation draw:name="f3575" draw:formula="?f1630 / ?f6"/><draw:equation draw:name="f3576" draw:formula="?f1631 / ?f7"/><draw:equation draw:name="f3577" draw:formula="?f1632 / ?f6"/><draw:equation draw:name="f3578" draw:formula="?f1633 / ?f6"/><draw:equation draw:name="f3579" draw:formula="?f1634 / ?f6"/><draw:equation draw:name="f3580" draw:formula="?f1635 / ?f7"/><draw:equation draw:name="f3581" draw:formula="?f1636 / ?f6"/><draw:equation draw:name="f3582" draw:formula="?f1637 / ?f6"/><draw:equation draw:name="f3583" draw:formula="?f1638 / ?f6"/><draw:equation draw:name="f3584" draw:formula="?f1639 / ?f7"/><draw:equation draw:name="f3585" draw:formula="?f1640 / ?f6"/><draw:equation draw:name="f3586" draw:formula="?f1641 / ?f6"/><draw:equation draw:name="f3587" draw:formula="?f1642 / ?f6"/><draw:equation draw:name="f3588" draw:formula="?f1643 / ?f6"/><draw:equation draw:name="f3589" draw:formula="?f1644 / ?f6"/><draw:equation draw:name="f3590" draw:formula="?f1645 / ?f6"/><draw:equation draw:name="f3591" draw:formula="?f1646 / ?f6"/><draw:equation draw:name="f3592" draw:formula="?f1647 / ?f7"/><draw:equation draw:name="f3593" draw:formula="?f1648 / ?f6"/><draw:equation draw:name="f3594" draw:formula="?f1649 / ?f6"/><draw:equation draw:name="f3595" draw:formula="?f1650 / ?f6"/><draw:equation draw:name="f3596" draw:formula="?f1651 / ?f7"/><draw:equation draw:name="f3597" draw:formula="?f1652 / ?f6"/><draw:equation draw:name="f3598" draw:formula="?f1653 / ?f6"/><draw:equation draw:name="f3599" draw:formula="?f1654 / ?f6"/><draw:equation draw:name="f3600" draw:formula="?f1655 / ?f6"/><draw:equation draw:name="f3601" draw:formula="?f1656 / ?f6"/><draw:equation draw:name="f3602" draw:formula="?f1657 / ?f6"/><draw:equation draw:name="f3603" draw:formula="?f1658 / ?f7"/><draw:equation draw:name="f3604" draw:formula="?f1659 / ?f6"/><draw:equation draw:name="f3605" draw:formula="?f1660 / ?f7"/><draw:equation draw:name="f3606" draw:formula="?f1661 / ?f6"/><draw:equation draw:name="f3607" draw:formula="?f1662 / ?f6"/><draw:equation draw:name="f3608" draw:formula="?f1663 / ?f6"/><draw:equation draw:name="f3609" draw:formula="?f1664 / ?f6"/><draw:equation draw:name="f3610" draw:formula="?f1665 / ?f7"/><draw:equation draw:name="f3611" draw:formula="?f1666 / ?f6"/><draw:equation draw:name="f3612" draw:formula="?f1667 / ?f6"/><draw:equation draw:name="f3613" draw:formula="?f1668 / ?f6"/><draw:equation draw:name="f3614" draw:formula="?f1669 / ?f7"/><draw:equation draw:name="f3615" draw:formula="?f1670 / ?f6"/><draw:equation draw:name="f3616" draw:formula="?f1671 / ?f6"/><draw:equation draw:name="f3617" draw:formula="?f1672 / ?f7"/><draw:equation draw:name="f3618" draw:formula="?f1673 / ?f6"/><draw:equation draw:name="f3619" draw:formula="?f1674 / ?f7"/><draw:equation draw:name="f3620" draw:formula="?f1675 / ?f6"/><draw:equation draw:name="f3621" draw:formula="?f1676 / ?f7"/><draw:equation draw:name="f3622" draw:formula="?f1677 / ?f6"/><draw:equation draw:name="f3623" draw:formula="?f1678 / ?f7"/><draw:equation draw:name="f3624" draw:formula="?f1679 / ?f6"/><draw:equation draw:name="f3625" draw:formula="?f1680 / ?f7"/><draw:equation draw:name="f3626" draw:formula="?f1681 / ?f6"/><draw:equation draw:name="f3627" draw:formula="?f1682 / ?f7"/><draw:equation draw:name="f3628" draw:formula="?f1683 / ?f6"/><draw:equation draw:name="f3629" draw:formula="?f1684 / ?f7"/><draw:equation draw:name="f3630" draw:formula="?f1685 / ?f6"/><draw:equation draw:name="f3631" draw:formula="?f1686 / ?f7"/><draw:equation draw:name="f3632" draw:formula="?f1687 / ?f6"/><draw:equation draw:name="f3633" draw:formula="?f1688 / ?f6"/><draw:equation draw:name="f3634" draw:formula="?f1689 / ?f7"/><draw:equation draw:name="f3635" draw:formula="?f1690 / ?f6"/><draw:equation draw:name="f3636" draw:formula="?f1691 / ?f7"/><draw:equation draw:name="f3637" draw:formula="?f1692 / ?f6"/><draw:equation draw:name="f3638" draw:formula="?f1693 / ?f6"/><draw:equation draw:name="f3639" draw:formula="?f1694 / ?f7"/><draw:equation draw:name="f3640" draw:formula="?f1695 / ?f6"/><draw:equation draw:name="f3641" draw:formula="?f1696 / ?f7"/><draw:equation draw:name="f3642" draw:formula="?f1697 / ?f6"/><draw:equation draw:name="f3643" draw:formula="?f1698 / ?f7"/><draw:equation draw:name="f3644" draw:formula="?f1699 / ?f6"/><draw:equation draw:name="f3645" draw:formula="?f1700 / ?f7"/><draw:equation draw:name="f3646" draw:formula="?f1701 / ?f6"/><draw:equation draw:name="f3647" draw:formula="?f1702 / ?f7"/><draw:equation draw:name="f3648" draw:formula="?f1703 / ?f6"/><draw:equation draw:name="f3649" draw:formula="?f1704 / ?f7"/><draw:equation draw:name="f3650" draw:formula="?f1705 / ?f6"/><draw:equation draw:name="f3651" draw:formula="?f1706 / ?f6"/><draw:equation draw:name="f3652" draw:formula="?f1707 / ?f7"/><draw:equation draw:name="f3653" draw:formula="?f1708 / ?f6"/><draw:equation draw:name="f3654" draw:formula="?f1709 / ?f7"/><draw:equation draw:name="f3655" draw:formula="?f1710 / ?f6"/><draw:equation draw:name="f3656" draw:formula="?f1711 / ?f7"/><draw:equation draw:name="f3657" draw:formula="?f1712 / ?f6"/><draw:equation draw:name="f3658" draw:formula="?f1713 / ?f6"/><draw:equation draw:name="f3659" draw:formula="?f1714 / ?f7"/><draw:equation draw:name="f3660" draw:formula="?f1715 / ?f6"/><draw:equation draw:name="f3661" draw:formula="?f1716 / ?f7"/><draw:equation draw:name="f3662" draw:formula="?f1717 / ?f6"/><draw:equation draw:name="f3663" draw:formula="?f1718 / ?f7"/><draw:equation draw:name="f3664" draw:formula="?f1719 / ?f7"/><draw:equation draw:name="f3665" draw:formula="?f1720 / ?f7"/><draw:equation draw:name="f3666" draw:formula="?f1721 / ?f6"/><draw:equation draw:name="f3667" draw:formula="?f1722 / ?f7"/><draw:equation draw:name="f3668" draw:formula="?f1723 / ?f6"/><draw:equation draw:name="f3669" draw:formula="?f1724 / ?f7"/><draw:equation draw:name="f3670" draw:formula="?f1725 / ?f6"/><draw:equation draw:name="f3671" draw:formula="?f1726 / ?f7"/><draw:equation draw:name="f3672" draw:formula="?f1727 / ?f6"/><draw:equation draw:name="f3673" draw:formula="?f1728 / ?f7"/><draw:equation draw:name="f3674" draw:formula="?f1729 / ?f6"/><draw:equation draw:name="f3675" draw:formula="?f1730 / ?f7"/><draw:equation draw:name="f3676" draw:formula="?f1731 / ?f6"/><draw:equation draw:name="f3677" draw:formula="?f1732 / ?f7"/><draw:equation draw:name="f3678" draw:formula="?f1733 / ?f6"/><draw:equation draw:name="f3679" draw:formula="?f1734 / ?f7"/><draw:equation draw:name="f3680" draw:formula="?f1735 / ?f6"/><draw:equation draw:name="f3681" draw:formula="?f1736 / ?f7"/><draw:equation draw:name="f3682" draw:formula="?f1737 / ?f6"/><draw:equation draw:name="f3683" draw:formula="?f1738 / ?f7"/><draw:equation draw:name="f3684" draw:formula="?f1739 / ?f6"/><draw:equation draw:name="f3685" draw:formula="?f1740 / ?f7"/><draw:equation draw:name="f3686" draw:formula="?f1741 / ?f6"/><draw:equation draw:name="f3687" draw:formula="?f1742 / ?f7"/><draw:equation draw:name="f3688" draw:formula="?f1743 / ?f6"/><draw:equation draw:name="f3689" draw:formula="?f1744 / ?f7"/><draw:equation draw:name="f3690" draw:formula="?f1745 / ?f6"/><draw:equation draw:name="f3691" draw:formula="?f1746 / ?f6"/><draw:equation draw:name="f3692" draw:formula="?f1747 / ?f7"/><draw:equation draw:name="f3693" draw:formula="?f1748 / ?f6"/><draw:equation draw:name="f3694" draw:formula="?f1749 / ?f7"/><draw:equation draw:name="f3695" draw:formula="?f1750 / ?f6"/><draw:equation draw:name="f3696" draw:formula="?f1751 / ?f7"/><draw:equation draw:name="f3697" draw:formula="?f1752 / ?f6"/><draw:equation draw:name="f3698" draw:formula="?f1753 / ?f6"/><draw:equation draw:name="f3699" draw:formula="?f1754 / ?f6"/><draw:equation draw:name="f3700" draw:formula="?f1755 / ?f7"/><draw:equation draw:name="f3701" draw:formula="?f1756 / ?f6"/><draw:equation draw:name="f3702" draw:formula="?f1757 / ?f7"/><draw:equation draw:name="f3703" draw:formula="?f1758 / ?f6"/><draw:equation draw:name="f3704" draw:formula="?f1759 / ?f7"/><draw:equation draw:name="f3705" draw:formula="?f1760 / ?f6"/><draw:equation draw:name="f3706" draw:formula="?f1761 / ?f7"/><draw:equation draw:name="f3707" draw:formula="?f1762 / ?f6"/><draw:equation draw:name="f3708" draw:formula="?f1763 / ?f7"/><draw:equation draw:name="f3709" draw:formula="?f1764 / ?f6"/><draw:equation draw:name="f3710" draw:formula="?f1765 / ?f7"/><draw:equation draw:name="f3711" draw:formula="?f1766 / ?f6"/><draw:equation draw:name="f3712" draw:formula="?f1767 / ?f7"/><draw:equation draw:name="f3713" draw:formula="?f1768 / ?f7"/><draw:equation draw:name="f3714" draw:formula="?f1769 / ?f7"/><draw:equation draw:name="f3715" draw:formula="?f1770 / ?f6"/><draw:equation draw:name="f3716" draw:formula="?f1771 / ?f7"/><draw:equation draw:name="f3717" draw:formula="?f1772 / ?f6"/><draw:equation draw:name="f3718" draw:formula="?f1773 / ?f7"/><draw:equation draw:name="f3719" draw:formula="?f1774 / ?f6"/><draw:equation draw:name="f3720" draw:formula="?f1775 / ?f7"/><draw:equation draw:name="f3721" draw:formula="?f1776 / ?f6"/><draw:equation draw:name="f3722" draw:formula="?f1777 / ?f7"/><draw:equation draw:name="f3723" draw:formula="?f1778 / ?f6"/><draw:equation draw:name="f3724" draw:formula="?f1779 / ?f7"/><draw:equation draw:name="f3725" draw:formula="?f1780 / ?f6"/><draw:equation draw:name="f3726" draw:formula="?f1781 / ?f7"/><draw:equation draw:name="f3727" draw:formula="?f1782 / ?f6"/><draw:equation draw:name="f3728" draw:formula="?f1783 / ?f7"/><draw:equation draw:name="f3729" draw:formula="?f1784 / ?f6"/><draw:equation draw:name="f3730" draw:formula="?f1785 / ?f7"/><draw:equation draw:name="f3731" draw:formula="?f1786 / ?f7"/><draw:equation draw:name="f3732" draw:formula="?f1787 / ?f6"/><draw:equation draw:name="f3733" draw:formula="?f1788 / ?f7"/><draw:equation draw:name="f3734" draw:formula="?f1789 / ?f6"/><draw:equation draw:name="f3735" draw:formula="?f1790 / ?f6"/><draw:equation draw:name="f3736" draw:formula="?f1791 / ?f7"/><draw:equation draw:name="f3737" draw:formula="?f1792 / ?f6"/><draw:equation draw:name="f3738" draw:formula="?f1793 / ?f7"/><draw:equation draw:name="f3739" draw:formula="?f1794 / ?f6"/><draw:equation draw:name="f3740" draw:formula="?f1795 / ?f7"/><draw:equation draw:name="f3741" draw:formula="?f1796 / ?f6"/><draw:equation draw:name="f3742" draw:formula="?f1797 / ?f7"/><draw:equation draw:name="f3743" draw:formula="?f1798 / ?f7"/><draw:equation draw:name="f3744" draw:formula="?f1799 / ?f6"/><draw:equation draw:name="f3745" draw:formula="?f1800 / ?f7"/><draw:equation draw:name="f3746" draw:formula="?f1801 / ?f6"/><draw:equation draw:name="f3747" draw:formula="?f1802 / ?f7"/><draw:equation draw:name="f3748" draw:formula="?f1803 / ?f6"/><draw:equation draw:name="f3749" draw:formula="?f1804 / ?f6"/><draw:equation draw:name="f3750" draw:formula="?f1805 / ?f7"/><draw:equation draw:name="f3751" draw:formula="?f1806 / ?f6"/><draw:equation draw:name="f3752" draw:formula="?f1807 / ?f7"/><draw:equation draw:name="f3753" draw:formula="?f1808 / ?f6"/><draw:equation draw:name="f3754" draw:formula="?f1809 / ?f7"/><draw:equation draw:name="f3755" draw:formula="?f1810 / ?f7"/><draw:equation draw:name="f3756" draw:formula="?f1811 / ?f7"/><draw:equation draw:name="f3757" draw:formula="?f1812 / ?f6"/><draw:equation draw:name="f3758" draw:formula="?f1813 / ?f6"/><draw:equation draw:name="f3759" draw:formula="?f1814 / ?f7"/><draw:equation draw:name="f3760" draw:formula="?f1815 / ?f7"/><draw:equation draw:name="f3761" draw:formula="?f1816 / ?f6"/><draw:equation draw:name="f3762" draw:formula="?f1817 / ?f7"/><draw:equation draw:name="f3763" draw:formula="?f1818 / ?f7"/><draw:equation draw:name="f3764" draw:formula="?f1819 / ?f7"/><draw:equation draw:name="f3765" draw:formula="?f1820 / ?f6"/><draw:equation draw:name="f3766" draw:formula="?f1821 / ?f7"/><draw:equation draw:name="f3767" draw:formula="?f1822 / ?f6"/><draw:equation draw:name="f3768" draw:formula="?f1823 / ?f7"/><draw:equation draw:name="f3769" draw:formula="?f1824 / ?f6"/><draw:equation draw:name="f3770" draw:formula="?f1825 / ?f7"/><draw:equation draw:name="f3771" draw:formula="?f1826 / ?f6"/><draw:equation draw:name="f3772" draw:formula="?f1827 / ?f7"/><draw:equation draw:name="f3773" draw:formula="?f1828 / ?f7"/><draw:equation draw:name="f3774" draw:formula="?f1829 / ?f6"/><draw:equation draw:name="f3775" draw:formula="?f1830 / ?f7"/><draw:equation draw:name="f3776" draw:formula="?f1831 / ?f6"/><draw:equation draw:name="f3777" draw:formula="?f1832 / ?f7"/><draw:equation draw:name="f3778" draw:formula="?f1833 / ?f6"/><draw:equation draw:name="f3779" draw:formula="?f1834 / ?f7"/><draw:equation draw:name="f3780" draw:formula="?f1835 / ?f7"/><draw:equation draw:name="f3781" draw:formula="?f1836 / ?f6"/><draw:equation draw:name="f3782" draw:formula="?f1837 / ?f7"/><draw:equation draw:name="f3783" draw:formula="?f1838 / ?f7"/><draw:equation draw:name="f3784" draw:formula="?f1839 / ?f7"/><draw:equation draw:name="f3785" draw:formula="?f1840 / ?f7"/><draw:equation draw:name="f3786" draw:formula="?f1841 / ?f6"/><draw:equation draw:name="f3787" draw:formula="?f1842 / ?f7"/><draw:equation draw:name="f3788" draw:formula="?f1843 / ?f6"/><draw:equation draw:name="f3789" draw:formula="?f1844 / ?f6"/><draw:equation draw:name="f3790" draw:formula="?f1845 / ?f7"/><draw:equation draw:name="f3791" draw:formula="?f1846 / ?f7"/><draw:equation draw:name="f3792" draw:formula="?f1847 / ?f6"/><draw:equation draw:name="f3793" draw:formula="?f1848 / ?f7"/><draw:equation draw:name="f3794" draw:formula="?f1849 / ?f7"/><draw:equation draw:name="f3795" draw:formula="?f1850 / ?f7"/><draw:equation draw:name="f3796" draw:formula="?f1851 / ?f6"/><draw:equation draw:name="f3797" draw:formula="?f1852 / ?f7"/><draw:equation draw:name="f3798" draw:formula="?f1853 / ?f6"/><draw:equation draw:name="f3799" draw:formula="?f1854 / ?f7"/><draw:equation draw:name="f3800" draw:formula="?f1855 / ?f6"/><draw:equation draw:name="f3801" draw:formula="?f1856 / ?f7"/><draw:equation draw:name="f3802" draw:formula="?f1857 / ?f6"/><draw:equation draw:name="f3803" draw:formula="?f1858 / ?f7"/><draw:equation draw:name="f3804" draw:formula="?f1859 / ?f7"/><draw:equation draw:name="f3805" draw:formula="?f1860 / ?f6"/><draw:equation draw:name="f3806" draw:formula="?f1861 / ?f7"/><draw:equation draw:name="f3807" draw:formula="?f1862 / ?f6"/><draw:equation draw:name="f3808" draw:formula="?f1863 / ?f7"/><draw:equation draw:name="f3809" draw:formula="?f1864 / ?f7"/><draw:equation draw:name="f3810" draw:formula="?f1865 / ?f6"/><draw:equation draw:name="f3811" draw:formula="?f1866 / ?f7"/><draw:equation draw:name="f3812" draw:formula="?f1867 / ?f6"/><draw:equation draw:name="f3813" draw:formula="?f1868 / ?f7"/><draw:equation draw:name="f3814" draw:formula="?f1869 / ?f7"/><draw:equation draw:name="f3815" draw:formula="?f1870 / ?f6"/><draw:equation draw:name="f3816" draw:formula="?f1871 / ?f7"/><draw:equation draw:name="f3817" draw:formula="?f1872 / ?f6"/><draw:equation draw:name="f3818" draw:formula="?f1873 / ?f7"/><draw:equation draw:name="f3819" draw:formula="?f1874 / ?f6"/><draw:equation draw:name="f3820" draw:formula="?f1875 / ?f7"/><draw:equation draw:name="f3821" draw:formula="?f1876 / ?f6"/><draw:equation draw:name="f3822" draw:formula="?f1877 / ?f7"/><draw:equation draw:name="f3823" draw:formula="?f1878 / ?f6"/><draw:equation draw:name="f3824" draw:formula="?f1879 / ?f7"/><draw:equation draw:name="f3825" draw:formula="?f1880 / ?f6"/><draw:equation draw:name="f3826" draw:formula="?f1881 / ?f7"/><draw:equation draw:name="f3827" draw:formula="?f1882 / ?f6"/><draw:equation draw:name="f3828" draw:formula="?f1883 / ?f6"/><draw:equation draw:name="f3829" draw:formula="?f1884 / ?f7"/><draw:equation draw:name="f3830" draw:formula="?f1885 / ?f7"/><draw:equation draw:name="f3831" draw:formula="?f1886 / ?f6"/><draw:equation draw:name="f3832" draw:formula="?f1887 / ?f7"/><draw:equation draw:name="f3833" draw:formula="?f1888 / ?f6"/><draw:equation draw:name="f3834" draw:formula="?f1889 / ?f7"/><draw:equation draw:name="f3835" draw:formula="?f1890 / ?f6"/><draw:equation draw:name="f3836" draw:formula="?f1891 / ?f7"/><draw:equation draw:name="f3837" draw:formula="?f1892 / ?f6"/><draw:equation draw:name="f3838" draw:formula="?f1893 / ?f7"/><draw:equation draw:name="f3839" draw:formula="?f1894 / ?f7"/><draw:equation draw:name="f3840" draw:formula="?f1895 / ?f6"/><draw:equation draw:name="f3841" draw:formula="?f1896 / ?f6"/><draw:equation draw:name="f3842" draw:formula="?f1897 / ?f7"/><draw:equation draw:name="f3843" draw:formula="?f1898 / ?f6"/><draw:equation draw:name="f3844" draw:formula="?f1899 / ?f6"/><draw:equation draw:name="f3845" draw:formula="?f1900 / ?f7"/><draw:equation draw:name="f3846" draw:formula="?f1901 / ?f6"/><draw:equation draw:name="f3847" draw:formula="?f1902 / ?f7"/><draw:equation draw:name="f3848" draw:formula="?f1903 / ?f6"/><draw:equation draw:name="f3849" draw:formula="?f1904 / ?f7"/><draw:equation draw:name="f3850" draw:formula="?f1905 / ?f7"/><draw:equation draw:name="f3851" draw:formula="?f1906 / ?f6"/><draw:equation draw:name="f3852" draw:formula="?f1907 / ?f7"/><draw:equation draw:name="f3853" draw:formula="?f1908 / ?f7"/><draw:equation draw:name="f3854" draw:formula="?f1909 / ?f6"/><draw:equation draw:name="f3855" draw:formula="?f1910 / ?f7"/><draw:equation draw:name="f3856" draw:formula="?f1911 / ?f7"/><draw:equation draw:name="f3857" draw:formula="?f1912 / ?f6"/><draw:equation draw:name="f3858" draw:formula="?f1913 / ?f7"/><draw:equation draw:name="f3859" draw:formula="?f1914 / ?f6"/><draw:equation draw:name="f3860" draw:formula="?f1915 / ?f7"/><draw:equation draw:name="f3861" draw:formula="?f1916 / ?f6"/><draw:equation draw:name="f3862" draw:formula="?f1917 / ?f7"/><draw:equation draw:name="f3863" draw:formula="?f1918 / ?f6"/><draw:equation draw:name="f3864" draw:formula="?f1919 / ?f7"/><draw:equation draw:name="f3865" draw:formula="?f1920 / ?f6"/><draw:equation draw:name="f3866" draw:formula="?f1921 / ?f7"/><draw:equation draw:name="f3867" draw:formula="?f1922 / ?f6"/><draw:equation draw:name="f3868" draw:formula="?f1923 / ?f7"/><draw:equation draw:name="f3869" draw:formula="?f1924 / ?f6"/><draw:equation draw:name="f3870" draw:formula="?f1925 / ?f7"/><draw:equation draw:name="f3871" draw:formula="?f1926 / ?f6"/><draw:equation draw:name="f3872" draw:formula="?f1927 / ?f7"/><draw:equation draw:name="f3873" draw:formula="?f1928 / ?f6"/><draw:equation draw:name="f3874" draw:formula="?f1929 / ?f7"/><draw:equation draw:name="f3875" draw:formula="?f1930 / ?f6"/><draw:equation draw:name="f3876" draw:formula="?f1931 / ?f7"/><draw:equation draw:name="f3877" draw:formula="?f1932 / ?f6"/><draw:equation draw:name="f3878" draw:formula="?f1933 / ?f7"/><draw:equation draw:name="f3879" draw:formula="?f1934 / ?f6"/><draw:equation draw:name="f3880" draw:formula="?f1935 / ?f6"/><draw:equation draw:name="f3881" draw:formula="?f1936 / ?f7"/><draw:equation draw:name="f3882" draw:formula="?f1937 / ?f6"/><draw:equation draw:name="f3883" draw:formula="?f1938 / ?f7"/><draw:equation draw:name="f3884" draw:formula="?f1939 / ?f7"/><draw:equation draw:name="f3885" draw:formula="?f1940 / ?f6"/><draw:equation draw:name="f3886" draw:formula="?f1941 / ?f7"/><draw:equation draw:name="f3887" draw:formula="?f1942 / ?f6"/><draw:equation draw:name="f3888" draw:formula="?f1943 / ?f6"/><draw:equation draw:name="f3889" draw:formula="?f1944 / ?f7"/><draw:equation draw:name="f3890" draw:formula="?f1945 / ?f6"/><draw:equation draw:name="f3891" draw:formula="?f1946 / ?f7"/><draw:equation draw:name="f3892" draw:formula="?f1947 / ?f6"/><draw:equation draw:name="f3893" draw:formula="?f1948 / ?f7"/><draw:equation draw:name="f3894" draw:formula="?f1949 / ?f7"/><draw:equation draw:name="f3895" draw:formula="?f1950 / ?f6"/><draw:equation draw:name="f3896" draw:formula="?f1951 / ?f7"/><draw:equation draw:name="f3897" draw:formula="?f1952 / ?f7"/><draw:equation draw:name="f3898" draw:formula="?f0 / ?f6"/><draw:equation draw:name="f3899" draw:formula="?f1 / ?f6"/><draw:equation draw:name="f3900" draw:formula="?f2 / ?f7"/><draw:equation draw:name="f3901" draw:formula="?f3 / ?f7"/></draw:enhanced-geometry></draw:custom-shape></draw:g></draw:g><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1-10-09T21:52:00Z</meta:creation-date>
    <dc:date>2021-10-09T22:28:00Z</dc:date>
    <meta:template xlink:href="Blue%20spheres%20resume" xlink:type="simple"/>
    <meta:editing-cycles>1</meta:editing-cycles>
    <meta:editing-duration>PT0S</meta:editing-duration>
    <meta:user-defined meta:name="ContentTypeId">0x01010079F111ED35F8CC479449609E8A0923A6</meta:user-defined>
    <meta:document-statistic meta:page-count="1" meta:paragraph-count="3" meta:word-count="241" meta:character-count="1613" meta:row-count="11" meta:non-whitespace-character-count="1375"/>
  </office:meta>
</office:document-meta>
</file>